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Zapf Dingbats" svg:font-family="'Zapf Dingbats'" style:font-charset="x-symbol"/>
    <style:font-face style:name="Menlo" svg:font-family="Menlo"/>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0.45pt"/>
    </style:style>
    <style:style style:name="co2" style:family="table-column">
      <style:table-column-properties fo:break-before="auto" style:column-width="101.76pt"/>
    </style:style>
    <style:style style:name="co3" style:family="table-column">
      <style:table-column-properties fo:break-before="auto" style:column-width="83.25pt"/>
    </style:style>
    <style:style style:name="co4" style:family="table-column">
      <style:table-column-properties fo:break-before="auto" style:column-width="62.9pt"/>
    </style:style>
    <style:style style:name="co5" style:family="table-column">
      <style:table-column-properties fo:break-before="auto" style:column-width="82.29pt"/>
    </style:style>
    <style:style style:name="co6" style:family="table-column">
      <style:table-column-properties fo:break-before="auto" style:column-width="69.39pt"/>
    </style:style>
    <style:style style:name="co7" style:family="table-column">
      <style:table-column-properties fo:break-before="auto" style:column-width="58.31pt"/>
    </style:style>
    <style:style style:name="co8" style:family="table-column">
      <style:table-column-properties fo:break-before="auto" style:column-width="59.19pt"/>
    </style:style>
    <style:style style:name="co9" style:family="table-column">
      <style:table-column-properties fo:break-before="auto" style:column-width="107.29pt"/>
    </style:style>
    <style:style style:name="co10" style:family="table-column">
      <style:table-column-properties fo:break-before="auto" style:column-width="49.01pt"/>
    </style:style>
    <style:style style:name="co11" style:family="table-column">
      <style:table-column-properties fo:break-before="auto" style:column-width="64.74pt"/>
    </style:style>
    <style:style style:name="co12" style:family="table-column">
      <style:table-column-properties fo:break-before="auto" style:column-width="32.34pt"/>
    </style:style>
    <style:style style:name="co13" style:family="table-column">
      <style:table-column-properties fo:break-before="auto" style:column-width="176.66pt"/>
    </style:style>
    <style:style style:name="co14" style:family="table-column">
      <style:table-column-properties fo:break-before="auto" style:column-width="20.35pt"/>
    </style:style>
    <style:style style:name="co15" style:family="table-column">
      <style:table-column-properties fo:break-before="auto" style:column-width="78.6pt"/>
    </style:style>
    <style:style style:name="co16" style:family="table-column">
      <style:table-column-properties fo:break-before="auto" style:column-width="226.6pt"/>
    </style:style>
    <style:style style:name="co17" style:family="table-column">
      <style:table-column-properties fo:break-before="auto" style:column-width="6.46pt"/>
    </style:style>
    <style:style style:name="co18" style:family="table-column">
      <style:table-column-properties fo:break-before="auto" style:column-width="206.25pt"/>
    </style:style>
    <style:style style:name="co19" style:family="table-column">
      <style:table-column-properties fo:break-before="auto" style:column-width="81.41pt"/>
    </style:style>
    <style:style style:name="co20" style:family="table-column">
      <style:table-column-properties fo:break-before="auto" style:column-width="323.74pt"/>
    </style:style>
    <style:style style:name="co21" style:family="table-column">
      <style:table-column-properties fo:break-before="auto" style:column-width="98.05pt"/>
    </style:style>
    <style:style style:name="co22" style:family="table-column">
      <style:table-column-properties fo:break-before="auto" style:column-width="126.71pt"/>
    </style:style>
    <style:style style:name="co23" style:family="table-column">
      <style:table-column-properties fo:break-before="auto" style:column-width="70.3pt"/>
    </style:style>
    <style:style style:name="co24" style:family="table-column">
      <style:table-column-properties fo:break-before="auto" style:column-width="123pt"/>
    </style:style>
    <style:style style:name="co25" style:family="table-column">
      <style:table-column-properties fo:break-before="auto" style:column-width="104.51pt"/>
    </style:style>
    <style:style style:name="co26" style:family="table-column">
      <style:table-column-properties fo:break-before="auto" style:column-width="125.8pt"/>
    </style:style>
    <style:style style:name="co27" style:family="table-column">
      <style:table-column-properties fo:break-before="auto" style:column-width="122.09pt"/>
    </style:style>
    <style:style style:name="co28" style:family="table-column">
      <style:table-column-properties fo:break-before="auto" style:column-width="86.94pt"/>
    </style:style>
    <style:style style:name="co29" style:family="table-column">
      <style:table-column-properties fo:break-before="auto" style:column-width="61.4pt"/>
    </style:style>
    <style:style style:name="co30" style:family="table-column">
      <style:table-column-properties fo:break-before="auto" style:column-width="110.04pt"/>
    </style:style>
    <style:style style:name="co31" style:family="table-column">
      <style:table-column-properties fo:break-before="auto" style:column-width="65.65pt"/>
    </style:style>
    <style:style style:name="co32" style:family="table-column">
      <style:table-column-properties fo:break-before="auto" style:column-width="74.01pt"/>
    </style:style>
    <style:style style:name="co33" style:family="table-column">
      <style:table-column-properties fo:break-before="auto" style:column-width="111pt"/>
    </style:style>
    <style:style style:name="co34" style:family="table-column">
      <style:table-column-properties fo:break-before="auto" style:column-width="66.61pt"/>
    </style:style>
    <style:style style:name="co35" style:family="table-column">
      <style:table-column-properties fo:break-before="auto" style:column-width="413.49pt"/>
    </style:style>
    <style:style style:name="co36" style:family="table-column">
      <style:table-column-properties fo:break-before="auto" style:column-width="50.85pt"/>
    </style:style>
    <style:style style:name="co37" style:family="table-column">
      <style:table-column-properties fo:break-before="auto" style:column-width="68.46pt"/>
    </style:style>
    <style:style style:name="co38" style:family="table-column">
      <style:table-column-properties fo:break-before="auto" style:column-width="87.85pt"/>
    </style:style>
    <style:style style:name="co39" style:family="table-column">
      <style:table-column-properties fo:break-before="auto" style:column-width="286.75pt"/>
    </style:style>
    <style:style style:name="co40" style:family="table-column">
      <style:table-column-properties fo:break-before="auto" style:column-width="97.14pt"/>
    </style:style>
    <style:style style:name="co41" style:family="table-column">
      <style:table-column-properties fo:break-before="auto" style:column-width="72.14pt"/>
    </style:style>
    <style:style style:name="co42" style:family="table-column">
      <style:table-column-properties fo:break-before="auto" style:column-width="282.1pt"/>
    </style:style>
    <style:style style:name="co43" style:family="table-column">
      <style:table-column-properties fo:break-before="auto" style:column-width="177.59pt"/>
    </style:style>
    <style:style style:name="co44" style:family="table-column">
      <style:table-column-properties fo:break-before="auto" style:column-width="9.24pt"/>
    </style:style>
    <style:style style:name="co45" style:family="table-column">
      <style:table-column-properties fo:break-before="auto" style:column-width="98.96pt"/>
    </style:style>
    <style:style style:name="co46" style:family="table-column">
      <style:table-column-properties fo:break-before="auto" style:column-width="213.7pt"/>
    </style:style>
    <style:style style:name="co47" style:family="table-column">
      <style:table-column-properties fo:break-before="auto" style:column-width="25.91pt"/>
    </style:style>
    <style:style style:name="co48" style:family="table-column">
      <style:table-column-properties fo:break-before="auto" style:column-width="50.29pt"/>
    </style:style>
    <style:style style:name="co49" style:family="table-column">
      <style:table-column-properties fo:break-before="auto" style:column-width="100.8pt"/>
    </style:style>
    <style:style style:name="co50" style:family="table-column">
      <style:table-column-properties fo:break-before="auto" style:column-width="622.49pt"/>
    </style:style>
    <style:style style:name="co51" style:family="table-column">
      <style:table-column-properties fo:break-before="auto" style:column-width="134.11pt"/>
    </style:style>
    <style:style style:name="co52" style:family="table-column">
      <style:table-column-properties fo:break-before="auto" style:column-width="29.59pt"/>
    </style:style>
    <style:style style:name="co53" style:family="table-column">
      <style:table-column-properties fo:break-before="auto" style:column-width="61.94pt"/>
    </style:style>
    <style:style style:name="co54" style:family="table-column">
      <style:table-column-properties fo:break-before="auto" style:column-width="30.56pt"/>
    </style:style>
    <style:style style:name="co55" style:family="table-column">
      <style:table-column-properties fo:break-before="auto" style:column-width="60.09pt"/>
    </style:style>
    <style:style style:name="co56" style:family="table-column">
      <style:table-column-properties fo:break-before="auto" style:column-width="118.4pt"/>
    </style:style>
    <style:style style:name="co57" style:family="table-column">
      <style:table-column-properties fo:break-before="auto" style:column-width="75.86pt"/>
    </style:style>
    <style:style style:name="co58" style:family="table-column">
      <style:table-column-properties fo:break-before="auto" style:column-width="76.76pt"/>
    </style:style>
    <style:style style:name="co59" style:family="table-column">
      <style:table-column-properties fo:break-before="auto" style:column-width="222.89pt"/>
    </style:style>
    <style:style style:name="co60" style:family="table-column">
      <style:table-column-properties fo:break-before="auto" style:column-width="189.61pt"/>
    </style:style>
    <style:style style:name="co61" style:family="table-column">
      <style:table-column-properties fo:break-before="auto" style:column-width="656.76pt"/>
    </style:style>
    <style:style style:name="co62" style:family="table-column">
      <style:table-column-properties fo:break-before="auto" style:column-width="89.69pt"/>
    </style:style>
    <style:style style:name="co63" style:family="table-column">
      <style:table-column-properties fo:break-before="auto" style:column-width="324.71pt"/>
    </style:style>
    <style:style style:name="co64" style:family="table-column">
      <style:table-column-properties fo:break-before="auto" style:column-width="108.26pt"/>
    </style:style>
    <style:style style:name="co65" style:family="table-column">
      <style:table-column-properties fo:break-before="auto" style:column-width="74.95pt"/>
    </style:style>
    <style:style style:name="co66" style:family="table-column">
      <style:table-column-properties fo:break-before="auto" style:column-width="40.71pt"/>
    </style:style>
    <style:style style:name="co67" style:family="table-column">
      <style:table-column-properties fo:break-before="auto" style:column-width="86.06pt"/>
    </style:style>
    <style:style style:name="co68" style:family="table-column">
      <style:table-column-properties fo:break-before="auto" style:column-width="115.6pt"/>
    </style:style>
    <style:style style:name="ro1" style:family="table-row">
      <style:table-row-properties style:row-height="20.01pt" fo:break-before="auto" style:use-optimal-row-height="false"/>
    </style:style>
    <style:style style:name="ro2" style:family="table-row">
      <style:table-row-properties style:row-height="13.01pt" fo:break-before="auto" style:use-optimal-row-height="false"/>
    </style:style>
    <style:style style:name="ro3" style:family="table-row">
      <style:table-row-properties style:row-height="24.01pt" fo:break-before="auto" style:use-optimal-row-height="false"/>
    </style:style>
    <style:style style:name="ro4" style:family="table-row">
      <style:table-row-properties style:row-height="27.01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21pt" fo:break-before="auto" style:use-optimal-row-height="false"/>
    </style:style>
    <style:style style:name="ro7" style:family="table-row">
      <style:table-row-properties style:row-height="11.99pt" fo:break-before="auto" style:use-optimal-row-height="false"/>
    </style:style>
    <style:style style:name="ro8" style:family="table-row">
      <style:table-row-properties style:row-height="12.76pt" fo:break-before="auto" style:use-optimal-row-height="false"/>
    </style:style>
    <style:style style:name="ro9" style:family="table-row">
      <style:table-row-properties style:row-height="35.01pt" fo:break-before="auto" style:use-optimal-row-height="false"/>
    </style:style>
    <style:style style:name="ro10" style:family="table-row">
      <style:table-row-properties style:row-height="17.01pt" fo:break-before="auto" style:use-optimal-row-height="false"/>
    </style:style>
    <style:style style:name="ro11" style:family="table-row">
      <style:table-row-properties style:row-height="51.99pt" fo:break-before="auto" style:use-optimal-row-height="false"/>
    </style:style>
    <style:style style:name="ro12" style:family="table-row">
      <style:table-row-properties style:row-height="29.99pt" fo:break-before="auto" style:use-optimal-row-height="false"/>
    </style:style>
    <style:style style:name="ro13" style:family="table-row">
      <style:table-row-properties style:row-height="40.99pt" fo:break-before="auto" style:use-optimal-row-height="false"/>
    </style:style>
    <style:style style:name="ro14" style:family="table-row">
      <style:table-row-properties style:row-height="50pt" fo:break-before="auto" style:use-optimal-row-height="false"/>
    </style:style>
    <style:style style:name="ro15" style:family="table-row">
      <style:table-row-properties style:row-height="32pt" fo:break-before="auto" style:use-optimal-row-height="false"/>
    </style:style>
    <style:style style:name="ro16" style:family="table-row">
      <style:table-row-properties style:row-height="18.99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49.49pt" fo:break-before="auto" style:use-optimal-row-height="false"/>
    </style:style>
    <style:style style:name="ro19" style:family="table-row">
      <style:table-row-properties style:row-height="18pt" fo:break-before="auto" style:use-optimal-row-height="false"/>
    </style:style>
    <style:style style:name="ro20" style:family="table-row">
      <style:table-row-properties style:row-height="15.99pt" fo:break-before="auto" style:use-optimal-row-height="false"/>
    </style:style>
    <style:style style:name="ro21" style:family="table-row">
      <style:table-row-properties style:row-height="45.01pt" fo:break-before="auto" style:use-optimal-row-height="false"/>
    </style:style>
    <style:style style:name="ro22" style:family="table-row">
      <style:table-row-properties style:row-height="36.99pt" fo:break-before="auto" style:use-optimal-row-height="false"/>
    </style:style>
    <style:style style:name="ro23" style:family="table-row">
      <style:table-row-properties style:row-height="22.99pt" fo:break-before="auto" style:use-optimal-row-height="false"/>
    </style:style>
    <style:style style:name="ro24" style:family="table-row">
      <style:table-row-properties style:row-height="22pt" fo:break-before="auto" style:use-optimal-row-height="false"/>
    </style:style>
    <style:style style:name="ro25" style:family="table-row">
      <style:table-row-properties style:row-height="47.99pt" fo:break-before="auto" style:use-optimal-row-height="false"/>
    </style:style>
    <style:style style:name="ro26" style:family="table-row">
      <style:table-row-properties style:row-height="33.99pt" fo:break-before="auto" style:use-optimal-row-height="false"/>
    </style:style>
    <style:style style:name="ro27" style:family="table-row">
      <style:table-row-properties style:row-height="14pt" fo:break-before="auto" style:use-optimal-row-height="false"/>
    </style:style>
    <style:style style:name="ro28" style:family="table-row">
      <style:table-row-properties style:row-height="123pt" fo:break-before="auto" style:use-optimal-row-height="false"/>
    </style:style>
    <style:style style:name="ro29" style:family="table-row">
      <style:table-row-properties style:row-height="25pt" fo:break-before="auto" style:use-optimal-row-height="false"/>
    </style:style>
    <style:style style:name="ro30" style:family="table-row">
      <style:table-row-properties style:row-height="10.01pt" fo:break-before="auto" style:use-optimal-row-height="false"/>
    </style:style>
    <style:style style:name="ro31" style:family="table-row">
      <style:table-row-properties style:row-height="83pt" fo:break-before="auto" style:use-optimal-row-height="false"/>
    </style:style>
    <style:style style:name="ro32" style:family="table-row">
      <style:table-row-properties style:row-height="72.99pt" fo:break-before="auto" style:use-optimal-row-height="false"/>
    </style:style>
    <style:style style:name="ro33" style:family="table-row">
      <style:table-row-properties style:row-height="39pt" fo:break-before="auto" style:use-optimal-row-height="false"/>
    </style:style>
    <style:style style:name="ro34" style:family="table-row">
      <style:table-row-properties style:row-height="42.01pt" fo:break-before="auto" style:use-optimal-row-height="false"/>
    </style:style>
    <style:style style:name="ro35" style:family="table-row">
      <style:table-row-properties style:row-height="11pt" fo:break-before="auto" style:use-optimal-row-height="false"/>
    </style:style>
    <style:style style:name="ro36" style:family="table-row">
      <style:table-row-properties style:row-height="2.01pt" fo:break-before="auto" style:use-optimal-row-height="false"/>
    </style:style>
    <style:style style:name="ro37" style:family="table-row">
      <style:table-row-properties style:row-height="43.99pt" fo:break-before="auto" style:use-optimal-row-height="false"/>
    </style:style>
    <style:style style:name="ro38" style:family="table-row">
      <style:table-row-properties style:row-height="20.24pt" fo:break-before="auto" style:use-optimal-row-height="false"/>
    </style:style>
    <style:style style:name="ro39" style:family="table-row">
      <style:table-row-properties style:row-height="3pt" fo:break-before="auto" style:use-optimal-row-height="false"/>
    </style:style>
    <style:style style:name="ro40" style:family="table-row">
      <style:table-row-properties style:row-height="14.66pt" fo:break-before="auto" style:use-optimal-row-height="false"/>
    </style:style>
    <style:style style:name="ta1" style:family="table" style:master-page-name="PageStyle_5f_Description">
      <style:table-properties table:display="true" style:writing-mode="lr-tb"/>
    </style:style>
    <style:style style:name="ta2" style:family="table" style:master-page-name="PageStyle_5f_Process">
      <style:table-properties table:display="true" style:writing-mode="lr-tb"/>
    </style:style>
    <style:style style:name="ta3" style:family="table" style:master-page-name="PageStyle_5f_Customer_20_Needs">
      <style:table-properties table:display="true" style:writing-mode="lr-tb"/>
    </style:style>
    <style:style style:name="ta4" style:family="table" style:master-page-name="PageStyle_5f_Spec_20_Notes">
      <style:table-properties table:display="false" style:writing-mode="lr-tb"/>
    </style:style>
    <style:style style:name="ta5" style:family="table" style:master-page-name="PageStyle_5f_Assessment">
      <style:table-properties table:display="true" style:writing-mode="lr-tb"/>
    </style:style>
    <style:style style:name="ta6" style:family="table" style:master-page-name="PageStyle_5f_Historical_20_Data">
      <style:table-properties table:display="false" style:writing-mode="lr-tb"/>
    </style:style>
    <style:style style:name="ta7" style:family="table" style:master-page-name="PageStyle_5f_Review">
      <style:table-properties table:display="false" style:writing-mode="lr-tb"/>
    </style:style>
    <style:style style:name="ta8" style:family="table" style:master-page-name="PageStyle_5f_Acceptance">
      <style:table-properties table:display="false" style:writing-mode="lr-tb"/>
    </style:style>
    <style:style style:name="ta9" style:family="table" style:master-page-name="PageStyle_5f_Map">
      <style:table-properties table:display="false" style:writing-mode="lr-tb"/>
    </style:style>
    <style:style style:name="ta10" style:family="table" style:master-page-name="PageStyle_5f_Architecture">
      <style:table-properties table:display="false" style:writing-mode="lr-tb"/>
    </style:style>
    <style:style style:name="ta11" style:family="table" style:master-page-name="PageStyle_5f_Estimation">
      <style:table-properties table:display="false" style:writing-mode="lr-tb"/>
    </style:style>
    <style:style style:name="ta12" style:family="table" style:master-page-name="PageStyle_5f_Plan">
      <style:table-properties table:display="true" style:writing-mode="lr-tb"/>
    </style:style>
    <style:style style:name="ta13" style:family="table" style:master-page-name="PageStyle_5f_Iterations">
      <style:table-properties table:display="false" style:writing-mode="lr-tb"/>
    </style:style>
    <style:style style:name="ta14" style:family="table" style:master-page-name="PageStyle_5f_PlanSummary">
      <style:table-properties table:display="false" style:writing-mode="lr-tb"/>
    </style:style>
    <style:style style:name="ta15" style:family="table" style:master-page-name="PageStyle_5f_Change_20_Log">
      <style:table-properties table:display="false" style:writing-mode="lr-tb"/>
    </style:style>
    <style:style style:name="ta16" style:family="table" style:master-page-name="PageStyle_5f_Lessons">
      <style:table-properties table:display="true" style:writing-mode="lr-tb"/>
    </style:style>
    <style:style style:name="ta17" style:family="table" style:master-page-name="PageStyle_5f_Time_20_Log">
      <style:table-properties table:display="true" style:writing-mode="lr-tb"/>
    </style:style>
    <style:style style:name="ta18" style:family="table" style:master-page-name="PageStyle_5f_Source">
      <style:table-properties table:display="false" style:writing-mode="lr-tb"/>
    </style:style>
    <style:style style:name="ta19" style:family="table" style:master-page-name="PageStyle_5f_Constants">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padding="2.01pt"/>
    </style:style>
    <style:style style:name="ce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wrap" fo:border-left="0.74pt solid #3c3c3c"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2"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3"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padding="2.01pt"/>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9.99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10.01pt" style:writing-mode="page"/>
    </style:style>
    <style:style style:name="ce2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9.99pt" style:writing-mode="page"/>
    </style:style>
    <style:style style:name="ce2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40pt" style:writing-mode="page"/>
    </style:style>
    <style:style style:name="ce3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50pt" style:writing-mode="page"/>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style>
    <style:style style:name="ce34"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glyph-orientation-vertical="0" fo:border-bottom="1.76pt solid #c0c0c0"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c0c0c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6" style:family="table-cell" style:parent-style-name="Default">
      <style:table-cell-properties fo:background-color="transparent" fo:padding="2.01pt"/>
    </style:style>
    <style:style style:name="ce47"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29.99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diagonal-bl-tr="none" style:diagonal-tl-br="none" fo:border="none" fo:padding="2.01pt" style:rotation-align="none"/>
    </style:style>
    <style:style style:name="ce55"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56"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57"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none"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none" style:vertical-align="automatic" loext:vertical-justify="auto"/>
      <style:paragraph-properties fo:text-align="start" css3t:text-justify="auto" fo:margin-left="1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74pt solid #dd0806"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0.74pt solid #dd0806" fo:background-color="#c0c0c0"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ackground-color="#c0c0c0" style:diagonal-bl-tr="none" style:diagonal-tl-br="none" style:text-align-source="fix" style:repeat-content="false" fo:wrap-option="no-wrap" fo:border="0.74pt solid #dd0806"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padding="2.01pt"/>
      <style:text-properties fo:color="#000080" style:text-outline="false" style:text-line-through-style="none" style:text-line-through-type="none"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ce72" style:family="table-cell" style:parent-style-name="Default">
      <style:table-cell-properties fo:padding="2.01pt"/>
      <style:text-properties fo:color="#808080" style:text-outline="false" style:text-line-through-style="none" style:text-line-through-type="none" style:font-name="Menlo" fo:font-size="10.5pt" fo:font-style="italic" fo:text-shadow="none" style:text-underline-style="none" fo:font-weight="normal" style:font-size-asian="10.5pt" style:font-style-asian="italic" style:font-weight-asian="normal" style:font-name-complex="Menlo" style:font-size-complex="10.5pt" style:font-style-complex="italic" style:font-weight-complex="normal"/>
    </style:style>
    <style:style style:name="ce73" style:family="table-cell" style:parent-style-name="Default">
      <style:table-cell-properties fo:padding="2.01pt"/>
      <style:text-properties fo:color="#000000" style:text-outline="false" style:text-line-through-style="none" style:text-line-through-type="none"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ce74" style:family="table-cell" style:parent-style-name="Default">
      <style:table-cell-properties fo:border-bottom="none" fo:background-color="#c0c0c0" style:diagonal-bl-tr="none" style:diagonal-tl-br="none" fo:border-left="none" fo:padding="2.01pt" fo:border-right="none"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74pt solid #dd0806" fo:background-color="#c0c0c0"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0.74pt solid #dd0806" fo:background-color="#c0c0c0"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glyph-orientation-vertical="0" fo:background-color="#333399"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order-bottom="none" fo:background-color="#33ccc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order-bottom="none" fo:background-color="#99ccff"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ackground-color="#333399"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86"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fo:background-color="#33cccc"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ackground-color="#99cc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c0c0c0" style:diagonal-bl-tr="none" style:diagonal-tl-br="none" fo:border-left="none" fo:padding="2.01pt" fo:border-right="0.74pt solid #dd0806"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74pt solid #dd0806"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none"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cell-protect="protected" style:print-content="true" style:diagonal-bl-tr="none" style:diagonal-tl-br="none" fo:background-color="transparent" fo:border="none" fo:padding="2.01pt" style:rotation-align="none"/>
    </style:style>
    <style:style style:name="ce105" style:family="table-cell" style:parent-style-name="Default">
      <style:table-cell-properties style:cell-protect="protected" style:print-content="true" fo:padding="2.01pt"/>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112"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5"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8" style:family="table-cell" style:parent-style-name="Default">
      <style:table-cell-properties fo:padding="2.01pt"/>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9"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1"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24"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28"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30"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1"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fo:padding="2.01pt"/>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cell-protect="protected" style:print-content="true" fo:background-color="transparent" fo:padding="2.01pt"/>
    </style:style>
    <style:style style:name="ce13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128">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47"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48"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4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
      <style:table-cell-properties style:cell-protect="protected" style:print-content="true" style:diagonal-bl-tr="none" style:diagonal-tl-br="none" fo:background-color="transparent" fo:border="0.74pt solid #3c3c3c" fo:padding="2.01pt" style:rotation-align="none"/>
    </style:style>
    <style:style style:name="ce152" style:family="table-cell" style:parent-style-name="Default" style:data-style-name="N1">
      <style:table-cell-properties fo:background-color="#ffff99" style:cell-protect="none" style:print-content="true" style:diagonal-bl-tr="none" style:diagonal-tl-br="none" fo:border="0.74pt solid #3c3c3c" fo:padding="2.01pt" style:rotation-align="none"/>
    </style:style>
    <style:style style:name="ce153" style:family="table-cell" style:parent-style-name="Default" style:data-style-name="N1">
      <style:table-cell-properties style:cell-protect="protected" style:print-content="true" fo:padding="2.01pt"/>
    </style:style>
    <style:style style:name="ce154"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57"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158"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data-style-name="N1">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4"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data-style-name="N126">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6" style:family="table-cell" style:parent-style-name="Default">
      <style:table-cell-properties style:cell-protect="protected formula-hidden"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data-style-name="N127">
      <style:table-cell-properties style:glyph-orientation-vertical="0" fo:background-color="#ffffff" style:cell-protect="protected formula-hidden"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68" style:family="table-cell" style:parent-style-name="Default">
      <style:table-cell-properties style:glyph-orientation-vertical="0" style:cell-protect="protected formula-hidden"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9"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data-style-name="N1">
      <style:table-cell-properties style:cell-protect="protected formula-hidden" style:print-content="true" style:diagonal-bl-tr="none" style:diagonal-tl-br="none" fo:border="0.74pt solid #3c3c3c" fo:padding="2.01pt" style:rotation-align="none"/>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data-style-name="N2">
      <style:table-cell-properties style:cell-protect="protected formula-hidden" style:print-content="true" style:diagonal-bl-tr="none" style:diagonal-tl-br="none" fo:border="0.74pt solid #3c3c3c" fo:padding="2.01pt" style:rotation-align="none"/>
    </style:style>
    <style:style style:name="ce176" style:family="table-cell" style:parent-style-name="Default" style:data-style-name="N2">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77"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padding="2.01pt"/>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dd0806" style:text-outline="false" style:text-line-through-style="none" style:text-line-through-type="none" style:font-name="Wingdings" fo:font-size="11pt" fo:font-style="normal" fo:text-shadow="none" style:text-underline-style="none" fo:font-weight="normal" style:font-size-asian="11pt" style:font-style-asian="normal" style:font-weight-asian="normal" style:font-name-complex="Wingdings" style:font-size-complex="11pt" style:font-style-complex="normal" style:font-weight-complex="normal"/>
    </style:style>
    <style:style style:name="ce18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84" style:family="table-cell" style:parent-style-name="Default">
      <style:table-cell-properties style:glyph-orientation-vertical="0" fo:border-bottom="1.76pt solid #3c3c3c" fo:background-color="#3366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185"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6" style:family="table-cell" style:parent-style-name="Default">
      <style:table-cell-properties fo:background-color="#3366ff" fo:padding="2.01pt"/>
    </style:style>
    <style:style style:name="ce1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8"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data-style-name="N129">
      <style:table-cell-properties fo:background-color="#3366ff" fo:padding="2.01pt"/>
    </style:style>
    <style:style style:name="ce191" style:family="table-cell" style:parent-style-name="Default">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1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9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9.99pt" style:writing-mode="page"/>
    </style:style>
    <style:style style:name="ce1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2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202"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20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04"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0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12"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3"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15" style:family="table-cell" style:parent-style-name="Default">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16"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7"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8"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2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1" style:family="table-cell" style:parent-style-name="Default">
      <style:table-cell-properties style:glyph-orientation-vertical="0" fo:background-color="#ffff99" style:cell-protect="protected"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22"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style>
    <style:style style:name="ce22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24" style:family="table-cell" style:parent-style-name="Default">
      <style:table-cell-properties style:glyph-orientation-vertical="0" fo:background-color="#3366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5" style:family="table-cell" style:parent-style-name="Default" style:data-style-name="N129">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26" style:family="table-cell" style:parent-style-name="Default">
      <style:table-cell-properties fo:background-color="#3366ff"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22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44]=&quot;Functional&quot;)" style:apply-style-name="Excel_5f_CondFormat_5f_10_5f_1_5f_1" style:base-cell-address="Architecture.C50"/>
    </style:style>
    <style:style style:name="ce22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61]=&quot;Functional&quot;)" style:apply-style-name="Excel_5f_CondFormat_5f_10_5f_2_5f_1" style:base-cell-address="Architecture.C67"/>
    </style:style>
    <style:style style:name="ce23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78]=&quot;Functional&quot;)" style:apply-style-name="Excel_5f_CondFormat_5f_10_5f_3_5f_1" style:base-cell-address="Architecture.C84"/>
    </style:style>
    <style:style style:name="ce23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95]=&quot;Functional&quot;)" style:apply-style-name="Excel_5f_CondFormat_5f_10_5f_4_5f_1" style:base-cell-address="Architecture.C101"/>
    </style:style>
    <style:style style:name="ce23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12]=&quot;Functional&quot;)" style:apply-style-name="Excel_5f_CondFormat_5f_10_5f_5_5f_1" style:base-cell-address="Architecture.C118"/>
    </style:style>
    <style:style style:name="ce23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29]=&quot;Functional&quot;)" style:apply-style-name="Excel_5f_CondFormat_5f_10_5f_6_5f_1" style:base-cell-address="Architecture.C135"/>
    </style:style>
    <style:style style:name="ce23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46]=&quot;Functional&quot;)" style:apply-style-name="Excel_5f_CondFormat_5f_10_5f_7_5f_1" style:base-cell-address="Architecture.C152"/>
    </style:style>
    <style:style style:name="ce235"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63]=&quot;Functional&quot;)" style:apply-style-name="Excel_5f_CondFormat_5f_10_5f_8_5f_1" style:base-cell-address="Architecture.C169"/>
    </style:style>
    <style:style style:name="ce236"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80]=&quot;Functional&quot;)" style:apply-style-name="Excel_5f_CondFormat_5f_10_5f_9_5f_1" style:base-cell-address="Architecture.C186"/>
    </style:style>
    <style:style style:name="ce23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97]=&quot;Functional&quot;)" style:apply-style-name="Excel_5f_CondFormat_5f_10_5f_10_5f_1" style:base-cell-address="Architecture.C203"/>
    </style:style>
    <style:style style:name="ce23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14]=&quot;Functional&quot;)" style:apply-style-name="Excel_5f_CondFormat_5f_10_5f_11_5f_1" style:base-cell-address="Architecture.C220"/>
    </style:style>
    <style:style style:name="ce23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31]=&quot;Functional&quot;)" style:apply-style-name="Excel_5f_CondFormat_5f_10_5f_12_5f_1" style:base-cell-address="Architecture.C237"/>
    </style:style>
    <style:style style:name="ce24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48]=&quot;Functional&quot;)" style:apply-style-name="Excel_5f_CondFormat_5f_10_5f_13_5f_1" style:base-cell-address="Architecture.C254"/>
    </style:style>
    <style:style style:name="ce24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65]=&quot;Functional&quot;)" style:apply-style-name="Excel_5f_CondFormat_5f_10_5f_14_5f_1" style:base-cell-address="Architecture.C271"/>
    </style:style>
    <style:style style:name="ce24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82]=&quot;Functional&quot;)" style:apply-style-name="Excel_5f_CondFormat_5f_10_5f_15_5f_1" style:base-cell-address="Architecture.C288"/>
    </style:style>
    <style:style style:name="ce243"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4" style:family="table-cell" style:parent-style-name="Default">
      <style:table-cell-properties style:glyph-orientation-vertical="0" fo:background-color="#3366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5" style:family="table-cell" style:parent-style-name="Default">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7" style:family="table-cell" style:parent-style-name="Default">
      <style:table-cell-properties fo:background-color="#ffff99" style:cell-protect="protected"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8"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9" style:family="table-cell" style:parent-style-name="Default" style:data-style-name="N129">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50" style:family="table-cell" style:parent-style-name="Default">
      <style:table-cell-properties fo:background-color="#3366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1">
      <style:table-cell-properties fo:background-color="#ffff99" style:cell-protect="protected" style:print-content="true" style:diagonal-bl-tr="none" style:diagonal-tl-br="none" fo:border="0.74pt solid #3c3c3c" fo:padding="2.01pt" style:rotation-align="none"/>
    </style:style>
    <style:style style:name="ce253" style:family="table-cell" style:parent-style-name="Default" style:data-style-name="N1">
      <style:table-cell-properties style:cell-protect="protected" style:print-content="true" style:diagonal-bl-tr="none" style:diagonal-tl-br="none" fo:background-color="transparent" fo:border="none" fo:padding="2.01pt" style:rotation-align="none"/>
    </style:style>
    <style:style style:name="ce254" style:family="table-cell" style:parent-style-name="Default">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data-style-name="N1">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style>
    <style:style style:name="ce257"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1">
      <style:table-cell-properties fo:border-bottom="0.74pt solid #3c3c3c" style:cell-protect="protected" style:print-content="true" style:diagonal-bl-tr="none" style:diagonal-tl-br="none" fo:background-color="transparent"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61"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62" style:family="table-cell" style:parent-style-name="Default" style:data-style-name="N1">
      <style:table-cell-properties style:glyph-orientation-vertical="0" fo:border-bottom="none" fo:background-color="#ffff99" style:cell-protect="none" style:print-content="true"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6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26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66"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68"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0.74pt solid #3c3c3c"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9" style:family="table-cell" style:parent-style-name="Default" style:data-style-name="N1">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Default" style:data-style-name="N1">
      <style:table-cell-properties fo:background-color="#ffff99" style:cell-protect="protected"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4" style:family="table-cell" style:parent-style-name="Default" style:data-style-name="N129">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75" style:family="table-cell" style:parent-style-name="Default" style:data-style-name="N127">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7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7"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8" style:family="table-cell" style:parent-style-name="Default" style:data-style-name="N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79"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0"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2" style:family="table-cell" style:parent-style-name="Default" style:data-style-name="N10">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83" style:family="table-cell" style:parent-style-name="Default" style:data-style-name="N126">
      <style:table-cell-properties fo:padding="2.01pt"/>
    </style:style>
    <style:style style:name="ce284"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9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7"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88"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89"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290"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91" style:family="table-cell" style:parent-style-name="Default" style:data-style-name="N129">
      <style:table-cell-properties style:glyph-orientation-vertical="0" fo:border-bottom="1.76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92" style:family="table-cell" style:parent-style-name="Default" style:data-style-name="N129">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93"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data-style-name="N1">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end" css3t:text-justify="auto" fo:margin-left="0pt" style:writing-mode="page"/>
    </style:style>
    <style:style style:name="ce296" style:family="table-cell" style:parent-style-name="Default" style:data-style-name="N1">
      <style:table-cell-properties style:glyph-orientation-vertical="0" fo:border-bottom="1.76pt solid #3c3c3c" style:cell-protect="protected" style:print-content="true"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end" css3t:text-justify="auto" fo:margin-left="0pt" style:writing-mode="page"/>
    </style:style>
    <style:style style:name="ce29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8" style:family="table-cell" style:parent-style-name="Default" style:data-style-name="N1">
      <style:table-cell-properties style:glyph-orientation-vertical="0" fo:border-bottom="0.74pt solid #3c3c3c" style:cell-protect="protected" style:print-content="true" style:diagonal-bl-tr="none" style:diagonal-tl-br="none" style:text-align-source="value-type"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299"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0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02"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3"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4"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05" style:family="table-cell" style:parent-style-name="Default" style:data-style-name="N0">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06"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7" style:family="table-cell" style:parent-style-name="Default" style:data-style-name="N1">
      <style:table-cell-properties fo:border-bottom="0.74pt solid #3c3c3c" fo:background-color="#ffff99" style:cell-protect="none" style:print-content="true" style:diagonal-bl-tr="none" style:diagonal-tl-br="none" fo:border-left="1.76pt solid #3c3c3c" fo:padding="2.01pt" fo:border-right="0.74pt solid #3c3c3c" style:rotation-align="none" fo:border-top="0.74pt solid #3c3c3c"/>
    </style:style>
    <style:style style:name="ce308" style:family="table-cell" style:parent-style-name="Default" style:data-style-name="N1">
      <style:table-cell-properties fo:border-bottom="1.76pt solid #3c3c3c" fo:background-color="#ffff99" style:cell-protect="none" style:print-content="true" style:diagonal-bl-tr="none" style:diagonal-tl-br="none" fo:border-left="1.76pt solid #3c3c3c" fo:padding="2.01pt" fo:border-right="0.74pt solid #3c3c3c" style:rotation-align="none" fo:border-top="0.74pt solid #3c3c3c"/>
    </style:style>
    <style:style style:name="ce309"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none"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no-wrap" fo:border-left="0.74pt solid #3c3c3c" style:direction="ltr" fo:padding="2.01pt" fo:border-right="none"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data-style-name="N1">
      <style:table-cell-properties fo:border-bottom="1.76pt solid #3c3c3c" style:cell-protect="protected" style:print-content="true" style:diagonal-bl-tr="none" style:diagonal-tl-br="none" fo:background-color="transparent" fo:border-left="0.74pt solid #3c3c3c" fo:padding="2.01pt" fo:border-right="0.74pt solid #3c3c3c" style:rotation-align="none" fo:border-top="0.74pt solid #3c3c3c"/>
    </style:style>
    <style:style style:name="ce313"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4" style:family="table-cell" style:parent-style-name="Default" style:data-style-name="N1">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5" style:family="table-cell" style:parent-style-name="Default" style:data-style-name="N1">
      <style:table-cell-properties fo:border-bottom="1.76pt solid #3c3c3c" fo:background-color="#ffff99" style:cell-protect="none" style:print-content="true" style:diagonal-bl-tr="none" style:diagonal-tl-br="none" fo:border-left="0.74pt solid #3c3c3c" fo:padding="2.01pt" fo:border-right="0.74pt solid #3c3c3c" style:rotation-align="none" fo:border-top="0.74pt solid #3c3c3c"/>
    </style:style>
    <style:style style:name="ce31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317"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8" style:family="table-cell" style:parent-style-name="Default" style:data-style-name="N1">
      <style:table-cell-properties style:cell-protect="protected" style:print-content="true" style:diagonal-bl-tr="none" style:diagonal-tl-br="none" fo:border="0.74pt solid #3c3c3c" fo:padding="2.01pt" style:rotation-align="none"/>
    </style:style>
    <style:style style:name="ce319" style:family="table-cell" style:parent-style-name="Default" style:data-style-name="N1">
      <style:table-cell-properties fo:border-bottom="1.76pt solid #3c3c3c" style:cell-protect="protected" style:print-content="true" style:diagonal-bl-tr="none" style:diagonal-tl-br="none" fo:border-left="0.74pt solid #3c3c3c" fo:padding="2.01pt" fo:border-right="0.74pt solid #3c3c3c" style:rotation-align="none" fo:border-top="0.74pt solid #3c3c3c"/>
    </style:style>
    <style:style style:name="ce320"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321" style:family="table-cell" style:parent-style-name="Default" style:data-style-name="N1">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22"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1.76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data-style-name="N129">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1.76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24" style:family="table-cell" style:parent-style-name="Default" style:data-style-name="N129">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1.76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25" style:family="table-cell" style:parent-style-name="Default" style:data-style-name="N1">
      <style:table-cell-properties style:glyph-orientation-vertical="0" fo:border-bottom="0.74pt solid #3c3c3c" style:cell-protect="protected" style:print-content="true" style:diagonal-bl-tr="none" style:diagonal-tl-br="none" style:text-align-source="value-type" style:repeat-content="false" fo:wrap-option="no-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326"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wrap-option="no-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327" style:family="table-cell" style:parent-style-name="Default">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8"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29"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30"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31" style:family="table-cell" style:parent-style-name="Default" style:data-style-name="N1">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32" style:family="table-cell" style:parent-style-name="Default">
      <style:table-cell-properties style:glyph-orientation-vertical="0" fo:border-bottom="none" fo:background-color="#3366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3" style:family="table-cell" style:parent-style-name="Default">
      <style:table-cell-properties fo:background-color="#3366ff" style:cell-protect="protected" style:print-content="true" fo:padding="2.01pt"/>
    </style:style>
    <style:style style:name="ce334" style:family="table-cell" style:parent-style-name="Default" style:data-style-name="N129">
      <style:table-cell-properties fo:background-color="#3366ff" style:cell-protect="protected" style:print-content="true" fo:padding="2.01pt"/>
    </style:style>
    <style:style style:name="ce335"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41"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2" style:family="table-cell" style:parent-style-name="Default" style:data-style-name="N129">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43"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5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data-style-name="N130">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5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54"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5" style:family="table-cell" style:parent-style-name="Default" style:data-style-name="N100">
      <style:table-cell-properties style:glyph-orientation-vertical="0"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style:glyph-orientation-vertical="0" fo:background-color="#ffff99"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5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1.76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9"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Default">
      <style:table-cell-properties fo:border-bottom="1.76pt solid #3c3c3c"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1" style:family="table-cell" style:parent-style-name="Default" style:data-style-name="N129">
      <style:table-cell-properties style:cell-protect="protected" style:print-content="true" fo:background-color="transparent" fo:padding="2.01pt"/>
    </style:style>
    <style:style style:name="ce362" style:family="table-cell" style:parent-style-name="Default" style:data-style-name="N127">
      <style:table-cell-properties style:cell-protect="protected" style:print-content="true" style:diagonal-bl-tr="none" style:diagonal-tl-br="none" fo:background-color="transparent" fo:border="0.74pt solid #3c3c3c" fo:padding="2.01pt" style:rotation-align="none"/>
    </style:style>
    <style:style style:name="ce363"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5"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fo:color="#006411" style:text-outline="false" style:text-line-through-style="none" style:text-line-through-type="none" style:font-name="Zapf Dingbat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6"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7" style:family="table-cell" style:parent-style-name="Default" style:data-style-name="N10">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68" style:family="table-cell" style:parent-style-name="Default" style:data-style-name="N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69" style:family="table-cell" style:parent-style-name="Default" style:data-style-name="N127">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70" style:family="table-cell" style:parent-style-name="Default" style:data-style-name="N10">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74pt" svg:stroke-color="#b9cde5" svg:stroke-opacity="100%" draw:stroke-linejoin="miter" svg:stroke-linecap="square" draw:fill="none" draw:fill-color="#ffffff" draw:textarea-horizontal-align="justify" draw:textarea-vertical-align="top" draw:auto-grow-height="false" fo:min-height="396.68pt" fo:min-width="244.18pt" fo:padding-top="1.59pt" fo:padding-bottom="1.59pt" fo:padding-left="1.59pt" fo:padding-right="1.59pt" fo:wrap-option="wrap" draw:shadow-color="#808080"/>
    </style:style>
    <style:style style:name="gr2"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3.17pt" fo:min-width="0pt" fo:padding-top="3.69pt" fo:padding-bottom="3.69pt" fo:padding-left="7.09pt" fo:padding-right="7.09pt" fo:wrap-option="no-wrap" draw:shadow-color="#808080"/>
    </style:style>
    <style:style style:name="gr3" style:family="graphic">
      <style:graphic-properties draw:stroke="dash" draw:stroke-dash="Dashed_20__28_var_29__20_4" svg:stroke-width="2.01pt" svg:stroke-color="#4f81bd"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style:style>
    <style:style style:name="gr4" style:family="graphic">
      <style:graphic-properties draw:stroke="solid" svg:stroke-width="2.01pt" svg:stroke-color="#4f81bd" draw:marker-end="msArrowEnd_20_5" draw:marker-end-width="6.04pt" draw:marker-end-center="false"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17.86pt" draw:start-line-spacing-vertical="17.86pt" draw:end-line-spacing-horizontal="17.86pt" draw:end-line-spacing-vertical="17.86pt"/>
    </style:style>
    <style:style style:name="gr5"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97pt" fo:min-width="83.17pt" fo:padding-top="1.59pt" fo:padding-bottom="1.59pt" fo:padding-left="1.59pt" fo:padding-right="1.59pt" fo:wrap-option="wrap" draw:shadow-color="#808080"/>
    </style:style>
    <style:style style:name="gr6" style:family="graphic">
      <style:graphic-properties draw:stroke="solid" svg:stroke-width="2.01pt" svg:stroke-color="#4f81bd" draw:marker-end="msArrowEnd_20_5" draw:marker-end-width="6.04pt" draw:marker-end-center="false"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0pt" draw:start-line-spacing-vertical="0pt" draw:end-line-spacing-horizontal="0pt" draw:end-line-spacing-vertical="0pt"/>
    </style:style>
    <style:style style:name="gr7" style:family="graphic">
      <style:graphic-properties draw:stroke="none" draw:fill="none" draw:fill-color="#ffffff" draw:textarea-horizontal-align="justify" draw:textarea-vertical-align="top" draw:auto-grow-height="false" fo:min-height="17.72pt" fo:min-width="62.05pt" fo:padding-top="1.59pt" fo:padding-bottom="1.59pt" fo:padding-left="1.59pt" fo:padding-right="1.59pt" fo:wrap-option="wrap" draw:shadow-color="#808080"/>
    </style:style>
    <style:style style:name="gr8"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3.12pt" fo:min-width="0pt" fo:padding-top="3.69pt" fo:padding-bottom="3.69pt" fo:padding-left="7.09pt" fo:padding-right="7.09pt" fo:wrap-option="no-wrap" draw:shadow-color="#808080"/>
    </style:style>
    <style:style style:name="gr9" style:family="graphic">
      <style:graphic-properties draw:stroke="none" draw:fill="none" draw:fill-color="#ffffff" draw:textarea-horizontal-align="justify" draw:textarea-vertical-align="top" draw:auto-grow-height="false" fo:min-height="16.7pt" fo:min-width="43.4pt" fo:padding-top="1.59pt" fo:padding-bottom="1.59pt" fo:padding-left="1.59pt" fo:padding-right="1.59pt" fo:wrap-option="wrap" draw:shadow-color="#808080"/>
    </style:style>
    <style:style style:name="gr10"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01pt" fo:min-width="66.67pt" fo:padding-top="1.59pt" fo:padding-bottom="1.59pt" fo:padding-left="1.59pt" fo:padding-right="1.59pt" fo:wrap-option="wrap" draw:shadow-color="#808080"/>
    </style:style>
    <style:style style:name="gr11"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89pt" fo:min-width="66.56pt" fo:padding-top="1.59pt" fo:padding-bottom="1.59pt" fo:padding-left="1.59pt" fo:padding-right="1.59pt" fo:wrap-option="wrap" draw:shadow-color="#808080"/>
    </style:style>
    <style:style style:name="gr12" style:family="graphic">
      <style:graphic-properties draw:stroke="solid" svg:stroke-width="0.74pt" svg:stroke-color="#4a7ebb" svg:stroke-opacity="100%" draw:stroke-linejoin="miter" svg:stroke-linecap="square" draw:fill="solid" draw:fill-color="#4f81bd" draw:textarea-horizontal-align="justify" draw:textarea-vertical-align="middle" draw:auto-grow-height="false" fo:min-height="0.99pt" fo:min-width="0pt" fo:padding-top="3.69pt" fo:padding-bottom="3.69pt" fo:padding-left="7.09pt" fo:padding-right="7.09pt" fo:wrap-option="no-wrap" draw:shadow-color="#808080"/>
    </style:style>
    <style:style style:name="gr13" style:family="graphic">
      <style:graphic-properties draw:stroke="solid" svg:stroke-width="0.74pt" svg:stroke-color="#000000" draw:marker-start="Arrowheads_20_1"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4" style:family="graphic">
      <style:graphic-properties draw:stroke="solid" svg:stroke-width="0.74pt" svg:stroke-color="#000000" draw:marker-start="Arrowheads_20_2"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5" style:family="graphic">
      <style:graphic-properties draw:stroke="solid" svg:stroke-width="0.74pt" svg:stroke-color="#000000" draw:marker-start="Arrowheads_20_3" draw:marker-start-width="5.95pt" draw:marker-start-center="false" svg:stroke-opacity="100%" draw:stroke-linejoin="miter" svg:stroke-linecap="square" draw:fill="solid" draw:fill-color="#ffffc0" draw:textarea-horizontal-align="justify" draw:textarea-vertical-align="top" draw:auto-grow-height="false" draw:auto-grow-width="false" fo:min-height="667.67pt" fo:min-width="100.69pt" fo:padding-top="1.59pt" fo:padding-bottom="1.59pt" fo:padding-left="1.59pt" fo:padding-right="1.59pt" fo:wrap-option="no-wrap" draw:shadow="hidden" draw:shadow-offset-x="2.83pt" draw:shadow-offset-y="2.83pt" draw:shadow-color="#000000" draw:caption-escape-direction="auto"/>
    </style:style>
    <style:style style:name="gr16" style:family="graphic">
      <style:graphic-properties draw:stroke="solid" svg:stroke-width="0.74pt" svg:stroke-color="#000000" draw:marker-start="Arrowheads_20_4"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7" style:family="graphic">
      <style:graphic-properties draw:stroke="solid" svg:stroke-width="0.74pt" svg:stroke-color="#000000" draw:marker-start="Arrowheads_20_5" draw:marker-start-width="5.95pt" draw:marker-start-center="false" svg:stroke-opacity="100%" draw:stroke-linejoin="miter" svg:stroke-linecap="square" draw:fill="solid" draw:fill-color="#ffffc0" draw:textarea-horizontal-align="justify" draw:textarea-vertical-align="top" draw:auto-grow-height="false" draw:auto-grow-width="false" fo:min-height="706.71pt" fo:min-width="97.88pt" fo:padding-top="1.59pt" fo:padding-bottom="1.59pt" fo:padding-left="1.59pt" fo:padding-right="1.59pt" fo:wrap-option="no-wrap" draw:shadow="hidden" draw:shadow-offset-x="2.83pt" draw:shadow-offset-y="2.83pt" draw:shadow-color="#000000" draw:caption-escape-direction="auto"/>
    </style:style>
    <style:style style:name="gr18" style:family="graphic">
      <style:graphic-properties draw:stroke="solid" svg:stroke-width="0.74pt" svg:stroke-color="#edeaa1" draw:marker-start="Arrowheads_20_6"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52.61pt" fo:min-width="101.25pt" fo:padding-top="1.59pt" fo:padding-bottom="1.59pt" fo:padding-left="1.59pt" fo:padding-right="1.59pt" fo:wrap-option="no-wrap" draw:shadow="hidden" draw:shadow-offset-x="2.83pt" draw:shadow-offset-y="2.83pt" draw:shadow-color="#000000" draw:caption-escape-direction="auto"/>
    </style:style>
    <style:style style:name="gr19" style:family="graphic">
      <style:graphic-properties draw:stroke="solid" svg:stroke-width="0.74pt" svg:stroke-color="#edeaa1" draw:marker-start="Arrowheads_20_7"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20.86pt" fo:min-width="100.94pt" fo:padding-top="1.59pt" fo:padding-bottom="1.59pt" fo:padding-left="1.59pt" fo:padding-right="1.59pt" fo:wrap-option="no-wrap" draw:shadow="hidden" draw:shadow-offset-x="2.83pt" draw:shadow-offset-y="2.83pt" draw:shadow-color="#000000" draw:caption-escape-direction="auto"/>
    </style:style>
    <style:style style:name="gr20" style:family="graphic">
      <style:graphic-properties draw:stroke="solid" svg:stroke-width="0.74pt" svg:stroke-color="#edeaa1" draw:marker-start="Arrowheads_20_8"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41.84pt" fo:min-width="100.94pt" fo:padding-top="1.59pt" fo:padding-bottom="1.59pt" fo:padding-left="1.59pt" fo:padding-right="1.59pt" fo:wrap-option="no-wrap" draw:shadow="hidden" draw:shadow-offset-x="2.83pt" draw:shadow-offset-y="2.83pt" draw:shadow-color="#000000" draw:caption-escape-direction="auto"/>
    </style:style>
    <style:style style:name="gr21" style:family="graphic">
      <style:graphic-properties draw:stroke="solid" svg:stroke-width="0.74pt" svg:stroke-color="#edeaa1" draw:marker-start="Arrowheads_20_9"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41.84pt" fo:min-width="100.52pt" fo:padding-top="1.59pt" fo:padding-bottom="1.59pt" fo:padding-left="1.59pt" fo:padding-right="1.59pt" fo:wrap-option="no-wrap" draw:shadow="hidden" draw:shadow-offset-x="2.83pt" draw:shadow-offset-y="2.83pt" draw:shadow-color="#000000" draw:caption-escape-direction="auto"/>
    </style:style>
    <style:style style:name="gr22" style:family="graphic">
      <style:graphic-properties draw:stroke="solid" svg:stroke-width="0.74pt" svg:stroke-color="#edeaa1" draw:marker-start="Arrowheads_20_10"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95.5pt" fo:min-width="102.36pt" fo:padding-top="1.59pt" fo:padding-bottom="1.59pt" fo:padding-left="1.59pt" fo:padding-right="1.59pt" fo:wrap-option="no-wrap" draw:shadow="hidden" draw:shadow-offset-x="2.83pt" draw:shadow-offset-y="2.83pt" draw:shadow-color="#000000" draw:caption-escape-direction="auto"/>
    </style:style>
    <style:style style:name="gr23" style:family="graphic">
      <style:graphic-properties draw:stroke="solid" svg:stroke-width="0.74pt" svg:stroke-color="#000000" draw:marker-start="Arrowheads_20_11" draw:marker-start-width="5.95pt" draw:marker-start-center="false" svg:stroke-opacity="100%" draw:stroke-linejoin="miter" svg:stroke-linecap="square" draw:fill="solid" draw:fill-color="#ffffc0" draw:textarea-horizontal-align="justify" draw:textarea-vertical-align="top" draw:auto-grow-height="false" draw:auto-grow-width="false" fo:min-height="38.64pt" fo:min-width="192.1pt" fo:padding-top="1.59pt" fo:padding-bottom="1.59pt" fo:padding-left="1.59pt" fo:padding-right="1.59pt" fo:wrap-option="no-wrap" draw:shadow="hidden" draw:shadow-offset-x="2.83pt" draw:shadow-offset-y="2.83pt" draw:shadow-color="#000000" draw:caption-escape-direction="auto"/>
    </style:style>
    <style:style style:name="gr24" style:family="graphic">
      <style:graphic-properties draw:stroke="solid" svg:stroke-width="0.74pt" svg:stroke-color="#000000" draw:marker-start="Arrowheads_20_12" draw:marker-start-width="5.95pt" draw:marker-start-center="false" svg:stroke-opacity="100%" draw:stroke-linejoin="miter" svg:stroke-linecap="square" draw:fill="solid" draw:fill-color="#ffffc0" draw:textarea-horizontal-align="justify" draw:textarea-vertical-align="top" draw:auto-grow-height="false" draw:auto-grow-width="false" fo:min-height="31.61pt" fo:min-width="158.85pt" fo:padding-top="1.59pt" fo:padding-bottom="1.59pt" fo:padding-left="1.59pt" fo:padding-right="1.59pt" fo:wrap-option="no-wrap" draw:shadow="hidden" draw:shadow-offset-x="2.83pt" draw:shadow-offset-y="2.83pt" draw:shadow-color="#000000" draw:caption-escape-direction="auto"/>
    </style:style>
    <style:style style:name="gr25" style:family="graphic">
      <style:graphic-properties draw:stroke="solid" svg:stroke-width="0.74pt" svg:stroke-color="#000000" draw:marker-start="Arrowheads_20_13" draw:marker-start-width="5.95pt" draw:marker-start-center="false" svg:stroke-opacity="100%" draw:stroke-linejoin="miter" svg:stroke-linecap="square" draw:fill="solid" draw:fill-color="#ffffc0" draw:textarea-horizontal-align="justify" draw:textarea-vertical-align="top" draw:auto-grow-height="false" draw:auto-grow-width="false" fo:min-height="32.63pt" fo:min-width="147.71pt" fo:padding-top="1.59pt" fo:padding-bottom="1.59pt" fo:padding-left="1.59pt" fo:padding-right="1.59pt" fo:wrap-option="no-wrap" draw:shadow="hidden" draw:shadow-offset-x="2.83pt" draw:shadow-offset-y="2.83pt" draw:shadow-color="#000000" draw:caption-escape-direction="auto"/>
    </style:style>
    <style:style style:name="gr26" style:family="graphic">
      <style:graphic-properties draw:stroke="solid" svg:stroke-width="0.74pt" svg:stroke-color="#000000" draw:marker-start="Arrowheads_20_14" draw:marker-start-width="5.95pt" draw:marker-start-center="false" svg:stroke-opacity="100%" draw:stroke-linejoin="miter" svg:stroke-linecap="square" draw:fill="solid" draw:fill-color="#ffffc0" draw:textarea-horizontal-align="justify" draw:textarea-vertical-align="top" draw:auto-grow-height="false" draw:auto-grow-width="false" fo:min-height="25.65pt" fo:min-width="208.8pt" fo:padding-top="1.59pt" fo:padding-bottom="1.59pt" fo:padding-left="1.59pt" fo:padding-right="1.59pt" fo:wrap-option="no-wrap" draw:shadow="hidden" draw:shadow-offset-x="2.83pt" draw:shadow-offset-y="2.83pt" draw:shadow-color="#000000" draw:caption-escape-direction="auto"/>
    </style:style>
    <style:style style:name="gr27" style:family="graphic">
      <style:graphic-properties draw:stroke="solid" svg:stroke-width="0.74pt" svg:stroke-color="#000000" draw:marker-start="Arrowheads_20_15" draw:marker-start-width="5.95pt" draw:marker-start-center="false" svg:stroke-opacity="100%" draw:stroke-linejoin="miter" svg:stroke-linecap="square" draw:fill="solid" draw:fill-color="#ffffc0" draw:textarea-horizontal-align="justify" draw:textarea-vertical-align="top" draw:auto-grow-height="false" draw:auto-grow-width="false" fo:min-height="25.63pt" fo:min-width="113.5pt" fo:padding-top="1.59pt" fo:padding-bottom="1.59pt" fo:padding-left="1.59pt" fo:padding-right="1.59pt" fo:wrap-option="no-wrap" draw:shadow="hidden" draw:shadow-offset-x="2.83pt" draw:shadow-offset-y="2.83pt" draw:shadow-color="#000000" draw:caption-escape-direction="auto"/>
    </style:style>
    <style:style style:name="gr28" style:family="graphic">
      <style:graphic-properties draw:stroke="solid" svg:stroke-width="0.74pt" svg:stroke-color="#000000" draw:marker-start="Arrowheads_20_16" draw:marker-start-width="5.95pt" draw:marker-start-center="false" svg:stroke-opacity="100%" draw:stroke-linejoin="miter" svg:stroke-linecap="square" draw:fill="solid" draw:fill-color="#ffffc0" draw:textarea-horizontal-align="justify" draw:textarea-vertical-align="top" draw:auto-grow-height="false" draw:auto-grow-width="false" fo:min-height="16.64pt" fo:min-width="234.62pt" fo:padding-top="1.59pt" fo:padding-bottom="1.59pt" fo:padding-left="1.59pt" fo:padding-right="1.59pt" fo:wrap-option="no-wrap" draw:shadow="hidden" draw:shadow-offset-x="2.83pt" draw:shadow-offset-y="2.83pt" draw:shadow-color="#000000" draw:caption-escape-direction="auto"/>
    </style:style>
    <style:style style:name="gr29" style:family="graphic">
      <style:graphic-properties draw:stroke="solid" svg:stroke-width="0.74pt" svg:stroke-color="#000000" draw:marker-start="Arrowheads_20_17" draw:marker-start-width="5.95pt" draw:marker-start-center="false" svg:stroke-opacity="100%" draw:stroke-linejoin="miter" svg:stroke-linecap="square" draw:fill="solid" draw:fill-color="#ffffc0" draw:textarea-horizontal-align="justify" draw:textarea-vertical-align="top" draw:auto-grow-height="false" draw:auto-grow-width="false" fo:min-height="88.61pt" fo:min-width="451.93pt" fo:padding-top="1.59pt" fo:padding-bottom="1.59pt" fo:padding-left="1.59pt" fo:padding-right="1.59pt" fo:wrap-option="no-wrap" draw:shadow="hidden" draw:shadow-offset-x="2.83pt" draw:shadow-offset-y="2.83pt" draw:shadow-color="#000000" draw:caption-escape-direction="auto"/>
    </style:style>
    <style:style style:name="gr30" style:family="graphic">
      <style:graphic-properties draw:stroke="solid" svg:stroke-width="0.74pt" svg:stroke-color="#000000" draw:marker-start="Arrowheads_20_18" draw:marker-start-width="5.95pt" draw:marker-start-center="false" svg:stroke-opacity="100%" draw:stroke-linejoin="miter" svg:stroke-linecap="square" draw:fill="solid" draw:fill-color="#ffffc0" draw:textarea-horizontal-align="justify" draw:textarea-vertical-align="top" draw:auto-grow-height="false" draw:auto-grow-width="false" fo:min-height="28.54pt" fo:min-width="100.71pt" fo:padding-top="1.59pt" fo:padding-bottom="1.59pt" fo:padding-left="1.59pt" fo:padding-right="1.59pt" fo:wrap-option="no-wrap" draw:shadow="hidden" draw:shadow-offset-x="2.83pt" draw:shadow-offset-y="2.83pt" draw:shadow-color="#000000" draw:caption-escape-direction="auto"/>
    </style:style>
    <style:style style:name="gr31" style:family="graphic">
      <style:graphic-properties draw:stroke="solid" svg:stroke-width="0.74pt" svg:stroke-color="#000000" draw:marker-start="Arrowheads_20_19" draw:marker-start-width="5.95pt" draw:marker-start-center="false" svg:stroke-opacity="100%" draw:stroke-linejoin="miter" svg:stroke-linecap="square" draw:fill="solid" draw:fill-color="#ffffc0" draw:textarea-horizontal-align="justify" draw:textarea-vertical-align="top" draw:auto-grow-height="false" draw:auto-grow-width="false" fo:min-height="32.57pt" fo:min-width="100.71pt" fo:padding-top="1.59pt" fo:padding-bottom="1.59pt" fo:padding-left="1.59pt" fo:padding-right="1.59pt" fo:wrap-option="no-wrap" draw:shadow="hidden" draw:shadow-offset-x="2.83pt" draw:shadow-offset-y="2.83pt" draw:shadow-color="#000000" draw:caption-escape-direction="auto"/>
    </style:style>
    <style:style style:name="gr32" style:family="graphic">
      <style:graphic-properties draw:stroke="solid" svg:stroke-width="0.74pt" svg:stroke-color="#000000" draw:marker-start="Arrowheads_20_20" draw:marker-start-width="5.95pt" draw:marker-start-center="false" svg:stroke-opacity="100%" draw:stroke-linejoin="miter" svg:stroke-linecap="square" draw:fill="solid" draw:fill-color="#ffffc0" draw:textarea-horizontal-align="justify" draw:textarea-vertical-align="top" draw:auto-grow-height="false" draw:auto-grow-width="false" fo:min-height="20.58pt" fo:min-width="100.71pt" fo:padding-top="1.59pt" fo:padding-bottom="1.59pt" fo:padding-left="1.59pt" fo:padding-right="1.59pt" fo:wrap-option="no-wrap" draw:shadow="hidden" draw:shadow-offset-x="2.83pt" draw:shadow-offset-y="2.83pt" draw:shadow-color="#000000" draw:caption-escape-direction="auto"/>
    </style:style>
    <style:style style:name="gr33" style:family="graphic">
      <style:graphic-properties draw:stroke="solid" svg:stroke-width="0.74pt" svg:stroke-color="#000000" draw:marker-start="Arrowheads_20_21" draw:marker-start-width="5.95pt" draw:marker-start-center="false" svg:stroke-opacity="100%" draw:stroke-linejoin="miter" svg:stroke-linecap="square" draw:fill="solid" draw:fill-color="#ffffc0" draw:textarea-horizontal-align="justify" draw:textarea-vertical-align="top" draw:auto-grow-height="false" draw:auto-grow-width="false" fo:min-height="69.7pt" fo:min-width="100.71pt" fo:padding-top="1.59pt" fo:padding-bottom="1.59pt" fo:padding-left="1.59pt" fo:padding-right="1.59pt" fo:wrap-option="no-wrap" draw:shadow="hidden" draw:shadow-offset-x="2.83pt" draw:shadow-offset-y="2.83pt" draw:shadow-color="#000000" draw:caption-escape-direction="auto"/>
    </style:style>
    <style:style style:name="gr34" style:family="graphic">
      <style:graphic-properties draw:stroke="solid" svg:stroke-width="0.74pt" svg:stroke-color="#000000" draw:marker-start="Arrowheads_20_22" draw:marker-start-width="5.95pt" draw:marker-start-center="false" svg:stroke-opacity="100%" draw:stroke-linejoin="miter" svg:stroke-linecap="square" draw:fill="solid" draw:fill-color="#ffffc0" draw:textarea-horizontal-align="justify" draw:textarea-vertical-align="top" draw:auto-grow-height="false" draw:auto-grow-width="false" fo:min-height="72.71pt" fo:min-width="100.71pt" fo:padding-top="1.59pt" fo:padding-bottom="1.59pt" fo:padding-left="1.59pt" fo:padding-right="1.59pt" fo:wrap-option="no-wrap" draw:shadow="hidden" draw:shadow-offset-x="2.83pt" draw:shadow-offset-y="2.83pt" draw:shadow-color="#000000" draw:caption-escape-direction="auto"/>
    </style:style>
    <style:style style:name="gr35" style:family="graphic">
      <style:graphic-properties draw:stroke="solid" svg:stroke-width="0.74pt" svg:stroke-color="#000000" draw:marker-start="Arrowheads_20_23" draw:marker-start-width="5.95pt" draw:marker-start-center="false" svg:stroke-opacity="100%" draw:stroke-linejoin="miter" svg:stroke-linecap="square" draw:fill="solid" draw:fill-color="#ffffc0" draw:textarea-horizontal-align="justify" draw:textarea-vertical-align="top" draw:auto-grow-height="false" draw:auto-grow-width="false" fo:min-height="121.75pt" fo:min-width="97.94pt" fo:padding-top="1.59pt" fo:padding-bottom="1.59pt" fo:padding-left="1.59pt" fo:padding-right="1.59pt" fo:wrap-option="no-wrap" draw:shadow="hidden" draw:shadow-offset-x="2.83pt" draw:shadow-offset-y="2.83pt" draw:shadow-color="#000000" draw:caption-escape-direction="auto"/>
    </style:style>
    <style:style style:name="gr36" style:family="graphic">
      <style:graphic-properties draw:stroke="solid" svg:stroke-width="0.74pt" svg:stroke-color="#edeaa1" draw:marker-start="Arrowheads_20_24"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50.63pt" fo:min-width="100.74pt" fo:padding-top="1.59pt" fo:padding-bottom="1.59pt" fo:padding-left="1.59pt" fo:padding-right="1.59pt" fo:wrap-option="no-wrap" draw:shadow="hidden" draw:shadow-offset-x="2.83pt" draw:shadow-offset-y="2.83pt" draw:shadow-color="#000000" draw:caption-escape-direction="auto"/>
    </style:style>
    <style:style style:name="ta_extref" style:family="table">
      <style:table-properties table:display="false"/>
    </style:style>
    <style:style style:name="P1" style:family="paragraph">
      <style:paragraph-properties fo:text-align="start"/>
    </style:style>
    <style:style style:name="P2" style:family="paragraph">
      <loext:graphic-properties draw:fill="none" draw:fill-color="#ffffff"/>
      <style:paragraph-properties fo:text-align="start" style:writing-mode="lr-tb"/>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fo:text-align="center" style:writing-mode="lr-tb"/>
    </style:style>
    <style:style style:name="P5" style:family="paragraph">
      <style:paragraph-properties fo:text-align="center"/>
    </style:style>
    <style:style style:name="P6" style:family="paragraph">
      <loext:graphic-properties draw:fill="solid" draw:fill-color="#4f81bd"/>
      <style:paragraph-properties style:writing-mode="lr-tb"/>
    </style:style>
    <style:style style:name="P7"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gradient" draw:fill-color="#fbf6d6" draw:fill-gradient-name="Gradient_20_2"/>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line-through-type="none" style:text-position="0% 100%"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T4" style:family="text">
      <style:text-properties fo:color="#000000" style:text-outline="false" style:text-line-through-style="none" style:text-line-through-type="none" style:text-position="0% 100%" style:font-name="Arial" fo:font-size="9pt" fo:language="en" fo:country="US" fo:font-style="normal" fo:text-shadow="none" style:text-underline-style="none" fo:font-weight="bold" style:text-underline-mode="continuous" style:text-overline-mode="continuous" style:text-line-through-mode="continuous" style:font-name-asian="WenQuanYi Micro Hei"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Arial" fo:font-size="9pt" fo:language="en" fo:country="US" fo:font-style="normal" fo:text-shadow="none" style:text-underline-style="none" fo:font-weight="normal" style:text-underline-mode="continuous" style:text-overline-mode="continuous" style:text-line-through-mode="continuous" style:font-name-asian="WenQuanYi Micro Hei"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style:font-style-complex="normal"/>
    </style:style>
    <style:style style:name="T8"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bold" style:font-weight-asian="bold" style:font-weight-complex="bold"/>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font-name="Arial" fo:font-size="10pt" style:text-line-through-type="none" fo:font-style="normal" style:text-outline="false" fo:text-shadow="none" style:text-position="0%" style:font-size-asian="10pt" style:font-size-complex="10pt" style:font-style-asian="normal" style:font-style-complex="normal" fo:color="#dd0806" fo:font-weight="bold" style:text-underline-style="solid" style:text-underline-width="auto" style:text-underline-color="font-color" style:font-weight-asian="bold" style:font-weight-complex="bold"/>
    </style:style>
    <style:style style:name="T11" style:family="text">
      <style:text-properties fo:font-size="11pt" style:font-style-complex="normal"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name="Calibri"/>
    </style:style>
    <style:style style:name="T12" style:family="text">
      <style:text-properties fo:font-size="11pt" style:font-style-complex="normal"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name="Calibri" fo:color="#000000"/>
    </style:style>
    <style:style style:name="T13" style:family="text">
      <style:text-properties fo:font-size="10.5pt" style:font-style-complex="normal" fo:font-weight="bold" style:text-underline-style="none" style:text-underline-color="font-color" style:text-line-through-type="none" fo:font-style="normal" style:text-outline="false" fo:color="#000080" fo:text-shadow="none" style:text-position="0%" style:font-name-complex="Menlo" style:font-size-asian="10.5pt" style:font-size-complex="10.5pt" style:font-weight-asian="bold" style:font-weight-complex="bold" style:font-style-asian="normal" style:font-name="Menlo"/>
    </style:style>
    <style:style style:name="T14"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complex="normal" style:font-weight-asian="normal"/>
    </style:style>
    <style:style style:name="T15"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80" fo:font-weight="bold" style:font-weight-asian="bold" style:font-weight-complex="bold"/>
    </style:style>
    <style:style style:name="T16"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asian="normal" style:font-weight-complex="normal"/>
    </style:style>
    <style:style style:name="T17" style:family="text">
      <style:text-properties style:font-style-complex="normal" style:font-name="Menlo" style:font-style-asian="normal" style:font-weight-complex="bold" style:font-weight-asian="bold" style:font-size-complex="10.5pt" style:font-size-asian="10.5pt" style:font-name-complex="Menlo" style:text-position="0%" fo:color="#000080" style:text-outline="false" fo:font-style="normal" style:text-line-through-type="none" style:text-underline-style="none" style:text-underline-color="font-color" fo:font-weight="bold" fo:font-size="10.5pt" fo:text-shadow="none"/>
    </style:style>
    <style:style style:name="T18" style:family="text">
      <style:text-properties style:font-style-complex="normal" style:font-name="Menlo" style:font-style-asian="normal" style:font-size-complex="10.5pt" style:font-size-asian="10.5pt" style:font-name-complex="Menlo" style:text-position="0%" style:text-outline="false" fo:font-style="normal" style:text-line-through-type="none" style:text-underline-style="none" style:text-underline-color="font-color" fo:font-size="10.5pt" fo:text-shadow="none" fo:color="#000000" fo:font-weight="normal" style:font-weight-asian="normal" style:font-weight-complex="normal"/>
    </style:style>
    <style:style style:name="T19"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style:font-name-complex="Menlo" style:font-size-asian="10.5pt" style:font-size-complex="10.5pt" style:font-weight-asian="normal" style:font-weight-complex="normal" style:font-style-asian="normal" style:font-name="Menlo"/>
    </style:style>
    <style:style style:name="T20"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6411" fo:font-weight="bold" style:font-weight-asian="bold" style:font-weight-complex="bold"/>
    </style:style>
    <style:style style:name="T21"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0000" fo:font-weight="normal" style:font-weight-asian="normal" style:font-weight-complex="normal"/>
    </style:style>
    <style:style style:name="T22" style:family="text">
      <style:text-properties fo:text-shadow="none" style:font-style-complex="normal" fo:font-size="10.5pt" fo:font-weight="normal" style:text-underline-style="none" style:text-underline-color="font-color" style:text-line-through-type="none" fo:font-style="normal" style:text-outline="false" style:text-position="0%" style:font-name-complex="Menlo" style:font-size-asian="10.5pt" style:font-size-complex="10.5pt" style:font-weight-asian="normal" style:font-weight-complex="normal" style:font-style-asian="normal" style:font-name="Menlo" fo:color="#4600a5"/>
    </style:style>
    <style:style style:name="T23" style:family="text">
      <style:text-properties fo:text-shadow="none" style:font-style-complex="normal" fo:font-size="10.5pt" fo:font-weight="normal" style:text-underline-style="none" style:text-underline-color="font-color" style:text-line-through-type="none" fo:font-style="normal" style:text-outline="false" style:text-position="0%" style:font-name-complex="Menlo" style:font-size-asian="10.5pt" style:font-size-complex="10.5pt" style:font-weight-asian="normal" style:font-weight-complex="normal" style:font-style-asian="normal" style:font-name="Menlo" fo:color="#000000"/>
    </style:style>
    <style:style style:name="T24" style:family="text">
      <style:text-properties fo:font-size="10.5pt" style:font-style-complex="normal" fo:font-weight="normal" style:text-underline-style="none" style:text-underline-color="font-color" style:text-line-through-type="none" fo:font-style="normal" style:text-outline="false" fo:color="#000000" fo:text-shadow="none" style:text-position="0%" style:font-name-complex="Menlo" style:font-size-asian="10.5pt" style:font-size-complex="10.5pt" style:font-weight-asian="normal" style:font-weight-complex="normal" style:font-style-asian="normal" style:font-name="Menlo"/>
    </style:style>
    <style:style style:name="T25"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style:font-weight-asian="bold" style:font-weight-complex="bold" fo:font-weight="bold" fo:color="#000080"/>
    </style:style>
    <style:style style:name="T26"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6411" fo:font-weight="bold" style:font-weight-asian="bold" style:font-weight-complex="bold"/>
    </style:style>
    <style:style style:name="T27" style:family="text">
      <style:text-properties fo:font-size="10pt"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style:font-name="Arial"/>
    </style:style>
    <style:style style:name="T28" style:family="text">
      <style:text-properties fo:font-size="10pt" style:font-weight-complex="normal" style:font-weight-asian="normal" style:font-size-complex="10pt" style:font-size-asian="10pt" style:text-position="0%" fo:text-shadow="none" style:text-outline="false" style:text-line-through-type="none" style:text-underline-style="none" style:text-underline-color="font-color" fo:font-weight="normal" style:font-name="Arial" fo:font-style="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Assessment.$B$61:.$B$69])" table:allow-empty-cell="true" table:display-list="unsorted" table:base-cell-address="Assessment.B55">
          <table:error-message table:message-type="stop" table:display="true"/>
        </table:content-validation>
        <table:content-validation table:name="val2" table:base-cell-address="'Historical Data'.C65">
          <table:error-message table:message-type="stop" table:title=".GE. zero integer" table:display="true">
            <text:p>Value must be an integer greater than or equal to zero.</text:p>
          </table:error-message>
        </table:content-validation>
        <table:content-validation table:name="val3" table:condition="of:cell-content-is-whole-number() and cell-content()&gt;=0" table:allow-empty-cell="true" table:base-cell-address="'Historical Data'.D65">
          <table:error-message table:message-type="stop" table:title=".GE. zero" table:display="true">
            <text:p>Value must be an integer greater than or equal to zero.</text:p>
          </table:error-message>
        </table:content-validation>
        <table:content-validation table:name="val4" table:condition="of:cell-content-is-in-list([$'Historical Data'.$B$32:.$B$36])" table:allow-empty-cell="true" table:display-list="unsorted" table:base-cell-address="'Historical Data'.E128">
          <table:error-message table:message-type="stop" table:display="true"/>
        </table:content-validation>
        <table:content-validation table:name="val5" table:condition="of:cell-content-is-in-list([$Acceptance.$A$46:.$A$54])" table:allow-empty-cell="true" table:display-list="unsorted" table:base-cell-address="Acceptance.A56">
          <table:error-message table:message-type="stop" table:display="true"/>
        </table:content-validation>
        <table:content-validation table:name="val6" table:condition="of:cell-content-is-in-list([$Acceptance.$E$30:.$E$34])" table:allow-empty-cell="true" table:display-list="unsorted" table:base-cell-address="Acceptance.E56">
          <table:error-message table:message-type="stop" table:display="true"/>
        </table:content-validation>
        <table:content-validation table:name="val7" table:condition="of:cell-content-is-in-list([$Map.$B$2:.$B$3])" table:allow-empty-cell="true" table:display-list="unsorted" table:base-cell-address="Map.C7">
          <table:error-message table:message-type="stop" table:display="true"/>
        </table:content-validation>
        <table:content-validation table:name="val8" table:condition="of:cell-content-is-in-list([$Architecture.$C$31:.$C$32])" table:allow-empty-cell="true" table:display-list="unsorted" table:base-cell-address="Architecture.C44">
          <table:error-message table:message-type="stop" table:display="true"/>
        </table:content-validation>
        <table:content-validation table:name="val9" table:condition="of:cell-content-is-in-list([$Architecture.$C$27:.$C$30])" table:allow-empty-cell="true" table:display-list="unsorted" table:base-cell-address="Architecture.C47">
          <table:error-message table:message-type="stop" table:display="true"/>
        </table:content-validation>
        <table:content-validation table:name="val10" table:condition="of:cell-content-is-in-list([$Estimation.$B$32:.$B$36])" table:allow-empty-cell="true" table:display-list="unsorted" table:base-cell-address="Estimation.C68">
          <table:error-message table:message-type="stop" table:display="true"/>
        </table:content-validation>
        <table:content-validation table:name="val11" table:condition="of:cell-content-is-in-list([$Estimation.$B$24:.$B$25])" table:allow-empty-cell="true" table:display-list="unsorted" table:base-cell-address="Estimation.E68">
          <table:error-message table:message-type="stop" table:display="true"/>
        </table:content-validation>
        <table:content-validation table:name="val12" table:base-cell-address="Iterations.C94">
          <table:error-message table:message-type="stop" table:title="Date" table:display="true">
            <text:p>Date must be in MM/DD/YY format.</text:p>
          </table:error-message>
        </table:content-validation>
        <table:content-validation table:name="val13" table:condition="of:cell-content-is-date() and cell-content-is-between([$Iterations.$B$4],[$Iterations.$B$5])" table:allow-empty-cell="true" table:base-cell-address="Iterations.G81">
          <table:error-message table:message-type="stop" table:title="Date" table:display="true">
            <text:p>Date must be in MM/DD/YY format.</text:p>
          </table:error-message>
        </table:content-validation>
        <table:content-validation table:name="val14" table:condition="of:cell-content-is-whole-number() and cell-content()&gt;=0" table:allow-empty-cell="true" table:base-cell-address="'Change Log'.A60">
          <table:error-message table:message-type="stop" table:title="Positive Number" table:display="true">
            <text:p>Value must be greater than or equal to zero.</text:p>
          </table:error-message>
        </table:content-validation>
        <table:content-validation table:name="val15" table:condition="of:cell-content-is-in-list([$'Change Log'.$B$19:.$B$29])" table:allow-empty-cell="true" table:display-list="unsorted" table:base-cell-address="'Change Log'.C60">
          <table:error-message table:message-type="stop" table:title="Defect Type Error" table:display="true">
            <text:p>Error type must be one of:</text:p>
            <text:p> <text:s/>Documentation</text:p>
            <text:p> <text:s/>Syntax</text:p>
            <text:p> <text:s/>Build,Package</text:p>
            <text:p> <text:s/>Assignment</text:p>
            <text:p> <text:s/>Interface</text:p>
            <text:p> <text:s/>Checking</text:p>
            <text:p> <text:s/>Data</text:p>
            <text:p> <text:s/>Function</text:p>
            <text:p> <text:s/>System</text:p>
            <text:p> <text:s/>Environment</text:p>
          </table:error-message>
        </table:content-validation>
        <table:content-validation table:name="val16" table:condition="of:cell-content-is-in-list([$'Change Log'.$B$4:.$B$14])" table:allow-empty-cell="true" table:display-list="unsorted" table:base-cell-address="'Change Log'.D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7" table:condition="of:cell-content-is-in-list([$'Change Log'.$E$19:.$E$29])" table:allow-empty-cell="true" table:display-list="unsorted" table:base-cell-address="'Change Log'.E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8" table:base-cell-address="'Time Log'.A48">
          <table:error-message table:message-type="stop" table:title="Date" table:display="false">
            <text:p>Date must be in MM/DD/YYYY format.</text:p>
          </table:error-message>
        </table:content-validation>
        <table:content-validation table:name="val19" table:condition="of:cell-content-is-time() and cell-content-is-between(0,0.999305555555556)" table:allow-empty-cell="true" table:base-cell-address="'Time Log'.B48">
          <table:error-message table:message-type="stop" table:title="Time error" table:display="true">
            <text:p>Times must be in the following format:</text:p>
            <text:p> <text:s text:c="3"/>hh:mm am <text:s text:c="7"/>or</text:p>
            <text:p> <text:s text:c="3"/>hh:mm pm</text:p>
          </table:error-message>
        </table:content-validation>
        <table:content-validation table:name="val20" table:condition="of:cell-content-is-in-list([$'Time Log'.$B$4:.$B$14])" table:allow-empty-cell="true" table:display-list="unsorted" table:base-cell-address="'Time Log'.F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21" table:condition="of:cell-content-is-in-list([$'Time Log'.$E$19:.$E$29])" table:allow-empty-cell="true" table:display-list="unsorted" table:base-cell-address="'Time Log'.G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s>
      <table:table table:name="Description" table:style-name="ta1" table:protected="true">
        <loext:table-protection loext:select-protected-cells="true" loext:select-unprotected-cells="true"/>
        <office:forms form:automatic-focus="false" form:apply-design-mode="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0" table:number-columns-repeated="246" table:default-cell-style-name="ce6"/>
        <table:table-column table:style-name="co10" table:number-columns-repeated="767" table:default-cell-style-name="Default"/>
        <table:table-row table:style-name="ro1">
          <table:table-cell table:style-name="ce1" office:value-type="string" calcext:value-type="string" table:number-columns-spanned="7" table:number-rows-spanned="1">
            <text:p>COMP 5700/6700/6706 -- Software Process</text:p>
          </table:table-cell>
          <table:covered-table-cell table:number-columns-repeated="6" table:style-name="ce1"/>
          <table:table-cell table:number-columns-repeated="1017"/>
        </table:table-row>
        <table:table-row table:style-name="ro2">
          <table:table-cell table:number-columns-repeated="1024"/>
        </table:table-row>
        <table:table-row table:style-name="ro2">
          <table:table-cell table:style-name="ce3" office:value-type="string" calcext:value-type="string">
            <text:p>Assignment:</text:p>
          </table:table-cell>
          <table:table-cell table:style-name="ce7" office:value-type="string" calcext:value-type="string">
            <text:p>Assignment 2</text:p>
          </table:table-cell>
          <table:table-cell table:number-columns-repeated="1022"/>
        </table:table-row>
        <table:table-row table:style-name="ro2">
          <table:table-cell table:style-name="ce3"/>
          <table:table-cell table:number-columns-repeated="1023"/>
        </table:table-row>
        <table:table-row table:style-name="ro3">
          <table:table-cell table:style-name="ce4" office:value-type="string" calcext:value-type="string">
            <text:p>Objective:</text:p>
          </table:table-cell>
          <table:table-cell table:style-name="ce8" office:value-type="string" calcext:value-type="string" table:number-columns-spanned="8" table:number-rows-spanned="1">
            <text:p>To gain experience with a rudimentary process</text:p>
          </table:table-cell>
          <table:covered-table-cell table:number-columns-repeated="7" table:style-name="ce8"/>
          <table:table-cell table:number-columns-repeated="1015"/>
        </table:table-row>
        <table:table-row table:style-name="ro4">
          <table:table-cell table:style-name="ce4" office:value-type="string" calcext:value-type="string">
            <text:p>Product:</text:p>
          </table:table-cell>
          <table:table-cell table:style-name="ce9" office:value-type="string" calcext:value-type="string" table:number-columns-spanned="8" table:number-rows-spanned="1">
            <text:p>Write software to parse a string containing a key-value pairs.</text:p>
          </table:table-cell>
          <table:covered-table-cell table:number-columns-repeated="7" table:style-name="ce9"/>
          <table:table-cell table:number-columns-repeated="1015"/>
        </table:table-row>
        <table:table-row table:style-name="ro5">
          <table:table-cell table:style-name="ce4" office:value-type="string" calcext:value-type="string">
            <text:p>Deliverables:</text:p>
          </table:table-cell>
          <table:table-cell table:style-name="ce10" office:value-type="string" calcext:value-type="string">
            <text:p>Via Canvas: <text:s/></text:p>
          </table:table-cell>
          <table:table-cell table:style-name="ce9" office:value-type="string" calcext:value-type="string" table:number-columns-spanned="7" table:number-rows-spanned="1">
            <text:p>Submit the URL of your GitHub account.</text:p>
          </table:table-cell>
          <table:covered-table-cell table:number-columns-repeated="6" table:style-name="ce9"/>
          <table:table-cell table:number-columns-repeated="1015"/>
        </table:table-row>
        <table:table-row table:style-name="ro5">
          <table:table-cell table:style-name="ce4"/>
          <table:table-cell table:style-name="ce10" office:value-type="string" calcext:value-type="string">
            <text:p>Via GitHub:</text:p>
          </table:table-cell>
          <table:table-cell table:style-name="ce9" office:value-type="string" calcext:value-type="string" table:number-columns-spanned="7" table:number-rows-spanned="1">
            <text:p>Push your code and your spreadsheet to GitHub.com</text:p>
          </table:table-cell>
          <table:covered-table-cell table:number-columns-repeated="6" table:style-name="ce9"/>
          <table:table-cell table:number-columns-repeated="1015"/>
        </table:table-row>
        <table:table-row table:style-name="ro6">
          <table:table-cell table:style-name="ce4"/>
          <table:table-cell table:style-name="ce11" table:number-columns-spanned="8" table:number-rows-spanned="1"/>
          <table:covered-table-cell table:number-columns-repeated="7" table:style-name="ce11"/>
          <table:table-cell table:number-columns-repeated="1015"/>
        </table:table-row>
        <table:table-row table:style-name="ro7">
          <table:table-cell table:style-name="ce5" office:value-type="string" calcext:value-type="string">
            <text:p>Notes on Process:</text:p>
          </table:table-cell>
          <table:table-cell table:style-name="ce9" office:value-type="string" calcext:value-type="string" table:number-columns-spanned="8" table:number-rows-spanned="1">
            <text:p><text:s/>- Follow the process in the "Process" worksheet for this assignment.</text:p>
          </table:table-cell>
          <table:covered-table-cell table:number-columns-repeated="7" table:style-name="ce9"/>
          <table:table-cell table:number-columns-repeated="1015"/>
        </table:table-row>
        <table:table-row table:style-name="ro2">
          <table:table-cell table:style-name="ce5"/>
          <table:table-cell table:style-name="ce9" office:value-type="string" calcext:value-type="string" table:number-columns-spanned="8" table:number-rows-spanned="1">
            <text:p><text:s/>- This homework assignment is be accomplished individually</text:p>
          </table:table-cell>
          <table:covered-table-cell table:number-columns-repeated="7" table:style-name="ce9"/>
          <table:table-cell table:number-columns-repeated="1015"/>
        </table:table-row>
        <table:table-row table:style-name="ro8">
          <table:table-cell table:style-name="ce3"/>
          <table:table-cell table:style-name="ce9" office:value-type="string" calcext:value-type="string" table:number-columns-spanned="8" table:number-rows-spanned="1">
            <text:p><text:s/>- Ensure you follow the course coding and counting standards.</text:p>
          </table:table-cell>
          <table:covered-table-cell table:number-columns-repeated="7" table:style-name="ce9"/>
          <table:table-cell table:number-columns-repeated="1015"/>
        </table:table-row>
        <table:table-row table:style-name="ro9">
          <table:table-cell table:style-name="ce3"/>
          <table:table-cell table:style-name="ce9" office:value-type="string" calcext:value-type="string" table:number-columns-spanned="8" table:number-rows-spanned="1">
            <text:p><text:s/>- Be honest in your data. <text:s/>Your grade depends on how you follow the process and the quality of your work, not on the speed of your work or the number of defects found.</text:p>
          </table:table-cell>
          <table:covered-table-cell table:number-columns-repeated="7" table:style-name="ce9"/>
          <table:table-cell table:number-columns-repeated="1015"/>
        </table:table-row>
        <table:table-row table:style-name="ro2">
          <table:table-cell table:style-name="ce5"/>
          <table:table-cell table:style-name="ce9" office:value-type="string" calcext:value-type="string" table:number-columns-spanned="8" table:number-rows-spanned="1">
            <text:p><text:s/>- Below are clarifications for process worksheets that have been problematic in the past:</text:p>
          </table:table-cell>
          <table:covered-table-cell table:number-columns-repeated="7" table:style-name="ce9"/>
          <table:table-cell table:number-columns-repeated="1015"/>
        </table:table-row>
        <table:table-row table:style-name="ro8">
          <table:table-cell table:style-name="ce3"/>
          <table:table-cell table:style-name="ce12"/>
          <table:table-cell table:style-name="ce13" office:value-type="string" calcext:value-type="string">
            <text:p>Worksheet</text:p>
          </table:table-cell>
          <table:table-cell table:style-name="ce14" office:value-type="string" calcext:value-type="string" table:number-columns-spanned="6" table:number-rows-spanned="1">
            <text:p>Special Instructions</text:p>
          </table:table-cell>
          <table:covered-table-cell table:number-columns-repeated="5" table:style-name="ce14"/>
          <table:table-cell table:number-columns-repeated="1015"/>
        </table:table-row>
        <table:table-row table:style-name="ro10">
          <table:table-cell table:style-name="ce3"/>
          <table:table-cell table:style-name="ce12"/>
          <table:table-cell table:style-name="ce12" office:value-type="string" calcext:value-type="string">
            <text:p>Plan</text:p>
          </table:table-cell>
          <table:table-cell table:style-name="ce9" office:value-type="string" calcext:value-type="string" table:number-columns-spanned="6" table:number-rows-spanned="1">
            <text:p><text:span text:style-name="T7">Record lines of code for production code only.  </text:span><text:span text:style-name="T8">Do not include test code.</text:span></text:p>
          </table:table-cell>
          <table:covered-table-cell table:number-columns-repeated="5" table:style-name="ce9"/>
          <table:table-cell table:number-columns-repeated="1015"/>
        </table:table-row>
        <table:table-row table:style-name="ro11" table:visibility="collapse">
          <table:table-cell table:style-name="ce3"/>
          <table:table-cell table:style-name="ce12"/>
          <table:table-cell table:style-name="ce12" office:value-type="string" calcext:value-type="string">
            <text:p>Acceptance</text:p>
          </table:table-cell>
          <table:table-cell table:style-name="ce9" office:value-type="string" calcext:value-type="string" table:number-columns-spanned="6" table:number-rows-spanned="1">
            <text:p>Develop acceptance tests for the specified black box. <text:s/>Do not include tests for items that are not part of the specifications (meaning, items over and above the specs -- these tests will appear in your individual unit test files). <text:s/>Write the expected results at planning time. <text:s/>Modify if necessary later. <text:s/>Don’t write actual results in advance.</text:p>
          </table:table-cell>
          <table:covered-table-cell table:number-columns-repeated="5" table:style-name="ce9"/>
          <table:table-cell table:number-columns-repeated="1015"/>
        </table:table-row>
        <table:table-row table:style-name="ro1">
          <table:table-cell table:style-name="ce3"/>
          <table:table-cell table:style-name="ce12"/>
          <table:table-cell table:style-name="ce12" office:value-type="string" calcext:value-type="string">
            <text:p>Time Log</text:p>
          </table:table-cell>
          <table:table-cell table:style-name="ce9" office:value-type="string" calcext:value-type="string" table:number-columns-spanned="6" table:number-rows-spanned="1">
            <text:p>Use the "sandbox" activity to record time spent experimenting with the assignment requirements.</text:p>
          </table:table-cell>
          <table:covered-table-cell table:number-columns-repeated="5" table:style-name="ce9"/>
          <table:table-cell table:number-columns-repeated="1015"/>
        </table:table-row>
        <table:table-row table:style-name="ro12" table:visibility="collapse">
          <table:table-cell table:style-name="ce3"/>
          <table:table-cell table:style-name="ce12"/>
          <table:table-cell table:style-name="ce12" office:value-type="string" calcext:value-type="string">
            <text:p>Historical Data</text:p>
          </table:table-cell>
          <table:table-cell table:style-name="ce9" office:value-type="string" calcext:value-type="string" table:number-columns-spanned="6" table:number-rows-spanned="1">
            <text:p>Record your process and product data from all previous programming assignments. <text:s/>Do this as part of the planning activity.</text:p>
          </table:table-cell>
          <table:covered-table-cell table:number-columns-repeated="5" table:style-name="ce9"/>
          <table:table-cell table:number-columns-repeated="1015"/>
        </table:table-row>
        <table:table-row table:style-name="ro13" table:visibility="collapse">
          <table:table-cell table:style-name="ce3"/>
          <table:table-cell table:style-name="ce12"/>
          <table:table-cell table:style-name="ce12" office:value-type="string" calcext:value-type="string">
            <text:p>Review</text:p>
          </table:table-cell>
          <table:table-cell table:style-name="ce9" office:value-type="string" calcext:value-type="string" table:number-columns-spanned="6" table:number-rows-spanned="1">
            <text:p>During the planning activity, list a count of all defects that you've previously encountered. <text:s/>Construct a checklist from your defect logs. <text:s/>Indicate during the review activity the number of times the review checklist item found an error.</text:p>
          </table:table-cell>
          <table:covered-table-cell table:number-columns-repeated="5" table:style-name="ce9"/>
          <table:table-cell table:number-columns-repeated="1015"/>
        </table:table-row>
        <table:table-row table:style-name="ro14" table:visibility="collapse">
          <table:table-cell table:style-name="ce3"/>
          <table:table-cell table:style-name="ce12"/>
          <table:table-cell table:style-name="ce12" office:value-type="string" calcext:value-type="string">
            <text:p>Scenarios</text:p>
          </table:table-cell>
          <table:table-cell table:style-name="ce9" office:value-type="string" calcext:value-type="string" table:number-columns-spanned="6" table:number-rows-spanned="1">
            <text:p>Create an interface <text:s/>specification depicting the interaction between a test driver and the class specified above. <text:s/>Create nominal scenario(s) and anomalous scenario(s) sufficient to convey your understanding of software behavior</text:p>
          </table:table-cell>
          <table:covered-table-cell table:number-columns-repeated="5" table:style-name="ce9"/>
          <table:table-cell table:number-columns-repeated="1015"/>
        </table:table-row>
        <table:table-row table:style-name="ro15">
          <table:table-cell table:style-name="ce3"/>
          <table:table-cell table:style-name="ce12"/>
          <table:table-cell table:style-name="ce12" office:value-type="string" calcext:value-type="string">
            <text:p>Lessons Learned</text:p>
          </table:table-cell>
          <table:table-cell table:style-name="ce9" office:value-type="string" calcext:value-type="string" table:number-columns-spanned="6" table:number-rows-spanned="1">
            <text:p>This tab is optional. <text:s/>Use it to record great ideas, suggestions, etc. <text:s/>Whining in not productive :)</text:p>
          </table:table-cell>
          <table:covered-table-cell table:number-columns-repeated="5" table:style-name="ce9"/>
          <table:table-cell table:number-columns-repeated="1015"/>
        </table:table-row>
        <table:table-row table:style-name="ro12" table:visibility="collapse">
          <table:table-cell table:style-name="ce3"/>
          <table:table-cell table:style-name="ce12"/>
          <table:table-cell table:style-name="ce12" office:value-type="string" calcext:value-type="string">
            <text:p>Architecture</text:p>
          </table:table-cell>
          <table:table-cell table:style-name="ce9" office:value-type="string" calcext:value-type="string" table:number-columns-spanned="6" table:number-rows-spanned="1">
            <text:p>Develop CRC cards only for the production code needed to implement the specifications. <text:s/>Do not include CRC cards for test drivers.</text:p>
          </table:table-cell>
          <table:covered-table-cell table:number-columns-repeated="5" table:style-name="ce9"/>
          <table:table-cell table:number-columns-repeated="1015"/>
        </table:table-row>
        <table:table-row table:style-name="ro16" table:visibility="collapse">
          <table:table-cell table:style-name="ce3"/>
          <table:table-cell table:style-name="ce12"/>
          <table:table-cell table:style-name="ce12" office:value-type="string" calcext:value-type="string">
            <text:p>Estimate</text:p>
          </table:table-cell>
          <table:table-cell table:style-name="ce9" office:value-type="string" calcext:value-type="string" table:number-columns-spanned="6" table:number-rows-spanned="1">
            <text:p>Record all the items from your architecture. <text:s/>Do not include test code.</text:p>
          </table:table-cell>
          <table:covered-table-cell table:number-columns-repeated="5" table:style-name="ce9"/>
          <table:table-cell table:number-columns-repeated="1015"/>
        </table:table-row>
        <table:table-row table:style-name="ro17" table:visibility="collapse">
          <table:table-cell table:style-name="ce3"/>
          <table:table-cell table:style-name="ce12"/>
          <table:table-cell table:style-name="ce12" office:value-type="string" calcext:value-type="string">
            <text:p>Iterations</text:p>
          </table:table-cell>
          <table:table-cell table:style-name="ce9" office:value-type="string" calcext:value-type="string" table:number-columns-spanned="6" table:number-rows-spanned="1">
            <text:p><text:span text:style-name="T9">Record the number of iterations you plan to use, together with the planned velocity of each iteration.  Record the amount of time you plan to have available each day of the project window.  </text:span><text:span text:style-name="T10">Please plan for more than one iteration.</text:span></text:p>
          </table:table-cell>
          <table:covered-table-cell table:number-columns-repeated="5" table:style-name="ce9"/>
          <table:table-cell table:number-columns-repeated="1015"/>
        </table:table-row>
        <table:table-row table:style-name="ro18">
          <table:table-cell table:style-name="ce5" office:value-type="string" calcext:value-type="string">
            <text:p>Special Instructions:</text:p>
          </table:table-cell>
          <table:table-cell table:style-name="ce9" office:value-type="string" calcext:value-type="string" table:number-columns-spanned="8" table:number-rows-spanned="1">
            <text:p><text:s/>- Selected cells in this spreadsheet are locked against inadvertent editing. <text:s/>Should you need to unlock the spreadsheet, select the protected worksheet, select Tools -&gt; Protection -&gt; unprotect.</text:p>
          </table:table-cell>
          <table:covered-table-cell table:number-columns-repeated="7" table:style-name="ce9"/>
          <table:table-cell table:style-name="ce15" table:number-columns-repeated="1015"/>
        </table:table-row>
        <table:table-row table:style-name="ro2" table:number-rows-repeated="1048549">
          <table:table-cell table:number-columns-repeated="1024"/>
        </table:table-row>
        <table:table-row table:style-name="ro2">
          <table:table-cell table:number-columns-repeated="1024"/>
        </table:table-row>
      </table:table>
      <table:table table:name="Process" table:style-name="ta2" table:protected="true">
        <loext:table-protection loext:select-protected-cells="true" loext:select-unprotected-cells="true"/>
        <table:table-column table:style-name="co12" table:default-cell-style-name="ce6"/>
        <table:table-column table:style-name="co11"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10" table:number-columns-repeated="246" table:default-cell-style-name="ce6"/>
        <table:table-column table:style-name="co10" table:number-columns-repeated="767" table:default-cell-style-name="Default"/>
        <table:table-row table:style-name="ro2" table:visibility="collapse">
          <table:table-cell table:style-name="ce16" table:formula="of:=[$Constants.A1]" office:value-type="string" office:string-value="Constants" calcext:value-type="string">
            <text:p>Constants</text:p>
          </table:table-cell>
          <table:table-cell table:style-name="ce16" table:formula="of:=[$Constants.B1]" office:value-type="string" office:string-value=" " calcext:value-type="string">
            <text:p><text:s/></text:p>
          </table:table-cell>
          <table:table-cell table:style-name="ce16" table:formula="of:=[$Constants.C1]" office:value-type="string" office:string-value=" " calcext:value-type="string">
            <text:p><text:s/></text:p>
          </table:table-cell>
          <table:table-cell table:style-name="ce16" table:formula="of:=[$Constants.D1]" office:value-type="string" office:string-value=" " calcext:value-type="string">
            <text:p><text:s/></text:p>
          </table:table-cell>
          <table:table-cell table:style-name="ce16" table:formula="of:=[$Constants.F1]" office:value-type="string" office:string-value="Assignment 2" calcext:value-type="string">
            <text:p>Assignment 2</text:p>
          </table:table-cell>
          <table:table-cell table:style-name="ce44" table:number-columns-repeated="2"/>
          <table:table-cell table:style-name="ce55" table:number-columns-repeated="1017"/>
        </table:table-row>
        <table:table-row table:style-name="ro2" table:visibility="collapse">
          <table:table-cell table:style-name="ce16" table:formula="of:=[$Constants.A2]" office:value-type="string" office:string-value="Start date:" calcext:value-type="string">
            <text:p>Start date:</text:p>
          </table:table-cell>
          <table:table-cell table:style-name="ce16" table:formula="of:=[$Constants.B2]" office:value-type="float" office:value="36526" calcext:value-type="float">
            <text:p>36526</text:p>
          </table:table-cell>
          <table:table-cell table:style-name="ce16" table:formula="of:=[$Constants.C2]" office:value-type="string" office:string-value=" " calcext:value-type="string">
            <text:p><text:s/></text:p>
          </table:table-cell>
          <table:table-cell table:style-name="ce16" table:formula="of:=[$Constants.D2]" office:value-type="string" office:string-value="Grades:" calcext:value-type="string">
            <text:p>Grades:</text:p>
          </table:table-cell>
          <table:table-cell table:style-name="ce16" table:formula="of:=[$Constants.F2]" office:value-type="float" office:value="1" calcext:value-type="float">
            <text:p>1</text:p>
          </table:table-cell>
          <table:table-cell table:style-name="ce44" table:number-columns-repeated="2"/>
          <table:table-cell table:style-name="ce55" table:number-columns-repeated="1017"/>
        </table:table-row>
        <table:table-row table:style-name="ro2" table:visibility="collapse">
          <table:table-cell table:style-name="ce16" table:formula="of:=[$Constants.A3]" office:value-type="string" office:string-value="End date:" calcext:value-type="string">
            <text:p>End date:</text:p>
          </table:table-cell>
          <table:table-cell table:style-name="ce16" table:formula="of:=[$Constants.B3]" office:value-type="float" office:value="73051" calcext:value-type="float">
            <text:p>73051</text:p>
          </table:table-cell>
          <table:table-cell table:style-name="ce16" table:formula="of:=[$Constants.C3]" office:value-type="string" office:string-value=" " calcext:value-type="string">
            <text:p><text:s/></text:p>
          </table:table-cell>
          <table:table-cell table:style-name="ce16" table:formula="of:=[$Constants.D3]" office:value-type="string" office:string-value=" " calcext:value-type="string">
            <text:p><text:s/></text:p>
          </table:table-cell>
          <table:table-cell table:style-name="ce16" table:formula="of:=[$Constants.F3]" office:value-type="float" office:value="0.95" calcext:value-type="float">
            <text:p>0.95</text:p>
          </table:table-cell>
          <table:table-cell table:style-name="ce44" table:number-columns-repeated="2"/>
          <table:table-cell table:style-name="ce55" table:number-columns-repeated="1017"/>
        </table:table-row>
        <table:table-row table:style-name="ro2" table:visibility="collapse">
          <table:table-cell table:style-name="ce16" table:formula="of:=[$Constants.A4]" office:value-type="string" office:string-value="Phases:" calcext:value-type="string">
            <text:p>Phases:</text:p>
          </table:table-cell>
          <table:table-cell table:style-name="ce16" table:formula="of:=[$Constants.B4]" office:value-type="string" office:string-value="Analysis" calcext:value-type="string">
            <text:p>Analysis</text:p>
          </table:table-cell>
          <table:table-cell table:style-name="ce16" table:formula="of:=[$Constants.C4]" office:value-type="string" office:string-value=" " calcext:value-type="string">
            <text:p><text:s/></text:p>
          </table:table-cell>
          <table:table-cell table:style-name="ce16" table:formula="of:=[$Constants.D4]" office:value-type="string" office:string-value=" " calcext:value-type="string">
            <text:p><text:s/></text:p>
          </table:table-cell>
          <table:table-cell table:style-name="ce16" table:formula="of:=[$Constants.F4]" office:value-type="float" office:value="0.9" calcext:value-type="float">
            <text:p>0.9</text:p>
          </table:table-cell>
          <table:table-cell table:style-name="ce44" table:number-columns-repeated="2"/>
          <table:table-cell table:style-name="ce55" table:number-columns-repeated="1017"/>
        </table:table-row>
        <table:table-row table:style-name="ro2" table:visibility="collapse">
          <table:table-cell table:style-name="ce16" table:formula="of:=[$Constants.A5]" office:value-type="string" office:string-value=" " calcext:value-type="string">
            <text:p><text:s/></text:p>
          </table:table-cell>
          <table:table-cell table:style-name="ce16" table:formula="of:=[$Constants.B5]" office:value-type="string" office:string-value="Architecture" calcext:value-type="string">
            <text:p>Architecture</text:p>
          </table:table-cell>
          <table:table-cell table:style-name="ce16" table:formula="of:=[$Constants.C5]" office:value-type="string" office:string-value=" " calcext:value-type="string">
            <text:p><text:s/></text:p>
          </table:table-cell>
          <table:table-cell table:style-name="ce16" table:formula="of:=[$Constants.D5]" office:value-type="string" office:string-value=" " calcext:value-type="string">
            <text:p><text:s/></text:p>
          </table:table-cell>
          <table:table-cell table:style-name="ce16" table:formula="of:=[$Constants.F5]" office:value-type="float" office:value="0.85" calcext:value-type="float">
            <text:p>0.85</text:p>
          </table:table-cell>
          <table:table-cell table:style-name="ce44" table:number-columns-repeated="2"/>
          <table:table-cell table:style-name="ce55" table:number-columns-repeated="1017"/>
        </table:table-row>
        <table:table-row table:style-name="ro2" table:visibility="collapse">
          <table:table-cell table:style-name="ce16" table:formula="of:=[$Constants.A6]" office:value-type="string" office:string-value=" " calcext:value-type="string">
            <text:p><text:s/></text:p>
          </table:table-cell>
          <table:table-cell table:style-name="ce16" table:formula="of:=[$Constants.B6]" office:value-type="string" office:string-value="Project planning" calcext:value-type="string">
            <text:p>Project planning</text:p>
          </table:table-cell>
          <table:table-cell table:style-name="ce16" table:formula="of:=[$Constants.C6]" office:value-type="string" office:string-value=" " calcext:value-type="string">
            <text:p><text:s/></text:p>
          </table:table-cell>
          <table:table-cell table:style-name="ce16" table:formula="of:=[$Constants.D6]" office:value-type="string" office:string-value=" " calcext:value-type="string">
            <text:p><text:s/></text:p>
          </table:table-cell>
          <table:table-cell table:style-name="ce16" table:formula="of:=[$Constants.F6]" office:value-type="float" office:value="0.8" calcext:value-type="float">
            <text:p>0.8</text:p>
          </table:table-cell>
          <table:table-cell table:style-name="ce44" table:number-columns-repeated="2"/>
          <table:table-cell table:style-name="ce55" table:number-columns-repeated="1017"/>
        </table:table-row>
        <table:table-row table:style-name="ro2" table:visibility="collapse">
          <table:table-cell table:style-name="ce16" table:formula="of:=[$Constants.A7]" office:value-type="string" office:string-value=" " calcext:value-type="string">
            <text:p><text:s/></text:p>
          </table:table-cell>
          <table:table-cell table:style-name="ce16" table:formula="of:=[$Constants.B7]" office:value-type="string" office:string-value="Interation planning" calcext:value-type="string">
            <text:p>Interation planning</text:p>
          </table:table-cell>
          <table:table-cell table:style-name="ce16" table:formula="of:=[$Constants.C7]" office:value-type="string" office:string-value=" " calcext:value-type="string">
            <text:p><text:s/></text:p>
          </table:table-cell>
          <table:table-cell table:style-name="ce16" table:formula="of:=[$Constants.D7]" office:value-type="string" office:string-value=" " calcext:value-type="string">
            <text:p><text:s/></text:p>
          </table:table-cell>
          <table:table-cell table:style-name="ce16" table:formula="of:=[$Constants.F7]" office:value-type="float" office:value="0.75" calcext:value-type="float">
            <text:p>0.75</text:p>
          </table:table-cell>
          <table:table-cell table:style-name="ce44" table:number-columns-repeated="2"/>
          <table:table-cell table:style-name="ce55" table:number-columns-repeated="1017"/>
        </table:table-row>
        <table:table-row table:style-name="ro2" table:visibility="collapse">
          <table:table-cell table:style-name="ce16" table:formula="of:=[$Constants.A8]" office:value-type="string" office:string-value=" " calcext:value-type="string">
            <text:p><text:s/></text:p>
          </table:table-cell>
          <table:table-cell table:style-name="ce16" table:formula="of:=[$Constants.B8]" office:value-type="string" office:string-value="Construction" calcext:value-type="string">
            <text:p>Construction</text:p>
          </table:table-cell>
          <table:table-cell table:style-name="ce16" table:formula="of:=[$Constants.C8]" office:value-type="string" office:string-value=" " calcext:value-type="string">
            <text:p><text:s/></text:p>
          </table:table-cell>
          <table:table-cell table:style-name="ce16" table:formula="of:=[$Constants.D8]" office:value-type="string" office:string-value=" " calcext:value-type="string">
            <text:p><text:s/></text:p>
          </table:table-cell>
          <table:table-cell table:style-name="ce16" table:formula="of:=[$Constants.F8]" office:value-type="float" office:value="0.7" calcext:value-type="float">
            <text:p>0.7</text:p>
          </table:table-cell>
          <table:table-cell table:style-name="ce44" table:number-columns-repeated="2"/>
          <table:table-cell table:style-name="ce55" table:number-columns-repeated="1017"/>
        </table:table-row>
        <table:table-row table:style-name="ro2" table:visibility="collapse">
          <table:table-cell table:style-name="ce16" table:formula="of:=[$Constants.A9]" office:value-type="string" office:string-value=" " calcext:value-type="string">
            <text:p><text:s/></text:p>
          </table:table-cell>
          <table:table-cell table:style-name="ce16" table:formula="of:=[$Constants.B9]" office:value-type="string" office:string-value="Refactoring" calcext:value-type="string">
            <text:p>Refactoring</text:p>
          </table:table-cell>
          <table:table-cell table:style-name="ce16" table:formula="of:=[$Constants.C9]" office:value-type="string" office:string-value=" " calcext:value-type="string">
            <text:p><text:s/></text:p>
          </table:table-cell>
          <table:table-cell table:style-name="ce16" table:formula="of:=[$Constants.D9]" office:value-type="string" office:string-value=" " calcext:value-type="string">
            <text:p><text:s/></text:p>
          </table:table-cell>
          <table:table-cell table:style-name="ce16" table:formula="of:=[$Constants.F9]" office:value-type="float" office:value="0.65" calcext:value-type="float">
            <text:p>0.65</text:p>
          </table:table-cell>
          <table:table-cell table:style-name="ce44" table:number-columns-repeated="2"/>
          <table:table-cell table:style-name="ce55" table:number-columns-repeated="1017"/>
        </table:table-row>
        <table:table-row table:style-name="ro2" table:visibility="collapse">
          <table:table-cell table:style-name="ce16" table:formula="of:=[$Constants.A10]" office:value-type="string" office:string-value=" " calcext:value-type="string">
            <text:p><text:s/></text:p>
          </table:table-cell>
          <table:table-cell table:style-name="ce16" table:formula="of:=[$Constants.B10]" office:value-type="string" office:string-value="Review" calcext:value-type="string">
            <text:p>Review</text:p>
          </table:table-cell>
          <table:table-cell table:style-name="ce16" table:formula="of:=[$Constants.C10]" office:value-type="string" office:string-value=" " calcext:value-type="string">
            <text:p><text:s/></text:p>
          </table:table-cell>
          <table:table-cell table:style-name="ce16" table:formula="of:=[$Constants.D10]" office:value-type="string" office:string-value=" " calcext:value-type="string">
            <text:p><text:s/></text:p>
          </table:table-cell>
          <table:table-cell table:style-name="ce16" table:formula="of:=[$Constants.F10]" office:value-type="float" office:value="0.5" calcext:value-type="float">
            <text:p>0.5</text:p>
          </table:table-cell>
          <table:table-cell table:style-name="ce44" table:number-columns-repeated="2"/>
          <table:table-cell table:style-name="ce55" table:number-columns-repeated="1017"/>
        </table:table-row>
        <table:table-row table:style-name="ro2" table:visibility="collapse">
          <table:table-cell table:style-name="ce16" table:formula="of:=[$Constants.A11]" office:value-type="string" office:string-value=" " calcext:value-type="string">
            <text:p><text:s/></text:p>
          </table:table-cell>
          <table:table-cell table:style-name="ce16" table:formula="of:=[$Constants.B11]" office:value-type="string" office:string-value="Integration test" calcext:value-type="string">
            <text:p>Integration test</text:p>
          </table:table-cell>
          <table:table-cell table:style-name="ce16" table:formula="of:=[$Constants.C11]" office:value-type="string" office:string-value=" " calcext:value-type="string">
            <text:p><text:s/></text:p>
          </table:table-cell>
          <table:table-cell table:style-name="ce16" table:formula="of:=[$Constants.D11]" office:value-type="string" office:string-value=" " calcext:value-type="string">
            <text:p><text:s/></text:p>
          </table:table-cell>
          <table:table-cell table:style-name="ce16" table:formula="of:=[$Constants.F11]"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2]" office:value-type="string" office:string-value=" " calcext:value-type="string">
            <text:p><text:s/></text:p>
          </table:table-cell>
          <table:table-cell table:style-name="ce16" table:formula="of:=[$Constants.B12]" office:value-type="string" office:string-value="Repatterning" calcext:value-type="string">
            <text:p>Repatterning</text:p>
          </table:table-cell>
          <table:table-cell table:style-name="ce16" table:formula="of:=[$Constants.C12]" office:value-type="string" office:string-value=" " calcext:value-type="string">
            <text:p><text:s/></text:p>
          </table:table-cell>
          <table:table-cell table:style-name="ce16" table:formula="of:=[$Constants.D12]" office:value-type="string" office:string-value=" " calcext:value-type="string">
            <text:p><text:s/></text:p>
          </table:table-cell>
          <table:table-cell table:style-name="ce16" table:formula="of:=[$Constants.F12]"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3]" office:value-type="string" office:string-value=" " calcext:value-type="string">
            <text:p><text:s/></text:p>
          </table:table-cell>
          <table:table-cell table:style-name="ce16" table:formula="of:=[$Constants.B13]" office:value-type="string" office:string-value="Postmortem" calcext:value-type="string">
            <text:p>Postmortem</text:p>
          </table:table-cell>
          <table:table-cell table:style-name="ce16" table:formula="of:=[$Constants.C13]" office:value-type="string" office:string-value=" " calcext:value-type="string">
            <text:p><text:s/></text:p>
          </table:table-cell>
          <table:table-cell table:style-name="ce16" table:formula="of:=[$Constants.D13]" office:value-type="string" office:string-value=" " calcext:value-type="string">
            <text:p><text:s/></text:p>
          </table:table-cell>
          <table:table-cell table:style-name="ce16" table:formula="of:=[$Constants.F13]"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4]" office:value-type="string" office:string-value=" " calcext:value-type="string">
            <text:p><text:s/></text:p>
          </table:table-cell>
          <table:table-cell table:style-name="ce16" table:formula="of:=[$Constants.B14]" office:value-type="string" office:string-value="Sandbox" calcext:value-type="string">
            <text:p>Sandbox</text:p>
          </table:table-cell>
          <table:table-cell table:style-name="ce16" table:formula="of:=[$Constants.C14]" office:value-type="string" office:string-value=" " calcext:value-type="string">
            <text:p><text:s/></text:p>
          </table:table-cell>
          <table:table-cell table:style-name="ce16" table:formula="of:=[$Constants.D14]" office:value-type="string" office:string-value=" " calcext:value-type="string">
            <text:p><text:s/></text:p>
          </table:table-cell>
          <table:table-cell table:style-name="ce16" table:formula="of:=[$Constants.F14]"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5]" office:value-type="string" office:string-value=" " calcext:value-type="string">
            <text:p><text:s/></text:p>
          </table:table-cell>
          <table:table-cell table:style-name="ce16" table:formula="of:=[$Constants.B15]" office:value-type="string" office:string-value=" " calcext:value-type="string">
            <text:p><text:s/></text:p>
          </table:table-cell>
          <table:table-cell table:style-name="ce16" table:formula="of:=[$Constants.C15]" office:value-type="string" office:string-value=" " calcext:value-type="string">
            <text:p><text:s/></text:p>
          </table:table-cell>
          <table:table-cell table:style-name="ce16" table:formula="of:=[$Constants.D15]" office:value-type="string" office:string-value=" " calcext:value-type="string">
            <text:p><text:s/></text:p>
          </table:table-cell>
          <table:table-cell table:style-name="ce16" table:formula="of:=[$Constants.F15]"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6]" office:value-type="string" office:string-value=" " calcext:value-type="string">
            <text:p><text:s/></text:p>
          </table:table-cell>
          <table:table-cell table:style-name="ce16" table:formula="of:=[$Constants.B16]" office:value-type="string" office:string-value=" " calcext:value-type="string">
            <text:p><text:s/></text:p>
          </table:table-cell>
          <table:table-cell table:style-name="ce16" table:formula="of:=[$Constants.C16]" office:value-type="string" office:string-value=" " calcext:value-type="string">
            <text:p><text:s/></text:p>
          </table:table-cell>
          <table:table-cell table:style-name="ce16" table:formula="of:=[$Constants.D16]" office:value-type="string" office:string-value=" " calcext:value-type="string">
            <text:p><text:s/></text:p>
          </table:table-cell>
          <table:table-cell table:style-name="ce16" table:formula="of:=[$Constants.F16]"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7]" office:value-type="string" office:string-value=" " calcext:value-type="string">
            <text:p><text:s/></text:p>
          </table:table-cell>
          <table:table-cell table:style-name="ce16" table:formula="of:=[$Constants.B17]" office:value-type="string" office:string-value=" " calcext:value-type="string">
            <text:p><text:s/></text:p>
          </table:table-cell>
          <table:table-cell table:style-name="ce16" table:formula="of:=[$Constants.C17]" office:value-type="string" office:string-value=" " calcext:value-type="string">
            <text:p><text:s/></text:p>
          </table:table-cell>
          <table:table-cell table:style-name="ce16" table:formula="of:=[$Constants.D17]" office:value-type="string" office:string-value=" " calcext:value-type="string">
            <text:p><text:s/></text:p>
          </table:table-cell>
          <table:table-cell table:style-name="ce16" table:formula="of:=[$Constants.F17]"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8]" office:value-type="string" office:string-value=" " calcext:value-type="string">
            <text:p><text:s/></text:p>
          </table:table-cell>
          <table:table-cell table:style-name="ce16" table:formula="of:=[$Constants.B18]" office:value-type="string" office:string-value=" " calcext:value-type="string">
            <text:p><text:s/></text:p>
          </table:table-cell>
          <table:table-cell table:style-name="ce16" table:formula="of:=[$Constants.C18]" office:value-type="string" office:string-value=" " calcext:value-type="string">
            <text:p><text:s/></text:p>
          </table:table-cell>
          <table:table-cell table:style-name="ce16" table:formula="of:=[$Constants.D18]" office:value-type="string" office:string-value=" " calcext:value-type="string">
            <text:p><text:s/></text:p>
          </table:table-cell>
          <table:table-cell table:style-name="ce16" table:formula="of:=[$Constants.F18]"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9]" office:value-type="string" office:string-value="Defect Types:" calcext:value-type="string">
            <text:p>Defect Types:</text:p>
          </table:table-cell>
          <table:table-cell table:style-name="ce16" table:formula="of:=[$Constants.B19]" office:value-type="string" office:string-value="Requirements Change" calcext:value-type="string">
            <text:p>Requirements Change</text:p>
          </table:table-cell>
          <table:table-cell table:style-name="ce16" table:formula="of:=[$Constants.C19]" office:value-type="string" office:string-value="Changes to requirements" calcext:value-type="string">
            <text:p>Changes to requirements</text:p>
          </table:table-cell>
          <table:table-cell table:style-name="ce16" table:formula="of:=[$Constants.D19]" office:value-type="string" office:string-value="Iteration" calcext:value-type="string">
            <text:p>Iteration</text:p>
          </table:table-cell>
          <table:table-cell table:style-name="ce16" table:formula="of:=[$Constants.F19]" office:value-type="string" office:string-value="did not follow " calcext:value-type="string">
            <text:p>did not follow </text:p>
          </table:table-cell>
          <table:table-cell table:style-name="ce44" table:number-columns-repeated="2"/>
          <table:table-cell table:style-name="ce55" table:number-columns-repeated="1017"/>
        </table:table-row>
        <table:table-row table:style-name="ro2" table:visibility="collapse">
          <table:table-cell table:style-name="ce16" table:formula="of:=[$Constants.A20]" office:value-type="string" office:string-value=" " calcext:value-type="string">
            <text:p><text:s/></text:p>
          </table:table-cell>
          <table:table-cell table:style-name="ce16" table:formula="of:=[$Constants.B20]" office:value-type="string" office:string-value="Requirements Clarification" calcext:value-type="string">
            <text:p>Requirements Clarification</text:p>
          </table:table-cell>
          <table:table-cell table:style-name="ce16" table:formula="of:=[$Constants.C20]" office:value-type="string" office:string-value="Clarifications to requirements" calcext:value-type="string">
            <text:p>Clarifications to requirements</text:p>
          </table:table-cell>
          <table:table-cell table:style-name="ce16" table:formula="of:=[$Constants.D20]" office:value-type="string" office:string-value=" " calcext:value-type="string">
            <text:p><text:s/></text:p>
          </table:table-cell>
          <table:table-cell table:style-name="ce16" table:formula="of:=[$Constants.F20]" office:value-type="string" office:string-value="very painful" calcext:value-type="string">
            <text:p>very pain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1]" office:value-type="string" office:string-value=" " calcext:value-type="string">
            <text:p><text:s/></text:p>
          </table:table-cell>
          <table:table-cell table:style-name="ce16" table:formula="of:=[$Constants.B21]" office:value-type="string" office:string-value="Product syntax" calcext:value-type="string">
            <text:p>Product syntax</text:p>
          </table:table-cell>
          <table:table-cell table:style-name="ce16" table:formula="of:=[$Constants.C21]" office:value-type="string" office:string-value="Syntax flaws in the deliverable product" calcext:value-type="string">
            <text:p>Syntax flaws in the deliverable product</text:p>
          </table:table-cell>
          <table:table-cell table:style-name="ce16" table:formula="of:=[$Constants.D21]" office:value-type="string" office:string-value=" " calcext:value-type="string">
            <text:p><text:s/></text:p>
          </table:table-cell>
          <table:table-cell table:style-name="ce16" table:formula="of:=[$Constants.F21]" office:value-type="string" office:string-value="painful" calcext:value-type="string">
            <text:p>pain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2]" office:value-type="string" office:string-value=" " calcext:value-type="string">
            <text:p><text:s/></text:p>
          </table:table-cell>
          <table:table-cell table:style-name="ce16" table:formula="of:=[$Constants.B22]" office:value-type="string" office:string-value="Product logic" calcext:value-type="string">
            <text:p>Product logic</text:p>
          </table:table-cell>
          <table:table-cell table:style-name="ce16" table:formula="of:=[$Constants.C22]" office:value-type="string" office:string-value="Logic flaws in the deliverable product" calcext:value-type="string">
            <text:p>Logic flaws in the deliverable product</text:p>
          </table:table-cell>
          <table:table-cell table:style-name="ce16" table:formula="of:=[$Constants.D22]" office:value-type="string" office:string-value=" " calcext:value-type="string">
            <text:p><text:s/></text:p>
          </table:table-cell>
          <table:table-cell table:style-name="ce16" table:formula="of:=[$Constants.F22]" office:value-type="string" office:string-value="neutral" calcext:value-type="string">
            <text:p>neutral</text:p>
          </table:table-cell>
          <table:table-cell table:style-name="ce44" table:number-columns-repeated="2"/>
          <table:table-cell table:style-name="ce55" table:number-columns-repeated="1017"/>
        </table:table-row>
        <table:table-row table:style-name="ro2" table:visibility="collapse">
          <table:table-cell table:style-name="ce16" table:formula="of:=[$Constants.A23]" office:value-type="string" office:string-value=" " calcext:value-type="string">
            <text:p><text:s/></text:p>
          </table:table-cell>
          <table:table-cell table:style-name="ce16" table:formula="of:=[$Constants.B23]" office:value-type="string" office:string-value="Product interface" calcext:value-type="string">
            <text:p>Product interface</text:p>
          </table:table-cell>
          <table:table-cell table:style-name="ce16" table:formula="of:=[$Constants.C23]" office:value-type="string" office:string-value="Flaws in the interface of a component of the deliverable product" calcext:value-type="string">
            <text:p>Flaws in the interface of a component of the deliverable product</text:p>
          </table:table-cell>
          <table:table-cell table:style-name="ce16" table:formula="of:=[$Constants.D23]" office:value-type="string" office:string-value=" " calcext:value-type="string">
            <text:p><text:s/></text:p>
          </table:table-cell>
          <table:table-cell table:style-name="ce16" table:formula="of:=[$Constants.F23]" office:value-type="string" office:string-value="helpful" calcext:value-type="string">
            <text:p>help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4]" office:value-type="string" office:string-value=" " calcext:value-type="string">
            <text:p><text:s/></text:p>
          </table:table-cell>
          <table:table-cell table:style-name="ce16" table:formula="of:=[$Constants.B24]" office:value-type="string" office:string-value="Product checking" calcext:value-type="string">
            <text:p>Product checking</text:p>
          </table:table-cell>
          <table:table-cell table:style-name="ce16"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6" table:formula="of:=[$Constants.D24]" office:value-type="string" office:string-value=" " calcext:value-type="string">
            <text:p><text:s/></text:p>
          </table:table-cell>
          <table:table-cell table:style-name="ce16" table:formula="of:=[$Constants.F24]" office:value-type="string" office:string-value="very helpful" calcext:value-type="string">
            <text:p>very help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5]" office:value-type="string" office:string-value=" " calcext:value-type="string">
            <text:p><text:s/></text:p>
          </table:table-cell>
          <table:table-cell table:style-name="ce16" table:formula="of:=[$Constants.B25]" office:value-type="string" office:string-value="Test syntax" calcext:value-type="string">
            <text:p>Test syntax</text:p>
          </table:table-cell>
          <table:table-cell table:style-name="ce16" table:formula="of:=[$Constants.C25]" office:value-type="string" office:string-value="Syntax flaws in the test code " calcext:value-type="string">
            <text:p>Syntax flaws in the test code </text:p>
          </table:table-cell>
          <table:table-cell table:style-name="ce16" table:formula="of:=[$Constants.D25]" office:value-type="string" office:string-value=" " calcext:value-type="string">
            <text:p><text:s/></text:p>
          </table:table-cell>
          <table:table-cell table:style-name="ce16" table:formula="of:=[$Constants.F25]"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6]" office:value-type="string" office:string-value=" " calcext:value-type="string">
            <text:p><text:s/></text:p>
          </table:table-cell>
          <table:table-cell table:style-name="ce16" table:formula="of:=[$Constants.B26]" office:value-type="string" office:string-value="Test logic" calcext:value-type="string">
            <text:p>Test logic</text:p>
          </table:table-cell>
          <table:table-cell table:style-name="ce16" table:formula="of:=[$Constants.C26]" office:value-type="string" office:string-value="Logic flaws in the test code" calcext:value-type="string">
            <text:p>Logic flaws in the test code</text:p>
          </table:table-cell>
          <table:table-cell table:style-name="ce16" table:formula="of:=[$Constants.D26]" office:value-type="string" office:string-value=" " calcext:value-type="string">
            <text:p><text:s/></text:p>
          </table:table-cell>
          <table:table-cell table:style-name="ce16" table:formula="of:=[$Constants.F26]"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7]" office:value-type="string" office:string-value=" " calcext:value-type="string">
            <text:p><text:s/></text:p>
          </table:table-cell>
          <table:table-cell table:style-name="ce16" table:formula="of:=[$Constants.B27]" office:value-type="string" office:string-value="Test interface" calcext:value-type="string">
            <text:p>Test interface</text:p>
          </table:table-cell>
          <table:table-cell table:style-name="ce16" table:formula="of:=[$Constants.C27]" office:value-type="string" office:string-value="Flaws in the interface of a component of the test code" calcext:value-type="string">
            <text:p>Flaws in the interface of a component of the test code</text:p>
          </table:table-cell>
          <table:table-cell table:style-name="ce16" table:formula="of:=[$Constants.D27]" office:value-type="string" office:string-value=" " calcext:value-type="string">
            <text:p><text:s/></text:p>
          </table:table-cell>
          <table:table-cell table:style-name="ce16" table:formula="of:=[$Constants.F27]"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8]" office:value-type="string" office:string-value=" " calcext:value-type="string">
            <text:p><text:s/></text:p>
          </table:table-cell>
          <table:table-cell table:style-name="ce16" table:formula="of:=[$Constants.B28]" office:value-type="string" office:string-value="Test checking" calcext:value-type="string">
            <text:p>Test checking</text:p>
          </table:table-cell>
          <table:table-cell table:style-name="ce16"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6" table:formula="of:=[$Constants.D28]" office:value-type="string" office:string-value=" " calcext:value-type="string">
            <text:p><text:s/></text:p>
          </table:table-cell>
          <table:table-cell table:style-name="ce16" table:formula="of:=[$Constants.F28]"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9]" office:value-type="string" office:string-value=" " calcext:value-type="string">
            <text:p><text:s/></text:p>
          </table:table-cell>
          <table:table-cell table:style-name="ce16" table:formula="of:=[$Constants.B29]" office:value-type="string" office:string-value="Bad Smell" calcext:value-type="string">
            <text:p>Bad Smell</text:p>
          </table:table-cell>
          <table:table-cell table:style-name="ce16"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6" table:formula="of:=[$Constants.D29]" office:value-type="string" office:string-value=" " calcext:value-type="string">
            <text:p><text:s/></text:p>
          </table:table-cell>
          <table:table-cell table:style-name="ce16" table:formula="of:=[$Constants.F29]" office:value-type="float" office:value="0" calcext:value-type="float">
            <text:p>0</text:p>
          </table:table-cell>
          <table:table-cell table:style-name="ce44" table:number-columns-repeated="2"/>
          <table:table-cell table:style-name="ce55" table:number-columns-repeated="1017"/>
        </table:table-row>
        <table:table-row table:style-name="ro2" table:visibility="collapse">
          <table:table-cell table:style-name="ce16" table:formula="of:=[$Constants.A30]" office:value-type="string" office:string-value="Y/N:" calcext:value-type="string">
            <text:p>Y/N:</text:p>
          </table:table-cell>
          <table:table-cell table:style-name="ce16" table:formula="of:=[$Constants.B30]" office:value-type="string" office:string-value="Yes" calcext:value-type="string">
            <text:p>Yes</text:p>
          </table:table-cell>
          <table:table-cell table:style-name="ce16" table:formula="of:=[$Constants.C30]" office:value-type="string" office:string-value=" " calcext:value-type="string">
            <text:p><text:s/></text:p>
          </table:table-cell>
          <table:table-cell table:style-name="ce16" table:formula="of:=[$Constants.D30]" office:value-type="string" office:string-value=" " calcext:value-type="string">
            <text:p><text:s/></text:p>
          </table:table-cell>
          <table:table-cell table:style-name="ce16" table:formula="of:=[$Constants.F30]" office:value-type="float" office:value="0" calcext:value-type="float">
            <text:p>0</text:p>
          </table:table-cell>
          <table:table-cell table:style-name="ce44" table:number-columns-repeated="2"/>
          <table:table-cell table:style-name="ce55" table:number-columns-repeated="1017"/>
        </table:table-row>
        <table:table-row table:style-name="ro2" table:visibility="collapse">
          <table:table-cell table:style-name="ce16" table:formula="of:=[$Constants.A31]" office:value-type="string" office:string-value=" " calcext:value-type="string">
            <text:p><text:s/></text:p>
          </table:table-cell>
          <table:table-cell table:style-name="ce16" table:formula="of:=[$Constants.B31]" office:value-type="string" office:string-value="No" calcext:value-type="string">
            <text:p>No</text:p>
          </table:table-cell>
          <table:table-cell table:style-name="ce16" table:formula="of:=[$Constants.C31]" office:value-type="string" office:string-value=" " calcext:value-type="string">
            <text:p><text:s/></text:p>
          </table:table-cell>
          <table:table-cell table:style-name="ce16" table:formula="of:=[$Constants.D31]" office:value-type="string" office:string-value=" " calcext:value-type="string">
            <text:p><text:s/></text:p>
          </table:table-cell>
          <table:table-cell table:style-name="ce16" table:formula="of:=[$Constants.F31]" office:value-type="float" office:value="0" calcext:value-type="float">
            <text:p>0</text:p>
          </table:table-cell>
          <table:table-cell table:style-name="ce45" table:number-columns-repeated="2"/>
          <table:table-cell table:style-name="ce56" table:number-columns-repeated="1017"/>
        </table:table-row>
        <table:table-row table:style-name="ro2" table:visibility="collapse">
          <table:table-cell table:style-name="ce16" table:formula="of:=[$Constants.A32]" office:value-type="string" office:string-value="Proxy Types:" calcext:value-type="string">
            <text:p>Proxy Types:</text:p>
          </table:table-cell>
          <table:table-cell table:style-name="ce16" table:formula="of:=[$Constants.B32]" office:value-type="string" office:string-value="-" calcext:value-type="string">
            <text:p>-</text:p>
          </table:table-cell>
          <table:table-cell table:style-name="ce16" table:formula="of:=[$Constants.C32]" office:value-type="string" office:string-value=" " calcext:value-type="string">
            <text:p><text:s/></text:p>
          </table:table-cell>
          <table:table-cell table:style-name="ce16" table:formula="of:=[$Constants.D32]" office:value-type="string" office:string-value=" " calcext:value-type="string">
            <text:p><text:s/></text:p>
          </table:table-cell>
          <table:table-cell table:style-name="ce16" table:formula="of:=[$Constants.F32]"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3]" office:value-type="string" office:string-value=" " calcext:value-type="string">
            <text:p><text:s/></text:p>
          </table:table-cell>
          <table:table-cell table:style-name="ce16" table:formula="of:=[$Constants.B33]" office:value-type="string" office:string-value="Calculation" calcext:value-type="string">
            <text:p>Calculation</text:p>
          </table:table-cell>
          <table:table-cell table:style-name="ce16" table:formula="of:=[$Constants.C33]" office:value-type="string" office:string-value=" " calcext:value-type="string">
            <text:p><text:s/></text:p>
          </table:table-cell>
          <table:table-cell table:style-name="ce16" table:formula="of:=[$Constants.D33]" office:value-type="string" office:string-value=" " calcext:value-type="string">
            <text:p><text:s/></text:p>
          </table:table-cell>
          <table:table-cell table:style-name="ce16" table:formula="of:=[$Constants.F33]"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4]" office:value-type="string" office:string-value=" " calcext:value-type="string">
            <text:p><text:s/></text:p>
          </table:table-cell>
          <table:table-cell table:style-name="ce16" table:formula="of:=[$Constants.B34]" office:value-type="string" office:string-value="Data" calcext:value-type="string">
            <text:p>Data</text:p>
          </table:table-cell>
          <table:table-cell table:style-name="ce16" table:formula="of:=[$Constants.C34]" office:value-type="string" office:string-value=" " calcext:value-type="string">
            <text:p><text:s/></text:p>
          </table:table-cell>
          <table:table-cell table:style-name="ce16" table:formula="of:=[$Constants.D34]" office:value-type="string" office:string-value=" " calcext:value-type="string">
            <text:p><text:s/></text:p>
          </table:table-cell>
          <table:table-cell table:style-name="ce16" table:formula="of:=[$Constants.F34]"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5]" office:value-type="string" office:string-value=" " calcext:value-type="string">
            <text:p><text:s/></text:p>
          </table:table-cell>
          <table:table-cell table:style-name="ce16" table:formula="of:=[$Constants.B35]" office:value-type="string" office:string-value="I/O" calcext:value-type="string">
            <text:p>I/O</text:p>
          </table:table-cell>
          <table:table-cell table:style-name="ce16" table:formula="of:=[$Constants.C35]" office:value-type="string" office:string-value=" " calcext:value-type="string">
            <text:p><text:s/></text:p>
          </table:table-cell>
          <table:table-cell table:style-name="ce16" table:formula="of:=[$Constants.D35]" office:value-type="string" office:string-value=" " calcext:value-type="string">
            <text:p><text:s/></text:p>
          </table:table-cell>
          <table:table-cell table:style-name="ce16" table:formula="of:=[$Constants.F35]"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6]" office:value-type="string" office:string-value=" " calcext:value-type="string">
            <text:p><text:s/></text:p>
          </table:table-cell>
          <table:table-cell table:style-name="ce16" table:formula="of:=[$Constants.B36]" office:value-type="string" office:string-value="Logic" calcext:value-type="string">
            <text:p>Logic</text:p>
          </table:table-cell>
          <table:table-cell table:style-name="ce16" table:formula="of:=[$Constants.C36]" office:value-type="string" office:string-value=" " calcext:value-type="string">
            <text:p><text:s/></text:p>
          </table:table-cell>
          <table:table-cell table:style-name="ce16" table:formula="of:=[$Constants.D36]" office:value-type="string" office:string-value=" " calcext:value-type="string">
            <text:p><text:s/></text:p>
          </table:table-cell>
          <table:table-cell table:style-name="ce16" table:formula="of:=[$Constants.F36]"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7]" office:value-type="string" office:string-value=" " calcext:value-type="string">
            <text:p><text:s/></text:p>
          </table:table-cell>
          <table:table-cell table:style-name="ce16" table:formula="of:=[$Constants.B37]" office:value-type="string" office:string-value=" " calcext:value-type="string">
            <text:p><text:s/></text:p>
          </table:table-cell>
          <table:table-cell table:style-name="ce16" table:formula="of:=[$Constants.C37]" office:value-type="string" office:string-value=" " calcext:value-type="string">
            <text:p><text:s/></text:p>
          </table:table-cell>
          <table:table-cell table:style-name="ce16" table:formula="of:=[$Constants.D37]" office:value-type="string" office:string-value=" " calcext:value-type="string">
            <text:p><text:s/></text:p>
          </table:table-cell>
          <table:table-cell table:style-name="ce16" table:formula="of:=[$Constants.F37]"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8]" office:value-type="string" office:string-value="Sizes:" calcext:value-type="string">
            <text:p>Sizes:</text:p>
          </table:table-cell>
          <table:table-cell table:style-name="ce16" table:formula="of:=[$Constants.B38]" office:value-type="string" office:string-value="VS" calcext:value-type="string">
            <text:p>VS</text:p>
          </table:table-cell>
          <table:table-cell table:style-name="ce16" table:formula="of:=[$Constants.C38]" office:value-type="string" office:string-value="S" calcext:value-type="string">
            <text:p>S</text:p>
          </table:table-cell>
          <table:table-cell table:style-name="ce16" table:formula="of:=[$Constants.D38]" office:value-type="string" office:string-value="M" calcext:value-type="string">
            <text:p>M</text:p>
          </table:table-cell>
          <table:table-cell table:style-name="ce16" table:formula="of:=[$Constants.F38]" office:value-type="string" office:string-value="VL" calcext:value-type="string">
            <text:p>VL</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9]" office:value-type="string" office:string-value="upper" calcext:value-type="string">
            <text:p>upper</text:p>
          </table:table-cell>
          <table:table-cell table:style-name="ce16" table:formula="of:=[$Constants.B39]" office:value-type="float" office:value="-1.5" calcext:value-type="float">
            <text:p>-1.5</text:p>
          </table:table-cell>
          <table:table-cell table:style-name="ce16" table:formula="of:=[$Constants.C39]" office:value-type="float" office:value="-0.5" calcext:value-type="float">
            <text:p>-0.5</text:p>
          </table:table-cell>
          <table:table-cell table:style-name="ce16" table:formula="of:=[$Constants.D39]" office:value-type="float" office:value="0.5" calcext:value-type="float">
            <text:p>0.5</text:p>
          </table:table-cell>
          <table:table-cell table:style-name="ce16" table:formula="of:=[$Constants.F39]" office:value-type="float" office:value="99999" calcext:value-type="float">
            <text:p>99999</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0]" office:value-type="string" office:string-value="mid" calcext:value-type="string">
            <text:p>mid</text:p>
          </table:table-cell>
          <table:table-cell table:style-name="ce16" table:formula="of:=[$Constants.B40]" office:value-type="float" office:value="-2" calcext:value-type="float">
            <text:p>-2</text:p>
          </table:table-cell>
          <table:table-cell table:style-name="ce16" table:formula="of:=[$Constants.C40]" office:value-type="float" office:value="-1" calcext:value-type="float">
            <text:p>-1</text:p>
          </table:table-cell>
          <table:table-cell table:style-name="ce16" table:formula="of:=[$Constants.D40]" office:value-type="float" office:value="0" calcext:value-type="float">
            <text:p>0</text:p>
          </table:table-cell>
          <table:table-cell table:style-name="ce16" table:formula="of:=[$Constants.F40]" office:value-type="float" office:value="2" calcext:value-type="float">
            <text:p>2</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1]" office:value-type="string" office:string-value="lower" calcext:value-type="string">
            <text:p>lower</text:p>
          </table:table-cell>
          <table:table-cell table:style-name="ce16" table:formula="of:=[$Constants.B41]" office:value-type="float" office:value="0" calcext:value-type="float">
            <text:p>0</text:p>
          </table:table-cell>
          <table:table-cell table:style-name="ce16" table:formula="of:=[$Constants.C41]" office:value-type="float" office:value="-1.5" calcext:value-type="float">
            <text:p>-1.5</text:p>
          </table:table-cell>
          <table:table-cell table:style-name="ce16" table:formula="of:=[$Constants.D41]" office:value-type="float" office:value="-0.5" calcext:value-type="float">
            <text:p>-0.5</text:p>
          </table:table-cell>
          <table:table-cell table:style-name="ce16" table:formula="of:=[$Constants.F41]" office:value-type="float" office:value="1.5" calcext:value-type="float">
            <text:p>1.5</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2]" office:value-type="string" office:string-value=" " calcext:value-type="string">
            <text:p><text:s/></text:p>
          </table:table-cell>
          <table:table-cell table:style-name="ce16" table:formula="of:=[$Constants.B42]" office:value-type="float" office:value="0" calcext:value-type="float">
            <text:p>0</text:p>
          </table:table-cell>
          <table:table-cell table:style-name="ce16" table:formula="of:=[$Constants.C42]" office:value-type="float" office:value="0" calcext:value-type="float">
            <text:p>0</text:p>
          </table:table-cell>
          <table:table-cell table:style-name="ce16" table:formula="of:=[$Constants.D42]" office:value-type="float" office:value="0" calcext:value-type="float">
            <text:p>0</text:p>
          </table:table-cell>
          <table:table-cell table:style-name="ce16" table:formula="of:=[$Constants.F42]"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3]" office:value-type="string" office:string-value=" " calcext:value-type="string">
            <text:p><text:s/></text:p>
          </table:table-cell>
          <table:table-cell table:style-name="ce16" table:formula="of:=[$Constants.B43]" office:value-type="string" office:string-value=" " calcext:value-type="string">
            <text:p><text:s/></text:p>
          </table:table-cell>
          <table:table-cell table:style-name="ce16" table:formula="of:=[$Constants.C43]" office:value-type="string" office:string-value=" " calcext:value-type="string">
            <text:p><text:s/></text:p>
          </table:table-cell>
          <table:table-cell table:style-name="ce16" table:formula="of:=[$Constants.D43]" office:value-type="string" office:string-value=" " calcext:value-type="string">
            <text:p><text:s/></text:p>
          </table:table-cell>
          <table:table-cell table:style-name="ce16" table:formula="of:=[$Constants.F43]" office:value-type="string" office:string-value=" " calcext:value-type="string">
            <text:p><text:s/></text:p>
          </table:table-cell>
          <table:table-cell table:style-name="ce46" table:number-columns-repeated="2"/>
          <table:table-cell table:number-columns-repeated="1017"/>
        </table:table-row>
        <table:table-row table:style-name="ro2" table:visibility="collapse">
          <table:table-cell table:style-name="ce16" table:formula="of:=[$Constants.A44]" office:value-type="string" office:string-value="&lt;-- Mandatory" calcext:value-type="string">
            <text:p>&lt;-- Mandatory</text:p>
          </table:table-cell>
          <table:table-cell table:style-name="ce16" table:formula="of:=[$Constants.B44]" office:value-type="string" office:string-value=" " calcext:value-type="string">
            <text:p><text:s/></text:p>
          </table:table-cell>
          <table:table-cell table:style-name="ce16" table:formula="of:=[$Constants.C44]" office:value-type="string" office:string-value="✔" calcext:value-type="string">
            <text:p>✔</text:p>
          </table:table-cell>
          <table:table-cell table:style-name="ce16" table:formula="of:=[$Constants.D44]" office:value-type="string" office:string-value=" " calcext:value-type="string">
            <text:p><text:s/></text:p>
          </table:table-cell>
          <table:table-cell table:style-name="ce16" table:formula="of:=[$Constants.F44]" office:value-type="string" office:string-value=" " calcext:value-type="string">
            <text:p><text:s/></text:p>
          </table:table-cell>
          <table:table-cell table:style-name="ce47" table:number-columns-repeated="4"/>
          <table:table-cell table:style-name="ce54" table:number-columns-repeated="1015"/>
        </table:table-row>
        <table:table-row table:style-name="ro1">
          <table:table-cell table:style-name="ce1" office:value-type="string" calcext:value-type="string" table:number-columns-spanned="3" table:number-rows-spanned="1">
            <text:p>Process Script</text:p>
          </table:table-cell>
          <table:covered-table-cell table:number-columns-repeated="2" table:style-name="ce1"/>
          <table:table-cell table:number-columns-repeated="1021"/>
        </table:table-row>
        <table:table-row table:style-name="ro2">
          <table:table-cell table:number-columns-repeated="1024"/>
        </table:table-row>
        <table:table-row table:style-name="ro19" table:visibility="collapse">
          <table:table-cell table:style-name="ce17" office:value-type="string" calcext:value-type="string">
            <text:p>Minimal Guiding Indicators</text:p>
          </table:table-cell>
          <table:table-cell table:number-columns-repeated="2"/>
          <table:table-cell table:style-name="ce17"/>
          <table:table-cell table:style-name="ce18" office:value-type="string" calcext:value-type="string">
            <text:p>Minimal Sufficient Activities</text:p>
          </table:table-cell>
          <table:table-cell table:number-columns-repeated="1019"/>
        </table:table-row>
        <table:table-row table:style-name="ro20" table:visibility="collapse">
          <table:table-cell/>
          <table:table-cell office:value-type="string" calcext:value-type="string">
            <text:p>Goal</text:p>
          </table:table-cell>
          <table:table-cell office:value-type="string" calcext:value-type="string">
            <text:p>Indicator</text:p>
          </table:table-cell>
          <table:table-cell table:number-columns-repeated="2"/>
          <table:table-cell table:style-name="ce23" office:value-type="string" calcext:value-type="string">
            <text:p>Engineering Activities</text:p>
          </table:table-cell>
          <table:table-cell table:number-columns-repeated="1018"/>
        </table:table-row>
        <table:table-row table:style-name="ro5" table:visibility="collapse">
          <table:table-cell/>
          <table:table-cell table:style-name="ce19" office:value-type="string" calcext:value-type="string">
            <text:p>Cost:</text:p>
          </table:table-cell>
          <table:table-cell table:style-name="ce31" office:value-type="string" calcext:value-type="string">
            <text:p>None</text:p>
          </table:table-cell>
          <table:table-cell table:number-columns-repeated="2"/>
          <table:table-cell table:style-name="ce24" office:value-type="string" calcext:value-type="string">
            <text:p>Envision</text:p>
          </table:table-cell>
          <table:table-cell table:style-name="ce34"/>
          <table:table-cell table:number-columns-repeated="1017"/>
        </table:table-row>
        <table:table-row table:style-name="ro5" table:visibility="collapse">
          <table:table-cell/>
          <table:table-cell table:style-name="ce20" office:value-type="string" calcext:value-type="string">
            <text:p>Schedule:</text:p>
          </table:table-cell>
          <table:table-cell table:style-name="ce32" office:value-type="string" calcext:value-type="string">
            <text:p>On time</text:p>
          </table:table-cell>
          <table:table-cell table:number-columns-repeated="2"/>
          <table:table-cell table:style-name="ce25" office:value-type="string" calcext:value-type="string">
            <text:p>Analyze</text:p>
          </table:table-cell>
          <table:table-cell table:style-name="ce35"/>
          <table:table-cell table:number-columns-repeated="1017"/>
        </table:table-row>
        <table:table-row table:style-name="ro5" table:visibility="collapse">
          <table:table-cell/>
          <table:table-cell table:style-name="ce20" office:value-type="string" calcext:value-type="string">
            <text:p>Performance:</text:p>
          </table:table-cell>
          <table:table-cell table:style-name="ce33"/>
          <table:table-cell table:number-columns-repeated="2"/>
          <table:table-cell table:style-name="ce24" office:value-type="string" calcext:value-type="string">
            <text:p>Synthesize</text:p>
          </table:table-cell>
          <table:table-cell table:style-name="ce36"/>
          <table:table-cell table:number-columns-repeated="1017"/>
        </table:table-row>
        <table:table-row table:style-name="ro5" table:visibility="collapse">
          <table:table-cell/>
          <table:table-cell table:style-name="ce21" office:value-type="string" calcext:value-type="string">
            <text:p>Product:</text:p>
          </table:table-cell>
          <table:table-cell table:style-name="ce33"/>
          <table:table-cell table:number-columns-repeated="2"/>
          <table:table-cell table:style-name="ce25" office:value-type="string" calcext:value-type="string">
            <text:p>Architecture</text:p>
          </table:table-cell>
          <table:table-cell table:style-name="ce35"/>
          <table:table-cell table:number-columns-repeated="1017"/>
        </table:table-row>
        <table:table-row table:style-name="ro5" table:visibility="collapse">
          <table:table-cell/>
          <table:table-cell table:style-name="ce22" office:value-type="string" calcext:value-type="string">
            <text:p>NFR:</text:p>
          </table:table-cell>
          <table:table-cell table:style-name="ce33" office:value-type="string" calcext:value-type="string">
            <text:p>None</text:p>
          </table:table-cell>
          <table:table-cell table:number-columns-repeated="2"/>
          <table:table-cell table:style-name="ce24" office:value-type="string" calcext:value-type="string">
            <text:p>Articulate</text:p>
          </table:table-cell>
          <table:table-cell table:style-name="ce36"/>
          <table:table-cell table:number-columns-repeated="1017"/>
        </table:table-row>
        <table:table-row table:style-name="ro5" table:visibility="collapse">
          <table:table-cell/>
          <table:table-cell table:style-name="ce22" office:value-type="string" calcext:value-type="string">
            <text:p>FR:</text:p>
          </table:table-cell>
          <table:table-cell table:style-name="ce32" office:value-type="string" calcext:value-type="string">
            <text:p>Equivalence Class Partitioning</text:p>
          </table:table-cell>
          <table:table-cell table:number-columns-repeated="2"/>
          <table:table-cell table:style-name="ce25" office:value-type="string" calcext:value-type="string">
            <text:p>Construct</text:p>
          </table:table-cell>
          <table:table-cell table:style-name="ce35"/>
          <table:table-cell table:number-columns-repeated="1017"/>
        </table:table-row>
        <table:table-row table:style-name="ro5" table:visibility="collapse">
          <table:table-cell/>
          <table:table-cell table:style-name="ce21" office:value-type="string" calcext:value-type="string">
            <text:p>Process:</text:p>
          </table:table-cell>
          <table:table-cell table:style-name="ce32" office:value-type="string" calcext:value-type="string">
            <text:p>Completed spreadsheet</text:p>
          </table:table-cell>
          <table:table-cell table:number-columns-repeated="2"/>
          <table:table-cell table:style-name="ce24" office:value-type="string" calcext:value-type="string">
            <text:p>Interpret</text:p>
          </table:table-cell>
          <table:table-cell table:style-name="ce36"/>
          <table:table-cell table:number-columns-repeated="1017"/>
        </table:table-row>
        <table:table-row table:style-name="ro5" table:visibility="collapse">
          <table:table-cell table:number-columns-repeated="5"/>
          <table:table-cell table:style-name="ce25" office:value-type="string" calcext:value-type="string">
            <text:p>Integration Test</text:p>
          </table:table-cell>
          <table:table-cell table:style-name="ce35"/>
          <table:table-cell table:number-columns-repeated="1017"/>
        </table:table-row>
        <table:table-row table:style-name="ro19" table:visibility="collapse">
          <table:table-cell table:style-name="ce18"/>
          <table:table-cell table:number-columns-repeated="4"/>
          <table:table-cell table:style-name="ce23" office:value-type="string" calcext:value-type="string">
            <text:p>Operational Activities</text:p>
          </table:table-cell>
          <table:table-cell table:style-name="ce36"/>
          <table:table-cell table:number-columns-repeated="1017"/>
        </table:table-row>
        <table:table-row table:style-name="ro5" table:visibility="collapse">
          <table:table-cell table:number-columns-repeated="5"/>
          <table:table-cell table:style-name="ce24" office:value-type="string" calcext:value-type="string">
            <text:p>Plan</text:p>
          </table:table-cell>
          <table:table-cell table:number-columns-repeated="1018"/>
        </table:table-row>
        <table:table-row table:style-name="ro5" table:visibility="collapse">
          <table:table-cell/>
          <table:table-cell table:style-name="ce23"/>
          <table:table-cell table:style-name="ce34"/>
          <table:table-cell table:number-columns-repeated="2"/>
          <table:table-cell table:style-name="ce25" office:value-type="string" calcext:value-type="string">
            <text:p>Plan project</text:p>
          </table:table-cell>
          <table:table-cell table:style-name="ce35"/>
          <table:table-cell table:number-columns-repeated="1017"/>
        </table:table-row>
        <table:table-row table:style-name="ro5" table:visibility="collapse">
          <table:table-cell/>
          <table:table-cell table:style-name="ce24"/>
          <table:table-cell table:style-name="ce35" table:number-columns-repeated="2"/>
          <table:table-cell/>
          <table:table-cell table:style-name="ce24" office:value-type="string" calcext:value-type="string">
            <text:p>Monitor/Control</text:p>
          </table:table-cell>
          <table:table-cell table:style-name="ce36"/>
          <table:table-cell table:number-columns-repeated="1017"/>
        </table:table-row>
        <table:table-row table:style-name="ro5" table:visibility="collapse">
          <table:table-cell/>
          <table:table-cell table:style-name="ce25"/>
          <table:table-cell table:style-name="ce36"/>
          <table:table-cell table:number-columns-repeated="2"/>
          <table:table-cell table:style-name="ce24" office:value-type="string" calcext:value-type="string">
            <text:p>Post Mortem</text:p>
          </table:table-cell>
          <table:table-cell table:style-name="ce35"/>
          <table:table-cell table:number-columns-repeated="1017"/>
        </table:table-row>
        <table:table-row table:style-name="ro5" table:visibility="collapse">
          <table:table-cell/>
          <table:table-cell table:style-name="ce24"/>
          <table:table-cell table:style-name="ce35" table:number-columns-repeated="2"/>
          <table:table-cell/>
          <table:table-cell table:style-name="ce27" office:value-type="string" calcext:value-type="string">
            <text:p>Release</text:p>
          </table:table-cell>
          <table:table-cell table:style-name="ce35"/>
          <table:table-cell table:number-columns-repeated="1017"/>
        </table:table-row>
        <table:table-row table:style-name="ro2">
          <table:table-cell table:number-columns-repeated="1024"/>
        </table:table-row>
        <table:table-row table:style-name="ro19">
          <table:table-cell table:style-name="ce17" office:value-type="string" calcext:value-type="string">
            <text:p>Minimal Viable Process</text:p>
          </table:table-cell>
          <table:table-cell table:number-columns-repeated="3"/>
          <table:table-cell table:style-name="ce37" office:value-type="string" calcext:value-type="string">
            <text:p>Minimal Effective Practices</text:p>
          </table:table-cell>
          <table:table-cell table:style-name="ce37"/>
          <table:table-cell table:number-columns-repeated="1018"/>
        </table:table-row>
        <table:table-row table:style-name="ro20">
          <table:table-cell>
            <draw:custom-shape table:end-cell-address="Process.C90" table:end-x="150.26pt" table:end-y="2.95pt" draw:z-index="0" draw:name="Rectangle 92" draw:style-name="gr1" draw:text-style-name="P2" svg:width="247.35pt" svg:height="399.86pt" svg:x="0pt" svg:y="7.14pt">
              <text:p text:style-name="P1"><text:span text:style-name="T1"><text:tab/></text:span><text:span text:style-name="T2">Operational</text:span><text:span text:style-name="T1"><text:tab/></text:span><text:span text:style-name="T2">Engineering</text:span><text:span text:style-name="T2"><text:tab/></text:span></text:p>
              <draw:enhanced-geometry svg:viewBox="0 0 21600 21600" draw:type="rectangle" draw:enhanced-path="M 0 0 L 21600 0 21600 21600 0 21600 0 0 Z N"/>
            </draw:custom-shape>
          </table:table-cell>
          <table:table-cell table:style-name="ce26"/>
          <table:table-cell table:number-columns-repeated="2"/>
          <table:table-cell table:style-name="ce38" office:value-type="string" calcext:value-type="string">
            <text:p>MSA</text:p>
          </table:table-cell>
          <table:table-cell table:style-name="ce38" office:value-type="string" calcext:value-type="string">
            <text:p>MEP</text:p>
          </table:table-cell>
          <table:table-cell/>
          <table:table-cell table:style-name="ce57" office:value-type="string" calcext:value-type="string">
            <text:p>Spreadsheet tab on which to document MEP:</text:p>
          </table:table-cell>
          <table:table-cell table:number-columns-repeated="1016"/>
        </table:table-row>
        <table:table-row table:style-name="ro5">
          <table:table-cell/>
          <table:table-cell table:style-name="ce26"/>
          <table:table-cell table:number-columns-repeated="2"/>
          <table:table-cell table:style-name="ce39" office:value-type="string" calcext:value-type="string">
            <text:p>Pre-project</text:p>
          </table:table-cell>
          <table:table-cell table:style-name="ce48" office:value-type="string" calcext:value-type="string">
            <text:p>• Install PyCharm Edu</text:p>
          </table:table-cell>
          <table:table-cell/>
          <table:table-cell table:style-name="ce58"/>
          <table:table-cell table:number-columns-repeated="1016"/>
        </table:table-row>
        <table:table-row table:style-name="ro5">
          <table:table-cell/>
          <table:table-cell table:style-name="ce26"/>
          <table:table-cell>
            <draw:custom-shape table:end-cell-address="Process.C68" table:end-x="76.25pt" table:end-y="5.98pt" draw:z-index="1" draw:name="Connector 93" draw:style-name="gr2" draw:text-style-name="P3" xml:id="id1" draw:id="id1" svg:width="13.27pt" svg:height="14.91pt" svg:x="62.99pt" svg:y="6.09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table:end-cell-address="Process.C89" table:end-x="15.19pt" table:end-y="2.95pt" draw:z-index="6" draw:name="Straight Connector 99" draw:style-name="gr3" draw:text-style-name="P4" svg:x1="14.85pt" svg:y1="-94.99pt" svg:x2="15.19pt" svg:y2="-94.96pt">
              <text:p/>
            </draw:line>
          </table:table-cell>
          <table:table-cell/>
          <table:table-cell table:style-name="ce40"/>
          <table:table-cell table:style-name="ce49" office:value-type="string" calcext:value-type="string">
            <text:p><text:span text:style-name="T11">• </text:span><text:span text:style-name="T12">Set up GitHub account</text:span></text:p>
          </table:table-cell>
          <table:table-cell/>
          <table:table-cell table:style-name="ce58"/>
          <table:table-cell table:number-columns-repeated="1016"/>
        </table:table-row>
        <table:table-row table:style-name="ro21">
          <table:table-cell/>
          <table:table-cell table:style-name="ce27"/>
          <table:table-cell>
            <draw:connector table:end-cell-address="Process.C74" table:end-x="70.07pt" table:end-y="4.93pt" draw:z-index="7" draw:name="Elbow Connector 100" draw:style-name="gr4" draw:text-style-name="P4" svg:x1="69.62pt" svg:y1="6.01pt" svg:x2="69.96pt" svg:y2="141.11pt" draw:start-shape="id1" draw:start-glue-point="8" draw:end-shape="id2" draw:end-glue-point="0" svg:d="M5881 4092v2383h12v2383" svg:viewBox="0 0 13 4767">
              <text:p/>
            </draw:connector>
          </table:table-cell>
          <table:table-cell/>
          <table:table-cell table:style-name="ce40"/>
          <table:table-cell table:style-name="ce50" office:value-type="string" calcext:value-type="string">
            <text:p><text:span text:style-name="T11">•• </text:span><text:span text:style-name="T12">Create a new repository named "CSSE".  Select "Initialize this repository with a README"</text:span></text:p>
          </table:table-cell>
          <table:table-cell/>
          <table:table-cell table:style-name="ce58"/>
          <table:table-cell table:number-columns-repeated="1016"/>
        </table:table-row>
        <table:table-row table:style-name="ro5">
          <table:table-cell/>
          <table:table-cell table:style-name="ce28"/>
          <table:table-cell table:number-columns-repeated="2"/>
          <table:table-cell table:style-name="ce40"/>
          <table:table-cell table:style-name="ce50" office:value-type="string" calcext:value-type="string">
            <text:p>•• Use GitHub URL for "CSSE" repository</text:p>
          </table:table-cell>
          <table:table-cell/>
          <table:table-cell table:style-name="ce58"/>
          <table:table-cell table:number-columns-repeated="1016"/>
        </table:table-row>
        <table:table-row table:style-name="ro5">
          <table:table-cell/>
          <table:table-cell table:style-name="ce29"/>
          <table:table-cell table:number-columns-repeated="2"/>
          <table:table-cell table:style-name="ce40"/>
          <table:table-cell table:style-name="ce50" office:value-type="string" calcext:value-type="string">
            <text:p><text:span text:style-name="T11">•• </text:span><text:span text:style-name="T12">Share repository with user "umphress".</text:span></text:p>
          </table:table-cell>
          <table:table-cell/>
          <table:table-cell table:style-name="ce58"/>
          <table:table-cell table:number-columns-repeated="1016"/>
        </table:table-row>
        <table:table-row table:style-name="ro12">
          <table:table-cell/>
          <table:table-cell table:style-name="ce29"/>
          <table:table-cell table:number-columns-repeated="2"/>
          <table:table-cell table:style-name="ce40"/>
          <table:table-cell table:style-name="ce49" office:value-type="string" calcext:value-type="string">
            <text:p>• Start PyCharm and select "Check out from Version Control" from opening Welcome screen. </text:p>
          </table:table-cell>
          <table:table-cell/>
          <table:table-cell table:style-name="ce58"/>
          <table:table-cell table:number-columns-repeated="1016"/>
        </table:table-row>
        <table:table-row table:style-name="ro5">
          <table:table-cell/>
          <table:table-cell table:style-name="ce30"/>
          <table:table-cell table:number-columns-repeated="2"/>
          <table:table-cell table:style-name="ce40"/>
          <table:table-cell table:style-name="ce50" office:value-type="string" calcext:value-type="string">
            <text:p>•• Use GitHub URL for "CSSE" repository</text:p>
          </table:table-cell>
          <table:table-cell/>
          <table:table-cell table:style-name="ce58"/>
          <table:table-cell table:number-columns-repeated="1016"/>
        </table:table-row>
        <table:table-row table:style-name="ro20">
          <table:table-cell/>
          <table:table-cell table:style-name="ce30"/>
          <table:table-cell table:number-columns-repeated="2"/>
          <table:table-cell table:style-name="ce41"/>
          <table:table-cell table:style-name="ce51"/>
          <table:table-cell/>
          <table:table-cell table:style-name="ce58"/>
          <table:table-cell table:number-columns-repeated="1016"/>
        </table:table-row>
        <table:table-row table:style-name="ro5">
          <table:table-cell table:number-columns-repeated="2"/>
          <table:table-cell>
            <draw:custom-shape table:end-cell-address="Process.C75" table:end-x="114.04pt" table:end-y="9.04pt" draw:z-index="2" draw:name="Rounded Rectangle 94" draw:style-name="gr5" draw:text-style-name="P4" xml:id="id2" draw:id="id2" svg:width="88.16pt" svg:height="18.96pt" svg:x="25.88pt" svg:y="5.1pt">
              <text:p text:style-name="P5"><text:span text:style-name="T2">Con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table:end-cell-address="Process.C79" table:end-x="132.35pt" table:end-y="12.5pt" draw:z-index="10" draw:name="Elbow Connector 103" draw:style-name="gr4" draw:text-style-name="P4" svg:x1="78.86pt" svg:y1="89.6pt" svg:x2="114.04pt" svg:y2="14.57pt" draw:start-shape="id3" draw:start-glue-point="7" draw:end-shape="id2" draw:end-glue-point="1" svg:d="M6207 11839h1885v-2647h-644" svg:viewBox="0 0 1886 2648">
              <text:p/>
            </draw:connector>
          </table:table-cell>
          <table:table-cell/>
          <table:table-cell table:style-name="ce42" office:value-type="string" calcext:value-type="string" table:number-columns-spanned="1" table:number-rows-spanned="2">
            <text:p>Construction</text:p>
          </table:table-cell>
          <table:table-cell table:style-name="ce52" office:value-type="string" calcext:value-type="string">
            <text:p><text:span text:style-name="T11">• </text:span><text:span text:style-name="T12">Write production code.</text:span></text:p>
          </table:table-cell>
          <table:table-cell/>
          <table:table-cell table:style-name="ce48"/>
          <table:table-cell table:number-columns-repeated="1016"/>
        </table:table-row>
        <table:table-row table:style-name="ro5">
          <table:table-cell table:number-columns-repeated="2"/>
          <table:table-cell>
            <draw:connector table:end-cell-address="Process.C79" table:end-x="70.07pt" table:end-y="2.01pt" draw:z-index="9" draw:name="Straight Arrow Connector 102" draw:style-name="gr6" draw:text-style-name="P4" draw:type="line" svg:x1="69.96pt" svg:y1="9.07pt" svg:x2="69.99pt" svg:y2="64.12pt" draw:start-shape="id2" draw:start-glue-point="2" draw:end-shape="id3" draw:end-glue-point="4" svg:d="M5893 9527l1 1942" svg:viewBox="0 0 2 1943">
              <text:p/>
            </draw:connector>
          </table:table-cell>
          <table:table-cell/>
          <table:covered-table-cell table:style-name="ce42"/>
          <table:table-cell table:style-name="ce53" office:value-type="string" calcext:value-type="string">
            <text:p><text:span text:style-name="T11">• </text:span><text:span text:style-name="T12">Fix as necessary.</text:span></text:p>
          </table:table-cell>
          <table:table-cell/>
          <table:table-cell table:style-name="ce49"/>
          <table:table-cell table:number-columns-repeated="1016"/>
        </table:table-row>
        <table:table-row table:style-name="ro20">
          <table:table-cell table:number-columns-repeated="4"/>
          <table:table-cell table:style-name="ce43"/>
          <table:table-cell table:style-name="ce53" office:value-type="string" calcext:value-type="string">
            <text:p><text:span text:style-name="T11">• </text:span><text:span text:style-name="T12">Commit all code to local git repository</text:span></text:p>
          </table:table-cell>
          <table:table-cell table:style-name="ce54"/>
          <table:table-cell table:style-name="ce49"/>
          <table:table-cell table:number-columns-repeated="1016"/>
        </table:table-row>
        <table:table-row table:style-name="ro20">
          <table:table-cell table:number-columns-repeated="4"/>
          <table:table-cell table:style-name="ce42" office:value-type="string" calcext:value-type="string">
            <text:p>Post Mortem</text:p>
          </table:table-cell>
          <table:table-cell table:style-name="ce52" office:value-type="string" calcext:value-type="string">
            <text:p>• Record lines of production code written</text:p>
          </table:table-cell>
          <table:table-cell/>
          <table:table-cell table:style-name="ce48" office:value-type="string" calcext:value-type="string">
            <text:p>Plan Tab</text:p>
          </table:table-cell>
          <table:table-cell table:number-columns-repeated="1016"/>
        </table:table-row>
        <table:table-row table:style-name="ro5">
          <table:table-cell table:number-columns-repeated="2"/>
          <table:table-cell>
            <draw:custom-shape table:end-cell-address="Process.C79" table:end-x="135.44pt" table:end-y="11.96pt" draw:z-index="13" draw:name="TextBox 106" draw:style-name="gr7" draw:text-style-name="P2" svg:width="65.23pt" svg:height="20.89pt" svg:x="70.21pt" svg:y="6.09pt">
              <text:p text:style-name="P1"><text:span text:style-name="T3">not complete</text:span></text:p>
              <draw:enhanced-geometry svg:viewBox="0 0 21600 21600" draw:type="mso-spt202" draw:enhanced-path="M 0 0 L 21600 0 21600 21600 0 21600 0 0 Z N"/>
            </draw:custom-shape>
          </table:table-cell>
          <table:table-cell/>
          <table:table-cell table:style-name="ce42" office:value-type="string" calcext:value-type="string" table:number-columns-spanned="1" table:number-rows-spanned="2">
            <text:p>Release</text:p>
          </table:table-cell>
          <table:table-cell table:style-name="ce52" office:value-type="string" calcext:value-type="string">
            <text:p><text:span text:style-name="T11">• Push</text:span><text:span text:style-name="T12"> project to GitHub</text:span></text:p>
          </table:table-cell>
          <table:table-cell/>
          <table:table-cell table:style-name="ce48"/>
          <table:table-cell table:number-columns-repeated="1016"/>
        </table:table-row>
        <table:table-row table:style-name="ro5">
          <table:table-cell table:number-columns-repeated="2"/>
          <table:table-cell>
            <draw:custom-shape table:end-cell-address="Process.C80" table:end-x="78.86pt" table:end-y="8.05pt" draw:z-index="8" draw:name="Diamond 101" draw:style-name="gr8" draw:text-style-name="P3" xml:id="id3" draw:id="id3" svg:width="17.77pt" svg:height="20.95pt" svg:x="61.09pt" svg:y="2.13pt">
              <text:p/>
              <draw:enhanced-geometry svg:viewBox="0 0 21600 21600" draw:glue-points="10800 0 0 10800 10800 21600 21600 10800" draw:text-areas="5400 5400 16200 16200" draw:type="diamond" draw:enhanced-path="M 10800 0 L 21600 10800 10800 21600 0 10800 10800 0 Z N"/>
            </draw:custom-shape>
          </table:table-cell>
          <table:table-cell/>
          <table:covered-table-cell table:style-name="ce42"/>
          <table:table-cell table:style-name="ce53" office:value-type="string" calcext:value-type="string">
            <text:p><text:span text:style-name="T11">• </text:span><text:span text:style-name="T12">Upload completed spreadsheet to GitHub</text:span></text:p>
          </table:table-cell>
          <table:table-cell/>
          <table:table-cell table:style-name="ce49"/>
          <table:table-cell table:number-columns-repeated="1016"/>
        </table:table-row>
        <table:table-row table:style-name="ro2">
          <table:table-cell/>
          <table:table-cell>
            <draw:connector table:end-cell-address="Process.C82" table:end-x="70.04pt" table:end-y="6.04pt" draw:z-index="12" draw:name="Elbow Connector 105" draw:style-name="gr4" draw:text-style-name="P4" svg:x1="134.73pt" svg:y1="8.08pt" svg:x2="29.34pt" svg:y2="32.14pt" draw:start-shape="id3" draw:start-glue-point="6" draw:end-shape="id4" draw:end-glue-point="0" svg:d="M5894 12208v651h-1387v-493h-2331v691" svg:viewBox="0 0 3719 850">
              <text:p/>
            </draw:connector>
          </table:table-cell>
          <table:table-cell>
            <draw:custom-shape table:end-cell-address="Process.C81" table:end-x="61.43pt" table:end-y="7.99pt" draw:z-index="11" draw:name="TextBox 104" draw:style-name="gr9" draw:text-style-name="P2" svg:width="46.57pt" svg:height="19.87pt" svg:x="14.85pt" svg:y="1.16pt">
              <text:p text:style-name="P1"><text:span text:style-name="T3">complete</text:span></text:p>
              <draw:enhanced-geometry svg:viewBox="0 0 21600 21600" draw:type="mso-spt202" draw:enhanced-path="M 0 0 L 21600 0 21600 21600 0 21600 0 0 Z N"/>
            </draw:custom-shape>
          </table:table-cell>
          <table:table-cell table:number-columns-repeated="1021"/>
        </table:table-row>
        <table:table-row table:style-name="ro2">
          <table:table-cell table:number-columns-repeated="4"/>
          <table:table-cell office:value-type="string" calcext:value-type="string">
            <text:p>Ongoing</text:p>
          </table:table-cell>
          <table:table-cell office:value-type="string" calcext:value-type="string">
            <text:p>• Record time spent in each activity.</text:p>
          </table:table-cell>
          <table:table-cell/>
          <table:table-cell table:style-name="ce26" office:value-type="string" calcext:value-type="string">
            <text:p>Time Log</text:p>
          </table:table-cell>
          <table:table-cell table:number-columns-repeated="1016"/>
        </table:table-row>
        <table:table-row table:style-name="ro2">
          <table:table-cell>
            <draw:custom-shape table:end-cell-address="Process.C83" table:end-x="0.37pt" table:end-y="11pt" draw:z-index="5" draw:name="Rounded Rectangle 98" draw:style-name="gr10" draw:text-style-name="P4" xml:id="id4" draw:id="id4" svg:width="71.55pt" svg:height="17.89pt" svg:x="25.91pt" svg:y="6.12pt">
              <text:p text:style-name="P5"><text:span text:style-name="T2">Post Mor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6"/>
          <table:table-cell table:style-name="ce26"/>
          <table:table-cell table:number-columns-repeated="1016"/>
        </table:table-row>
        <table:table-row table:style-name="ro2">
          <table:table-cell/>
          <table:table-cell>
            <draw:connector table:end-cell-address="Process.B85" table:end-x="29.23pt" table:end-y="4.93pt" draw:z-index="3" draw:name="Straight Arrow Connector 96" draw:style-name="gr6" draw:text-style-name="P4" draw:type="line" svg:x1="29.34pt" svg:y1="11.03pt" svg:x2="158.12pt" svg:y2="-376.98pt" draw:start-shape="id4" draw:start-glue-point="2" svg:d="M2176 13688l4543-13688" svg:viewBox="0 0 4544 13689">
              <text:p/>
            </draw:connector>
          </table:table-cell>
          <table:table-cell table:number-columns-repeated="1022"/>
        </table:table-row>
        <table:table-row table:style-name="ro2">
          <table:table-cell table:number-columns-repeated="1024"/>
        </table:table-row>
        <table:table-row table:style-name="ro2">
          <table:table-cell>
            <draw:custom-shape table:end-cell-address="Process.C86" table:end-x="0.37pt" table:end-y="11.96pt" draw:z-index="14" draw:name="Rounded Rectangle 90" draw:style-name="gr11" draw:text-style-name="P4" xml:id="id5" draw:id="id5" svg:width="71.55pt" svg:height="18.88pt" svg:x="25.91pt" svg:y="6.12pt">
              <text:p text:style-name="P5"><text:span text:style-name="T2">Rel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23"/>
        </table:table-row>
        <table:table-row table:style-name="ro2">
          <table:table-cell/>
          <table:table-cell>
            <draw:connector table:end-cell-address="Process.B88" table:end-x="30.1pt" table:end-y="11.06pt" draw:z-index="15" draw:name="Straight Arrow Connector 91" draw:style-name="gr6" draw:text-style-name="P4" draw:type="line" svg:x1="29.34pt" svg:y1="11.99pt" svg:x2="30.13pt" svg:y2="37.19pt" draw:start-shape="id5" draw:start-glue-point="2" draw:end-shape="id6" draw:end-glue-point="4" svg:d="M2176 15098l28 889" svg:viewBox="0 0 29 890">
              <text:p/>
            </draw:connector>
          </table:table-cell>
          <table:table-cell table:number-columns-repeated="1022"/>
        </table:table-row>
        <table:table-row table:style-name="ro2">
          <table:table-cell table:number-columns-repeated="1024"/>
        </table:table-row>
        <table:table-row table:style-name="ro2">
          <table:table-cell/>
          <table:table-cell>
            <draw:custom-shape table:end-cell-address="Process.B89" table:end-x="36.23pt" table:end-y="9.98pt" draw:z-index="4" draw:name="Connector 97" draw:style-name="gr12" draw:text-style-name="P6" xml:id="id6" draw:id="id6" svg:width="12.19pt" svg:height="11.82pt" svg:x="24.04pt" svg:y="11.2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table:table-cell>
          <table:table-cell table:number-columns-repeated="1022"/>
        </table:table-row>
        <table:table-row table:style-name="ro2" table:number-rows-repeated="4">
          <table:table-cell table:number-columns-repeated="1024"/>
        </table:table-row>
        <table:table-row table:style-name="ro19">
          <table:table-cell table:style-name="ce17" office:value-type="string" calcext:value-type="string">
            <text:p>Minimal Guiding Indicators</text:p>
          </table:table-cell>
          <table:table-cell table:number-columns-repeated="1023"/>
        </table:table-row>
        <table:table-row table:style-name="ro2">
          <table:table-cell office:value-type="string" calcext:value-type="string">
            <text:p>Cost:</text:p>
          </table:table-cell>
          <table:table-cell/>
          <table:table-cell office:value-type="string" calcext:value-type="string">
            <text:p><text:s/>- </text:p>
          </table:table-cell>
          <table:table-cell table:number-columns-repeated="1021"/>
        </table:table-row>
        <table:table-row table:style-name="ro2">
          <table:table-cell office:value-type="string" calcext:value-type="string">
            <text:p>Schedule:</text:p>
          </table:table-cell>
          <table:table-cell/>
          <table:table-cell office:value-type="string" calcext:value-type="string">
            <text:p>Submitted on time</text:p>
          </table:table-cell>
          <table:table-cell table:number-columns-repeated="1021"/>
        </table:table-row>
        <table:table-row table:style-name="ro2">
          <table:table-cell office:value-type="string" calcext:value-type="string">
            <text:p>Performance:</text:p>
          </table:table-cell>
          <table:table-cell table:number-columns-repeated="1023"/>
        </table:table-row>
        <table:table-row table:style-name="ro2">
          <table:table-cell/>
          <table:table-cell office:value-type="string" calcext:value-type="string">
            <text:p>Product:</text:p>
          </table:table-cell>
          <table:table-cell table:number-columns-repeated="1022"/>
        </table:table-row>
        <table:table-row table:style-name="ro2">
          <table:table-cell/>
          <table:table-cell table:style-name="ce26" office:value-type="string" calcext:value-type="string">
            <text:p>NFR:</text:p>
          </table:table-cell>
          <table:table-cell office:value-type="string" calcext:value-type="string">
            <text:p>Meets delivery requirements.</text:p>
          </table:table-cell>
          <table:table-cell table:number-columns-repeated="1021"/>
        </table:table-row>
        <table:table-row table:style-name="ro2">
          <table:table-cell/>
          <table:table-cell table:style-name="ce26" office:value-type="string" calcext:value-type="string">
            <text:p>FR:</text:p>
          </table:table-cell>
          <table:table-cell office:value-type="string" calcext:value-type="string">
            <text:p>Boundary Value Analysis</text:p>
          </table:table-cell>
          <table:table-cell table:number-columns-repeated="1021"/>
        </table:table-row>
        <table:table-row table:style-name="ro2">
          <table:table-cell/>
          <table:table-cell office:value-type="string" calcext:value-type="string">
            <text:p>Process:</text:p>
          </table:table-cell>
          <table:table-cell office:value-type="string" calcext:value-type="string">
            <text:p>Evident on spreadsheet</text:p>
          </table:table-cell>
          <table:table-cell table:number-columns-repeated="1021"/>
        </table:table-row>
        <table:table-row table:style-name="ro2" table:number-rows-repeated="1048475">
          <table:table-cell table:number-columns-repeated="1024"/>
        </table:table-row>
        <table:table-row table:style-name="ro2">
          <table:table-cell table:number-columns-repeated="1024"/>
        </table:table-row>
      </table:table>
      <table:table table:name="Customer Needs" table:style-name="ta3" table:protected="true">
        <loext:table-protection loext:select-protected-cells="true" loext:select-unprotected-cells="true"/>
        <table:table-column table:style-name="co22" table:default-cell-style-name="ce6"/>
        <table:table-column table:style-name="co23" table:default-cell-style-name="ce6"/>
        <table:table-column table:style-name="co6"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28" table:default-cell-style-name="ce6"/>
        <table:table-column table:style-name="co29" table:number-columns-repeated="1016" table:default-cell-style-name="Default"/>
        <table:table-row table:style-name="ro22">
          <table:table-cell table:style-name="ce59" office:value-type="string" calcext:value-type="string" table:number-columns-spanned="3" table:number-rows-spanned="1">
            <text:p>Conversation with the customer:</text:p>
          </table:table-cell>
          <table:covered-table-cell table:number-columns-repeated="2" table:style-name="ce59"/>
          <table:table-cell table:number-columns-repeated="1021"/>
        </table:table-row>
        <table:table-row table:style-name="ro2">
          <table:table-cell table:style-name="ce60" office:value-type="string" calcext:value-type="string" table:number-columns-spanned="5" table:number-rows-spanned="1">
            <text:p>Client clarification:</text:p>
          </table:table-cell>
          <table:covered-table-cell table:number-columns-repeated="4" table:style-name="ce60"/>
          <table:table-cell table:style-name="ce104" table:number-columns-repeated="1019"/>
        </table:table-row>
        <table:table-row table:style-name="ro2">
          <table:table-cell table:style-name="ce61" office:value-type="string" calcext:value-type="string">
            <text:p>The production code must contain, at a minimum, the <text:s/>components listed below:</text:p>
          </table:table-cell>
          <table:table-cell table:style-name="ce74" table:number-columns-repeated="3"/>
          <table:table-cell table:style-name="ce92"/>
          <table:table-cell table:style-name="ce104" table:number-columns-repeated="1019"/>
        </table:table-row>
        <table:table-row table:style-name="ro23">
          <table:table-cell table:style-name="ce62" office:value-type="string" calcext:value-type="string" table:number-columns-spanned="5" table:number-rows-spanned="1">
            <text:p>convertString2Dictionary</text:p>
          </table:table-cell>
          <table:covered-table-cell table:number-columns-repeated="4" table:style-name="ce62"/>
          <table:table-cell table:style-name="ce104" table:number-columns-repeated="1019"/>
        </table:table-row>
        <table:table-row table:style-name="ro23">
          <table:table-cell table:style-name="ce63" office:value-type="string" calcext:value-type="string">
            <text:p>You are free to implement additional classes and methods than those described here.</text:p>
          </table:table-cell>
          <table:table-cell table:style-name="ce75" table:number-columns-repeated="3"/>
          <table:table-cell table:style-name="ce93"/>
          <table:table-cell table:style-name="ce104" table:number-columns-repeated="1019"/>
        </table:table-row>
        <table:table-row table:style-name="ro24">
          <table:table-cell table:style-name="ce64"/>
          <table:table-cell table:number-columns-repeated="1023"/>
        </table:table-row>
        <table:table-row table:style-name="ro2">
          <table:table-cell table:style-name="ce65" office:value-type="string" calcext:value-type="string" table:number-columns-spanned="5" table:number-rows-spanned="1">
            <text:p>Client Clarification 2:</text:p>
          </table:table-cell>
          <table:covered-table-cell table:number-columns-repeated="4" table:style-name="ce65"/>
          <table:table-cell table:style-name="ce105" table:number-columns-repeated="1019"/>
        </table:table-row>
        <table:table-row table:style-name="ro2">
          <table:table-cell table:style-name="ce66" office:value-type="string" calcext:value-type="string" table:number-columns-spanned="5" table:number-rows-spanned="1">
            <text:p>Method interfaces should be constructed so that parameters can be specified by position (where possible) or name.</text:p>
          </table:table-cell>
          <table:covered-table-cell table:number-columns-repeated="4" table:style-name="ce66"/>
          <table:table-cell table:number-columns-repeated="1019"/>
        </table:table-row>
        <table:table-row table:style-name="ro6" table:visibility="collapse">
          <table:table-cell table:style-name="ce55" table:number-columns-repeated="5"/>
          <table:table-cell table:style-name="ce104" table:number-columns-repeated="1019"/>
        </table:table-row>
        <table:table-row table:style-name="ro2" table:visibility="collapse">
          <table:table-cell table:style-name="ce65" office:value-type="string" calcext:value-type="string" table:number-columns-spanned="5" table:number-rows-spanned="1">
            <text:p>Client Clarification 3:</text:p>
          </table:table-cell>
          <table:covered-table-cell table:number-columns-repeated="4" table:style-name="ce65"/>
          <table:table-cell table:style-name="ce105" table:number-columns-repeated="1019"/>
        </table:table-row>
        <table:table-row table:style-name="ro2" table:visibility="collapse">
          <table:table-cell table:style-name="ce67" office:value-type="string" calcext:value-type="string" table:number-columns-spanned="5" table:number-rows-spanned="1">
            <text:p>Values raised by exceptions are explanatory strings having the following format:</text:p>
          </table:table-cell>
          <table:covered-table-cell table:number-columns-repeated="4" table:style-name="ce67"/>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name of the class raising the exception</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a period</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name of the method raising the exception</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a colon and two spaces</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3"/>
          <table:table-cell table:style-name="ce77" office:value-type="string" calcext:value-type="string" table:number-columns-spanned="3" table:number-rows-spanned="1">
            <text:p>a useful diagnostic message of your choice</text:p>
          </table:table-cell>
          <table:covered-table-cell table:number-columns-repeated="2" table:style-name="ce77"/>
          <table:table-cell table:style-name="ce93"/>
          <table:table-cell table:number-columns-repeated="1019"/>
        </table:table-row>
        <table:table-row table:style-name="ro16">
          <table:table-cell table:style-name="ce55" table:number-columns-repeated="5"/>
          <table:table-cell table:style-name="ce104" table:number-columns-repeated="1019"/>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s</text:p>
          </table:table-cell>
          <table:covered-table-cell table:number-columns-repeated="6" table:style-name="ce1"/>
          <table:table-cell table:number-columns-repeated="1017"/>
        </table:table-row>
        <table:table-row table:style-name="ro25">
          <table:table-cell table:style-name="ce4" office:value-type="string" calcext:value-type="string">
            <text:p>Background:</text:p>
          </table:table-cell>
          <table:table-cell table:style-name="ce78" office:value-type="string" calcext:value-type="string" table:number-columns-spanned="7" table:number-rows-spanned="1">
            <text:p>We are developing a set of microservices that derives geographic position from star sighting information. <text:s/>Each microservice receives its input in a URL-encoded string and outputs a result as a UTF-8 string. <text:s text:c="2"/>We will start by first writing a support function that creates a Python dictionary from a URL-encoded string containing value-key pairs.</text:p>
          </table:table-cell>
          <table:covered-table-cell table:number-columns-repeated="6" table:style-name="ce78"/>
          <table:table-cell table:number-columns-repeated="1016"/>
        </table:table-row>
        <table:table-row table:style-name="ro3">
          <table:table-cell table:style-name="ce4" office:value-type="string" calcext:value-type="string">
            <text:p>Functional Requirements:</text:p>
          </table:table-cell>
          <table:table-cell table:style-name="ce79" office:value-type="string" calcext:value-type="string" table:number-columns-spanned="2" table:number-rows-spanned="1">
            <text:p>def convertString2Dictionary</text:p>
          </table:table-cell>
          <table:covered-table-cell table:style-name="ce79"/>
          <table:table-cell table:style-name="ce85" table:number-columns-repeated="5"/>
          <table:table-cell table:number-columns-repeated="1016"/>
        </table:table-row>
        <table:table-row table:style-name="ro26">
          <table:table-cell table:style-name="ce69"/>
          <table:table-cell table:style-name="ce12"/>
          <table:table-cell table:style-name="ce84" office:value-type="string" calcext:value-type="string">
            <text:p>Abstraction:</text:p>
          </table:table-cell>
          <table:table-cell table:style-name="ce86" office:value-type="string" calcext:value-type="string" table:number-columns-spanned="5" table:number-rows-spanned="1">
            <text:p><text:span text:style-name="T27">convertString2Dictionary</text:span><text:span text:style-name="T28"> is a  function that converts a URL-encoded string containing key-value pairs to Python dictionary containing equivalent information.</text:span></text:p>
          </table:table-cell>
          <table:covered-table-cell table:number-columns-repeated="4" table:style-name="ce86"/>
          <table:table-cell table:number-columns-repeated="1016"/>
        </table:table-row>
        <table:table-row table:style-name="ro19">
          <table:table-cell table:style-name="ce69"/>
          <table:table-cell table:style-name="ce80" office:value-type="string" calcext:value-type="string" table:number-columns-spanned="2" table:number-rows-spanned="1">
            <text:p>method</text:p>
          </table:table-cell>
          <table:covered-table-cell table:style-name="ce80"/>
          <table:table-cell table:style-name="ce87" office:value-type="string" calcext:value-type="string" table:number-columns-spanned="5" table:number-rows-spanned="1">
            <text:p>description</text:p>
          </table:table-cell>
          <table:covered-table-cell table:number-columns-repeated="4" table:style-name="ce87"/>
          <table:table-cell table:number-columns-repeated="1016"/>
        </table:table-row>
        <table:table-row table:style-name="ro27">
          <table:table-cell table:style-name="ce69"/>
          <table:table-cell table:style-name="ce81" office:value-type="string" calcext:value-type="string" table:number-columns-spanned="2" table:number-rows-spanned="1">
            <text:p>convertString2Dictionary</text:p>
          </table:table-cell>
          <table:covered-table-cell table:style-name="ce81"/>
          <table:table-cell table:style-name="ce88" office:value-type="string" calcext:value-type="string" table:number-columns-spanned="5" table:number-rows-spanned="1">
            <text:p>convertString2Dictionary(inputString)</text:p>
          </table:table-cell>
          <table:covered-table-cell table:number-columns-repeated="4" table:style-name="ce88"/>
          <table:table-cell table:number-columns-repeated="1016"/>
        </table:table-row>
        <table:table-row table:style-name="ro10">
          <table:table-cell table:style-name="ce70"/>
          <table:table-cell table:style-name="ce11"/>
          <table:table-cell table:style-name="ce84"/>
          <table:table-cell table:style-name="ce9" office:value-type="string" calcext:value-type="string" table:number-columns-spanned="5" table:number-rows-spanned="1">
            <text:p>Converts a string containing key-value pairs into a Python dictionary equivalent.</text:p>
          </table:table-cell>
          <table:covered-table-cell table:number-columns-repeated="4" table:style-name="ce9"/>
          <table:table-cell table:number-columns-repeated="1016"/>
        </table:table-row>
        <table:table-row table:style-name="ro28">
          <table:table-cell table:style-name="ce70"/>
          <table:table-cell table:style-name="ce11"/>
          <table:table-cell table:style-name="ce84"/>
          <table:table-cell table:style-name="ce89" office:value-type="string" calcext:value-type="string">
            <text:p>Parameters:</text:p>
          </table:table-cell>
          <table:table-cell table:style-name="ce95" office:value-type="string" calcext:value-type="string" table:number-columns-spanned="4" table:number-rows-spanned="1">
            <text:p>"inputString" is a UTF-8 string that contains key-value pairs in a percent-encoded format suitable for use as part of a URL. <text:s/>Each key begins with an alphabetic character followed by one or more alphabetic or numeric characters with no embedded blank characters. <text:s/>A value is a consecutive sequence of one or more alphabetic or numeric characters with no embedded blank characters. <text:s/>The key and its associated value are separated by an equal symbol and, possibily, one or more spaces. <text:s/>At least one key-value pair must be present. <text:s/>Key-value pairs are separated by commas and, possibly, one or more spaces. <text:s/>The only valid characters in the unencoded string are letters (upper and lower case), digits, the equal sign, and the comma. <text:s/>This parameter is optional, defaulting to an empty string if missing. <text:s/>If present, it is guaranteed to be a percent-encoded UTF-8 string. <text:s/>Examples of valid and invalid inputs are given below.</text:p>
          </table:table-cell>
          <table:covered-table-cell table:number-columns-repeated="3" table:style-name="ce95"/>
          <table:table-cell table:number-columns-repeated="1016"/>
        </table:table-row>
        <table:table-row table:style-name="ro16">
          <table:table-cell table:style-name="ce70"/>
          <table:table-cell table:style-name="ce11"/>
          <table:table-cell table:style-name="ce84"/>
          <table:table-cell table:style-name="ce89" office:value-type="string" calcext:value-type="string">
            <text:p>Returns:</text:p>
          </table:table-cell>
          <table:table-cell table:style-name="ce96" office:value-type="string" calcext:value-type="string" table:number-columns-spanned="4" table:number-rows-spanned="1">
            <text:p>On valid input: <text:s/>returns a Python dictionary with key-values matching those of the input string. <text:s/></text:p>
          </table:table-cell>
          <table:covered-table-cell table:number-columns-repeated="3" table:style-name="ce96"/>
          <table:table-cell table:number-columns-repeated="1016"/>
        </table:table-row>
        <table:table-row table:style-name="ro19">
          <table:table-cell table:style-name="ce70"/>
          <table:table-cell table:style-name="ce11"/>
          <table:table-cell table:style-name="ce84"/>
          <table:table-cell table:style-name="ce89"/>
          <table:table-cell table:style-name="ce97" office:value-type="string" calcext:value-type="string" table:number-columns-spanned="4" table:number-rows-spanned="1">
            <text:p>On invalid input: <text:s/>returns only the Python dictionary {'error': 'true'}.</text:p>
          </table:table-cell>
          <table:covered-table-cell table:number-columns-repeated="3" table:style-name="ce97"/>
          <table:table-cell table:number-columns-repeated="1016"/>
        </table:table-row>
        <table:table-row table:style-name="ro5">
          <table:table-cell table:style-name="ce69"/>
          <table:table-cell table:style-name="ce11"/>
          <table:table-cell table:style-name="ce84"/>
          <table:table-cell table:style-name="ce90" office:value-type="string" calcext:value-type="string">
            <text:p>State change:</text:p>
          </table:table-cell>
          <table:table-cell table:style-name="ce96" office:value-type="string" calcext:value-type="string" table:number-columns-spanned="4" table:number-rows-spanned="1">
            <text:p>No state is retained or changed.</text:p>
          </table:table-cell>
          <table:covered-table-cell table:number-columns-repeated="3" table:style-name="ce96"/>
          <table:table-cell table:style-name="ce11"/>
          <table:table-cell table:number-columns-repeated="1015"/>
        </table:table-row>
        <table:table-row table:style-name="ro27">
          <table:table-cell table:style-name="ce70"/>
          <table:table-cell table:style-name="ce82"/>
          <table:table-cell table:style-name="ce84"/>
          <table:table-cell table:style-name="ce90" office:value-type="string" calcext:value-type="string">
            <text:p>Exceptions:</text:p>
          </table:table-cell>
          <table:table-cell table:style-name="ce98" office:value-type="string" calcext:value-type="string" table:number-columns-spanned="4" table:number-rows-spanned="1">
            <text:p>No exceptions are raised. </text:p>
          </table:table-cell>
          <table:covered-table-cell table:number-columns-repeated="3" table:style-name="ce98"/>
          <table:table-cell table:number-columns-repeated="1016"/>
        </table:table-row>
        <table:table-row table:style-name="ro27">
          <table:table-cell table:style-name="ce70"/>
          <table:table-cell table:style-name="ce83"/>
          <table:table-cell table:style-name="ce84"/>
          <table:table-cell table:style-name="ce91" office:value-type="string" calcext:value-type="string">
            <text:p>Examples:</text:p>
          </table:table-cell>
          <table:table-cell table:style-name="ce99" office:value-type="string" calcext:value-type="string">
            <text:p>Valid parameter values</text:p>
          </table:table-cell>
          <table:table-cell table:style-name="ce106" table:number-columns-spanned="3" table:number-rows-spanned="1"/>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abc%3D123'</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abc':'123'}</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function%20%3D%20get_stars'</text:p>
          </table:table-cell>
          <table:covered-table-cell table:number-columns-repeated="2" table:style-name="ce106"/>
          <table:table-cell table:number-columns-repeated="1016"/>
        </table:table-row>
        <table:table-row table:style-name="ro6">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function':'get_star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function%3D%20calculatePosition%2C%20sighting%3DBetelgeuse'</text:p>
          </table:table-cell>
          <table:covered-table-cell table:number-columns-repeated="2" table:style-name="ce106"/>
          <table:table-cell table:number-columns-repeated="1016"/>
        </table:table-row>
        <table:table-row table:style-name="ro16">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function':'calculatePosition', 'sighting':'Betelgeus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1" office:value-type="string" calcext:value-type="string">
            <text:p>Invalid parameter values</text:p>
          </table:table-cell>
          <table:table-cell table:style-name="ce106" table:number-columns-spanned="3" table:number-rows-spanned="1"/>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ey%3Dvalue%2C%20key%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6">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duplicate key</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7" office:value-type="string" calcext:value-type="string" table:number-columns-spanned="3" table:number-rows-spanned="1">
            <text:p> 'key%3D'</text:p>
            <text:p>'key%3D'</text:p>
            <text:p>'key%3D'</text:p>
          </table:table-cell>
          <table:covered-table-cell table:number-columns-repeated="2" table:style-name="ce107"/>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3">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missing 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9">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missing key</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1key%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3">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key is invalid</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20e%20y%20%3D%20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key has embedded blank character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no key-value pairs are present.</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ey1%3Dvalue%3B%20key2%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2" office:value-type="string" calcext:value-type="string">
            <text:p>Rationale:</text:p>
          </table:table-cell>
          <table:table-cell table:style-name="ce108" office:value-type="string" calcext:value-type="string" table:number-columns-spanned="3" table:number-rows-spanned="1">
            <text:p>key-value pairs are not separated by a legal separator</text:p>
          </table:table-cell>
          <table:covered-table-cell table:number-columns-repeated="2" table:style-name="ce108"/>
          <table:table-cell table:number-columns-repeated="1016"/>
        </table:table-row>
        <table:table-row table:style-name="ro27">
          <table:table-cell table:style-name="ce70"/>
          <table:table-cell table:style-name="ce83"/>
          <table:table-cell table:style-name="ce84"/>
          <table:table-cell table:style-name="ce91"/>
          <table:table-cell table:style-name="ce103"/>
          <table:table-cell table:style-name="ce106" table:number-columns-repeated="3"/>
          <table:table-cell table:number-columns-repeated="1016"/>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 by Example</text:p>
          </table:table-cell>
          <table:covered-table-cell table:number-columns-repeated="6" table:style-name="ce1"/>
          <table:table-cell table:number-columns-repeated="1017"/>
        </table:table-row>
        <table:table-row table:style-name="ro2">
          <table:table-cell office:value-type="string" calcext:value-type="string">
            <text:p>The following is an example of how your customer plans to use the code:</text:p>
          </table:table-cell>
          <table:table-cell table:number-columns-repeated="1023"/>
        </table:table-row>
        <table:table-row table:style-name="ro2">
          <table:table-cell table:number-columns-repeated="1024"/>
        </table:table-row>
        <table:table-row table:style-name="ro5">
          <table:table-cell table:style-name="ce71" office:value-type="string" calcext:value-type="string">
            <text:p><text:span text:style-name="T13">import </text:span><text:span text:style-name="T14">softwareprocess.convertString2Dictionary </text:span><text:span text:style-name="T15">as </text:span><text:span text:style-name="T16">cs2d</text:span></text:p>
          </table:table-cell>
          <table:table-cell table:number-columns-repeated="1023"/>
        </table:table-row>
        <table:table-row table:style-name="ro5">
          <table:table-cell table:style-name="ce71" office:value-type="string" calcext:value-type="string">
            <text:p><text:span text:style-name="T17">import </text:span><text:span text:style-name="T18">urllib</text:span></text:p>
          </table:table-cell>
          <table:table-cell table:number-columns-repeated="1023"/>
        </table:table-row>
        <table:table-row table:style-name="ro2">
          <table:table-cell table:number-columns-repeated="1024"/>
        </table:table-row>
        <table:table-row table:style-name="ro5">
          <table:table-cell table:style-name="ce72" office:value-type="string" calcext:value-type="string">
            <text:p># convert human-readable key=value to percent-encoded string</text:p>
          </table:table-cell>
          <table:table-cell table:number-columns-repeated="1023"/>
        </table:table-row>
        <table:table-row table:style-name="ro5">
          <table:table-cell table:style-name="ce73" office:value-type="string" calcext:value-type="string">
            <text:p><text:span text:style-name="T19">inputValue = urllib.quote(</text:span><text:span text:style-name="T20">"key=value"</text:span><text:span text:style-name="T21">)</text:span></text:p>
          </table:table-cell>
          <table:table-cell table:number-columns-repeated="1023"/>
        </table:table-row>
        <table:table-row table:style-name="ro5">
          <table:table-cell table:style-name="ce72" office:value-type="string" calcext:value-type="string">
            <text:p># convert percent-encoded string to dictionary</text:p>
          </table:table-cell>
          <table:table-cell table:number-columns-repeated="1023"/>
        </table:table-row>
        <table:table-row table:style-name="ro5">
          <table:table-cell table:style-name="ce73" office:value-type="string" calcext:value-type="string">
            <text:p><text:span text:style-name="T19">outputValue = cs2d.convertString2Dictionary(</text:span><text:span text:style-name="T22">inputString </text:span><text:span text:style-name="T23">= inputValue)</text:span></text:p>
          </table:table-cell>
          <table:table-cell table:number-columns-repeated="1023"/>
        </table:table-row>
        <table:table-row table:style-name="ro5">
          <table:table-cell table:style-name="ce72" office:value-type="string" calcext:value-type="string">
            <text:p># iterate through keys, print key and corresponding value</text:p>
          </table:table-cell>
          <table:table-cell table:number-columns-repeated="1023"/>
        </table:table-row>
        <table:table-row table:style-name="ro5">
          <table:table-cell table:style-name="ce71" office:value-type="string" calcext:value-type="string">
            <text:p><text:span text:style-name="T13">for </text:span><text:span text:style-name="T14">key </text:span><text:span text:style-name="T15">in </text:span><text:span text:style-name="T16">outputValue.keys():</text:span></text:p>
          </table:table-cell>
          <table:table-cell table:number-columns-repeated="1023"/>
        </table:table-row>
        <table:table-row table:style-name="ro5">
          <table:table-cell table:style-name="ce73" office:value-type="string" calcext:value-type="string">
            <text:p><text:span text:style-name="T24">    </text:span><text:span text:style-name="T25">print</text:span><text:span text:style-name="T16">(</text:span><text:span text:style-name="T26">'key={0}, value={1}'</text:span><text:span text:style-name="T16">.format(key, outputValue[key]))</text:span></text:p>
          </table:table-cell>
          <table:table-cell table:number-columns-repeated="1023"/>
        </table:table-row>
        <table:table-row table:style-name="ro2" table:number-rows-repeated="1048501">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assessment.$#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assessment.$#REF!$#REF!"/>
          <table:named-expression table:name="HistoricalData4A" table:base-cell-address="$Description.$A$1" table:expression="$assessment.$#REF!$#REF!"/>
          <table:named-expression table:name="l" table:base-cell-address="$Description.$A$1" table:expression="#REF!"/>
          <table:named-expression table:name="LessonLearned4A" table:base-cell-address="$Description.$A$1" table:expression="$assessment.$#REF!$#REF!"/>
          <table:named-expression table:name="OperationalSpecification" table:base-cell-address="$Description.$A$1" table:expression="#REF!"/>
          <table:named-expression table:name="OperationalSpecification6A" table:base-cell-address="$Description.$A$1" table:expression="$assessment.$#REF!$#REF!"/>
          <table:named-expression table:name="ProjectPlanSummary4A" table:base-cell-address="$Description.$A$1" table:expression="$assessment.$#REF!$#REF!"/>
          <table:named-expression table:name="Schedule6A" table:base-cell-address="$Description.$A$1" table:expression="$assessment.$#REF!$#REF!"/>
          <table:named-expression table:name="SizeEstimate4A" table:base-cell-address="$Description.$A$1" table:expression="$assessment.$#REF!$#REF!"/>
          <table:named-expression table:name="SourceCode4A" table:base-cell-address="$Description.$A$1" table:expression="$assessment.$#REF!$#REF!"/>
          <table:named-expression table:name="TaskPlan" table:base-cell-address="$Description.$A$1" table:expression="#REF!"/>
          <table:named-expression table:name="TaskPlan6A" table:base-cell-address="$Description.$A$1" table:expression="$assessment.$#REF!$#REF!"/>
          <table:named-expression table:name="TestReport4A" table:base-cell-address="$Description.$A$1" table:expression="$assessment.$#REF!$#REF!"/>
          <table:named-expression table:name="TimeLog4A" table:base-cell-address="$Description.$A$1" table:expression="$assessment.$#REF!$#REF!"/>
          <table:named-expression table:name="toc6A" table:base-cell-address="$Description.$A$1" table:expression="$assessment.$#REF!$#REF!"/>
        </table:named-expressions>
      </table:table>
      <table:table table:name="Spec Notes" table:style-name="ta4">
        <table:table-column table:style-name="co29" table:default-cell-style-name="Default"/>
        <table:table-column table:style-name="co30" table:default-cell-style-name="ce6"/>
        <table:table-column table:style-name="co31" table:default-cell-style-name="ce6"/>
        <table:table-column table:style-name="co23" table:default-cell-style-name="ce6"/>
        <table:table-column table:style-name="co29" table:default-cell-style-name="Default"/>
        <table:table-column table:style-name="co32" table:default-cell-style-name="ce6"/>
        <table:table-column table:style-name="co23" table:default-cell-style-name="ce6"/>
        <table:table-column table:style-name="co29" table:number-columns-repeated="1017" table:default-cell-style-name="Default"/>
        <table:table-row table:style-name="ro1">
          <table:table-cell table:style-name="ce1" office:value-type="string" calcext:value-type="string" table:number-columns-spanned="6" table:number-rows-spanned="1">
            <text:p>Specification Notes</text:p>
          </table:table-cell>
          <table:covered-table-cell table:number-columns-repeated="5" table:style-name="ce1"/>
          <table:table-cell table:number-columns-repeated="1018"/>
        </table:table-row>
        <table:table-row table:style-name="ro2" table:number-rows-repeated="1048574">
          <table:table-cell table:number-columns-repeated="1024"/>
        </table:table-row>
        <table:table-row table:style-name="ro2">
          <table:table-cell table:number-columns-repeated="1024"/>
        </table:table-row>
      </table:table>
      <table:table table:name="Assessment" table:style-name="ta5" table:protected="true">
        <loext:table-protection loext:select-protected-cells="true" loext:select-unprotected-cells="true"/>
        <office:forms form:automatic-focus="false" form:apply-design-mode="false"/>
        <table:table-column table:style-name="co33" table:default-cell-style-name="ce55"/>
        <table:table-column table:style-name="co34" table:default-cell-style-name="ce55"/>
        <table:table-column table:style-name="co23" table:number-columns-repeated="2" table:default-cell-style-name="ce55"/>
        <table:table-column table:style-name="co35" table:default-cell-style-name="ce55"/>
        <table:table-column table:style-name="co36" table:number-columns-repeated="252" table:default-cell-style-name="ce55"/>
        <table:table-column table:style-name="co36" table:number-columns-repeated="767" table:default-cell-style-name="Default"/>
        <table:table-row table:style-name="ro2" table:visibility="collapse">
          <table:table-cell table:style-name="ce16" table:formula="of:=[$Constants.A1]" office:value-type="string" office:string-value="Constants" calcext:value-type="string">
            <text:p>Constants</text:p>
          </table:table-cell>
          <table:table-cell table:style-name="ce16" table:formula="of:=[$Constants.B1]" office:value-type="string" office:string-value=" " calcext:value-type="string">
            <text:p><text:s/></text:p>
          </table:table-cell>
          <table:table-cell table:style-name="ce16" table:formula="of:=[$Constants.C1]" office:value-type="string" office:string-value=" " calcext:value-type="string">
            <text:p><text:s/></text:p>
          </table:table-cell>
          <table:table-cell table:style-name="ce16" table:formula="of:=[$Constants.D1]" office:value-type="string" office:string-value=" " calcext:value-type="string">
            <text:p><text:s/></text:p>
          </table:table-cell>
          <table:table-cell table:style-name="ce16" table:formula="of:=[$Constants.E1]" office:value-type="string" office:string-value=" " calcext:value-type="string">
            <text:p><text:s/></text:p>
          </table:table-cell>
          <table:table-cell table:style-name="ce16" table:formula="of:=[$Constants.F1]" office:value-type="string" office:string-value="Assignment 2" calcext:value-type="string">
            <text:p>Assignment 2</text:p>
          </table:table-cell>
          <table:table-cell table:number-columns-repeated="3" table:style-name="ce44" office:value-type="string" calcext:value-type="string">
            <text:p><text:s/></text:p>
          </table:table-cell>
          <table:table-cell table:number-columns-repeated="1015"/>
        </table:table-row>
        <table:table-row table:style-name="ro2" table:visibility="collapse">
          <table:table-cell table:style-name="ce16" table:formula="of:=[$Constants.A2]" office:value-type="string" office:string-value="Start date:" calcext:value-type="string">
            <text:p>Start date:</text:p>
          </table:table-cell>
          <table:table-cell table:style-name="ce16" table:formula="of:=[$Constants.B2]" office:value-type="float" office:value="36526" calcext:value-type="float">
            <text:p>36526</text:p>
          </table:table-cell>
          <table:table-cell table:style-name="ce16" table:formula="of:=[$Constants.C2]" office:value-type="string" office:string-value=" " calcext:value-type="string">
            <text:p><text:s/></text:p>
          </table:table-cell>
          <table:table-cell table:style-name="ce16" table:formula="of:=[$Constants.D2]" office:value-type="string" office:string-value="Grades:" calcext:value-type="string">
            <text:p>Grades:</text:p>
          </table:table-cell>
          <table:table-cell table:style-name="ce16" table:formula="of:=[$Constants.E2]" office:value-type="string" office:string-value="AA" calcext:value-type="string">
            <text:p>AA</text:p>
          </table:table-cell>
          <table:table-cell table:style-name="ce16"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6" table:formula="of:=[$Constants.A3]" office:value-type="string" office:string-value="End date:" calcext:value-type="string">
            <text:p>End date:</text:p>
          </table:table-cell>
          <table:table-cell table:style-name="ce16" table:formula="of:=[$Constants.B3]" office:value-type="float" office:value="73051" calcext:value-type="float">
            <text:p>73051</text:p>
          </table:table-cell>
          <table:table-cell table:style-name="ce16" table:formula="of:=[$Constants.C3]" office:value-type="string" office:string-value=" " calcext:value-type="string">
            <text:p><text:s/></text:p>
          </table:table-cell>
          <table:table-cell table:style-name="ce16" table:formula="of:=[$Constants.D3]" office:value-type="string" office:string-value=" " calcext:value-type="string">
            <text:p><text:s/></text:p>
          </table:table-cell>
          <table:table-cell table:style-name="ce16" table:formula="of:=[$Constants.E3]" office:value-type="string" office:string-value="A" calcext:value-type="string">
            <text:p>A</text:p>
          </table:table-cell>
          <table:table-cell table:style-name="ce16"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6" table:formula="of:=[$Constants.A4]" office:value-type="string" office:string-value="Phases:" calcext:value-type="string">
            <text:p>Phases:</text:p>
          </table:table-cell>
          <table:table-cell table:style-name="ce16" table:formula="of:=[$Constants.B4]" office:value-type="string" office:string-value="Analysis" calcext:value-type="string">
            <text:p>Analysis</text:p>
          </table:table-cell>
          <table:table-cell table:style-name="ce16" table:formula="of:=[$Constants.C4]" office:value-type="string" office:string-value=" " calcext:value-type="string">
            <text:p><text:s/></text:p>
          </table:table-cell>
          <table:table-cell table:style-name="ce16" table:formula="of:=[$Constants.D4]" office:value-type="string" office:string-value=" " calcext:value-type="string">
            <text:p><text:s/></text:p>
          </table:table-cell>
          <table:table-cell table:style-name="ce16" table:formula="of:=[$Constants.E4]" office:value-type="string" office:string-value="AB" calcext:value-type="string">
            <text:p>AB</text:p>
          </table:table-cell>
          <table:table-cell table:style-name="ce16"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6" table:formula="of:=[$Constants.A5]" office:value-type="string" office:string-value=" " calcext:value-type="string">
            <text:p><text:s/></text:p>
          </table:table-cell>
          <table:table-cell table:style-name="ce16" table:formula="of:=[$Constants.B5]" office:value-type="string" office:string-value="Architecture" calcext:value-type="string">
            <text:p>Architecture</text:p>
          </table:table-cell>
          <table:table-cell table:style-name="ce16" table:formula="of:=[$Constants.C5]" office:value-type="string" office:string-value=" " calcext:value-type="string">
            <text:p><text:s/></text:p>
          </table:table-cell>
          <table:table-cell table:style-name="ce16" table:formula="of:=[$Constants.D5]" office:value-type="string" office:string-value=" " calcext:value-type="string">
            <text:p><text:s/></text:p>
          </table:table-cell>
          <table:table-cell table:style-name="ce16" table:formula="of:=[$Constants.E5]" office:value-type="string" office:string-value="B" calcext:value-type="string">
            <text:p>B</text:p>
          </table:table-cell>
          <table:table-cell table:style-name="ce16"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6" table:formula="of:=[$Constants.A6]" office:value-type="string" office:string-value=" " calcext:value-type="string">
            <text:p><text:s/></text:p>
          </table:table-cell>
          <table:table-cell table:style-name="ce16" table:formula="of:=[$Constants.B6]" office:value-type="string" office:string-value="Project planning" calcext:value-type="string">
            <text:p>Project planning</text:p>
          </table:table-cell>
          <table:table-cell table:style-name="ce16" table:formula="of:=[$Constants.C6]" office:value-type="string" office:string-value=" " calcext:value-type="string">
            <text:p><text:s/></text:p>
          </table:table-cell>
          <table:table-cell table:style-name="ce16" table:formula="of:=[$Constants.D6]" office:value-type="string" office:string-value=" " calcext:value-type="string">
            <text:p><text:s/></text:p>
          </table:table-cell>
          <table:table-cell table:style-name="ce16" table:formula="of:=[$Constants.E6]" office:value-type="string" office:string-value="BC" calcext:value-type="string">
            <text:p>BC</text:p>
          </table:table-cell>
          <table:table-cell table:style-name="ce16"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6" table:formula="of:=[$Constants.A7]" office:value-type="string" office:string-value=" " calcext:value-type="string">
            <text:p><text:s/></text:p>
          </table:table-cell>
          <table:table-cell table:style-name="ce16" table:formula="of:=[$Constants.B7]" office:value-type="string" office:string-value="Interation planning" calcext:value-type="string">
            <text:p>Interation planning</text:p>
          </table:table-cell>
          <table:table-cell table:style-name="ce16" table:formula="of:=[$Constants.C7]" office:value-type="string" office:string-value=" " calcext:value-type="string">
            <text:p><text:s/></text:p>
          </table:table-cell>
          <table:table-cell table:style-name="ce16" table:formula="of:=[$Constants.D7]" office:value-type="string" office:string-value=" " calcext:value-type="string">
            <text:p><text:s/></text:p>
          </table:table-cell>
          <table:table-cell table:style-name="ce16" table:formula="of:=[$Constants.E7]" office:value-type="string" office:string-value="C" calcext:value-type="string">
            <text:p>C</text:p>
          </table:table-cell>
          <table:table-cell table:style-name="ce16"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6" table:formula="of:=[$Constants.A8]" office:value-type="string" office:string-value=" " calcext:value-type="string">
            <text:p><text:s/></text:p>
          </table:table-cell>
          <table:table-cell table:style-name="ce16" table:formula="of:=[$Constants.B8]" office:value-type="string" office:string-value="Construction" calcext:value-type="string">
            <text:p>Construction</text:p>
          </table:table-cell>
          <table:table-cell table:style-name="ce16" table:formula="of:=[$Constants.C8]" office:value-type="string" office:string-value=" " calcext:value-type="string">
            <text:p><text:s/></text:p>
          </table:table-cell>
          <table:table-cell table:style-name="ce16" table:formula="of:=[$Constants.D8]" office:value-type="string" office:string-value=" " calcext:value-type="string">
            <text:p><text:s/></text:p>
          </table:table-cell>
          <table:table-cell table:style-name="ce16" table:formula="of:=[$Constants.E8]" office:value-type="string" office:string-value="CD" calcext:value-type="string">
            <text:p>CD</text:p>
          </table:table-cell>
          <table:table-cell table:style-name="ce16"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6" table:formula="of:=[$Constants.A9]" office:value-type="string" office:string-value=" " calcext:value-type="string">
            <text:p><text:s/></text:p>
          </table:table-cell>
          <table:table-cell table:style-name="ce16" table:formula="of:=[$Constants.B9]" office:value-type="string" office:string-value="Refactoring" calcext:value-type="string">
            <text:p>Refactoring</text:p>
          </table:table-cell>
          <table:table-cell table:style-name="ce16" table:formula="of:=[$Constants.C9]" office:value-type="string" office:string-value=" " calcext:value-type="string">
            <text:p><text:s/></text:p>
          </table:table-cell>
          <table:table-cell table:style-name="ce16" table:formula="of:=[$Constants.D9]" office:value-type="string" office:string-value=" " calcext:value-type="string">
            <text:p><text:s/></text:p>
          </table:table-cell>
          <table:table-cell table:style-name="ce16" table:formula="of:=[$Constants.E9]" office:value-type="string" office:string-value="D" calcext:value-type="string">
            <text:p>D</text:p>
          </table:table-cell>
          <table:table-cell table:style-name="ce16"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6" table:formula="of:=[$Constants.A10]" office:value-type="string" office:string-value=" " calcext:value-type="string">
            <text:p><text:s/></text:p>
          </table:table-cell>
          <table:table-cell table:style-name="ce16" table:formula="of:=[$Constants.B10]" office:value-type="string" office:string-value="Review" calcext:value-type="string">
            <text:p>Review</text:p>
          </table:table-cell>
          <table:table-cell table:style-name="ce16" table:formula="of:=[$Constants.C10]" office:value-type="string" office:string-value=" " calcext:value-type="string">
            <text:p><text:s/></text:p>
          </table:table-cell>
          <table:table-cell table:style-name="ce16" table:formula="of:=[$Constants.D10]" office:value-type="string" office:string-value=" " calcext:value-type="string">
            <text:p><text:s/></text:p>
          </table:table-cell>
          <table:table-cell table:style-name="ce16" table:formula="of:=[$Constants.E10]" office:value-type="string" office:string-value="F" calcext:value-type="string">
            <text:p>F</text:p>
          </table:table-cell>
          <table:table-cell table:style-name="ce16"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6" table:formula="of:=[$Constants.A11]" office:value-type="string" office:string-value=" " calcext:value-type="string">
            <text:p><text:s/></text:p>
          </table:table-cell>
          <table:table-cell table:style-name="ce16" table:formula="of:=[$Constants.B11]" office:value-type="string" office:string-value="Integration test" calcext:value-type="string">
            <text:p>Integration test</text:p>
          </table:table-cell>
          <table:table-cell table:style-name="ce16" table:formula="of:=[$Constants.C11]" office:value-type="string" office:string-value=" " calcext:value-type="string">
            <text:p><text:s/></text:p>
          </table:table-cell>
          <table:table-cell table:style-name="ce16" table:formula="of:=[$Constants.D11]" office:value-type="string" office:string-value=" " calcext:value-type="string">
            <text:p><text:s/></text:p>
          </table:table-cell>
          <table:table-cell table:style-name="ce16" table:formula="of:=[$Constants.E11]" office:value-type="string" office:string-value=" " calcext:value-type="string">
            <text:p><text:s/></text:p>
          </table:table-cell>
          <table:table-cell table:style-name="ce16"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2]" office:value-type="string" office:string-value=" " calcext:value-type="string">
            <text:p><text:s/></text:p>
          </table:table-cell>
          <table:table-cell table:style-name="ce16" table:formula="of:=[$Constants.B12]" office:value-type="string" office:string-value="Repatterning" calcext:value-type="string">
            <text:p>Repatterning</text:p>
          </table:table-cell>
          <table:table-cell table:style-name="ce16" table:formula="of:=[$Constants.C12]" office:value-type="string" office:string-value=" " calcext:value-type="string">
            <text:p><text:s/></text:p>
          </table:table-cell>
          <table:table-cell table:style-name="ce16" table:formula="of:=[$Constants.D12]" office:value-type="string" office:string-value=" " calcext:value-type="string">
            <text:p><text:s/></text:p>
          </table:table-cell>
          <table:table-cell table:style-name="ce16" table:formula="of:=[$Constants.E12]" office:value-type="string" office:string-value=" " calcext:value-type="string">
            <text:p><text:s/></text:p>
          </table:table-cell>
          <table:table-cell table:style-name="ce16"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3]" office:value-type="string" office:string-value=" " calcext:value-type="string">
            <text:p><text:s/></text:p>
          </table:table-cell>
          <table:table-cell table:style-name="ce16" table:formula="of:=[$Constants.B13]" office:value-type="string" office:string-value="Postmortem" calcext:value-type="string">
            <text:p>Postmortem</text:p>
          </table:table-cell>
          <table:table-cell table:style-name="ce16" table:formula="of:=[$Constants.C13]" office:value-type="string" office:string-value=" " calcext:value-type="string">
            <text:p><text:s/></text:p>
          </table:table-cell>
          <table:table-cell table:style-name="ce16" table:formula="of:=[$Constants.D13]" office:value-type="string" office:string-value=" " calcext:value-type="string">
            <text:p><text:s/></text:p>
          </table:table-cell>
          <table:table-cell table:style-name="ce16" table:formula="of:=[$Constants.E13]" office:value-type="string" office:string-value=" " calcext:value-type="string">
            <text:p><text:s/></text:p>
          </table:table-cell>
          <table:table-cell table:style-name="ce16"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4]" office:value-type="string" office:string-value=" " calcext:value-type="string">
            <text:p><text:s/></text:p>
          </table:table-cell>
          <table:table-cell table:style-name="ce16" table:formula="of:=[$Constants.B14]" office:value-type="string" office:string-value="Sandbox" calcext:value-type="string">
            <text:p>Sandbox</text:p>
          </table:table-cell>
          <table:table-cell table:style-name="ce16" table:formula="of:=[$Constants.C14]" office:value-type="string" office:string-value=" " calcext:value-type="string">
            <text:p><text:s/></text:p>
          </table:table-cell>
          <table:table-cell table:style-name="ce16" table:formula="of:=[$Constants.D14]" office:value-type="string" office:string-value=" " calcext:value-type="string">
            <text:p><text:s/></text:p>
          </table:table-cell>
          <table:table-cell table:style-name="ce16" table:formula="of:=[$Constants.E14]" office:value-type="string" office:string-value=" " calcext:value-type="string">
            <text:p><text:s/></text:p>
          </table:table-cell>
          <table:table-cell table:style-name="ce16"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5]" office:value-type="string" office:string-value=" " calcext:value-type="string">
            <text:p><text:s/></text:p>
          </table:table-cell>
          <table:table-cell table:style-name="ce16" table:formula="of:=[$Constants.B15]" office:value-type="string" office:string-value=" " calcext:value-type="string">
            <text:p><text:s/></text:p>
          </table:table-cell>
          <table:table-cell table:style-name="ce16" table:formula="of:=[$Constants.C15]" office:value-type="string" office:string-value=" " calcext:value-type="string">
            <text:p><text:s/></text:p>
          </table:table-cell>
          <table:table-cell table:style-name="ce16" table:formula="of:=[$Constants.D15]" office:value-type="string" office:string-value=" " calcext:value-type="string">
            <text:p><text:s/></text:p>
          </table:table-cell>
          <table:table-cell table:style-name="ce16" table:formula="of:=[$Constants.E15]" office:value-type="string" office:string-value=" " calcext:value-type="string">
            <text:p><text:s/></text:p>
          </table:table-cell>
          <table:table-cell table:style-name="ce16"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6]" office:value-type="string" office:string-value=" " calcext:value-type="string">
            <text:p><text:s/></text:p>
          </table:table-cell>
          <table:table-cell table:style-name="ce16" table:formula="of:=[$Constants.B16]" office:value-type="string" office:string-value=" " calcext:value-type="string">
            <text:p><text:s/></text:p>
          </table:table-cell>
          <table:table-cell table:style-name="ce16" table:formula="of:=[$Constants.C16]" office:value-type="string" office:string-value=" " calcext:value-type="string">
            <text:p><text:s/></text:p>
          </table:table-cell>
          <table:table-cell table:style-name="ce16" table:formula="of:=[$Constants.D16]" office:value-type="string" office:string-value=" " calcext:value-type="string">
            <text:p><text:s/></text:p>
          </table:table-cell>
          <table:table-cell table:style-name="ce16" table:formula="of:=[$Constants.E16]" office:value-type="string" office:string-value=" " calcext:value-type="string">
            <text:p><text:s/></text:p>
          </table:table-cell>
          <table:table-cell table:style-name="ce16"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7]" office:value-type="string" office:string-value=" " calcext:value-type="string">
            <text:p><text:s/></text:p>
          </table:table-cell>
          <table:table-cell table:style-name="ce16" table:formula="of:=[$Constants.B17]" office:value-type="string" office:string-value=" " calcext:value-type="string">
            <text:p><text:s/></text:p>
          </table:table-cell>
          <table:table-cell table:style-name="ce16" table:formula="of:=[$Constants.C17]" office:value-type="string" office:string-value=" " calcext:value-type="string">
            <text:p><text:s/></text:p>
          </table:table-cell>
          <table:table-cell table:style-name="ce16" table:formula="of:=[$Constants.D17]" office:value-type="string" office:string-value=" " calcext:value-type="string">
            <text:p><text:s/></text:p>
          </table:table-cell>
          <table:table-cell table:style-name="ce16" table:formula="of:=[$Constants.E17]" office:value-type="string" office:string-value=" " calcext:value-type="string">
            <text:p><text:s/></text:p>
          </table:table-cell>
          <table:table-cell table:style-name="ce16"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8]" office:value-type="string" office:string-value=" " calcext:value-type="string">
            <text:p><text:s/></text:p>
          </table:table-cell>
          <table:table-cell table:style-name="ce16" table:formula="of:=[$Constants.B18]" office:value-type="string" office:string-value=" " calcext:value-type="string">
            <text:p><text:s/></text:p>
          </table:table-cell>
          <table:table-cell table:style-name="ce16" table:formula="of:=[$Constants.C18]" office:value-type="string" office:string-value=" " calcext:value-type="string">
            <text:p><text:s/></text:p>
          </table:table-cell>
          <table:table-cell table:style-name="ce16" table:formula="of:=[$Constants.D18]" office:value-type="string" office:string-value=" " calcext:value-type="string">
            <text:p><text:s/></text:p>
          </table:table-cell>
          <table:table-cell table:style-name="ce16" table:formula="of:=[$Constants.E18]" office:value-type="string" office:string-value=" " calcext:value-type="string">
            <text:p><text:s/></text:p>
          </table:table-cell>
          <table:table-cell table:style-name="ce16"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9]" office:value-type="string" office:string-value="Defect Types:" calcext:value-type="string">
            <text:p>Defect Types:</text:p>
          </table:table-cell>
          <table:table-cell table:style-name="ce16" table:formula="of:=[$Constants.B19]" office:value-type="string" office:string-value="Requirements Change" calcext:value-type="string">
            <text:p>Requirements Change</text:p>
          </table:table-cell>
          <table:table-cell table:style-name="ce16" table:formula="of:=[$Constants.C19]" office:value-type="string" office:string-value="Changes to requirements" calcext:value-type="string">
            <text:p>Changes to requirements</text:p>
          </table:table-cell>
          <table:table-cell table:style-name="ce16" table:formula="of:=[$Constants.D19]" office:value-type="string" office:string-value="Iteration" calcext:value-type="string">
            <text:p>Iteration</text:p>
          </table:table-cell>
          <table:table-cell table:style-name="ce16" table:formula="of:=[$Constants.E19]" office:value-type="string" office:string-value="NA" calcext:value-type="string">
            <text:p>NA</text:p>
          </table:table-cell>
          <table:table-cell table:style-name="ce16"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6" table:formula="of:=[$Constants.A20]" office:value-type="string" office:string-value=" " calcext:value-type="string">
            <text:p><text:s/></text:p>
          </table:table-cell>
          <table:table-cell table:style-name="ce16" table:formula="of:=[$Constants.B20]" office:value-type="string" office:string-value="Requirements Clarification" calcext:value-type="string">
            <text:p>Requirements Clarification</text:p>
          </table:table-cell>
          <table:table-cell table:style-name="ce16" table:formula="of:=[$Constants.C20]" office:value-type="string" office:string-value="Clarifications to requirements" calcext:value-type="string">
            <text:p>Clarifications to requirements</text:p>
          </table:table-cell>
          <table:table-cell table:style-name="ce16" table:formula="of:=[$Constants.D20]" office:value-type="string" office:string-value=" " calcext:value-type="string">
            <text:p><text:s/></text:p>
          </table:table-cell>
          <table:table-cell table:style-name="ce16" table:formula="of:=[$Constants.E20]" office:value-type="float" office:value="1" calcext:value-type="float">
            <text:p>1</text:p>
          </table:table-cell>
          <table:table-cell table:style-name="ce16"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6" table:formula="of:=[$Constants.A21]" office:value-type="string" office:string-value=" " calcext:value-type="string">
            <text:p><text:s/></text:p>
          </table:table-cell>
          <table:table-cell table:style-name="ce16" table:formula="of:=[$Constants.B21]" office:value-type="string" office:string-value="Product syntax" calcext:value-type="string">
            <text:p>Product syntax</text:p>
          </table:table-cell>
          <table:table-cell table:style-name="ce16" table:formula="of:=[$Constants.C21]" office:value-type="string" office:string-value="Syntax flaws in the deliverable product" calcext:value-type="string">
            <text:p>Syntax flaws in the deliverable product</text:p>
          </table:table-cell>
          <table:table-cell table:style-name="ce16" table:formula="of:=[$Constants.D21]" office:value-type="string" office:string-value=" " calcext:value-type="string">
            <text:p><text:s/></text:p>
          </table:table-cell>
          <table:table-cell table:style-name="ce16" table:formula="of:=[$Constants.E21]" office:value-type="float" office:value="2" calcext:value-type="float">
            <text:p>2</text:p>
          </table:table-cell>
          <table:table-cell table:style-name="ce16"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6" table:formula="of:=[$Constants.A22]" office:value-type="string" office:string-value=" " calcext:value-type="string">
            <text:p><text:s/></text:p>
          </table:table-cell>
          <table:table-cell table:style-name="ce16" table:formula="of:=[$Constants.B22]" office:value-type="string" office:string-value="Product logic" calcext:value-type="string">
            <text:p>Product logic</text:p>
          </table:table-cell>
          <table:table-cell table:style-name="ce16" table:formula="of:=[$Constants.C22]" office:value-type="string" office:string-value="Logic flaws in the deliverable product" calcext:value-type="string">
            <text:p>Logic flaws in the deliverable product</text:p>
          </table:table-cell>
          <table:table-cell table:style-name="ce16" table:formula="of:=[$Constants.D22]" office:value-type="string" office:string-value=" " calcext:value-type="string">
            <text:p><text:s/></text:p>
          </table:table-cell>
          <table:table-cell table:style-name="ce16" table:formula="of:=[$Constants.E22]" office:value-type="float" office:value="3" calcext:value-type="float">
            <text:p>3</text:p>
          </table:table-cell>
          <table:table-cell table:style-name="ce16"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6" table:formula="of:=[$Constants.A23]" office:value-type="string" office:string-value=" " calcext:value-type="string">
            <text:p><text:s/></text:p>
          </table:table-cell>
          <table:table-cell table:style-name="ce16" table:formula="of:=[$Constants.B23]" office:value-type="string" office:string-value="Product interface" calcext:value-type="string">
            <text:p>Product interface</text:p>
          </table:table-cell>
          <table:table-cell table:style-name="ce16" table:formula="of:=[$Constants.C23]" office:value-type="string" office:string-value="Flaws in the interface of a component of the deliverable product" calcext:value-type="string">
            <text:p>Flaws in the interface of a component of the deliverable product</text:p>
          </table:table-cell>
          <table:table-cell table:style-name="ce16" table:formula="of:=[$Constants.D23]" office:value-type="string" office:string-value=" " calcext:value-type="string">
            <text:p><text:s/></text:p>
          </table:table-cell>
          <table:table-cell table:style-name="ce16" table:formula="of:=[$Constants.E23]" office:value-type="float" office:value="4" calcext:value-type="float">
            <text:p>4</text:p>
          </table:table-cell>
          <table:table-cell table:style-name="ce16"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6" table:formula="of:=[$Constants.A24]" office:value-type="string" office:string-value=" " calcext:value-type="string">
            <text:p><text:s/></text:p>
          </table:table-cell>
          <table:table-cell table:style-name="ce16" table:formula="of:=[$Constants.B24]" office:value-type="string" office:string-value="Product checking" calcext:value-type="string">
            <text:p>Product checking</text:p>
          </table:table-cell>
          <table:table-cell table:style-name="ce16"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6" table:formula="of:=[$Constants.D24]" office:value-type="string" office:string-value=" " calcext:value-type="string">
            <text:p><text:s/></text:p>
          </table:table-cell>
          <table:table-cell table:style-name="ce16" table:formula="of:=[$Constants.E24]" office:value-type="float" office:value="5" calcext:value-type="float">
            <text:p>5</text:p>
          </table:table-cell>
          <table:table-cell table:style-name="ce16"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6" table:formula="of:=[$Constants.A25]" office:value-type="string" office:string-value=" " calcext:value-type="string">
            <text:p><text:s/></text:p>
          </table:table-cell>
          <table:table-cell table:style-name="ce16" table:formula="of:=[$Constants.B25]" office:value-type="string" office:string-value="Test syntax" calcext:value-type="string">
            <text:p>Test syntax</text:p>
          </table:table-cell>
          <table:table-cell table:style-name="ce16" table:formula="of:=[$Constants.C25]" office:value-type="string" office:string-value="Syntax flaws in the test code " calcext:value-type="string">
            <text:p>Syntax flaws in the test code </text:p>
          </table:table-cell>
          <table:table-cell table:style-name="ce16" table:formula="of:=[$Constants.D25]" office:value-type="string" office:string-value=" " calcext:value-type="string">
            <text:p><text:s/></text:p>
          </table:table-cell>
          <table:table-cell table:style-name="ce16" table:formula="of:=[$Constants.E25]" office:value-type="float" office:value="6" calcext:value-type="float">
            <text:p>6</text:p>
          </table:table-cell>
          <table:table-cell table:style-name="ce16"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6]" office:value-type="string" office:string-value=" " calcext:value-type="string">
            <text:p><text:s/></text:p>
          </table:table-cell>
          <table:table-cell table:style-name="ce16" table:formula="of:=[$Constants.B26]" office:value-type="string" office:string-value="Test logic" calcext:value-type="string">
            <text:p>Test logic</text:p>
          </table:table-cell>
          <table:table-cell table:style-name="ce16" table:formula="of:=[$Constants.C26]" office:value-type="string" office:string-value="Logic flaws in the test code" calcext:value-type="string">
            <text:p>Logic flaws in the test code</text:p>
          </table:table-cell>
          <table:table-cell table:style-name="ce16" table:formula="of:=[$Constants.D26]" office:value-type="string" office:string-value=" " calcext:value-type="string">
            <text:p><text:s/></text:p>
          </table:table-cell>
          <table:table-cell table:style-name="ce16" table:formula="of:=[$Constants.E26]" office:value-type="float" office:value="7" calcext:value-type="float">
            <text:p>7</text:p>
          </table:table-cell>
          <table:table-cell table:style-name="ce16"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7]" office:value-type="string" office:string-value=" " calcext:value-type="string">
            <text:p><text:s/></text:p>
          </table:table-cell>
          <table:table-cell table:style-name="ce16" table:formula="of:=[$Constants.B27]" office:value-type="string" office:string-value="Test interface" calcext:value-type="string">
            <text:p>Test interface</text:p>
          </table:table-cell>
          <table:table-cell table:style-name="ce16" table:formula="of:=[$Constants.C27]" office:value-type="string" office:string-value="Flaws in the interface of a component of the test code" calcext:value-type="string">
            <text:p>Flaws in the interface of a component of the test code</text:p>
          </table:table-cell>
          <table:table-cell table:style-name="ce16" table:formula="of:=[$Constants.D27]" office:value-type="string" office:string-value=" " calcext:value-type="string">
            <text:p><text:s/></text:p>
          </table:table-cell>
          <table:table-cell table:style-name="ce16" table:formula="of:=[$Constants.E27]" office:value-type="float" office:value="8" calcext:value-type="float">
            <text:p>8</text:p>
          </table:table-cell>
          <table:table-cell table:style-name="ce16"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8]" office:value-type="string" office:string-value=" " calcext:value-type="string">
            <text:p><text:s/></text:p>
          </table:table-cell>
          <table:table-cell table:style-name="ce16" table:formula="of:=[$Constants.B28]" office:value-type="string" office:string-value="Test checking" calcext:value-type="string">
            <text:p>Test checking</text:p>
          </table:table-cell>
          <table:table-cell table:style-name="ce16"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6" table:formula="of:=[$Constants.D28]" office:value-type="string" office:string-value=" " calcext:value-type="string">
            <text:p><text:s/></text:p>
          </table:table-cell>
          <table:table-cell table:style-name="ce16" table:formula="of:=[$Constants.E28]" office:value-type="float" office:value="9" calcext:value-type="float">
            <text:p>9</text:p>
          </table:table-cell>
          <table:table-cell table:style-name="ce16"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9]" office:value-type="string" office:string-value=" " calcext:value-type="string">
            <text:p><text:s/></text:p>
          </table:table-cell>
          <table:table-cell table:style-name="ce16" table:formula="of:=[$Constants.B29]" office:value-type="string" office:string-value="Bad Smell" calcext:value-type="string">
            <text:p>Bad Smell</text:p>
          </table:table-cell>
          <table:table-cell table:style-name="ce16"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6" table:formula="of:=[$Constants.D29]" office:value-type="string" office:string-value=" " calcext:value-type="string">
            <text:p><text:s/></text:p>
          </table:table-cell>
          <table:table-cell table:style-name="ce16" table:formula="of:=[$Constants.E29]" office:value-type="float" office:value="10" calcext:value-type="float">
            <text:p>10</text:p>
          </table:table-cell>
          <table:table-cell table:style-name="ce16"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6" table:formula="of:=[$Constants.A30]" office:value-type="string" office:string-value="Y/N:" calcext:value-type="string">
            <text:p>Y/N:</text:p>
          </table:table-cell>
          <table:table-cell table:style-name="ce16" table:formula="of:=[$Constants.B30]" office:value-type="string" office:string-value="Yes" calcext:value-type="string">
            <text:p>Yes</text:p>
          </table:table-cell>
          <table:table-cell table:style-name="ce16" table:formula="of:=[$Constants.C30]" office:value-type="string" office:string-value=" " calcext:value-type="string">
            <text:p><text:s/></text:p>
          </table:table-cell>
          <table:table-cell table:style-name="ce16" table:formula="of:=[$Constants.D30]" office:value-type="string" office:string-value=" " calcext:value-type="string">
            <text:p><text:s/></text:p>
          </table:table-cell>
          <table:table-cell table:style-name="ce16" table:formula="of:=[$Constants.E30]" office:value-type="string" office:string-value="Passed" calcext:value-type="string">
            <text:p>Passed</text:p>
          </table:table-cell>
          <table:table-cell table:style-name="ce16" table:formula="of:=[$Constants.F30]"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6" table:formula="of:=[$Constants.A31]" office:value-type="string" office:string-value=" " calcext:value-type="string">
            <text:p><text:s/></text:p>
          </table:table-cell>
          <table:table-cell table:style-name="ce16" table:formula="of:=[$Constants.B31]" office:value-type="string" office:string-value="No" calcext:value-type="string">
            <text:p>No</text:p>
          </table:table-cell>
          <table:table-cell table:style-name="ce16" table:formula="of:=[$Constants.C31]" office:value-type="string" office:string-value=" " calcext:value-type="string">
            <text:p><text:s/></text:p>
          </table:table-cell>
          <table:table-cell table:style-name="ce16" table:formula="of:=[$Constants.D31]" office:value-type="string" office:string-value=" " calcext:value-type="string">
            <text:p><text:s/></text:p>
          </table:table-cell>
          <table:table-cell table:style-name="ce16" table:formula="of:=[$Constants.E31]" office:value-type="string" office:string-value="Passed with issues" calcext:value-type="string">
            <text:p>Passed with issues</text:p>
          </table:table-cell>
          <table:table-cell table:style-name="ce16" table:formula="of:=[$Constants.F31]"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6" table:formula="of:=[$Constants.A32]" office:value-type="string" office:string-value="Proxy Types:" calcext:value-type="string">
            <text:p>Proxy Types:</text:p>
          </table:table-cell>
          <table:table-cell table:style-name="ce16" table:formula="of:=[$Constants.B32]" office:value-type="string" office:string-value="-" calcext:value-type="string">
            <text:p>-</text:p>
          </table:table-cell>
          <table:table-cell table:style-name="ce16" table:formula="of:=[$Constants.C32]" office:value-type="string" office:string-value=" " calcext:value-type="string">
            <text:p><text:s/></text:p>
          </table:table-cell>
          <table:table-cell table:style-name="ce16" table:formula="of:=[$Constants.D32]" office:value-type="string" office:string-value=" " calcext:value-type="string">
            <text:p><text:s/></text:p>
          </table:table-cell>
          <table:table-cell table:style-name="ce16" table:formula="of:=[$Constants.E32]" office:value-type="string" office:string-value="Failed" calcext:value-type="string">
            <text:p>Failed</text:p>
          </table:table-cell>
          <table:table-cell table:style-name="ce16"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3]" office:value-type="string" office:string-value=" " calcext:value-type="string">
            <text:p><text:s/></text:p>
          </table:table-cell>
          <table:table-cell table:style-name="ce16" table:formula="of:=[$Constants.B33]" office:value-type="string" office:string-value="Calculation" calcext:value-type="string">
            <text:p>Calculation</text:p>
          </table:table-cell>
          <table:table-cell table:style-name="ce16" table:formula="of:=[$Constants.C33]" office:value-type="string" office:string-value=" " calcext:value-type="string">
            <text:p><text:s/></text:p>
          </table:table-cell>
          <table:table-cell table:style-name="ce16" table:formula="of:=[$Constants.D33]" office:value-type="string" office:string-value=" " calcext:value-type="string">
            <text:p><text:s/></text:p>
          </table:table-cell>
          <table:table-cell table:style-name="ce16" table:formula="of:=[$Constants.E33]" office:value-type="string" office:string-value="Not tested" calcext:value-type="string">
            <text:p>Not tested</text:p>
          </table:table-cell>
          <table:table-cell table:style-name="ce16"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4]" office:value-type="string" office:string-value=" " calcext:value-type="string">
            <text:p><text:s/></text:p>
          </table:table-cell>
          <table:table-cell table:style-name="ce16" table:formula="of:=[$Constants.B34]" office:value-type="string" office:string-value="Data" calcext:value-type="string">
            <text:p>Data</text:p>
          </table:table-cell>
          <table:table-cell table:style-name="ce16" table:formula="of:=[$Constants.C34]" office:value-type="string" office:string-value=" " calcext:value-type="string">
            <text:p><text:s/></text:p>
          </table:table-cell>
          <table:table-cell table:style-name="ce16" table:formula="of:=[$Constants.D34]" office:value-type="string" office:string-value=" " calcext:value-type="string">
            <text:p><text:s/></text:p>
          </table:table-cell>
          <table:table-cell table:style-name="ce16" table:formula="of:=[$Constants.E34]" office:value-type="string" office:string-value="Not applicable" calcext:value-type="string">
            <text:p>Not applicable</text:p>
          </table:table-cell>
          <table:table-cell table:style-name="ce16"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5]" office:value-type="string" office:string-value=" " calcext:value-type="string">
            <text:p><text:s/></text:p>
          </table:table-cell>
          <table:table-cell table:style-name="ce16" table:formula="of:=[$Constants.B35]" office:value-type="string" office:string-value="I/O" calcext:value-type="string">
            <text:p>I/O</text:p>
          </table:table-cell>
          <table:table-cell table:style-name="ce16" table:formula="of:=[$Constants.C35]" office:value-type="string" office:string-value=" " calcext:value-type="string">
            <text:p><text:s/></text:p>
          </table:table-cell>
          <table:table-cell table:style-name="ce16" table:formula="of:=[$Constants.D35]" office:value-type="string" office:string-value=" " calcext:value-type="string">
            <text:p><text:s/></text:p>
          </table:table-cell>
          <table:table-cell table:style-name="ce16" table:formula="of:=[$Constants.E35]" office:value-type="string" office:string-value=" " calcext:value-type="string">
            <text:p><text:s/></text:p>
          </table:table-cell>
          <table:table-cell table:style-name="ce16"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6]" office:value-type="string" office:string-value=" " calcext:value-type="string">
            <text:p><text:s/></text:p>
          </table:table-cell>
          <table:table-cell table:style-name="ce16" table:formula="of:=[$Constants.B36]" office:value-type="string" office:string-value="Logic" calcext:value-type="string">
            <text:p>Logic</text:p>
          </table:table-cell>
          <table:table-cell table:style-name="ce16" table:formula="of:=[$Constants.C36]" office:value-type="string" office:string-value=" " calcext:value-type="string">
            <text:p><text:s/></text:p>
          </table:table-cell>
          <table:table-cell table:style-name="ce16" table:formula="of:=[$Constants.D36]" office:value-type="string" office:string-value=" " calcext:value-type="string">
            <text:p><text:s/></text:p>
          </table:table-cell>
          <table:table-cell table:style-name="ce16" table:formula="of:=[$Constants.E36]" office:value-type="string" office:string-value=" " calcext:value-type="string">
            <text:p><text:s/></text:p>
          </table:table-cell>
          <table:table-cell table:style-name="ce16"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7]" office:value-type="string" office:string-value=" " calcext:value-type="string">
            <text:p><text:s/></text:p>
          </table:table-cell>
          <table:table-cell table:style-name="ce16" table:formula="of:=[$Constants.B37]" office:value-type="string" office:string-value=" " calcext:value-type="string">
            <text:p><text:s/></text:p>
          </table:table-cell>
          <table:table-cell table:style-name="ce16" table:formula="of:=[$Constants.C37]" office:value-type="string" office:string-value=" " calcext:value-type="string">
            <text:p><text:s/></text:p>
          </table:table-cell>
          <table:table-cell table:style-name="ce16" table:formula="of:=[$Constants.D37]" office:value-type="string" office:string-value=" " calcext:value-type="string">
            <text:p><text:s/></text:p>
          </table:table-cell>
          <table:table-cell table:style-name="ce16" table:formula="of:=[$Constants.E37]" office:value-type="string" office:string-value=" " calcext:value-type="string">
            <text:p><text:s/></text:p>
          </table:table-cell>
          <table:table-cell table:style-name="ce16"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8]" office:value-type="string" office:string-value="Sizes:" calcext:value-type="string">
            <text:p>Sizes:</text:p>
          </table:table-cell>
          <table:table-cell table:style-name="ce16" table:formula="of:=[$Constants.B38]" office:value-type="string" office:string-value="VS" calcext:value-type="string">
            <text:p>VS</text:p>
          </table:table-cell>
          <table:table-cell table:style-name="ce16" table:formula="of:=[$Constants.C38]" office:value-type="string" office:string-value="S" calcext:value-type="string">
            <text:p>S</text:p>
          </table:table-cell>
          <table:table-cell table:style-name="ce16" table:formula="of:=[$Constants.D38]" office:value-type="string" office:string-value="M" calcext:value-type="string">
            <text:p>M</text:p>
          </table:table-cell>
          <table:table-cell table:style-name="ce16" table:formula="of:=[$Constants.E38]" office:value-type="string" office:string-value="L" calcext:value-type="string">
            <text:p>L</text:p>
          </table:table-cell>
          <table:table-cell table:style-name="ce16"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6" table:formula="of:=[$Constants.A39]" office:value-type="string" office:string-value="upper" calcext:value-type="string">
            <text:p>upper</text:p>
          </table:table-cell>
          <table:table-cell table:style-name="ce16" table:formula="of:=[$Constants.B39]" office:value-type="float" office:value="-1.5" calcext:value-type="float">
            <text:p>-1.5</text:p>
          </table:table-cell>
          <table:table-cell table:style-name="ce16" table:formula="of:=[$Constants.C39]" office:value-type="float" office:value="-0.5" calcext:value-type="float">
            <text:p>-0.5</text:p>
          </table:table-cell>
          <table:table-cell table:style-name="ce16" table:formula="of:=[$Constants.D39]" office:value-type="float" office:value="0.5" calcext:value-type="float">
            <text:p>0.5</text:p>
          </table:table-cell>
          <table:table-cell table:style-name="ce16" table:formula="of:=[$Constants.E39]" office:value-type="float" office:value="1.5" calcext:value-type="float">
            <text:p>1.5</text:p>
          </table:table-cell>
          <table:table-cell table:style-name="ce16"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6" table:formula="of:=[$Constants.A40]" office:value-type="string" office:string-value="mid" calcext:value-type="string">
            <text:p>mid</text:p>
          </table:table-cell>
          <table:table-cell table:style-name="ce16" table:formula="of:=[$Constants.B40]" office:value-type="float" office:value="-2" calcext:value-type="float">
            <text:p>-2</text:p>
          </table:table-cell>
          <table:table-cell table:style-name="ce16" table:formula="of:=[$Constants.C40]" office:value-type="float" office:value="-1" calcext:value-type="float">
            <text:p>-1</text:p>
          </table:table-cell>
          <table:table-cell table:style-name="ce16" table:formula="of:=[$Constants.D40]" office:value-type="float" office:value="0" calcext:value-type="float">
            <text:p>0</text:p>
          </table:table-cell>
          <table:table-cell table:style-name="ce16" table:formula="of:=[$Constants.E40]" office:value-type="float" office:value="1" calcext:value-type="float">
            <text:p>1</text:p>
          </table:table-cell>
          <table:table-cell table:style-name="ce16"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6" table:formula="of:=[$Constants.A41]" office:value-type="string" office:string-value="lower" calcext:value-type="string">
            <text:p>lower</text:p>
          </table:table-cell>
          <table:table-cell table:style-name="ce16" table:formula="of:=[$Constants.B41]" office:value-type="float" office:value="0" calcext:value-type="float">
            <text:p>0</text:p>
          </table:table-cell>
          <table:table-cell table:style-name="ce16" table:formula="of:=[$Constants.C41]" office:value-type="float" office:value="-1.5" calcext:value-type="float">
            <text:p>-1.5</text:p>
          </table:table-cell>
          <table:table-cell table:style-name="ce16" table:formula="of:=[$Constants.D41]" office:value-type="float" office:value="-0.5" calcext:value-type="float">
            <text:p>-0.5</text:p>
          </table:table-cell>
          <table:table-cell table:style-name="ce16" table:formula="of:=[$Constants.E41]" office:value-type="float" office:value="0.5" calcext:value-type="float">
            <text:p>0.5</text:p>
          </table:table-cell>
          <table:table-cell table:style-name="ce16"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6" table:formula="of:=[$Constants.A42]" office:value-type="string" office:string-value=" " calcext:value-type="string">
            <text:p><text:s/></text:p>
          </table:table-cell>
          <table:table-cell table:style-name="ce16" table:formula="of:=[$Constants.B42]" office:value-type="float" office:value="0" calcext:value-type="float">
            <text:p>0</text:p>
          </table:table-cell>
          <table:table-cell table:style-name="ce16" table:formula="of:=[$Constants.C42]" office:value-type="float" office:value="0" calcext:value-type="float">
            <text:p>0</text:p>
          </table:table-cell>
          <table:table-cell table:style-name="ce16" table:formula="of:=[$Constants.D42]" office:value-type="float" office:value="0" calcext:value-type="float">
            <text:p>0</text:p>
          </table:table-cell>
          <table:table-cell table:style-name="ce16" table:formula="of:=[$Constants.E42]" office:value-type="float" office:value="0" calcext:value-type="float">
            <text:p>0</text:p>
          </table:table-cell>
          <table:table-cell table:style-name="ce16" table:formula="of:=[$Constants.F4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43]" office:value-type="string" office:string-value=" " calcext:value-type="string">
            <text:p><text:s/></text:p>
          </table:table-cell>
          <table:table-cell table:style-name="ce16" table:formula="of:=[$Constants.B43]" office:value-type="string" office:string-value=" " calcext:value-type="string">
            <text:p><text:s/></text:p>
          </table:table-cell>
          <table:table-cell table:style-name="ce16" table:formula="of:=[$Constants.C43]" office:value-type="string" office:string-value=" " calcext:value-type="string">
            <text:p><text:s/></text:p>
          </table:table-cell>
          <table:table-cell table:style-name="ce16" table:formula="of:=[$Constants.D43]" office:value-type="string" office:string-value=" " calcext:value-type="string">
            <text:p><text:s/></text:p>
          </table:table-cell>
          <table:table-cell table:style-name="ce16" table:formula="of:=[$Constants.E43]" office:value-type="string" office:string-value=" " calcext:value-type="string">
            <text:p><text:s/></text:p>
          </table:table-cell>
          <table:table-cell table:style-name="ce16" table:formula="of:=[$Constants.F43]"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6" table:formula="of:=[$Constants.A44]" office:value-type="string" office:string-value="&lt;-- Mandatory" calcext:value-type="string">
            <text:p>&lt;-- Mandatory</text:p>
          </table:table-cell>
          <table:table-cell table:style-name="ce16" table:formula="of:=[$Constants.B44]" office:value-type="string" office:string-value=" " calcext:value-type="string">
            <text:p><text:s/></text:p>
          </table:table-cell>
          <table:table-cell table:style-name="ce16" table:formula="of:=[$Constants.C44]" office:value-type="string" office:string-value="✔" calcext:value-type="string">
            <text:p>✔</text:p>
          </table:table-cell>
          <table:table-cell table:style-name="ce16" table:formula="of:=[$Constants.D44]" office:value-type="string" office:string-value=" " calcext:value-type="string">
            <text:p><text:s/></text:p>
          </table:table-cell>
          <table:table-cell table:style-name="ce16" table:formula="of:=[$Constants.E44]" office:value-type="string" office:string-value=" " calcext:value-type="string">
            <text:p><text:s/></text:p>
          </table:table-cell>
          <table:table-cell table:style-name="ce16" table:formula="of:=[$Constants.F44]" office:value-type="string" office:string-value=" " calcext:value-type="string">
            <text:p><text:s/></text:p>
          </table:table-cell>
          <table:table-cell table:style-name="ce47" table:number-columns-repeated="5"/>
          <table:table-cell table:style-name="ce54" table:number-columns-repeated="1013"/>
        </table:table-row>
        <table:table-row table:style-name="ro2" table:visibility="collapse">
          <table:table-cell table:number-columns-repeated="1024"/>
        </table:table-row>
        <table:table-row table:style-name="ro1">
          <table:table-cell table:style-name="ce109" office:value-type="string" calcext:value-type="string" table:number-columns-spanned="3" table:number-rows-spanned="1">
            <text:p>Assessment Worksheet</text:p>
          </table:table-cell>
          <table:covered-table-cell table:number-columns-repeated="2" table:style-name="ce109"/>
          <table:table-cell table:number-columns-repeated="1021"/>
        </table:table-row>
        <table:table-row table:style-name="ro19">
          <table:table-cell table:style-name="ce110" table:number-columns-repeated="3"/>
          <table:table-cell table:number-columns-repeated="1021"/>
        </table:table-row>
        <table:table-row table:style-name="ro2">
          <table:table-cell office:value-type="string" calcext:value-type="string">
            <text:p>Name:</text:p>
          </table:table-cell>
          <table:table-cell table:style-name="ce123"/>
          <table:table-cell table:style-name="ce127" office:value-type="string" calcext:value-type="string" table:number-columns-spanned="2" table:number-rows-spanned="1">
            <text:p>Rain Li</text:p>
          </table:table-cell>
          <table:covered-table-cell table:style-name="ce127"/>
          <table:table-cell table:style-name="ce45"/>
          <table:table-cell table:number-columns-repeated="1019"/>
        </table:table-row>
        <table:table-row table:style-name="ro2">
          <table:table-cell office:value-type="string" calcext:value-type="string">
            <text:p>User name:</text:p>
          </table:table-cell>
          <table:table-cell table:style-name="ce123"/>
          <table:table-cell table:style-name="ce127" office:value-type="string" calcext:value-type="string" table:number-columns-spanned="2" table:number-rows-spanned="1">
            <text:p>yrl0001</text:p>
          </table:table-cell>
          <table:covered-table-cell table:style-name="ce127"/>
          <table:table-cell table:style-name="ce45"/>
          <table:table-cell table:number-columns-repeated="1019"/>
        </table:table-row>
        <table:table-row table:style-name="ro2">
          <table:table-cell office:value-type="string" calcext:value-type="string">
            <text:p>GitHub user name:</text:p>
          </table:table-cell>
          <table:table-cell table:style-name="ce123"/>
          <table:table-cell table:style-name="ce127" office:value-type="string" calcext:value-type="string" table:number-columns-spanned="2" table:number-rows-spanned="1">
            <text:p>lordoftherains</text:p>
          </table:table-cell>
          <table:covered-table-cell table:style-name="ce127"/>
          <table:table-cell table:style-name="ce45"/>
          <table:table-cell table:number-columns-repeated="1019"/>
        </table:table-row>
        <table:table-row table:style-name="ro27">
          <table:table-cell table:style-name="ce111" table:number-columns-repeated="5"/>
          <table:table-cell table:number-columns-repeated="1019"/>
        </table:table-row>
        <table:table-row table:style-name="ro1">
          <table:table-cell table:style-name="ce112" office:value-type="string" calcext:value-type="string">
            <text:p>Instructor Assessment</text:p>
          </table:table-cell>
          <table:table-cell table:style-name="ce112" table:number-columns-repeated="4"/>
          <table:table-cell table:number-columns-repeated="1019"/>
        </table:table-row>
        <table:table-row table:style-name="ro2" table:number-rows-repeated="2">
          <table:table-cell table:number-columns-repeated="1024"/>
        </table:table-row>
        <table:table-row table:style-name="ro2">
          <table:table-cell office:value-type="string" calcext:value-type="string">
            <text:p>Product Assessment</text:p>
          </table:table-cell>
          <table:table-cell table:style-name="ce124" table:content-validation-name="val1"/>
          <table:table-cell table:number-columns-repeated="1022"/>
        </table:table-row>
        <table:table-row table:style-name="ro2">
          <table:table-cell office:value-type="string" calcext:value-type="string">
            <text:p>Process Assessment:</text:p>
          </table:table-cell>
          <table:table-cell table:style-name="ce124" table:content-validation-name="val1"/>
          <table:table-cell table:number-columns-repeated="1022"/>
        </table:table-row>
        <table:table-row table:style-name="ro2">
          <table:table-cell office:value-type="string" calcext:value-type="string">
            <text:p>Score:</text:p>
          </table:table-cell>
          <table:table-cell table:style-name="ce124" table:formula="of:=IF(OR(ISBLANK([.B55]);ISBLANK([.B56]));&quot;&quot;;MIN(VLOOKUP([.B55];[.B61:.C69];2;FALSE());VLOOKUP([.B56];[.B71:.C79];2;FALSE())))">
            <text:p/>
          </table:table-cell>
          <table:table-cell table:style-name="ce128" office:value-type="string" calcext:value-type="string">
            <text:p>out of</text:p>
          </table:table-cell>
          <table:table-cell office:value-type="float" office:value="50" calcext:value-type="float">
            <text:p>50</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Grading rubric: <text:s/>Product Aspect</text:p>
          </table:table-cell>
          <table:table-cell table:number-columns-repeated="1023"/>
        </table:table-row>
        <table:table-row table:style-name="ro2">
          <table:table-cell/>
          <table:table-cell table:style-name="ce6" table:formula="of:=[.E2]" office:value-type="string" office:string-value="AA" calcext:value-type="string">
            <text:p>AA</text:p>
          </table:table-cell>
          <table:table-cell table:style-name="ce129" table:formula="of:=[.$D$57]*[.F2]" office:value-type="float" office:value="50" calcext:value-type="float">
            <text:p>50</text:p>
          </table:table-cell>
          <table:table-cell table:style-name="ce116" office:value-type="string" calcext:value-type="string" table:number-columns-spanned="2" table:number-rows-spanned="1">
            <text:p>Exceptional job worthy of being used as an example of superior work</text:p>
          </table:table-cell>
          <table:covered-table-cell table:style-name="ce116"/>
          <table:table-cell table:number-columns-repeated="1019"/>
        </table:table-row>
        <table:table-row table:style-name="ro2">
          <table:table-cell/>
          <table:table-cell table:style-name="ce6" table:formula="of:=[.E3]" office:value-type="string" office:string-value="A" calcext:value-type="string">
            <text:p>A</text:p>
          </table:table-cell>
          <table:table-cell table:style-name="ce129" table:formula="of:=[.$D$57]*[.F3]" office:value-type="float" office:value="47.5" calcext:value-type="float">
            <text:p>47.5</text:p>
          </table:table-cell>
          <table:table-cell table:style-name="ce116" office:value-type="string" calcext:value-type="string" table:number-columns-spanned="2" table:number-rows-spanned="1">
            <text:p>Product satisfies functional requirements but has insignificant exceptions in form or format</text:p>
          </table:table-cell>
          <table:covered-table-cell table:style-name="ce116"/>
          <table:table-cell table:number-columns-repeated="1019"/>
        </table:table-row>
        <table:table-row table:style-name="ro2">
          <table:table-cell/>
          <table:table-cell table:style-name="ce6" table:formula="of:=[.E4]" office:value-type="string" office:string-value="AB" calcext:value-type="string">
            <text:p>AB</text:p>
          </table:table-cell>
          <table:table-cell table:style-name="ce129" table:formula="of:=[.$D$57]*[.F4]" office:value-type="float" office:value="45" calcext:value-type="float">
            <text:p>45</text:p>
          </table:table-cell>
          <table:table-cell table:style-name="ce116" office:value-type="string" calcext:value-type="string" table:number-columns-spanned="2" table:number-rows-spanned="1">
            <text:p>Product satisfies functional requirements but has multiple minor exceptions in form or format</text:p>
          </table:table-cell>
          <table:covered-table-cell table:style-name="ce116"/>
          <table:table-cell table:number-columns-repeated="1019"/>
        </table:table-row>
        <table:table-row table:style-name="ro2">
          <table:table-cell/>
          <table:table-cell table:style-name="ce6" table:formula="of:=[.E5]" office:value-type="string" office:string-value="B" calcext:value-type="string">
            <text:p>B</text:p>
          </table:table-cell>
          <table:table-cell table:style-name="ce129" table:formula="of:=[.$D$57]*[.F5]" office:value-type="float" office:value="42.5" calcext:value-type="float">
            <text:p>42.5</text:p>
          </table:table-cell>
          <table:table-cell table:style-name="ce116" office:value-type="string" calcext:value-type="string" table:number-columns-spanned="2" table:number-rows-spanned="1">
            <text:p>Product satisfies functional requirements but has significant exceptions in form or format</text:p>
          </table:table-cell>
          <table:covered-table-cell table:style-name="ce116"/>
          <table:table-cell table:number-columns-repeated="1019"/>
        </table:table-row>
        <table:table-row table:style-name="ro2">
          <table:table-cell/>
          <table:table-cell table:style-name="ce6" table:formula="of:=[.E6]" office:value-type="string" office:string-value="BC" calcext:value-type="string">
            <text:p>BC</text:p>
          </table:table-cell>
          <table:table-cell table:style-name="ce129" table:formula="of:=[.$D$57]*[.F6]" office:value-type="float" office:value="40" calcext:value-type="float">
            <text:p>40</text:p>
          </table:table-cell>
          <table:table-cell table:style-name="ce116" office:value-type="string" calcext:value-type="string" table:number-columns-spanned="2" table:number-rows-spanned="1">
            <text:p>Product encounters minor problems with user acceptance tests, has few insignificant exceptions in form or format</text:p>
          </table:table-cell>
          <table:covered-table-cell table:style-name="ce116"/>
          <table:table-cell table:number-columns-repeated="1019"/>
        </table:table-row>
        <table:table-row table:style-name="ro2">
          <table:table-cell/>
          <table:table-cell table:style-name="ce6" table:formula="of:=[.E7]" office:value-type="string" office:string-value="C" calcext:value-type="string">
            <text:p>C</text:p>
          </table:table-cell>
          <table:table-cell table:style-name="ce129" table:formula="of:=[.$D$57]*[.F7]" office:value-type="float" office:value="37.5" calcext:value-type="float">
            <text:p>37.5</text:p>
          </table:table-cell>
          <table:table-cell table:style-name="ce125" office:value-type="string" calcext:value-type="string" table:number-columns-spanned="2" table:number-rows-spanned="1">
            <text:p>Product encounters minor problems with user acceptance tests, has multiple minor exceptions in form or format</text:p>
          </table:table-cell>
          <table:covered-table-cell table:style-name="ce125"/>
          <table:table-cell table:number-columns-repeated="1019"/>
        </table:table-row>
        <table:table-row table:style-name="ro2">
          <table:table-cell/>
          <table:table-cell table:style-name="ce6" table:formula="of:=[.E8]" office:value-type="string" office:string-value="CD" calcext:value-type="string">
            <text:p>CD</text:p>
          </table:table-cell>
          <table:table-cell table:style-name="ce129" table:formula="of:=[.$D$57]*[.F8]" office:value-type="float" office:value="35" calcext:value-type="float">
            <text:p>35</text:p>
          </table:table-cell>
          <table:table-cell table:style-name="ce125" office:value-type="string" calcext:value-type="string" table:number-columns-spanned="2" table:number-rows-spanned="1">
            <text:p>Product encounters minor problems with user acceptance tests, has significant exceptions in form or format</text:p>
          </table:table-cell>
          <table:covered-table-cell table:style-name="ce125"/>
          <table:table-cell table:number-columns-repeated="1019"/>
        </table:table-row>
        <table:table-row table:style-name="ro2">
          <table:table-cell/>
          <table:table-cell table:style-name="ce6" table:formula="of:=[.E9]" office:value-type="string" office:string-value="D" calcext:value-type="string">
            <text:p>D</text:p>
          </table:table-cell>
          <table:table-cell table:style-name="ce129" table:formula="of:=[.$D$57]*[.F9]" office:value-type="float" office:value="32.5" calcext:value-type="float">
            <text:p>32.5</text:p>
          </table:table-cell>
          <table:table-cell table:style-name="ce125" office:value-type="string" calcext:value-type="string" table:number-columns-spanned="2" table:number-rows-spanned="1">
            <text:p>Product encounters significant problems with user acceptance tests</text:p>
          </table:table-cell>
          <table:covered-table-cell table:style-name="ce125"/>
          <table:table-cell table:number-columns-repeated="1019"/>
        </table:table-row>
        <table:table-row table:style-name="ro2">
          <table:table-cell/>
          <table:table-cell table:style-name="ce6" table:formula="of:=[.E10]" office:value-type="string" office:string-value="F" calcext:value-type="string">
            <text:p>F</text:p>
          </table:table-cell>
          <table:table-cell table:style-name="ce129" table:formula="of:=[.$D$57]*[.F10]" office:value-type="float" office:value="25" calcext:value-type="float">
            <text:p>25</text:p>
          </table:table-cell>
          <table:table-cell table:style-name="ce116" office:value-type="string" calcext:value-type="string" table:number-columns-spanned="2" table:number-rows-spanned="1">
            <text:p>Deliverables show lack of comprehension of concepts, or are incomplete</text:p>
          </table:table-cell>
          <table:covered-table-cell table:style-name="ce116"/>
          <table:table-cell table:number-columns-repeated="1019"/>
        </table:table-row>
        <table:table-row table:style-name="ro2">
          <table:table-cell office:value-type="string" calcext:value-type="string">
            <text:p>Grading rubic: Process Aspect</text:p>
          </table:table-cell>
          <table:table-cell table:number-columns-repeated="1023"/>
        </table:table-row>
        <table:table-row table:style-name="ro2">
          <table:table-cell/>
          <table:table-cell table:style-name="ce6" table:formula="of:=[.E2]" office:value-type="string" office:string-value="AA" calcext:value-type="string">
            <text:p>AA</text:p>
          </table:table-cell>
          <table:table-cell table:style-name="ce129" table:formula="of:=[.$D$57]*[.F2]" office:value-type="float" office:value="50" calcext:value-type="float">
            <text:p>50</text:p>
          </table:table-cell>
          <table:table-cell table:style-name="ce116" office:value-type="string" calcext:value-type="string" table:number-columns-spanned="2" table:number-rows-spanned="1">
            <text:p>Exceptional job worthy of being used as an example of superior work</text:p>
          </table:table-cell>
          <table:covered-table-cell table:style-name="ce116"/>
          <table:table-cell table:number-columns-repeated="1019"/>
        </table:table-row>
        <table:table-row table:style-name="ro2">
          <table:table-cell/>
          <table:table-cell table:style-name="ce6" table:formula="of:=[.E3]" office:value-type="string" office:string-value="A" calcext:value-type="string">
            <text:p>A</text:p>
          </table:table-cell>
          <table:table-cell table:style-name="ce129" table:formula="of:=[.$D$57]*[.F3]" office:value-type="float" office:value="47.5" calcext:value-type="float">
            <text:p>47.5</text:p>
          </table:table-cell>
          <table:table-cell table:style-name="ce116" office:value-type="string" calcext:value-type="string" table:number-columns-spanned="2" table:number-rows-spanned="1">
            <text:p>Process has insignificant exceptions</text:p>
          </table:table-cell>
          <table:covered-table-cell table:style-name="ce116"/>
          <table:table-cell table:number-columns-repeated="1019"/>
        </table:table-row>
        <table:table-row table:style-name="ro2">
          <table:table-cell/>
          <table:table-cell table:style-name="ce6" table:formula="of:=[.E4]" office:value-type="string" office:string-value="AB" calcext:value-type="string">
            <text:p>AB</text:p>
          </table:table-cell>
          <table:table-cell table:style-name="ce129" table:formula="of:=[.$D$57]*[.F4]" office:value-type="float" office:value="45" calcext:value-type="float">
            <text:p>45</text:p>
          </table:table-cell>
          <table:table-cell table:style-name="ce116" office:value-type="string" calcext:value-type="string" table:number-columns-spanned="2" table:number-rows-spanned="1">
            <text:p>Process has multiple minor exceptions </text:p>
          </table:table-cell>
          <table:covered-table-cell table:style-name="ce116"/>
          <table:table-cell table:number-columns-repeated="1019"/>
        </table:table-row>
        <table:table-row table:style-name="ro2">
          <table:table-cell/>
          <table:table-cell table:style-name="ce6" table:formula="of:=[.E5]" office:value-type="string" office:string-value="B" calcext:value-type="string">
            <text:p>B</text:p>
          </table:table-cell>
          <table:table-cell table:style-name="ce129" table:formula="of:=[.$D$57]*[.F5]" office:value-type="float" office:value="42.5" calcext:value-type="float">
            <text:p>42.5</text:p>
          </table:table-cell>
          <table:table-cell table:style-name="ce116" office:value-type="string" calcext:value-type="string" table:number-columns-spanned="2" table:number-rows-spanned="1">
            <text:p>Process has exceptions that obsure activity verification</text:p>
          </table:table-cell>
          <table:covered-table-cell table:style-name="ce116"/>
          <table:table-cell table:number-columns-repeated="1019"/>
        </table:table-row>
        <table:table-row table:style-name="ro2">
          <table:table-cell/>
          <table:table-cell table:style-name="ce6" table:formula="of:=[.E6]" office:value-type="string" office:string-value="BC" calcext:value-type="string">
            <text:p>BC</text:p>
          </table:table-cell>
          <table:table-cell table:style-name="ce129" table:formula="of:=[.$D$57]*[.F6]" office:value-type="float" office:value="40" calcext:value-type="float">
            <text:p>40</text:p>
          </table:table-cell>
          <table:table-cell table:style-name="ce116" office:value-type="string" calcext:value-type="string" table:number-columns-spanned="2" table:number-rows-spanned="1">
            <text:p>Process has exceptions with historical data that affect the current project</text:p>
          </table:table-cell>
          <table:covered-table-cell table:style-name="ce116"/>
          <table:table-cell table:number-columns-repeated="1019"/>
        </table:table-row>
        <table:table-row table:style-name="ro2">
          <table:table-cell/>
          <table:table-cell table:style-name="ce6" table:formula="of:=[.E7]" office:value-type="string" office:string-value="C" calcext:value-type="string">
            <text:p>C</text:p>
          </table:table-cell>
          <table:table-cell table:style-name="ce129" table:formula="of:=[.$D$57]*[.F7]" office:value-type="float" office:value="37.5" calcext:value-type="float">
            <text:p>37.5</text:p>
          </table:table-cell>
          <table:table-cell table:style-name="ce116" office:value-type="string" calcext:value-type="string" table:number-columns-spanned="2" table:number-rows-spanned="1">
            <text:p>Process has exceptions that suggest lack of comprehension of concepts</text:p>
          </table:table-cell>
          <table:covered-table-cell table:style-name="ce116"/>
          <table:table-cell table:number-columns-repeated="1019"/>
        </table:table-row>
        <table:table-row table:style-name="ro2">
          <table:table-cell/>
          <table:table-cell table:style-name="ce6" table:formula="of:=[.E8]" office:value-type="string" office:string-value="CD" calcext:value-type="string">
            <text:p>CD</text:p>
          </table:table-cell>
          <table:table-cell table:style-name="ce129" table:formula="of:=[.$D$57]*[.F8]" office:value-type="float" office:value="35" calcext:value-type="float">
            <text:p>35</text:p>
          </table:table-cell>
          <table:table-cell table:style-name="ce116" office:value-type="string" calcext:value-type="string" table:number-columns-spanned="2" table:number-rows-spanned="1">
            <text:p>Process has exceptions that bring into question the validity of the data</text:p>
          </table:table-cell>
          <table:covered-table-cell table:style-name="ce116"/>
          <table:table-cell table:number-columns-repeated="1019"/>
        </table:table-row>
        <table:table-row table:style-name="ro2">
          <table:table-cell/>
          <table:table-cell table:style-name="ce6" table:formula="of:=[.E9]" office:value-type="string" office:string-value="D" calcext:value-type="string">
            <text:p>D</text:p>
          </table:table-cell>
          <table:table-cell table:style-name="ce129" table:formula="of:=[.$D$57]*[.F9]" office:value-type="float" office:value="32.5" calcext:value-type="float">
            <text:p>32.5</text:p>
          </table:table-cell>
          <table:table-cell table:style-name="ce116" office:value-type="string" calcext:value-type="string" table:number-columns-spanned="2" table:number-rows-spanned="1">
            <text:p>Process has exceptions suggesting it wasn't followed.</text:p>
          </table:table-cell>
          <table:covered-table-cell table:style-name="ce116"/>
          <table:table-cell table:number-columns-repeated="1019"/>
        </table:table-row>
        <table:table-row table:style-name="ro2">
          <table:table-cell/>
          <table:table-cell table:style-name="ce6" table:formula="of:=[.E10]" office:value-type="string" office:string-value="F" calcext:value-type="string">
            <text:p>F</text:p>
          </table:table-cell>
          <table:table-cell table:style-name="ce129" table:formula="of:=[.$D$57]*[.F10]" office:value-type="float" office:value="25" calcext:value-type="float">
            <text:p>25</text:p>
          </table:table-cell>
          <table:table-cell table:style-name="ce116" office:value-type="string" calcext:value-type="string" table:number-columns-spanned="2" table:number-rows-spanned="1">
            <text:p>Deliverables are incomplete</text:p>
          </table:table-cell>
          <table:covered-table-cell table:style-name="ce116"/>
          <table:table-cell table:number-columns-repeated="1019"/>
        </table:table-row>
        <table:table-row table:style-name="ro2" table:number-rows-repeated="2">
          <table:table-cell table:number-columns-repeated="1024"/>
        </table:table-row>
        <table:table-row table:style-name="ro1">
          <table:table-cell table:style-name="ce113" office:value-type="string" calcext:value-type="string" table:number-columns-spanned="2" table:number-rows-spanned="1">
            <text:p>Quality checks</text:p>
          </table:table-cell>
          <table:covered-table-cell table:style-name="ce113"/>
          <table:table-cell table:style-name="ce130" table:number-columns-repeated="3"/>
          <table:table-cell table:number-columns-repeated="1019"/>
        </table:table-row>
        <table:table-row table:style-name="ro2">
          <table:table-cell table:style-name="ce114" office:value-type="string" calcext:value-type="string" table:number-columns-spanned="12" table:number-rows-spanned="1">
            <text:p>General</text:p>
          </table:table-cell>
          <table:covered-table-cell table:number-columns-repeated="11" table:style-name="ce114"/>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Are all regions highlighted in yellow appropriately complete?</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workbook reflect a faithful record of information?</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Has this assignment been uploaded as specified by the assignment description?</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12" table:number-rows-spanned="1">
            <text:p>Project Plan Summary</text:p>
          </table:table-cell>
          <table:covered-table-cell table:number-columns-repeated="11" table:style-name="ce114"/>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Was the planned information determined before development and not altered after development?</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Is planned time expressed in minutes?</text:p>
          </table:table-cell>
          <table:covered-table-cell table:number-columns-repeated="10" table:style-name="ce125"/>
          <table:table-cell table:style-name="ce6" table:number-columns-repeated="244"/>
          <table:table-cell table:number-columns-repeated="768"/>
        </table:table-row>
        <table:table-row table:style-name="ro2">
          <table:table-cell table:style-name="ce115"/>
          <table:table-cell table:style-name="ce125" office:value-type="string" calcext:value-type="string" table:number-columns-spanned="11" table:number-rows-spanned="1">
            <text:p>Do LOC counts address production code (and exclude test code)?</text:p>
          </table:table-cell>
          <table:covered-table-cell table:number-columns-repeated="10" table:style-name="ce125"/>
          <table:table-cell table:style-name="ce134" table:number-columns-repeated="1012"/>
        </table:table-row>
        <table:table-row table:style-name="ro2">
          <table:table-cell table:style-name="ce54"/>
          <table:table-cell table:style-name="ce125" office:value-type="string" calcext:value-type="string" table:number-columns-spanned="11" table:number-rows-spanned="1">
            <text:p>Is the actual line count calculated according to the counting standard?</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12" table:number-rows-spanned="1">
            <text:p>Time Recording Log</text:p>
          </table:table-cell>
          <table:covered-table-cell table:number-columns-repeated="11" table:style-name="ce114"/>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log reflect a faithful record of time sp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 no times span midnigh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log reflect the activities in the specified process?</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Is post mortem the final phas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time recording log reflect the your lifecycl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4" office:value-type="string" calcext:value-type="string" table:number-columns-spanned="2" table:number-rows-spanned="1">
            <text:p>Change Log</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Is each change accompanied by a description in the "comment" field?</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changes recorded against the appropriate phase in which they were injected and removed?</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removed" count equal the "injected" count? <text:s/>If not, is the rational documented in the "lessons learned" tab?</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dates and times in the change <text:s/>log consistent with the dates and times in the time recording log?</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4" office:value-type="string" calcext:value-type="string" table:number-columns-spanned="2" table:number-rows-spanned="1">
            <text:p>Acceptance Report</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Were initial "expected results" determined before coding began?</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expected results sufficiently detailed for an independent party to test the softwar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expected results correct?</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 actual results support expected results? <text:s/></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 actual results marked as "Passed with issues" include a comm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2" table:number-rows-spanned="1">
            <text:p>Source Code</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code reflect the coding standard?</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Will the code compile without change? </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contain any packages that aren't part of the customer's production environm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take into consideration specified error conditions?</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fulfill the assignment requirements?</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6"/>
          <table:table-cell table:style-name="ce125" office:value-type="string" calcext:value-type="string" table:number-columns-spanned="11" table:number-rows-spanned="1">
            <text:p>Does the code follow the prescribed directory format (i.e., prod, test, sandbox)?</text:p>
          </table:table-cell>
          <table:covered-table-cell table:number-columns-repeated="10" table:style-name="ce125"/>
          <table:table-cell table:style-name="ce119" table:number-columns-repeated="1012"/>
        </table:table-row>
        <table:table-row table:style-name="ro2" table:visibility="collapse">
          <table:table-cell table:style-name="ce114" office:value-type="string" calcext:value-type="string" table:number-columns-spanned="2" table:number-rows-spanned="1">
            <text:p>Historical Data</text:p>
          </table:table-cell>
          <table:covered-table-cell table:style-name="ce114"/>
          <table:table-cell table:style-name="ce131" table:number-columns-repeated="10"/>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 historical data complet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Have previously noted problems in process measurements been corrected?</text:p>
          </table:table-cell>
          <table:covered-table-cell table:number-columns-repeated="10" table:style-name="ce125"/>
          <table:table-cell table:style-name="ce119" table:number-columns-repeated="1012"/>
        </table:table-row>
        <table:table-row table:style-name="ro2">
          <table:table-cell table:style-name="ce117" office:value-type="string" calcext:value-type="string">
            <text:p>Deliverables</text:p>
          </table:table-cell>
          <table:table-cell table:style-name="ce125" table:number-columns-repeated="11"/>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Has the spreadsheet been uploaded to GitHub?</text:p>
          </table:table-cell>
          <table:covered-table-cell table:number-columns-repeated="10" table:style-name="ce125"/>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Has all the code been pushed to GitHub?</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there separate folders for production code and test cod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Will the test code work without modification?</text:p>
          </table:table-cell>
          <table:covered-table-cell table:number-columns-repeated="10" table:style-name="ce125"/>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Is the project file in the proper format with the required nam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your git respository reflect commits at the specified process points?</text:p>
          </table:table-cell>
          <table:covered-table-cell table:number-columns-repeated="10" table:style-name="ce125"/>
          <table:table-cell table:style-name="ce119" table:number-columns-repeated="1012"/>
        </table:table-row>
        <table:table-row table:style-name="ro2" table:visibility="collapse">
          <table:table-cell table:style-name="ce118" office:value-type="string" calcext:value-type="string">
            <text:p>Review</text:p>
          </table:table-cell>
          <table:table-cell table:style-name="ce7" table:number-columns-repeated="11"/>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id you construct your review checklist during the planning phase?</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the error count indicated the analysis of defects match your historical defect count?</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Are checklist items answerable in "yes" or "no" terms?</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your checklist reflect at least two common items from your defect log ?</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your checklist contain more than "mom and apple pie" items?</text:p>
          </table:table-cell>
          <table:covered-table-cell table:number-columns-repeated="10" table:style-name="ce125"/>
          <table:table-cell table:style-name="ce119" table:number-columns-repeated="1012"/>
        </table:table-row>
        <table:table-row table:style-name="ro2" table:visibility="collapse">
          <table:table-cell table:style-name="ce118" office:value-type="string" calcext:value-type="string">
            <text:p>Refactor</text:p>
          </table:table-cell>
          <table:table-cell table:style-name="ce7" table:number-columns-repeated="11"/>
          <table:table-cell table:style-name="ce134" table:number-columns-repeated="1012"/>
        </table:table-row>
        <table:table-row table:style-name="ro2" table:visibility="collapse">
          <table:table-cell table:style-name="ce118"/>
          <table:table-cell table:style-name="ce125" office:value-type="string" calcext:value-type="string" table:number-columns-spanned="11" table:number-rows-spanned="1">
            <text:p>Is code free of the following bad smells: <text:s/>duplicate code, long methods, long classes</text:p>
          </table:table-cell>
          <table:covered-table-cell table:number-columns-repeated="10" table:style-name="ce125"/>
          <table:table-cell table:style-name="ce134" table:number-columns-repeated="1012"/>
        </table:table-row>
        <table:table-row table:style-name="ro2" table:visibility="collapse">
          <table:table-cell table:style-name="ce118"/>
          <table:table-cell table:style-name="ce125" office:value-type="string" calcext:value-type="string" table:number-columns-spanned="11" table:number-rows-spanned="1">
            <text:p><text:s text:c="6"/>temporary variables, useless comments, coding standard violations?</text:p>
          </table:table-cell>
          <table:covered-table-cell table:number-columns-repeated="10" table:style-name="ce125"/>
          <table:table-cell table:style-name="ce134" table:number-columns-repeated="1012"/>
        </table:table-row>
        <table:table-row table:style-name="ro2" table:visibility="collapse">
          <table:table-cell table:style-name="ce118" office:value-type="string" calcext:value-type="string">
            <text:p>Scenario</text:p>
          </table:table-cell>
          <table:table-cell table:style-name="ce118"/>
          <table:table-cell table:style-name="ce131" table:number-columns-repeated="10"/>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Were the scenarios constructed during the analysis phase (and not changed later)?</text:p>
          </table:table-cell>
          <table:covered-table-cell table:number-columns-repeated="10" table:style-name="ce125"/>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Does each scenario describe as fully as possible the interaction with the software under construction?</text:p>
          </table:table-cell>
          <table:covered-table-cell table:number-columns-repeated="10" table:style-name="ce125"/>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Are the actors correctly identified?</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suitably understandable examples given?</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events and responses directly observable?</text:p>
          </table:table-cell>
          <table:covered-table-cell table:number-columns-repeated="10" table:style-name="ce125"/>
          <table:table-cell table:style-name="ce119" table:number-columns-repeated="1012"/>
        </table:table-row>
        <table:table-row table:style-name="ro2" table:visibility="collapse">
          <table:table-cell table:style-name="ce114" office:value-type="string" calcext:value-type="string" table:number-columns-spanned="2" table:number-rows-spanned="1">
            <text:p>Architecture</text:p>
          </table:table-cell>
          <table:covered-table-cell table:style-name="ce114"/>
          <table:table-cell table:style-name="ce131" table:number-columns-repeated="10"/>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Was the architecture determined before construction (and not changed later)?</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reflect a solid initial understanding of the solution?</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show all components required for the solution (with the exception of system built-in components)?</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collaborators specified correctly?</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 functionally-decomposed components have only one operation? <text:s/>Has the operation been given the component nam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component operations given names to suggest their behavior?</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exhibit "good" design characteristics, such as appropriate levels of coupling, cohesion, etc.?</text:p>
          </table:table-cell>
          <table:covered-table-cell table:number-columns-repeated="10" table:style-name="ce125"/>
          <table:table-cell table:style-name="ce119" table:number-columns-repeated="1012"/>
        </table:table-row>
        <table:table-row table:style-name="ro2" table:visibility="collapse">
          <table:table-cell table:style-name="ce120" office:value-type="string" calcext:value-type="string">
            <text:p>Estimate</text:p>
          </table:table-cell>
          <table:table-cell table:style-name="ce120"/>
          <table:table-cell table:style-name="ce132" table:number-columns-repeated="9"/>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Does each component denoted by a CRC card appear in the estimate as either base code, new components, or reused code?</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base code vs reuse code identified correctly?</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Do the base components and the new comopnents reflect the architecture?</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Are the base components and new components sized according to historical proxies?</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a rationale provided if either the LOCp and/or Ep are overridden?</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actual LOC data recorded at post mortem time?</text:p>
          </table:table-cell>
          <table:covered-table-cell table:number-columns-repeated="9" table:style-name="ce126"/>
          <table:table-cell table:style-name="ce133" table:number-columns-repeated="1013"/>
        </table:table-row>
        <table:table-row table:style-name="ro2" table:visibility="collapse">
          <table:table-cell table:style-name="ce122" office:value-type="string" calcext:value-type="string">
            <text:p>Iterations</text:p>
          </table:table-cell>
          <table:table-cell table:style-name="ce126" table:number-columns-repeated="11"/>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Is more than one iteration planned?</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Does the WBS list all iterations?</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Is the overall estimate of time in the WBS consistent with the calculated effort?</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Are the planned completion dates of iterations in the WBS consistent with the calendar?</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Are planned times recorded from the start of the calendar through the end of the project?</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Does the calendar corroborate the WBS, and visa versa? <text:s/></text:p>
          </table:table-cell>
          <table:covered-table-cell table:number-columns-repeated="10" table:style-name="ce126"/>
          <table:table-cell table:style-name="ce133" table:number-columns-repeated="1012"/>
        </table:table-row>
        <table:table-row table:style-name="ro2" table:visibility="collapse">
          <table:table-cell table:style-name="ce117" office:value-type="string" calcext:value-type="string">
            <text:p>Construction</text:p>
          </table:table-cell>
          <table:table-cell table:style-name="ce125" table:number-columns-repeated="11"/>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id you follow the design -&gt; test(failure) -&gt; code -&gt; test(success) -&gt; clean up (if necessary) -&gt; repeat pattern?</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id you follow a test-first approach?</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Are all unit tests written so that passing the test satisifies requirements?</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re at least one test case for each component?</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re at least one test suite which, when run, exercises the entire production code base?</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oes your code pass all test cases?</text:p>
          </table:table-cell>
          <table:covered-table-cell table:number-columns-repeated="10" table:style-name="ce125"/>
          <table:table-cell table:style-name="ce134" table:number-columns-repeated="1012"/>
        </table:table-row>
        <table:table-row table:style-name="ro2" table:number-rows-repeated="1048406">
          <table:table-cell table:number-columns-repeated="1024"/>
        </table:table-row>
        <table:table-row table:style-name="ro2">
          <table:table-cell table:number-columns-repeated="1024"/>
        </table:table-row>
      </table:table>
      <table:table table:name="Historical Data" table:style-name="ta6" table:protected="true">
        <loext:table-protection loext:select-protected-cells="true" loext:select-unprotected-cells="true"/>
        <table:table-column table:style-name="co19" table:default-cell-style-name="ce55"/>
        <table:table-column table:style-name="co23" table:number-columns-repeated="4"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2" table:visibility="collapse">
          <table:table-cell table:style-name="ce135" table:formula="of:=[$Constants.A1]" office:value-type="string" office:string-value="Constants" calcext:value-type="string">
            <text:p>Constants</text:p>
          </table:table-cell>
          <table:table-cell table:style-name="ce135" table:formula="of:=[$Constants.B1]" office:value-type="string" office:string-value=" " calcext:value-type="string">
            <text:p><text:s/></text:p>
          </table:table-cell>
          <table:table-cell table:style-name="ce135" table:formula="of:=[$Constants.C1]" office:value-type="string" office:string-value=" " calcext:value-type="string">
            <text:p><text:s/></text:p>
          </table:table-cell>
          <table:table-cell table:style-name="ce135" table:formula="of:=[$Constants.D1]" office:value-type="string" office:string-value=" " calcext:value-type="string">
            <text:p><text:s/></text:p>
          </table:table-cell>
          <table:table-cell table:style-name="ce135" table:formula="of:=[$Constants.E1]" office:value-type="string" office:string-value=" " calcext:value-type="string">
            <text:p><text:s/></text:p>
          </table:table-cell>
          <table:table-cell table:style-name="ce135" table:formula="of:=[$Constants.F1]" office:value-type="string" office:string-value="Assignment 2" calcext:value-type="string">
            <text:p>Assignment 2</text:p>
          </table:table-cell>
          <table:table-cell table:style-name="ce44" table:number-columns-repeated="2"/>
          <table:table-cell table:number-columns-repeated="1016"/>
        </table:table-row>
        <table:table-row table:style-name="ro2" table:visibility="collapse">
          <table:table-cell table:style-name="ce135" table:formula="of:=[$Constants.A2]" office:value-type="string" office:string-value="Start date:" calcext:value-type="string">
            <text:p>Start date:</text:p>
          </table:table-cell>
          <table:table-cell table:style-name="ce135" table:formula="of:=[$Constants.B2]" office:value-type="float" office:value="36526" calcext:value-type="float">
            <text:p>36526</text:p>
          </table:table-cell>
          <table:table-cell table:style-name="ce135" table:formula="of:=[$Constants.C2]" office:value-type="string" office:string-value=" " calcext:value-type="string">
            <text:p><text:s/></text:p>
          </table:table-cell>
          <table:table-cell table:style-name="ce135" table:formula="of:=[$Constants.D2]" office:value-type="string" office:string-value="Grades:" calcext:value-type="string">
            <text:p>Grades:</text:p>
          </table:table-cell>
          <table:table-cell table:style-name="ce135" table:formula="of:=[$Constants.E2]" office:value-type="string" office:string-value="AA" calcext:value-type="string">
            <text:p>AA</text:p>
          </table:table-cell>
          <table:table-cell table:style-name="ce135"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35" table:formula="of:=[$Constants.A3]" office:value-type="string" office:string-value="End date:" calcext:value-type="string">
            <text:p>End date:</text:p>
          </table:table-cell>
          <table:table-cell table:style-name="ce135" table:formula="of:=[$Constants.B3]" office:value-type="float" office:value="73051" calcext:value-type="float">
            <text:p>73051</text:p>
          </table:table-cell>
          <table:table-cell table:style-name="ce135" table:formula="of:=[$Constants.C3]" office:value-type="string" office:string-value=" " calcext:value-type="string">
            <text:p><text:s/></text:p>
          </table:table-cell>
          <table:table-cell table:style-name="ce135" table:formula="of:=[$Constants.D3]" office:value-type="string" office:string-value=" " calcext:value-type="string">
            <text:p><text:s/></text:p>
          </table:table-cell>
          <table:table-cell table:style-name="ce135" table:formula="of:=[$Constants.E3]" office:value-type="string" office:string-value="A" calcext:value-type="string">
            <text:p>A</text:p>
          </table:table-cell>
          <table:table-cell table:style-name="ce135"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35" table:formula="of:=[$Constants.A4]" office:value-type="string" office:string-value="Phases:" calcext:value-type="string">
            <text:p>Phases:</text:p>
          </table:table-cell>
          <table:table-cell table:style-name="ce135" table:formula="of:=[$Constants.B4]" office:value-type="string" office:string-value="Analysis" calcext:value-type="string">
            <text:p>Analysis</text:p>
          </table:table-cell>
          <table:table-cell table:style-name="ce135" table:formula="of:=[$Constants.C4]" office:value-type="string" office:string-value=" " calcext:value-type="string">
            <text:p><text:s/></text:p>
          </table:table-cell>
          <table:table-cell table:style-name="ce135" table:formula="of:=[$Constants.D4]" office:value-type="string" office:string-value=" " calcext:value-type="string">
            <text:p><text:s/></text:p>
          </table:table-cell>
          <table:table-cell table:style-name="ce135" table:formula="of:=[$Constants.E4]" office:value-type="string" office:string-value="AB" calcext:value-type="string">
            <text:p>AB</text:p>
          </table:table-cell>
          <table:table-cell table:style-name="ce135"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35" table:formula="of:=[$Constants.A5]" office:value-type="string" office:string-value=" " calcext:value-type="string">
            <text:p><text:s/></text:p>
          </table:table-cell>
          <table:table-cell table:style-name="ce135" table:formula="of:=[$Constants.B5]" office:value-type="string" office:string-value="Architecture" calcext:value-type="string">
            <text:p>Architecture</text:p>
          </table:table-cell>
          <table:table-cell table:style-name="ce135" table:formula="of:=[$Constants.C5]" office:value-type="string" office:string-value=" " calcext:value-type="string">
            <text:p><text:s/></text:p>
          </table:table-cell>
          <table:table-cell table:style-name="ce135" table:formula="of:=[$Constants.D5]" office:value-type="string" office:string-value=" " calcext:value-type="string">
            <text:p><text:s/></text:p>
          </table:table-cell>
          <table:table-cell table:style-name="ce135" table:formula="of:=[$Constants.E5]" office:value-type="string" office:string-value="B" calcext:value-type="string">
            <text:p>B</text:p>
          </table:table-cell>
          <table:table-cell table:style-name="ce135"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35" table:formula="of:=[$Constants.A6]" office:value-type="string" office:string-value=" " calcext:value-type="string">
            <text:p><text:s/></text:p>
          </table:table-cell>
          <table:table-cell table:style-name="ce135" table:formula="of:=[$Constants.B6]" office:value-type="string" office:string-value="Project planning" calcext:value-type="string">
            <text:p>Project planning</text:p>
          </table:table-cell>
          <table:table-cell table:style-name="ce135" table:formula="of:=[$Constants.C6]" office:value-type="string" office:string-value=" " calcext:value-type="string">
            <text:p><text:s/></text:p>
          </table:table-cell>
          <table:table-cell table:style-name="ce135" table:formula="of:=[$Constants.D6]" office:value-type="string" office:string-value=" " calcext:value-type="string">
            <text:p><text:s/></text:p>
          </table:table-cell>
          <table:table-cell table:style-name="ce135" table:formula="of:=[$Constants.E6]" office:value-type="string" office:string-value="BC" calcext:value-type="string">
            <text:p>BC</text:p>
          </table:table-cell>
          <table:table-cell table:style-name="ce135"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35" table:formula="of:=[$Constants.A7]" office:value-type="string" office:string-value=" " calcext:value-type="string">
            <text:p><text:s/></text:p>
          </table:table-cell>
          <table:table-cell table:style-name="ce135" table:formula="of:=[$Constants.B7]" office:value-type="string" office:string-value="Interation planning" calcext:value-type="string">
            <text:p>Interation planning</text:p>
          </table:table-cell>
          <table:table-cell table:style-name="ce135" table:formula="of:=[$Constants.C7]" office:value-type="string" office:string-value=" " calcext:value-type="string">
            <text:p><text:s/></text:p>
          </table:table-cell>
          <table:table-cell table:style-name="ce135" table:formula="of:=[$Constants.D7]" office:value-type="string" office:string-value=" " calcext:value-type="string">
            <text:p><text:s/></text:p>
          </table:table-cell>
          <table:table-cell table:style-name="ce135" table:formula="of:=[$Constants.E7]" office:value-type="string" office:string-value="C" calcext:value-type="string">
            <text:p>C</text:p>
          </table:table-cell>
          <table:table-cell table:style-name="ce135"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35" table:formula="of:=[$Constants.A8]" office:value-type="string" office:string-value=" " calcext:value-type="string">
            <text:p><text:s/></text:p>
          </table:table-cell>
          <table:table-cell table:style-name="ce135" table:formula="of:=[$Constants.B8]" office:value-type="string" office:string-value="Construction" calcext:value-type="string">
            <text:p>Construction</text:p>
          </table:table-cell>
          <table:table-cell table:style-name="ce135" table:formula="of:=[$Constants.C8]" office:value-type="string" office:string-value=" " calcext:value-type="string">
            <text:p><text:s/></text:p>
          </table:table-cell>
          <table:table-cell table:style-name="ce135" table:formula="of:=[$Constants.D8]" office:value-type="string" office:string-value=" " calcext:value-type="string">
            <text:p><text:s/></text:p>
          </table:table-cell>
          <table:table-cell table:style-name="ce135" table:formula="of:=[$Constants.E8]" office:value-type="string" office:string-value="CD" calcext:value-type="string">
            <text:p>CD</text:p>
          </table:table-cell>
          <table:table-cell table:style-name="ce135"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35" table:formula="of:=[$Constants.A9]" office:value-type="string" office:string-value=" " calcext:value-type="string">
            <text:p><text:s/></text:p>
          </table:table-cell>
          <table:table-cell table:style-name="ce135" table:formula="of:=[$Constants.B9]" office:value-type="string" office:string-value="Refactoring" calcext:value-type="string">
            <text:p>Refactoring</text:p>
          </table:table-cell>
          <table:table-cell table:style-name="ce135" table:formula="of:=[$Constants.C9]" office:value-type="string" office:string-value=" " calcext:value-type="string">
            <text:p><text:s/></text:p>
          </table:table-cell>
          <table:table-cell table:style-name="ce135" table:formula="of:=[$Constants.D9]" office:value-type="string" office:string-value=" " calcext:value-type="string">
            <text:p><text:s/></text:p>
          </table:table-cell>
          <table:table-cell table:style-name="ce135" table:formula="of:=[$Constants.E9]" office:value-type="string" office:string-value="D" calcext:value-type="string">
            <text:p>D</text:p>
          </table:table-cell>
          <table:table-cell table:style-name="ce135"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35" table:formula="of:=[$Constants.A10]" office:value-type="string" office:string-value=" " calcext:value-type="string">
            <text:p><text:s/></text:p>
          </table:table-cell>
          <table:table-cell table:style-name="ce135" table:formula="of:=[$Constants.B10]" office:value-type="string" office:string-value="Review" calcext:value-type="string">
            <text:p>Review</text:p>
          </table:table-cell>
          <table:table-cell table:style-name="ce135" table:formula="of:=[$Constants.C10]" office:value-type="string" office:string-value=" " calcext:value-type="string">
            <text:p><text:s/></text:p>
          </table:table-cell>
          <table:table-cell table:style-name="ce135" table:formula="of:=[$Constants.D10]" office:value-type="string" office:string-value=" " calcext:value-type="string">
            <text:p><text:s/></text:p>
          </table:table-cell>
          <table:table-cell table:style-name="ce135" table:formula="of:=[$Constants.E10]" office:value-type="string" office:string-value="F" calcext:value-type="string">
            <text:p>F</text:p>
          </table:table-cell>
          <table:table-cell table:style-name="ce135"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35" table:formula="of:=[$Constants.A11]" office:value-type="string" office:string-value=" " calcext:value-type="string">
            <text:p><text:s/></text:p>
          </table:table-cell>
          <table:table-cell table:style-name="ce135" table:formula="of:=[$Constants.B11]" office:value-type="string" office:string-value="Integration test" calcext:value-type="string">
            <text:p>Integration test</text:p>
          </table:table-cell>
          <table:table-cell table:style-name="ce135" table:formula="of:=[$Constants.C11]" office:value-type="string" office:string-value=" " calcext:value-type="string">
            <text:p><text:s/></text:p>
          </table:table-cell>
          <table:table-cell table:style-name="ce135" table:formula="of:=[$Constants.D11]" office:value-type="string" office:string-value=" " calcext:value-type="string">
            <text:p><text:s/></text:p>
          </table:table-cell>
          <table:table-cell table:style-name="ce135" table:formula="of:=[$Constants.E11]" office:value-type="string" office:string-value=" " calcext:value-type="string">
            <text:p><text:s/></text:p>
          </table:table-cell>
          <table:table-cell table:style-name="ce135"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2]" office:value-type="string" office:string-value=" " calcext:value-type="string">
            <text:p><text:s/></text:p>
          </table:table-cell>
          <table:table-cell table:style-name="ce135" table:formula="of:=[$Constants.B12]" office:value-type="string" office:string-value="Repatterning" calcext:value-type="string">
            <text:p>Repatterning</text:p>
          </table:table-cell>
          <table:table-cell table:style-name="ce135" table:formula="of:=[$Constants.C12]" office:value-type="string" office:string-value=" " calcext:value-type="string">
            <text:p><text:s/></text:p>
          </table:table-cell>
          <table:table-cell table:style-name="ce135" table:formula="of:=[$Constants.D12]" office:value-type="string" office:string-value=" " calcext:value-type="string">
            <text:p><text:s/></text:p>
          </table:table-cell>
          <table:table-cell table:style-name="ce135" table:formula="of:=[$Constants.E12]" office:value-type="string" office:string-value=" " calcext:value-type="string">
            <text:p><text:s/></text:p>
          </table:table-cell>
          <table:table-cell table:style-name="ce135"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3]" office:value-type="string" office:string-value=" " calcext:value-type="string">
            <text:p><text:s/></text:p>
          </table:table-cell>
          <table:table-cell table:style-name="ce135" table:formula="of:=[$Constants.B13]" office:value-type="string" office:string-value="Postmortem" calcext:value-type="string">
            <text:p>Postmortem</text:p>
          </table:table-cell>
          <table:table-cell table:style-name="ce135" table:formula="of:=[$Constants.C13]" office:value-type="string" office:string-value=" " calcext:value-type="string">
            <text:p><text:s/></text:p>
          </table:table-cell>
          <table:table-cell table:style-name="ce135" table:formula="of:=[$Constants.D13]" office:value-type="string" office:string-value=" " calcext:value-type="string">
            <text:p><text:s/></text:p>
          </table:table-cell>
          <table:table-cell table:style-name="ce135" table:formula="of:=[$Constants.E13]" office:value-type="string" office:string-value=" " calcext:value-type="string">
            <text:p><text:s/></text:p>
          </table:table-cell>
          <table:table-cell table:style-name="ce135"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4]" office:value-type="string" office:string-value=" " calcext:value-type="string">
            <text:p><text:s/></text:p>
          </table:table-cell>
          <table:table-cell table:style-name="ce135" table:formula="of:=[$Constants.B14]" office:value-type="string" office:string-value="Sandbox" calcext:value-type="string">
            <text:p>Sandbox</text:p>
          </table:table-cell>
          <table:table-cell table:style-name="ce135" table:formula="of:=[$Constants.C14]" office:value-type="string" office:string-value=" " calcext:value-type="string">
            <text:p><text:s/></text:p>
          </table:table-cell>
          <table:table-cell table:style-name="ce135" table:formula="of:=[$Constants.D14]" office:value-type="string" office:string-value=" " calcext:value-type="string">
            <text:p><text:s/></text:p>
          </table:table-cell>
          <table:table-cell table:style-name="ce135" table:formula="of:=[$Constants.E14]" office:value-type="string" office:string-value=" " calcext:value-type="string">
            <text:p><text:s/></text:p>
          </table:table-cell>
          <table:table-cell table:style-name="ce135"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5]" office:value-type="string" office:string-value=" " calcext:value-type="string">
            <text:p><text:s/></text:p>
          </table:table-cell>
          <table:table-cell table:style-name="ce135" table:formula="of:=[$Constants.B15]" office:value-type="string" office:string-value=" " calcext:value-type="string">
            <text:p><text:s/></text:p>
          </table:table-cell>
          <table:table-cell table:style-name="ce135" table:formula="of:=[$Constants.C15]" office:value-type="string" office:string-value=" " calcext:value-type="string">
            <text:p><text:s/></text:p>
          </table:table-cell>
          <table:table-cell table:style-name="ce135" table:formula="of:=[$Constants.D15]" office:value-type="string" office:string-value=" " calcext:value-type="string">
            <text:p><text:s/></text:p>
          </table:table-cell>
          <table:table-cell table:style-name="ce135" table:formula="of:=[$Constants.E15]" office:value-type="string" office:string-value=" " calcext:value-type="string">
            <text:p><text:s/></text:p>
          </table:table-cell>
          <table:table-cell table:style-name="ce135"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6]" office:value-type="string" office:string-value=" " calcext:value-type="string">
            <text:p><text:s/></text:p>
          </table:table-cell>
          <table:table-cell table:style-name="ce135" table:formula="of:=[$Constants.B16]" office:value-type="string" office:string-value=" " calcext:value-type="string">
            <text:p><text:s/></text:p>
          </table:table-cell>
          <table:table-cell table:style-name="ce135" table:formula="of:=[$Constants.C16]" office:value-type="string" office:string-value=" " calcext:value-type="string">
            <text:p><text:s/></text:p>
          </table:table-cell>
          <table:table-cell table:style-name="ce135" table:formula="of:=[$Constants.D16]" office:value-type="string" office:string-value=" " calcext:value-type="string">
            <text:p><text:s/></text:p>
          </table:table-cell>
          <table:table-cell table:style-name="ce135" table:formula="of:=[$Constants.E16]" office:value-type="string" office:string-value=" " calcext:value-type="string">
            <text:p><text:s/></text:p>
          </table:table-cell>
          <table:table-cell table:style-name="ce135"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7]" office:value-type="string" office:string-value=" " calcext:value-type="string">
            <text:p><text:s/></text:p>
          </table:table-cell>
          <table:table-cell table:style-name="ce135" table:formula="of:=[$Constants.B17]" office:value-type="string" office:string-value=" " calcext:value-type="string">
            <text:p><text:s/></text:p>
          </table:table-cell>
          <table:table-cell table:style-name="ce135" table:formula="of:=[$Constants.C17]" office:value-type="string" office:string-value=" " calcext:value-type="string">
            <text:p><text:s/></text:p>
          </table:table-cell>
          <table:table-cell table:style-name="ce135" table:formula="of:=[$Constants.D17]" office:value-type="string" office:string-value=" " calcext:value-type="string">
            <text:p><text:s/></text:p>
          </table:table-cell>
          <table:table-cell table:style-name="ce135" table:formula="of:=[$Constants.E17]" office:value-type="string" office:string-value=" " calcext:value-type="string">
            <text:p><text:s/></text:p>
          </table:table-cell>
          <table:table-cell table:style-name="ce135"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8]" office:value-type="string" office:string-value=" " calcext:value-type="string">
            <text:p><text:s/></text:p>
          </table:table-cell>
          <table:table-cell table:style-name="ce135" table:formula="of:=[$Constants.B18]" office:value-type="string" office:string-value=" " calcext:value-type="string">
            <text:p><text:s/></text:p>
          </table:table-cell>
          <table:table-cell table:style-name="ce135" table:formula="of:=[$Constants.C18]" office:value-type="string" office:string-value=" " calcext:value-type="string">
            <text:p><text:s/></text:p>
          </table:table-cell>
          <table:table-cell table:style-name="ce135" table:formula="of:=[$Constants.D18]" office:value-type="string" office:string-value=" " calcext:value-type="string">
            <text:p><text:s/></text:p>
          </table:table-cell>
          <table:table-cell table:style-name="ce135" table:formula="of:=[$Constants.E18]" office:value-type="string" office:string-value=" " calcext:value-type="string">
            <text:p><text:s/></text:p>
          </table:table-cell>
          <table:table-cell table:style-name="ce135"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9]" office:value-type="string" office:string-value="Defect Types:" calcext:value-type="string">
            <text:p>Defect Types:</text:p>
          </table:table-cell>
          <table:table-cell table:style-name="ce135" table:formula="of:=[$Constants.B19]" office:value-type="string" office:string-value="Requirements Change" calcext:value-type="string">
            <text:p>Requirements Change</text:p>
          </table:table-cell>
          <table:table-cell table:style-name="ce135" table:formula="of:=[$Constants.C19]" office:value-type="string" office:string-value="Changes to requirements" calcext:value-type="string">
            <text:p>Changes to requirements</text:p>
          </table:table-cell>
          <table:table-cell table:style-name="ce135" table:formula="of:=[$Constants.D19]" office:value-type="string" office:string-value="Iteration" calcext:value-type="string">
            <text:p>Iteration</text:p>
          </table:table-cell>
          <table:table-cell table:style-name="ce135" table:formula="of:=[$Constants.E19]" office:value-type="string" office:string-value="NA" calcext:value-type="string">
            <text:p>NA</text:p>
          </table:table-cell>
          <table:table-cell table:style-name="ce135"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35" table:formula="of:=[$Constants.A20]" office:value-type="string" office:string-value=" " calcext:value-type="string">
            <text:p><text:s/></text:p>
          </table:table-cell>
          <table:table-cell table:style-name="ce135" table:formula="of:=[$Constants.B20]" office:value-type="string" office:string-value="Requirements Clarification" calcext:value-type="string">
            <text:p>Requirements Clarification</text:p>
          </table:table-cell>
          <table:table-cell table:style-name="ce135" table:formula="of:=[$Constants.C20]" office:value-type="string" office:string-value="Clarifications to requirements" calcext:value-type="string">
            <text:p>Clarifications to requirements</text:p>
          </table:table-cell>
          <table:table-cell table:style-name="ce135" table:formula="of:=[$Constants.D20]" office:value-type="string" office:string-value=" " calcext:value-type="string">
            <text:p><text:s/></text:p>
          </table:table-cell>
          <table:table-cell table:style-name="ce135" table:formula="of:=[$Constants.E20]" office:value-type="float" office:value="1" calcext:value-type="float">
            <text:p>1</text:p>
          </table:table-cell>
          <table:table-cell table:style-name="ce135"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35" table:formula="of:=[$Constants.A21]" office:value-type="string" office:string-value=" " calcext:value-type="string">
            <text:p><text:s/></text:p>
          </table:table-cell>
          <table:table-cell table:style-name="ce135" table:formula="of:=[$Constants.B21]" office:value-type="string" office:string-value="Product syntax" calcext:value-type="string">
            <text:p>Product syntax</text:p>
          </table:table-cell>
          <table:table-cell table:style-name="ce135" table:formula="of:=[$Constants.C21]" office:value-type="string" office:string-value="Syntax flaws in the deliverable product" calcext:value-type="string">
            <text:p>Syntax flaws in the deliverable product</text:p>
          </table:table-cell>
          <table:table-cell table:style-name="ce135" table:formula="of:=[$Constants.D21]" office:value-type="string" office:string-value=" " calcext:value-type="string">
            <text:p><text:s/></text:p>
          </table:table-cell>
          <table:table-cell table:style-name="ce135" table:formula="of:=[$Constants.E21]" office:value-type="float" office:value="2" calcext:value-type="float">
            <text:p>2</text:p>
          </table:table-cell>
          <table:table-cell table:style-name="ce135"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35" table:formula="of:=[$Constants.A22]" office:value-type="string" office:string-value=" " calcext:value-type="string">
            <text:p><text:s/></text:p>
          </table:table-cell>
          <table:table-cell table:style-name="ce135" table:formula="of:=[$Constants.B22]" office:value-type="string" office:string-value="Product logic" calcext:value-type="string">
            <text:p>Product logic</text:p>
          </table:table-cell>
          <table:table-cell table:style-name="ce135" table:formula="of:=[$Constants.C22]" office:value-type="string" office:string-value="Logic flaws in the deliverable product" calcext:value-type="string">
            <text:p>Logic flaws in the deliverable product</text:p>
          </table:table-cell>
          <table:table-cell table:style-name="ce135" table:formula="of:=[$Constants.D22]" office:value-type="string" office:string-value=" " calcext:value-type="string">
            <text:p><text:s/></text:p>
          </table:table-cell>
          <table:table-cell table:style-name="ce135" table:formula="of:=[$Constants.E22]" office:value-type="float" office:value="3" calcext:value-type="float">
            <text:p>3</text:p>
          </table:table-cell>
          <table:table-cell table:style-name="ce135"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35" table:formula="of:=[$Constants.A23]" office:value-type="string" office:string-value=" " calcext:value-type="string">
            <text:p><text:s/></text:p>
          </table:table-cell>
          <table:table-cell table:style-name="ce135" table:formula="of:=[$Constants.B23]" office:value-type="string" office:string-value="Product interface" calcext:value-type="string">
            <text:p>Product interface</text:p>
          </table:table-cell>
          <table:table-cell table:style-name="ce135" table:formula="of:=[$Constants.C23]" office:value-type="string" office:string-value="Flaws in the interface of a component of the deliverable product" calcext:value-type="string">
            <text:p>Flaws in the interface of a component of the deliverable product</text:p>
          </table:table-cell>
          <table:table-cell table:style-name="ce135" table:formula="of:=[$Constants.D23]" office:value-type="string" office:string-value=" " calcext:value-type="string">
            <text:p><text:s/></text:p>
          </table:table-cell>
          <table:table-cell table:style-name="ce135" table:formula="of:=[$Constants.E23]" office:value-type="float" office:value="4" calcext:value-type="float">
            <text:p>4</text:p>
          </table:table-cell>
          <table:table-cell table:style-name="ce135"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35" table:formula="of:=[$Constants.A24]" office:value-type="string" office:string-value=" " calcext:value-type="string">
            <text:p><text:s/></text:p>
          </table:table-cell>
          <table:table-cell table:style-name="ce135" table:formula="of:=[$Constants.B24]" office:value-type="string" office:string-value="Product checking" calcext:value-type="string">
            <text:p>Product checking</text:p>
          </table:table-cell>
          <table:table-cell table:style-name="ce13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35" table:formula="of:=[$Constants.D24]" office:value-type="string" office:string-value=" " calcext:value-type="string">
            <text:p><text:s/></text:p>
          </table:table-cell>
          <table:table-cell table:style-name="ce135" table:formula="of:=[$Constants.E24]" office:value-type="float" office:value="5" calcext:value-type="float">
            <text:p>5</text:p>
          </table:table-cell>
          <table:table-cell table:style-name="ce135"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35" table:formula="of:=[$Constants.A25]" office:value-type="string" office:string-value=" " calcext:value-type="string">
            <text:p><text:s/></text:p>
          </table:table-cell>
          <table:table-cell table:style-name="ce135" table:formula="of:=[$Constants.B25]" office:value-type="string" office:string-value="Test syntax" calcext:value-type="string">
            <text:p>Test syntax</text:p>
          </table:table-cell>
          <table:table-cell table:style-name="ce135" table:formula="of:=[$Constants.C25]" office:value-type="string" office:string-value="Syntax flaws in the test code " calcext:value-type="string">
            <text:p>Syntax flaws in the test code </text:p>
          </table:table-cell>
          <table:table-cell table:style-name="ce135" table:formula="of:=[$Constants.D25]" office:value-type="string" office:string-value=" " calcext:value-type="string">
            <text:p><text:s/></text:p>
          </table:table-cell>
          <table:table-cell table:style-name="ce135" table:formula="of:=[$Constants.E25]" office:value-type="float" office:value="6" calcext:value-type="float">
            <text:p>6</text:p>
          </table:table-cell>
          <table:table-cell table:style-name="ce135"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6]" office:value-type="string" office:string-value=" " calcext:value-type="string">
            <text:p><text:s/></text:p>
          </table:table-cell>
          <table:table-cell table:style-name="ce135" table:formula="of:=[$Constants.B26]" office:value-type="string" office:string-value="Test logic" calcext:value-type="string">
            <text:p>Test logic</text:p>
          </table:table-cell>
          <table:table-cell table:style-name="ce135" table:formula="of:=[$Constants.C26]" office:value-type="string" office:string-value="Logic flaws in the test code" calcext:value-type="string">
            <text:p>Logic flaws in the test code</text:p>
          </table:table-cell>
          <table:table-cell table:style-name="ce135" table:formula="of:=[$Constants.D26]" office:value-type="string" office:string-value=" " calcext:value-type="string">
            <text:p><text:s/></text:p>
          </table:table-cell>
          <table:table-cell table:style-name="ce135" table:formula="of:=[$Constants.E26]" office:value-type="float" office:value="7" calcext:value-type="float">
            <text:p>7</text:p>
          </table:table-cell>
          <table:table-cell table:style-name="ce135"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7]" office:value-type="string" office:string-value=" " calcext:value-type="string">
            <text:p><text:s/></text:p>
          </table:table-cell>
          <table:table-cell table:style-name="ce135" table:formula="of:=[$Constants.B27]" office:value-type="string" office:string-value="Test interface" calcext:value-type="string">
            <text:p>Test interface</text:p>
          </table:table-cell>
          <table:table-cell table:style-name="ce135" table:formula="of:=[$Constants.C27]" office:value-type="string" office:string-value="Flaws in the interface of a component of the test code" calcext:value-type="string">
            <text:p>Flaws in the interface of a component of the test code</text:p>
          </table:table-cell>
          <table:table-cell table:style-name="ce135" table:formula="of:=[$Constants.D27]" office:value-type="string" office:string-value=" " calcext:value-type="string">
            <text:p><text:s/></text:p>
          </table:table-cell>
          <table:table-cell table:style-name="ce135" table:formula="of:=[$Constants.E27]" office:value-type="float" office:value="8" calcext:value-type="float">
            <text:p>8</text:p>
          </table:table-cell>
          <table:table-cell table:style-name="ce135"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8]" office:value-type="string" office:string-value=" " calcext:value-type="string">
            <text:p><text:s/></text:p>
          </table:table-cell>
          <table:table-cell table:style-name="ce135" table:formula="of:=[$Constants.B28]" office:value-type="string" office:string-value="Test checking" calcext:value-type="string">
            <text:p>Test checking</text:p>
          </table:table-cell>
          <table:table-cell table:style-name="ce13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35" table:formula="of:=[$Constants.D28]" office:value-type="string" office:string-value=" " calcext:value-type="string">
            <text:p><text:s/></text:p>
          </table:table-cell>
          <table:table-cell table:style-name="ce135" table:formula="of:=[$Constants.E28]" office:value-type="float" office:value="9" calcext:value-type="float">
            <text:p>9</text:p>
          </table:table-cell>
          <table:table-cell table:style-name="ce135"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9]" office:value-type="string" office:string-value=" " calcext:value-type="string">
            <text:p><text:s/></text:p>
          </table:table-cell>
          <table:table-cell table:style-name="ce135" table:formula="of:=[$Constants.B29]" office:value-type="string" office:string-value="Bad Smell" calcext:value-type="string">
            <text:p>Bad Smell</text:p>
          </table:table-cell>
          <table:table-cell table:style-name="ce13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35" table:formula="of:=[$Constants.D29]" office:value-type="string" office:string-value=" " calcext:value-type="string">
            <text:p><text:s/></text:p>
          </table:table-cell>
          <table:table-cell table:style-name="ce135" table:formula="of:=[$Constants.E29]" office:value-type="float" office:value="10" calcext:value-type="float">
            <text:p>10</text:p>
          </table:table-cell>
          <table:table-cell table:style-name="ce135"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35" table:formula="of:=[$Constants.A30]" office:value-type="string" office:string-value="Y/N:" calcext:value-type="string">
            <text:p>Y/N:</text:p>
          </table:table-cell>
          <table:table-cell table:style-name="ce135" table:formula="of:=[$Constants.B30]" office:value-type="string" office:string-value="Yes" calcext:value-type="string">
            <text:p>Yes</text:p>
          </table:table-cell>
          <table:table-cell table:style-name="ce135" table:formula="of:=[$Constants.C30]" office:value-type="string" office:string-value=" " calcext:value-type="string">
            <text:p><text:s/></text:p>
          </table:table-cell>
          <table:table-cell table:style-name="ce135" table:formula="of:=[$Constants.D30]" office:value-type="string" office:string-value=" " calcext:value-type="string">
            <text:p><text:s/></text:p>
          </table:table-cell>
          <table:table-cell table:style-name="ce135" table:formula="of:=[$Constants.E30]" office:value-type="string" office:string-value="Passed" calcext:value-type="string">
            <text:p>Passed</text:p>
          </table:table-cell>
          <table:table-cell table:style-name="ce135" table:formula="of:=[$Constants.F30]"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35" table:formula="of:=[$Constants.A31]" office:value-type="string" office:string-value=" " calcext:value-type="string">
            <text:p><text:s/></text:p>
          </table:table-cell>
          <table:table-cell table:style-name="ce135" table:formula="of:=[$Constants.B31]" office:value-type="string" office:string-value="No" calcext:value-type="string">
            <text:p>No</text:p>
          </table:table-cell>
          <table:table-cell table:style-name="ce135" table:formula="of:=[$Constants.C31]" office:value-type="string" office:string-value=" " calcext:value-type="string">
            <text:p><text:s/></text:p>
          </table:table-cell>
          <table:table-cell table:style-name="ce135" table:formula="of:=[$Constants.D31]" office:value-type="string" office:string-value=" " calcext:value-type="string">
            <text:p><text:s/></text:p>
          </table:table-cell>
          <table:table-cell table:style-name="ce135" table:formula="of:=[$Constants.E31]" office:value-type="string" office:string-value="Passed with issues" calcext:value-type="string">
            <text:p>Passed with issues</text:p>
          </table:table-cell>
          <table:table-cell table:style-name="ce135" table:formula="of:=[$Constants.F31]" office:value-type="float" office:value="0" calcext:value-type="float">
            <text:p>0</text:p>
          </table:table-cell>
          <table:table-cell table:style-name="ce45"/>
          <table:table-cell table:style-name="ce44"/>
          <table:table-cell table:number-columns-repeated="1016"/>
        </table:table-row>
        <table:table-row table:style-name="ro2" table:visibility="collapse">
          <table:table-cell table:style-name="ce135" table:formula="of:=[$Constants.A32]" office:value-type="string" office:string-value="Proxy Types:" calcext:value-type="string">
            <text:p>Proxy Types:</text:p>
          </table:table-cell>
          <table:table-cell table:style-name="ce135" office:value-type="string" calcext:value-type="string">
            <text:p><text:s/>-</text:p>
          </table:table-cell>
          <table:table-cell table:style-name="ce135" table:formula="of:=[$Constants.C32]" office:value-type="string" office:string-value=" " calcext:value-type="string">
            <text:p><text:s/></text:p>
          </table:table-cell>
          <table:table-cell table:style-name="ce135" table:formula="of:=[$Constants.D32]" office:value-type="string" office:string-value=" " calcext:value-type="string">
            <text:p><text:s/></text:p>
          </table:table-cell>
          <table:table-cell table:style-name="ce135" table:formula="of:=[$Constants.E32]" office:value-type="string" office:string-value="Failed" calcext:value-type="string">
            <text:p>Failed</text:p>
          </table:table-cell>
          <table:table-cell table:style-name="ce135"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3]" office:value-type="string" office:string-value=" " calcext:value-type="string">
            <text:p><text:s/></text:p>
          </table:table-cell>
          <table:table-cell table:style-name="ce135" table:formula="of:=[$Constants.B33]" office:value-type="string" office:string-value="Calculation" calcext:value-type="string">
            <text:p>Calculation</text:p>
          </table:table-cell>
          <table:table-cell table:style-name="ce135" table:formula="of:=[$Constants.C33]" office:value-type="string" office:string-value=" " calcext:value-type="string">
            <text:p><text:s/></text:p>
          </table:table-cell>
          <table:table-cell table:style-name="ce135" table:formula="of:=[$Constants.D33]" office:value-type="string" office:string-value=" " calcext:value-type="string">
            <text:p><text:s/></text:p>
          </table:table-cell>
          <table:table-cell table:style-name="ce135" table:formula="of:=[$Constants.E33]" office:value-type="string" office:string-value="Not tested" calcext:value-type="string">
            <text:p>Not tested</text:p>
          </table:table-cell>
          <table:table-cell table:style-name="ce135"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4]" office:value-type="string" office:string-value=" " calcext:value-type="string">
            <text:p><text:s/></text:p>
          </table:table-cell>
          <table:table-cell table:style-name="ce135" table:formula="of:=[$Constants.B34]" office:value-type="string" office:string-value="Data" calcext:value-type="string">
            <text:p>Data</text:p>
          </table:table-cell>
          <table:table-cell table:style-name="ce135" table:formula="of:=[$Constants.C34]" office:value-type="string" office:string-value=" " calcext:value-type="string">
            <text:p><text:s/></text:p>
          </table:table-cell>
          <table:table-cell table:style-name="ce135" table:formula="of:=[$Constants.D34]" office:value-type="string" office:string-value=" " calcext:value-type="string">
            <text:p><text:s/></text:p>
          </table:table-cell>
          <table:table-cell table:style-name="ce135" table:formula="of:=[$Constants.E34]" office:value-type="string" office:string-value="Not applicable" calcext:value-type="string">
            <text:p>Not applicable</text:p>
          </table:table-cell>
          <table:table-cell table:style-name="ce135"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5]" office:value-type="string" office:string-value=" " calcext:value-type="string">
            <text:p><text:s/></text:p>
          </table:table-cell>
          <table:table-cell table:style-name="ce135" table:formula="of:=[$Constants.B35]" office:value-type="string" office:string-value="I/O" calcext:value-type="string">
            <text:p>I/O</text:p>
          </table:table-cell>
          <table:table-cell table:style-name="ce135" table:formula="of:=[$Constants.C35]" office:value-type="string" office:string-value=" " calcext:value-type="string">
            <text:p><text:s/></text:p>
          </table:table-cell>
          <table:table-cell table:style-name="ce135" table:formula="of:=[$Constants.D35]" office:value-type="string" office:string-value=" " calcext:value-type="string">
            <text:p><text:s/></text:p>
          </table:table-cell>
          <table:table-cell table:style-name="ce135" table:formula="of:=[$Constants.E35]" office:value-type="string" office:string-value=" " calcext:value-type="string">
            <text:p><text:s/></text:p>
          </table:table-cell>
          <table:table-cell table:style-name="ce135"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6]" office:value-type="string" office:string-value=" " calcext:value-type="string">
            <text:p><text:s/></text:p>
          </table:table-cell>
          <table:table-cell table:style-name="ce135" table:formula="of:=[$Constants.B36]" office:value-type="string" office:string-value="Logic" calcext:value-type="string">
            <text:p>Logic</text:p>
          </table:table-cell>
          <table:table-cell table:style-name="ce135" table:formula="of:=[$Constants.C36]" office:value-type="string" office:string-value=" " calcext:value-type="string">
            <text:p><text:s/></text:p>
          </table:table-cell>
          <table:table-cell table:style-name="ce135" table:formula="of:=[$Constants.D36]" office:value-type="string" office:string-value=" " calcext:value-type="string">
            <text:p><text:s/></text:p>
          </table:table-cell>
          <table:table-cell table:style-name="ce135" table:formula="of:=[$Constants.E36]" office:value-type="string" office:string-value=" " calcext:value-type="string">
            <text:p><text:s/></text:p>
          </table:table-cell>
          <table:table-cell table:style-name="ce135"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7]" office:value-type="string" office:string-value=" " calcext:value-type="string">
            <text:p><text:s/></text:p>
          </table:table-cell>
          <table:table-cell table:style-name="ce135" table:formula="of:=[$Constants.B37]" office:value-type="string" office:string-value=" " calcext:value-type="string">
            <text:p><text:s/></text:p>
          </table:table-cell>
          <table:table-cell table:style-name="ce135" table:formula="of:=[$Constants.C37]" office:value-type="string" office:string-value=" " calcext:value-type="string">
            <text:p><text:s/></text:p>
          </table:table-cell>
          <table:table-cell table:style-name="ce135" table:formula="of:=[$Constants.D37]" office:value-type="string" office:string-value=" " calcext:value-type="string">
            <text:p><text:s/></text:p>
          </table:table-cell>
          <table:table-cell table:style-name="ce135" table:formula="of:=[$Constants.E37]" office:value-type="string" office:string-value=" " calcext:value-type="string">
            <text:p><text:s/></text:p>
          </table:table-cell>
          <table:table-cell table:style-name="ce135"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8]" office:value-type="string" office:string-value="Sizes:" calcext:value-type="string">
            <text:p>Sizes:</text:p>
          </table:table-cell>
          <table:table-cell table:style-name="ce135" table:formula="of:=[$Constants.B38]" office:value-type="string" office:string-value="VS" calcext:value-type="string">
            <text:p>VS</text:p>
          </table:table-cell>
          <table:table-cell table:style-name="ce135" table:formula="of:=[$Constants.C38]" office:value-type="string" office:string-value="S" calcext:value-type="string">
            <text:p>S</text:p>
          </table:table-cell>
          <table:table-cell table:style-name="ce135" table:formula="of:=[$Constants.D38]" office:value-type="string" office:string-value="M" calcext:value-type="string">
            <text:p>M</text:p>
          </table:table-cell>
          <table:table-cell table:style-name="ce135" table:formula="of:=[$Constants.E38]" office:value-type="string" office:string-value="L" calcext:value-type="string">
            <text:p>L</text:p>
          </table:table-cell>
          <table:table-cell table:style-name="ce135"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35" table:formula="of:=[$Constants.A39]" office:value-type="string" office:string-value="upper" calcext:value-type="string">
            <text:p>upper</text:p>
          </table:table-cell>
          <table:table-cell table:style-name="ce135" table:formula="of:=[$Constants.B39]" office:value-type="float" office:value="-1.5" calcext:value-type="float">
            <text:p>-1.5</text:p>
          </table:table-cell>
          <table:table-cell table:style-name="ce135" table:formula="of:=[$Constants.C39]" office:value-type="float" office:value="-0.5" calcext:value-type="float">
            <text:p>-0.5</text:p>
          </table:table-cell>
          <table:table-cell table:style-name="ce135" table:formula="of:=[$Constants.D39]" office:value-type="float" office:value="0.5" calcext:value-type="float">
            <text:p>0.5</text:p>
          </table:table-cell>
          <table:table-cell table:style-name="ce135" table:formula="of:=[$Constants.E39]" office:value-type="float" office:value="1.5" calcext:value-type="float">
            <text:p>1.5</text:p>
          </table:table-cell>
          <table:table-cell table:style-name="ce135"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35" table:formula="of:=[$Constants.A40]" office:value-type="string" office:string-value="mid" calcext:value-type="string">
            <text:p>mid</text:p>
          </table:table-cell>
          <table:table-cell table:style-name="ce135" table:formula="of:=[$Constants.B40]" office:value-type="float" office:value="-2" calcext:value-type="float">
            <text:p>-2</text:p>
          </table:table-cell>
          <table:table-cell table:style-name="ce135" table:formula="of:=[$Constants.C40]" office:value-type="float" office:value="-1" calcext:value-type="float">
            <text:p>-1</text:p>
          </table:table-cell>
          <table:table-cell table:style-name="ce135" table:formula="of:=[$Constants.D40]" office:value-type="float" office:value="0" calcext:value-type="float">
            <text:p>0</text:p>
          </table:table-cell>
          <table:table-cell table:style-name="ce135" table:formula="of:=[$Constants.E40]" office:value-type="float" office:value="1" calcext:value-type="float">
            <text:p>1</text:p>
          </table:table-cell>
          <table:table-cell table:style-name="ce135"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35" table:formula="of:=[$Constants.A41]" office:value-type="string" office:string-value="lower" calcext:value-type="string">
            <text:p>lower</text:p>
          </table:table-cell>
          <table:table-cell table:style-name="ce135" table:formula="of:=[$Constants.B41]" office:value-type="float" office:value="0" calcext:value-type="float">
            <text:p>0</text:p>
          </table:table-cell>
          <table:table-cell table:style-name="ce135" table:formula="of:=[$Constants.C41]" office:value-type="float" office:value="-1.5" calcext:value-type="float">
            <text:p>-1.5</text:p>
          </table:table-cell>
          <table:table-cell table:style-name="ce135" table:formula="of:=[$Constants.D41]" office:value-type="float" office:value="-0.5" calcext:value-type="float">
            <text:p>-0.5</text:p>
          </table:table-cell>
          <table:table-cell table:style-name="ce135" table:formula="of:=[$Constants.E41]" office:value-type="float" office:value="0.5" calcext:value-type="float">
            <text:p>0.5</text:p>
          </table:table-cell>
          <table:table-cell table:style-name="ce13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35" table:formula="of:=[$Constants.A42]" office:value-type="string" office:string-value=" " calcext:value-type="string">
            <text:p><text:s/></text:p>
          </table:table-cell>
          <table:table-cell table:style-name="ce135" table:formula="of:=[$Constants.B42]" office:value-type="float" office:value="0" calcext:value-type="float">
            <text:p>0</text:p>
          </table:table-cell>
          <table:table-cell table:style-name="ce135" table:formula="of:=[$Constants.C42]" office:value-type="float" office:value="0" calcext:value-type="float">
            <text:p>0</text:p>
          </table:table-cell>
          <table:table-cell table:style-name="ce135" table:formula="of:=[$Constants.D42]" office:value-type="float" office:value="0" calcext:value-type="float">
            <text:p>0</text:p>
          </table:table-cell>
          <table:table-cell table:style-name="ce135" table:formula="of:=[$Constants.E42]" office:value-type="float" office:value="0" calcext:value-type="float">
            <text:p>0</text:p>
          </table:table-cell>
          <table:table-cell table:style-name="ce135" table:formula="of:=[$Constants.F42]"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35" table:formula="of:=[$Constants.A43]" office:value-type="string" office:string-value=" " calcext:value-type="string">
            <text:p><text:s/></text:p>
          </table:table-cell>
          <table:table-cell table:style-name="ce135" table:formula="of:=[$Constants.B43]" office:value-type="string" office:string-value=" " calcext:value-type="string">
            <text:p><text:s/></text:p>
          </table:table-cell>
          <table:table-cell table:style-name="ce135" table:formula="of:=[$Constants.C43]" office:value-type="string" office:string-value=" " calcext:value-type="string">
            <text:p><text:s/></text:p>
          </table:table-cell>
          <table:table-cell table:style-name="ce135" table:formula="of:=[$Constants.D43]" office:value-type="string" office:string-value=" " calcext:value-type="string">
            <text:p><text:s/></text:p>
          </table:table-cell>
          <table:table-cell table:style-name="ce135" table:formula="of:=[$Constants.E43]" office:value-type="string" office:string-value=" " calcext:value-type="string">
            <text:p><text:s/></text:p>
          </table:table-cell>
          <table:table-cell table:style-name="ce135" table:formula="of:=[$Constants.F43]" office:value-type="string" office:string-value=" " calcext:value-type="string">
            <text:p><text:s/></text:p>
          </table:table-cell>
          <table:table-cell table:style-name="ce47" table:number-columns-repeated="5"/>
          <table:table-cell table:style-name="ce54" table:number-columns-repeated="1013"/>
        </table:table-row>
        <table:table-row table:style-name="ro2">
          <table:table-cell table:number-columns-repeated="1024"/>
        </table:table-row>
        <table:table-row table:style-name="ro1">
          <table:table-cell table:style-name="ce109" office:value-type="string" calcext:value-type="string" table:number-columns-spanned="3" table:number-rows-spanned="1">
            <text:p>Historical Data</text:p>
          </table:table-cell>
          <table:covered-table-cell table:number-columns-repeated="2" table:style-name="ce109"/>
          <table:table-cell table:style-name="ce112" table:number-columns-repeated="5"/>
          <table:table-cell table:number-columns-repeated="1016"/>
        </table:table-row>
        <table:table-row table:style-name="ro30">
          <table:table-cell table:style-name="ce112" table:number-columns-repeated="8"/>
          <table:table-cell table:number-columns-repeated="1016"/>
        </table:table-row>
        <table:table-row table:style-name="ro2">
          <table:table-cell table:style-name="ce136" office:value-type="string" calcext:value-type="string">
            <text:p>Current Assignment:</text:p>
          </table:table-cell>
          <table:table-cell table:style-name="ce136"/>
          <table:table-cell table:style-name="ce136" table:formula="of:=[$Description.B3]" office:value-type="string" office:string-value="Assignment 2" calcext:value-type="string">
            <text:p>Assignment 2</text:p>
          </table:table-cell>
          <table:table-cell table:style-name="ce136" table:formula="of:=CONCATENATE(&quot;CA&quot;;[.C47];&quot;.xls&quot;)" office:value-type="string" office:string-value="CAAssignment 2.xls" calcext:value-type="string">
            <text:p>CAAssignment 2.xls</text:p>
          </table:table-cell>
          <table:table-cell table:style-name="ce136" table:number-columns-repeated="4"/>
          <table:table-cell table:style-name="ce139" table:number-columns-repeated="1016"/>
        </table:table-row>
        <table:table-row table:style-name="ro2">
          <table:table-cell table:style-name="ce136" office:value-type="string" calcext:value-type="string">
            <text:p>Immediate Past Assignment:</text:p>
          </table:table-cell>
          <table:table-cell table:style-name="ce136"/>
          <table:table-cell table:style-name="ce136" office:value-type="float" office:value="5" calcext:value-type="float">
            <text:p>5</text:p>
          </table:table-cell>
          <table:table-cell table:style-name="ce136" table:formula="of:=CONCATENATE(&quot;CA&quot;;[.C48];&quot;.xls&quot;)" office:value-type="string" office:string-value="CA5.xls" calcext:value-type="string">
            <text:p>CA5.xls</text:p>
          </table:table-cell>
          <table:table-cell table:style-name="ce136" table:number-columns-repeated="4"/>
          <table:table-cell table:style-name="ce139" table:number-columns-repeated="1016"/>
        </table:table-row>
        <table:table-row table:style-name="ro30">
          <table:table-cell table:style-name="ce112" table:number-columns-repeated="8"/>
          <table:table-cell table:number-columns-repeated="1016"/>
        </table:table-row>
        <table:table-row table:style-name="ro19">
          <table:table-cell table:style-name="ce137" office:value-type="string" calcext:value-type="string" table:number-columns-spanned="3" table:number-rows-spanned="1">
            <text:p>Project Plan Summary From</text:p>
          </table:table-cell>
          <table:covered-table-cell table:number-columns-repeated="2" table:style-name="ce137"/>
          <table:table-cell table:style-name="ce110" table:formula="of:=[.D48]" office:value-type="string" office:string-value="CA5.xls" calcext:value-type="string">
            <text:p>CA5.xls</text:p>
          </table:table-cell>
          <table:table-cell table:style-name="ce110" table:number-columns-repeated="4"/>
          <table:table-cell table:style-name="ce177" table:number-columns-repeated="1016"/>
        </table:table-row>
        <table:table-row table:style-name="ro2">
          <table:table-cell table:style-name="ce138" office:value-type="string" calcext:value-type="string">
            <text:p>Program Size (LOC)</text:p>
          </table:table-cell>
          <table:table-cell/>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Actual to Date</text:p>
          </table:table-cell>
          <table:table-cell table:number-columns-repeated="1019"/>
        </table:table-row>
        <table:table-row table:style-name="ro2">
          <table:table-cell table:style-name="ce139" office:value-type="string" calcext:value-type="string">
            <text:p>Base code LOC count</text:p>
          </table:table-cell>
          <table:table-cell table:style-name="ce139"/>
          <table:table-cell table:style-name="ce154">
            <office:annotation draw:style-name="gr13" draw:text-style-name="P8" svg:width="114.92pt" svg:height="457.03pt" svg:x="430.07pt" svg:y="713.99pt" draw:caption-point-x="-208.37pt" draw:caption-point-y="-603.72pt">
              <dc:date>2017-02-12T00:00:00</dc:date>
              <text:p text:style-name="P7"><text:span text:style-name="T4">Estimate of the number of </text:span><text:span text:style-name="T4">lines deleted from </text:span><text:span text:style-name="T4">previously-written 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deleted from Base</text:p>
          </table:table-cell>
          <table:table-cell table:style-name="ce139"/>
          <table:table-cell table:style-name="ce154">
            <office:annotation draw:style-name="gr14" draw:text-style-name="P8" svg:width="114.92pt" svg:height="457.03pt" svg:x="430.07pt" svg:y="713.99pt" draw:caption-point-x="-208.37pt" draw:caption-point-y="-590.71pt">
              <dc:date>2017-02-12T00:00:00</dc:date>
              <text:p text:style-name="P7"><text:span text:style-name="T4">Estimated of the number </text:span><text:span text:style-name="T4">of lines modified from </text:span><text:span text:style-name="T4">previously-written 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modified from Base</text:p>
          </table:table-cell>
          <table:table-cell table:style-name="ce139"/>
          <table:table-cell table:style-name="ce154">
            <office:annotation draw:style-name="gr15" draw:text-style-name="P8" svg:width="114.86pt" svg:height="675.04pt" svg:x="351.47pt" svg:y="713.99pt" draw:caption-point-x="-129.77pt" draw:caption-point-y="-577.73pt">
              <dc:date>2017-02-12T00:00:00</dc:date>
              <text:p text:style-name="P7"><text:span text:style-name="T4">Estimate of the number of </text:span><text:span text:style-name="T4">lines added to previously-</text:span><text:span text:style-name="T4">written code to bring it to </text:span><text:span text:style-name="T4">the point where new </text:span><text:span text:style-name="T4">functionality can be </text:span><text:span text:style-name="T4">added</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added to Base</text:p>
          </table:table-cell>
          <table:table-cell table:style-name="ce139"/>
          <table:table-cell table:style-name="ce154">
            <office:annotation draw:style-name="gr16" draw:text-style-name="P8" svg:width="114.92pt" svg:height="457.03pt" svg:x="430.07pt" svg:y="713.99pt" draw:caption-point-x="-208.37pt" draw:caption-point-y="-564.72pt">
              <dc:date>2017-02-12T00:00:00</dc:date>
              <text:p text:style-name="P7"><text:span text:style-name="T4">Count of the number of </text:span><text:span text:style-name="T4">lines of reused source </text:span><text:span text:style-name="T4">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Reused lines</text:p>
          </table:table-cell>
          <table:table-cell table:style-name="ce139"/>
          <table:table-cell table:style-name="ce154">
            <office:annotation draw:style-name="gr17" draw:text-style-name="P8" svg:width="112.05pt" svg:height="714.08pt" svg:x="351.47pt" svg:y="713.99pt" draw:caption-point-x="-129.77pt" draw:caption-point-y="-551.71pt">
              <dc:date>2017-02-12T00:00:00</dc:date>
              <text:p text:style-name="P7"><text:span text:style-name="T5">Estimate the number of </text:span><text:span text:style-name="T5">new lines of code that </text:span><text:span text:style-name="T5">provide new </text:span><text:span text:style-name="T5">functionality to meet </text:span><text:span text:style-name="T5">the specifications of </text:span></text:p>
              <text:p text:style-name="P7"><text:span text:style-name="T5">this assignment.</text:span></text:p>
              <text:p text:style-name="P7"><text:span text:style-name="T5"/></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New component lines of code</text:p>
          </table:table-cell>
          <table:table-cell table:style-name="ce139"/>
          <table:table-cell table:style-name="ce154"/>
          <table:table-cell table:style-name="ce159"/>
          <table:table-cell table:style-name="ce162"/>
          <table:table-cell/>
          <table:table-cell table:style-name="ce139" table:number-columns-repeated="2"/>
          <table:table-cell table:number-columns-repeated="1016"/>
        </table:table-row>
        <table:table-row table:style-name="ro2">
          <table:table-cell table:number-columns-repeated="2"/>
          <table:table-cell table:style-name="ce138" table:number-columns-repeated="3"/>
          <table:table-cell table:number-columns-repeated="1019"/>
        </table:table-row>
        <table:table-row table:style-name="ro2" table:visibility="collapse">
          <table:table-cell office:value-type="string" calcext:value-type="string">
            <text:p>Component Count</text:p>
          </table:table-cell>
          <table:table-cell/>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Actual to Date</text:p>
          </table:table-cell>
          <table:table-cell table:number-columns-repeated="1019"/>
        </table:table-row>
        <table:table-row table:style-name="ro2" table:visibility="collapse">
          <table:table-cell table:style-name="ce139" office:value-type="string" calcext:value-type="string">
            <text:p>Reused components</text:p>
          </table:table-cell>
          <table:table-cell table:style-name="ce139"/>
          <table:table-cell table:style-name="ce154" table:number-columns-repeated="2"/>
          <table:table-cell table:style-name="ce154"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office:value-type="string" calcext:value-type="string">
            <text:p>Modified components</text:p>
          </table:table-cell>
          <table:table-cell table:style-name="ce139"/>
          <table:table-cell table:style-name="ce154" table:number-columns-repeated="2"/>
          <table:table-cell table:style-name="ce154"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office:value-type="string" calcext:value-type="string">
            <text:p>New components</text:p>
          </table:table-cell>
          <table:table-cell table:style-name="ce139"/>
          <table:table-cell table:style-name="ce154"/>
          <table:table-cell table:style-name="ce159"/>
          <table:table-cell table:style-name="ce162"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number-columns-repeated="2"/>
          <table:table-cell table:style-name="ce155" table:number-columns-repeated="2"/>
          <table:table-cell table:style-name="ce138"/>
          <table:table-cell table:number-columns-repeated="1019"/>
        </table:table-row>
        <table:table-row table:style-name="ro27">
          <table:table-cell table:style-name="ce138" office:value-type="string" calcext:value-type="string">
            <text:p>Time In Phase (minutes)</text:p>
          </table:table-cell>
          <table:table-cell table:style-name="ce138"/>
          <table:table-cell table:style-name="ce155" office:value-type="string" calcext:value-type="string">
            <text:p>Plan</text:p>
          </table:table-cell>
          <table:table-cell table:style-name="ce155" office:value-type="string" calcext:value-type="string">
            <text:p>Actual</text:p>
          </table:table-cell>
          <table:table-cell table:style-name="ce138" office:value-type="string" calcext:value-type="string">
            <text:p>Actual To Date</text:p>
          </table:table-cell>
          <table:table-cell table:style-name="ce138" office:value-type="string" calcext:value-type="string">
            <text:p>Actual to Date %</text:p>
          </table:table-cell>
          <table:table-cell/>
          <table:table-cell table:style-name="ce138"/>
          <table:table-cell table:style-name="ce178" table:number-columns-repeated="5"/>
          <table:table-cell table:number-columns-repeated="1011"/>
        </table:table-row>
        <table:table-row table:style-name="ro2">
          <table:table-cell table:style-name="ce135" table:formula="of:=[.B4]" office:value-type="string" office:string-value="Analysis" calcext:value-type="string">
            <text:p>Analysis</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6" table:number-columns-repeated="6"/>
          <table:table-cell table:number-columns-repeated="1010"/>
        </table:table-row>
        <table:table-row table:style-name="ro27">
          <table:table-cell table:style-name="ce135" table:formula="of:=[.B5]" office:value-type="string" office:string-value="Architecture" calcext:value-type="string">
            <text:p>Architecture</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6]" office:value-type="string" office:string-value="Project planning" calcext:value-type="string">
            <text:p>Project plan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80"/>
          <table:table-cell table:style-name="ce179" table:number-columns-repeated="4"/>
          <table:table-cell table:style-name="ce6"/>
          <table:table-cell table:number-columns-repeated="1010"/>
        </table:table-row>
        <table:table-row table:style-name="ro27">
          <table:table-cell table:style-name="ce135" table:formula="of:=[.B7]" office:value-type="string" office:string-value="Interation planning" calcext:value-type="string">
            <text:p>Interation plan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8]" office:value-type="string" office:string-value="Construction" calcext:value-type="string">
            <text:p>Construction</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9]" office:value-type="string" office:string-value="Refactoring" calcext:value-type="string">
            <text:p>Refactor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10]" office:value-type="string" office:string-value="Review" calcext:value-type="string">
            <text:p>Review</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
          <table:table-cell table:style-name="ce135" table:formula="of:=[.B11]" office:value-type="string" office:string-value="Integration test" calcext:value-type="string">
            <text:p>Integration test</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2]" office:value-type="string" office:string-value="Repatterning" calcext:value-type="string">
            <text:p>Repatter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3]" office:value-type="string" office:string-value="Postmortem" calcext:value-type="string">
            <text:p>Postmortem</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4]" office:value-type="string" office:string-value="Sandbox" calcext:value-type="string">
            <text:p>Sandbox</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office:value-type="string" calcext:value-type="string">
            <text:p>TOTAL</text:p>
          </table:table-cell>
          <table:table-cell/>
          <table:table-cell table:number-columns-repeated="2" table:style-name="ce157" office:value-type="float" office:value="0" calcext:value-type="float">
            <text:p>0</text:p>
          </table:table-cell>
          <table:table-cell table:style-name="ce163" table:formula="of:=SUM([.E65:.E75])"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8" table:number-columns-repeated="2"/>
          <table:table-cell table:style-name="ce155" table:number-columns-repeated="2"/>
          <table:table-cell/>
          <table:table-cell table:style-name="ce138"/>
          <table:table-cell/>
          <table:table-cell table:style-name="ce138"/>
          <table:table-cell table:number-columns-repeated="1016"/>
        </table:table-row>
        <table:table-row table:style-name="ro2">
          <table:table-cell table:style-name="ce138" office:value-type="string" calcext:value-type="string">
            <text:p>Changes traced to</text:p>
          </table:table-cell>
          <table:table-cell/>
          <table:table-cell table:style-name="ce45"/>
          <table:table-cell table:style-name="ce160" table:content-validation-name="val3"/>
          <table:table-cell table:style-name="ce138" office:value-type="string" calcext:value-type="string">
            <text:p>Actual to Date</text:p>
          </table:table-cell>
          <table:table-cell table:style-name="ce138"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79]=0;0;[.E79]/[.$E$90])"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0]=0;0;[.E80]/[.$E$90])"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style-name="ce45" table:number-columns-repeated="2"/>
          <table:table-cell table:style-name="ce156" table:content-validation-name="val3"/>
          <table:table-cell table:style-name="ce157" office:value-type="float" office:value="0" calcext:value-type="float">
            <text:p>0</text:p>
          </table:table-cell>
          <table:table-cell table:style-name="ce165" table:formula="of:=IF([.E81]=0;0;[.E81]/[.$E$90])" office:value-type="percentage" office:value="0" calcext:value-type="percentage">
            <text:p>0.0%</text:p>
          </table:table-cell>
          <table:table-cell/>
          <table:table-cell table:style-name="ce45"/>
          <table:table-cell table:number-columns-repeated="1016"/>
        </table:table-row>
        <table:table-row table:style-name="ro2">
          <table:table-cell table:formula="of:=[.B7]" office:value-type="string" office:string-value="Interation planning" calcext:value-type="string">
            <text:p>Interation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2]=0;0;[.E82]/[.$E$90])"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3]=0;0;[.E83]/[.$E$90])"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4]=0;0;[.E84]/[.$E$90])"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5]=0;0;[.E85]/[.$E$90])"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6]=0;0;[.E86]/[.$E$90])"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7]=0;0;[.E87]/[.$E$90])"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45"/>
          <table:table-cell table:style-name="ce156" table:content-validation-name="val3"/>
          <table:table-cell table:style-name="ce157" table:content-validation-name="val3" office:value-type="float" office:value="0" calcext:value-type="float">
            <text:p>0</text:p>
          </table:table-cell>
          <table:table-cell table:style-name="ce165" table:formula="of:=IF([.E88]=0;0;[.E88]/[.$E$90])"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45" table:number-columns-repeated="2"/>
          <table:table-cell table:style-name="ce157" office:value-type="float" office:value="0" calcext:value-type="float">
            <text:p>0</text:p>
          </table:table-cell>
          <table:table-cell table:style-name="ce165" table:formula="of:=IF([.E89]=0;0;[.E89]/[.$E$90])" office:value-type="percentage" office:value="0" calcext:value-type="percentage">
            <text:p>0.0%</text:p>
          </table:table-cell>
          <table:table-cell table:number-columns-repeated="1018"/>
        </table:table-row>
        <table:table-row table:style-name="ro2">
          <table:table-cell table:style-name="ce139" office:value-type="string" calcext:value-type="string">
            <text:p>TOTAL</text:p>
          </table:table-cell>
          <table:table-cell table:style-name="ce138"/>
          <table:table-cell table:style-name="ce155"/>
          <table:table-cell table:style-name="ce16"/>
          <table:table-cell table:style-name="ce163" table:formula="of:=SUM([.E79:.E89])" office:value-type="float" office:value="0" calcext:value-type="float">
            <text:p>0</text:p>
          </table:table-cell>
          <table:table-cell table:style-name="ce165" table:formula="of:=IF([.E90]=0;0;[.E90]/[.$E$90])" office:value-type="percentage" office:value="0" calcext:value-type="percentage">
            <text:p>0.0%</text:p>
          </table:table-cell>
          <table:table-cell/>
          <table:table-cell table:style-name="ce138"/>
          <table:table-cell table:number-columns-repeated="1016"/>
        </table:table-row>
        <table:table-row table:style-name="ro2">
          <table:table-cell table:number-columns-repeated="2"/>
          <table:table-cell table:style-name="ce45"/>
          <table:table-cell table:style-name="ce156" table:content-validation-name="val3"/>
          <table:table-cell table:number-columns-repeated="1020"/>
        </table:table-row>
        <table:table-row table:style-name="ro2">
          <table:table-cell table:style-name="ce138" office:value-type="string" calcext:value-type="string">
            <text:p>Changes implemented in</text:p>
          </table:table-cell>
          <table:table-cell/>
          <table:table-cell table:style-name="ce45"/>
          <table:table-cell table:style-name="ce160" table:content-validation-name="val3"/>
          <table:table-cell table:style-name="ce138" office:value-type="string" calcext:value-type="string">
            <text:p>Actual to Date</text:p>
          </table:table-cell>
          <table:table-cell table:style-name="ce138"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3]=0;0;[.E93]/[.$E$104])"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4]=0;0;[.E94]/[.$E$104])"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5]=0;0;[.E95]/[.$E$104])" office:value-type="percentage" office:value="0" calcext:value-type="percentage">
            <text:p>0.0%</text:p>
          </table:table-cell>
          <table:table-cell table:number-columns-repeated="1018"/>
        </table:table-row>
        <table:table-row table:style-name="ro2">
          <table:table-cell table:formula="of:=[.B7]" office:value-type="string" office:string-value="Interation planning" calcext:value-type="string">
            <text:p>Interation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6]=0;0;[.E96]/[.$E$104])"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7]=0;0;[.E97]/[.$E$104])"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8]=0;0;[.E98]/[.$E$104])"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9]=0;0;[.E99]/[.$E$104])"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100]=0;0;[.E100]/[.$E$104])"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45"/>
          <table:table-cell table:style-name="ce156" table:content-validation-name="val3"/>
          <table:table-cell table:style-name="ce157" table:content-validation-name="val3" office:value-type="float" office:value="0" calcext:value-type="float">
            <text:p>0</text:p>
          </table:table-cell>
          <table:table-cell table:style-name="ce165" table:formula="of:=IF([.E101]=0;0;[.E101]/[.$E$104])"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45" table:number-columns-repeated="2"/>
          <table:table-cell table:style-name="ce157" office:value-type="float" office:value="0" calcext:value-type="float">
            <text:p>0</text:p>
          </table:table-cell>
          <table:table-cell table:style-name="ce165" table:formula="of:=IF([.E102]=0;0;[.E102]/[.$E$104])"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45" table:number-columns-repeated="2"/>
          <table:table-cell table:style-name="ce157" office:value-type="float" office:value="0" calcext:value-type="float">
            <text:p>0</text:p>
          </table:table-cell>
          <table:table-cell table:style-name="ce165" table:formula="of:=IF([.E103]=0;0;[.E103]/[.$E$104])" office:value-type="percentage" office:value="0" calcext:value-type="percentage">
            <text:p>0.0%</text:p>
          </table:table-cell>
          <table:table-cell table:number-columns-repeated="1018"/>
        </table:table-row>
        <table:table-row table:style-name="ro2">
          <table:table-cell table:style-name="ce139" office:value-type="string" calcext:value-type="string">
            <text:p>TOTAL</text:p>
          </table:table-cell>
          <table:table-cell/>
          <table:table-cell table:style-name="ce45" table:number-columns-repeated="2"/>
          <table:table-cell table:style-name="ce163" table:formula="of:=SUM([.E93:.E103])" office:value-type="float" office:value="0" calcext:value-type="float">
            <text:p>0</text:p>
          </table:table-cell>
          <table:table-cell table:style-name="ce165" table:formula="of:=IF([.E104]=0;0;[.E104]/[.$E$104])" office:value-type="percentage" office:value="0" calcext:value-type="percentage">
            <text:p>0.0%</text:p>
          </table:table-cell>
          <table:table-cell table:number-columns-repeated="1018"/>
        </table:table-row>
        <table:table-row table:style-name="ro2">
          <table:table-cell table:number-columns-repeated="2"/>
          <table:table-cell table:style-name="ce45" table:number-columns-repeated="2"/>
          <table:table-cell/>
          <table:table-cell table:style-name="ce165"/>
          <table:table-cell table:number-columns-repeated="1018"/>
        </table:table-row>
        <table:table-row table:style-name="ro20" table:visibility="collapse">
          <table:table-cell table:style-name="ce140" office:value-type="string" calcext:value-type="string">
            <text:p>Size Matrix (LOC/Method)</text:p>
          </table:table-cell>
          <table:table-cell table:style-name="ce105" table:number-columns-repeated="5"/>
          <table:table-cell table:style-name="ce139" table:number-columns-repeated="1018"/>
        </table:table-row>
        <table:table-row table:style-name="ro2" table:visibility="collapse">
          <table:table-cell table:style-name="ce105"/>
          <table:table-cell table:style-name="ce128" table:formula="of:=[.B38]" office:value-type="string" office:string-value="VS" calcext:value-type="string">
            <text:p>VS</text:p>
          </table:table-cell>
          <table:table-cell table:style-name="ce128" table:formula="of:=[.C38]" office:value-type="string" office:string-value="S" calcext:value-type="string">
            <text:p>S</text:p>
          </table:table-cell>
          <table:table-cell table:style-name="ce128" table:formula="of:=[.D38]" office:value-type="string" office:string-value="M" calcext:value-type="string">
            <text:p>M</text:p>
          </table:table-cell>
          <table:table-cell table:style-name="ce128" table:formula="of:=[.E38]" office:value-type="string" office:string-value="L" calcext:value-type="string">
            <text:p>L</text:p>
          </table:table-cell>
          <table:table-cell table:style-name="ce128" table:formula="of:=[.F38]" office:value-type="string" office:string-value="VL" calcext:value-type="string">
            <text:p>VL</text:p>
          </table:table-cell>
          <table:table-cell table:style-name="ce139" table:number-columns-repeated="1018"/>
        </table:table-row>
        <table:table-row table:style-name="ro2" table:visibility="collapse">
          <table:table-cell table:style-name="ce141" office:value-type="string" calcext:value-type="string">
            <text:p>Upper</text:p>
          </table:table-cell>
          <table:table-cell table:style-name="ce147" table:formula="of:=COM.MICROSOFT.CEILING(EXP([.$H$157]+[.$H$158]*[.B39]);1)" office:value-type="float" office:value="1" calcext:value-type="float">
            <text:p>1</text:p>
          </table:table-cell>
          <table:table-cell table:style-name="ce147" table:formula="of:=COM.MICROSOFT.CEILING(EXP([.$H$157]+[.$H$158]*[.C39]);1)" office:value-type="float" office:value="1" calcext:value-type="float">
            <text:p>1</text:p>
          </table:table-cell>
          <table:table-cell table:style-name="ce147" table:formula="of:=COM.MICROSOFT.CEILING(EXP([.$H$157]+[.$H$158]*[.D39]);1)" office:value-type="float" office:value="1" calcext:value-type="float">
            <text:p>1</text:p>
          </table:table-cell>
          <table:table-cell table:style-name="ce147" table:formula="of:=COM.MICROSOFT.CEILING(EXP([.$H$157]+[.$H$158]*[.E39]);1)" office:value-type="float" office:value="1" calcext:value-type="float">
            <text:p>1</text:p>
          </table:table-cell>
          <table:table-cell table:style-name="ce147" office:value-type="string" calcext:value-type="string">
            <text:p>big</text:p>
          </table:table-cell>
          <table:table-cell table:style-name="ce139" table:number-columns-repeated="1018"/>
        </table:table-row>
        <table:table-row table:style-name="ro2" table:visibility="collapse">
          <table:table-cell table:style-name="ce142" office:value-type="string" calcext:value-type="string">
            <text:p>Mid</text:p>
          </table:table-cell>
          <table:table-cell table:style-name="ce147" table:formula="of:=COM.MICROSOFT.CEILING(EXP([.$H$157]+[.$H$158]*[.B40]);1)" office:value-type="float" office:value="1" calcext:value-type="float">
            <text:p>1</text:p>
          </table:table-cell>
          <table:table-cell table:style-name="ce147" table:formula="of:=COM.MICROSOFT.CEILING(EXP([.$H$157]+[.$H$158]*[.C40]);1)" office:value-type="float" office:value="1" calcext:value-type="float">
            <text:p>1</text:p>
          </table:table-cell>
          <table:table-cell table:style-name="ce147" table:formula="of:=COM.MICROSOFT.CEILING(EXP([.$H$157]+[.$H$158]*[.D40]);1)" office:value-type="float" office:value="1" calcext:value-type="float">
            <text:p>1</text:p>
          </table:table-cell>
          <table:table-cell table:style-name="ce147" table:formula="of:=COM.MICROSOFT.CEILING(EXP([.$H$157]+[.$H$158]*[.E40]);1)" office:value-type="float" office:value="1" calcext:value-type="float">
            <text:p>1</text:p>
          </table:table-cell>
          <table:table-cell table:style-name="ce147" table:formula="of:=COM.MICROSOFT.CEILING(EXP([.$H$157]+[.$H$158]*[.F40]);1)" office:value-type="float" office:value="1" calcext:value-type="float">
            <text:p>1</text:p>
          </table:table-cell>
          <table:table-cell table:style-name="ce169"/>
          <table:table-cell table:style-name="ce139" table:number-columns-repeated="1017"/>
        </table:table-row>
        <table:table-row table:style-name="ro2" table:visibility="collapse">
          <table:table-cell table:style-name="ce142" office:value-type="string" calcext:value-type="string">
            <text:p>Lower</text:p>
          </table:table-cell>
          <table:table-cell table:style-name="ce147" office:value-type="float" office:value="0" calcext:value-type="float">
            <text:p>0</text:p>
          </table:table-cell>
          <table:table-cell table:style-name="ce147" table:formula="of:=COM.MICROSOFT.CEILING(EXP([.$H$157]+[.$H$158]*[.C41]);1)" office:value-type="float" office:value="1" calcext:value-type="float">
            <text:p>1</text:p>
          </table:table-cell>
          <table:table-cell table:style-name="ce147" table:formula="of:=COM.MICROSOFT.CEILING(EXP([.$H$157]+[.$H$158]*[.D41]);1)" office:value-type="float" office:value="1" calcext:value-type="float">
            <text:p>1</text:p>
          </table:table-cell>
          <table:table-cell table:style-name="ce147" table:formula="of:=COM.MICROSOFT.CEILING(EXP([.$H$157]+[.$H$158]*[.E41]);1)" office:value-type="float" office:value="1" calcext:value-type="float">
            <text:p>1</text:p>
          </table:table-cell>
          <table:table-cell table:style-name="ce147" table:formula="of:=COM.MICROSOFT.CEILING(EXP([.$H$157]+[.$H$158]*[.F41]);1)" office:value-type="float" office:value="1" calcext:value-type="float">
            <text:p>1</text:p>
          </table:table-cell>
          <table:table-cell table:style-name="ce139" table:number-columns-repeated="1018"/>
        </table:table-row>
        <table:table-row table:style-name="ro2" table:visibility="collapse">
          <table:table-cell table:style-name="ce142"/>
          <table:table-cell table:style-name="ce148" table:formula="of:=[.B107]" office:value-type="string" office:string-value="VS" calcext:value-type="string">
            <text:p>VS</text:p>
          </table:table-cell>
          <table:table-cell table:style-name="ce148" table:formula="of:=[.C107]" office:value-type="string" office:string-value="S" calcext:value-type="string">
            <text:p>S</text:p>
          </table:table-cell>
          <table:table-cell table:style-name="ce148" table:formula="of:=[.D107]" office:value-type="string" office:string-value="M" calcext:value-type="string">
            <text:p>M</text:p>
          </table:table-cell>
          <table:table-cell table:style-name="ce148" table:formula="of:=[.E107]" office:value-type="string" office:string-value="L" calcext:value-type="string">
            <text:p>L</text:p>
          </table:table-cell>
          <table:table-cell table:style-name="ce148" table:formula="of:=[.F107]" office:value-type="string" office:string-value="VL" calcext:value-type="string">
            <text:p>VL</text:p>
          </table:table-cell>
          <table:table-cell table:style-name="ce139" table:number-columns-repeated="1018"/>
        </table:table-row>
        <table:table-row table:style-name="ro2" table:visibility="collapse">
          <table:table-cell table:style-name="ce105" table:number-columns-repeated="3"/>
          <table:table-cell table:style-name="ce139"/>
          <table:table-cell table:style-name="ce105" table:number-columns-repeated="4"/>
          <table:table-cell table:style-name="ce16"/>
          <table:table-cell table:style-name="ce139" table:number-columns-repeated="1015"/>
        </table:table-row>
        <table:table-row table:style-name="ro19">
          <table:table-cell table:style-name="ce143" office:value-type="string" calcext:value-type="string">
            <text:p>Project History </text:p>
          </table:table-cell>
          <table:table-cell table:style-name="ce105" table:number-columns-repeated="6"/>
          <table:table-cell table:style-name="ce128"/>
          <table:table-cell table:style-name="ce139" table:number-columns-repeated="1016"/>
        </table:table-row>
        <table:table-row table:style-name="ro19">
          <table:table-cell table:style-name="ce143"/>
          <table:table-cell table:style-name="ce149" office:value-type="string" calcext:value-type="string" table:number-columns-spanned="3" table:number-rows-spanned="1">
            <text:p>New and Changed LOC</text:p>
          </table:table-cell>
          <table:covered-table-cell table:number-columns-repeated="2" table:style-name="ce149"/>
          <table:table-cell table:style-name="ce149" office:value-type="string" calcext:value-type="string" table:number-columns-spanned="2" table:number-rows-spanned="1">
            <text:p>Effort</text:p>
          </table:table-cell>
          <table:covered-table-cell table:style-name="ce149"/>
          <table:table-cell table:style-name="ce105"/>
          <table:table-cell table:style-name="ce128"/>
          <table:table-cell table:style-name="ce139" table:number-columns-repeated="1016"/>
        </table:table-row>
        <table:table-row table:style-name="ro2">
          <table:table-cell table:style-name="ce104" office:value-type="string" calcext:value-type="string">
            <text:p>Project Name</text:p>
          </table:table-cell>
          <table:table-cell table:style-name="ce150" office:value-type="string" calcext:value-type="string">
            <text:p>Raw LOC</text:p>
          </table:table-cell>
          <table:table-cell table:style-name="ce158" office:value-type="string" calcext:value-type="string">
            <text:p>Planned LOC</text:p>
          </table:table-cell>
          <table:table-cell table:style-name="ce161" office:value-type="string" calcext:value-type="string">
            <text:p>Actual LOC</text:p>
          </table:table-cell>
          <table:table-cell table:style-name="ce150" office:value-type="string" calcext:value-type="string">
            <text:p>Estimated Time</text:p>
          </table:table-cell>
          <table:table-cell table:style-name="ce161" office:value-type="string" calcext:value-type="string">
            <text:p>Actual Time</text:p>
          </table:table-cell>
          <table:table-cell table:style-name="ce170" office:value-type="string" calcext:value-type="string">
            <text:p>LOCa/LOCr</text:p>
          </table:table-cell>
          <table:table-cell table:style-name="ce174" office:value-type="string" calcext:value-type="string">
            <text:p>Ea/LOCa</text:p>
          </table:table-cell>
          <table:table-cell table:style-name="ce181" table:number-columns-repeated="3"/>
          <table:table-cell table:style-name="ce139" table:number-columns-repeated="1013"/>
        </table:table-row>
        <table:table-row table:style-name="ro2" table:visibility="collapse">
          <table:table-cell table:style-name="ce104" office:value-type="string" calcext:value-type="string">
            <text:p>1.xls</text:p>
          </table:table-cell>
          <table:table-cell table:style-name="ce151" table:formula="of:=[.C116]" office:value-type="float" office:value="0" calcext:value-type="float">
            <text:p>0</text:p>
          </table:table-cell>
          <table:table-cell table:style-name="ce152" table:number-columns-repeated="4"/>
          <table:table-cell table:style-name="ce171" table:formula="of:=IF(ISERR([.D116]/[.B116]);0;[.D116]/[.B116])" office:value-type="float" office:value="0" calcext:value-type="float">
            <text:p>0.00</text:p>
          </table:table-cell>
          <table:table-cell table:style-name="ce171" table:formula="of:=IF(ISERR([.F116]/[.D116]);0;[.F116]/[.D116])"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2">
          <table:table-cell table:style-name="ce104" office:value-type="string" calcext:value-type="string">
            <text:p>CA02</text:p>
          </table:table-cell>
          <table:table-cell table:style-name="ce151" table:formula="of:=[.C117]" office:value-type="float" office:value="0" calcext:value-type="float">
            <text:p>0</text:p>
          </table:table-cell>
          <table:table-cell table:style-name="ce152" table:number-columns-repeated="4"/>
          <table:table-cell table:style-name="ce171" table:formula="of:=IF(ISERR([.D117]/[.B117]);0;[.D117]/[.B117])" office:value-type="float" office:value="0" calcext:value-type="float">
            <text:p>0.00</text:p>
          </table:table-cell>
          <table:table-cell table:style-name="ce171" table:formula="of:=IF(ISERR([.F117]/[.D117]);0;[.F117]/[.D117])"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visibility="collapse">
          <table:table-cell table:style-name="ce104" office:value-type="string" calcext:value-type="string">
            <text:p>3.xls</text:p>
          </table:table-cell>
          <table:table-cell table:style-name="ce151"/>
          <table:table-cell table:style-name="ce152" table:number-columns-repeated="4"/>
          <table:table-cell table:style-name="ce171" table:formula="of:=IF(ISERR([.D118]/[.B118]);0;[.D118]/[.B118])" office:value-type="float" office:value="0" calcext:value-type="float">
            <text:p>0.00</text:p>
          </table:table-cell>
          <table:table-cell table:style-name="ce171" table:formula="of:=IF(ISERR([.F118]/[.D118]);0;[.F118]/[.D118])"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table-cell table:style-name="ce104" office:value-type="string" calcext:value-type="string">
            <text:p>CA04</text:p>
          </table:table-cell>
          <table:table-cell table:style-name="ce151" table:formula="of:=[.C119]" office:value-type="float" office:value="0" calcext:value-type="float">
            <text:p>0</text:p>
          </table:table-cell>
          <table:table-cell table:style-name="ce152" table:number-columns-repeated="4"/>
          <table:table-cell table:style-name="ce171" table:formula="of:=IF(ISERR([.D119]/[.B119]);0;[.D119]/[.B119])" office:value-type="float" office:value="0" calcext:value-type="float">
            <text:p>0.00</text:p>
          </table:table-cell>
          <table:table-cell table:style-name="ce171" table:formula="of:=IF(ISERR([.F119]/[.D119]);0;[.F119]/[.D119])"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table-cell table:style-name="ce104" office:value-type="string" calcext:value-type="string">
            <text:p>CA05</text:p>
          </table:table-cell>
          <table:table-cell table:style-name="ce152"/>
          <table:table-cell table:style-name="ce151" table:formula="of:=[.C57]" office:value-type="float" office:value="0" calcext:value-type="float">
            <text:p>0</text:p>
          </table:table-cell>
          <table:table-cell table:style-name="ce151" table:formula="of:=[.D57]" office:value-type="float" office:value="0" calcext:value-type="float">
            <text:p>0</text:p>
          </table:table-cell>
          <table:table-cell table:style-name="ce151" table:formula="of:=[.C76]" office:value-type="float" office:value="0" calcext:value-type="float">
            <text:p>0</text:p>
          </table:table-cell>
          <table:table-cell table:style-name="ce151" table:formula="of:=[.D76]" office:value-type="float" office:value="0" calcext:value-type="float">
            <text:p>0</text:p>
          </table:table-cell>
          <table:table-cell table:style-name="ce171" table:formula="of:=IF(ISERR([.D120]/[.B120]);0;[.D120]/[.B120])" office:value-type="float" office:value="0" calcext:value-type="float">
            <text:p>0.00</text:p>
          </table:table-cell>
          <table:table-cell table:style-name="ce171" table:formula="of:=IF(ISERR([.F120]/[.D120]);0;[.F120]/[.D120])" office:value-type="float" office:value="0" calcext:value-type="float">
            <text:p>0.00</text:p>
          </table:table-cell>
          <table:table-cell table:style-name="ce182" table:formula="of:=IF(ISERR([.F120]/[.C120]);&quot;&quot;;[.F120]/[.C120])">
            <text:p/>
          </table:table-cell>
          <table:table-cell table:style-name="ce139" table:number-columns-repeated="1015"/>
        </table:table-row>
        <table:table-row table:style-name="ro7">
          <table:table-cell table:style-name="ce105" table:number-columns-repeated="7"/>
          <table:table-cell table:style-name="ce139" table:number-columns-repeated="1017"/>
        </table:table-row>
        <table:table-row table:style-name="ro20">
          <table:table-cell table:style-name="ce144" office:value-type="string" calcext:value-type="string">
            <text:p>Project Trends</text:p>
          </table:table-cell>
          <table:table-cell table:style-name="ce105" table:number-columns-repeated="6"/>
          <table:table-cell table:style-name="ce139" table:number-columns-repeated="1017"/>
        </table:table-row>
        <table:table-row table:style-name="ro2">
          <table:table-cell table:style-name="ce104" office:value-type="string" calcext:value-type="string">
            <text:p>Productivity=</text:p>
          </table:table-cell>
          <table:table-cell table:style-name="ce153" table:formula="of:=IF(ISERR(SUM([.D116:.D120])/SUM([.F116:.F120]));&quot;&quot;;SUM([.D116:.D118])/SUM([.F116:.F118])*60)">
            <text:p/>
          </table:table-cell>
          <table:table-cell table:style-name="ce105" office:value-type="string" calcext:value-type="string">
            <text:p>LOC/hr</text:p>
          </table:table-cell>
          <table:table-cell table:style-name="ce105" table:number-columns-repeated="4"/>
          <table:table-cell table:style-name="ce139" table:number-columns-repeated="1017"/>
        </table:table-row>
        <table:table-row table:style-name="ro2">
          <table:table-cell table:style-name="ce104" office:value-type="string" calcext:value-type="string">
            <text:p>Average size=</text:p>
          </table:table-cell>
          <table:table-cell table:style-name="ce105" table:formula="of:=IF(ISERR(ROUNDUP(EXP(AVERAGE([.H128:.H156]));0));&quot;&quot;;ROUNDUP(EXP(AVERAGE([.H128:.H156]));0))">
            <text:p/>
          </table:table-cell>
          <table:table-cell table:style-name="ce105" office:value-type="string" calcext:value-type="string">
            <text:p>LOC/method</text:p>
          </table:table-cell>
          <table:table-cell table:style-name="ce105" table:number-columns-repeated="4"/>
          <table:table-cell table:style-name="ce139" table:number-columns-repeated="1017"/>
        </table:table-row>
        <table:table-row table:style-name="ro2">
          <table:table-cell table:style-name="ce104"/>
          <table:table-cell table:style-name="ce105" table:number-columns-repeated="6"/>
          <table:table-cell table:style-name="ce139" table:number-columns-repeated="1017"/>
        </table:table-row>
        <table:table-row table:style-name="ro20">
          <table:table-cell table:style-name="ce140" office:value-type="string" calcext:value-type="string">
            <text:p>Component History</text:p>
          </table:table-cell>
          <table:table-cell table:style-name="ce105" table:number-columns-repeated="7"/>
          <table:table-cell table:style-name="ce16"/>
          <table:table-cell table:style-name="ce128"/>
          <table:table-cell table:style-name="ce139" table:number-columns-repeated="1014"/>
        </table:table-row>
        <table:table-row table:style-name="ro2">
          <table:table-cell table:style-name="ce145" office:value-type="string" calcext:value-type="string" table:number-columns-spanned="2" table:number-rows-spanned="1">
            <text:p>Component Name</text:p>
          </table:table-cell>
          <table:covered-table-cell table:style-name="ce145"/>
          <table:table-cell table:style-name="ce105" office:value-type="string" calcext:value-type="string">
            <text:p>Total LOC</text:p>
          </table:table-cell>
          <table:table-cell table:style-name="ce105" office:value-type="string" calcext:value-type="string">
            <text:p>Method Count</text:p>
          </table:table-cell>
          <table:table-cell table:style-name="ce105" office:value-type="string" calcext:value-type="string">
            <text:p>Type</text:p>
          </table:table-cell>
          <table:table-cell table:style-name="ce166" office:value-type="string" calcext:value-type="string">
            <text:p>Size</text:p>
          </table:table-cell>
          <table:table-cell table:style-name="ce166" office:value-type="string" calcext:value-type="string">
            <text:p>LOC/method</text:p>
          </table:table-cell>
          <table:table-cell table:style-name="ce166" office:value-type="string" calcext:value-type="string">
            <text:p>ln(LOC/meth)</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28]=&quot;&quot;;&quot;-&quot;;HLOOKUP([.G128];[.$B$110:.$F$111];2));IF(ISBLANK([.A128]);&quot;-&quot;;&quot;M&quot;))" office:value-type="string" office:string-value="-" calcext:value-type="string">
            <text:p>-</text:p>
          </table:table-cell>
          <table:table-cell table:style-name="ce172" table:formula="of:=IF(OR(ISBLANK([.C128]);ISBLANK([.D128]));&quot;&quot;;COM.MICROSOFT.CEILING([.C128]/[.D128];1))">
            <text:p/>
          </table:table-cell>
          <table:table-cell table:style-name="ce175" table:formula="of:=IF(OR(ISBLANK([.C128]);ISBLANK([.D128]));&quot;&quot;;LN([.G12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29]=&quot;&quot;;&quot;-&quot;;HLOOKUP([.G129];[.$B$110:.$F$111];2));IF(ISBLANK([.A129]);&quot;-&quot;;&quot;M&quot;))" office:value-type="string" office:string-value="-" calcext:value-type="string">
            <text:p>-</text:p>
          </table:table-cell>
          <table:table-cell table:style-name="ce172" table:formula="of:=IF(OR(ISBLANK([.C129]);ISBLANK([.D129]));&quot;&quot;;COM.MICROSOFT.CEILING([.C129]/[.D129];1))">
            <text:p/>
          </table:table-cell>
          <table:table-cell table:style-name="ce175" table:formula="of:=IF(OR(ISBLANK([.C129]);ISBLANK([.D129]));&quot;&quot;;LN([.G12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0]=&quot;&quot;;&quot;-&quot;;HLOOKUP([.G130];[.$B$110:.$F$111];2));IF(ISBLANK([.A130]);&quot;-&quot;;&quot;M&quot;))" office:value-type="string" office:string-value="-" calcext:value-type="string">
            <text:p>-</text:p>
          </table:table-cell>
          <table:table-cell table:style-name="ce172" table:formula="of:=IF(OR(ISBLANK([.C130]);ISBLANK([.D130]));&quot;&quot;;COM.MICROSOFT.CEILING([.C130]/[.D130];1))">
            <text:p/>
          </table:table-cell>
          <table:table-cell table:style-name="ce175" table:formula="of:=IF(OR(ISBLANK([.C130]);ISBLANK([.D130]));&quot;&quot;;LN([.G130]))">
            <text:p/>
          </table:table-cell>
          <table:table-cell table:style-name="ce16" table:number-columns-repeated="2"/>
          <table:table-cell table:style-name="ce139"/>
          <table:table-cell table:style-name="ce139" office:value-type="string" calcext:value-type="string">
            <text:p>`</text:p>
          </table:table-cell>
          <table:table-cell table:style-name="ce139" table:number-columns-repeated="1012"/>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1]=&quot;&quot;;&quot;-&quot;;HLOOKUP([.G131];[.$B$110:.$F$111];2));IF(ISBLANK([.A131]);&quot;-&quot;;&quot;M&quot;))" office:value-type="string" office:string-value="-" calcext:value-type="string">
            <text:p>-</text:p>
          </table:table-cell>
          <table:table-cell table:style-name="ce172" table:formula="of:=IF(OR(ISBLANK([.C131]);ISBLANK([.D131]));&quot;&quot;;COM.MICROSOFT.CEILING([.C131]/[.D131];1))">
            <text:p/>
          </table:table-cell>
          <table:table-cell table:style-name="ce175" table:formula="of:=IF(OR(ISBLANK([.C131]);ISBLANK([.D131]));&quot;&quot;;LN([.G131]))">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2]=&quot;&quot;;&quot;-&quot;;HLOOKUP([.G132];[.$B$110:.$F$111];2));IF(ISBLANK([.A132]);&quot;-&quot;;&quot;M&quot;))" office:value-type="string" office:string-value="-" calcext:value-type="string">
            <text:p>-</text:p>
          </table:table-cell>
          <table:table-cell table:style-name="ce172" table:formula="of:=IF(OR(ISBLANK([.C132]);ISBLANK([.D132]));&quot;&quot;;COM.MICROSOFT.CEILING([.C132]/[.D132];1))">
            <text:p/>
          </table:table-cell>
          <table:table-cell table:style-name="ce175" table:formula="of:=IF(OR(ISBLANK([.C132]);ISBLANK([.D132]));&quot;&quot;;LN([.G132]))">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3]=&quot;&quot;;&quot;-&quot;;HLOOKUP([.G133];[.$B$110:.$F$111];2));IF(ISBLANK([.A133]);&quot;-&quot;;&quot;M&quot;))" office:value-type="string" office:string-value="-" calcext:value-type="string">
            <text:p>-</text:p>
          </table:table-cell>
          <table:table-cell table:style-name="ce172" table:formula="of:=IF(OR(ISBLANK([.C133]);ISBLANK([.D133]));&quot;&quot;;COM.MICROSOFT.CEILING([.C133]/[.D133];1))">
            <text:p/>
          </table:table-cell>
          <table:table-cell table:style-name="ce175" table:formula="of:=IF(OR(ISBLANK([.C133]);ISBLANK([.D133]));&quot;&quot;;LN([.G133]))">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46" table:number-columns-spanned="2" table:number-rows-spanned="1"/>
          <table:covered-table-cell table:style-name="ce146"/>
          <table:table-cell table:style-name="ce152" table:number-columns-repeated="2"/>
          <table:table-cell table:style-name="ce164" table:content-validation-name="val4" office:value-type="string" calcext:value-type="string">
            <text:p>-</text:p>
          </table:table-cell>
          <table:table-cell table:style-name="ce167" table:formula="of:=IF([.$C$48]&gt;5;IF([.G134]=&quot;&quot;;&quot;-&quot;;HLOOKUP([.G134];[.$B$110:.$F$111];2));IF(ISBLANK([.A134]);&quot;-&quot;;&quot;M&quot;))" office:value-type="string" office:string-value="-" calcext:value-type="string">
            <text:p>-</text:p>
          </table:table-cell>
          <table:table-cell table:style-name="ce172" table:formula="of:=IF(OR(ISBLANK([.C134]);ISBLANK([.D134]));&quot;&quot;;COM.MICROSOFT.CEILING([.C134]/[.D134];1))">
            <text:p/>
          </table:table-cell>
          <table:table-cell table:style-name="ce175" table:formula="of:=IF(OR(ISBLANK([.C134]);ISBLANK([.D134]));&quot;&quot;;LN([.G13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5]=&quot;&quot;;&quot;-&quot;;HLOOKUP([.G135];[.$B$110:.$F$111];2));IF(ISBLANK([.A135]);&quot;-&quot;;&quot;M&quot;))" office:value-type="string" office:string-value="-" calcext:value-type="string">
            <text:p>-</text:p>
          </table:table-cell>
          <table:table-cell table:style-name="ce172" table:formula="of:=IF(OR(ISBLANK([.C135]);ISBLANK([.D135]));&quot;&quot;;COM.MICROSOFT.CEILING([.C135]/[.D135];1))">
            <text:p/>
          </table:table-cell>
          <table:table-cell table:style-name="ce175" table:formula="of:=IF(OR(ISBLANK([.C135]);ISBLANK([.D135]));&quot;&quot;;LN([.G13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6]=&quot;&quot;;&quot;-&quot;;HLOOKUP([.G136];[.$B$110:.$F$111];2));IF(ISBLANK([.A136]);&quot;-&quot;;&quot;M&quot;))" office:value-type="string" office:string-value="-" calcext:value-type="string">
            <text:p>-</text:p>
          </table:table-cell>
          <table:table-cell table:style-name="ce172" table:formula="of:=IF(OR(ISBLANK([.C136]);ISBLANK([.D136]));&quot;&quot;;COM.MICROSOFT.CEILING([.C136]/[.D136];1))">
            <text:p/>
          </table:table-cell>
          <table:table-cell table:style-name="ce175" table:formula="of:=IF(OR(ISBLANK([.C136]);ISBLANK([.D136]));&quot;&quot;;LN([.G136]))">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7]=&quot;&quot;;&quot;-&quot;;HLOOKUP([.G137];[.$B$110:.$F$111];2));IF(ISBLANK([.A137]);&quot;-&quot;;&quot;M&quot;))" office:value-type="string" office:string-value="-" calcext:value-type="string">
            <text:p>-</text:p>
          </table:table-cell>
          <table:table-cell table:style-name="ce172" table:formula="of:=IF(OR(ISBLANK([.C137]);ISBLANK([.D137]));&quot;&quot;;COM.MICROSOFT.CEILING([.C137]/[.D137];1))">
            <text:p/>
          </table:table-cell>
          <table:table-cell table:style-name="ce175" table:formula="of:=IF(OR(ISBLANK([.C137]);ISBLANK([.D137]));&quot;&quot;;LN([.G137]))">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8]=&quot;&quot;;&quot;-&quot;;HLOOKUP([.G138];[.$B$110:.$F$111];2));IF(ISBLANK([.A138]);&quot;-&quot;;&quot;M&quot;))" office:value-type="string" office:string-value="-" calcext:value-type="string">
            <text:p>-</text:p>
          </table:table-cell>
          <table:table-cell table:style-name="ce172" table:formula="of:=IF(OR(ISBLANK([.C138]);ISBLANK([.D138]));&quot;&quot;;COM.MICROSOFT.CEILING([.C138]/[.D138];1))">
            <text:p/>
          </table:table-cell>
          <table:table-cell table:style-name="ce175" table:formula="of:=IF(OR(ISBLANK([.C138]);ISBLANK([.D138]));&quot;&quot;;LN([.G13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9]=&quot;&quot;;&quot;-&quot;;HLOOKUP([.G139];[.$B$110:.$F$111];2));IF(ISBLANK([.A139]);&quot;-&quot;;&quot;M&quot;))" office:value-type="string" office:string-value="-" calcext:value-type="string">
            <text:p>-</text:p>
          </table:table-cell>
          <table:table-cell table:style-name="ce172" table:formula="of:=IF(OR(ISBLANK([.C139]);ISBLANK([.D139]));&quot;&quot;;COM.MICROSOFT.CEILING([.C139]/[.D139];1))">
            <text:p/>
          </table:table-cell>
          <table:table-cell table:style-name="ce175" table:formula="of:=IF(OR(ISBLANK([.C139]);ISBLANK([.D139]));&quot;&quot;;LN([.G13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0]=&quot;&quot;;&quot;-&quot;;HLOOKUP([.G140];[.$B$110:.$F$111];2));IF(ISBLANK([.A140]);&quot;-&quot;;&quot;M&quot;))" office:value-type="string" office:string-value="-" calcext:value-type="string">
            <text:p>-</text:p>
          </table:table-cell>
          <table:table-cell table:style-name="ce172" table:formula="of:=IF(OR(ISBLANK([.C140]);ISBLANK([.D140]));&quot;&quot;;COM.MICROSOFT.CEILING([.C140]/[.D140];1))">
            <text:p/>
          </table:table-cell>
          <table:table-cell table:style-name="ce175" table:formula="of:=IF(OR(ISBLANK([.C140]);ISBLANK([.D140]));&quot;&quot;;LN([.G140]))">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1]=&quot;&quot;;&quot;-&quot;;HLOOKUP([.G141];[.$B$110:.$F$111];2));IF(ISBLANK([.A141]);&quot;-&quot;;&quot;M&quot;))" office:value-type="string" office:string-value="-" calcext:value-type="string">
            <text:p>-</text:p>
          </table:table-cell>
          <table:table-cell table:style-name="ce172" table:formula="of:=IF(OR(ISBLANK([.C141]);ISBLANK([.D141]));&quot;&quot;;COM.MICROSOFT.CEILING([.C141]/[.D141];1))">
            <text:p/>
          </table:table-cell>
          <table:table-cell table:style-name="ce175" table:formula="of:=IF(OR(ISBLANK([.C141]);ISBLANK([.D141]));&quot;&quot;;LN([.G141]))">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2]=&quot;&quot;;&quot;-&quot;;HLOOKUP([.G142];[.$B$110:.$F$111];2));IF(ISBLANK([.A142]);&quot;-&quot;;&quot;M&quot;))" office:value-type="string" office:string-value="-" calcext:value-type="string">
            <text:p>-</text:p>
          </table:table-cell>
          <table:table-cell table:style-name="ce172" table:formula="of:=IF(OR(ISBLANK([.C142]);ISBLANK([.D142]));&quot;&quot;;COM.MICROSOFT.CEILING([.C142]/[.D142];1))">
            <text:p/>
          </table:table-cell>
          <table:table-cell table:style-name="ce175" table:formula="of:=IF(OR(ISBLANK([.C142]);ISBLANK([.D142]));&quot;&quot;;LN([.G142]))">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3]=&quot;&quot;;&quot;-&quot;;HLOOKUP([.G143];[.$B$110:.$F$111];2));IF(ISBLANK([.A143]);&quot;-&quot;;&quot;M&quot;))" office:value-type="string" office:string-value="-" calcext:value-type="string">
            <text:p>-</text:p>
          </table:table-cell>
          <table:table-cell table:style-name="ce172" table:formula="of:=IF(OR(ISBLANK([.C143]);ISBLANK([.D143]));&quot;&quot;;COM.MICROSOFT.CEILING([.C143]/[.D143];1))">
            <text:p/>
          </table:table-cell>
          <table:table-cell table:style-name="ce175" table:formula="of:=IF(OR(ISBLANK([.C143]);ISBLANK([.D143]));&quot;&quot;;LN([.G143]))">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4]=&quot;&quot;;&quot;-&quot;;HLOOKUP([.G144];[.$B$110:.$F$111];2));IF(ISBLANK([.A144]);&quot;-&quot;;&quot;M&quot;))" office:value-type="string" office:string-value="-" calcext:value-type="string">
            <text:p>-</text:p>
          </table:table-cell>
          <table:table-cell table:style-name="ce172" table:formula="of:=IF(OR(ISBLANK([.C144]);ISBLANK([.D144]));&quot;&quot;;COM.MICROSOFT.CEILING([.C144]/[.D144];1))">
            <text:p/>
          </table:table-cell>
          <table:table-cell table:style-name="ce175" table:formula="of:=IF(OR(ISBLANK([.C144]);ISBLANK([.D144]));&quot;&quot;;LN([.G14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5]=&quot;&quot;;&quot;-&quot;;HLOOKUP([.G145];[.$B$110:.$F$111];2));IF(ISBLANK([.A145]);&quot;-&quot;;&quot;M&quot;))" office:value-type="string" office:string-value="-" calcext:value-type="string">
            <text:p>-</text:p>
          </table:table-cell>
          <table:table-cell table:style-name="ce172" table:formula="of:=IF(OR(ISBLANK([.C145]);ISBLANK([.D145]));&quot;&quot;;COM.MICROSOFT.CEILING([.C145]/[.D145];1))">
            <text:p/>
          </table:table-cell>
          <table:table-cell table:style-name="ce175" table:formula="of:=IF(OR(ISBLANK([.C145]);ISBLANK([.D145]));&quot;&quot;;LN([.G14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6]=&quot;&quot;;&quot;-&quot;;HLOOKUP([.G146];[.$B$110:.$F$111];2));IF(ISBLANK([.A146]);&quot;-&quot;;&quot;M&quot;))" office:value-type="string" office:string-value="-" calcext:value-type="string">
            <text:p>-</text:p>
          </table:table-cell>
          <table:table-cell table:style-name="ce172" table:formula="of:=IF(OR(ISBLANK([.C146]);ISBLANK([.D146]));&quot;&quot;;COM.MICROSOFT.CEILING([.C146]/[.D146];1))">
            <text:p/>
          </table:table-cell>
          <table:table-cell table:style-name="ce175" table:formula="of:=IF(OR(ISBLANK([.C146]);ISBLANK([.D146]));&quot;&quot;;LN([.G146]))">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7]=&quot;&quot;;&quot;-&quot;;HLOOKUP([.G147];[.$B$110:.$F$111];2));IF(ISBLANK([.A147]);&quot;-&quot;;&quot;M&quot;))" office:value-type="string" office:string-value="-" calcext:value-type="string">
            <text:p>-</text:p>
          </table:table-cell>
          <table:table-cell table:style-name="ce172" table:formula="of:=IF(OR(ISBLANK([.C147]);ISBLANK([.D147]));&quot;&quot;;COM.MICROSOFT.CEILING([.C147]/[.D147];1))">
            <text:p/>
          </table:table-cell>
          <table:table-cell table:style-name="ce175" table:formula="of:=IF(OR(ISBLANK([.C147]);ISBLANK([.D147]));&quot;&quot;;LN([.G147]))">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8]=&quot;&quot;;&quot;-&quot;;HLOOKUP([.G148];[.$B$110:.$F$111];2));IF(ISBLANK([.A148]);&quot;-&quot;;&quot;M&quot;))" office:value-type="string" office:string-value="-" calcext:value-type="string">
            <text:p>-</text:p>
          </table:table-cell>
          <table:table-cell table:style-name="ce172" table:formula="of:=IF(OR(ISBLANK([.C148]);ISBLANK([.D148]));&quot;&quot;;COM.MICROSOFT.CEILING([.C148]/[.D148];1))">
            <text:p/>
          </table:table-cell>
          <table:table-cell table:style-name="ce175" table:formula="of:=IF(OR(ISBLANK([.C148]);ISBLANK([.D148]));&quot;&quot;;LN([.G14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9]=&quot;&quot;;&quot;-&quot;;HLOOKUP([.G149];[.$B$110:.$F$111];2));IF(ISBLANK([.A149]);&quot;-&quot;;&quot;M&quot;))" office:value-type="string" office:string-value="-" calcext:value-type="string">
            <text:p>-</text:p>
          </table:table-cell>
          <table:table-cell table:style-name="ce172" table:formula="of:=IF(OR(ISBLANK([.C149]);ISBLANK([.D149]));&quot;&quot;;COM.MICROSOFT.CEILING([.C149]/[.D149];1))">
            <text:p/>
          </table:table-cell>
          <table:table-cell table:style-name="ce175" table:formula="of:=IF(OR(ISBLANK([.C149]);ISBLANK([.D149]));&quot;&quot;;LN([.G14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0]=&quot;&quot;;&quot;-&quot;;HLOOKUP([.G150];[.$B$110:.$F$111];2));IF(ISBLANK([.A150]);&quot;-&quot;;&quot;M&quot;))" office:value-type="string" office:string-value="-" calcext:value-type="string">
            <text:p>-</text:p>
          </table:table-cell>
          <table:table-cell table:style-name="ce172" table:formula="of:=IF(OR(ISBLANK([.C150]);ISBLANK([.D150]));&quot;&quot;;COM.MICROSOFT.CEILING([.C150]/[.D150];1))">
            <text:p/>
          </table:table-cell>
          <table:table-cell table:style-name="ce175" table:formula="of:=IF(OR(ISBLANK([.C150]);ISBLANK([.D150]));&quot;&quot;;LN([.G150]))">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1]=&quot;&quot;;&quot;-&quot;;HLOOKUP([.G151];[.$B$110:.$F$111];2));IF(ISBLANK([.A151]);&quot;-&quot;;&quot;M&quot;))" office:value-type="string" office:string-value="-" calcext:value-type="string">
            <text:p>-</text:p>
          </table:table-cell>
          <table:table-cell table:style-name="ce172" table:formula="of:=IF(OR(ISBLANK([.C151]);ISBLANK([.D151]));&quot;&quot;;COM.MICROSOFT.CEILING([.C151]/[.D151];1))">
            <text:p/>
          </table:table-cell>
          <table:table-cell table:style-name="ce175" table:formula="of:=IF(OR(ISBLANK([.C151]);ISBLANK([.D151]));&quot;&quot;;LN([.G151]))">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2]=&quot;&quot;;&quot;-&quot;;HLOOKUP([.G152];[.$B$110:.$F$111];2));IF(ISBLANK([.A152]);&quot;-&quot;;&quot;M&quot;))" office:value-type="string" office:string-value="-" calcext:value-type="string">
            <text:p>-</text:p>
          </table:table-cell>
          <table:table-cell table:style-name="ce172" table:formula="of:=IF(OR(ISBLANK([.C152]);ISBLANK([.D152]));&quot;&quot;;COM.MICROSOFT.CEILING([.C152]/[.D152];1))">
            <text:p/>
          </table:table-cell>
          <table:table-cell table:style-name="ce175" table:formula="of:=IF(OR(ISBLANK([.C152]);ISBLANK([.D152]));&quot;&quot;;LN([.G152]))">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3]=&quot;&quot;;&quot;-&quot;;HLOOKUP([.G153];[.$B$110:.$F$111];2));IF(ISBLANK([.A153]);&quot;-&quot;;&quot;M&quot;))" office:value-type="string" office:string-value="-" calcext:value-type="string">
            <text:p>-</text:p>
          </table:table-cell>
          <table:table-cell table:style-name="ce172" table:formula="of:=IF(OR(ISBLANK([.C153]);ISBLANK([.D153]));&quot;&quot;;COM.MICROSOFT.CEILING([.C153]/[.D153];1))">
            <text:p/>
          </table:table-cell>
          <table:table-cell table:style-name="ce175" table:formula="of:=IF(OR(ISBLANK([.C153]);ISBLANK([.D153]));&quot;&quot;;LN([.G153]))">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4]=&quot;&quot;;&quot;-&quot;;HLOOKUP([.G154];[.$B$110:.$F$111];2));IF(ISBLANK([.A154]);&quot;-&quot;;&quot;M&quot;))" office:value-type="string" office:string-value="-" calcext:value-type="string">
            <text:p>-</text:p>
          </table:table-cell>
          <table:table-cell table:style-name="ce172" table:formula="of:=IF(OR(ISBLANK([.C154]);ISBLANK([.D154]));&quot;&quot;;COM.MICROSOFT.CEILING([.C154]/[.D154];1))">
            <text:p/>
          </table:table-cell>
          <table:table-cell table:style-name="ce175" table:formula="of:=IF(OR(ISBLANK([.C154]);ISBLANK([.D154]));&quot;&quot;;LN([.G15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5]=&quot;&quot;;&quot;-&quot;;HLOOKUP([.G155];[.$B$110:.$F$111];2));IF(ISBLANK([.A155]);&quot;-&quot;;&quot;M&quot;))" office:value-type="string" office:string-value="-" calcext:value-type="string">
            <text:p>-</text:p>
          </table:table-cell>
          <table:table-cell table:style-name="ce172" table:formula="of:=IF(OR(ISBLANK([.C155]);ISBLANK([.D155]));&quot;&quot;;COM.MICROSOFT.CEILING([.C155]/[.D155];1))">
            <text:p/>
          </table:table-cell>
          <table:table-cell table:style-name="ce175" table:formula="of:=IF(OR(ISBLANK([.C155]);ISBLANK([.D155]));&quot;&quot;;LN([.G15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6]=&quot;&quot;;&quot;-&quot;;HLOOKUP([.G156];[.$B$110:.$F$111];2));IF(ISBLANK([.A156]);&quot;-&quot;;&quot;M&quot;))" office:value-type="string" office:string-value="-" calcext:value-type="string">
            <text:p>-</text:p>
          </table:table-cell>
          <table:table-cell table:style-name="ce172" table:formula="of:=IF(OR(ISBLANK([.C156]);ISBLANK([.D156]));&quot;&quot;;COM.MICROSOFT.CEILING([.C156]/[.D156];1))">
            <text:p/>
          </table:table-cell>
          <table:table-cell table:style-name="ce175" table:formula="of:=IF(OR(ISBLANK([.C156]);ISBLANK([.D156]));&quot;&quot;;LN([.G156]))">
            <text:p/>
          </table:table-cell>
          <table:table-cell table:style-name="ce16" table:number-columns-repeated="2"/>
          <table:table-cell table:style-name="ce139" table:number-columns-repeated="1014"/>
        </table:table-row>
        <table:table-row table:style-name="ro2">
          <table:table-cell table:number-columns-repeated="5"/>
          <table:table-cell table:style-name="ce168"/>
          <table:table-cell table:style-name="ce173" office:value-type="string" calcext:value-type="string">
            <text:p>Average=</text:p>
          </table:table-cell>
          <table:table-cell table:style-name="ce176" table:formula="of:=IF(ISERR(AVERAGE([.H128:.H156]));0;AVERAGE([.H128:.H156]))" office:value-type="float" office:value="0" calcext:value-type="float">
            <text:p>0.00</text:p>
          </table:table-cell>
          <table:table-cell table:number-columns-repeated="1016"/>
        </table:table-row>
        <table:table-row table:style-name="ro2">
          <table:table-cell table:number-columns-repeated="5"/>
          <table:table-cell table:style-name="ce168"/>
          <table:table-cell table:style-name="ce173" office:value-type="string" calcext:value-type="string">
            <text:p>Std=</text:p>
          </table:table-cell>
          <table:table-cell table:style-name="ce176" table:formula="of:=IF(ISERR(STDEV([.H128:.H156]));0;STDEV([.H128:.H156]))" office:value-type="float" office:value="0" calcext:value-type="float">
            <text:p>0.00</text:p>
          </table:table-cell>
          <table:table-cell table:number-columns-repeated="1016"/>
        </table:table-row>
        <table:table-row table:style-name="ro2" table:number-rows-repeated="65378">
          <table:table-cell table:number-columns-repeated="1024"/>
        </table:table-row>
        <table:table-row table:style-name="ro2" table:visibility="collapse" table:number-rows-repeated="983039">
          <table:table-cell table:number-columns-repeated="1024"/>
        </table:table-row>
        <table:table-row table:style-name="ro2" table:visibility="collapse">
          <table:table-cell table:number-columns-repeated="1024"/>
        </table:table-row>
        <table:named-expressions>
          <table:named-expression table:name="DefectLog4A" table:base-cell-address="$Description.$A$1" table:expression="$'historical data'.$#ref!$#REF!"/>
          <table:named-expression table:name="FunctionalSpecification6A" table:base-cell-address="$Description.$A$1" table:expression="$'historical data'.$#ref!$#REF!"/>
          <table:named-expression table:name="HistoricalData4A" table:base-cell-address="$Description.$A$1" table:expression="$'historical data'.$#ref!$#REF!"/>
          <table:named-expression table:name="InstructorAssessment4A" table:base-cell-address="$Description.$A$1" table:expression="$'historical data'.$#ref!$#REF!"/>
          <table:named-expression table:name="LessonLearned4A" table:base-cell-address="$Description.$A$1" table:expression="$'historical data'.$#ref!$#REF!"/>
          <table:named-expression table:name="OperationalSpecification6A" table:base-cell-address="$Description.$A$1" table:expression="$'historical data'.$#ref!$#REF!"/>
          <table:named-range table:name="ProjectPlanSummary4A" table:base-cell-address="$Description.$A$1" table:cell-range-address="$'Historical Data'.$A$45"/>
          <table:named-expression table:name="Schedule6A" table:base-cell-address="$Description.$A$1" table:expression="$'historical data'.$#ref!$#REF!"/>
          <table:named-expression table:name="SizeEstimate4A" table:base-cell-address="$Description.$A$1" table:expression="$'historical data'.$#ref!$#REF!"/>
          <table:named-expression table:name="SourceCode4A" table:base-cell-address="$Description.$A$1" table:expression="$'historical data'.$#ref!$#REF!"/>
          <table:named-expression table:name="TaskPlan6A" table:base-cell-address="$Description.$A$1" table:expression="$'historical data'.$#ref!$#REF!"/>
          <table:named-expression table:name="TestReport4A" table:base-cell-address="$Description.$A$1" table:expression="$'historical data'.$#ref!$#REF!"/>
          <table:named-expression table:name="TimeLog4A" table:base-cell-address="$Description.$A$1" table:expression="$'historical data'.$#ref!$#REF!"/>
          <table:named-expression table:name="toc6A" table:base-cell-address="$Description.$A$1" table:expression="$'historical data'.$#ref!$#REF!"/>
        </table:named-expressions>
      </table:table>
      <table:table table:name="Review" table:style-name="ta7" table:protected="true">
        <loext:table-protection loext:select-protected-cells="true" loext:select-unprotected-cells="true"/>
        <table:table-column table:style-name="co37" table:default-cell-style-name="ce55"/>
        <table:table-column table:style-name="co38" table:default-cell-style-name="ce55"/>
        <table:table-column table:style-name="co2" table:default-cell-style-name="ce55"/>
        <table:table-column table:style-name="co39" table:default-cell-style-name="ce55"/>
        <table:table-column table:style-name="co40" table:default-cell-style-name="ce55"/>
        <table:table-column table:style-name="co7" table:default-cell-style-name="ce55"/>
        <table:table-column table:style-name="co23" table:default-cell-style-name="ce55"/>
        <table:table-column table:style-name="co36" table:number-columns-repeated="250" table:default-cell-style-name="ce55"/>
        <table:table-column table:style-name="co36" table:number-columns-repeated="767" table:default-cell-style-name="Default"/>
        <table:table-row table:style-name="ro1">
          <table:table-cell table:style-name="ce109" office:value-type="string" calcext:value-type="string" table:number-columns-spanned="2" table:number-rows-spanned="1">
            <text:p>Review</text:p>
          </table:table-cell>
          <table:covered-table-cell table:style-name="ce109"/>
          <table:table-cell table:style-name="ce112" table:number-columns-repeated="5"/>
          <table:table-cell table:number-columns-repeated="1017"/>
        </table:table-row>
        <table:table-row table:style-name="ro27" table:visibility="collapse">
          <table:table-cell table:style-name="ce184" table:number-columns-repeated="10"/>
          <table:table-cell table:number-columns-repeated="1014"/>
        </table:table-row>
        <table:table-row table:style-name="ro1" table:visibility="collapse">
          <table:table-cell table:style-name="ce185" office:value-type="string" calcext:value-type="string" table:number-columns-spanned="2" table:number-rows-spanned="1">
            <text:p>Standards</text:p>
          </table:table-cell>
          <table:covered-table-cell table:style-name="ce185"/>
          <table:table-cell table:style-name="ce186" table:number-columns-repeated="5"/>
          <table:table-cell table:style-name="ce191" table:number-columns-repeated="3"/>
          <table:table-cell table:number-columns-repeated="1014"/>
        </table:table-row>
        <table:table-row table:style-name="ro2" table:visibility="collapse">
          <table:table-cell table:style-name="ce186" office:value-type="string" calcext:value-type="string">
            <text:p>Start date:</text:p>
          </table:table-cell>
          <table:table-cell table:style-name="ce190" office:value-type="date" office:date-value="2000-01-01" calcext:value-type="date">
            <text:p>1/1/2000</text:p>
          </table:table-cell>
          <table:table-cell table:style-name="ce186"/>
          <table:table-cell table:style-name="ce186" office:value-type="string" calcext:value-type="string">
            <text:p>Grades:</text:p>
          </table:table-cell>
          <table:table-cell table:style-name="ce186" table:number-columns-repeated="2"/>
          <table:table-cell table:style-name="ce186" office:value-type="string" calcext:value-type="string">
            <text:p>AA</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End date:</text:p>
          </table:table-cell>
          <table:table-cell table:style-name="ce190" office:value-type="date" office:date-value="2020-01-01" calcext:value-type="date">
            <text:p>1/1/2020</text:p>
          </table:table-cell>
          <table:table-cell table:style-name="ce186" table:number-columns-repeated="4"/>
          <table:table-cell table:style-name="ce186" office:value-type="string" calcext:value-type="string">
            <text:p>A</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Phases:</text:p>
          </table:table-cell>
          <table:table-cell table:style-name="ce186" office:value-type="string" calcext:value-type="string">
            <text:p>Analysis</text:p>
          </table:table-cell>
          <table:table-cell table:style-name="ce186" table:number-columns-repeated="4"/>
          <table:table-cell table:style-name="ce186" office:value-type="string" calcext:value-type="string">
            <text:p>AB</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Architecture</text:p>
          </table:table-cell>
          <table:table-cell table:style-name="ce186" table:number-columns-repeated="4"/>
          <table:table-cell table:style-name="ce186" office:value-type="string" calcext:value-type="string">
            <text:p>B</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lanning</text:p>
          </table:table-cell>
          <table:table-cell table:style-name="ce186" table:number-columns-repeated="4"/>
          <table:table-cell table:style-name="ce186" office:value-type="string" calcext:value-type="string">
            <text:p>BC</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Construction</text:p>
          </table:table-cell>
          <table:table-cell table:style-name="ce186" table:number-columns-repeated="4"/>
          <table:table-cell table:style-name="ce186" office:value-type="string" calcext:value-type="string">
            <text:p>C</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Refactoring</text:p>
          </table:table-cell>
          <table:table-cell table:style-name="ce186" table:number-columns-repeated="4"/>
          <table:table-cell table:style-name="ce186" office:value-type="string" calcext:value-type="string">
            <text:p>CD</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Review</text:p>
          </table:table-cell>
          <table:table-cell table:style-name="ce186" table:number-columns-repeated="4"/>
          <table:table-cell table:style-name="ce186" office:value-type="string" calcext:value-type="string">
            <text:p>D</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Integration Test</text:p>
          </table:table-cell>
          <table:table-cell table:style-name="ce186" table:number-columns-repeated="4"/>
          <table:table-cell table:style-name="ce186" office:value-type="string" calcext:value-type="string">
            <text:p>F</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ostmortem</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Sandbox</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office:value-type="string" calcext:value-type="string">
            <text:p>Defect Types:</text:p>
          </table:table-cell>
          <table:table-cell table:style-name="ce186" office:value-type="string" calcext:value-type="string">
            <text:p>Documentation</text:p>
          </table:table-cell>
          <table:table-cell table:style-name="ce186"/>
          <table:table-cell table:style-name="ce186" office:value-type="string" calcext:value-type="string">
            <text:p>Iteration</text:p>
          </table:table-cell>
          <table:table-cell table:style-name="ce186" table:number-columns-repeated="2"/>
          <table:table-cell table:style-name="ce186" office:value-type="string" calcext:value-type="string">
            <text:p>NA</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Build</text:p>
          </table:table-cell>
          <table:table-cell table:style-name="ce186" table:number-columns-repeated="4"/>
          <table:table-cell table:style-name="ce186" office:value-type="float" office:value="1" calcext:value-type="float">
            <text:p>1</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syntax</text:p>
          </table:table-cell>
          <table:table-cell table:style-name="ce186" table:number-columns-repeated="4"/>
          <table:table-cell table:style-name="ce186" office:value-type="float" office:value="2" calcext:value-type="float">
            <text:p>2</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logic</text:p>
          </table:table-cell>
          <table:table-cell table:style-name="ce186" table:number-columns-repeated="4"/>
          <table:table-cell table:style-name="ce186" office:value-type="float" office:value="3" calcext:value-type="float">
            <text:p>3</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interface</text:p>
          </table:table-cell>
          <table:table-cell table:style-name="ce186" table:number-columns-repeated="4"/>
          <table:table-cell table:style-name="ce186" office:value-type="float" office:value="4" calcext:value-type="float">
            <text:p>4</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checking</text:p>
          </table:table-cell>
          <table:table-cell table:style-name="ce186" table:number-columns-repeated="4"/>
          <table:table-cell table:style-name="ce186" office:value-type="float" office:value="5" calcext:value-type="float">
            <text:p>5</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syntax</text:p>
          </table:table-cell>
          <table:table-cell table:style-name="ce186" table:number-columns-repeated="4"/>
          <table:table-cell table:style-name="ce186" office:value-type="float" office:value="6" calcext:value-type="float">
            <text:p>6</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logic</text:p>
          </table:table-cell>
          <table:table-cell table:style-name="ce186" table:number-columns-repeated="4"/>
          <table:table-cell table:style-name="ce186" office:value-type="float" office:value="7" calcext:value-type="float">
            <text:p>7</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interface</text:p>
          </table:table-cell>
          <table:table-cell table:style-name="ce186" table:number-columns-repeated="4"/>
          <table:table-cell table:style-name="ce186" office:value-type="float" office:value="8" calcext:value-type="float">
            <text:p>8</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checking</text:p>
          </table:table-cell>
          <table:table-cell table:style-name="ce186" table:number-columns-repeated="4"/>
          <table:table-cell table:style-name="ce186" office:value-type="float" office:value="9" calcext:value-type="float">
            <text:p>9</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Bad Smell</text:p>
          </table:table-cell>
          <table:table-cell table:style-name="ce186" table:number-columns-repeated="4"/>
          <table:table-cell table:style-name="ce186" office:value-type="float" office:value="10" calcext:value-type="float">
            <text:p>10</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Y/N:</text:p>
          </table:table-cell>
          <table:table-cell table:style-name="ce186" office:value-type="string" calcext:value-type="string">
            <text:p>Yes</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table:table-cell table:style-name="ce191" office:value-type="string" calcext:value-type="string">
            <text:p>No</text:p>
          </table:table-cell>
          <table:table-cell table:style-name="ce186" table:number-columns-repeated="5"/>
          <table:table-cell table:style-name="ce204" table:number-columns-repeated="3"/>
          <table:table-cell table:style-name="ce56" table:number-columns-repeated="1014"/>
        </table:table-row>
        <table:table-row table:style-name="ro2" table:visibility="collapse">
          <table:table-cell table:style-name="ce186" office:value-type="string" calcext:value-type="string">
            <text:p>Proxy Types:</text:p>
          </table:table-cell>
          <table:table-cell table:style-name="ce186" office:value-type="string" calcext:value-type="string">
            <text:p>Calculation</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Data</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I/O</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Logic</text:p>
          </table:table-cell>
          <table:table-cell table:style-name="ce186" table:number-columns-repeated="5"/>
          <table:table-cell table:style-name="ce204" table:number-columns-repeated="3"/>
          <table:table-cell table:number-columns-repeated="1014"/>
        </table:table-row>
        <table:table-row table:style-name="ro2" table:visibility="collapse" table:number-rows-repeated="2">
          <table:table-cell table:style-name="ce186" table:number-columns-repeated="7"/>
          <table:table-cell table:style-name="ce204" table:number-columns-repeated="3"/>
          <table:table-cell table:number-columns-repeated="1014"/>
        </table:table-row>
        <table:table-row table:style-name="ro2" table:visibility="collapse">
          <table:table-cell table:style-name="ce186" office:value-type="string" calcext:value-type="string">
            <text:p>Sizes:</text:p>
          </table:table-cell>
          <table:table-cell table:style-name="ce186" office:value-type="string" calcext:value-type="string">
            <text:p>VS</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S</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M</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L</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VL</text:p>
          </table:table-cell>
          <table:table-cell table:style-name="ce186" table:number-columns-repeated="5"/>
          <table:table-cell table:style-name="ce204" table:number-columns-repeated="3"/>
          <table:table-cell table:number-columns-repeated="1014"/>
        </table:table-row>
        <table:table-row table:style-name="ro1">
          <table:table-cell table:style-name="ce187" table:number-columns-repeated="7"/>
          <table:table-cell table:style-name="ce45" table:number-columns-repeated="1017"/>
        </table:table-row>
        <table:table-row table:style-name="ro2">
          <table:table-cell table:style-name="ce188" office:value-type="string" calcext:value-type="string">
            <text:p>Defect Pareto Analysis (taken from all defects to date)</text:p>
          </table:table-cell>
          <table:table-cell table:style-name="ce192" table:number-columns-repeated="4"/>
          <table:table-cell table:style-name="ce45" table:number-columns-repeated="4"/>
          <table:table-cell table:style-name="ce16" table:number-columns-repeated="1015"/>
        </table:table-row>
        <table:table-row table:style-name="ro2">
          <table:table-cell table:style-name="ce189"/>
          <table:table-cell table:style-name="ce193" office:value-type="string" calcext:value-type="string">
            <text:p>Type</text:p>
          </table:table-cell>
          <table:table-cell table:style-name="ce193" office:value-type="string" calcext:value-type="string">
            <text:p>Description</text:p>
          </table:table-cell>
          <table:table-cell table:style-name="ce193"/>
          <table:table-cell table:style-name="ce193" office:value-type="string" calcext:value-type="string">
            <text:p>Count of Occurrences</text:p>
          </table:table-cell>
          <table:table-cell table:style-name="ce170" office:value-type="string" calcext:value-type="string">
            <text:p>%</text:p>
          </table:table-cell>
          <table:table-cell table:style-name="ce45" table:number-columns-repeated="3"/>
          <table:table-cell table:style-name="ce16" table:number-columns-repeated="1015"/>
        </table:table-row>
        <table:table-row table:style-name="ro8">
          <table:table-cell table:style-name="ce189"/>
          <table:table-cell table:style-name="ce54" table:formula="of:=[.B15]" office:value-type="string" office:string-value="Documentation" calcext:value-type="string">
            <text:p>Documentation</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2]/[.$E$53]);&quot;&quot;;[.E42]/[.$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16]" office:value-type="string" office:string-value="Build" calcext:value-type="string">
            <text:p>Build</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3]/[.$E$53]);&quot;&quot;;[.E43]/[.$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17]" office:value-type="string" office:string-value="Product syntax" calcext:value-type="string">
            <text:p>Product syntax</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4]/[.$E$53]);&quot;&quot;;[.E44]/[.$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18]" office:value-type="string" office:string-value="Product logic" calcext:value-type="string">
            <text:p>Product logic</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5]/[.$E$53]);&quot;&quot;;[.E45]/[.$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19]" office:value-type="string" office:string-value="Product interface" calcext:value-type="string">
            <text:p>Product interface</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6]/[.$E$53]);&quot;&quot;;[.E46]/[.$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0]" office:value-type="string" office:string-value="Product checking" calcext:value-type="string">
            <text:p>Product checking</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7]/[.$E$53]);&quot;&quot;;[.E47]/[.$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1]" office:value-type="string" office:string-value="Test syntax" calcext:value-type="string">
            <text:p>Test syntax</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8]/[.$E$53]);&quot;&quot;;[.E48]/[.$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22]" office:value-type="string" office:string-value="Test logic" calcext:value-type="string">
            <text:p>Test logic</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9]/[.$E$53]);&quot;&quot;;[.E49]/[.$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3]" office:value-type="string" office:string-value="Test interface" calcext:value-type="string">
            <text:p>Test interface</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0]/[.$E$53]);&quot;&quot;;[.E50]/[.$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4]" office:value-type="string" office:string-value="Test checking" calcext:value-type="string">
            <text:p>Test checking</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1]/[.$E$53]);&quot;&quot;;[.E51]/[.$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5]" office:value-type="string" office:string-value="Bad Smell" calcext:value-type="string">
            <text:p>Bad Smell</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2]/[.$E$53]);&quot;&quot;;[.E52]/[.$E$53])">
            <text:p/>
          </table:table-cell>
          <table:table-cell table:style-name="ce203"/>
          <table:table-cell table:style-name="ce45" table:number-columns-repeated="2"/>
          <table:table-cell table:style-name="ce16" table:number-columns-repeated="1015"/>
        </table:table-row>
        <table:table-row table:style-name="ro9">
          <table:table-cell table:style-name="ce189"/>
          <table:table-cell table:style-name="ce45"/>
          <table:table-cell table:style-name="ce197"/>
          <table:table-cell table:style-name="ce198" office:value-type="string" calcext:value-type="string">
            <text:p>Total</text:p>
          </table:table-cell>
          <table:table-cell table:style-name="ce192" table:formula="of:=SUM([.E42:.E52])" office:value-type="float" office:value="0" calcext:value-type="float">
            <text:p>0</text:p>
          </table:table-cell>
          <table:table-cell table:style-name="ce202" table:formula="of:=IF([.E53]=[$'Historical Data'.E90];0;&quot;&lt;-- Warning, defect count doesn't match Historical Data&quot;)" office:value-type="percentage" office:value="0" calcext:value-type="percentage">
            <text:p>0.0%</text:p>
          </table:table-cell>
          <table:table-cell table:style-name="ce203"/>
          <table:table-cell table:style-name="ce45" table:number-columns-repeated="2"/>
          <table:table-cell table:style-name="ce16" table:number-columns-repeated="1015"/>
        </table:table-row>
        <table:table-row table:style-name="ro8">
          <table:table-cell table:style-name="ce188" office:value-type="string" calcext:value-type="string">
            <text:p>Code Review Checklist</text:p>
          </table:table-cell>
          <table:table-cell table:style-name="ce45"/>
          <table:table-cell table:style-name="ce192" table:number-columns-repeated="5"/>
          <table:table-cell table:style-name="ce45" table:number-columns-repeated="2"/>
          <table:table-cell table:style-name="ce16" table:number-columns-repeated="1015"/>
        </table:table-row>
        <table:table-row table:style-name="ro17">
          <table:table-cell table:style-name="ce189"/>
          <table:table-cell table:style-name="ce194" office:value-type="string" calcext:value-type="string" table:number-columns-spanned="2" table:number-rows-spanned="1">
            <text:p>Item</text:p>
          </table:table-cell>
          <table:covered-table-cell table:style-name="ce194"/>
          <table:table-cell table:style-name="ce192"/>
          <table:table-cell table:style-name="ce200" office:value-type="string" calcext:value-type="string">
            <text:p>Number of times this item detected a defect during review</text:p>
          </table:table-cell>
          <table:table-cell table:style-name="ce192"/>
          <table:table-cell table:style-name="ce203"/>
          <table:table-cell table:style-name="ce45" table:number-columns-repeated="2"/>
          <table:table-cell table:style-name="ce16" table:number-columns-repeated="1015"/>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2"/>
          <table:table-cell table:style-name="ce16" table:number-columns-repeated="1015"/>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8" table:number-rows-repeated="48">
          <table:table-cell table:number-columns-repeated="1024"/>
        </table:table-row>
        <table:table-row table:style-name="ro2" table:number-rows-repeated="1048448">
          <table:table-cell table:number-columns-repeated="1024"/>
        </table:table-row>
        <table:table-row table:style-name="ro2">
          <table:table-cell table:number-columns-repeated="1024"/>
        </table:table-row>
        <table:named-expressions>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1A" table:base-cell-address="$Description.$A$1" table:expression="#REF!"/>
          <table:named-expression table:name="DefectLog2A" table:base-cell-address="$Description.$A$1" table:expression="#REF!"/>
          <table:named-expression table:name="DefectLog4A" table:base-cell-address="$Description.$A$1" table:expression="$review.$#REF!$#REF!"/>
          <table:named-expression table:name="FunctionalSpecification" table:base-cell-address="$Description.$A$1" table:expression="#REF!"/>
          <table:named-expression table:name="FunctionalSpecification6A" table:base-cell-address="$Description.$A$1" table:expression="$review.$#REF!$#REF!"/>
          <table:named-expression table:name="go_to" table:base-cell-address="$Description.$A$1" table:expression="#REF!"/>
          <table:named-expression table:name="HistoricalData4A" table:base-cell-address="$Description.$A$1" table:expression="$review.$#REF!$#REF!"/>
          <table:named-expression table:name="InstructorAssessment1A" table:base-cell-address="$Description.$A$1" table:expression="#REF!"/>
          <table:named-expression table:name="InstructorAssessment2A" table:base-cell-address="$Description.$A$1" table:expression="#REF!"/>
          <table:named-expression table:name="InstructorAssessment4A" table:base-cell-address="$Description.$A$1" table:expression="$review.$#REF!$#REF!"/>
          <table:named-expression table:name="LessonLearned4A" table:base-cell-address="$Description.$A$1" table:expression="$review.$#REF!$#REF!"/>
          <table:named-expression table:name="Lessons1A" table:base-cell-address="$Description.$A$1" table:expression="#REF!"/>
          <table:named-expression table:name="LessonsLearned2A" table:base-cell-address="$Description.$A$1" table:expression="#REF!"/>
          <table:named-expression table:name="OperationalSpecification" table:base-cell-address="$Description.$A$1" table:expression="#REF!"/>
          <table:named-expression table:name="OperationalSpecification6A" table:base-cell-address="$Description.$A$1" table:expression="$review.$#REF!$#REF!"/>
          <table:named-expression table:name="PlanSummary1A" table:base-cell-address="$Description.$A$1" table:expression="#REF!"/>
          <table:named-expression table:name="ProjectPlan2A" table:base-cell-address="$Description.$A$1" table:expression="#REF!"/>
          <table:named-expression table:name="ProjectPlanSummary4A" table:base-cell-address="$Description.$A$1" table:expression="$review.$#REF!$#REF!"/>
          <table:named-expression table:name="Schedule6A" table:base-cell-address="$Description.$A$1" table:expression="$review.$#REF!$#REF!"/>
          <table:named-expression table:name="SizeEstimate4A" table:base-cell-address="$Description.$A$1" table:expression="$review.$#REF!$#REF!"/>
          <table:named-expression table:name="Source1A" table:base-cell-address="$Description.$A$1" table:expression="#REF!"/>
          <table:named-expression table:name="SourceCode2A" table:base-cell-address="$Description.$A$1" table:expression="#REF!"/>
          <table:named-expression table:name="SourceCode4A" table:base-cell-address="$Description.$A$1" table:expression="$review.$#REF!$#REF!"/>
          <table:named-expression table:name="Standards1A" table:base-cell-address="$Description.$A$1" table:expression="#REF!"/>
          <table:named-expression table:name="TaskPlan" table:base-cell-address="$Description.$A$1" table:expression="#REF!"/>
          <table:named-expression table:name="TaskPlan6A" table:base-cell-address="$Description.$A$1" table:expression="$review.$#REF!$#REF!"/>
          <table:named-expression table:name="TestReport1A" table:base-cell-address="$Description.$A$1" table:expression="#REF!"/>
          <table:named-expression table:name="TestReport2A" table:base-cell-address="$Description.$A$1" table:expression="#REF!"/>
          <table:named-range table:name="TestReport4A" table:base-cell-address="$Description.$A$1" table:cell-range-address="$Review.$A$1"/>
          <table:named-expression table:name="TimeLog1A" table:base-cell-address="$Description.$A$1" table:expression="#REF!"/>
          <table:named-expression table:name="TimeLog4A" table:base-cell-address="$Description.$A$1" table:expression="$review.$#REF!$#REF!"/>
          <table:named-expression table:name="TimeRecordingLog2A" table:base-cell-address="$Description.$A$1" table:expression="#REF!"/>
          <table:named-expression table:name="toc6A" table:base-cell-address="$Description.$A$1" table:expression="$review.$#REF!$#REF!"/>
        </table:named-expressions>
      </table:table>
      <table:table table:name="Acceptance" table:style-name="ta8" table:protected="true">
        <loext:table-protection loext:select-protected-cells="true" loext:select-unprotected-cells="true"/>
        <table:table-column table:style-name="co41" table:default-cell-style-name="ce55"/>
        <table:table-column table:style-name="co42" table:default-cell-style-name="ce55"/>
        <table:table-column table:style-name="co43" table:default-cell-style-name="ce55"/>
        <table:table-column table:style-name="co44" table:default-cell-style-name="ce55"/>
        <table:table-column table:style-name="co45" table:default-cell-style-name="ce55"/>
        <table:table-column table:style-name="co46" table:default-cell-style-name="ce55"/>
        <table:table-column table:style-name="co36" table:number-columns-repeated="251" table:default-cell-style-name="ce55"/>
        <table:table-column table:style-name="co36" table:number-columns-repeated="767" table:default-cell-style-name="Default"/>
        <table:table-row table:style-name="ro2" table:visibility="collapse">
          <table:table-cell table:style-name="ce205" table:formula="of:=[$Constants.A1]" office:value-type="string" office:string-value="Constants" calcext:value-type="string">
            <text:p>Constants</text:p>
          </table:table-cell>
          <table:table-cell table:style-name="ce205" table:formula="of:=[$Constants.B1]" office:value-type="string" office:string-value=" " calcext:value-type="string">
            <text:p><text:s/></text:p>
          </table:table-cell>
          <table:table-cell table:style-name="ce205" table:formula="of:=[$Constants.C1]" office:value-type="string" office:string-value=" " calcext:value-type="string">
            <text:p><text:s/></text:p>
          </table:table-cell>
          <table:table-cell table:style-name="ce205" table:formula="of:=[$Constants.D1]" office:value-type="string" office:string-value=" " calcext:value-type="string">
            <text:p><text:s/></text:p>
          </table:table-cell>
          <table:table-cell table:style-name="ce205" table:formula="of:=[$Constants.E1]" office:value-type="string" office:string-value=" " calcext:value-type="string">
            <text:p><text:s/></text:p>
          </table:table-cell>
          <table:table-cell table:style-name="ce205" table:formula="of:=[$Constants.F1]" office:value-type="string" office:string-value="Assignment 2" calcext:value-type="string">
            <text:p>Assignment 2</text:p>
          </table:table-cell>
          <table:table-cell table:style-name="ce205" table:formula="of:=[$Constants.G1]" office:value-type="string" office:string-value=" " calcext:value-type="string">
            <text:p><text:s/></text:p>
          </table:table-cell>
          <table:table-cell table:number-columns-repeated="1017"/>
        </table:table-row>
        <table:table-row table:style-name="ro2" table:visibility="collapse">
          <table:table-cell table:style-name="ce205" table:formula="of:=[$Constants.A2]" office:value-type="string" office:string-value="Start date:" calcext:value-type="string">
            <text:p>Start date:</text:p>
          </table:table-cell>
          <table:table-cell table:style-name="ce205" table:formula="of:=[$Constants.B2]" office:value-type="float" office:value="36526" calcext:value-type="float">
            <text:p>36526</text:p>
          </table:table-cell>
          <table:table-cell table:style-name="ce205" table:formula="of:=[$Constants.C2]" office:value-type="string" office:string-value=" " calcext:value-type="string">
            <text:p><text:s/></text:p>
          </table:table-cell>
          <table:table-cell table:style-name="ce205" table:formula="of:=[$Constants.D2]" office:value-type="string" office:string-value="Grades:" calcext:value-type="string">
            <text:p>Grades:</text:p>
          </table:table-cell>
          <table:table-cell table:style-name="ce205" table:formula="of:=[$Constants.E2]" office:value-type="string" office:string-value="AA" calcext:value-type="string">
            <text:p>AA</text:p>
          </table:table-cell>
          <table:table-cell table:style-name="ce205" table:formula="of:=[$Constants.F2]" office:value-type="float" office:value="1" calcext:value-type="float">
            <text:p>1</text:p>
          </table:table-cell>
          <table:table-cell table:style-name="ce205" table:formula="of:=[$Constants.G2]" office:value-type="float" office:value="0" calcext:value-type="float">
            <text:p>0</text:p>
          </table:table-cell>
          <table:table-cell table:number-columns-repeated="1017"/>
        </table:table-row>
        <table:table-row table:style-name="ro2" table:visibility="collapse">
          <table:table-cell table:style-name="ce205" table:formula="of:=[$Constants.A3]" office:value-type="string" office:string-value="End date:" calcext:value-type="string">
            <text:p>End date:</text:p>
          </table:table-cell>
          <table:table-cell table:style-name="ce205" table:formula="of:=[$Constants.B3]" office:value-type="float" office:value="73051" calcext:value-type="float">
            <text:p>73051</text:p>
          </table:table-cell>
          <table:table-cell table:style-name="ce205" table:formula="of:=[$Constants.C3]" office:value-type="string" office:string-value=" " calcext:value-type="string">
            <text:p><text:s/></text:p>
          </table:table-cell>
          <table:table-cell table:style-name="ce205" table:formula="of:=[$Constants.D3]" office:value-type="string" office:string-value=" " calcext:value-type="string">
            <text:p><text:s/></text:p>
          </table:table-cell>
          <table:table-cell table:style-name="ce205" table:formula="of:=[$Constants.E3]" office:value-type="string" office:string-value="A" calcext:value-type="string">
            <text:p>A</text:p>
          </table:table-cell>
          <table:table-cell table:style-name="ce205" table:formula="of:=[$Constants.F3]" office:value-type="float" office:value="0.95" calcext:value-type="float">
            <text:p>0.95</text:p>
          </table:table-cell>
          <table:table-cell table:style-name="ce205" table:formula="of:=[$Constants.G3]" office:value-type="float" office:value="0" calcext:value-type="float">
            <text:p>0</text:p>
          </table:table-cell>
          <table:table-cell table:number-columns-repeated="1017"/>
        </table:table-row>
        <table:table-row table:style-name="ro2" table:visibility="collapse">
          <table:table-cell table:style-name="ce205" table:formula="of:=[$Constants.A4]" office:value-type="string" office:string-value="Phases:" calcext:value-type="string">
            <text:p>Phases:</text:p>
          </table:table-cell>
          <table:table-cell table:style-name="ce205" table:formula="of:=[$Constants.B4]" office:value-type="string" office:string-value="Analysis" calcext:value-type="string">
            <text:p>Analysis</text:p>
          </table:table-cell>
          <table:table-cell table:style-name="ce205" table:formula="of:=[$Constants.C4]" office:value-type="string" office:string-value=" " calcext:value-type="string">
            <text:p><text:s/></text:p>
          </table:table-cell>
          <table:table-cell table:style-name="ce205" table:formula="of:=[$Constants.D4]" office:value-type="string" office:string-value=" " calcext:value-type="string">
            <text:p><text:s/></text:p>
          </table:table-cell>
          <table:table-cell table:style-name="ce205" table:formula="of:=[$Constants.E4]" office:value-type="string" office:string-value="AB" calcext:value-type="string">
            <text:p>AB</text:p>
          </table:table-cell>
          <table:table-cell table:style-name="ce205" table:formula="of:=[$Constants.F4]" office:value-type="float" office:value="0.9" calcext:value-type="float">
            <text:p>0.9</text:p>
          </table:table-cell>
          <table:table-cell table:style-name="ce205" table:formula="of:=[$Constants.G4]" office:value-type="float" office:value="0" calcext:value-type="float">
            <text:p>0</text:p>
          </table:table-cell>
          <table:table-cell table:number-columns-repeated="1017"/>
        </table:table-row>
        <table:table-row table:style-name="ro2" table:visibility="collapse">
          <table:table-cell table:style-name="ce205" table:formula="of:=[$Constants.A5]" office:value-type="string" office:string-value=" " calcext:value-type="string">
            <text:p><text:s/></text:p>
          </table:table-cell>
          <table:table-cell table:style-name="ce205" table:formula="of:=[$Constants.B5]" office:value-type="string" office:string-value="Architecture" calcext:value-type="string">
            <text:p>Architecture</text:p>
          </table:table-cell>
          <table:table-cell table:style-name="ce205" table:formula="of:=[$Constants.C5]" office:value-type="string" office:string-value=" " calcext:value-type="string">
            <text:p><text:s/></text:p>
          </table:table-cell>
          <table:table-cell table:style-name="ce205" table:formula="of:=[$Constants.D5]" office:value-type="string" office:string-value=" " calcext:value-type="string">
            <text:p><text:s/></text:p>
          </table:table-cell>
          <table:table-cell table:style-name="ce205" table:formula="of:=[$Constants.E5]" office:value-type="string" office:string-value="B" calcext:value-type="string">
            <text:p>B</text:p>
          </table:table-cell>
          <table:table-cell table:style-name="ce205" table:formula="of:=[$Constants.F5]" office:value-type="float" office:value="0.85" calcext:value-type="float">
            <text:p>0.85</text:p>
          </table:table-cell>
          <table:table-cell table:style-name="ce205" table:formula="of:=[$Constants.G5]" office:value-type="float" office:value="0" calcext:value-type="float">
            <text:p>0</text:p>
          </table:table-cell>
          <table:table-cell table:number-columns-repeated="1017"/>
        </table:table-row>
        <table:table-row table:style-name="ro2" table:visibility="collapse">
          <table:table-cell table:style-name="ce205" table:formula="of:=[$Constants.A6]" office:value-type="string" office:string-value=" " calcext:value-type="string">
            <text:p><text:s/></text:p>
          </table:table-cell>
          <table:table-cell table:style-name="ce205" table:formula="of:=[$Constants.B6]" office:value-type="string" office:string-value="Project planning" calcext:value-type="string">
            <text:p>Project planning</text:p>
          </table:table-cell>
          <table:table-cell table:style-name="ce205" table:formula="of:=[$Constants.C6]" office:value-type="string" office:string-value=" " calcext:value-type="string">
            <text:p><text:s/></text:p>
          </table:table-cell>
          <table:table-cell table:style-name="ce205" table:formula="of:=[$Constants.D6]" office:value-type="string" office:string-value=" " calcext:value-type="string">
            <text:p><text:s/></text:p>
          </table:table-cell>
          <table:table-cell table:style-name="ce205" table:formula="of:=[$Constants.E6]" office:value-type="string" office:string-value="BC" calcext:value-type="string">
            <text:p>BC</text:p>
          </table:table-cell>
          <table:table-cell table:style-name="ce205" table:formula="of:=[$Constants.F6]" office:value-type="float" office:value="0.8" calcext:value-type="float">
            <text:p>0.8</text:p>
          </table:table-cell>
          <table:table-cell table:style-name="ce205" table:formula="of:=[$Constants.G6]" office:value-type="float" office:value="0" calcext:value-type="float">
            <text:p>0</text:p>
          </table:table-cell>
          <table:table-cell table:number-columns-repeated="1017"/>
        </table:table-row>
        <table:table-row table:style-name="ro2" table:visibility="collapse">
          <table:table-cell table:style-name="ce205" table:formula="of:=[$Constants.A7]" office:value-type="string" office:string-value=" " calcext:value-type="string">
            <text:p><text:s/></text:p>
          </table:table-cell>
          <table:table-cell table:style-name="ce205" table:formula="of:=[$Constants.B7]" office:value-type="string" office:string-value="Interation planning" calcext:value-type="string">
            <text:p>Interation planning</text:p>
          </table:table-cell>
          <table:table-cell table:style-name="ce205" table:formula="of:=[$Constants.C7]" office:value-type="string" office:string-value=" " calcext:value-type="string">
            <text:p><text:s/></text:p>
          </table:table-cell>
          <table:table-cell table:style-name="ce205" table:formula="of:=[$Constants.D7]" office:value-type="string" office:string-value=" " calcext:value-type="string">
            <text:p><text:s/></text:p>
          </table:table-cell>
          <table:table-cell table:style-name="ce205" table:formula="of:=[$Constants.E7]" office:value-type="string" office:string-value="C" calcext:value-type="string">
            <text:p>C</text:p>
          </table:table-cell>
          <table:table-cell table:style-name="ce205" table:formula="of:=[$Constants.F7]" office:value-type="float" office:value="0.75" calcext:value-type="float">
            <text:p>0.75</text:p>
          </table:table-cell>
          <table:table-cell table:style-name="ce205" table:formula="of:=[$Constants.G7]" office:value-type="float" office:value="0" calcext:value-type="float">
            <text:p>0</text:p>
          </table:table-cell>
          <table:table-cell table:number-columns-repeated="1017"/>
        </table:table-row>
        <table:table-row table:style-name="ro2" table:visibility="collapse">
          <table:table-cell table:style-name="ce205" table:formula="of:=[$Constants.A8]" office:value-type="string" office:string-value=" " calcext:value-type="string">
            <text:p><text:s/></text:p>
          </table:table-cell>
          <table:table-cell table:style-name="ce205" table:formula="of:=[$Constants.B8]" office:value-type="string" office:string-value="Construction" calcext:value-type="string">
            <text:p>Construction</text:p>
          </table:table-cell>
          <table:table-cell table:style-name="ce205" table:formula="of:=[$Constants.C8]" office:value-type="string" office:string-value=" " calcext:value-type="string">
            <text:p><text:s/></text:p>
          </table:table-cell>
          <table:table-cell table:style-name="ce205" table:formula="of:=[$Constants.D8]" office:value-type="string" office:string-value=" " calcext:value-type="string">
            <text:p><text:s/></text:p>
          </table:table-cell>
          <table:table-cell table:style-name="ce205" table:formula="of:=[$Constants.E8]" office:value-type="string" office:string-value="CD" calcext:value-type="string">
            <text:p>CD</text:p>
          </table:table-cell>
          <table:table-cell table:style-name="ce205" table:formula="of:=[$Constants.F8]" office:value-type="float" office:value="0.7" calcext:value-type="float">
            <text:p>0.7</text:p>
          </table:table-cell>
          <table:table-cell table:style-name="ce205" table:formula="of:=[$Constants.G8]" office:value-type="float" office:value="0" calcext:value-type="float">
            <text:p>0</text:p>
          </table:table-cell>
          <table:table-cell table:number-columns-repeated="1017"/>
        </table:table-row>
        <table:table-row table:style-name="ro2" table:visibility="collapse">
          <table:table-cell table:style-name="ce205" table:formula="of:=[$Constants.A9]" office:value-type="string" office:string-value=" " calcext:value-type="string">
            <text:p><text:s/></text:p>
          </table:table-cell>
          <table:table-cell table:style-name="ce205" table:formula="of:=[$Constants.B9]" office:value-type="string" office:string-value="Refactoring" calcext:value-type="string">
            <text:p>Refactoring</text:p>
          </table:table-cell>
          <table:table-cell table:style-name="ce205" table:formula="of:=[$Constants.C9]" office:value-type="string" office:string-value=" " calcext:value-type="string">
            <text:p><text:s/></text:p>
          </table:table-cell>
          <table:table-cell table:style-name="ce205" table:formula="of:=[$Constants.D9]" office:value-type="string" office:string-value=" " calcext:value-type="string">
            <text:p><text:s/></text:p>
          </table:table-cell>
          <table:table-cell table:style-name="ce205" table:formula="of:=[$Constants.E9]" office:value-type="string" office:string-value="D" calcext:value-type="string">
            <text:p>D</text:p>
          </table:table-cell>
          <table:table-cell table:style-name="ce205" table:formula="of:=[$Constants.F9]" office:value-type="float" office:value="0.65" calcext:value-type="float">
            <text:p>0.65</text:p>
          </table:table-cell>
          <table:table-cell table:style-name="ce205" table:formula="of:=[$Constants.G9]" office:value-type="float" office:value="0" calcext:value-type="float">
            <text:p>0</text:p>
          </table:table-cell>
          <table:table-cell table:number-columns-repeated="1017"/>
        </table:table-row>
        <table:table-row table:style-name="ro2" table:visibility="collapse">
          <table:table-cell table:style-name="ce205" table:formula="of:=[$Constants.A10]" office:value-type="string" office:string-value=" " calcext:value-type="string">
            <text:p><text:s/></text:p>
          </table:table-cell>
          <table:table-cell table:style-name="ce205" table:formula="of:=[$Constants.B10]" office:value-type="string" office:string-value="Review" calcext:value-type="string">
            <text:p>Review</text:p>
          </table:table-cell>
          <table:table-cell table:style-name="ce205" table:formula="of:=[$Constants.C10]" office:value-type="string" office:string-value=" " calcext:value-type="string">
            <text:p><text:s/></text:p>
          </table:table-cell>
          <table:table-cell table:style-name="ce205" table:formula="of:=[$Constants.D10]" office:value-type="string" office:string-value=" " calcext:value-type="string">
            <text:p><text:s/></text:p>
          </table:table-cell>
          <table:table-cell table:style-name="ce205" table:formula="of:=[$Constants.E10]" office:value-type="string" office:string-value="F" calcext:value-type="string">
            <text:p>F</text:p>
          </table:table-cell>
          <table:table-cell table:style-name="ce205" table:formula="of:=[$Constants.F10]" office:value-type="float" office:value="0.5" calcext:value-type="float">
            <text:p>0.5</text:p>
          </table:table-cell>
          <table:table-cell table:style-name="ce205" table:formula="of:=[$Constants.G10]" office:value-type="float" office:value="0" calcext:value-type="float">
            <text:p>0</text:p>
          </table:table-cell>
          <table:table-cell table:number-columns-repeated="1017"/>
        </table:table-row>
        <table:table-row table:style-name="ro2" table:visibility="collapse">
          <table:table-cell table:style-name="ce205" table:formula="of:=[$Constants.A11]" office:value-type="string" office:string-value=" " calcext:value-type="string">
            <text:p><text:s/></text:p>
          </table:table-cell>
          <table:table-cell table:style-name="ce205" table:formula="of:=[$Constants.B11]" office:value-type="string" office:string-value="Integration test" calcext:value-type="string">
            <text:p>Integration test</text:p>
          </table:table-cell>
          <table:table-cell table:style-name="ce205" table:formula="of:=[$Constants.C11]" office:value-type="string" office:string-value=" " calcext:value-type="string">
            <text:p><text:s/></text:p>
          </table:table-cell>
          <table:table-cell table:style-name="ce205" table:formula="of:=[$Constants.D11]" office:value-type="string" office:string-value=" " calcext:value-type="string">
            <text:p><text:s/></text:p>
          </table:table-cell>
          <table:table-cell table:style-name="ce205" table:formula="of:=[$Constants.E11]" office:value-type="string" office:string-value=" " calcext:value-type="string">
            <text:p><text:s/></text:p>
          </table:table-cell>
          <table:table-cell table:style-name="ce205" table:formula="of:=[$Constants.F11]" office:value-type="string" office:string-value=" " calcext:value-type="string">
            <text:p><text:s/></text:p>
          </table:table-cell>
          <table:table-cell table:style-name="ce205" table:formula="of:=[$Constants.G11]" office:value-type="float" office:value="0" calcext:value-type="float">
            <text:p>0</text:p>
          </table:table-cell>
          <table:table-cell table:number-columns-repeated="1017"/>
        </table:table-row>
        <table:table-row table:style-name="ro2" table:visibility="collapse">
          <table:table-cell table:style-name="ce205" table:formula="of:=[$Constants.A12]" office:value-type="string" office:string-value=" " calcext:value-type="string">
            <text:p><text:s/></text:p>
          </table:table-cell>
          <table:table-cell table:style-name="ce205" table:formula="of:=[$Constants.B12]" office:value-type="string" office:string-value="Repatterning" calcext:value-type="string">
            <text:p>Repatterning</text:p>
          </table:table-cell>
          <table:table-cell table:style-name="ce205" table:formula="of:=[$Constants.C12]" office:value-type="string" office:string-value=" " calcext:value-type="string">
            <text:p><text:s/></text:p>
          </table:table-cell>
          <table:table-cell table:style-name="ce205" table:formula="of:=[$Constants.D12]" office:value-type="string" office:string-value=" " calcext:value-type="string">
            <text:p><text:s/></text:p>
          </table:table-cell>
          <table:table-cell table:style-name="ce205" table:formula="of:=[$Constants.E12]" office:value-type="string" office:string-value=" " calcext:value-type="string">
            <text:p><text:s/></text:p>
          </table:table-cell>
          <table:table-cell table:style-name="ce205" table:formula="of:=[$Constants.F12]" office:value-type="string" office:string-value=" " calcext:value-type="string">
            <text:p><text:s/></text:p>
          </table:table-cell>
          <table:table-cell table:style-name="ce205" table:formula="of:=[$Constants.G12]" office:value-type="float" office:value="0" calcext:value-type="float">
            <text:p>0</text:p>
          </table:table-cell>
          <table:table-cell table:number-columns-repeated="1017"/>
        </table:table-row>
        <table:table-row table:style-name="ro2" table:visibility="collapse">
          <table:table-cell table:style-name="ce205" table:formula="of:=[$Constants.A13]" office:value-type="string" office:string-value=" " calcext:value-type="string">
            <text:p><text:s/></text:p>
          </table:table-cell>
          <table:table-cell table:style-name="ce205" table:formula="of:=[$Constants.B13]" office:value-type="string" office:string-value="Postmortem" calcext:value-type="string">
            <text:p>Postmortem</text:p>
          </table:table-cell>
          <table:table-cell table:style-name="ce205" table:formula="of:=[$Constants.C13]" office:value-type="string" office:string-value=" " calcext:value-type="string">
            <text:p><text:s/></text:p>
          </table:table-cell>
          <table:table-cell table:style-name="ce205" table:formula="of:=[$Constants.D13]" office:value-type="string" office:string-value=" " calcext:value-type="string">
            <text:p><text:s/></text:p>
          </table:table-cell>
          <table:table-cell table:style-name="ce205" table:formula="of:=[$Constants.E13]" office:value-type="string" office:string-value=" " calcext:value-type="string">
            <text:p><text:s/></text:p>
          </table:table-cell>
          <table:table-cell table:style-name="ce205" table:formula="of:=[$Constants.F13]" office:value-type="string" office:string-value=" " calcext:value-type="string">
            <text:p><text:s/></text:p>
          </table:table-cell>
          <table:table-cell table:style-name="ce205" table:formula="of:=[$Constants.G13]" office:value-type="float" office:value="0" calcext:value-type="float">
            <text:p>0</text:p>
          </table:table-cell>
          <table:table-cell table:number-columns-repeated="1017"/>
        </table:table-row>
        <table:table-row table:style-name="ro2" table:visibility="collapse">
          <table:table-cell table:style-name="ce205" table:formula="of:=[$Constants.A14]" office:value-type="string" office:string-value=" " calcext:value-type="string">
            <text:p><text:s/></text:p>
          </table:table-cell>
          <table:table-cell table:style-name="ce205" table:formula="of:=[$Constants.B14]" office:value-type="string" office:string-value="Sandbox" calcext:value-type="string">
            <text:p>Sandbox</text:p>
          </table:table-cell>
          <table:table-cell table:style-name="ce205" table:formula="of:=[$Constants.C14]" office:value-type="string" office:string-value=" " calcext:value-type="string">
            <text:p><text:s/></text:p>
          </table:table-cell>
          <table:table-cell table:style-name="ce205" table:formula="of:=[$Constants.D14]" office:value-type="string" office:string-value=" " calcext:value-type="string">
            <text:p><text:s/></text:p>
          </table:table-cell>
          <table:table-cell table:style-name="ce205" table:formula="of:=[$Constants.E14]" office:value-type="string" office:string-value=" " calcext:value-type="string">
            <text:p><text:s/></text:p>
          </table:table-cell>
          <table:table-cell table:style-name="ce205" table:formula="of:=[$Constants.F14]" office:value-type="string" office:string-value=" " calcext:value-type="string">
            <text:p><text:s/></text:p>
          </table:table-cell>
          <table:table-cell table:style-name="ce205" table:formula="of:=[$Constants.G14]" office:value-type="float" office:value="0" calcext:value-type="float">
            <text:p>0</text:p>
          </table:table-cell>
          <table:table-cell table:number-columns-repeated="1017"/>
        </table:table-row>
        <table:table-row table:style-name="ro2" table:visibility="collapse">
          <table:table-cell table:style-name="ce205" table:formula="of:=[$Constants.A15]" office:value-type="string" office:string-value=" " calcext:value-type="string">
            <text:p><text:s/></text:p>
          </table:table-cell>
          <table:table-cell table:style-name="ce205" table:formula="of:=[$Constants.B15]" office:value-type="string" office:string-value=" " calcext:value-type="string">
            <text:p><text:s/></text:p>
          </table:table-cell>
          <table:table-cell table:style-name="ce205" table:formula="of:=[$Constants.C15]" office:value-type="string" office:string-value=" " calcext:value-type="string">
            <text:p><text:s/></text:p>
          </table:table-cell>
          <table:table-cell table:style-name="ce205" table:formula="of:=[$Constants.D15]" office:value-type="string" office:string-value=" " calcext:value-type="string">
            <text:p><text:s/></text:p>
          </table:table-cell>
          <table:table-cell table:style-name="ce205" table:formula="of:=[$Constants.E15]" office:value-type="string" office:string-value=" " calcext:value-type="string">
            <text:p><text:s/></text:p>
          </table:table-cell>
          <table:table-cell table:style-name="ce205" table:formula="of:=[$Constants.F15]" office:value-type="string" office:string-value=" " calcext:value-type="string">
            <text:p><text:s/></text:p>
          </table:table-cell>
          <table:table-cell table:style-name="ce205" table:formula="of:=[$Constants.G15]" office:value-type="float" office:value="0" calcext:value-type="float">
            <text:p>0</text:p>
          </table:table-cell>
          <table:table-cell table:number-columns-repeated="1017"/>
        </table:table-row>
        <table:table-row table:style-name="ro2" table:visibility="collapse">
          <table:table-cell table:style-name="ce205" table:formula="of:=[$Constants.A16]" office:value-type="string" office:string-value=" " calcext:value-type="string">
            <text:p><text:s/></text:p>
          </table:table-cell>
          <table:table-cell table:style-name="ce205" table:formula="of:=[$Constants.B16]" office:value-type="string" office:string-value=" " calcext:value-type="string">
            <text:p><text:s/></text:p>
          </table:table-cell>
          <table:table-cell table:style-name="ce205" table:formula="of:=[$Constants.C16]" office:value-type="string" office:string-value=" " calcext:value-type="string">
            <text:p><text:s/></text:p>
          </table:table-cell>
          <table:table-cell table:style-name="ce205" table:formula="of:=[$Constants.D16]" office:value-type="string" office:string-value=" " calcext:value-type="string">
            <text:p><text:s/></text:p>
          </table:table-cell>
          <table:table-cell table:style-name="ce205" table:formula="of:=[$Constants.E16]" office:value-type="string" office:string-value=" " calcext:value-type="string">
            <text:p><text:s/></text:p>
          </table:table-cell>
          <table:table-cell table:style-name="ce205" table:formula="of:=[$Constants.F16]" office:value-type="string" office:string-value=" " calcext:value-type="string">
            <text:p><text:s/></text:p>
          </table:table-cell>
          <table:table-cell table:style-name="ce205" table:formula="of:=[$Constants.G16]" office:value-type="float" office:value="0" calcext:value-type="float">
            <text:p>0</text:p>
          </table:table-cell>
          <table:table-cell table:number-columns-repeated="1017"/>
        </table:table-row>
        <table:table-row table:style-name="ro2" table:visibility="collapse">
          <table:table-cell table:style-name="ce205" table:formula="of:=[$Constants.A17]" office:value-type="string" office:string-value=" " calcext:value-type="string">
            <text:p><text:s/></text:p>
          </table:table-cell>
          <table:table-cell table:style-name="ce205" table:formula="of:=[$Constants.B17]" office:value-type="string" office:string-value=" " calcext:value-type="string">
            <text:p><text:s/></text:p>
          </table:table-cell>
          <table:table-cell table:style-name="ce205" table:formula="of:=[$Constants.C17]" office:value-type="string" office:string-value=" " calcext:value-type="string">
            <text:p><text:s/></text:p>
          </table:table-cell>
          <table:table-cell table:style-name="ce205" table:formula="of:=[$Constants.D17]" office:value-type="string" office:string-value=" " calcext:value-type="string">
            <text:p><text:s/></text:p>
          </table:table-cell>
          <table:table-cell table:style-name="ce205" table:formula="of:=[$Constants.E17]" office:value-type="string" office:string-value=" " calcext:value-type="string">
            <text:p><text:s/></text:p>
          </table:table-cell>
          <table:table-cell table:style-name="ce205" table:formula="of:=[$Constants.F17]" office:value-type="string" office:string-value=" " calcext:value-type="string">
            <text:p><text:s/></text:p>
          </table:table-cell>
          <table:table-cell table:style-name="ce205" table:formula="of:=[$Constants.G17]" office:value-type="float" office:value="0" calcext:value-type="float">
            <text:p>0</text:p>
          </table:table-cell>
          <table:table-cell table:number-columns-repeated="1017"/>
        </table:table-row>
        <table:table-row table:style-name="ro2" table:visibility="collapse">
          <table:table-cell table:style-name="ce205" table:formula="of:=[$Constants.A18]" office:value-type="string" office:string-value=" " calcext:value-type="string">
            <text:p><text:s/></text:p>
          </table:table-cell>
          <table:table-cell table:style-name="ce205" table:formula="of:=[$Constants.B18]" office:value-type="string" office:string-value=" " calcext:value-type="string">
            <text:p><text:s/></text:p>
          </table:table-cell>
          <table:table-cell table:style-name="ce205" table:formula="of:=[$Constants.C18]" office:value-type="string" office:string-value=" " calcext:value-type="string">
            <text:p><text:s/></text:p>
          </table:table-cell>
          <table:table-cell table:style-name="ce205" table:formula="of:=[$Constants.D18]" office:value-type="string" office:string-value=" " calcext:value-type="string">
            <text:p><text:s/></text:p>
          </table:table-cell>
          <table:table-cell table:style-name="ce205" table:formula="of:=[$Constants.E18]" office:value-type="string" office:string-value=" " calcext:value-type="string">
            <text:p><text:s/></text:p>
          </table:table-cell>
          <table:table-cell table:style-name="ce205" table:formula="of:=[$Constants.F18]"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19]" office:value-type="string" office:string-value="Defect Types:" calcext:value-type="string">
            <text:p>Defect Types:</text:p>
          </table:table-cell>
          <table:table-cell table:style-name="ce205" table:formula="of:=[$Constants.B19]" office:value-type="string" office:string-value="Requirements Change" calcext:value-type="string">
            <text:p>Requirements Change</text:p>
          </table:table-cell>
          <table:table-cell table:style-name="ce205" table:formula="of:=[$Constants.C19]" office:value-type="string" office:string-value="Changes to requirements" calcext:value-type="string">
            <text:p>Changes to requirements</text:p>
          </table:table-cell>
          <table:table-cell table:style-name="ce205" table:formula="of:=[$Constants.D19]" office:value-type="string" office:string-value="Iteration" calcext:value-type="string">
            <text:p>Iteration</text:p>
          </table:table-cell>
          <table:table-cell table:style-name="ce205" table:formula="of:=[$Constants.E19]" office:value-type="string" office:string-value="NA" calcext:value-type="string">
            <text:p>NA</text:p>
          </table:table-cell>
          <table:table-cell table:style-name="ce205" table:formula="of:=[$Constants.F19]" office:value-type="string" office:string-value="did not follow " calcext:value-type="string">
            <text:p>did not follow </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0]" office:value-type="string" office:string-value=" " calcext:value-type="string">
            <text:p><text:s/></text:p>
          </table:table-cell>
          <table:table-cell table:style-name="ce205" table:formula="of:=[$Constants.B20]" office:value-type="string" office:string-value="Requirements Clarification" calcext:value-type="string">
            <text:p>Requirements Clarification</text:p>
          </table:table-cell>
          <table:table-cell table:style-name="ce205" table:formula="of:=[$Constants.C20]" office:value-type="string" office:string-value="Clarifications to requirements" calcext:value-type="string">
            <text:p>Clarifications to requirements</text:p>
          </table:table-cell>
          <table:table-cell table:style-name="ce205" table:formula="of:=[$Constants.D20]" office:value-type="string" office:string-value=" " calcext:value-type="string">
            <text:p><text:s/></text:p>
          </table:table-cell>
          <table:table-cell table:style-name="ce205" table:formula="of:=[$Constants.E20]" office:value-type="float" office:value="1" calcext:value-type="float">
            <text:p>1</text:p>
          </table:table-cell>
          <table:table-cell table:style-name="ce205" table:formula="of:=[$Constants.F20]" office:value-type="string" office:string-value="very painful" calcext:value-type="string">
            <text:p>very pain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1]" office:value-type="string" office:string-value=" " calcext:value-type="string">
            <text:p><text:s/></text:p>
          </table:table-cell>
          <table:table-cell table:style-name="ce205" table:formula="of:=[$Constants.B21]" office:value-type="string" office:string-value="Product syntax" calcext:value-type="string">
            <text:p>Product syntax</text:p>
          </table:table-cell>
          <table:table-cell table:style-name="ce205" table:formula="of:=[$Constants.C21]" office:value-type="string" office:string-value="Syntax flaws in the deliverable product" calcext:value-type="string">
            <text:p>Syntax flaws in the deliverable product</text:p>
          </table:table-cell>
          <table:table-cell table:style-name="ce205" table:formula="of:=[$Constants.D21]" office:value-type="string" office:string-value=" " calcext:value-type="string">
            <text:p><text:s/></text:p>
          </table:table-cell>
          <table:table-cell table:style-name="ce205" table:formula="of:=[$Constants.E21]" office:value-type="float" office:value="2" calcext:value-type="float">
            <text:p>2</text:p>
          </table:table-cell>
          <table:table-cell table:style-name="ce205" table:formula="of:=[$Constants.F21]" office:value-type="string" office:string-value="painful" calcext:value-type="string">
            <text:p>pain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2]" office:value-type="string" office:string-value=" " calcext:value-type="string">
            <text:p><text:s/></text:p>
          </table:table-cell>
          <table:table-cell table:style-name="ce205" table:formula="of:=[$Constants.B22]" office:value-type="string" office:string-value="Product logic" calcext:value-type="string">
            <text:p>Product logic</text:p>
          </table:table-cell>
          <table:table-cell table:style-name="ce205" table:formula="of:=[$Constants.C22]" office:value-type="string" office:string-value="Logic flaws in the deliverable product" calcext:value-type="string">
            <text:p>Logic flaws in the deliverable product</text:p>
          </table:table-cell>
          <table:table-cell table:style-name="ce205" table:formula="of:=[$Constants.D22]" office:value-type="string" office:string-value=" " calcext:value-type="string">
            <text:p><text:s/></text:p>
          </table:table-cell>
          <table:table-cell table:style-name="ce205" table:formula="of:=[$Constants.E22]" office:value-type="float" office:value="3" calcext:value-type="float">
            <text:p>3</text:p>
          </table:table-cell>
          <table:table-cell table:style-name="ce205" table:formula="of:=[$Constants.F22]" office:value-type="string" office:string-value="neutral" calcext:value-type="string">
            <text:p>neutra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3]" office:value-type="string" office:string-value=" " calcext:value-type="string">
            <text:p><text:s/></text:p>
          </table:table-cell>
          <table:table-cell table:style-name="ce205" table:formula="of:=[$Constants.B23]" office:value-type="string" office:string-value="Product interface" calcext:value-type="string">
            <text:p>Product interface</text:p>
          </table:table-cell>
          <table:table-cell table:style-name="ce205" table:formula="of:=[$Constants.C23]" office:value-type="string" office:string-value="Flaws in the interface of a component of the deliverable product" calcext:value-type="string">
            <text:p>Flaws in the interface of a component of the deliverable product</text:p>
          </table:table-cell>
          <table:table-cell table:style-name="ce205" table:formula="of:=[$Constants.D23]" office:value-type="string" office:string-value=" " calcext:value-type="string">
            <text:p><text:s/></text:p>
          </table:table-cell>
          <table:table-cell table:style-name="ce205" table:formula="of:=[$Constants.E23]" office:value-type="float" office:value="4" calcext:value-type="float">
            <text:p>4</text:p>
          </table:table-cell>
          <table:table-cell table:style-name="ce205" table:formula="of:=[$Constants.F23]" office:value-type="string" office:string-value="helpful" calcext:value-type="string">
            <text:p>help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4]" office:value-type="string" office:string-value=" " calcext:value-type="string">
            <text:p><text:s/></text:p>
          </table:table-cell>
          <table:table-cell table:style-name="ce205" table:formula="of:=[$Constants.B24]" office:value-type="string" office:string-value="Product checking" calcext:value-type="string">
            <text:p>Product checking</text:p>
          </table:table-cell>
          <table:table-cell table:style-name="ce20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205" table:formula="of:=[$Constants.D24]" office:value-type="string" office:string-value=" " calcext:value-type="string">
            <text:p><text:s/></text:p>
          </table:table-cell>
          <table:table-cell table:style-name="ce205" table:formula="of:=[$Constants.E24]" office:value-type="float" office:value="5" calcext:value-type="float">
            <text:p>5</text:p>
          </table:table-cell>
          <table:table-cell table:style-name="ce205" table:formula="of:=[$Constants.F24]" office:value-type="string" office:string-value="very helpful" calcext:value-type="string">
            <text:p>very help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5]" office:value-type="string" office:string-value=" " calcext:value-type="string">
            <text:p><text:s/></text:p>
          </table:table-cell>
          <table:table-cell table:style-name="ce205" table:formula="of:=[$Constants.B25]" office:value-type="string" office:string-value="Test syntax" calcext:value-type="string">
            <text:p>Test syntax</text:p>
          </table:table-cell>
          <table:table-cell table:style-name="ce205" table:formula="of:=[$Constants.C25]" office:value-type="string" office:string-value="Syntax flaws in the test code " calcext:value-type="string">
            <text:p>Syntax flaws in the test code </text:p>
          </table:table-cell>
          <table:table-cell table:style-name="ce205" table:formula="of:=[$Constants.D25]" office:value-type="string" office:string-value=" " calcext:value-type="string">
            <text:p><text:s/></text:p>
          </table:table-cell>
          <table:table-cell table:style-name="ce205" table:formula="of:=[$Constants.E25]" office:value-type="float" office:value="6" calcext:value-type="float">
            <text:p>6</text:p>
          </table:table-cell>
          <table:table-cell table:style-name="ce205" table:formula="of:=[$Constants.F25]"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6]" office:value-type="string" office:string-value=" " calcext:value-type="string">
            <text:p><text:s/></text:p>
          </table:table-cell>
          <table:table-cell table:style-name="ce205" table:formula="of:=[$Constants.B26]" office:value-type="string" office:string-value="Test logic" calcext:value-type="string">
            <text:p>Test logic</text:p>
          </table:table-cell>
          <table:table-cell table:style-name="ce205" table:formula="of:=[$Constants.C26]" office:value-type="string" office:string-value="Logic flaws in the test code" calcext:value-type="string">
            <text:p>Logic flaws in the test code</text:p>
          </table:table-cell>
          <table:table-cell table:style-name="ce205" table:formula="of:=[$Constants.D26]" office:value-type="string" office:string-value=" " calcext:value-type="string">
            <text:p><text:s/></text:p>
          </table:table-cell>
          <table:table-cell table:style-name="ce205" table:formula="of:=[$Constants.E26]" office:value-type="float" office:value="7" calcext:value-type="float">
            <text:p>7</text:p>
          </table:table-cell>
          <table:table-cell table:style-name="ce205" table:formula="of:=[$Constants.F26]"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7]" office:value-type="string" office:string-value=" " calcext:value-type="string">
            <text:p><text:s/></text:p>
          </table:table-cell>
          <table:table-cell table:style-name="ce205" table:formula="of:=[$Constants.B27]" office:value-type="string" office:string-value="Test interface" calcext:value-type="string">
            <text:p>Test interface</text:p>
          </table:table-cell>
          <table:table-cell table:style-name="ce205" table:formula="of:=[$Constants.C27]" office:value-type="string" office:string-value="Flaws in the interface of a component of the test code" calcext:value-type="string">
            <text:p>Flaws in the interface of a component of the test code</text:p>
          </table:table-cell>
          <table:table-cell table:style-name="ce205" table:formula="of:=[$Constants.D27]" office:value-type="string" office:string-value=" " calcext:value-type="string">
            <text:p><text:s/></text:p>
          </table:table-cell>
          <table:table-cell table:style-name="ce205" table:formula="of:=[$Constants.E27]" office:value-type="float" office:value="8" calcext:value-type="float">
            <text:p>8</text:p>
          </table:table-cell>
          <table:table-cell table:style-name="ce205" table:formula="of:=[$Constants.F27]"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8]" office:value-type="string" office:string-value=" " calcext:value-type="string">
            <text:p><text:s/></text:p>
          </table:table-cell>
          <table:table-cell table:style-name="ce205" table:formula="of:=[$Constants.B28]" office:value-type="string" office:string-value="Test checking" calcext:value-type="string">
            <text:p>Test checking</text:p>
          </table:table-cell>
          <table:table-cell table:style-name="ce20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205" table:formula="of:=[$Constants.D28]" office:value-type="string" office:string-value=" " calcext:value-type="string">
            <text:p><text:s/></text:p>
          </table:table-cell>
          <table:table-cell table:style-name="ce205" table:formula="of:=[$Constants.E28]" office:value-type="float" office:value="9" calcext:value-type="float">
            <text:p>9</text:p>
          </table:table-cell>
          <table:table-cell table:style-name="ce205" table:formula="of:=[$Constants.F28]"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9]" office:value-type="string" office:string-value=" " calcext:value-type="string">
            <text:p><text:s/></text:p>
          </table:table-cell>
          <table:table-cell table:style-name="ce205" table:formula="of:=[$Constants.B29]" office:value-type="string" office:string-value="Bad Smell" calcext:value-type="string">
            <text:p>Bad Smell</text:p>
          </table:table-cell>
          <table:table-cell table:style-name="ce20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205" table:formula="of:=[$Constants.D29]" office:value-type="string" office:string-value=" " calcext:value-type="string">
            <text:p><text:s/></text:p>
          </table:table-cell>
          <table:table-cell table:style-name="ce205" table:formula="of:=[$Constants.E29]" office:value-type="float" office:value="10" calcext:value-type="float">
            <text:p>10</text:p>
          </table:table-cell>
          <table:table-cell table:style-name="ce205" table:formula="of:=[$Constants.F29]" office:value-type="float" office:value="0" calcext:value-type="float">
            <text:p>0</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30]" office:value-type="string" office:string-value="Y/N:" calcext:value-type="string">
            <text:p>Y/N:</text:p>
          </table:table-cell>
          <table:table-cell table:style-name="ce205" table:formula="of:=[$Constants.B30]" office:value-type="string" office:string-value="Yes" calcext:value-type="string">
            <text:p>Yes</text:p>
          </table:table-cell>
          <table:table-cell table:style-name="ce205" table:formula="of:=[$Constants.C30]" office:value-type="string" office:string-value=" " calcext:value-type="string">
            <text:p><text:s/></text:p>
          </table:table-cell>
          <table:table-cell table:style-name="ce205" table:formula="of:=[$Constants.D30]" office:value-type="string" office:string-value=" " calcext:value-type="string">
            <text:p><text:s/></text:p>
          </table:table-cell>
          <table:table-cell table:style-name="ce205" table:formula="of:=[$Constants.E30]" office:value-type="string" office:string-value="Passed" calcext:value-type="string">
            <text:p>Passed</text:p>
          </table:table-cell>
          <table:table-cell table:style-name="ce205" table:formula="of:=[$Constants.F30]" office:value-type="float" office:value="0" calcext:value-type="float">
            <text:p>0</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31]" office:value-type="string" office:string-value=" " calcext:value-type="string">
            <text:p><text:s/></text:p>
          </table:table-cell>
          <table:table-cell table:style-name="ce205" table:formula="of:=[$Constants.B31]" office:value-type="string" office:string-value="No" calcext:value-type="string">
            <text:p>No</text:p>
          </table:table-cell>
          <table:table-cell table:style-name="ce205" table:formula="of:=[$Constants.C31]" office:value-type="string" office:string-value=" " calcext:value-type="string">
            <text:p><text:s/></text:p>
          </table:table-cell>
          <table:table-cell table:style-name="ce205" table:formula="of:=[$Constants.D31]" office:value-type="string" office:string-value=" " calcext:value-type="string">
            <text:p><text:s/></text:p>
          </table:table-cell>
          <table:table-cell table:style-name="ce205" table:formula="of:=[$Constants.E31]" office:value-type="string" office:string-value="Passed with issues" calcext:value-type="string">
            <text:p>Passed with issues</text:p>
          </table:table-cell>
          <table:table-cell table:style-name="ce205" table:formula="of:=[$Constants.F31]" office:value-type="float" office:value="0" calcext:value-type="float">
            <text:p>0</text:p>
          </table:table-cell>
          <table:table-cell table:style-name="ce205" table:formula="of:=[$Constants.G31]" office:value-type="float" office:value="0" calcext:value-type="float">
            <text:p>0</text:p>
          </table:table-cell>
          <table:table-cell table:style-name="ce56" table:number-columns-repeated="1017"/>
        </table:table-row>
        <table:table-row table:style-name="ro2" table:visibility="collapse">
          <table:table-cell table:style-name="ce205" table:formula="of:=[$Constants.A32]" office:value-type="string" office:string-value="Proxy Types:" calcext:value-type="string">
            <text:p>Proxy Types:</text:p>
          </table:table-cell>
          <table:table-cell table:style-name="ce205" table:formula="of:=[$Constants.B32]" office:value-type="string" office:string-value="-" calcext:value-type="string">
            <text:p>-</text:p>
          </table:table-cell>
          <table:table-cell table:style-name="ce205" table:formula="of:=[$Constants.C32]" office:value-type="string" office:string-value=" " calcext:value-type="string">
            <text:p><text:s/></text:p>
          </table:table-cell>
          <table:table-cell table:style-name="ce205" table:formula="of:=[$Constants.D32]" office:value-type="string" office:string-value=" " calcext:value-type="string">
            <text:p><text:s/></text:p>
          </table:table-cell>
          <table:table-cell table:style-name="ce205" table:formula="of:=[$Constants.E32]" office:value-type="string" office:string-value="Failed" calcext:value-type="string">
            <text:p>Failed</text:p>
          </table:table-cell>
          <table:table-cell table:style-name="ce205" table:formula="of:=[$Constants.F32]" office:value-type="string" office:string-value=" " calcext:value-type="string">
            <text:p><text:s/></text:p>
          </table:table-cell>
          <table:table-cell table:style-name="ce205" table:formula="of:=[$Constants.G32]" office:value-type="float" office:value="0" calcext:value-type="float">
            <text:p>0</text:p>
          </table:table-cell>
          <table:table-cell table:number-columns-repeated="1017"/>
        </table:table-row>
        <table:table-row table:style-name="ro2" table:visibility="collapse">
          <table:table-cell table:style-name="ce205" table:formula="of:=[$Constants.A33]" office:value-type="string" office:string-value=" " calcext:value-type="string">
            <text:p><text:s/></text:p>
          </table:table-cell>
          <table:table-cell table:style-name="ce205" table:formula="of:=[$Constants.B33]" office:value-type="string" office:string-value="Calculation" calcext:value-type="string">
            <text:p>Calculation</text:p>
          </table:table-cell>
          <table:table-cell table:style-name="ce205" table:formula="of:=[$Constants.C33]" office:value-type="string" office:string-value=" " calcext:value-type="string">
            <text:p><text:s/></text:p>
          </table:table-cell>
          <table:table-cell table:style-name="ce205" table:formula="of:=[$Constants.D33]" office:value-type="string" office:string-value=" " calcext:value-type="string">
            <text:p><text:s/></text:p>
          </table:table-cell>
          <table:table-cell table:style-name="ce205" table:formula="of:=[$Constants.E33]" office:value-type="string" office:string-value="Not tested" calcext:value-type="string">
            <text:p>Not tested</text:p>
          </table:table-cell>
          <table:table-cell table:style-name="ce205" table:formula="of:=[$Constants.F33]" office:value-type="string" office:string-value=" " calcext:value-type="string">
            <text:p><text:s/></text:p>
          </table:table-cell>
          <table:table-cell table:style-name="ce205" table:formula="of:=[$Constants.G33]" office:value-type="float" office:value="0" calcext:value-type="float">
            <text:p>0</text:p>
          </table:table-cell>
          <table:table-cell table:number-columns-repeated="1017"/>
        </table:table-row>
        <table:table-row table:style-name="ro2" table:visibility="collapse">
          <table:table-cell table:style-name="ce205" table:formula="of:=[$Constants.A34]" office:value-type="string" office:string-value=" " calcext:value-type="string">
            <text:p><text:s/></text:p>
          </table:table-cell>
          <table:table-cell table:style-name="ce205" table:formula="of:=[$Constants.B34]" office:value-type="string" office:string-value="Data" calcext:value-type="string">
            <text:p>Data</text:p>
          </table:table-cell>
          <table:table-cell table:style-name="ce205" table:formula="of:=[$Constants.C34]" office:value-type="string" office:string-value=" " calcext:value-type="string">
            <text:p><text:s/></text:p>
          </table:table-cell>
          <table:table-cell table:style-name="ce205" table:formula="of:=[$Constants.D34]" office:value-type="string" office:string-value=" " calcext:value-type="string">
            <text:p><text:s/></text:p>
          </table:table-cell>
          <table:table-cell table:style-name="ce205" table:formula="of:=[$Constants.E34]" office:value-type="string" office:string-value="Not applicable" calcext:value-type="string">
            <text:p>Not applicable</text:p>
          </table:table-cell>
          <table:table-cell table:style-name="ce205" table:formula="of:=[$Constants.F34]" office:value-type="string" office:string-value=" " calcext:value-type="string">
            <text:p><text:s/></text:p>
          </table:table-cell>
          <table:table-cell table:style-name="ce205" table:formula="of:=[$Constants.G34]" office:value-type="float" office:value="0" calcext:value-type="float">
            <text:p>0</text:p>
          </table:table-cell>
          <table:table-cell table:number-columns-repeated="1017"/>
        </table:table-row>
        <table:table-row table:style-name="ro2" table:visibility="collapse">
          <table:table-cell table:style-name="ce205" table:formula="of:=[$Constants.A35]" office:value-type="string" office:string-value=" " calcext:value-type="string">
            <text:p><text:s/></text:p>
          </table:table-cell>
          <table:table-cell table:style-name="ce205" table:formula="of:=[$Constants.B35]" office:value-type="string" office:string-value="I/O" calcext:value-type="string">
            <text:p>I/O</text:p>
          </table:table-cell>
          <table:table-cell table:style-name="ce205" table:formula="of:=[$Constants.C35]" office:value-type="string" office:string-value=" " calcext:value-type="string">
            <text:p><text:s/></text:p>
          </table:table-cell>
          <table:table-cell table:style-name="ce205" table:formula="of:=[$Constants.D35]" office:value-type="string" office:string-value=" " calcext:value-type="string">
            <text:p><text:s/></text:p>
          </table:table-cell>
          <table:table-cell table:style-name="ce205" table:formula="of:=[$Constants.E35]" office:value-type="string" office:string-value=" " calcext:value-type="string">
            <text:p><text:s/></text:p>
          </table:table-cell>
          <table:table-cell table:style-name="ce205" table:formula="of:=[$Constants.F35]" office:value-type="string" office:string-value=" " calcext:value-type="string">
            <text:p><text:s/></text:p>
          </table:table-cell>
          <table:table-cell table:style-name="ce205" table:formula="of:=[$Constants.G35]" office:value-type="float" office:value="0" calcext:value-type="float">
            <text:p>0</text:p>
          </table:table-cell>
          <table:table-cell table:number-columns-repeated="1017"/>
        </table:table-row>
        <table:table-row table:style-name="ro2" table:visibility="collapse">
          <table:table-cell table:style-name="ce205" table:formula="of:=[$Constants.A36]" office:value-type="string" office:string-value=" " calcext:value-type="string">
            <text:p><text:s/></text:p>
          </table:table-cell>
          <table:table-cell table:style-name="ce205" table:formula="of:=[$Constants.B36]" office:value-type="string" office:string-value="Logic" calcext:value-type="string">
            <text:p>Logic</text:p>
          </table:table-cell>
          <table:table-cell table:style-name="ce205" table:formula="of:=[$Constants.C36]" office:value-type="string" office:string-value=" " calcext:value-type="string">
            <text:p><text:s/></text:p>
          </table:table-cell>
          <table:table-cell table:style-name="ce205" table:formula="of:=[$Constants.D36]" office:value-type="string" office:string-value=" " calcext:value-type="string">
            <text:p><text:s/></text:p>
          </table:table-cell>
          <table:table-cell table:style-name="ce205" table:formula="of:=[$Constants.E36]" office:value-type="string" office:string-value=" " calcext:value-type="string">
            <text:p><text:s/></text:p>
          </table:table-cell>
          <table:table-cell table:style-name="ce205" table:formula="of:=[$Constants.F36]" office:value-type="string" office:string-value=" " calcext:value-type="string">
            <text:p><text:s/></text:p>
          </table:table-cell>
          <table:table-cell table:style-name="ce205" table:formula="of:=[$Constants.G36]" office:value-type="float" office:value="0" calcext:value-type="float">
            <text:p>0</text:p>
          </table:table-cell>
          <table:table-cell table:number-columns-repeated="1017"/>
        </table:table-row>
        <table:table-row table:style-name="ro2" table:visibility="collapse">
          <table:table-cell table:style-name="ce205" table:formula="of:=[$Constants.A37]" office:value-type="string" office:string-value=" " calcext:value-type="string">
            <text:p><text:s/></text:p>
          </table:table-cell>
          <table:table-cell table:style-name="ce205" table:formula="of:=[$Constants.B37]" office:value-type="string" office:string-value=" " calcext:value-type="string">
            <text:p><text:s/></text:p>
          </table:table-cell>
          <table:table-cell table:style-name="ce205" table:formula="of:=[$Constants.C37]" office:value-type="string" office:string-value=" " calcext:value-type="string">
            <text:p><text:s/></text:p>
          </table:table-cell>
          <table:table-cell table:style-name="ce205" table:formula="of:=[$Constants.D37]" office:value-type="string" office:string-value=" " calcext:value-type="string">
            <text:p><text:s/></text:p>
          </table:table-cell>
          <table:table-cell table:style-name="ce205" table:formula="of:=[$Constants.E37]" office:value-type="string" office:string-value=" " calcext:value-type="string">
            <text:p><text:s/></text:p>
          </table:table-cell>
          <table:table-cell table:style-name="ce205" table:formula="of:=[$Constants.F37]" office:value-type="string" office:string-value=" " calcext:value-type="string">
            <text:p><text:s/></text:p>
          </table:table-cell>
          <table:table-cell table:style-name="ce205" table:formula="of:=[$Constants.G37]" office:value-type="float" office:value="0" calcext:value-type="float">
            <text:p>0</text:p>
          </table:table-cell>
          <table:table-cell table:number-columns-repeated="1017"/>
        </table:table-row>
        <table:table-row table:style-name="ro2" table:visibility="collapse">
          <table:table-cell table:style-name="ce205" table:formula="of:=[$Constants.A38]" office:value-type="string" office:string-value="Sizes:" calcext:value-type="string">
            <text:p>Sizes:</text:p>
          </table:table-cell>
          <table:table-cell table:style-name="ce205" table:formula="of:=[$Constants.B38]" office:value-type="string" office:string-value="VS" calcext:value-type="string">
            <text:p>VS</text:p>
          </table:table-cell>
          <table:table-cell table:style-name="ce205" table:formula="of:=[$Constants.C38]" office:value-type="string" office:string-value="S" calcext:value-type="string">
            <text:p>S</text:p>
          </table:table-cell>
          <table:table-cell table:style-name="ce205" table:formula="of:=[$Constants.D38]" office:value-type="string" office:string-value="M" calcext:value-type="string">
            <text:p>M</text:p>
          </table:table-cell>
          <table:table-cell table:style-name="ce205" table:formula="of:=[$Constants.E38]" office:value-type="string" office:string-value="L" calcext:value-type="string">
            <text:p>L</text:p>
          </table:table-cell>
          <table:table-cell table:style-name="ce205" table:formula="of:=[$Constants.F38]" office:value-type="string" office:string-value="VL" calcext:value-type="string">
            <text:p>VL</text:p>
          </table:table-cell>
          <table:table-cell table:style-name="ce205" table:formula="of:=[$Constants.G38]" office:value-type="float" office:value="0" calcext:value-type="float">
            <text:p>0</text:p>
          </table:table-cell>
          <table:table-cell table:number-columns-repeated="1017"/>
        </table:table-row>
        <table:table-row table:style-name="ro2" table:visibility="collapse">
          <table:table-cell table:style-name="ce205" table:formula="of:=[$Constants.A39]" office:value-type="string" office:string-value="upper" calcext:value-type="string">
            <text:p>upper</text:p>
          </table:table-cell>
          <table:table-cell table:style-name="ce205" table:formula="of:=[$Constants.B39]" office:value-type="float" office:value="-1.5" calcext:value-type="float">
            <text:p>-1.5</text:p>
          </table:table-cell>
          <table:table-cell table:style-name="ce205" table:formula="of:=[$Constants.C39]" office:value-type="float" office:value="-0.5" calcext:value-type="float">
            <text:p>-0.5</text:p>
          </table:table-cell>
          <table:table-cell table:style-name="ce205" table:formula="of:=[$Constants.D39]" office:value-type="float" office:value="0.5" calcext:value-type="float">
            <text:p>0.5</text:p>
          </table:table-cell>
          <table:table-cell table:style-name="ce205" table:formula="of:=[$Constants.E39]" office:value-type="float" office:value="1.5" calcext:value-type="float">
            <text:p>1.5</text:p>
          </table:table-cell>
          <table:table-cell table:style-name="ce205" table:formula="of:=[$Constants.F39]" office:value-type="float" office:value="99999" calcext:value-type="float">
            <text:p>99999</text:p>
          </table:table-cell>
          <table:table-cell table:style-name="ce205" table:formula="of:=[$Constants.G39]" office:value-type="float" office:value="0" calcext:value-type="float">
            <text:p>0</text:p>
          </table:table-cell>
          <table:table-cell table:number-columns-repeated="1017"/>
        </table:table-row>
        <table:table-row table:style-name="ro2" table:visibility="collapse">
          <table:table-cell table:style-name="ce205" table:formula="of:=[$Constants.A40]" office:value-type="string" office:string-value="mid" calcext:value-type="string">
            <text:p>mid</text:p>
          </table:table-cell>
          <table:table-cell table:style-name="ce205" table:formula="of:=[$Constants.B40]" office:value-type="float" office:value="-2" calcext:value-type="float">
            <text:p>-2</text:p>
          </table:table-cell>
          <table:table-cell table:style-name="ce205" table:formula="of:=[$Constants.C40]" office:value-type="float" office:value="-1" calcext:value-type="float">
            <text:p>-1</text:p>
          </table:table-cell>
          <table:table-cell table:style-name="ce205" table:formula="of:=[$Constants.D40]" office:value-type="float" office:value="0" calcext:value-type="float">
            <text:p>0</text:p>
          </table:table-cell>
          <table:table-cell table:style-name="ce205" table:formula="of:=[$Constants.E40]" office:value-type="float" office:value="1" calcext:value-type="float">
            <text:p>1</text:p>
          </table:table-cell>
          <table:table-cell table:style-name="ce205" table:formula="of:=[$Constants.F40]" office:value-type="float" office:value="2" calcext:value-type="float">
            <text:p>2</text:p>
          </table:table-cell>
          <table:table-cell table:style-name="ce205" table:formula="of:=[$Constants.G40]" office:value-type="float" office:value="0" calcext:value-type="float">
            <text:p>0</text:p>
          </table:table-cell>
          <table:table-cell table:number-columns-repeated="1017"/>
        </table:table-row>
        <table:table-row table:style-name="ro2" table:visibility="collapse">
          <table:table-cell table:style-name="ce205" table:formula="of:=[$Constants.A41]" office:value-type="string" office:string-value="lower" calcext:value-type="string">
            <text:p>lower</text:p>
          </table:table-cell>
          <table:table-cell table:style-name="ce205" table:formula="of:=[$Constants.B41]" office:value-type="float" office:value="0" calcext:value-type="float">
            <text:p>0</text:p>
          </table:table-cell>
          <table:table-cell table:style-name="ce205" table:formula="of:=[$Constants.C41]" office:value-type="float" office:value="-1.5" calcext:value-type="float">
            <text:p>-1.5</text:p>
          </table:table-cell>
          <table:table-cell table:style-name="ce205" table:formula="of:=[$Constants.D41]" office:value-type="float" office:value="-0.5" calcext:value-type="float">
            <text:p>-0.5</text:p>
          </table:table-cell>
          <table:table-cell table:style-name="ce205" table:formula="of:=[$Constants.E41]" office:value-type="float" office:value="0.5" calcext:value-type="float">
            <text:p>0.5</text:p>
          </table:table-cell>
          <table:table-cell table:style-name="ce205" table:formula="of:=[$Constants.F41]" office:value-type="float" office:value="1.5" calcext:value-type="float">
            <text:p>1.5</text:p>
          </table:table-cell>
          <table:table-cell table:style-name="ce205" table:formula="of:=[$Constants.G41]" office:value-type="float" office:value="0" calcext:value-type="float">
            <text:p>0</text:p>
          </table:table-cell>
          <table:table-cell table:number-columns-repeated="1017"/>
        </table:table-row>
        <table:table-row table:style-name="ro2" table:visibility="collapse">
          <table:table-cell table:style-name="ce205" table:formula="of:=[$Constants.A42]" office:value-type="string" office:string-value=" " calcext:value-type="string">
            <text:p><text:s/></text:p>
          </table:table-cell>
          <table:table-cell table:style-name="ce205" table:formula="of:=[$Constants.B42]" office:value-type="float" office:value="0" calcext:value-type="float">
            <text:p>0</text:p>
          </table:table-cell>
          <table:table-cell table:style-name="ce205" table:formula="of:=[$Constants.C42]" office:value-type="float" office:value="0" calcext:value-type="float">
            <text:p>0</text:p>
          </table:table-cell>
          <table:table-cell table:style-name="ce205" table:formula="of:=[$Constants.D42]" office:value-type="float" office:value="0" calcext:value-type="float">
            <text:p>0</text:p>
          </table:table-cell>
          <table:table-cell table:style-name="ce205" table:formula="of:=[$Constants.E42]" office:value-type="float" office:value="0" calcext:value-type="float">
            <text:p>0</text:p>
          </table:table-cell>
          <table:table-cell table:style-name="ce205" table:formula="of:=[$Constants.F42]" office:value-type="string" office:string-value=" " calcext:value-type="string">
            <text:p><text:s/></text:p>
          </table:table-cell>
          <table:table-cell table:style-name="ce205" table:formula="of:=[$Constants.G42]" office:value-type="float" office:value="0" calcext:value-type="float">
            <text:p>0</text:p>
          </table:table-cell>
          <table:table-cell table:number-columns-repeated="1017"/>
        </table:table-row>
        <table:table-row table:style-name="ro1">
          <table:table-cell table:style-name="ce109" office:value-type="string" calcext:value-type="string" table:number-columns-spanned="2" table:number-rows-spanned="1">
            <text:p>Acceptance Test Report</text:p>
          </table:table-cell>
          <table:covered-table-cell table:style-name="ce109"/>
          <table:table-cell table:style-name="ce112" table:number-columns-repeated="4"/>
          <table:table-cell table:number-columns-repeated="1018"/>
        </table:table-row>
        <table:table-row table:style-name="ro14">
          <table:table-cell table:style-name="ce206" office:value-type="string" calcext:value-type="string" table:number-columns-spanned="5" table:number-rows-spanned="1">
            <text:p>Use this worksheet to record tests that, if passed, tell you that your software is complete. <text:s/>List only tests that are directly linked to requirements (in other words, do not list <text:s/>tests for methods or components that you create over and above what is required to fulfill the specified interface definition -- these tests will appear in your individual unit test files). <text:s/>Write the expected results at planning time. <text:s/>Modify if necessary later. <text:s/>Don’t write actual results in advance.</text:p>
          </table:table-cell>
          <table:covered-table-cell table:number-columns-repeated="4" table:style-name="ce206"/>
          <table:table-cell table:style-name="ce112"/>
          <table:table-cell table:number-columns-repeated="1018"/>
        </table:table-row>
        <table:table-row table:style-name="ro10">
          <table:table-cell table:style-name="ce207" office:value-type="string" calcext:value-type="string">
            <text:p>Requirements:</text:p>
          </table:table-cell>
          <table:table-cell table:style-name="ce207" table:number-columns-repeated="4"/>
          <table:table-cell table:style-name="ce112"/>
          <table:table-cell table:number-columns-repeated="1018"/>
        </table:table-row>
        <table:table-row table:style-name="ro2">
          <table:table-cell table:style-name="ce208" office:value-type="string" calcext:value-type="string">
            <text:p>CA01-1.1</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2</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3</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4</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1</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2</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3</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4</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5</text:p>
          </table:table-cell>
          <table:table-cell table:style-name="ce54"/>
          <table:table-cell table:style-name="ce6" table:number-columns-repeated="254"/>
          <table:table-cell table:number-columns-repeated="768"/>
        </table:table-row>
        <table:table-row table:style-name="ro12">
          <table:table-cell table:style-name="ce209" office:value-type="string" calcext:value-type="string">
            <office:annotation draw:style-name="gr18" draw:text-style-name="P9" svg:width="115.43pt" svg:height="59.98pt" svg:x="85.92pt" svg:y="192.98pt" draw:caption-point-x="-14.06pt" draw:caption-point-y="11.28pt">
              <dc:date>2017-02-12T00:00:00</dc:date>
              <text:p text:style-name="P7"><text:span text:style-name="T4">Establish traceability </text:span><text:span text:style-name="T4">between the tests and </text:span><text:span text:style-name="T4">requirements.</text:span></text:p>
            </office:annotation>
            <text:p>Requirement</text:p>
          </table:table-cell>
          <table:table-cell table:style-name="ce209" office:value-type="string" calcext:value-type="string">
            <office:annotation draw:style-name="gr19" draw:text-style-name="P9" svg:width="115.11pt" svg:height="28.23pt" svg:x="530.99pt" svg:y="565.29pt" draw:caption-point-x="-177.02pt" draw:caption-point-y="-361.02pt">
              <dc:date>2017-02-12T00:00:00</dc:date>
              <text:p text:style-name="P7"><text:span text:style-name="T6">Defines observable tests </text:span><text:span text:style-name="T6">that have quantifiable </text:span><text:span text:style-name="T6">resutls.</text:span></text:p>
            </office:annotation>
            <text:p>Test</text:p>
          </table:table-cell>
          <table:table-cell table:style-name="ce209" office:value-type="string" calcext:value-type="string">
            <office:annotation draw:style-name="gr20" draw:text-style-name="P9" svg:width="115.11pt" svg:height="49.21pt" svg:x="629.91pt" svg:y="312.6pt" draw:caption-point-x="-98.36pt" draw:caption-point-y="-108.34pt">
              <dc:date>2017-02-12T00:00:00</dc:date>
              <text:p text:style-name="P7"><text:span text:style-name="T6">Specifies the result that </text:span><text:span text:style-name="T6">that the test is anticipated </text:span><text:span text:style-name="T6">to produce. <text:s/></text:span></text:p>
            </office:annotation>
            <text:p>Expected Results</text:p>
          </table:table-cell>
          <table:table-cell table:style-name="ce209"/>
          <table:table-cell table:style-name="ce212" office:value-type="string" calcext:value-type="string">
            <office:annotation draw:style-name="gr21" draw:text-style-name="P9" svg:width="114.69pt" svg:height="49.21pt" svg:x="959.19pt" svg:y="312.6pt" draw:caption-point-x="-319.44pt" draw:caption-point-y="-108.34pt">
              <dc:date>2017-02-12T00:00:00</dc:date>
              <text:p text:style-name="P7"><text:span text:style-name="T6">Defines the result of </text:span><text:span text:style-name="T6">running the test in relation </text:span><text:span text:style-name="T6">to the expected result. <text:s/></text:span></text:p>
            </office:annotation>
            <text:p>Actual Results</text:p>
          </table:table-cell>
          <table:table-cell table:style-name="ce212" office:value-type="string" calcext:value-type="string">
            <office:annotation draw:style-name="gr22" draw:text-style-name="P9" svg:width="116.53pt" svg:height="102.87pt" svg:x="1118.18pt" svg:y="312.6pt" draw:caption-point-x="-264.73pt" draw:caption-point-y="-108.34pt">
              <dc:date>2017-02-12T00:00:00</dc:date>
              <text:p text:style-name="P7"><text:span text:style-name="T6">Required whenthe actual </text:span><text:span text:style-name="T6">result is "Passed with </text:span><text:span text:style-name="T6">issues"; optional otherwise. </text:span><text:span text:style-name="T6"><text:s/>An "issue" is a side-effect </text:span><text:span text:style-name="T6">that is not part of the </text:span><text:span text:style-name="T6">specified test.</text:span></text:p>
              <text:p text:style-name="P7"><text:span text:style-name="T6"/></text:p>
            </office:annotation>
            <text:p>Issues</text:p>
          </table:table-cell>
          <table:table-cell table:style-name="ce214" table:number-columns-repeated="1018"/>
        </table:table-row>
        <table:table-row table:style-name="ro23">
          <table:table-cell table:style-name="ce210" table:content-validation-name="val5" office:value-type="string" calcext:value-type="string">
            <text:p>CA01-1.1</text:p>
          </table:table-cell>
          <table:table-cell table:style-name="ce210" office:value-type="string" calcext:value-type="string">
            <text:p>Instantiate a Component with name="C1", 4 methods, 20 LOC. </text:p>
          </table:table-cell>
          <table:table-cell table:style-name="ce210" office:value-type="string" calcext:value-type="string">
            <text:p>An instance is created</text:p>
          </table:table-cell>
          <table:table-cell table:style-name="ce211"/>
          <table:table-cell table:style-name="ce213" table:content-validation-name="val6"/>
          <table:table-cell table:style-name="ce210"/>
          <table:table-cell table:style-name="ce214" table:number-columns-repeated="1018"/>
        </table:table-row>
        <table:table-row table:style-name="ro23">
          <table:table-cell table:style-name="ce210" table:content-validation-name="val5" office:value-type="string" calcext:value-type="string">
            <text:p>CA01-1.2</text:p>
          </table:table-cell>
          <table:table-cell table:style-name="ce210" office:value-type="string" calcext:value-type="string">
            <text:p>Get the instance's name</text:p>
          </table:table-cell>
          <table:table-cell table:style-name="ce210" office:value-type="string" calcext:value-type="string">
            <text:p>"C1"</text:p>
          </table:table-cell>
          <table:table-cell table:style-name="ce211"/>
          <table:table-cell table:style-name="ce213" table:content-validation-name="val6"/>
          <table:table-cell table:style-name="ce210"/>
          <table:table-cell table:style-name="ce214" table:number-columns-repeated="1018"/>
        </table:table-row>
        <table:table-row table:style-name="ro23">
          <table:table-cell table:style-name="ce210" table:content-validation-name="val5" office:value-type="string" calcext:value-type="string">
            <text:p>CA01-1.3</text:p>
          </table:table-cell>
          <table:table-cell table:style-name="ce210" office:value-type="string" calcext:value-type="string">
            <text:p>Get the instance's method count.</text:p>
          </table:table-cell>
          <table:table-cell table:style-name="ce210" office:value-type="float" office:value="4" calcext:value-type="float">
            <text:p>4</text:p>
          </table:table-cell>
          <table:table-cell table:style-name="ce211"/>
          <table:table-cell table:style-name="ce213" table:content-validation-name="val6"/>
          <table:table-cell table:style-name="ce210"/>
          <table:table-cell table:style-name="ce214" table:number-columns-repeated="1018"/>
        </table:table-row>
        <table:table-row table:style-name="ro2" table:number-rows-repeated="1048517">
          <table:table-cell table:number-columns-repeated="1024"/>
        </table:table-row>
        <table:table-row table:style-name="ro2">
          <table:table-cell table:number-columns-repeated="1024"/>
        </table:table-row>
        <table:named-expressions>
          <table:named-expression table:name="DefectLog4A" table:base-cell-address="$Description.$A$1" table:expression="$acceptance.$#REF!$#REF!"/>
          <table:named-expression table:name="FunctionalSpecification6A" table:base-cell-address="$Description.$A$1" table:expression="$acceptance.$#REF!$#REF!"/>
          <table:named-expression table:name="HistoricalData4A" table:base-cell-address="$Description.$A$1" table:expression="$acceptance.$#REF!$#REF!"/>
          <table:named-expression table:name="InstructorAssessment4A" table:base-cell-address="$Description.$A$1" table:expression="$acceptance.$#REF!$#REF!"/>
          <table:named-expression table:name="LessonLearned4A" table:base-cell-address="$Description.$A$1" table:expression="$acceptance.$#REF!$#REF!"/>
          <table:named-expression table:name="OperationalSpecification6A" table:base-cell-address="$Description.$A$1" table:expression="$acceptance.$#REF!$#REF!"/>
          <table:named-expression table:name="ProjectPlanSummary4A" table:base-cell-address="$Description.$A$1" table:expression="$acceptance.$#REF!$#REF!"/>
          <table:named-expression table:name="Schedule6A" table:base-cell-address="$Description.$A$1" table:expression="$acceptance.$#REF!$#REF!"/>
          <table:named-expression table:name="SizeEstimate4A" table:base-cell-address="$Description.$A$1" table:expression="$acceptance.$#REF!$#REF!"/>
          <table:named-expression table:name="SourceCode4A" table:base-cell-address="$Description.$A$1" table:expression="$acceptance.$#REF!$#REF!"/>
          <table:named-expression table:name="TaskPlan6A" table:base-cell-address="$Description.$A$1" table:expression="$acceptance.$#REF!$#REF!"/>
          <table:named-expression table:name="TestReport4A" table:base-cell-address="$Description.$A$1" table:expression="$acceptance.$#REF!$#REF!"/>
          <table:named-expression table:name="TimeLog4A" table:base-cell-address="$Description.$A$1" table:expression="$acceptance.$#REF!$#REF!"/>
          <table:named-expression table:name="toc6A" table:base-cell-address="$Description.$A$1" table:expression="$acceptance.$#REF!$#REF!"/>
        </table:named-expressions>
      </table:table>
      <table:table table:name="Map" table:style-name="ta9">
        <table:table-column table:style-name="co47" table:default-cell-style-name="ce55"/>
        <table:table-column table:style-name="co6" table:default-cell-style-name="ce55"/>
        <table:table-column table:style-name="co45" table:number-columns-repeated="10" table:default-cell-style-name="ce55"/>
        <table:table-column table:style-name="co36" table:number-columns-repeated="245" table:default-cell-style-name="ce55"/>
        <table:table-column table:style-name="co36" table:number-columns-repeated="767" table:default-cell-style-name="Default"/>
        <table:table-row table:style-name="ro1">
          <table:table-cell table:style-name="ce112" office:value-type="string" calcext:value-type="string">
            <text:p>Sceneario-Component Map</text:p>
          </table:table-cell>
          <table:table-cell table:style-name="ce112" table:number-columns-repeated="11"/>
          <table:table-cell table:style-name="ce215" table:number-columns-repeated="1012"/>
        </table:table-row>
        <table:table-row table:style-name="ro1" table:visibility="collapse">
          <table:table-cell table:style-name="ce112"/>
          <table:table-cell table:style-name="ce217"/>
          <table:table-cell table:style-name="ce112" table:number-columns-repeated="10"/>
          <table:table-cell table:style-name="ce215" table:number-columns-repeated="1012"/>
        </table:table-row>
        <table:table-row table:style-name="ro1" table:visibility="collapse">
          <table:table-cell table:style-name="ce112"/>
          <table:table-cell table:style-name="ce217" office:value-type="string" calcext:value-type="string">
            <text:p>X</text:p>
          </table:table-cell>
          <table:table-cell table:style-name="ce112" table:number-columns-repeated="10"/>
          <table:table-cell table:style-name="ce215" table:number-columns-repeated="1012"/>
        </table:table-row>
        <table:table-row table:style-name="ro1">
          <table:table-cell table:style-name="ce112"/>
          <table:table-cell table:style-name="ce218"/>
          <table:table-cell table:style-name="ce220" table:number-columns-spanned="10" table:number-rows-spanned="1"/>
          <table:covered-table-cell table:number-columns-repeated="9" table:style-name="ce220"/>
          <table:table-cell table:style-name="ce215" table:number-columns-repeated="1012"/>
        </table:table-row>
        <table:table-row table:style-name="ro23">
          <table:table-cell table:style-name="ce215" office:value-type="string" calcext:value-type="string">
            <text:p>Component Names:</text:p>
          </table:table-cell>
          <table:table-cell table:style-name="ce218"/>
          <table:table-cell table:style-name="ce221" table:number-columns-repeated="10"/>
          <table:table-cell table:style-name="ce215" table:number-columns-repeated="1012"/>
        </table:table-row>
        <table:table-row table:style-name="ro10">
          <table:table-cell table:style-name="ce44"/>
          <table:table-cell table:style-name="ce45"/>
          <table:table-cell table:style-name="ce170" table:number-columns-repeated="10"/>
          <table:table-cell table:style-name="ce44" table:number-columns-repeated="1012"/>
        </table:table-row>
        <table:table-row table:style-name="ro29">
          <table:table-cell table:style-name="ce216" table:number-columns-spanned="1" table:number-rows-spanned="9"/>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 table:number-rows-repeated="1048560">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map.$#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map.$#REF!$#REF!"/>
          <table:named-expression table:name="HistoricalData4A" table:base-cell-address="$Description.$A$1" table:expression="$map.$#REF!$#REF!"/>
          <table:named-expression table:name="InstructorAssessment4A" table:base-cell-address="$Description.$A$1" table:expression="$map.$#REF!$#REF!"/>
          <table:named-expression table:name="l" table:base-cell-address="$Description.$A$1" table:expression="#REF!"/>
          <table:named-expression table:name="LessonLearned4A" table:base-cell-address="$Description.$A$1" table:expression="$map.$#REF!$#REF!"/>
          <table:named-expression table:name="OperationalSpecification" table:base-cell-address="$Description.$A$1" table:expression="#REF!"/>
          <table:named-expression table:name="OperationalSpecification6A" table:base-cell-address="$Description.$A$1" table:expression="$map.$#REF!$#REF!"/>
          <table:named-expression table:name="ProjectPlanSummary4A" table:base-cell-address="$Description.$A$1" table:expression="$map.$#REF!$#REF!"/>
          <table:named-expression table:name="Schedule6A" table:base-cell-address="$Description.$A$1" table:expression="$map.$#REF!$#REF!"/>
          <table:named-expression table:name="SizeEstimate4A" table:base-cell-address="$Description.$A$1" table:expression="$map.$#REF!$#REF!"/>
          <table:named-expression table:name="SourceCode4A" table:base-cell-address="$Description.$A$1" table:expression="$map.$#REF!$#REF!"/>
          <table:named-expression table:name="TaskPlan" table:base-cell-address="$Description.$A$1" table:expression="#REF!"/>
          <table:named-expression table:name="TaskPlan6A" table:base-cell-address="$Description.$A$1" table:expression="$map.$#REF!$#REF!"/>
          <table:named-expression table:name="TestReport4A" table:base-cell-address="$Description.$A$1" table:expression="$map.$#REF!$#REF!"/>
          <table:named-expression table:name="TimeLog4A" table:base-cell-address="$Description.$A$1" table:expression="$map.$#REF!$#REF!"/>
          <table:named-expression table:name="toc6A" table:base-cell-address="$Description.$A$1" table:expression="$map.$#REF!$#REF!"/>
        </table:named-expressions>
      </table:table>
      <table:table table:name="Architecture" table:style-name="ta10" table:protected="true" table:print-ranges="Architecture.B3:Architecture.C202">
        <loext:table-protection loext:select-protected-cells="true" loext:select-unprotected-cells="true"/>
        <table:table-column table:style-name="co48" table:visibility="collapse" table:default-cell-style-name="ce55"/>
        <table:table-column table:style-name="co49" table:default-cell-style-name="ce55"/>
        <table:table-column table:style-name="co50" table:default-cell-style-name="ce55"/>
        <table:table-column table:style-name="co36" table:number-columns-repeated="254" table:default-cell-style-name="ce55"/>
        <table:table-column table:style-name="co36" table:number-columns-repeated="767" table:default-cell-style-name="Default"/>
        <table:table-row table:style-name="ro1">
          <table:table-cell/>
          <table:table-cell table:style-name="ce112" office:value-type="string" calcext:value-type="string">
            <text:p>Architecture</text:p>
          </table:table-cell>
          <table:table-cell table:number-columns-repeated="1022"/>
        </table:table-row>
        <table:table-row table:style-name="ro19">
          <table:table-cell table:style-name="ce206" office:value-type="string" calcext:value-type="string" table:number-columns-spanned="5" table:number-rows-spanned="1">
            <text:p>Use this worksheet to describe components required to implement the specifications. <text:s/>List new components and base components. <text:s/>Do not include extraneous components.</text:p>
          </table:table-cell>
          <table:covered-table-cell table:number-columns-repeated="4" table:style-name="ce206"/>
          <table:table-cell table:style-name="ce112"/>
          <table:table-cell table:number-columns-repeated="1018"/>
        </table:table-row>
        <table:table-row table:style-name="ro27" table:visibility="collapse">
          <table:table-cell/>
          <table:table-cell table:style-name="ce184" table:number-columns-repeated="5"/>
          <table:table-cell table:number-columns-repeated="1018"/>
        </table:table-row>
        <table:table-row table:style-name="ro1" table:visibility="collapse">
          <table:table-cell/>
          <table:table-cell table:style-name="ce224" office:value-type="string" calcext:value-type="string">
            <text:p>Standards</text:p>
          </table:table-cell>
          <table:table-cell table:style-name="ce191" table:number-columns-repeated="4"/>
          <table:table-cell table:number-columns-repeated="1018"/>
        </table:table-row>
        <table:table-row table:style-name="ro2" table:visibility="collapse">
          <table:table-cell/>
          <table:table-cell table:style-name="ce191" office:value-type="string" calcext:value-type="string">
            <text:p>Start date:</text:p>
          </table:table-cell>
          <table:table-cell table:style-name="ce225" office:value-type="date" office:date-value="2000-01-01" calcext:value-type="date">
            <text:p>1/1/2000</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End date:</text:p>
          </table:table-cell>
          <table:table-cell table:style-name="ce225" office:value-type="date" office:date-value="2010-01-01" calcext:value-type="date">
            <text:p>1/1/2010</text:p>
          </table:table-cell>
          <table:table-cell table:style-name="ce191" table:number-columns-repeated="3"/>
          <table:table-cell table:number-columns-repeated="1018"/>
        </table:table-row>
        <table:table-row table:style-name="ro2" table:visibility="collapse">
          <table:table-cell/>
          <table:table-cell table:style-name="ce204" office:value-type="string" calcext:value-type="string">
            <text:p>Phases:</text:p>
          </table:table-cell>
          <table:table-cell table:style-name="ce226" office:value-type="string" calcext:value-type="string">
            <text:p>Planning</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Desig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Design Review</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d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de Review</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mpil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Test</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Postmortem</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Defect Types:</text:p>
          </table:table-cell>
          <table:table-cell table:style-name="ce191" office:value-type="string" calcext:value-type="string">
            <text:p>Documentatio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Syntax</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Build, Packag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Assignment</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Interfac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Checking</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Data</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Functio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System</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Environment</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Y/N:</text:p>
          </table:table-cell>
          <table:table-cell table:style-name="ce191" office:value-type="string" calcext:value-type="string">
            <text:p>Yes</text:p>
          </table:table-cell>
          <table:table-cell table:style-name="ce191" table:number-columns-repeated="3"/>
          <table:table-cell table:number-columns-repeated="1018"/>
        </table:table-row>
        <table:table-row table:style-name="ro2" table:visibility="collapse">
          <table:table-cell table:style-name="ce56"/>
          <table:table-cell table:style-name="ce204"/>
          <table:table-cell table:style-name="ce204" office:value-type="string" calcext:value-type="string">
            <text:p>No</text:p>
          </table:table-cell>
          <table:table-cell table:style-name="ce204" table:number-columns-repeated="3"/>
          <table:table-cell table:style-name="ce56" table:number-columns-repeated="1018"/>
        </table:table-row>
        <table:table-row table:style-name="ro2" table:visibility="collapse">
          <table:table-cell/>
          <table:table-cell table:style-name="ce204" office:value-type="string" calcext:value-type="string">
            <text:p>Component Types:</text:p>
          </table:table-cell>
          <table:table-cell table:style-name="ce204" office:value-type="string" calcext:value-type="string">
            <text:p>Calculation</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Data</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I/O</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ogic</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Design Approaches:</text:p>
          </table:table-cell>
          <table:table-cell table:style-name="ce204" office:value-type="string" calcext:value-type="string">
            <text:p>Object-oriented</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Functional</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S</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M</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VL</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OCa x T</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Productivity</text:p>
          </table:table-cell>
          <table:table-cell table:style-name="ce204" table:number-columns-repeated="3"/>
          <table:table-cell table:number-columns-repeated="1018"/>
        </table:table-row>
        <table:table-row table:style-name="ro2" table:visibility="collapse">
          <table:table-cell/>
          <table:table-cell table:style-name="ce204" table:number-columns-repeated="5"/>
          <table:table-cell table:number-columns-repeated="1018"/>
        </table:table-row>
        <table:table-row table:style-name="ro27" table:visibility="collapse">
          <table:table-cell/>
          <table:table-cell table:style-name="ce184" table:number-columns-repeated="5"/>
          <table:table-cell table:number-columns-repeated="1018"/>
        </table:table-row>
        <table:table-row table:style-name="ro2">
          <table:table-cell table:style-name="ce223" office:value-type="float" office:value="1" calcext:value-type="float" table:number-columns-spanned="1" table:number-rows-spanned="17">
            <text:p>1</text:p>
          </table:table-cell>
          <table:table-cell office:value-type="string" calcext:value-type="string">
            <office:annotation draw:style-name="gr23" draw:text-style-name="P8" svg:width="206.28pt" svg:height="46.01pt" svg:x="774.14pt" svg:y="532.01pt" draw:caption-point-x="-673.63pt" draw:caption-point-y="-493.74pt">
              <dc:date>2017-02-12T00:00:00</dc:date>
              <text:p text:style-name="P7"><text:span text:style-name="T5">Identifying name for </text:span><text:span text:style-name="T5">this design class or </text:span><text:span text:style-name="T5">function.</text:span></text:p>
              <text:p text:style-name="P7"><text:span text:style-name="T5"/></text:p>
            </office:annotation>
            <text:p>Component Name:</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4" draw:text-style-name="P8" svg:width="173.03pt" svg:height="38.98pt" svg:x="774.14pt" svg:y="571.01pt" draw:caption-point-x="-673.63pt" draw:caption-point-y="-519.73pt">
              <dc:date>2017-02-12T00:00:00</dc:date>
              <text:p text:style-name="P7"><text:span text:style-name="T5">Indicate if this design </text:span><text:span text:style-name="T5">component will follow </text:span><text:span text:style-name="T5">an object-oriented </text:span><text:span text:style-name="T5">approach or a </text:span><text:span text:style-name="T5">functional approach.</text:span></text:p>
            </office:annotation>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office:annotation draw:style-name="gr25" draw:text-style-name="P8" svg:width="161.89pt" svg:height="40pt" svg:x="774.14pt" svg:y="571.01pt" draw:caption-point-x="-673.63pt" draw:caption-point-y="-506.75pt">
              <dc:date>2017-02-12T00:00:00</dc:date>
              <text:p text:style-name="P7"><text:span text:style-name="T5">Superclass of this </text:span><text:span text:style-name="T5">design component. <text:s/></text:span><text:span text:style-name="T5">Leave blank if no </text:span><text:span text:style-name="T5">superclass.</text:span></text:p>
            </office:annotation>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office:annotation draw:style-name="gr26" draw:text-style-name="P8" svg:width="222.97pt" svg:height="33.02pt" svg:x="774.14pt" svg:y="583.99pt" draw:caption-point-x="-673.63pt" draw:caption-point-y="-506.72pt">
              <dc:date>2017-02-12T00:00:00</dc:date>
              <text:p text:style-name="P7"><text:span text:style-name="T5">Attributes (e.g., public </text:span><text:span text:style-name="T5">fields, public </text:span><text:span text:style-name="T5">constants) associated </text:span><text:span text:style-name="T5">with this design </text:span><text:span text:style-name="T5">component. <text:s/>OPTIONAL</text:span></text:p>
            </office:annotation>
            <text:p>Attributes (optional):</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7" draw:text-style-name="P8" svg:width="127.67pt" svg:height="33pt" svg:x="774.14pt" svg:y="598.99pt" draw:caption-point-x="-673.63pt" draw:caption-point-y="-521.72pt">
              <dc:date>2017-02-12T00:00:00</dc:date>
              <text:p text:style-name="P7"><text:span text:style-name="T5">Standard category of </text:span><text:span text:style-name="T5">the design component.</text:span></text:p>
            </office:annotation>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office:annotation draw:style-name="gr28" draw:text-style-name="P8" svg:width="248.8pt" svg:height="24.01pt" svg:x="774.14pt" svg:y="623pt" draw:caption-point-x="-673.63pt" draw:caption-point-y="-532.71pt">
              <dc:date>2017-02-12T00:00:00</dc:date>
              <text:p text:style-name="P7"><text:span text:style-name="T5">List components that </text:span><text:span text:style-name="T5">this component calls </text:span><text:span text:style-name="T5">upon to fulfill its </text:span><text:span text:style-name="T5">purpose.</text:span></text:p>
            </office:annotation>
            <text:p>Collaborators:</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9" draw:text-style-name="P8" svg:width="466.1pt" svg:height="95.98pt" svg:x="774.14pt" svg:y="532.01pt" draw:caption-point-x="-673.63pt" draw:caption-point-y="-428.74pt">
              <dc:date>2017-02-12T00:00:00</dc:date>
              <text:p text:style-name="P7"><text:span text:style-name="T5">Description of the </text:span><text:span text:style-name="T5">operations of this </text:span><text:span text:style-name="T5">design component. <text:s/></text:span></text:p>
              <text:p text:style-name="P7"><text:span text:style-name="T5"/></text:p>
              <text:p text:style-name="P7"><text:span text:style-name="T5">If your are taking an </text:span><text:span text:style-name="T5">object-oriented </text:span><text:span text:style-name="T5">approach, list the </text:span><text:span text:style-name="T5">methods associated </text:span><text:span text:style-name="T5">with this object in the </text:span><text:span text:style-name="T5">"operation" column.</text:span></text:p>
              <text:p text:style-name="P7"><text:span text:style-name="T5"/></text:p>
              <text:p text:style-name="P7"><text:span text:style-name="T5">If you are taking a </text:span><text:span text:style-name="T5">functional approach, </text:span><text:span text:style-name="T5">list the component </text:span><text:span text:style-name="T5">name in the </text:span><text:span text:style-name="T5">"operation" column. </text:span></text:p>
              <text:p text:style-name="P7"><text:span text:style-name="T5"/></text:p>
              <text:p text:style-name="P7"><text:span text:style-name="T5">Note: an object-</text:span><text:span text:style-name="T5">oriented approach may </text:span><text:span text:style-name="T5">result in zero or more </text:span><text:span text:style-name="T5">operations; a </text:span><text:span text:style-name="T5">functional approach </text:span><text:span text:style-name="T5">will have only one </text:span><text:span text:style-name="T5">operation listed.</text:span></text:p>
            </office:annotation>
            <text:p>Operations:</text:p>
          </table:table-cell>
          <table:table-cell table:style-name="ce227"/>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2">
          <table:covered-table-cell table:style-name="ce223"/>
          <table:table-cell table:number-columns-repeated="1023"/>
        </table:table-row>
        <table:table-row table:style-name="ro2">
          <table:table-cell table:style-name="ce223" table:formula="of:=[.A43]+1" office:value-type="float" office:value="2" calcext:value-type="float" table:number-columns-spanned="1" table:number-rows-spanned="17">
            <text:p>2</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2">
          <table:covered-table-cell table:style-name="ce223"/>
          <table:table-cell table:number-columns-repeated="1023"/>
        </table:table-row>
        <table:table-row table:style-name="ro2">
          <table:table-cell table:style-name="ce223" table:formula="of:=[.A60]+1" office:value-type="float" office:value="3" calcext:value-type="float" table:number-columns-spanned="1" table:number-rows-spanned="17">
            <text:p>3</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2">
          <table:covered-table-cell table:style-name="ce223"/>
          <table:table-cell table:number-columns-repeated="1023"/>
        </table:table-row>
        <table:table-row table:style-name="ro2">
          <table:table-cell table:style-name="ce223" table:formula="of:=[.A77]+1" office:value-type="float" office:value="4" calcext:value-type="float" table:number-columns-spanned="1" table:number-rows-spanned="17">
            <text:p>4</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2">
          <table:covered-table-cell table:style-name="ce223"/>
          <table:table-cell table:number-columns-repeated="1023"/>
        </table:table-row>
        <table:table-row table:style-name="ro2">
          <table:table-cell table:style-name="ce223" table:formula="of:=[.A94]+1" office:value-type="float" office:value="5" calcext:value-type="float" table:number-columns-spanned="1" table:number-rows-spanned="17">
            <text:p>5</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2">
          <table:covered-table-cell table:style-name="ce223"/>
          <table:table-cell table:number-columns-repeated="1023"/>
        </table:table-row>
        <table:table-row table:style-name="ro2">
          <table:table-cell table:style-name="ce223" table:formula="of:=[.A111]+1" office:value-type="float" office:value="6" calcext:value-type="float" table:number-columns-spanned="1" table:number-rows-spanned="17">
            <text:p>6</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2">
          <table:covered-table-cell table:style-name="ce223"/>
          <table:table-cell table:number-columns-repeated="1023"/>
        </table:table-row>
        <table:table-row table:style-name="ro2">
          <table:table-cell table:style-name="ce223" table:formula="of:=[.A128]+1" office:value-type="float" office:value="7" calcext:value-type="float" table:number-columns-spanned="1" table:number-rows-spanned="17">
            <text:p>7</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2">
          <table:covered-table-cell table:style-name="ce223"/>
          <table:table-cell table:number-columns-repeated="1023"/>
        </table:table-row>
        <table:table-row table:style-name="ro2">
          <table:table-cell table:style-name="ce223" table:formula="of:=[.A145]+1" office:value-type="float" office:value="8" calcext:value-type="float" table:number-columns-spanned="1" table:number-rows-spanned="17">
            <text:p>8</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2">
          <table:covered-table-cell table:style-name="ce223"/>
          <table:table-cell table:number-columns-repeated="1023"/>
        </table:table-row>
        <table:table-row table:style-name="ro2">
          <table:table-cell table:style-name="ce223" table:formula="of:=[.A162]+1" office:value-type="float" office:value="9" calcext:value-type="float" table:number-columns-spanned="1" table:number-rows-spanned="17">
            <text:p>9</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2">
          <table:covered-table-cell table:style-name="ce223"/>
          <table:table-cell table:number-columns-repeated="1023"/>
        </table:table-row>
        <table:table-row table:style-name="ro2">
          <table:table-cell table:style-name="ce223" table:formula="of:=[.A179]+1" office:value-type="float" office:value="10" calcext:value-type="float" table:number-columns-spanned="1" table:number-rows-spanned="17">
            <text:p>10</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196]+1" office:value-type="float" office:value="11" calcext:value-type="float" table:number-columns-spanned="1" table:number-rows-spanned="17">
            <text:p>11</text:p>
          </table:table-cell>
          <table:table-cell office:value-type="string" calcext:value-type="string">
            <text:p>Component Name:</text:p>
          </table:table-cell>
          <table:table-cell table:style-name="ce227" table:formula="of:=OFFSET([$Map.$C$5];0;[.A213]-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13]+1" office:value-type="float" office:value="12" calcext:value-type="float" table:number-columns-spanned="1" table:number-rows-spanned="17">
            <text:p>12</text:p>
          </table:table-cell>
          <table:table-cell office:value-type="string" calcext:value-type="string">
            <text:p>Component Name:</text:p>
          </table:table-cell>
          <table:table-cell table:style-name="ce227" table:formula="of:=OFFSET([$Map.$C$5];0;[.A230]-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30]+1" office:value-type="float" office:value="13" calcext:value-type="float" table:number-columns-spanned="1" table:number-rows-spanned="17">
            <text:p>13</text:p>
          </table:table-cell>
          <table:table-cell office:value-type="string" calcext:value-type="string">
            <text:p>Component Name:</text:p>
          </table:table-cell>
          <table:table-cell table:style-name="ce227" table:formula="of:=OFFSET([$Map.$C$5];0;[.A247]-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47]+1" office:value-type="float" office:value="14" calcext:value-type="float" table:number-columns-spanned="1" table:number-rows-spanned="17">
            <text:p>14</text:p>
          </table:table-cell>
          <table:table-cell office:value-type="string" calcext:value-type="string">
            <text:p>Component Name:</text:p>
          </table:table-cell>
          <table:table-cell table:style-name="ce227" table:formula="of:=OFFSET([$Map.$C$5];0;[.A264]-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64]+1" office:value-type="float" office:value="15" calcext:value-type="float" table:number-columns-spanned="1" table:number-rows-spanned="17">
            <text:p>15</text:p>
          </table:table-cell>
          <table:table-cell office:value-type="string" calcext:value-type="string">
            <text:p>Component Name:</text:p>
          </table:table-cell>
          <table:table-cell table:style-name="ce227" table:formula="of:=OFFSET([$Map.$C$5];0;[.A281]-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2">
          <table:covered-table-cell/>
          <table:table-cell table:number-columns-repeated="1023"/>
        </table:table-row>
        <table:table-row table:style-name="ro2" table:number-rows-repeated="65239">
          <table:table-cell table:number-columns-repeated="1024"/>
        </table:table-row>
        <table:table-row table:style-name="ro2" table:visibility="collapse" table:number-rows-repeated="983039">
          <table:table-cell table:number-columns-repeated="1024"/>
        </table:table-row>
        <table:table-row table:style-name="ro2" table:visibility="collapse">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2008%20Spring/2007%20Fall/6old.xls'#$Assessment.$IV$65536]"/>
          <table:named-expression table:name="CodeChecklist" table:base-cell-address="$Description.$A$1" table:expression="['file:///home/lord/Desktop/CSSE/UntitledUsers/umphress/Desktop/umphress/davidu/course/comp6700/assignment/@@archive/201310_2012_Fall/umphress/davidu/course/comp6700/assignment/8.xls'#$''.$IV$65536]"/>
          <table:named-expression table:name="ConceptualDesign" table:base-cell-address="$Description.$A$1" table:expression="['file:///home/lord/Desktop/CSSE/UntitledUsers/umphress/Desktop/umphress/davidu/course/comp6700/assignment/@@archive/201310_2012_Fall/umphress/davidu/course/comp6700/assignment/8.xls'#$''.$IV$65536]"/>
          <table:named-expression table:name="ConceptualDesign1" table:base-cell-address="$Description.$A$1" table:expression="['file:///home/lord/Desktop/CSSE/UntitledUsers/umphress/Desktop/umphress/davidu/course/comp6700/assignment/@@archive/201310_2012_Fall/umphress/davidu/course/comp6700/assignment/8.xls'#$''.$IV$65536]"/>
          <table:named-expression table:name="DefectLog4A" table:base-cell-address="$Description.$A$1" table:expression="$architecture.$#REF!$#REF!"/>
          <table:named-expression table:name="DefectLog4AX" table:base-cell-address="$Description.$A$1" table:expression="['file:///home/lord/Desktop/CSSE/UntitledUsers/umphress/Desktop/umphress/davidu/course/comp6700/assignment/@@archive/201310_2012_Fall/umphress/davidu/course/comp6700/assignment/8.xls'#$''.$IV$65536]"/>
          <table:named-range table:name="Excel_BuiltIn_Print_Area" table:base-cell-address="$Description.$A$1" table:cell-range-address="$Architecture.$B$3:.$C$202" table:range-usable-as="print-range"/>
          <table:named-expression table:name="FunctionalSpecification" table:base-cell-address="$Description.$A$1" table:expression="['file:///home/lord/Desktop/CSSE/UntitledUsers/umphress/Desktop/umphress/davidu/course/comp6700/assignment/@@archive/201310_2012_Fall/umphress/davidu/course/comp6700/assignment/8.xls'#$''.$IV$65536]"/>
          <table:named-expression table:name="FunctionalSpecification6A" table:base-cell-address="$Description.$A$1" table:expression="$architecture.$#REF!$#REF!"/>
          <table:named-expression table:name="HistoricalData4A" table:base-cell-address="$Description.$A$1" table:expression="$architecture.$#REF!$#REF!"/>
          <table:named-expression table:name="InstructorAssessment4A" table:base-cell-address="$Description.$A$1" table:expression="$architecture.$#REF!$#REF!"/>
          <table:named-expression table:name="LessonLearned4A" table:base-cell-address="$Description.$A$1" table:expression="$architecture.$#REF!$#REF!"/>
          <table:named-expression table:name="OperationalSpecification" table:base-cell-address="$Description.$A$1" table:expression="['file:///home/lord/Desktop/CSSE/UntitledUsers/umphress/Desktop/umphress/davidu/course/comp6700/assignment/@@archive/201310_2012_Fall/umphress/davidu/course/comp6700/assignment/8.xls'#$''.$IV$65536]"/>
          <table:named-expression table:name="OperationalSpecification6A" table:base-cell-address="$Description.$A$1" table:expression="$architecture.$#REF!$#REF!"/>
          <table:named-expression table:name="ProjectPlanSummary4A" table:base-cell-address="$Description.$A$1" table:expression="$architecture.$#REF!$#REF!"/>
          <table:named-expression table:name="Schedule6A" table:base-cell-address="$Description.$A$1" table:expression="$architecture.$#REF!$#REF!"/>
          <table:named-expression table:name="SizeEstimate4A" table:base-cell-address="$Description.$A$1" table:expression="$architecture.$#REF!$#REF!"/>
          <table:named-expression table:name="SourceCode4A" table:base-cell-address="$Description.$A$1" table:expression="$architecture.$#REF!$#REF!"/>
          <table:named-expression table:name="TaskPlan" table:base-cell-address="$Description.$A$1" table:expression="['file:///home/lord/Desktop/CSSE/UntitledUsers/umphress/Desktop/umphress/davidu/course/comp6700/assignment/@@archive/201310_2012_Fall/umphress/davidu/course/comp6700/assignment/8.xls'#$''.$IV$65536]"/>
          <table:named-expression table:name="TaskPlan6A" table:base-cell-address="$Description.$A$1" table:expression="$architecture.$#REF!$#REF!"/>
          <table:named-expression table:name="TestReport4A" table:base-cell-address="$Description.$A$1" table:expression="$architecture.$#REF!$#REF!"/>
          <table:named-expression table:name="TimeLog4A" table:base-cell-address="$Description.$A$1" table:expression="$architecture.$#REF!$#REF!"/>
          <table:named-expression table:name="toc6A" table:base-cell-address="$Description.$A$1" table:expression="$architecture.$#REF!$#REF!"/>
        </table:named-expressions>
        <calcext:conditional-formats>
          <calcext:conditional-format calcext:target-range-address="Architecture.C50:Architecture.C58">
            <calcext:condition calcext:apply-style-name="Excel_CondFormat_10_1_1" calcext:value="formula-is([$Architecture.$C$44]=&quot;Functional&quot;)" calcext:base-cell-address="Architecture.C50"/>
          </calcext:conditional-format>
          <calcext:conditional-format calcext:target-range-address="Architecture.C67:Architecture.C75">
            <calcext:condition calcext:apply-style-name="Excel_CondFormat_10_2_1" calcext:value="formula-is([$Architecture.$C$61]=&quot;Functional&quot;)" calcext:base-cell-address="Architecture.C67"/>
          </calcext:conditional-format>
          <calcext:conditional-format calcext:target-range-address="Architecture.C84:Architecture.C92">
            <calcext:condition calcext:apply-style-name="Excel_CondFormat_10_3_1" calcext:value="formula-is([$Architecture.$C$78]=&quot;Functional&quot;)" calcext:base-cell-address="Architecture.C84"/>
          </calcext:conditional-format>
          <calcext:conditional-format calcext:target-range-address="Architecture.C101:Architecture.C109">
            <calcext:condition calcext:apply-style-name="Excel_CondFormat_10_4_1" calcext:value="formula-is([$Architecture.$C$95]=&quot;Functional&quot;)" calcext:base-cell-address="Architecture.C101"/>
          </calcext:conditional-format>
          <calcext:conditional-format calcext:target-range-address="Architecture.C118:Architecture.C126">
            <calcext:condition calcext:apply-style-name="Excel_CondFormat_10_5_1" calcext:value="formula-is([$Architecture.$C$112]=&quot;Functional&quot;)" calcext:base-cell-address="Architecture.C118"/>
          </calcext:conditional-format>
          <calcext:conditional-format calcext:target-range-address="Architecture.C135:Architecture.C143">
            <calcext:condition calcext:apply-style-name="Excel_CondFormat_10_6_1" calcext:value="formula-is([$Architecture.$C$129]=&quot;Functional&quot;)" calcext:base-cell-address="Architecture.C135"/>
          </calcext:conditional-format>
          <calcext:conditional-format calcext:target-range-address="Architecture.C152:Architecture.C160">
            <calcext:condition calcext:apply-style-name="Excel_CondFormat_10_7_1" calcext:value="formula-is([$Architecture.$C$146]=&quot;Functional&quot;)" calcext:base-cell-address="Architecture.C152"/>
          </calcext:conditional-format>
          <calcext:conditional-format calcext:target-range-address="Architecture.C169:Architecture.C177">
            <calcext:condition calcext:apply-style-name="Excel_CondFormat_10_8_1" calcext:value="formula-is([$Architecture.$C$163]=&quot;Functional&quot;)" calcext:base-cell-address="Architecture.C169"/>
          </calcext:conditional-format>
          <calcext:conditional-format calcext:target-range-address="Architecture.C186:Architecture.C194">
            <calcext:condition calcext:apply-style-name="Excel_CondFormat_10_9_1" calcext:value="formula-is([$Architecture.$C$180]=&quot;Functional&quot;)" calcext:base-cell-address="Architecture.C186"/>
          </calcext:conditional-format>
          <calcext:conditional-format calcext:target-range-address="Architecture.C203:Architecture.C211">
            <calcext:condition calcext:apply-style-name="Excel_CondFormat_10_10_1" calcext:value="formula-is([$Architecture.$C$197]=&quot;Functional&quot;)" calcext:base-cell-address="Architecture.C203"/>
          </calcext:conditional-format>
          <calcext:conditional-format calcext:target-range-address="Architecture.C220:Architecture.C228">
            <calcext:condition calcext:apply-style-name="Excel_CondFormat_10_11_1" calcext:value="formula-is([$Architecture.$C$214]=&quot;Functional&quot;)" calcext:base-cell-address="Architecture.C220"/>
          </calcext:conditional-format>
          <calcext:conditional-format calcext:target-range-address="Architecture.C237:Architecture.C245">
            <calcext:condition calcext:apply-style-name="Excel_CondFormat_10_12_1" calcext:value="formula-is([$Architecture.$C$231]=&quot;Functional&quot;)" calcext:base-cell-address="Architecture.C237"/>
          </calcext:conditional-format>
          <calcext:conditional-format calcext:target-range-address="Architecture.C254:Architecture.C262">
            <calcext:condition calcext:apply-style-name="Excel_CondFormat_10_13_1" calcext:value="formula-is([$Architecture.$C$248]=&quot;Functional&quot;)" calcext:base-cell-address="Architecture.C254"/>
          </calcext:conditional-format>
          <calcext:conditional-format calcext:target-range-address="Architecture.C271:Architecture.C279">
            <calcext:condition calcext:apply-style-name="Excel_CondFormat_10_14_1" calcext:value="formula-is([$Architecture.$C$265]=&quot;Functional&quot;)" calcext:base-cell-address="Architecture.C271"/>
          </calcext:conditional-format>
          <calcext:conditional-format calcext:target-range-address="Architecture.C288:Architecture.C296">
            <calcext:condition calcext:apply-style-name="Excel_CondFormat_10_15_1" calcext:value="formula-is([$Architecture.$C$282]=&quot;Functional&quot;)" calcext:base-cell-address="Architecture.C288"/>
          </calcext:conditional-format>
        </calcext:conditional-formats>
      </table:table>
      <table:table table:name="Estimation" table:style-name="ta11" table:protected="true">
        <loext:table-protection loext:select-protected-cells="true" loext:select-unprotected-cells="true"/>
        <table:table-column table:style-name="co51" table:default-cell-style-name="ce6"/>
        <table:table-column table:style-name="co29" table:number-columns-repeated="4" table:default-cell-style-name="Default"/>
        <table:table-column table:style-name="co52" table:default-cell-style-name="ce6"/>
        <table:table-column table:style-name="co53" table:default-cell-style-name="ce6"/>
        <table:table-column table:style-name="co29" table:number-columns-repeated="1017" table:default-cell-style-name="Default"/>
        <table:table-row table:style-name="ro1">
          <table:table-cell table:style-name="ce243" office:value-type="string" calcext:value-type="string">
            <text:p>Size Estimate</text:p>
          </table:table-cell>
          <table:table-cell table:style-name="ce44" table:number-columns-repeated="11"/>
          <table:table-cell table:style-name="ce55" table:number-columns-repeated="1012"/>
        </table:table-row>
        <table:table-row table:style-name="ro27" table:visibility="collapse">
          <table:table-cell table:style-name="ce184" table:number-columns-repeated="7"/>
          <table:table-cell table:style-name="ce55" table:number-columns-repeated="1017"/>
        </table:table-row>
        <table:table-row table:style-name="ro1" table:visibility="collapse">
          <table:table-cell table:style-name="ce244" office:value-type="string" calcext:value-type="string">
            <text:p>Standards</text:p>
          </table:table-cell>
          <table:table-cell table:style-name="ce204" table:number-columns-repeated="7"/>
          <table:table-cell table:style-name="ce55" table:number-columns-repeated="1016"/>
        </table:table-row>
        <table:table-row table:style-name="ro2" table:visibility="collapse">
          <table:table-cell table:style-name="ce204" office:value-type="string" calcext:value-type="string">
            <text:p>Start date:</text:p>
          </table:table-cell>
          <table:table-cell table:style-name="ce249" office:value-type="date" office:date-value="2000-01-01" calcext:value-type="date">
            <text:p>1/1/2000</text:p>
          </table:table-cell>
          <table:table-cell table:style-name="ce249"/>
          <table:table-cell table:style-name="ce204"/>
          <table:table-cell table:style-name="ce204" office:value-type="string" calcext:value-type="string">
            <text:p>Grades:</text:p>
          </table:table-cell>
          <table:table-cell table:style-name="ce204" office:value-type="string" calcext:value-type="string">
            <text:p>AA</text:p>
          </table:table-cell>
          <table:table-cell table:style-name="ce204" table:number-columns-repeated="2"/>
          <table:table-cell table:style-name="ce55" table:number-columns-repeated="1016"/>
        </table:table-row>
        <table:table-row table:style-name="ro2" table:visibility="collapse">
          <table:table-cell table:style-name="ce204" office:value-type="string" calcext:value-type="string">
            <text:p>End date:</text:p>
          </table:table-cell>
          <table:table-cell table:style-name="ce249" office:value-type="date" office:date-value="2020-01-01" calcext:value-type="date">
            <text:p>1/1/2020</text:p>
          </table:table-cell>
          <table:table-cell table:style-name="ce249"/>
          <table:table-cell table:style-name="ce204" table:number-columns-repeated="2"/>
          <table:table-cell table:style-name="ce204" office:value-type="string" calcext:value-type="string">
            <text:p>A</text:p>
          </table:table-cell>
          <table:table-cell table:style-name="ce204" table:number-columns-repeated="2"/>
          <table:table-cell table:style-name="ce55" table:number-columns-repeated="1016"/>
        </table:table-row>
        <table:table-row table:style-name="ro2" table:visibility="collapse">
          <table:table-cell table:style-name="ce204" office:value-type="string" calcext:value-type="string">
            <text:p>Phases:</text:p>
          </table:table-cell>
          <table:table-cell table:style-name="ce250" office:value-type="string" calcext:value-type="string">
            <text:p>Planning</text:p>
          </table:table-cell>
          <table:table-cell table:style-name="ce250"/>
          <table:table-cell table:style-name="ce204" table:number-columns-repeated="2"/>
          <table:table-cell table:style-name="ce204" office:value-type="string" calcext:value-type="string">
            <text:p>AB</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Architecture</text:p>
          </table:table-cell>
          <table:table-cell table:style-name="ce250"/>
          <table:table-cell table:style-name="ce204" table:number-columns-repeated="2"/>
          <table:table-cell table:style-name="ce250" office:value-type="string" calcext:value-type="string">
            <text:p>B</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Construction</text:p>
          </table:table-cell>
          <table:table-cell table:style-name="ce250"/>
          <table:table-cell table:style-name="ce204" table:number-columns-repeated="2"/>
          <table:table-cell table:style-name="ce250" office:value-type="string" calcext:value-type="string">
            <text:p>BC</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Refactoring</text:p>
          </table:table-cell>
          <table:table-cell table:style-name="ce250"/>
          <table:table-cell table:style-name="ce204" table:number-columns-repeated="2"/>
          <table:table-cell table:style-name="ce204" office:value-type="string" calcext:value-type="string">
            <text:p>C</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Integration Test</text:p>
          </table:table-cell>
          <table:table-cell table:style-name="ce250"/>
          <table:table-cell table:style-name="ce204" table:number-columns-repeated="2"/>
          <table:table-cell table:style-name="ce204" office:value-type="string" calcext:value-type="string">
            <text:p>CD</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Review</text:p>
          </table:table-cell>
          <table:table-cell table:style-name="ce250"/>
          <table:table-cell table:style-name="ce204" table:number-columns-repeated="2"/>
          <table:table-cell table:style-name="ce204" office:value-type="string" calcext:value-type="string">
            <text:p>D</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Sandbox</text:p>
          </table:table-cell>
          <table:table-cell table:style-name="ce250"/>
          <table:table-cell table:style-name="ce204" table:number-columns-repeated="2"/>
          <table:table-cell table:style-name="ce204" office:value-type="string" calcext:value-type="string">
            <text:p>F</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Postmortem</text:p>
          </table:table-cell>
          <table:table-cell table:style-name="ce250"/>
          <table:table-cell table:style-name="ce204" table:number-columns-repeated="5"/>
          <table:table-cell table:style-name="ce55" table:number-columns-repeated="1016"/>
        </table:table-row>
        <table:table-row table:style-name="ro2" table:visibility="collapse">
          <table:table-cell table:style-name="ce204" office:value-type="string" calcext:value-type="string">
            <text:p>Defect Types:</text:p>
          </table:table-cell>
          <table:table-cell table:style-name="ce204" office:value-type="string" calcext:value-type="string">
            <text:p>Documentation</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Build</text:p>
          </table:table-cell>
          <table:table-cell table:style-name="ce204" table:number-columns-repeated="2"/>
          <table:table-cell table:style-name="ce204" office:value-type="string" calcext:value-type="string">
            <text:p>Type</text:p>
          </table:table-cell>
          <table:table-cell table:style-name="ce204" office:value-type="string" calcext:value-type="string">
            <text:p>Event</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syntax</text:p>
          </table:table-cell>
          <table:table-cell table:style-name="ce204" table:number-columns-repeated="3"/>
          <table:table-cell table:style-name="ce204" office:value-type="string" calcext:value-type="string">
            <text:p>Response</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logic</text:p>
          </table:table-cell>
          <table:table-cell table:style-name="ce204" table:number-columns-repeated="2"/>
          <table:table-cell table:style-name="ce204" office:value-type="string" calcext:value-type="string">
            <text:p>Origin</text:p>
          </table:table-cell>
          <table:table-cell table:style-name="ce204" office:value-type="string" calcext:value-type="string">
            <text:p>Test Component</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interface</text:p>
          </table:table-cell>
          <table:table-cell table:style-name="ce204" table:number-columns-repeated="3"/>
          <table:table-cell table:style-name="ce204" office:value-type="string" calcext:value-type="string">
            <text:p>Blackbox</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checking</text:p>
          </table:table-cell>
          <table:table-cell table:style-name="ce204" table:number-columns-repeated="3"/>
          <table:table-cell table:style-name="ce204" office:value-type="string" calcext:value-type="string">
            <text:p>User</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syntax</text:p>
          </table:table-cell>
          <table:table-cell table:style-name="ce204" table:number-columns-repeated="3"/>
          <table:table-cell table:style-name="ce204" office:value-type="string" calcext:value-type="string">
            <text:p>External Component (specify)</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logic</text:p>
          </table:table-cell>
          <table:table-cell table:style-name="ce204" table:number-columns-repeated="2"/>
          <table:table-cell table:style-name="ce204" office:value-type="string" calcext:value-type="string">
            <text:p>Op Spec type</text:p>
          </table:table-cell>
          <table:table-cell table:style-name="ce204" office:value-type="string" calcext:value-type="string">
            <text:p>User</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interface</text:p>
          </table:table-cell>
          <table:table-cell table:style-name="ce204" table:number-columns-repeated="3"/>
          <table:table-cell table:style-name="ce204" office:value-type="string" calcext:value-type="string">
            <text:p>Interface</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checking</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Y/N:</text:p>
          </table:table-cell>
          <table:table-cell table:style-name="ce204" office:value-type="string" calcext:value-type="string">
            <text:p>Ye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No</text:p>
          </table:table-cell>
          <table:table-cell table:style-name="ce204" table:number-columns-repeated="6"/>
          <table:table-cell table:style-name="ce56" table:number-columns-repeated="1016"/>
        </table:table-row>
        <table:table-row table:style-name="ro2" table:visibility="collapse">
          <table:table-cell table:style-name="ce204" office:value-type="string" calcext:value-type="string">
            <text:p>Proxy Types:</text:p>
          </table:table-cell>
          <table:table-cell table:style-name="ce204" office:value-type="string" calcext:value-type="string">
            <text:p>Calculation</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Data</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I/O</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ogic</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Metaphysics:</text:p>
          </table:table-cell>
          <table:table-cell table:style-name="ce204" office:value-type="string" calcext:value-type="string">
            <text:p>Object-oriented</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Functional</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M</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VL</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OCa x T</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Productivity</text:p>
          </table:table-cell>
          <table:table-cell table:style-name="ce204" table:number-columns-repeated="6"/>
          <table:table-cell table:style-name="ce55" table:number-columns-repeated="1016"/>
        </table:table-row>
        <table:table-row table:style-name="ro2" table:visibility="collapse" table:number-rows-repeated="2">
          <table:table-cell table:style-name="ce204" table:number-columns-repeated="8"/>
          <table:table-cell table:style-name="ce55" table:number-columns-repeated="1016"/>
        </table:table-row>
        <table:table-row table:style-name="ro1">
          <table:table-cell table:style-name="ce243"/>
          <table:table-cell table:style-name="ce251" office:value-type="string" calcext:value-type="string" table:number-columns-spanned="4" table:number-rows-spanned="1">
            <text:p>Estimated</text:p>
          </table:table-cell>
          <table:covered-table-cell table:number-columns-repeated="3" table:style-name="ce251"/>
          <table:table-cell table:style-name="ce265"/>
          <table:table-cell table:style-name="ce251" office:value-type="string" calcext:value-type="string" table:number-columns-spanned="4" table:number-rows-spanned="1">
            <text:p>Actual</text:p>
          </table:table-cell>
          <table:covered-table-cell table:number-columns-repeated="3" table:style-name="ce251"/>
          <table:table-cell table:style-name="ce44" table:number-columns-repeated="2"/>
          <table:table-cell table:style-name="ce55" table:number-columns-repeated="1012"/>
        </table:table-row>
        <table:table-row table:style-name="ro2">
          <table:table-cell table:style-name="ce188" office:value-type="string" calcext:value-type="string">
            <text:p>Base Components</text:p>
          </table:table-cell>
          <table:table-cell table:style-name="ce150" office:value-type="string" calcext:value-type="string">
            <text:p>Base LOC</text:p>
          </table:table-cell>
          <table:table-cell table:style-name="ce158" office:value-type="string" calcext:value-type="string">
            <text:p>Deleted LOC</text:p>
          </table:table-cell>
          <table:table-cell table:style-name="ce158" office:value-type="string" calcext:value-type="string">
            <text:p>Modified LOC</text:p>
          </table:table-cell>
          <table:table-cell table:style-name="ce161" office:value-type="string" calcext:value-type="string">
            <text:p>Added LOC</text:p>
          </table:table-cell>
          <table:table-cell table:style-name="ce105"/>
          <table:table-cell table:style-name="ce268" office:value-type="string" calcext:value-type="string">
            <text:p>Base LOC</text:p>
          </table:table-cell>
          <table:table-cell table:style-name="ce272" office:value-type="string" calcext:value-type="string">
            <text:p>Deleted LOC</text:p>
          </table:table-cell>
          <table:table-cell table:style-name="ce272" office:value-type="string" calcext:value-type="string">
            <text:p>Modified LOC</text:p>
          </table:table-cell>
          <table:table-cell table:style-name="ce273" office:value-type="string" calcext:value-type="string">
            <text:p>Added LOC</text:p>
          </table:table-cell>
          <table:table-cell table:style-name="ce16" table:number-columns-repeated="2"/>
          <table:table-cell table:style-name="ce139" table:number-columns-repeated="1012"/>
        </table:table-row>
        <table:table-row table:style-name="ro2">
          <table:table-cell table:style-name="ce245"/>
          <table:table-cell table:style-name="ce159" table:number-columns-repeated="4"/>
          <table:table-cell table:style-name="ce266"/>
          <table:table-cell table:style-name="ce269" table:number-columns-repeated="4"/>
          <table:table-cell table:style-name="ce16" table:number-columns-repeated="2"/>
          <table:table-cell table:style-name="ce139" table:number-columns-repeated="1012"/>
        </table:table-row>
        <table:table-row table:style-name="ro2" table:number-rows-repeated="6">
          <table:table-cell table:style-name="ce245"/>
          <table:table-cell table:style-name="ce159" table:number-columns-repeated="4"/>
          <table:table-cell table:style-name="ce266"/>
          <table:table-cell table:style-name="ce159" table:number-columns-repeated="4"/>
          <table:table-cell table:style-name="ce16" table:number-columns-repeated="2"/>
          <table:table-cell table:style-name="ce139" table:number-columns-repeated="1012"/>
        </table:table-row>
        <table:table-row table:style-name="ro2" table:number-rows-repeated="3">
          <table:table-cell table:style-name="ce246"/>
          <table:table-cell table:style-name="ce152" table:number-columns-repeated="4"/>
          <table:table-cell table:style-name="ce104"/>
          <table:table-cell table:style-name="ce159"/>
          <table:table-cell table:style-name="ce152" table:number-columns-repeated="3"/>
          <table:table-cell table:style-name="ce16" table:number-columns-repeated="2"/>
          <table:table-cell table:style-name="ce139" table:number-columns-repeated="1012"/>
        </table:table-row>
        <table:table-row table:style-name="ro2" table:visibility="collapse" table:number-rows-repeated="10">
          <table:table-cell table:style-name="ce247"/>
          <table:table-cell table:style-name="ce252" table:number-columns-repeated="4"/>
          <table:table-cell table:style-name="ce104"/>
          <table:table-cell table:style-name="ce270"/>
          <table:table-cell table:style-name="ce252" table:number-columns-repeated="3"/>
          <table:table-cell table:style-name="ce16" table:number-columns-repeated="2"/>
          <table:table-cell table:style-name="ce139" table:number-columns-repeated="1012"/>
        </table:table-row>
        <table:table-row table:style-name="ro2">
          <table:table-cell table:style-name="ce142" office:value-type="string" calcext:value-type="string">
            <text:p>Totals</text:p>
          </table:table-cell>
          <table:table-cell table:style-name="ce253" table:formula="of:=SUM([.B44:.B63])" office:value-type="float" office:value="0" calcext:value-type="float">
            <text:p>0</text:p>
          </table:table-cell>
          <table:table-cell table:style-name="ce253" table:formula="of:=SUM([.C44:.C63])" office:value-type="float" office:value="0" calcext:value-type="float">
            <text:p>0</text:p>
          </table:table-cell>
          <table:table-cell table:style-name="ce253" table:formula="of:=SUM([.D44:.D63])" office:value-type="float" office:value="0" calcext:value-type="float">
            <text:p>0</text:p>
          </table:table-cell>
          <table:table-cell table:style-name="ce253" table:formula="of:=SUM([.E44:.E63])" office:value-type="float" office:value="0" calcext:value-type="float">
            <text:p>0</text:p>
          </table:table-cell>
          <table:table-cell table:style-name="ce104"/>
          <table:table-cell table:style-name="ce253" table:formula="of:=SUM([.G44:.G63])" office:value-type="float" office:value="0" calcext:value-type="float">
            <text:p>0</text:p>
          </table:table-cell>
          <table:table-cell table:style-name="ce253" table:formula="of:=SUM([.H44:.H63])" office:value-type="float" office:value="0" calcext:value-type="float">
            <text:p>0</text:p>
          </table:table-cell>
          <table:table-cell table:style-name="ce253" table:formula="of:=SUM([.I44:.I63])" office:value-type="float" office:value="0" calcext:value-type="float">
            <text:p>0</text:p>
          </table:table-cell>
          <table:table-cell table:style-name="ce253" table:formula="of:=SUM([.J44:.J63])" office:value-type="float" office:value="0" calcext:value-type="float">
            <text:p>0</text:p>
          </table:table-cell>
          <table:table-cell table:style-name="ce16" table:number-columns-repeated="2"/>
          <table:table-cell table:style-name="ce271" table:number-columns-repeated="1012"/>
        </table:table-row>
        <table:table-row table:style-name="ro2">
          <table:table-cell table:style-name="ce188"/>
          <table:table-cell table:style-name="ce105" table:number-columns-repeated="5"/>
          <table:table-cell table:style-name="ce266"/>
          <table:table-cell table:style-name="ce105" table:number-columns-repeated="3"/>
          <table:table-cell table:style-name="ce16" table:number-columns-repeated="2"/>
          <table:table-cell table:style-name="ce139" table:number-columns-repeated="1012"/>
        </table:table-row>
        <table:table-row table:style-name="ro1">
          <table:table-cell table:style-name="ce243"/>
          <table:table-cell table:style-name="ce251" office:value-type="string" calcext:value-type="string" table:number-columns-spanned="4" table:number-rows-spanned="1">
            <text:p>Estimated</text:p>
          </table:table-cell>
          <table:covered-table-cell table:number-columns-repeated="3" table:style-name="ce251"/>
          <table:table-cell table:style-name="ce55"/>
          <table:table-cell table:style-name="ce149" office:value-type="string" calcext:value-type="string" table:number-columns-spanned="3" table:number-rows-spanned="1">
            <text:p>Actual</text:p>
          </table:table-cell>
          <table:covered-table-cell table:number-columns-repeated="2" table:style-name="ce149"/>
          <table:table-cell table:style-name="ce55" table:number-columns-repeated="1015"/>
        </table:table-row>
        <table:table-row table:style-name="ro2">
          <table:table-cell table:style-name="ce188" office:value-type="string" calcext:value-type="string">
            <text:p>New Components</text:p>
          </table:table-cell>
          <table:table-cell table:style-name="ce150" office:value-type="string" calcext:value-type="string">
            <text:p>Method Count</text:p>
          </table:table-cell>
          <table:table-cell table:style-name="ce158" office:value-type="string" calcext:value-type="string">
            <text:p>Rel Size</text:p>
          </table:table-cell>
          <table:table-cell table:style-name="ce158" office:value-type="string" calcext:value-type="string">
            <text:p>LOCr</text:p>
          </table:table-cell>
          <table:table-cell table:style-name="ce264" office:value-type="string" calcext:value-type="string">
            <text:p>Reuseable?</text:p>
          </table:table-cell>
          <table:table-cell table:style-name="ce139"/>
          <table:table-cell table:style-name="ce150" office:value-type="string" calcext:value-type="string">
            <text:p>Method Count</text:p>
          </table:table-cell>
          <table:table-cell table:style-name="ce158" office:value-type="string" calcext:value-type="string">
            <text:p>LOCa</text:p>
          </table:table-cell>
          <table:table-cell table:style-name="ce161" office:value-type="string" calcext:value-type="string">
            <text:p>Reusable?</text:p>
          </table:table-cell>
          <table:table-cell table:style-name="ce139" table:number-columns-repeated="1015"/>
        </table:table-row>
        <table:table-row table:style-name="ro2">
          <table:table-cell table:style-name="ce245"/>
          <table:table-cell table:style-name="ce254"/>
          <table:table-cell table:style-name="ce258" table:content-validation-name="val10"/>
          <table:table-cell table:style-name="ce259" table:formula="of:=IF(OR(ISBLANK([.A68]);ISBLANK([.B68]);ISBLANK([.C68]));0;HLOOKUP([.C68];[$'Historical Data'.$B$107:.$F$109];3;FALSE())*[.B68])" office:value-type="float" office:value="0" calcext:value-type="float">
            <text:p>0</text:p>
          </table:table-cell>
          <table:table-cell table:style-name="ce254" table:content-validation-name="val11"/>
          <table:table-cell table:style-name="ce139"/>
          <table:table-cell table:style-name="ce26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69]);ISBLANK([.B69]);ISBLANK([.C69]));0;HLOOKUP([.C69];[$'Historical Data'.$B$107:.$F$109];3;FALSE())*[.B69])"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0]);ISBLANK([.B70]);ISBLANK([.C70]));0;HLOOKUP([.C70];[$'Historical Data'.$B$107:.$F$109];3;FALSE())*[.B70])"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1]);ISBLANK([.B71]);ISBLANK([.C71]));0;HLOOKUP([.C71];[$'Historical Data'.$B$107:.$F$109];3;FALSE())*[.B71])"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2]);ISBLANK([.B72]);ISBLANK([.C72]));0;HLOOKUP([.C72];[$'Historical Data'.$B$107:.$F$109];3;FALSE())*[.B72])"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3]);ISBLANK([.B73]);ISBLANK([.C73]));0;HLOOKUP([.C73];[$'Historical Data'.$B$107:.$F$109];3;FALSE())*[.B73])"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4]);ISBLANK([.B74]);ISBLANK([.C74]));0;HLOOKUP([.C74];[$'Historical Data'.$B$107:.$F$109];3;FALSE())*[.B74])"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5]);ISBLANK([.B75]);ISBLANK([.C75]));0;HLOOKUP([.C75];[$'Historical Data'.$B$107:.$F$109];3;FALSE())*[.B75])"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6]);ISBLANK([.B76]);ISBLANK([.C76]));0;HLOOKUP([.C76];[$'Historical Data'.$B$107:.$F$109];3;FALSE())*[.B76])"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7]);ISBLANK([.B77]);ISBLANK([.C77]));0;HLOOKUP([.C77];[$'Historical Data'.$B$107:.$F$109];3;FALSE())*[.B77])"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8]);ISBLANK([.B78]);ISBLANK([.C78]));0;HLOOKUP([.C78];[$'Historical Data'.$B$107:.$F$109];3;FALSE())*[.B78])"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9]);ISBLANK([.B79]);ISBLANK([.C79]));0;HLOOKUP([.C79];[$'Historical Data'.$B$107:.$F$109];3;FALSE())*[.B79])"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0]);ISBLANK([.B80]);ISBLANK([.C80]));0;HLOOKUP([.C80];[$'Historical Data'.$B$107:.$F$109];3;FALSE())*[.B80])"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1]);ISBLANK([.B81]);ISBLANK([.C81]));0;HLOOKUP([.C81];[$'Historical Data'.$B$107:.$F$109];3;FALSE())*[.B81])"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2]);ISBLANK([.B82]);ISBLANK([.C82]));0;HLOOKUP([.C82];[$'Historical Data'.$B$107:.$F$109];3;FALSE())*[.B82])"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table-cell table:style-name="ce254"/>
          <table:table-cell table:style-name="ce258" table:content-validation-name="val10"/>
          <table:table-cell table:style-name="ce259" table:formula="of:=IF(OR(ISBLANK([.A83]);ISBLANK([.B83]);ISBLANK([.C83]));0;HLOOKUP([.C83];[$'Historical Data'.$B$107:.$F$109];3;FALSE())*[.B83])" office:value-type="float" office:value="0" calcext:value-type="float">
            <text:p>0</text:p>
          </table:table-cell>
          <table:table-cell table:style-name="ce254" table:content-validation-name="val11"/>
          <table:table-cell table:style-name="ce139"/>
          <table:table-cell table:style-name="ce26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4]);ISBLANK([.B84]);ISBLANK([.C84]));0;HLOOKUP([.C84];[$'Historical Data'.$B$107:.$F$109];3;FALSE())*[.B84])"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5]);ISBLANK([.B85]);ISBLANK([.C85]));0;HLOOKUP([.C85];[$'Historical Data'.$B$107:.$F$109];3;FALSE())*[.B85])"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6]);ISBLANK([.B86]);ISBLANK([.C86]));0;HLOOKUP([.C86];[$'Historical Data'.$B$107:.$F$109];3;FALSE())*[.B86])"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7]);ISBLANK([.B87]);ISBLANK([.C87]));0;HLOOKUP([.C87];[$'Historical Data'.$B$107:.$F$109];3;FALSE())*[.B87])"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142" office:value-type="string" calcext:value-type="string">
            <text:p>Totals</text:p>
          </table:table-cell>
          <table:table-cell table:style-name="ce104" table:number-columns-repeated="2"/>
          <table:table-cell table:style-name="ce253" table:formula="of:=SUM([.D68:.D87])" office:value-type="float" office:value="0" calcext:value-type="float">
            <text:p>0</text:p>
          </table:table-cell>
          <table:table-cell table:style-name="ce104" table:formula="of:=SUMIF([.E68:.E87];[.B24];[.D68:.D87])" office:value-type="float" office:value="0" calcext:value-type="float">
            <text:p>0</text:p>
          </table:table-cell>
          <table:table-cell table:style-name="ce104" table:number-columns-repeated="2"/>
          <table:table-cell table:style-name="ce253" table:formula="of:=SUM([.H68:.H87])" office:value-type="float" office:value="0" calcext:value-type="float">
            <text:p>0</text:p>
          </table:table-cell>
          <table:table-cell table:style-name="ce104" table:formula="of:=SUMIF([.I68:.I87];[.B24];[.H68:.H87])" office:value-type="float" office:value="0" calcext:value-type="float">
            <text:p>0</text:p>
          </table:table-cell>
          <table:table-cell table:style-name="ce16" table:number-columns-repeated="2"/>
          <table:table-cell table:style-name="ce271" table:number-columns-repeated="1013"/>
        </table:table-row>
        <table:table-row table:style-name="ro2">
          <table:table-cell table:style-name="ce248"/>
          <table:table-cell table:style-name="ce104" table:number-columns-repeated="5"/>
          <table:table-cell table:style-name="ce271" table:number-columns-repeated="1018"/>
        </table:table-row>
        <table:table-row table:style-name="ro1">
          <table:table-cell table:style-name="ce243"/>
          <table:table-cell table:style-name="ce251" office:value-type="string" calcext:value-type="string">
            <text:p>Estimated</text:p>
          </table:table-cell>
          <table:table-cell table:style-name="ce251" office:value-type="string" calcext:value-type="string">
            <text:p>Actual</text:p>
          </table:table-cell>
          <table:table-cell table:style-name="ce55" table:number-columns-repeated="1021"/>
        </table:table-row>
        <table:table-row table:style-name="ro2">
          <table:table-cell table:style-name="ce188" office:value-type="string" calcext:value-type="string">
            <text:p>Reused Parts</text:p>
          </table:table-cell>
          <table:table-cell table:number-columns-repeated="2" table:style-name="ce255" office:value-type="string" calcext:value-type="string">
            <text:p>LOC</text:p>
          </table:table-cell>
          <table:table-cell table:style-name="ce139" table:number-columns-repeated="1021"/>
        </table:table-row>
        <table:table-row table:style-name="ro2">
          <table:table-cell table:style-name="ce246"/>
          <table:table-cell table:style-name="ce256" table:number-columns-repeated="2"/>
          <table:table-cell table:style-name="ce139" table:number-columns-repeated="1021"/>
        </table:table-row>
        <table:table-row table:style-name="ro2">
          <table:table-cell table:style-name="ce246"/>
          <table:table-cell table:style-name="ce152" table:number-columns-repeated="2"/>
          <table:table-cell table:style-name="ce139" table:number-columns-repeated="5"/>
          <table:table-cell table:style-name="ce253"/>
          <table:table-cell table:style-name="ce139" table:number-columns-repeated="1015"/>
        </table:table-row>
        <table:table-row table:style-name="ro2" table:number-rows-repeated="3">
          <table:table-cell table:style-name="ce246"/>
          <table:table-cell table:style-name="ce152" table:number-columns-repeated="2"/>
          <table:table-cell table:style-name="ce139" table:number-columns-repeated="1021"/>
        </table:table-row>
        <table:table-row table:style-name="ro2">
          <table:table-cell table:style-name="ce142" office:value-type="string" calcext:value-type="string">
            <text:p>Totals</text:p>
          </table:table-cell>
          <table:table-cell table:style-name="ce253" table:formula="of:=SUM([.B92:.B96])" office:value-type="float" office:value="0" calcext:value-type="float">
            <text:p>0</text:p>
          </table:table-cell>
          <table:table-cell table:style-name="ce253" table:formula="of:=SUM([.C92:.C96])" office:value-type="float" office:value="0" calcext:value-type="float">
            <text:p>0</text:p>
          </table:table-cell>
          <table:table-cell table:style-name="ce104" table:number-columns-repeated="3"/>
          <table:table-cell table:style-name="ce16"/>
          <table:table-cell table:style-name="ce271" table:number-columns-repeated="1017"/>
        </table:table-row>
        <table:table-row table:style-name="ro2">
          <table:table-cell table:style-name="ce188"/>
          <table:table-cell table:style-name="ce105" table:number-columns-repeated="2"/>
          <table:table-cell table:style-name="ce139" table:number-columns-repeated="4"/>
          <table:table-cell table:style-name="ce105" table:number-columns-repeated="3"/>
          <table:table-cell table:style-name="ce139" table:number-columns-repeated="1014"/>
        </table:table-row>
        <table:table-row table:style-name="ro2">
          <table:table-cell table:style-name="ce138" office:value-type="string" calcext:value-type="string">
            <text:p>Size Calculation</text:p>
          </table:table-cell>
          <table:table-cell table:style-name="ce55" table:number-columns-repeated="1023"/>
        </table:table-row>
        <table:table-row table:style-name="ro2">
          <table:table-cell table:style-name="ce55"/>
          <table:table-cell table:style-name="ce55" office:value-type="string" calcext:value-type="string">
            <text:p>LOCr=</text:p>
          </table:table-cell>
          <table:table-cell table:style-name="ce55"/>
          <table:table-cell table:style-name="ce260" table:formula="of:=[.D88]+[.E64]+[.D64]"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sum(LOCa)/sum(LOCr)=</text:p>
          </table:table-cell>
          <table:table-cell table:style-name="ce55"/>
          <table:table-cell table:style-name="ce261" table:formula="of:=IF(ISERR(SUM([$'Historical Data'.D116:.D120])/SUM([$'Historical Data'.B116:.B120]));0;SUM([$'Historical Data'.D116:.D120])/SUM([$'Historical Data'.B116:.B120]))" office:value-type="float" office:value="0" calcext:value-type="float">
            <text:p>0.00</text:p>
          </table:table-cell>
          <table:table-cell table:style-name="ce55" table:number-columns-repeated="1020"/>
        </table:table-row>
        <table:table-row table:style-name="ro2">
          <table:table-cell table:style-name="ce55"/>
          <table:table-cell table:style-name="ce55" office:value-type="string" calcext:value-type="string">
            <text:p>LOCp=</text:p>
          </table:table-cell>
          <table:table-cell table:style-name="ce55"/>
          <table:table-cell table:style-name="ce260" table:formula="of:=COM.MICROSOFT.CEILING([.D100]*[.D101];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confidence=</text:p>
          </table:table-cell>
          <table:table-cell table:style-name="ce55"/>
          <table:table-cell table:style-name="ce261" table:formula="of:=IF(ISERR(CORREL([$'Historical Data'.B116:.B120];[$'Historical Data'.D116:.D120])^2);0;CORREL([$'Historical Data'.B116:.B120];[$'Historical Data'.D116:.D120])^2)" office:value-type="float" office:value="0" calcext:value-type="float">
            <text:p>0.00</text:p>
          </table:table-cell>
          <table:table-cell table:style-name="ce55" table:formula="of:=IF([.D103]&gt;=0.75;&quot;High&quot;;IF([.D103]&gt;=0.5;&quot;Medium&quot;;&quot;Low&quot;))" office:value-type="string" office:string-value="Low" calcext:value-type="string">
            <text:p>Low</text:p>
          </table:table-cell>
          <table:table-cell table:style-name="ce267"/>
          <table:table-cell table:style-name="ce55" table:number-columns-repeated="1018"/>
        </table:table-row>
        <table:table-row table:style-name="ro2">
          <table:table-cell table:style-name="ce55" table:number-columns-repeated="3"/>
          <table:table-cell table:style-name="ce56"/>
          <table:table-cell table:style-name="ce55" table:number-columns-repeated="1020"/>
        </table:table-row>
        <table:table-row table:style-name="ro2">
          <table:table-cell table:style-name="ce138" office:value-type="string" calcext:value-type="string">
            <text:p>Effort Calculation</text:p>
          </table:table-cell>
          <table:table-cell table:style-name="ce55" table:number-columns-repeated="2"/>
          <table:table-cell table:style-name="ce56"/>
          <table:table-cell table:style-name="ce55" table:number-columns-repeated="1020"/>
        </table:table-row>
        <table:table-row table:style-name="ro2">
          <table:table-cell table:style-name="ce139"/>
          <table:table-cell table:style-name="ce55" office:value-type="string" calcext:value-type="string">
            <text:p>Productivity=</text:p>
          </table:table-cell>
          <table:table-cell table:style-name="ce55"/>
          <table:table-cell table:style-name="ce260" table:formula="of:=[$'Historical Data'.B123]">
            <text:p/>
          </table:table-cell>
          <table:table-cell table:style-name="ce55" table:number-columns-repeated="1020"/>
        </table:table-row>
        <table:table-row table:style-name="ro2">
          <table:table-cell table:style-name="ce55"/>
          <table:table-cell table:style-name="ce55" office:value-type="string" calcext:value-type="string">
            <text:p>sum(Ea)/sum(LOCa)=</text:p>
          </table:table-cell>
          <table:table-cell table:style-name="ce55"/>
          <table:table-cell table:style-name="ce261" table:formula="of:=IF(ISERR(SUM([$'Historical Data'.F116:.F120])/SUM([$'Historical Data'.D116:.D120]));0;SUM([$'Historical Data'.F116:.F120])/SUM([$'Historical Data'.D116:.D120]))" office:value-type="float" office:value="0" calcext:value-type="float">
            <text:p>0.00</text:p>
          </table:table-cell>
          <table:table-cell table:style-name="ce55" table:number-columns-repeated="1020"/>
        </table:table-row>
        <table:table-row table:style-name="ro2">
          <table:table-cell table:style-name="ce55"/>
          <table:table-cell table:style-name="ce55" office:value-type="string" calcext:value-type="string">
            <text:p>Ep=</text:p>
          </table:table-cell>
          <table:table-cell table:style-name="ce55"/>
          <table:table-cell table:style-name="ce260" table:formula="of:=COM.MICROSOFT.CEILING([.D102]*[.D107];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LPI=</text:p>
          </table:table-cell>
          <table:table-cell table:style-name="ce55"/>
          <table:table-cell table:style-name="ce260" table:formula="of:=COM.MICROSOFT.FLOOR([.D102]*MIN([$'Historical Data'.$H$116:.$H$119]);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UPI=</text:p>
          </table:table-cell>
          <table:table-cell table:style-name="ce55"/>
          <table:table-cell table:style-name="ce260" table:formula="of:=COM.MICROSOFT.CEILING([.D102]*MAX([$'Historical Data'.$H$116:.$H$119]);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confidence=</text:p>
          </table:table-cell>
          <table:table-cell table:style-name="ce55"/>
          <table:table-cell table:style-name="ce261" table:formula="of:=IF(ISERR(CORREL([$'Historical Data'.F116:.F120];[$'Historical Data'.D116:.D120])^2);0;CORREL([$'Historical Data'.F116:.F120];[$'Historical Data'.D116:.D120])^2)" office:value-type="float" office:value="0" calcext:value-type="float">
            <text:p>0.00</text:p>
          </table:table-cell>
          <table:table-cell table:style-name="ce55" table:formula="of:=IF(MIN([.D111];[.D103])&gt;=0.75;&quot;High&quot;;IF(MIN([.D111];[.D103])&gt;=0.5;&quot;Medium&quot;;&quot;Low&quot;))" office:value-type="string" office:string-value="Low" calcext:value-type="string">
            <text:p>Low</text:p>
          </table:table-cell>
          <table:table-cell table:style-name="ce55" table:number-columns-repeated="1019"/>
        </table:table-row>
        <table:table-row table:style-name="ro2" table:number-rows-repeated="2">
          <table:table-cell table:style-name="ce55" table:number-columns-repeated="1024"/>
        </table:table-row>
        <table:table-row table:style-name="ro2">
          <table:table-cell table:style-name="ce138" office:value-type="string" calcext:value-type="string">
            <text:p>Estimation Override</text:p>
          </table:table-cell>
          <table:table-cell table:style-name="ce55" office:value-type="string" calcext:value-type="string">
            <text:p>LOCp=</text:p>
          </table:table-cell>
          <table:table-cell table:style-name="ce55"/>
          <table:table-cell table:style-name="ce157" table:formula="of:=[.D102]"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Ep=</text:p>
          </table:table-cell>
          <table:table-cell table:style-name="ce55"/>
          <table:table-cell table:style-name="ce262" table:formula="of:=[.D108]" office:value-type="float" office:value="0" calcext:value-type="float">
            <text:p>0</text:p>
          </table:table-cell>
          <table:table-cell table:style-name="ce55" table:number-columns-repeated="1020"/>
        </table:table-row>
        <table:table-row table:style-name="ro31">
          <table:table-cell table:style-name="ce55"/>
          <table:table-cell table:style-name="ce257" office:value-type="string" calcext:value-type="string">
            <text:p>Rationale for override:</text:p>
          </table:table-cell>
          <table:table-cell table:style-name="ce55"/>
          <table:table-cell table:style-name="ce263" table:number-columns-spanned="7" table:number-rows-spanned="1"/>
          <table:covered-table-cell table:number-columns-repeated="6" table:style-name="ce263"/>
          <table:table-cell table:style-name="ce55"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Plan" table:style-name="ta12" table:protected="true">
        <loext:table-protection loext:select-protected-cells="true" loext:select-unprotected-cells="true"/>
        <office:forms form:automatic-focus="false" form:apply-design-mode="false"/>
        <table:table-column table:style-name="co19" table:default-cell-style-name="ce55"/>
        <table:table-column table:style-name="co21" table:default-cell-style-name="ce55"/>
        <table:table-column table:style-name="co48" table:visibility="collapse" table:default-cell-style-name="ce55"/>
        <table:table-column table:style-name="co21" table:default-cell-style-name="ce55"/>
        <table:table-column table:style-name="co23"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2"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number-columns-repeated="1018"/>
        </table:table-row>
        <table:table-row table:style-name="ro2" table:visibility="collapse">
          <table:table-cell table:formula="of:=[$Constants.A2]" office:value-type="string" office:string-value="Start date:" calcext:value-type="string">
            <text:p>Start date:</text:p>
          </table:table-cell>
          <table:table-cell table:style-name="ce274" table:formula="of:=[$Constants.B2]" office:value-type="date" office:date-value="2000-01-01" calcext:value-type="date">
            <text:p>1/1/2000</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style-name="ce282" table:formula="of:=[$Constants.F2]" office:value-type="percentage" office:value="1" calcext:value-type="percentage">
            <text:p>100%</text:p>
          </table:table-cell>
          <table:table-cell table:style-name="ce44" table:number-columns-repeated="2"/>
          <table:table-cell table:number-columns-repeated="1016"/>
        </table:table-row>
        <table:table-row table:style-name="ro2" table:visibility="collapse">
          <table:table-cell table:formula="of:=[$Constants.A3]" office:value-type="string" office:string-value="End date:" calcext:value-type="string">
            <text:p>End date:</text:p>
          </table:table-cell>
          <table:table-cell table:style-name="ce274" table:formula="of:=[$Constants.B3]" office:value-type="date" office:date-value="2100-01-01" calcext:value-type="date">
            <text:p>1/1/2100</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style-name="ce282" table:formula="of:=[$Constants.F3]" office:value-type="percentage" office:value="0.95" calcext:value-type="percentage">
            <text:p>95%</text:p>
          </table:table-cell>
          <table:table-cell table:style-name="ce44" table:number-columns-repeated="2"/>
          <table:table-cell table:number-columns-repeated="1016"/>
        </table:table-row>
        <table:table-row table:style-name="ro2"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style-name="ce282" table:formula="of:=[$Constants.F4]" office:value-type="percentage" office:value="0.9" calcext:value-type="percentage">
            <text:p>90%</text:p>
          </table:table-cell>
          <table:table-cell table:style-name="ce44" table:number-columns-repeated="2"/>
          <table:table-cell table:number-columns-repeated="1016"/>
        </table:table-row>
        <table:table-row table:style-name="ro2"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style-name="ce282" table:formula="of:=[$Constants.F5]" office:value-type="percentage" office:value="0.85" calcext:value-type="percentage">
            <text:p>85%</text:p>
          </table:table-cell>
          <table:table-cell table:style-name="ce44" table:number-columns-repeated="2"/>
          <table:table-cell table:number-columns-repeated="1016"/>
        </table:table-row>
        <table:table-row table:style-name="ro2"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style-name="ce282" table:formula="of:=[$Constants.F6]" office:value-type="percentage" office:value="0.8" calcext:value-type="percentage">
            <text:p>80%</text:p>
          </table:table-cell>
          <table:table-cell table:style-name="ce44" table:number-columns-repeated="2"/>
          <table:table-cell table:number-columns-repeated="1016"/>
        </table:table-row>
        <table:table-row table:style-name="ro2"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style-name="ce282" table:formula="of:=[$Constants.F7]" office:value-type="percentage" office:value="0.75" calcext:value-type="percentage">
            <text:p>75%</text:p>
          </table:table-cell>
          <table:table-cell table:style-name="ce44" table:number-columns-repeated="2"/>
          <table:table-cell table:number-columns-repeated="1016"/>
        </table:table-row>
        <table:table-row table:style-name="ro2"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style-name="ce282" table:formula="of:=[$Constants.F8]" office:value-type="percentage" office:value="0.7" calcext:value-type="percentage">
            <text:p>70%</text:p>
          </table:table-cell>
          <table:table-cell table:style-name="ce44" table:number-columns-repeated="2"/>
          <table:table-cell table:number-columns-repeated="1016"/>
        </table:table-row>
        <table:table-row table:style-name="ro2"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style-name="ce282" table:formula="of:=[$Constants.F9]" office:value-type="percentage" office:value="0.65" calcext:value-type="percentage">
            <text:p>65%</text:p>
          </table:table-cell>
          <table:table-cell table:style-name="ce44" table:number-columns-repeated="2"/>
          <table:table-cell table:number-columns-repeated="1016"/>
        </table:table-row>
        <table:table-row table:style-name="ro2"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style-name="ce282" table:formula="of:=[$Constants.F10]" office:value-type="percentage" office:value="0.5" calcext:value-type="percentage">
            <text:p>50%</text:p>
          </table:table-cell>
          <table:table-cell table:style-name="ce44" table:number-columns-repeated="2"/>
          <table:table-cell table:number-columns-repeated="1016"/>
        </table:table-row>
        <table:table-row table:style-name="ro2"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style-name="ce282" table:formula="of:=[$Constants.F29]" office:value-type="percentage" office:value="0" calcext:value-type="percentage">
            <text:p>0%</text:p>
          </table:table-cell>
          <table:table-cell table:style-name="ce44" table:number-columns-repeated="2"/>
          <table:table-cell table:number-columns-repeated="1016"/>
        </table:table-row>
        <table:table-row table:style-name="ro2"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style-name="ce282" table:formula="of:=[$Constants.F30]" office:value-type="percentage" office:value="0" calcext:value-type="percentage">
            <text:p>0%</text:p>
          </table:table-cell>
          <table:table-cell table:style-name="ce44" table:number-columns-repeated="2"/>
          <table:table-cell table:number-columns-repeated="1016"/>
        </table:table-row>
        <table:table-row table:style-name="ro2"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style-name="ce282" table:formula="of:=[$Constants.F31]" office:value-type="percentage" office:value="0" calcext:value-type="percentage">
            <text:p>0%</text:p>
          </table:table-cell>
          <table:table-cell table:style-name="ce45" table:number-columns-repeated="2"/>
          <table:table-cell/>
          <table:table-cell table:style-name="ce56" table:number-columns-repeated="1015"/>
        </table:table-row>
        <table:table-row table:style-name="ro2"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formula="of:=[$Constants.A39]" office:value-type="string" office:string-value="upper" calcext:value-type="string">
            <text:p>upper</text:p>
          </table:table-cell>
          <table:table-cell table:style-name="ce275" table:formula="of:=[$Constants.B39]" office:value-type="float" office:value="-1.5" calcext:value-type="float">
            <text:p>-1.5</text:p>
          </table:table-cell>
          <table:table-cell table:style-name="ce275" table:formula="of:=[$Constants.C39]" office:value-type="float" office:value="-0.5" calcext:value-type="float">
            <text:p>-0.5</text:p>
          </table:table-cell>
          <table:table-cell table:style-name="ce275" table:formula="of:=[$Constants.D39]" office:value-type="float" office:value="0.5" calcext:value-type="float">
            <text:p>0.5</text:p>
          </table:table-cell>
          <table:table-cell table:style-name="ce275" table:formula="of:=[$Constants.E39]" office:value-type="float" office:value="1.5" calcext:value-type="float">
            <text:p>1.5</text:p>
          </table:table-cell>
          <table:table-cell table:style-name="ce275" table:formula="of:=[$Constants.F39]" office:value-type="float" office:value="99999" calcext:value-type="float">
            <text:p>99999.0</text:p>
          </table:table-cell>
          <table:table-cell table:style-name="ce45"/>
          <table:table-cell table:style-name="ce44"/>
          <table:table-cell table:number-columns-repeated="1016"/>
        </table:table-row>
        <table:table-row table:style-name="ro2" table:visibility="collapse">
          <table:table-cell table:formula="of:=[$Constants.A40]" office:value-type="string" office:string-value="mid" calcext:value-type="string">
            <text:p>mid</text:p>
          </table:table-cell>
          <table:table-cell table:style-name="ce275" table:formula="of:=[$Constants.B40]" office:value-type="float" office:value="-2" calcext:value-type="float">
            <text:p>-2.0</text:p>
          </table:table-cell>
          <table:table-cell table:style-name="ce275" table:formula="of:=[$Constants.C40]" office:value-type="float" office:value="-1" calcext:value-type="float">
            <text:p>-1.0</text:p>
          </table:table-cell>
          <table:table-cell table:style-name="ce275" table:formula="of:=[$Constants.D40]" office:value-type="float" office:value="0" calcext:value-type="float">
            <text:p>0.0</text:p>
          </table:table-cell>
          <table:table-cell table:style-name="ce275" table:formula="of:=[$Constants.E40]" office:value-type="float" office:value="1" calcext:value-type="float">
            <text:p>1.0</text:p>
          </table:table-cell>
          <table:table-cell table:style-name="ce275" table:formula="of:=[$Constants.F40]" office:value-type="float" office:value="2" calcext:value-type="float">
            <text:p>2.0</text:p>
          </table:table-cell>
          <table:table-cell table:style-name="ce45"/>
          <table:table-cell table:style-name="ce44"/>
          <table:table-cell table:number-columns-repeated="1016"/>
        </table:table-row>
        <table:table-row table:style-name="ro2" table:visibility="collapse">
          <table:table-cell table:formula="of:=[$Constants.A41]" office:value-type="string" office:string-value="lower" calcext:value-type="string">
            <text:p>lower</text:p>
          </table:table-cell>
          <table:table-cell table:style-name="ce275" table:formula="of:=[$Constants.B41]" office:value-type="float" office:value="0" calcext:value-type="float">
            <text:p>0.0</text:p>
          </table:table-cell>
          <table:table-cell table:style-name="ce275" table:formula="of:=[$Constants.C41]" office:value-type="float" office:value="-1.5" calcext:value-type="float">
            <text:p>-1.5</text:p>
          </table:table-cell>
          <table:table-cell table:style-name="ce275" table:formula="of:=[$Constants.D41]" office:value-type="float" office:value="-0.5" calcext:value-type="float">
            <text:p>-0.5</text:p>
          </table:table-cell>
          <table:table-cell table:style-name="ce275" table:formula="of:=[$Constants.E41]" office:value-type="float" office:value="0.5" calcext:value-type="float">
            <text:p>0.5</text:p>
          </table:table-cell>
          <table:table-cell table:style-name="ce27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style-name="ce47" table:number-columns-repeated="5"/>
          <table:table-cell table:style-name="ce54" table:number-columns-repeated="1013"/>
        </table:table-row>
        <table:table-row table:style-name="ro1">
          <table:table-cell table:style-name="ce109" office:value-type="string" calcext:value-type="string" table:number-columns-spanned="3" table:number-rows-spanned="1">
            <text:p>Project Plan Summary</text:p>
          </table:table-cell>
          <table:covered-table-cell table:number-columns-repeated="2" table:style-name="ce109"/>
          <table:table-cell table:style-name="ce112" table:number-columns-repeated="5"/>
          <table:table-cell table:number-columns-repeated="1016"/>
        </table:table-row>
        <table:table-row table:style-name="ro32">
          <table:table-cell table:style-name="ce206" office:value-type="string" calcext:value-type="string" table:number-columns-spanned="6" table:number-rows-spanned="1">
            <text:p>Use this worksheet to record how much production code you plan to write and the amount of time to write it. <text:s/>Record the actual size once the project is complete. <text:s/>The actual time will be calculated from the Time Log. <text:s/>Please note that you are not being evaluated on how close your planned values to your actual values. </text:p>
          </table:table-cell>
          <table:covered-table-cell table:number-columns-repeated="5" table:style-name="ce206"/>
          <table:table-cell table:style-name="ce284" table:number-columns-repeated="4"/>
          <table:table-cell table:number-columns-repeated="1014"/>
        </table:table-row>
        <table:table-row table:style-name="ro2">
          <table:table-cell table:style-name="ce138" office:value-type="string" calcext:value-type="string">
            <text:p>Program Size (LOC)</text:p>
          </table:table-cell>
          <table:table-cell table:style-name="ce138"/>
          <table:table-cell table:style-name="ce276" office:value-type="string" calcext:value-type="string">
            <text:p>Plan</text:p>
          </table:table-cell>
          <table:table-cell table:style-name="ce276" office:value-type="string" calcext:value-type="string">
            <text:p>Actual</text:p>
          </table:table-cell>
          <table:table-cell table:style-name="ce276" office:value-type="string" calcext:value-type="string">
            <text:p>To Date</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2]" office:value-type="string" office:string-value="Base code LOC count" calcext:value-type="string">
            <text:p>Base code LOC count</text:p>
          </table:table-cell>
          <table:table-cell table:style-name="ce138"/>
          <table:table-cell table:style-name="ce154">
            <office:annotation draw:style-name="gr30" draw:text-style-name="P8" svg:width="114.89pt" svg:height="35.91pt" svg:x="235.84pt" svg:y="22pt" draw:caption-point-x="-56.69pt" draw:caption-point-y="84.27pt">
              <dc:date>2017-02-12T00:00:00</dc:date>
              <text:p text:style-name="P7"><text:span text:style-name="T4">Number of lines used </text:span><text:span text:style-name="T4">from previously-written </text:span><text:span text:style-name="T4">code</text:span></text:p>
              <text:p text:style-name="P7"><text:span text:style-name="T4"/></text:p>
            </office:annotation>
          </table:table-cell>
          <table:table-cell table:style-name="ce154"/>
          <table:table-cell table:style-name="ce280" table:formula="of:=[.D48]+[$'Historical Data'.E52]"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3]" office:value-type="string" office:string-value="   Lines deleted from Base" calcext:value-type="string">
            <text:p><text:s text:c="3"/>Lines deleted from Base</text:p>
          </table:table-cell>
          <table:table-cell table:style-name="ce138"/>
          <table:table-cell table:style-name="ce154">
            <office:annotation draw:style-name="gr31" draw:text-style-name="P8" svg:width="114.89pt" svg:height="39.94pt" svg:x="235.84pt" svg:y="33.96pt" draw:caption-point-x="-56.69pt" draw:caption-point-y="72.31pt">
              <dc:date>2017-02-12T00:00:00</dc:date>
              <text:p text:style-name="P7"><text:span text:style-name="T4">Estimate of the number of </text:span><text:span text:style-name="T4">lines deleted from </text:span><text:span text:style-name="T4">previously-written code</text:span></text:p>
              <text:p text:style-name="P7"><text:span text:style-name="T4"/></text:p>
            </office:annotation>
          </table:table-cell>
          <table:table-cell table:style-name="ce154"/>
          <table:table-cell table:style-name="ce280" table:formula="of:=[.D49]+[$'Historical Data'.E53]"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4]" office:value-type="string" office:string-value="   Lines modified from Base" calcext:value-type="string">
            <text:p><text:s text:c="3"/>Lines modified from Base</text:p>
          </table:table-cell>
          <table:table-cell table:style-name="ce138"/>
          <table:table-cell table:style-name="ce154">
            <office:annotation draw:style-name="gr32" draw:text-style-name="P8" svg:width="114.89pt" svg:height="27.95pt" svg:x="235.84pt" svg:y="45.95pt" draw:caption-point-x="-56.69pt" draw:caption-point-y="60.32pt">
              <dc:date>2017-02-12T00:00:00</dc:date>
              <text:p text:style-name="P7"><text:span text:style-name="T4">Estimated of the number </text:span><text:span text:style-name="T4">of lines modified from </text:span><text:span text:style-name="T4">previously-written code</text:span></text:p>
              <text:p text:style-name="P7"><text:span text:style-name="T4"/></text:p>
            </office:annotation>
          </table:table-cell>
          <table:table-cell table:style-name="ce154"/>
          <table:table-cell table:style-name="ce280" table:formula="of:=[.D50]+[$'Historical Data'.E54]"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5]" office:value-type="string" office:string-value="   Lines added to Base" calcext:value-type="string">
            <text:p><text:s text:c="3"/>Lines added to Base</text:p>
          </table:table-cell>
          <table:table-cell table:style-name="ce138"/>
          <table:table-cell table:style-name="ce154">
            <office:annotation draw:style-name="gr33" draw:text-style-name="P8" svg:width="114.89pt" svg:height="77.07pt" svg:x="235.84pt" svg:y="57.91pt" draw:caption-point-x="-56.69pt" draw:caption-point-y="48.36pt">
              <dc:date>2017-02-12T00:00:00</dc:date>
              <text:p text:style-name="P7"><text:span text:style-name="T4">Estimate of the number of </text:span><text:span text:style-name="T4">lines added to previously-</text:span><text:span text:style-name="T4">written code to bring it to </text:span><text:span text:style-name="T4">the point where new </text:span><text:span text:style-name="T4">functionality can be </text:span><text:span text:style-name="T4">added</text:span></text:p>
              <text:p text:style-name="P7"><text:span text:style-name="T4"/></text:p>
            </office:annotation>
          </table:table-cell>
          <table:table-cell table:style-name="ce154"/>
          <table:table-cell table:style-name="ce280" table:formula="of:=[.D51]+[$'Historical Data'.E55]"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6]" office:value-type="string" office:string-value="Reused lines" calcext:value-type="string">
            <text:p>Reused lines</text:p>
          </table:table-cell>
          <table:table-cell table:style-name="ce138"/>
          <table:table-cell table:style-name="ce154">
            <office:annotation draw:style-name="gr34" draw:text-style-name="P8" svg:width="114.89pt" svg:height="80.08pt" svg:x="235.84pt" svg:y="69.9pt" draw:caption-point-x="-56.69pt" draw:caption-point-y="36.37pt">
              <dc:date>2017-02-12T00:00:00</dc:date>
              <text:p text:style-name="P7"><text:span text:style-name="T4">Count of the number of </text:span><text:span text:style-name="T4">lines of reused source </text:span><text:span text:style-name="T4">code</text:span></text:p>
              <text:p text:style-name="P7"><text:span text:style-name="T4"/></text:p>
            </office:annotation>
          </table:table-cell>
          <table:table-cell table:style-name="ce154"/>
          <table:table-cell table:style-name="ce280" table:formula="of:=[.D52]+[$'Historical Data'.E56]" office:value-type="float" office:value="0" calcext:value-type="float">
            <text:p>0</text:p>
          </table:table-cell>
          <table:table-cell/>
          <table:table-cell table:style-name="ce138" table:number-columns-repeated="2"/>
          <table:table-cell table:number-columns-repeated="1016"/>
        </table:table-row>
        <table:table-row table:style-name="ro2">
          <table:table-cell table:style-name="ce139" table:formula="of:=[$'Historical Data'.A57]" office:value-type="string" office:string-value="New component lines of code" calcext:value-type="string">
            <text:p>New component lines of code</text:p>
          </table:table-cell>
          <table:table-cell table:style-name="ce139"/>
          <table:table-cell table:style-name="ce154">
            <office:annotation draw:style-name="gr35" draw:text-style-name="P8" svg:width="112.11pt" svg:height="129.12pt" svg:x="235.84pt" svg:y="81.89pt" draw:caption-point-x="-56.69pt" draw:caption-point-y="24.38pt">
              <dc:date>2017-02-12T00:00:00</dc:date>
              <text:p text:style-name="P7"><text:span text:style-name="T5">Estimate the number of </text:span><text:span text:style-name="T5">new lines of </text:span><text:span text:style-name="T5">production code that </text:span><text:span text:style-name="T5">provide new </text:span><text:span text:style-name="T5">functionality to meet </text:span><text:span text:style-name="T5">the specifications of </text:span></text:p>
              <text:p text:style-name="P7"><text:span text:style-name="T5">this assignment.</text:span></text:p>
            </office:annotation>
          </table:table-cell>
          <table:table-cell table:style-name="ce154" office:value-type="float" office:value="98" calcext:value-type="float">
            <text:p>98</text:p>
          </table:table-cell>
          <table:table-cell table:style-name="ce280" table:formula="of:=[.D53]+[$'Historical Data'.E57]" office:value-type="float" office:value="98" calcext:value-type="float">
            <text:p>98</text:p>
          </table:table-cell>
          <table:table-cell/>
          <table:table-cell table:style-name="ce139" table:number-columns-repeated="2"/>
          <table:table-cell table:number-columns-repeated="1016"/>
        </table:table-row>
        <table:table-row table:style-name="ro2" table:visibility="collapse">
          <table:table-cell table:number-columns-repeated="2"/>
          <table:table-cell table:style-name="ce138" table:number-columns-repeated="3"/>
          <table:table-cell table:number-columns-repeated="1019"/>
        </table:table-row>
        <table:table-row table:style-name="ro2" table:visibility="collapse">
          <table:table-cell table:style-name="ce138" office:value-type="string" calcext:value-type="string">
            <text:p>Component Count</text:p>
          </table:table-cell>
          <table:table-cell table:style-name="ce138"/>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To Date</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60]" office:value-type="string" office:string-value="Reused components" calcext:value-type="string">
            <text:p>Reused components</text:p>
          </table:table-cell>
          <table:table-cell table:style-name="ce138"/>
          <table:table-cell table:style-name="ce154" table:number-columns-repeated="2"/>
          <table:table-cell table:style-name="ce280" table:formula="of:=[.D56]+[$'Historical Data'.E60]"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61]" office:value-type="string" office:string-value="Modified components" calcext:value-type="string">
            <text:p>Modified components</text:p>
          </table:table-cell>
          <table:table-cell table:style-name="ce139"/>
          <table:table-cell table:style-name="ce154" table:number-columns-repeated="2"/>
          <table:table-cell table:style-name="ce280" table:formula="of:=[.D57]+[$'Historical Data'.E61]"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table:formula="of:=[$'Historical Data'.A62]" office:value-type="string" office:string-value="New components" calcext:value-type="string">
            <text:p>New components</text:p>
          </table:table-cell>
          <table:table-cell table:style-name="ce139"/>
          <table:table-cell table:style-name="ce154" table:number-columns-repeated="2"/>
          <table:table-cell table:style-name="ce280" table:formula="of:=[.D58]+[$'Historical Data'.E62]" office:value-type="float" office:value="0" calcext:value-type="float">
            <text:p>0</text:p>
          </table:table-cell>
          <table:table-cell/>
          <table:table-cell table:style-name="ce139" table:number-columns-repeated="2"/>
          <table:table-cell table:number-columns-repeated="1016"/>
        </table:table-row>
        <table:table-row table:style-name="ro2">
          <table:table-cell table:style-name="ce138" table:number-columns-repeated="2"/>
          <table:table-cell table:style-name="ce277" table:content-validation-name="val2"/>
          <table:table-cell table:style-name="ce277" table:content-validation-name="val3"/>
          <table:table-cell table:style-name="ce281"/>
          <table:table-cell table:style-name="ce138" table:number-columns-repeated="1019"/>
        </table:table-row>
        <table:table-row table:style-name="ro2">
          <table:table-cell table:style-name="ce138" office:value-type="string" calcext:value-type="string">
            <text:p>Time In Phase (minutes)</text:p>
          </table:table-cell>
          <table:table-cell table:style-name="ce138"/>
          <table:table-cell table:style-name="ce277" table:content-validation-name="val2" office:value-type="string" calcext:value-type="string">
            <text:p>Plan</text:p>
          </table:table-cell>
          <table:table-cell table:style-name="ce277" table:content-validation-name="val3"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table-cell table:style-name="ce135" table:formula="of:=[.B4]" office:value-type="string" office:string-value="Analysis" calcext:value-type="string">
            <text:p>Analysis</text:p>
          </table:table-cell>
          <table:table-cell/>
          <table:table-cell table:style-name="ce278" table:content-validation-name="val2" table:formula="of:=IF([.$F$1]=&quot;CA01&quot;;&quot;&quot;;[.$C$72]*[$'Historical Data'.F65])" office:value-type="float" office:value="0" calcext:value-type="float">
            <text:p>0</text:p>
          </table:table-cell>
          <table:table-cell table:style-name="ce278" table:content-validation-name="val3" table:formula="of:=SUMIF([$'Time Log'.$F$48:.$F$137];[.A61];[$'Time Log'.$E$48:.$E$137])" office:value-type="float" office:value="25" calcext:value-type="float">
            <text:p>25</text:p>
          </table:table-cell>
          <table:table-cell table:style-name="ce260" table:formula="of:=[.D61]+[$'Historical Data'.E65]" office:value-type="float" office:value="25" calcext:value-type="float">
            <text:p>25</text:p>
          </table:table-cell>
          <table:table-cell table:style-name="ce165" table:formula="of:=IF([.$E$72]=0;0;[.E61]/[.$E$72])" office:value-type="percentage" office:value="0.0463821892393321" calcext:value-type="percentage">
            <text:p>4.6%</text:p>
          </table:table-cell>
          <table:table-cell table:number-columns-repeated="1018"/>
        </table:table-row>
        <table:table-row table:style-name="ro2">
          <table:table-cell table:style-name="ce135" table:formula="of:=[.B5]" office:value-type="string" office:string-value="Architecture" calcext:value-type="string">
            <text:p>Architecture</text:p>
          </table:table-cell>
          <table:table-cell/>
          <table:table-cell table:style-name="ce278" table:content-validation-name="val2" table:formula="of:=IF([.$F$1]=&quot;CA01&quot;;&quot;&quot;;[.$C$72]*[$'Historical Data'.F66])" office:value-type="float" office:value="0" calcext:value-type="float">
            <text:p>0</text:p>
          </table:table-cell>
          <table:table-cell table:style-name="ce278" table:content-validation-name="val3" table:formula="of:=SUMIF([$'Time Log'.$F$48:.$F$137];[.A62];[$'Time Log'.$E$48:.$E$137])" office:value-type="float" office:value="80.0000000000001" calcext:value-type="float">
            <text:p>80</text:p>
          </table:table-cell>
          <table:table-cell table:style-name="ce260" table:formula="of:=[.D62]+[$'Historical Data'.E66]" office:value-type="float" office:value="80.0000000000001" calcext:value-type="float">
            <text:p>80</text:p>
          </table:table-cell>
          <table:table-cell table:style-name="ce165" table:formula="of:=IF([.$E$72]=0;0;[.E62]/[.$E$72])" office:value-type="percentage" office:value="0.148423005565863" calcext:value-type="percentage">
            <text:p>14.8%</text:p>
          </table:table-cell>
          <table:table-cell table:number-columns-repeated="1018"/>
        </table:table-row>
        <table:table-row table:style-name="ro2">
          <table:table-cell table:style-name="ce135" table:formula="of:=[.B6]" office:value-type="string" office:string-value="Project planning" calcext:value-type="string">
            <text:p>Project planning</text:p>
          </table:table-cell>
          <table:table-cell/>
          <table:table-cell table:style-name="ce278" table:content-validation-name="val2" table:formula="of:=IF([.$F$1]=&quot;CA01&quot;;&quot;&quot;;[.$C$72]*[$'Historical Data'.F67])" office:value-type="float" office:value="0" calcext:value-type="float">
            <text:p>0</text:p>
          </table:table-cell>
          <table:table-cell table:style-name="ce278" table:content-validation-name="val3" table:formula="of:=SUMIF([$'Time Log'.$F$48:.$F$137];[.A63];[$'Time Log'.$E$48:.$E$137])" office:value-type="float" office:value="25.0000000000001" calcext:value-type="float">
            <text:p>25</text:p>
          </table:table-cell>
          <table:table-cell table:style-name="ce260" table:formula="of:=[.D63]+[$'Historical Data'.E67]" office:value-type="float" office:value="25.0000000000001" calcext:value-type="float">
            <text:p>25</text:p>
          </table:table-cell>
          <table:table-cell table:style-name="ce165" table:formula="of:=IF([.$E$72]=0;0;[.E63]/[.$E$72])" office:value-type="percentage" office:value="0.0463821892393322" calcext:value-type="percentage">
            <text:p>4.6%</text:p>
          </table:table-cell>
          <table:table-cell table:number-columns-repeated="1018"/>
        </table:table-row>
        <table:table-row table:style-name="ro2">
          <table:table-cell table:style-name="ce135" table:formula="of:=[.B7]" office:value-type="string" office:string-value="Interation planning" calcext:value-type="string">
            <text:p>Interation planning</text:p>
          </table:table-cell>
          <table:table-cell/>
          <table:table-cell table:style-name="ce278" table:content-validation-name="val2" table:formula="of:=IF([.$F$1]=&quot;CA01&quot;;&quot;&quot;;[.$C$72]*[$'Historical Data'.F68])" office:value-type="float" office:value="0" calcext:value-type="float">
            <text:p>0</text:p>
          </table:table-cell>
          <table:table-cell table:style-name="ce278" table:content-validation-name="val3" table:formula="of:=SUMIF([$'Time Log'.$F$48:.$F$137];[.A64];[$'Time Log'.$E$48:.$E$137])" office:value-type="float" office:value="0" calcext:value-type="float">
            <text:p>0</text:p>
          </table:table-cell>
          <table:table-cell table:style-name="ce260" table:formula="of:=[.D64]+[$'Historical Data'.E68]" office:value-type="float" office:value="0" calcext:value-type="float">
            <text:p>0</text:p>
          </table:table-cell>
          <table:table-cell table:style-name="ce165" table:formula="of:=IF([.$E$72]=0;0;[.E64]/[.$E$72])" office:value-type="percentage" office:value="0" calcext:value-type="percentage">
            <text:p>0.0%</text:p>
          </table:table-cell>
          <table:table-cell table:number-columns-repeated="1018"/>
        </table:table-row>
        <table:table-row table:style-name="ro2">
          <table:table-cell table:style-name="ce135" table:formula="of:=[.B8]" office:value-type="string" office:string-value="Construction" calcext:value-type="string">
            <text:p>Construction</text:p>
          </table:table-cell>
          <table:table-cell/>
          <table:table-cell table:style-name="ce278" table:content-validation-name="val2" table:formula="of:=IF([.$F$1]=&quot;CA01&quot;;&quot;&quot;;[.$C$72]*[$'Historical Data'.F69])" office:value-type="float" office:value="0" calcext:value-type="float">
            <text:p>0</text:p>
          </table:table-cell>
          <table:table-cell table:style-name="ce278" table:content-validation-name="val3" table:formula="of:=SUMIF([$'Time Log'.$F$48:.$F$137];[.A65];[$'Time Log'.$E$48:.$E$137])" office:value-type="float" office:value="170" calcext:value-type="float">
            <text:p>170</text:p>
          </table:table-cell>
          <table:table-cell table:style-name="ce260" table:formula="of:=[.D65]+[$'Historical Data'.E69]" office:value-type="float" office:value="170" calcext:value-type="float">
            <text:p>170</text:p>
          </table:table-cell>
          <table:table-cell table:style-name="ce165" table:formula="of:=IF([.$E$72]=0;0;[.E65]/[.$E$72])" office:value-type="percentage" office:value="0.315398886827458" calcext:value-type="percentage">
            <text:p>31.5%</text:p>
          </table:table-cell>
          <table:table-cell table:number-columns-repeated="1018"/>
        </table:table-row>
        <table:table-row table:style-name="ro2">
          <table:table-cell table:style-name="ce135" table:formula="of:=[.B9]" office:value-type="string" office:string-value="Refactoring" calcext:value-type="string">
            <text:p>Refactoring</text:p>
          </table:table-cell>
          <table:table-cell/>
          <table:table-cell table:style-name="ce278" table:content-validation-name="val2" table:formula="of:=IF([.$F$1]=&quot;CA01&quot;;&quot;&quot;;[.$C$72]*[$'Historical Data'.F70])" office:value-type="float" office:value="0" calcext:value-type="float">
            <text:p>0</text:p>
          </table:table-cell>
          <table:table-cell table:style-name="ce278" table:content-validation-name="val3" table:formula="of:=SUMIF([$'Time Log'.$F$48:.$F$137];[.A66];[$'Time Log'.$E$48:.$E$137])" office:value-type="float" office:value="30.0000000000001" calcext:value-type="float">
            <text:p>30</text:p>
          </table:table-cell>
          <table:table-cell table:style-name="ce260" table:formula="of:=[.D66]+[$'Historical Data'.E70]" office:value-type="float" office:value="30.0000000000001" calcext:value-type="float">
            <text:p>30</text:p>
          </table:table-cell>
          <table:table-cell table:style-name="ce165" table:formula="of:=IF([.$E$72]=0;0;[.E66]/[.$E$72])" office:value-type="percentage" office:value="0.0556586270871986" calcext:value-type="percentage">
            <text:p>5.6%</text:p>
          </table:table-cell>
          <table:table-cell table:number-columns-repeated="1018"/>
        </table:table-row>
        <table:table-row table:style-name="ro2">
          <table:table-cell table:style-name="ce135" table:formula="of:=[.B10]" office:value-type="string" office:string-value="Review" calcext:value-type="string">
            <text:p>Review</text:p>
          </table:table-cell>
          <table:table-cell/>
          <table:table-cell table:style-name="ce278" table:content-validation-name="val2" table:formula="of:=IF([.$F$1]=&quot;CA01&quot;;&quot;&quot;;[.$C$72]*[$'Historical Data'.F71])" office:value-type="float" office:value="0" calcext:value-type="float">
            <text:p>0</text:p>
          </table:table-cell>
          <table:table-cell table:style-name="ce278" table:content-validation-name="val3" table:formula="of:=SUMIF([$'Time Log'.$F$48:.$F$137];[.A67];[$'Time Log'.$E$48:.$E$137])" office:value-type="float" office:value="0" calcext:value-type="float">
            <text:p>0</text:p>
          </table:table-cell>
          <table:table-cell table:style-name="ce260" table:formula="of:=[.D67]+[$'Historical Data'.E71]" office:value-type="float" office:value="0" calcext:value-type="float">
            <text:p>0</text:p>
          </table:table-cell>
          <table:table-cell table:style-name="ce165" table:formula="of:=IF([.$E$72]=0;0;[.E67]/[.$E$72])" office:value-type="percentage" office:value="0" calcext:value-type="percentage">
            <text:p>0.0%</text:p>
          </table:table-cell>
          <table:table-cell table:number-columns-repeated="1018"/>
        </table:table-row>
        <table:table-row table:style-name="ro2">
          <table:table-cell table:style-name="ce135" table:formula="of:=[.B11]" office:value-type="string" office:string-value="Integration test" calcext:value-type="string">
            <text:p>Integration test</text:p>
          </table:table-cell>
          <table:table-cell/>
          <table:table-cell table:style-name="ce278" table:content-validation-name="val2" table:formula="of:=IF([.$F$1]=&quot;CA01&quot;;&quot;&quot;;[.$C$72]*[$'Historical Data'.F72])" office:value-type="float" office:value="0" calcext:value-type="float">
            <text:p>0</text:p>
          </table:table-cell>
          <table:table-cell table:style-name="ce278" table:content-validation-name="val3" table:formula="of:=SUMIF([$'Time Log'.$F$48:.$F$137];[.A68];[$'Time Log'.$E$48:.$E$137])" office:value-type="float" office:value="164" calcext:value-type="float">
            <text:p>164</text:p>
          </table:table-cell>
          <table:table-cell table:style-name="ce260" table:formula="of:=[.D68]+[$'Historical Data'.E72]" office:value-type="float" office:value="164" calcext:value-type="float">
            <text:p>164</text:p>
          </table:table-cell>
          <table:table-cell table:style-name="ce165" table:formula="of:=IF([.$E$72]=0;0;[.E68]/[.$E$72])" office:value-type="percentage" office:value="0.304267161410018" calcext:value-type="percentage">
            <text:p>30.4%</text:p>
          </table:table-cell>
          <table:table-cell table:number-columns-repeated="1018"/>
        </table:table-row>
        <table:table-row table:style-name="ro2">
          <table:table-cell table:style-name="ce135" table:formula="of:=[.B12]" office:value-type="string" office:string-value="Repatterning" calcext:value-type="string">
            <text:p>Repatterning</text:p>
          </table:table-cell>
          <table:table-cell/>
          <table:table-cell table:style-name="ce278" table:content-validation-name="val2" table:formula="of:=IF([.$F$1]=&quot;CA01&quot;;&quot;&quot;;[.$C$72]*[$'Historical Data'.F73])" office:value-type="float" office:value="0" calcext:value-type="float">
            <text:p>0</text:p>
          </table:table-cell>
          <table:table-cell table:style-name="ce278" table:content-validation-name="val3" table:formula="of:=SUMIF([$'Time Log'.$F$48:.$F$137];[.A69];[$'Time Log'.$E$48:.$E$137])" office:value-type="float" office:value="0" calcext:value-type="float">
            <text:p>0</text:p>
          </table:table-cell>
          <table:table-cell table:style-name="ce260" table:formula="of:=[.D69]+[$'Historical Data'.E73]" office:value-type="float" office:value="0" calcext:value-type="float">
            <text:p>0</text:p>
          </table:table-cell>
          <table:table-cell table:style-name="ce165" table:formula="of:=IF([.$E$72]=0;0;[.E69]/[.$E$72])" office:value-type="percentage" office:value="0" calcext:value-type="percentage">
            <text:p>0.0%</text:p>
          </table:table-cell>
          <table:table-cell table:number-columns-repeated="1018"/>
        </table:table-row>
        <table:table-row table:style-name="ro2">
          <table:table-cell table:style-name="ce135" table:formula="of:=[.B13]" office:value-type="string" office:string-value="Postmortem" calcext:value-type="string">
            <text:p>Postmortem</text:p>
          </table:table-cell>
          <table:table-cell/>
          <table:table-cell table:style-name="ce278" table:content-validation-name="val2" table:formula="of:=IF([.$F$1]=&quot;CA01&quot;;&quot;&quot;;[.$C$72]*[$'Historical Data'.F74])" office:value-type="float" office:value="0" calcext:value-type="float">
            <text:p>0</text:p>
          </table:table-cell>
          <table:table-cell table:style-name="ce278" table:content-validation-name="val3" table:formula="of:=SUMIF([$'Time Log'.$F$48:.$F$137];[.A70];[$'Time Log'.$E$48:.$E$137])" office:value-type="float" office:value="45" calcext:value-type="float">
            <text:p>45</text:p>
          </table:table-cell>
          <table:table-cell table:style-name="ce260" table:formula="of:=[.D70]+[$'Historical Data'.E74]" office:value-type="float" office:value="45" calcext:value-type="float">
            <text:p>45</text:p>
          </table:table-cell>
          <table:table-cell table:style-name="ce165" table:formula="of:=IF([.$E$72]=0;0;[.E70]/[.$E$72])" office:value-type="percentage" office:value="0.0834879406307977" calcext:value-type="percentage">
            <text:p>8.3%</text:p>
          </table:table-cell>
          <table:table-cell table:number-columns-repeated="1018"/>
        </table:table-row>
        <table:table-row table:style-name="ro2">
          <table:table-cell table:style-name="ce135" table:formula="of:=[.B14]" office:value-type="string" office:string-value="Sandbox" calcext:value-type="string">
            <text:p>Sandbox</text:p>
          </table:table-cell>
          <table:table-cell/>
          <table:table-cell table:style-name="ce278" table:content-validation-name="val2" table:formula="of:=IF([.$F$1]=&quot;CA01&quot;;&quot;&quot;;[.$C$72]*[$'Historical Data'.F75])" office:value-type="float" office:value="0" calcext:value-type="float">
            <text:p>0</text:p>
          </table:table-cell>
          <table:table-cell table:style-name="ce278" table:content-validation-name="val3" table:formula="of:=SUMIF([$'Time Log'.$F$48:.$F$137];[.A71];[$'Time Log'.$E$48:.$E$137])" office:value-type="float" office:value="0" calcext:value-type="float">
            <text:p>0</text:p>
          </table:table-cell>
          <table:table-cell table:style-name="ce260" table:formula="of:=[.D71]+[$'Historical Data'.E75]" office:value-type="float" office:value="0" calcext:value-type="float">
            <text:p>0</text:p>
          </table:table-cell>
          <table:table-cell table:style-name="ce165" table:formula="of:=IF([.$E$72]=0;0;[.E71]/[.$E$72])" office:value-type="percentage" office:value="0" calcext:value-type="percentage">
            <text:p>0.0%</text:p>
          </table:table-cell>
          <table:table-cell table:number-columns-repeated="1018"/>
        </table:table-row>
        <table:table-row table:style-name="ro2">
          <table:table-cell office:value-type="string" calcext:value-type="string">
            <text:p>TOTAL</text:p>
          </table:table-cell>
          <table:table-cell/>
          <table:table-cell table:style-name="ce154">
            <office:annotation draw:style-name="gr36" draw:text-style-name="P9" svg:width="114.92pt" svg:height="58pt" svg:x="339.56pt" svg:y="549.98pt" draw:caption-point-x="-160.41pt" draw:caption-point-y="-261.69pt">
              <dc:date>2017-02-12T00:00:00</dc:date>
              <text:p text:style-name="P7"><text:span text:style-name="T4">Estimate in minutes how </text:span><text:span text:style-name="T4">much time you plan to </text:span><text:span text:style-name="T4">expend on this </text:span><text:span text:style-name="T4">assignment.</text:span></text:p>
              <text:p text:style-name="P7"><text:span text:style-name="T4"/></text:p>
            </office:annotation>
          </table:table-cell>
          <table:table-cell table:style-name="ce278" table:content-validation-name="val3" table:formula="of:=SUM([.D61:.D71])" office:value-type="float" office:value="539.000000000001" calcext:value-type="float">
            <text:p>539</text:p>
          </table:table-cell>
          <table:table-cell table:style-name="ce260" table:formula="of:=[.D72]+[$'Historical Data'.E76]" office:value-type="float" office:value="539.000000000001" calcext:value-type="float">
            <text:p>539</text:p>
          </table:table-cell>
          <table:table-cell table:style-name="ce165" table:formula="of:=IF([.$E$72]=0;0;[.E72]/[.$E$72])" office:value-type="percentage" office:value="1" calcext:value-type="percentage">
            <text:p>100.0%</text:p>
          </table:table-cell>
          <table:table-cell table:number-columns-repeated="1018"/>
        </table:table-row>
        <table:table-row table:style-name="ro2">
          <table:table-cell table:number-columns-repeated="2"/>
          <table:table-cell table:style-name="ce218"/>
          <table:table-cell table:style-name="ce218" table:content-validation-name="val3"/>
          <table:table-cell table:style-name="ce56"/>
          <table:table-cell table:number-columns-repeated="1019"/>
        </table:table-row>
        <table:table-row table:style-name="ro2" table:visibility="collapse">
          <table:table-cell table:style-name="ce138" office:value-type="string" calcext:value-type="string">
            <text:p>Changes Injected</text:p>
          </table:table-cell>
          <table:table-cell table:style-name="ce138"/>
          <table:table-cell table:style-name="ce279"/>
          <table:table-cell table:style-name="ce279"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163" table:content-validation-name="val3" table:formula="of:=COUNTIF([$'Change Log'.$D$60:.$D$134];[.A75])" office:value-type="float" office:value="0" calcext:value-type="float">
            <text:p>0</text:p>
          </table:table-cell>
          <table:table-cell table:style-name="ce163" table:formula="of:=[.D75]+[$'Historical Data'.E79]" office:value-type="float" office:value="0" calcext:value-type="float">
            <text:p>0</text:p>
          </table:table-cell>
          <table:table-cell table:style-name="ce165" table:formula="of:=IF([.E75]=0;0;[.E75]/[.$E$86])"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163" table:content-validation-name="val3" table:formula="of:=COUNTIF([$'Change Log'.$D$60:.$D$134];[.A76])" office:value-type="float" office:value="0" calcext:value-type="float">
            <text:p>0</text:p>
          </table:table-cell>
          <table:table-cell table:style-name="ce163" table:formula="of:=[.D76]+[$'Historical Data'.E80]" office:value-type="float" office:value="0" calcext:value-type="float">
            <text:p>0</text:p>
          </table:table-cell>
          <table:table-cell table:style-name="ce165" table:formula="of:=IF([.E76]=0;0;[.E76]/[.$E$86])"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163" table:content-validation-name="val3" table:formula="of:=COUNTIF([$'Change Log'.$D$60:.$D$134];[.A77])" office:value-type="float" office:value="0" calcext:value-type="float">
            <text:p>0</text:p>
          </table:table-cell>
          <table:table-cell table:style-name="ce163" table:formula="of:=[.D77]+[$'Historical Data'.E81]" office:value-type="float" office:value="0" calcext:value-type="float">
            <text:p>0</text:p>
          </table:table-cell>
          <table:table-cell table:style-name="ce165" table:formula="of:=IF([.E77]=0;0;[.E77]/[.$E$86])" office:value-type="percentage" office:value="0" calcext:value-type="percentage">
            <text:p>0.0%</text:p>
          </table:table-cell>
          <table:table-cell/>
          <table:table-cell table:style-name="ce45"/>
          <table:table-cell table:number-columns-repeated="1016"/>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163" table:content-validation-name="val3" table:formula="of:=COUNTIF([$'Change Log'.$D$60:.$D$134];[.A78])" office:value-type="float" office:value="0" calcext:value-type="float">
            <text:p>0</text:p>
          </table:table-cell>
          <table:table-cell table:style-name="ce163" table:formula="of:=[.D78]+[$'Historical Data'.E82]" office:value-type="float" office:value="0" calcext:value-type="float">
            <text:p>0</text:p>
          </table:table-cell>
          <table:table-cell table:style-name="ce165" table:formula="of:=IF([.E78]=0;0;[.E78]/[.$E$86])" office:value-type="percentage" office:value="0" calcext:value-type="percentage">
            <text:p>0.0%</text:p>
          </table:table-cell>
          <table:table-cell/>
          <table:table-cell table:style-name="ce45"/>
          <table:table-cell table:number-columns-repeated="1016"/>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163" table:content-validation-name="val3" table:formula="of:=COUNTIF([$'Change Log'.$D$60:.$D$134];[.A79])" office:value-type="float" office:value="0" calcext:value-type="float">
            <text:p>0</text:p>
          </table:table-cell>
          <table:table-cell table:style-name="ce163" table:formula="of:=[.D79]+[$'Historical Data'.E83]" office:value-type="float" office:value="0" calcext:value-type="float">
            <text:p>0</text:p>
          </table:table-cell>
          <table:table-cell table:style-name="ce165" table:formula="of:=IF([.E79]=0;0;[.E79]/[.$E$86])"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163" table:content-validation-name="val3" table:formula="of:=COUNTIF([$'Change Log'.$D$60:.$D$134];[.A80])" office:value-type="float" office:value="0" calcext:value-type="float">
            <text:p>0</text:p>
          </table:table-cell>
          <table:table-cell table:style-name="ce163" table:formula="of:=[.D80]+[$'Historical Data'.E84]" office:value-type="float" office:value="0" calcext:value-type="float">
            <text:p>0</text:p>
          </table:table-cell>
          <table:table-cell table:style-name="ce165" table:formula="of:=IF([.E80]=0;0;[.E80]/[.$E$86])"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163" table:content-validation-name="val3" table:formula="of:=COUNTIF([$'Change Log'.$D$60:.$D$134];[.A81])" office:value-type="float" office:value="0" calcext:value-type="float">
            <text:p>0</text:p>
          </table:table-cell>
          <table:table-cell table:style-name="ce163" table:formula="of:=[.D81]+[$'Historical Data'.E85]" office:value-type="float" office:value="0" calcext:value-type="float">
            <text:p>0</text:p>
          </table:table-cell>
          <table:table-cell table:style-name="ce165" table:formula="of:=IF([.E81]=0;0;[.E81]/[.$E$86])"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163" table:content-validation-name="val3" table:formula="of:=COUNTIF([$'Change Log'.$D$60:.$D$134];[.A82])" office:value-type="float" office:value="0" calcext:value-type="float">
            <text:p>0</text:p>
          </table:table-cell>
          <table:table-cell table:style-name="ce163" table:formula="of:=[.D82]+[$'Historical Data'.E86]" office:value-type="float" office:value="0" calcext:value-type="float">
            <text:p>0</text:p>
          </table:table-cell>
          <table:table-cell table:style-name="ce165" table:formula="of:=IF([.E82]=0;0;[.E82]/[.$E$86])"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163" table:content-validation-name="val3" table:formula="of:=COUNTIF([$'Change Log'.$D$60:.$D$134];[.A83])" office:value-type="float" office:value="0" calcext:value-type="float">
            <text:p>0</text:p>
          </table:table-cell>
          <table:table-cell table:style-name="ce163" table:formula="of:=[.D83]+[$'Historical Data'.E87]" office:value-type="float" office:value="0" calcext:value-type="float">
            <text:p>0</text:p>
          </table:table-cell>
          <table:table-cell table:style-name="ce165" table:formula="of:=IF([.E83]=0;0;[.E83]/[.$E$86])"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163" table:content-validation-name="val3" table:formula="of:=COUNTIF([$'Change Log'.$D$60:.$D$134];[.A84])" office:value-type="float" office:value="0" calcext:value-type="float">
            <text:p>0</text:p>
          </table:table-cell>
          <table:table-cell table:style-name="ce163" table:formula="of:=[.D84]+[$'Historical Data'.E88]" office:value-type="float" office:value="0" calcext:value-type="float">
            <text:p>0</text:p>
          </table:table-cell>
          <table:table-cell table:style-name="ce165" table:formula="of:=IF([.E84]=0;0;[.E84]/[.$E$86])"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163" table:content-validation-name="val3" table:formula="of:=COUNTIF([$'Change Log'.$D$60:.$D$134];[.A85])" office:value-type="float" office:value="0" calcext:value-type="float">
            <text:p>0</text:p>
          </table:table-cell>
          <table:table-cell table:style-name="ce163" table:formula="of:=[.D85]+[$'Historical Data'.E89]" office:value-type="float" office:value="0" calcext:value-type="float">
            <text:p>0</text:p>
          </table:table-cell>
          <table:table-cell table:style-name="ce165" table:formula="of:=IF([.E85]=0;0;[.E85]/[.$E$86])"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163" table:content-validation-name="val3" table:formula="of:=SUM([.D75:.D85])" office:value-type="float" office:value="0" calcext:value-type="float">
            <text:p>0</text:p>
          </table:table-cell>
          <table:table-cell table:style-name="ce163" table:formula="of:=[.D86]+[$'Historical Data'.E90]" office:value-type="float" office:value="0" calcext:value-type="float">
            <text:p>0</text:p>
          </table:table-cell>
          <table:table-cell table:style-name="ce165" table:formula="of:=IF([.E86]=0;0;[.E86]/[.$E$86])" office:value-type="percentage" office:value="0" calcext:value-type="percentage">
            <text:p>0.0%</text:p>
          </table:table-cell>
          <table:table-cell table:number-columns-repeated="1018"/>
        </table:table-row>
        <table:table-row table:style-name="ro2" table:visibility="collapse">
          <table:table-cell table:number-columns-repeated="3"/>
          <table:table-cell table:content-validation-name="val3"/>
          <table:table-cell table:style-name="ce163"/>
          <table:table-cell table:number-columns-repeated="1019"/>
        </table:table-row>
        <table:table-row table:style-name="ro2" table:visibility="collapse">
          <table:table-cell table:style-name="ce138" office:value-type="string" calcext:value-type="string">
            <text:p>Changes Implemented</text:p>
          </table:table-cell>
          <table:table-cell table:style-name="ce138"/>
          <table:table-cell table:style-name="ce279"/>
          <table:table-cell table:style-name="ce279"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163" table:content-validation-name="val3" table:formula="of:=COUNTIF([$'Change Log'.$F$60:.$F$134];[.A89])" office:value-type="float" office:value="0" calcext:value-type="float">
            <text:p>0</text:p>
          </table:table-cell>
          <table:table-cell table:style-name="ce163" table:formula="of:=[.D89]+[$'Historical Data'.E93]" office:value-type="float" office:value="0" calcext:value-type="float">
            <text:p>0</text:p>
          </table:table-cell>
          <table:table-cell table:style-name="ce283" table:formula="of:=IF([.E89]=0;0;[.E89]/[.$E$100])"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163" table:content-validation-name="val3" table:formula="of:=COUNTIF([$'Change Log'.$F$60:.$F$134];[.A90])" office:value-type="float" office:value="0" calcext:value-type="float">
            <text:p>0</text:p>
          </table:table-cell>
          <table:table-cell table:style-name="ce163" table:formula="of:=[.D90]+[$'Historical Data'.E94]" office:value-type="float" office:value="0" calcext:value-type="float">
            <text:p>0</text:p>
          </table:table-cell>
          <table:table-cell table:style-name="ce283" table:formula="of:=IF([.E90]=0;0;[.E90]/[.$E$100])"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163" table:content-validation-name="val3" table:formula="of:=COUNTIF([$'Change Log'.$F$60:.$F$134];[.A91])" office:value-type="float" office:value="0" calcext:value-type="float">
            <text:p>0</text:p>
          </table:table-cell>
          <table:table-cell table:style-name="ce163" table:formula="of:=[.D91]+[$'Historical Data'.E95]" office:value-type="float" office:value="0" calcext:value-type="float">
            <text:p>0</text:p>
          </table:table-cell>
          <table:table-cell table:style-name="ce283" table:formula="of:=IF([.E91]=0;0;[.E91]/[.$E$100])" office:value-type="percentage" office:value="0" calcext:value-type="percentage">
            <text:p>0.0%</text:p>
          </table:table-cell>
          <table:table-cell table:number-columns-repeated="1018"/>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163" table:content-validation-name="val3" table:formula="of:=COUNTIF([$'Change Log'.$F$60:.$F$134];[.A92])" office:value-type="float" office:value="0" calcext:value-type="float">
            <text:p>0</text:p>
          </table:table-cell>
          <table:table-cell table:style-name="ce163" table:formula="of:=[.D92]+[$'Historical Data'.E96]" office:value-type="float" office:value="0" calcext:value-type="float">
            <text:p>0</text:p>
          </table:table-cell>
          <table:table-cell table:style-name="ce283" table:formula="of:=IF([.E92]=0;0;[.E92]/[.$E$100])" office:value-type="percentage" office:value="0" calcext:value-type="percentage">
            <text:p>0.0%</text:p>
          </table:table-cell>
          <table:table-cell table:number-columns-repeated="1018"/>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163" table:content-validation-name="val3" table:formula="of:=COUNTIF([$'Change Log'.$F$60:.$F$134];[.A93])" office:value-type="float" office:value="0" calcext:value-type="float">
            <text:p>0</text:p>
          </table:table-cell>
          <table:table-cell table:style-name="ce163" table:formula="of:=[.D93]+[$'Historical Data'.E97]" office:value-type="float" office:value="0" calcext:value-type="float">
            <text:p>0</text:p>
          </table:table-cell>
          <table:table-cell table:style-name="ce283" table:formula="of:=IF([.E93]=0;0;[.E93]/[.$E$100])"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163" table:content-validation-name="val3" table:formula="of:=COUNTIF([$'Change Log'.$F$60:.$F$134];[.A94])" office:value-type="float" office:value="0" calcext:value-type="float">
            <text:p>0</text:p>
          </table:table-cell>
          <table:table-cell table:style-name="ce163" table:formula="of:=[.D94]+[$'Historical Data'.E98]" office:value-type="float" office:value="0" calcext:value-type="float">
            <text:p>0</text:p>
          </table:table-cell>
          <table:table-cell table:style-name="ce283" table:formula="of:=IF([.E94]=0;0;[.E94]/[.$E$100])"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163" table:content-validation-name="val3" table:formula="of:=COUNTIF([$'Change Log'.$F$60:.$F$134];[.A95])" office:value-type="float" office:value="0" calcext:value-type="float">
            <text:p>0</text:p>
          </table:table-cell>
          <table:table-cell table:style-name="ce163" table:formula="of:=[.D95]+[$'Historical Data'.E99]" office:value-type="float" office:value="0" calcext:value-type="float">
            <text:p>0</text:p>
          </table:table-cell>
          <table:table-cell table:style-name="ce283" table:formula="of:=IF([.E95]=0;0;[.E95]/[.$E$100])"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163" table:content-validation-name="val3" table:formula="of:=COUNTIF([$'Change Log'.$F$60:.$F$134];[.A96])" office:value-type="float" office:value="0" calcext:value-type="float">
            <text:p>0</text:p>
          </table:table-cell>
          <table:table-cell table:style-name="ce163" table:formula="of:=[.D96]+[$'Historical Data'.E100]" office:value-type="float" office:value="0" calcext:value-type="float">
            <text:p>0</text:p>
          </table:table-cell>
          <table:table-cell table:style-name="ce283" table:formula="of:=IF([.E96]=0;0;[.E96]/[.$E$100])"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163" table:content-validation-name="val3" table:formula="of:=COUNTIF([$'Change Log'.$F$60:.$F$134];[.A97])" office:value-type="float" office:value="0" calcext:value-type="float">
            <text:p>0</text:p>
          </table:table-cell>
          <table:table-cell table:style-name="ce163" table:formula="of:=[.D97]+[$'Historical Data'.E101]" office:value-type="float" office:value="0" calcext:value-type="float">
            <text:p>0</text:p>
          </table:table-cell>
          <table:table-cell table:style-name="ce283" table:formula="of:=IF([.E97]=0;0;[.E97]/[.$E$100])"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163" table:content-validation-name="val3" table:formula="of:=COUNTIF([$'Change Log'.$F$60:.$F$134];[.A98])" office:value-type="float" office:value="0" calcext:value-type="float">
            <text:p>0</text:p>
          </table:table-cell>
          <table:table-cell table:style-name="ce163" table:formula="of:=[.D98]+[$'Historical Data'.E102]" office:value-type="float" office:value="0" calcext:value-type="float">
            <text:p>0</text:p>
          </table:table-cell>
          <table:table-cell table:style-name="ce283" table:formula="of:=IF([.E98]=0;0;[.E98]/[.$E$100])"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163" table:content-validation-name="val3" table:formula="of:=COUNTIF([$'Change Log'.$F$60:.$F$134];[.A99])" office:value-type="float" office:value="0" calcext:value-type="float">
            <text:p>0</text:p>
          </table:table-cell>
          <table:table-cell table:style-name="ce163" table:formula="of:=[.D99]+[$'Historical Data'.E103]" office:value-type="float" office:value="0" calcext:value-type="float">
            <text:p>0</text:p>
          </table:table-cell>
          <table:table-cell table:style-name="ce283" table:formula="of:=IF([.E99]=0;0;[.E99]/[.$E$100])"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163" table:formula="of:=SUM([.D89:.D99])" office:value-type="float" office:value="0" calcext:value-type="float">
            <text:p>0</text:p>
          </table:table-cell>
          <table:table-cell table:style-name="ce163" table:formula="of:=[.D100]+[$'Historical Data'.E104]" office:value-type="float" office:value="0" calcext:value-type="float">
            <text:p>0</text:p>
          </table:table-cell>
          <table:table-cell table:style-name="ce283" table:formula="of:=IF([.E100]=0;0;[.E100]/[.$E$100])" office:value-type="percentage" office:value="0" calcext:value-type="percentage">
            <text:p>0.0%</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plan.$#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plan.$#REF!$#REF!"/>
          <table:named-expression table:name="HistoricalData4A" table:base-cell-address="$Description.$A$1" table:expression="$plan.$#REF!$#REF!"/>
          <table:named-expression table:name="InstructorAssessment4A" table:base-cell-address="$Description.$A$1" table:expression="$plan.$#REF!$#REF!"/>
          <table:named-expression table:name="l" table:base-cell-address="$Description.$A$1" table:expression="#REF!"/>
          <table:named-expression table:name="LessonLearned4A" table:base-cell-address="$Description.$A$1" table:expression="$plan.$#REF!$#REF!"/>
          <table:named-expression table:name="OperationalSpecification" table:base-cell-address="$Description.$A$1" table:expression="#REF!"/>
          <table:named-expression table:name="OperationalSpecification6A" table:base-cell-address="$Description.$A$1" table:expression="$plan.$#REF!$#REF!"/>
          <table:named-range table:name="ProjectPlanSummary4A" table:base-cell-address="$Description.$A$1" table:cell-range-address="$Plan.$A$45"/>
          <table:named-expression table:name="Schedule6A" table:base-cell-address="$Description.$A$1" table:expression="$plan.$#REF!$#REF!"/>
          <table:named-expression table:name="SizeEstimate4A" table:base-cell-address="$Description.$A$1" table:expression="$plan.$#REF!$#REF!"/>
          <table:named-expression table:name="SourceCode4A" table:base-cell-address="$Description.$A$1" table:expression="$plan.$#REF!$#REF!"/>
          <table:named-expression table:name="TaskPlan" table:base-cell-address="$Description.$A$1" table:expression="#REF!"/>
          <table:named-expression table:name="TaskPlan6A" table:base-cell-address="$Description.$A$1" table:expression="$plan.$#REF!$#REF!"/>
          <table:named-expression table:name="TestReport4A" table:base-cell-address="$Description.$A$1" table:expression="$plan.$#REF!$#REF!"/>
          <table:named-expression table:name="TimeLog4A" table:base-cell-address="$Description.$A$1" table:expression="$plan.$#REF!$#REF!"/>
          <table:named-expression table:name="toc6A" table:base-cell-address="$Description.$A$1" table:expression="$plan.$#REF!$#REF!"/>
        </table:named-expressions>
      </table:table>
      <table:table table:name="Iterations" table:style-name="ta13" table:protected="true">
        <loext:table-protection loext:select-protected-cells="true" loext:select-unprotected-cells="true"/>
        <table:table-column table:style-name="co54" table:default-cell-style-name="ce105"/>
        <table:table-column table:style-name="co55" table:number-columns-repeated="256" table:default-cell-style-name="ce105"/>
        <table:table-column table:style-name="co55" table:number-columns-repeated="767" table:default-cell-style-name="Default"/>
        <table:table-row table:style-name="ro1">
          <table:table-cell table:style-name="ce112" office:value-type="string" calcext:value-type="string">
            <text:p>Iterations</text:p>
          </table:table-cell>
          <table:table-cell table:style-name="ce112" table:number-columns-repeated="5"/>
          <table:table-cell table:style-name="ce55" table:number-columns-repeated="1018"/>
        </table:table-row>
        <table:table-row table:style-name="ro27" table:visibility="collapse">
          <table:table-cell table:style-name="ce184" table:number-columns-repeated="6"/>
          <table:table-cell table:style-name="ce55" table:number-columns-repeated="1018"/>
        </table:table-row>
        <table:table-row table:style-name="ro1" table:visibility="collapse">
          <table:table-cell table:style-name="ce224" office:value-type="string" calcext:value-type="string">
            <text:p>Standards</text:p>
          </table:table-cell>
          <table:table-cell table:style-name="ce191" table:number-columns-repeated="5"/>
          <table:table-cell table:style-name="ce55" table:number-columns-repeated="1018"/>
        </table:table-row>
        <table:table-row table:style-name="ro2" table:visibility="collapse">
          <table:table-cell table:style-name="ce191" office:value-type="string" calcext:value-type="string">
            <text:p>Start date:</text:p>
          </table:table-cell>
          <table:table-cell table:style-name="ce225" office:value-type="date" office:date-value="2000-01-01" calcext:value-type="date">
            <text:p>1/1/2000</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End date:</text:p>
          </table:table-cell>
          <table:table-cell table:style-name="ce225" office:value-type="date" office:date-value="2025-01-01" calcext:value-type="date">
            <text:p>1/1/2025</text:p>
          </table:table-cell>
          <table:table-cell table:style-name="ce191" table:number-columns-repeated="4"/>
          <table:table-cell table:style-name="ce55" table:number-columns-repeated="1018"/>
        </table:table-row>
        <table:table-row table:style-name="ro2" table:visibility="collapse">
          <table:table-cell table:style-name="ce204" office:value-type="string" calcext:value-type="string">
            <text:p>Phases:</text:p>
          </table:table-cell>
          <table:table-cell table:style-name="ce226" office:value-type="string" calcext:value-type="string">
            <text:p>Planning</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Design</text:p>
          </table:table-cell>
          <table:table-cell table:style-name="ce191" table:number-columns-repeated="2"/>
          <table:table-cell table:style-name="ce226"/>
          <table:table-cell table:style-name="ce191"/>
          <table:table-cell table:style-name="ce55" table:number-columns-repeated="1018"/>
        </table:table-row>
        <table:table-row table:style-name="ro2" table:visibility="collapse">
          <table:table-cell table:style-name="ce191"/>
          <table:table-cell table:style-name="ce226" office:value-type="string" calcext:value-type="string">
            <text:p>Design Review</text:p>
          </table:table-cell>
          <table:table-cell table:style-name="ce191" table:number-columns-repeated="2"/>
          <table:table-cell table:style-name="ce226"/>
          <table:table-cell table:style-name="ce191"/>
          <table:table-cell table:style-name="ce55" table:number-columns-repeated="1018"/>
        </table:table-row>
        <table:table-row table:style-name="ro2" table:visibility="collapse">
          <table:table-cell table:style-name="ce191"/>
          <table:table-cell table:style-name="ce226" office:value-type="string" calcext:value-type="string">
            <text:p>Cod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Code Review</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Compil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Test</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Postmortem</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Documentation</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Syntax</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Defect Types:</text:p>
          </table:table-cell>
          <table:table-cell table:style-name="ce191" office:value-type="string" calcext:value-type="string">
            <text:p>Build, Packag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Assignment</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Interfac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Checking</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Data</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Function</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System</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Environment</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Y/N:</text:p>
          </table:table-cell>
          <table:table-cell table:style-name="ce191" office:value-type="string" calcext:value-type="string">
            <text:p>Yes</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04" office:value-type="string" calcext:value-type="string">
            <text:p>No</text:p>
          </table:table-cell>
          <table:table-cell table:style-name="ce204" table:number-columns-repeated="4"/>
          <table:table-cell table:style-name="ce56" table:number-columns-repeated="1018"/>
        </table:table-row>
        <table:table-row table:style-name="ro2" table:visibility="collapse">
          <table:table-cell table:style-name="ce204" office:value-type="string" calcext:value-type="string">
            <text:p>Proxy Types:</text:p>
          </table:table-cell>
          <table:table-cell table:style-name="ce204" office:value-type="string" calcext:value-type="string">
            <text:p>Calculation</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Data</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I/O</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Logic</text:p>
          </table:table-cell>
          <table:table-cell table:style-name="ce204" table:number-columns-repeated="4"/>
          <table:table-cell table:style-name="ce55" table:number-columns-repeated="1018"/>
        </table:table-row>
        <table:table-row table:style-name="ro2" table:visibility="collapse">
          <table:table-cell table:style-name="ce204" table:number-columns-repeated="6"/>
          <table:table-cell table:style-name="ce55" table:number-columns-repeated="1018"/>
        </table:table-row>
        <table:table-row table:style-name="ro2" table:visibility="collapse">
          <table:table-cell table:style-name="ce204" table:number-columns-repeated="3"/>
          <table:table-cell table:style-name="ce204" office:value-type="string" calcext:value-type="string">
            <text:p>estimation methods</text:p>
          </table:table-cell>
          <table:table-cell table:style-name="ce204" office:value-type="string" calcext:value-type="string">
            <text:p>A</text:p>
          </table:table-cell>
          <table:table-cell table:style-name="ce204"/>
          <table:table-cell table:style-name="ce55" table:number-columns-repeated="1018"/>
        </table:table-row>
        <table:table-row table:style-name="ro2" table:visibility="collapse">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2"/>
          <table:table-cell table:style-name="ce204" office:value-type="string" calcext:value-type="string">
            <text:p>B</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S</text:p>
          </table:table-cell>
          <table:table-cell table:style-name="ce204" table:number-columns-repeated="2"/>
          <table:table-cell table:style-name="ce204" office:value-type="string" calcext:value-type="string">
            <text:p>C</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M</text:p>
          </table:table-cell>
          <table:table-cell table:style-name="ce204" table:number-columns-repeated="2"/>
          <table:table-cell table:style-name="ce204" office:value-type="string" calcext:value-type="string">
            <text:p>D</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L</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VL</text:p>
          </table:table-cell>
          <table:table-cell table:style-name="ce204" table:number-columns-repeated="4"/>
          <table:table-cell table:style-name="ce55" table:number-columns-repeated="1018"/>
        </table:table-row>
        <table:table-row table:style-name="ro2" table:visibility="collapse">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LOCa x T</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Productivity</text:p>
          </table:table-cell>
          <table:table-cell table:style-name="ce204" table:number-columns-repeated="4"/>
          <table:table-cell table:style-name="ce55" table:number-columns-repeated="1018"/>
        </table:table-row>
        <table:table-row table:style-name="ro2" table:visibility="collapse">
          <table:table-cell table:style-name="ce204" table:number-columns-repeated="6"/>
          <table:table-cell table:style-name="ce55" table:number-columns-repeated="1018"/>
        </table:table-row>
        <table:table-row table:style-name="ro27" table:visibility="collapse">
          <table:table-cell table:style-name="ce184" table:number-columns-repeated="6"/>
          <table:table-cell table:style-name="ce55" table:number-columns-repeated="1018"/>
        </table:table-row>
        <table:table-row table:style-name="ro2">
          <table:table-cell table:style-name="ce45" table:number-columns-repeated="6"/>
          <table:table-cell table:style-name="ce44" table:number-columns-repeated="1018"/>
        </table:table-row>
        <table:table-row table:style-name="ro1">
          <table:table-cell table:style-name="ce112" office:value-type="string" calcext:value-type="string">
            <text:p>Component-Iteration Map</text:p>
          </table:table-cell>
          <table:table-cell table:style-name="ce112" table:number-columns-repeated="2"/>
          <table:table-cell table:style-name="ce218" table:number-columns-repeated="3"/>
          <table:table-cell table:style-name="ce215" table:number-columns-repeated="1018"/>
        </table:table-row>
        <table:table-row table:style-name="ro27">
          <table:table-cell table:style-name="ce215"/>
          <table:table-cell table:style-name="ce218" office:value-type="string" calcext:value-type="string">
            <text:p>Component</text:p>
          </table:table-cell>
          <table:table-cell table:style-name="ce300" office:value-type="string" calcext:value-type="string">
            <text:p>Iteration 1</text:p>
          </table:table-cell>
          <table:table-cell table:style-name="ce300" office:value-type="string" calcext:value-type="string">
            <text:p>Iteration 2</text:p>
          </table:table-cell>
          <table:table-cell table:style-name="ce300" office:value-type="string" calcext:value-type="string">
            <text:p>Iteration 3</text:p>
          </table:table-cell>
          <table:table-cell table:style-name="ce300" office:value-type="string" calcext:value-type="string">
            <text:p>Iteration 4</text:p>
          </table:table-cell>
          <table:table-cell table:style-name="ce300" office:value-type="string" calcext:value-type="string">
            <text:p>Iteration 5</text:p>
          </table:table-cell>
          <table:table-cell table:style-name="ce327" office:value-type="string" calcext:value-type="string">
            <text:p>Iteration 6</text:p>
          </table:table-cell>
          <table:table-cell table:style-name="ce327" office:value-type="string" calcext:value-type="string">
            <text:p>Iteration 7</text:p>
          </table:table-cell>
          <table:table-cell table:style-name="ce327" office:value-type="string" calcext:value-type="string">
            <text:p>Iteration 8</text:p>
          </table:table-cell>
          <table:table-cell table:style-name="ce327" office:value-type="string" calcext:value-type="string">
            <text:p>Iteration 9</text:p>
          </table:table-cell>
          <table:table-cell table:style-name="ce327" office:value-type="string" calcext:value-type="string">
            <text:p>Iteration 10</text:p>
          </table:table-cell>
          <table:table-cell table:style-name="ce215" table:number-columns-repeated="1012"/>
        </table:table-row>
        <table:table-row table:style-name="ro5">
          <table:table-cell table:style-name="ce285" office:value-type="string" calcext:value-type="string" table:number-columns-spanned="1" table:number-rows-spanned="10">
            <text:p>Base Components</text:p>
          </table:table-cell>
          <table:table-cell table:style-name="ce289" table:formula="of:=IF(ISBLANK([$Estimation.A44]);&quot;&quot;;[$Estimation.A44])">
            <text:p/>
          </table:table-cell>
          <table:table-cell table:style-name="ce301"/>
          <table:table-cell table:style-name="ce304" table:number-columns-repeated="8"/>
          <table:table-cell table:style-name="ce328"/>
          <table:table-cell table:style-name="ce215" table:formula="of:=SUM([.C45:.L45])"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5]);&quot;&quot;;[$Estimation.A45])">
            <text:p/>
          </table:table-cell>
          <table:table-cell table:style-name="ce302"/>
          <table:table-cell table:style-name="ce305" table:number-columns-repeated="8"/>
          <table:table-cell table:style-name="ce329"/>
          <table:table-cell table:style-name="ce215" table:formula="of:=SUM([.C46:.L4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6]);&quot;&quot;;[$Estimation.A46])">
            <text:p/>
          </table:table-cell>
          <table:table-cell table:style-name="ce302"/>
          <table:table-cell table:style-name="ce305" table:number-columns-repeated="8"/>
          <table:table-cell table:style-name="ce329"/>
          <table:table-cell table:style-name="ce215" table:formula="of:=SUM([.C47:.L4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7]);&quot;&quot;;[$Estimation.A47])">
            <text:p/>
          </table:table-cell>
          <table:table-cell table:style-name="ce302"/>
          <table:table-cell table:style-name="ce305" table:number-columns-repeated="8"/>
          <table:table-cell table:style-name="ce329"/>
          <table:table-cell table:style-name="ce215" table:formula="of:=SUM([.C48:.L4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8]);&quot;&quot;;[$Estimation.A48])">
            <text:p/>
          </table:table-cell>
          <table:table-cell table:style-name="ce302"/>
          <table:table-cell table:style-name="ce305" table:number-columns-repeated="8"/>
          <table:table-cell table:style-name="ce329"/>
          <table:table-cell table:style-name="ce215" table:formula="of:=SUM([.C49:.L4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9]);&quot;&quot;;[$Estimation.A49])">
            <text:p/>
          </table:table-cell>
          <table:table-cell table:style-name="ce302"/>
          <table:table-cell table:style-name="ce305" table:number-columns-repeated="8"/>
          <table:table-cell table:style-name="ce329"/>
          <table:table-cell table:style-name="ce215" table:formula="of:=SUM([.C50:.L5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0]);&quot;&quot;;[$Estimation.A50])">
            <text:p/>
          </table:table-cell>
          <table:table-cell table:style-name="ce302"/>
          <table:table-cell table:style-name="ce305" table:number-columns-repeated="8"/>
          <table:table-cell table:style-name="ce329"/>
          <table:table-cell table:style-name="ce215" table:formula="of:=SUM([.C51:.L5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1]);&quot;&quot;;[$Estimation.A51])">
            <text:p/>
          </table:table-cell>
          <table:table-cell table:style-name="ce302"/>
          <table:table-cell table:style-name="ce305" table:number-columns-repeated="8"/>
          <table:table-cell table:style-name="ce329"/>
          <table:table-cell table:style-name="ce215" table:formula="of:=SUM([.C52:.L5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2]);&quot;&quot;;[$Estimation.A52])">
            <text:p/>
          </table:table-cell>
          <table:table-cell table:style-name="ce302"/>
          <table:table-cell table:style-name="ce305" table:number-columns-repeated="8"/>
          <table:table-cell table:style-name="ce329"/>
          <table:table-cell table:style-name="ce215" table:formula="of:=SUM([.C53:.L53])" office:value-type="float" office:value="0" calcext:value-type="float">
            <text:p>0</text:p>
          </table:table-cell>
          <table:table-cell table:style-name="ce215" table:number-columns-repeated="1011"/>
        </table:table-row>
        <table:table-row table:style-name="ro5">
          <table:covered-table-cell table:style-name="ce285"/>
          <table:table-cell table:style-name="ce291" table:formula="of:=IF(ISBLANK([$Estimation.A53]);&quot;&quot;;[$Estimation.A53])">
            <text:p/>
          </table:table-cell>
          <table:table-cell table:style-name="ce303"/>
          <table:table-cell table:style-name="ce306" table:number-columns-repeated="8"/>
          <table:table-cell table:style-name="ce330"/>
          <table:table-cell table:style-name="ce215" table:formula="of:=SUM([.C54:.L54])" office:value-type="float" office:value="0" calcext:value-type="float">
            <text:p>0</text:p>
          </table:table-cell>
          <table:table-cell table:style-name="ce215" table:number-columns-repeated="1011"/>
        </table:table-row>
        <table:table-row table:style-name="ro27">
          <table:table-cell table:style-name="ce286"/>
          <table:table-cell table:style-name="ce292"/>
          <table:table-cell table:style-name="ce219" table:number-columns-repeated="10"/>
          <table:table-cell table:style-name="ce215"/>
          <table:table-cell table:style-name="ce44" table:number-columns-repeated="2"/>
          <table:table-cell table:style-name="ce215" table:number-columns-repeated="1009"/>
        </table:table-row>
        <table:table-row table:style-name="ro5">
          <table:table-cell table:style-name="ce285" office:value-type="string" calcext:value-type="string" table:number-columns-spanned="1" table:number-rows-spanned="20">
            <text:p>New Components</text:p>
          </table:table-cell>
          <table:table-cell table:style-name="ce289" table:formula="of:=IF(ISBLANK([$Estimation.A68]);&quot;&quot;;[$Estimation.A68])">
            <text:p/>
          </table:table-cell>
          <table:table-cell table:style-name="ce304" table:number-columns-repeated="9"/>
          <table:table-cell table:style-name="ce328"/>
          <table:table-cell table:style-name="ce215" table:formula="of:=SUM([.C56:.L5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69]);&quot;&quot;;[$Estimation.A69])">
            <text:p/>
          </table:table-cell>
          <table:table-cell table:style-name="ce305" table:number-columns-repeated="9"/>
          <table:table-cell table:style-name="ce329"/>
          <table:table-cell table:style-name="ce215" table:formula="of:=SUM([.C57:.L5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0]);&quot;&quot;;[$Estimation.A70])">
            <text:p/>
          </table:table-cell>
          <table:table-cell table:style-name="ce305" table:number-columns-repeated="9"/>
          <table:table-cell table:style-name="ce329"/>
          <table:table-cell table:style-name="ce215" table:formula="of:=SUM([.C58:.L5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1]);&quot;&quot;;[$Estimation.A71])">
            <text:p/>
          </table:table-cell>
          <table:table-cell table:style-name="ce305" table:number-columns-repeated="9"/>
          <table:table-cell table:style-name="ce329"/>
          <table:table-cell table:style-name="ce215" table:formula="of:=SUM([.C59:.L5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2]);&quot;&quot;;[$Estimation.A72])">
            <text:p/>
          </table:table-cell>
          <table:table-cell table:style-name="ce305" table:number-columns-repeated="9"/>
          <table:table-cell table:style-name="ce329"/>
          <table:table-cell table:style-name="ce215" table:formula="of:=SUM([.C60:.L6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3]);&quot;&quot;;[$Estimation.A73])">
            <text:p/>
          </table:table-cell>
          <table:table-cell table:style-name="ce305" table:number-columns-repeated="9"/>
          <table:table-cell table:style-name="ce329"/>
          <table:table-cell table:style-name="ce215" table:formula="of:=SUM([.C61:.L6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4]);&quot;&quot;;[$Estimation.A74])">
            <text:p/>
          </table:table-cell>
          <table:table-cell table:style-name="ce305" table:number-columns-repeated="9"/>
          <table:table-cell table:style-name="ce329"/>
          <table:table-cell table:style-name="ce215" table:formula="of:=SUM([.C62:.L6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5]);&quot;&quot;;[$Estimation.A75])">
            <text:p/>
          </table:table-cell>
          <table:table-cell table:style-name="ce305" table:number-columns-repeated="9"/>
          <table:table-cell table:style-name="ce329"/>
          <table:table-cell table:style-name="ce215" table:formula="of:=SUM([.C63:.L63])"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6]);&quot;&quot;;[$Estimation.A76])">
            <text:p/>
          </table:table-cell>
          <table:table-cell table:style-name="ce305" table:number-columns-repeated="9"/>
          <table:table-cell table:style-name="ce329"/>
          <table:table-cell table:style-name="ce215" table:formula="of:=SUM([.C64:.L64])"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7]);&quot;&quot;;[$Estimation.A77])">
            <text:p/>
          </table:table-cell>
          <table:table-cell table:style-name="ce305" table:number-columns-repeated="9"/>
          <table:table-cell table:style-name="ce329"/>
          <table:table-cell table:style-name="ce215" table:formula="of:=SUM([.C65:.L65])"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8]);&quot;&quot;;[$Estimation.A78])">
            <text:p/>
          </table:table-cell>
          <table:table-cell table:style-name="ce305" table:number-columns-repeated="9"/>
          <table:table-cell table:style-name="ce329"/>
          <table:table-cell table:style-name="ce215" table:formula="of:=SUM([.C66:.L6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9]);&quot;&quot;;[$Estimation.A79])">
            <text:p/>
          </table:table-cell>
          <table:table-cell table:style-name="ce305" table:number-columns-repeated="9"/>
          <table:table-cell table:style-name="ce329"/>
          <table:table-cell table:style-name="ce215" table:formula="of:=SUM([.C67:.L6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0]);&quot;&quot;;[$Estimation.A80])">
            <text:p/>
          </table:table-cell>
          <table:table-cell table:style-name="ce305" table:number-columns-repeated="9"/>
          <table:table-cell table:style-name="ce329"/>
          <table:table-cell table:style-name="ce215" table:formula="of:=SUM([.C68:.L6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1]);&quot;&quot;;[$Estimation.A81])">
            <text:p/>
          </table:table-cell>
          <table:table-cell table:style-name="ce305" table:number-columns-repeated="9"/>
          <table:table-cell table:style-name="ce329"/>
          <table:table-cell table:style-name="ce215" table:formula="of:=SUM([.C69:.L6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2]);&quot;&quot;;[$Estimation.A82])">
            <text:p/>
          </table:table-cell>
          <table:table-cell table:style-name="ce305" table:number-columns-repeated="9"/>
          <table:table-cell table:style-name="ce329"/>
          <table:table-cell table:style-name="ce215" table:formula="of:=SUM([.C70:.L7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3]);&quot;&quot;;[$Estimation.A83])">
            <text:p/>
          </table:table-cell>
          <table:table-cell table:style-name="ce305" table:number-columns-repeated="9"/>
          <table:table-cell table:style-name="ce329"/>
          <table:table-cell table:style-name="ce215" table:formula="of:=SUM([.C71:.L7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4]);&quot;&quot;;[$Estimation.A84])">
            <text:p/>
          </table:table-cell>
          <table:table-cell table:style-name="ce305" table:number-columns-repeated="9"/>
          <table:table-cell table:style-name="ce329"/>
          <table:table-cell table:style-name="ce215" table:formula="of:=SUM([.C72:.L7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5]);&quot;&quot;;[$Estimation.A85])">
            <text:p/>
          </table:table-cell>
          <table:table-cell table:style-name="ce305" table:number-columns-repeated="9"/>
          <table:table-cell table:style-name="ce329"/>
          <table:table-cell table:style-name="ce215" table:formula="of:=SUM([.C73:.L73])"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6]);&quot;&quot;;[$Estimation.A86])">
            <text:p/>
          </table:table-cell>
          <table:table-cell table:style-name="ce305" table:number-columns-repeated="9"/>
          <table:table-cell table:style-name="ce329"/>
          <table:table-cell table:style-name="ce215" table:formula="of:=SUM([.C74:.L74])" office:value-type="float" office:value="0" calcext:value-type="float">
            <text:p>0</text:p>
          </table:table-cell>
          <table:table-cell table:style-name="ce215" table:number-columns-repeated="1011"/>
        </table:table-row>
        <table:table-row table:style-name="ro5">
          <table:covered-table-cell table:style-name="ce285"/>
          <table:table-cell table:style-name="ce291" table:formula="of:=IF(ISBLANK([$Estimation.A87]);&quot;&quot;;[$Estimation.A87])">
            <text:p/>
          </table:table-cell>
          <table:table-cell table:style-name="ce306" table:number-columns-repeated="9"/>
          <table:table-cell table:style-name="ce330"/>
          <table:table-cell table:style-name="ce215" table:formula="of:=SUM([.C75:.L75])" office:value-type="float" office:value="0" calcext:value-type="float">
            <text:p>0</text:p>
          </table:table-cell>
          <table:table-cell table:style-name="ce215" table:number-columns-repeated="1011"/>
        </table:table-row>
        <table:table-row table:style-name="ro2">
          <table:table-cell table:style-name="ce215"/>
          <table:table-cell table:style-name="ce293" office:value-type="string" calcext:value-type="string">
            <text:p>Number of tasks:</text:p>
          </table:table-cell>
          <table:table-cell table:style-name="ce278" table:formula="of:=SUM([.C45:.C75])" office:value-type="float" office:value="0" calcext:value-type="float">
            <text:p>0</text:p>
          </table:table-cell>
          <table:table-cell table:style-name="ce278" table:formula="of:=SUM([.D45:.D75])" office:value-type="float" office:value="0" calcext:value-type="float">
            <text:p>0</text:p>
          </table:table-cell>
          <table:table-cell table:style-name="ce278" table:formula="of:=SUM([.E45:.E75])" office:value-type="float" office:value="0" calcext:value-type="float">
            <text:p>0</text:p>
          </table:table-cell>
          <table:table-cell table:style-name="ce278" table:formula="of:=SUM([.F45:.F75])" office:value-type="float" office:value="0" calcext:value-type="float">
            <text:p>0</text:p>
          </table:table-cell>
          <table:table-cell table:style-name="ce278" table:formula="of:=SUM([.G45:.G75])" office:value-type="float" office:value="0" calcext:value-type="float">
            <text:p>0</text:p>
          </table:table-cell>
          <table:table-cell table:style-name="ce278" table:formula="of:=SUM([.H45:.H75])" office:value-type="float" office:value="0" calcext:value-type="float">
            <text:p>0</text:p>
          </table:table-cell>
          <table:table-cell table:style-name="ce278" table:formula="of:=SUM([.I45:.I75])" office:value-type="float" office:value="0" calcext:value-type="float">
            <text:p>0</text:p>
          </table:table-cell>
          <table:table-cell table:style-name="ce278" table:formula="of:=SUM([.J45:.J75])" office:value-type="float" office:value="0" calcext:value-type="float">
            <text:p>0</text:p>
          </table:table-cell>
          <table:table-cell table:style-name="ce278" table:formula="of:=SUM([.K45:.K75])" office:value-type="float" office:value="0" calcext:value-type="float">
            <text:p>0</text:p>
          </table:table-cell>
          <table:table-cell table:style-name="ce278" table:formula="of:=SUM([.L45:.L75])" office:value-type="float" office:value="0" calcext:value-type="float">
            <text:p>0</text:p>
          </table:table-cell>
          <table:table-cell table:style-name="ce331" table:formula="of:=SUM([.C76:.L76])" office:value-type="float" office:value="0" calcext:value-type="float">
            <text:p>0</text:p>
          </table:table-cell>
          <table:table-cell table:style-name="ce215" table:number-columns-repeated="1011"/>
        </table:table-row>
        <table:table-row table:style-name="ro2">
          <table:table-cell table:style-name="ce56"/>
          <table:table-cell table:style-name="ce141" office:value-type="string" calcext:value-type="string">
            <text:p>Effort:</text:p>
          </table:table-cell>
          <table:table-cell table:style-name="ce153" table:formula="of:=IF(SUM([.$C76:.$L76])=0;0;([.C76]/SUM([.$C76:.$L76])*[$Estimation.$D$115]))" office:value-type="float" office:value="0" calcext:value-type="float">
            <text:p>0</text:p>
          </table:table-cell>
          <table:table-cell table:style-name="ce153" table:formula="of:=IF(SUM([.$C76:.$L76])=0;0;([.D76]/SUM([.$C76:.$L76])*[$Estimation.$D$115]))" office:value-type="float" office:value="0" calcext:value-type="float">
            <text:p>0</text:p>
          </table:table-cell>
          <table:table-cell table:style-name="ce153" table:formula="of:=IF(SUM([.$C76:.$L76])=0;0;([.E76]/SUM([.$C76:.$L76])*[$Estimation.$D$115]))" office:value-type="float" office:value="0" calcext:value-type="float">
            <text:p>0</text:p>
          </table:table-cell>
          <table:table-cell table:style-name="ce153" table:formula="of:=IF(SUM([.$C76:.$L76])=0;0;([.F76]/SUM([.$C76:.$L76])*[$Estimation.$D$115]))" office:value-type="float" office:value="0" calcext:value-type="float">
            <text:p>0</text:p>
          </table:table-cell>
          <table:table-cell table:style-name="ce153" table:formula="of:=IF(SUM([.$C76:.$L76])=0;0;([.G76]/SUM([.$C76:.$L76])*[$Estimation.$D$115]))" office:value-type="float" office:value="0" calcext:value-type="float">
            <text:p>0</text:p>
          </table:table-cell>
          <table:table-cell table:style-name="ce153" table:formula="of:=IF(SUM([.$C76:.$L76])=0;0;([.H76]/SUM([.$C76:.$L76])*[$Estimation.$D$115]))" office:value-type="float" office:value="0" calcext:value-type="float">
            <text:p>0</text:p>
          </table:table-cell>
          <table:table-cell table:style-name="ce153" table:formula="of:=IF(SUM([.$C76:.$L76])=0;0;([.I76]/SUM([.$C76:.$L76])*[$Estimation.$D$115]))" office:value-type="float" office:value="0" calcext:value-type="float">
            <text:p>0</text:p>
          </table:table-cell>
          <table:table-cell table:style-name="ce153" table:formula="of:=IF(SUM([.$C76:.$L76])=0;0;([.J76]/SUM([.$C76:.$L76])*[$Estimation.$D$115]))" office:value-type="float" office:value="0" calcext:value-type="float">
            <text:p>0</text:p>
          </table:table-cell>
          <table:table-cell table:style-name="ce153" table:formula="of:=IF(SUM([.$C76:.$L76])=0;0;([.K76]/SUM([.$C76:.$L76])*[$Estimation.$D$115]))" office:value-type="float" office:value="0" calcext:value-type="float">
            <text:p>0</text:p>
          </table:table-cell>
          <table:table-cell table:style-name="ce153" table:formula="of:=IF(SUM([.$C76:.$L76])=0;0;([.L76]/SUM([.$C76:.$L76])*[$Estimation.$D$115]))" office:value-type="float" office:value="0" calcext:value-type="float">
            <text:p>0</text:p>
          </table:table-cell>
          <table:table-cell table:style-name="ce260" table:formula="of:=SUM([.C77:.L77])" office:value-type="float" office:value="0" calcext:value-type="float">
            <text:p>0</text:p>
          </table:table-cell>
          <table:table-cell table:style-name="ce56" table:number-columns-repeated="1011"/>
        </table:table-row>
        <table:table-row table:style-name="ro2">
          <table:table-cell table:number-columns-repeated="1024"/>
        </table:table-row>
        <table:table-row table:style-name="ro6">
          <table:table-cell table:style-name="ce112" office:value-type="string" calcext:value-type="string">
            <text:p>WBS</text:p>
          </table:table-cell>
          <table:table-cell table:style-name="ce218" table:number-columns-repeated="5"/>
          <table:table-cell table:style-name="ce215" table:number-columns-repeated="1018"/>
        </table:table-row>
        <table:table-row table:style-name="ro33">
          <table:table-cell table:style-name="ce287"/>
          <table:table-cell table:style-name="ce294" office:value-type="string" calcext:value-type="string">
            <text:p>Iteration Number</text:p>
          </table:table-cell>
          <table:table-cell table:style-name="ce294" office:value-type="string" calcext:value-type="string">
            <text:p>Planned Effort (minutes)</text:p>
          </table:table-cell>
          <table:table-cell table:style-name="ce311" office:value-type="string" calcext:value-type="string">
            <text:p>Cumulative Planned Effort</text:p>
          </table:table-cell>
          <table:table-cell table:style-name="ce311" office:value-type="string" calcext:value-type="string">
            <text:p>Planned Velocity</text:p>
          </table:table-cell>
          <table:table-cell table:style-name="ce311" office:value-type="string" calcext:value-type="string">
            <text:p>Cumulative Planned Velocity</text:p>
          </table:table-cell>
          <table:table-cell table:style-name="ce322" office:value-type="string" calcext:value-type="string">
            <text:p>Planned Completion Date</text:p>
          </table:table-cell>
          <table:table-cell table:style-name="ce287" table:number-columns-repeated="1017"/>
        </table:table-row>
        <table:table-row table:style-name="ro2">
          <table:table-cell/>
          <table:table-cell table:style-name="ce295" office:value-type="float" office:value="1" calcext:value-type="float">
            <text:p>1</text:p>
          </table:table-cell>
          <table:table-cell table:style-name="ce307"/>
          <table:table-cell table:style-name="ce151" table:formula="of:=[.C81]" office:value-type="float" office:value="0" calcext:value-type="float">
            <text:p>0</text:p>
          </table:table-cell>
          <table:table-cell table:style-name="ce152"/>
          <table:table-cell table:style-name="ce318" table:formula="of:=[.E81]"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2" calcext:value-type="float">
            <text:p>2</text:p>
          </table:table-cell>
          <table:table-cell table:style-name="ce307"/>
          <table:table-cell table:style-name="ce151" table:formula="of:=[.C82]+[.D81]" office:value-type="float" office:value="0" calcext:value-type="float">
            <text:p>0</text:p>
          </table:table-cell>
          <table:table-cell table:style-name="ce152"/>
          <table:table-cell table:style-name="ce318" table:formula="of:=[.E82]+[.F81]"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3" calcext:value-type="float">
            <text:p>3</text:p>
          </table:table-cell>
          <table:table-cell table:style-name="ce307"/>
          <table:table-cell table:style-name="ce151" table:formula="of:=[.C83]+[.D82]" office:value-type="float" office:value="0" calcext:value-type="float">
            <text:p>0</text:p>
          </table:table-cell>
          <table:table-cell table:style-name="ce152"/>
          <table:table-cell table:style-name="ce318" table:formula="of:=[.E83]+[.F82]"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4" calcext:value-type="float">
            <text:p>4</text:p>
          </table:table-cell>
          <table:table-cell table:style-name="ce307"/>
          <table:table-cell table:style-name="ce151" table:formula="of:=[.C84]+[.D83]" office:value-type="float" office:value="0" calcext:value-type="float">
            <text:p>0</text:p>
          </table:table-cell>
          <table:table-cell table:style-name="ce152"/>
          <table:table-cell table:style-name="ce318" table:formula="of:=[.E84]+[.F83]"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5" calcext:value-type="float">
            <text:p>5</text:p>
          </table:table-cell>
          <table:table-cell table:style-name="ce307"/>
          <table:table-cell table:style-name="ce151" table:formula="of:=[.C85]+[.D84]" office:value-type="float" office:value="0" calcext:value-type="float">
            <text:p>0</text:p>
          </table:table-cell>
          <table:table-cell table:style-name="ce152"/>
          <table:table-cell table:style-name="ce318" table:formula="of:=[.E85]+[.F84]"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6" calcext:value-type="float">
            <text:p>6</text:p>
          </table:table-cell>
          <table:table-cell table:style-name="ce307"/>
          <table:table-cell table:style-name="ce151" table:formula="of:=[.C86]+[.D85]" office:value-type="float" office:value="0" calcext:value-type="float">
            <text:p>0</text:p>
          </table:table-cell>
          <table:table-cell table:style-name="ce152"/>
          <table:table-cell table:style-name="ce318" table:formula="of:=[.E86]+[.F85]"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7" calcext:value-type="float">
            <text:p>7</text:p>
          </table:table-cell>
          <table:table-cell table:style-name="ce307"/>
          <table:table-cell table:style-name="ce151" table:formula="of:=[.C87]+[.D86]" office:value-type="float" office:value="0" calcext:value-type="float">
            <text:p>0</text:p>
          </table:table-cell>
          <table:table-cell table:style-name="ce152"/>
          <table:table-cell table:style-name="ce318" table:formula="of:=[.E87]+[.F86]"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8" calcext:value-type="float">
            <text:p>8</text:p>
          </table:table-cell>
          <table:table-cell table:style-name="ce307"/>
          <table:table-cell table:style-name="ce151" table:formula="of:=[.C88]+[.D87]" office:value-type="float" office:value="0" calcext:value-type="float">
            <text:p>0</text:p>
          </table:table-cell>
          <table:table-cell table:style-name="ce152"/>
          <table:table-cell table:style-name="ce318" table:formula="of:=[.E88]+[.F87]"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9" calcext:value-type="float">
            <text:p>9</text:p>
          </table:table-cell>
          <table:table-cell table:style-name="ce307"/>
          <table:table-cell table:style-name="ce151" table:formula="of:=[.C89]+[.D88]" office:value-type="float" office:value="0" calcext:value-type="float">
            <text:p>0</text:p>
          </table:table-cell>
          <table:table-cell table:style-name="ce152"/>
          <table:table-cell table:style-name="ce318" table:formula="of:=[.E89]+[.F88]" office:value-type="float" office:value="0" calcext:value-type="float">
            <text:p>0</text:p>
          </table:table-cell>
          <table:table-cell table:style-name="ce323" table:content-validation-name="val13"/>
          <table:table-cell table:number-columns-repeated="1017"/>
        </table:table-row>
        <table:table-row table:style-name="ro27">
          <table:table-cell/>
          <table:table-cell table:style-name="ce296" office:value-type="float" office:value="10" calcext:value-type="float">
            <text:p>10</text:p>
          </table:table-cell>
          <table:table-cell table:style-name="ce308"/>
          <table:table-cell table:style-name="ce312" table:formula="of:=[.C90]+[.D89]" office:value-type="float" office:value="0" calcext:value-type="float">
            <text:p>0</text:p>
          </table:table-cell>
          <table:table-cell table:style-name="ce315"/>
          <table:table-cell table:style-name="ce319" table:formula="of:=[.E90]+[.F89]" office:value-type="float" office:value="0" calcext:value-type="float">
            <text:p>0</text:p>
          </table:table-cell>
          <table:table-cell table:style-name="ce324" table:content-validation-name="val13"/>
          <table:table-cell table:number-columns-repeated="1017"/>
        </table:table-row>
        <table:table-row table:style-name="ro2">
          <table:table-cell table:style-name="ce56"/>
          <table:table-cell table:style-name="ce297"/>
          <table:table-cell table:style-name="ce56" table:number-columns-repeated="1022"/>
        </table:table-row>
        <table:table-row table:style-name="ro6">
          <table:table-cell table:style-name="ce109" office:value-type="string" calcext:value-type="string">
            <text:p>Calendar</text:p>
          </table:table-cell>
          <table:table-cell table:style-name="ce109" table:number-columns-repeated="5"/>
          <table:table-cell table:style-name="ce56" table:number-columns-repeated="1018"/>
        </table:table-row>
        <table:table-row table:style-name="ro34">
          <table:table-cell table:style-name="ce288"/>
          <table:table-cell table:style-name="ce294" office:value-type="string" calcext:value-type="string">
            <text:p>Day #</text:p>
          </table:table-cell>
          <table:table-cell table:style-name="ce309" office:value-type="string" calcext:value-type="string">
            <text:p>Date</text:p>
          </table:table-cell>
          <table:table-cell table:style-name="ce294" office:value-type="string" calcext:value-type="string">
            <text:p>Available Minutes</text:p>
          </table:table-cell>
          <table:table-cell table:style-name="ce311" office:value-type="string" calcext:value-type="string">
            <text:p>Cumulative Minutes</text:p>
          </table:table-cell>
          <table:table-cell table:style-name="ce311" office:value-type="string" calcext:value-type="string">
            <text:p>Planned Velocity</text:p>
          </table:table-cell>
          <table:table-cell table:style-name="ce322" office:value-type="string" calcext:value-type="string">
            <text:p>Cumulative Planned Velocity</text:p>
          </table:table-cell>
          <table:table-cell table:style-name="ce288" table:number-columns-repeated="1017"/>
        </table:table-row>
        <table:table-row table:style-name="ro2">
          <table:table-cell table:style-name="ce257"/>
          <table:table-cell table:style-name="ce298" office:value-type="float" office:value="1" calcext:value-type="float">
            <text:p>1</text:p>
          </table:table-cell>
          <table:table-cell table:style-name="ce310" table:content-validation-name="val12" office:value-type="string" calcext:value-type="string">
            <text:p>due date - 24</text:p>
          </table:table-cell>
          <table:table-cell table:style-name="ce313"/>
          <table:table-cell table:style-name="ce316" table:formula="of:=[.D94]" office:value-type="float" office:value="0" calcext:value-type="float">
            <text:p>0</text:p>
          </table:table-cell>
          <table:table-cell table:style-name="ce320"/>
          <table:table-cell table:style-name="ce325" table:formula="of:=[.F9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 calcext:value-type="float">
            <text:p>2</text:p>
          </table:table-cell>
          <table:table-cell table:style-name="ce310" table:content-validation-name="val12" office:value-type="string" calcext:value-type="string">
            <text:p>due date - 23</text:p>
          </table:table-cell>
          <table:table-cell table:style-name="ce313"/>
          <table:table-cell table:style-name="ce316" table:formula="of:=[.D95]+[.E94]" office:value-type="float" office:value="0" calcext:value-type="float">
            <text:p>0</text:p>
          </table:table-cell>
          <table:table-cell table:style-name="ce320"/>
          <table:table-cell table:style-name="ce325" table:formula="of:=[.F95]+[.G9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 calcext:value-type="float">
            <text:p>3</text:p>
          </table:table-cell>
          <table:table-cell table:style-name="ce310" table:content-validation-name="val12" office:value-type="string" calcext:value-type="string">
            <text:p>due date - 22</text:p>
          </table:table-cell>
          <table:table-cell table:style-name="ce313"/>
          <table:table-cell table:style-name="ce316" table:formula="of:=[.D96]+[.E95]" office:value-type="float" office:value="0" calcext:value-type="float">
            <text:p>0</text:p>
          </table:table-cell>
          <table:table-cell table:style-name="ce320"/>
          <table:table-cell table:style-name="ce325" table:formula="of:=[.F96]+[.G9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 calcext:value-type="float">
            <text:p>4</text:p>
          </table:table-cell>
          <table:table-cell table:style-name="ce310" table:content-validation-name="val12" office:value-type="string" calcext:value-type="string">
            <text:p>due date - 21</text:p>
          </table:table-cell>
          <table:table-cell table:style-name="ce313"/>
          <table:table-cell table:style-name="ce316" table:formula="of:=[.D97]+[.E96]" office:value-type="float" office:value="0" calcext:value-type="float">
            <text:p>0</text:p>
          </table:table-cell>
          <table:table-cell table:style-name="ce320"/>
          <table:table-cell table:style-name="ce325" table:formula="of:=[.F97]+[.G9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5" calcext:value-type="float">
            <text:p>5</text:p>
          </table:table-cell>
          <table:table-cell table:style-name="ce310" table:content-validation-name="val12" office:value-type="string" calcext:value-type="string">
            <text:p>due date - 20</text:p>
          </table:table-cell>
          <table:table-cell table:style-name="ce313"/>
          <table:table-cell table:style-name="ce316" table:formula="of:=[.D98]+[.E97]" office:value-type="float" office:value="0" calcext:value-type="float">
            <text:p>0</text:p>
          </table:table-cell>
          <table:table-cell table:style-name="ce320"/>
          <table:table-cell table:style-name="ce325" table:formula="of:=[.F98]+[.G9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6" calcext:value-type="float">
            <text:p>6</text:p>
          </table:table-cell>
          <table:table-cell table:style-name="ce310" table:content-validation-name="val12" office:value-type="string" calcext:value-type="string">
            <text:p>due date - 19</text:p>
          </table:table-cell>
          <table:table-cell table:style-name="ce313"/>
          <table:table-cell table:style-name="ce316" table:formula="of:=[.D99]+[.E98]" office:value-type="float" office:value="0" calcext:value-type="float">
            <text:p>0</text:p>
          </table:table-cell>
          <table:table-cell table:style-name="ce320"/>
          <table:table-cell table:style-name="ce325" table:formula="of:=[.F99]+[.G9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7" calcext:value-type="float">
            <text:p>7</text:p>
          </table:table-cell>
          <table:table-cell table:style-name="ce310" table:content-validation-name="val12" office:value-type="string" calcext:value-type="string">
            <text:p>due date - 18</text:p>
          </table:table-cell>
          <table:table-cell table:style-name="ce313"/>
          <table:table-cell table:style-name="ce316" table:formula="of:=[.D100]+[.E99]" office:value-type="float" office:value="0" calcext:value-type="float">
            <text:p>0</text:p>
          </table:table-cell>
          <table:table-cell table:style-name="ce320"/>
          <table:table-cell table:style-name="ce325" table:formula="of:=[.F100]+[.G9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8" calcext:value-type="float">
            <text:p>8</text:p>
          </table:table-cell>
          <table:table-cell table:style-name="ce310" table:content-validation-name="val12" office:value-type="string" calcext:value-type="string">
            <text:p>due date - 17</text:p>
          </table:table-cell>
          <table:table-cell table:style-name="ce313"/>
          <table:table-cell table:style-name="ce316" table:formula="of:=[.D101]+[.E100]" office:value-type="float" office:value="0" calcext:value-type="float">
            <text:p>0</text:p>
          </table:table-cell>
          <table:table-cell table:style-name="ce320"/>
          <table:table-cell table:style-name="ce325" table:formula="of:=[.F101]+[.G10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9" calcext:value-type="float">
            <text:p>9</text:p>
          </table:table-cell>
          <table:table-cell table:style-name="ce310" table:content-validation-name="val12" office:value-type="string" calcext:value-type="string">
            <text:p>due date - 16</text:p>
          </table:table-cell>
          <table:table-cell table:style-name="ce313"/>
          <table:table-cell table:style-name="ce316" table:formula="of:=[.D102]+[.E101]" office:value-type="float" office:value="0" calcext:value-type="float">
            <text:p>0</text:p>
          </table:table-cell>
          <table:table-cell table:style-name="ce320"/>
          <table:table-cell table:style-name="ce325" table:formula="of:=[.F102]+[.G10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0" calcext:value-type="float">
            <text:p>10</text:p>
          </table:table-cell>
          <table:table-cell table:style-name="ce310" table:content-validation-name="val12" office:value-type="string" calcext:value-type="string">
            <text:p>due date - 15</text:p>
          </table:table-cell>
          <table:table-cell table:style-name="ce313"/>
          <table:table-cell table:style-name="ce316" table:formula="of:=[.D103]+[.E102]" office:value-type="float" office:value="0" calcext:value-type="float">
            <text:p>0</text:p>
          </table:table-cell>
          <table:table-cell table:style-name="ce320"/>
          <table:table-cell table:style-name="ce325" table:formula="of:=[.F103]+[.G10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1" calcext:value-type="float">
            <text:p>11</text:p>
          </table:table-cell>
          <table:table-cell table:style-name="ce310" table:content-validation-name="val12" office:value-type="string" calcext:value-type="string">
            <text:p>due date - 14</text:p>
          </table:table-cell>
          <table:table-cell table:style-name="ce313"/>
          <table:table-cell table:style-name="ce316" table:formula="of:=[.D104]+[.E103]" office:value-type="float" office:value="0" calcext:value-type="float">
            <text:p>0</text:p>
          </table:table-cell>
          <table:table-cell table:style-name="ce320"/>
          <table:table-cell table:style-name="ce325" table:formula="of:=[.F104]+[.G10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2" calcext:value-type="float">
            <text:p>12</text:p>
          </table:table-cell>
          <table:table-cell table:style-name="ce310" table:content-validation-name="val12" office:value-type="string" calcext:value-type="string">
            <text:p>due date - 13</text:p>
          </table:table-cell>
          <table:table-cell table:style-name="ce313"/>
          <table:table-cell table:style-name="ce316" table:formula="of:=[.D105]+[.E104]" office:value-type="float" office:value="0" calcext:value-type="float">
            <text:p>0</text:p>
          </table:table-cell>
          <table:table-cell table:style-name="ce320"/>
          <table:table-cell table:style-name="ce325" table:formula="of:=[.F105]+[.G10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3" calcext:value-type="float">
            <text:p>13</text:p>
          </table:table-cell>
          <table:table-cell table:style-name="ce310" table:content-validation-name="val12" office:value-type="string" calcext:value-type="string">
            <text:p>due date - 12</text:p>
          </table:table-cell>
          <table:table-cell table:style-name="ce313"/>
          <table:table-cell table:style-name="ce316" table:formula="of:=[.D106]+[.E105]" office:value-type="float" office:value="0" calcext:value-type="float">
            <text:p>0</text:p>
          </table:table-cell>
          <table:table-cell table:style-name="ce320"/>
          <table:table-cell table:style-name="ce325" table:formula="of:=[.F106]+[.G10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4" calcext:value-type="float">
            <text:p>14</text:p>
          </table:table-cell>
          <table:table-cell table:style-name="ce310" table:content-validation-name="val12" office:value-type="string" calcext:value-type="string">
            <text:p>due date - 11</text:p>
          </table:table-cell>
          <table:table-cell table:style-name="ce313"/>
          <table:table-cell table:style-name="ce316" table:formula="of:=[.D107]+[.E106]" office:value-type="float" office:value="0" calcext:value-type="float">
            <text:p>0</text:p>
          </table:table-cell>
          <table:table-cell table:style-name="ce320"/>
          <table:table-cell table:style-name="ce325" table:formula="of:=[.F107]+[.G10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5" calcext:value-type="float">
            <text:p>15</text:p>
          </table:table-cell>
          <table:table-cell table:style-name="ce310" table:content-validation-name="val12" office:value-type="string" calcext:value-type="string">
            <text:p>due date - 10</text:p>
          </table:table-cell>
          <table:table-cell table:style-name="ce313"/>
          <table:table-cell table:style-name="ce316" table:formula="of:=[.D108]+[.E107]" office:value-type="float" office:value="0" calcext:value-type="float">
            <text:p>0</text:p>
          </table:table-cell>
          <table:table-cell table:style-name="ce320"/>
          <table:table-cell table:style-name="ce325" table:formula="of:=[.F108]+[.G10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6" calcext:value-type="float">
            <text:p>16</text:p>
          </table:table-cell>
          <table:table-cell table:style-name="ce310" table:content-validation-name="val12" office:value-type="string" calcext:value-type="string">
            <text:p>due date - 9</text:p>
          </table:table-cell>
          <table:table-cell table:style-name="ce313"/>
          <table:table-cell table:style-name="ce316" table:formula="of:=[.D109]+[.E108]" office:value-type="float" office:value="0" calcext:value-type="float">
            <text:p>0</text:p>
          </table:table-cell>
          <table:table-cell table:style-name="ce320"/>
          <table:table-cell table:style-name="ce325" table:formula="of:=[.F109]+[.G10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7" calcext:value-type="float">
            <text:p>17</text:p>
          </table:table-cell>
          <table:table-cell table:style-name="ce310" table:content-validation-name="val12" office:value-type="string" calcext:value-type="string">
            <text:p>due date - 8</text:p>
          </table:table-cell>
          <table:table-cell table:style-name="ce313"/>
          <table:table-cell table:style-name="ce316" table:formula="of:=[.D110]+[.E109]" office:value-type="float" office:value="0" calcext:value-type="float">
            <text:p>0</text:p>
          </table:table-cell>
          <table:table-cell table:style-name="ce320"/>
          <table:table-cell table:style-name="ce325" table:formula="of:=[.F110]+[.G10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8" calcext:value-type="float">
            <text:p>18</text:p>
          </table:table-cell>
          <table:table-cell table:style-name="ce310" table:content-validation-name="val12" office:value-type="string" calcext:value-type="string">
            <text:p>due date - 7</text:p>
          </table:table-cell>
          <table:table-cell table:style-name="ce313"/>
          <table:table-cell table:style-name="ce316" table:formula="of:=[.D111]+[.E110]" office:value-type="float" office:value="0" calcext:value-type="float">
            <text:p>0</text:p>
          </table:table-cell>
          <table:table-cell table:style-name="ce320"/>
          <table:table-cell table:style-name="ce325" table:formula="of:=[.F111]+[.G11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9" calcext:value-type="float">
            <text:p>19</text:p>
          </table:table-cell>
          <table:table-cell table:style-name="ce310" table:content-validation-name="val12" office:value-type="string" calcext:value-type="string">
            <text:p>due date - 6</text:p>
          </table:table-cell>
          <table:table-cell table:style-name="ce313"/>
          <table:table-cell table:style-name="ce316" table:formula="of:=[.D112]+[.E111]" office:value-type="float" office:value="0" calcext:value-type="float">
            <text:p>0</text:p>
          </table:table-cell>
          <table:table-cell table:style-name="ce320"/>
          <table:table-cell table:style-name="ce325" table:formula="of:=[.F112]+[.G11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0" calcext:value-type="float">
            <text:p>20</text:p>
          </table:table-cell>
          <table:table-cell table:style-name="ce310" table:content-validation-name="val12" office:value-type="string" calcext:value-type="string">
            <text:p>due date - 5</text:p>
          </table:table-cell>
          <table:table-cell table:style-name="ce313"/>
          <table:table-cell table:style-name="ce316" table:formula="of:=[.D113]+[.E112]" office:value-type="float" office:value="0" calcext:value-type="float">
            <text:p>0</text:p>
          </table:table-cell>
          <table:table-cell table:style-name="ce320"/>
          <table:table-cell table:style-name="ce325" table:formula="of:=[.F113]+[.G11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1" calcext:value-type="float">
            <text:p>21</text:p>
          </table:table-cell>
          <table:table-cell table:style-name="ce310" table:content-validation-name="val12" office:value-type="string" calcext:value-type="string">
            <text:p>due date - 4</text:p>
          </table:table-cell>
          <table:table-cell table:style-name="ce313"/>
          <table:table-cell table:style-name="ce316" table:formula="of:=[.D114]+[.E113]" office:value-type="float" office:value="0" calcext:value-type="float">
            <text:p>0</text:p>
          </table:table-cell>
          <table:table-cell table:style-name="ce320"/>
          <table:table-cell table:style-name="ce325" table:formula="of:=[.F114]+[.G11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2" calcext:value-type="float">
            <text:p>22</text:p>
          </table:table-cell>
          <table:table-cell table:style-name="ce310" table:content-validation-name="val12" office:value-type="string" calcext:value-type="string">
            <text:p>due date - 3</text:p>
          </table:table-cell>
          <table:table-cell table:style-name="ce313"/>
          <table:table-cell table:style-name="ce316" table:formula="of:=[.D115]+[.E114]" office:value-type="float" office:value="0" calcext:value-type="float">
            <text:p>0</text:p>
          </table:table-cell>
          <table:table-cell table:style-name="ce320"/>
          <table:table-cell table:style-name="ce325" table:formula="of:=[.F115]+[.G11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3" calcext:value-type="float">
            <text:p>23</text:p>
          </table:table-cell>
          <table:table-cell table:style-name="ce310" table:content-validation-name="val12" office:value-type="string" calcext:value-type="string">
            <text:p>due date - 2</text:p>
          </table:table-cell>
          <table:table-cell table:style-name="ce313"/>
          <table:table-cell table:style-name="ce316" table:formula="of:=[.D116]+[.E115]" office:value-type="float" office:value="0" calcext:value-type="float">
            <text:p>0</text:p>
          </table:table-cell>
          <table:table-cell table:style-name="ce320"/>
          <table:table-cell table:style-name="ce325" table:formula="of:=[.F116]+[.G11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4" calcext:value-type="float">
            <text:p>24</text:p>
          </table:table-cell>
          <table:table-cell table:style-name="ce310" table:content-validation-name="val12" office:value-type="string" calcext:value-type="string">
            <text:p>due date - 1</text:p>
          </table:table-cell>
          <table:table-cell table:style-name="ce313"/>
          <table:table-cell table:style-name="ce316" table:formula="of:=[.D117]+[.E116]" office:value-type="float" office:value="0" calcext:value-type="float">
            <text:p>0</text:p>
          </table:table-cell>
          <table:table-cell table:style-name="ce320"/>
          <table:table-cell table:style-name="ce325" table:formula="of:=[.F117]+[.G11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5" calcext:value-type="float">
            <text:p>25</text:p>
          </table:table-cell>
          <table:table-cell table:style-name="ce310" table:content-validation-name="val12" office:value-type="string" calcext:value-type="string">
            <text:p>due date</text:p>
          </table:table-cell>
          <table:table-cell table:style-name="ce313"/>
          <table:table-cell table:style-name="ce316" table:formula="of:=[.D118]+[.E117]" office:value-type="float" office:value="0" calcext:value-type="float">
            <text:p>0</text:p>
          </table:table-cell>
          <table:table-cell table:style-name="ce320"/>
          <table:table-cell table:style-name="ce325" table:formula="of:=[.F118]+[.G11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6" calcext:value-type="float">
            <text:p>26</text:p>
          </table:table-cell>
          <table:table-cell table:style-name="ce310" table:content-validation-name="val12" office:value-type="string" calcext:value-type="string">
            <text:p>due date + 1</text:p>
          </table:table-cell>
          <table:table-cell table:style-name="ce313"/>
          <table:table-cell table:style-name="ce316" table:formula="of:=[.D119]+[.E118]" office:value-type="float" office:value="0" calcext:value-type="float">
            <text:p>0</text:p>
          </table:table-cell>
          <table:table-cell table:style-name="ce320"/>
          <table:table-cell table:style-name="ce325" table:formula="of:=[.F119]+[.G11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7" calcext:value-type="float">
            <text:p>27</text:p>
          </table:table-cell>
          <table:table-cell table:style-name="ce310" table:content-validation-name="val12" office:value-type="string" calcext:value-type="string">
            <text:p>due date + 2</text:p>
          </table:table-cell>
          <table:table-cell table:style-name="ce313"/>
          <table:table-cell table:style-name="ce316" table:formula="of:=[.D120]+[.E119]" office:value-type="float" office:value="0" calcext:value-type="float">
            <text:p>0</text:p>
          </table:table-cell>
          <table:table-cell table:style-name="ce320"/>
          <table:table-cell table:style-name="ce325" table:formula="of:=[.F120]+[.G11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8" calcext:value-type="float">
            <text:p>28</text:p>
          </table:table-cell>
          <table:table-cell table:style-name="ce310" table:content-validation-name="val12" office:value-type="string" calcext:value-type="string">
            <text:p>due date + 3</text:p>
          </table:table-cell>
          <table:table-cell table:style-name="ce313"/>
          <table:table-cell table:style-name="ce316" table:formula="of:=[.D121]+[.E120]" office:value-type="float" office:value="0" calcext:value-type="float">
            <text:p>0</text:p>
          </table:table-cell>
          <table:table-cell table:style-name="ce320"/>
          <table:table-cell table:style-name="ce325" table:formula="of:=[.F121]+[.G12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9" calcext:value-type="float">
            <text:p>29</text:p>
          </table:table-cell>
          <table:table-cell table:style-name="ce310" table:content-validation-name="val12" office:value-type="string" calcext:value-type="string">
            <text:p>due date + 4</text:p>
          </table:table-cell>
          <table:table-cell table:style-name="ce313"/>
          <table:table-cell table:style-name="ce316" table:formula="of:=[.D122]+[.E121]" office:value-type="float" office:value="0" calcext:value-type="float">
            <text:p>0</text:p>
          </table:table-cell>
          <table:table-cell table:style-name="ce320"/>
          <table:table-cell table:style-name="ce325" table:formula="of:=[.F122]+[.G12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0" calcext:value-type="float">
            <text:p>30</text:p>
          </table:table-cell>
          <table:table-cell table:style-name="ce310" table:content-validation-name="val12" office:value-type="string" calcext:value-type="string">
            <text:p>due date + 5</text:p>
          </table:table-cell>
          <table:table-cell table:style-name="ce313"/>
          <table:table-cell table:style-name="ce316" table:formula="of:=[.D123]+[.E122]" office:value-type="float" office:value="0" calcext:value-type="float">
            <text:p>0</text:p>
          </table:table-cell>
          <table:table-cell table:style-name="ce320"/>
          <table:table-cell table:style-name="ce325" table:formula="of:=[.F123]+[.G12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1" calcext:value-type="float">
            <text:p>31</text:p>
          </table:table-cell>
          <table:table-cell table:style-name="ce310" table:content-validation-name="val12" office:value-type="string" calcext:value-type="string">
            <text:p>due date + 6</text:p>
          </table:table-cell>
          <table:table-cell table:style-name="ce313"/>
          <table:table-cell table:style-name="ce316" table:formula="of:=[.D124]+[.E123]" office:value-type="float" office:value="0" calcext:value-type="float">
            <text:p>0</text:p>
          </table:table-cell>
          <table:table-cell table:style-name="ce320"/>
          <table:table-cell table:style-name="ce325" table:formula="of:=[.F124]+[.G12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2" calcext:value-type="float">
            <text:p>32</text:p>
          </table:table-cell>
          <table:table-cell table:style-name="ce310" table:content-validation-name="val12" office:value-type="string" calcext:value-type="string">
            <text:p>due date + 7</text:p>
          </table:table-cell>
          <table:table-cell table:style-name="ce313"/>
          <table:table-cell table:style-name="ce316" table:formula="of:=[.D125]+[.E124]" office:value-type="float" office:value="0" calcext:value-type="float">
            <text:p>0</text:p>
          </table:table-cell>
          <table:table-cell table:style-name="ce320"/>
          <table:table-cell table:style-name="ce325" table:formula="of:=[.F125]+[.G12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3" calcext:value-type="float">
            <text:p>33</text:p>
          </table:table-cell>
          <table:table-cell table:style-name="ce310" table:content-validation-name="val12" office:value-type="string" calcext:value-type="string">
            <text:p>due date + 8</text:p>
          </table:table-cell>
          <table:table-cell table:style-name="ce313"/>
          <table:table-cell table:style-name="ce316" table:formula="of:=[.D126]+[.E125]" office:value-type="float" office:value="0" calcext:value-type="float">
            <text:p>0</text:p>
          </table:table-cell>
          <table:table-cell table:style-name="ce320"/>
          <table:table-cell table:style-name="ce325" table:formula="of:=[.F126]+[.G12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4" calcext:value-type="float">
            <text:p>34</text:p>
          </table:table-cell>
          <table:table-cell table:style-name="ce310" table:content-validation-name="val12" office:value-type="string" calcext:value-type="string">
            <text:p>due date + 9</text:p>
          </table:table-cell>
          <table:table-cell table:style-name="ce313"/>
          <table:table-cell table:style-name="ce316" table:formula="of:=[.D127]+[.E126]" office:value-type="float" office:value="0" calcext:value-type="float">
            <text:p>0</text:p>
          </table:table-cell>
          <table:table-cell table:style-name="ce320"/>
          <table:table-cell table:style-name="ce325" table:formula="of:=[.F127]+[.G12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5" calcext:value-type="float">
            <text:p>35</text:p>
          </table:table-cell>
          <table:table-cell table:style-name="ce310" table:content-validation-name="val12" office:value-type="string" calcext:value-type="string">
            <text:p>due date + 10</text:p>
          </table:table-cell>
          <table:table-cell table:style-name="ce313"/>
          <table:table-cell table:style-name="ce316" table:formula="of:=[.D128]+[.E127]" office:value-type="float" office:value="0" calcext:value-type="float">
            <text:p>0</text:p>
          </table:table-cell>
          <table:table-cell table:style-name="ce320"/>
          <table:table-cell table:style-name="ce325" table:formula="of:=[.F128]+[.G12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6" calcext:value-type="float">
            <text:p>36</text:p>
          </table:table-cell>
          <table:table-cell table:style-name="ce310" table:content-validation-name="val12" office:value-type="string" calcext:value-type="string">
            <text:p>due date + 11</text:p>
          </table:table-cell>
          <table:table-cell table:style-name="ce313"/>
          <table:table-cell table:style-name="ce316" table:formula="of:=[.D129]+[.E128]" office:value-type="float" office:value="0" calcext:value-type="float">
            <text:p>0</text:p>
          </table:table-cell>
          <table:table-cell table:style-name="ce320"/>
          <table:table-cell table:style-name="ce325" table:formula="of:=[.F129]+[.G12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7" calcext:value-type="float">
            <text:p>37</text:p>
          </table:table-cell>
          <table:table-cell table:style-name="ce310" table:content-validation-name="val12" office:value-type="string" calcext:value-type="string">
            <text:p>due date + 12</text:p>
          </table:table-cell>
          <table:table-cell table:style-name="ce313"/>
          <table:table-cell table:style-name="ce316" table:formula="of:=[.D130]+[.E129]" office:value-type="float" office:value="0" calcext:value-type="float">
            <text:p>0</text:p>
          </table:table-cell>
          <table:table-cell table:style-name="ce320"/>
          <table:table-cell table:style-name="ce325" table:formula="of:=[.F130]+[.G12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8" calcext:value-type="float">
            <text:p>38</text:p>
          </table:table-cell>
          <table:table-cell table:style-name="ce310" table:content-validation-name="val12" office:value-type="string" calcext:value-type="string">
            <text:p>due date + 13</text:p>
          </table:table-cell>
          <table:table-cell table:style-name="ce313"/>
          <table:table-cell table:style-name="ce316" table:formula="of:=[.D131]+[.E130]" office:value-type="float" office:value="0" calcext:value-type="float">
            <text:p>0</text:p>
          </table:table-cell>
          <table:table-cell table:style-name="ce320"/>
          <table:table-cell table:style-name="ce325" table:formula="of:=[.F131]+[.G13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9" calcext:value-type="float">
            <text:p>39</text:p>
          </table:table-cell>
          <table:table-cell table:style-name="ce310" table:content-validation-name="val12" office:value-type="string" calcext:value-type="string">
            <text:p>due date + 14</text:p>
          </table:table-cell>
          <table:table-cell table:style-name="ce313"/>
          <table:table-cell table:style-name="ce316" table:formula="of:=[.D132]+[.E131]" office:value-type="float" office:value="0" calcext:value-type="float">
            <text:p>0</text:p>
          </table:table-cell>
          <table:table-cell table:style-name="ce320"/>
          <table:table-cell table:style-name="ce325" table:formula="of:=[.F132]+[.G13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0" calcext:value-type="float">
            <text:p>40</text:p>
          </table:table-cell>
          <table:table-cell table:style-name="ce310" table:content-validation-name="val12" office:value-type="string" calcext:value-type="string">
            <text:p>due date + 15</text:p>
          </table:table-cell>
          <table:table-cell table:style-name="ce313"/>
          <table:table-cell table:style-name="ce316" table:formula="of:=[.D133]+[.E132]" office:value-type="float" office:value="0" calcext:value-type="float">
            <text:p>0</text:p>
          </table:table-cell>
          <table:table-cell table:style-name="ce320"/>
          <table:table-cell table:style-name="ce325" table:formula="of:=[.F133]+[.G13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1" calcext:value-type="float">
            <text:p>41</text:p>
          </table:table-cell>
          <table:table-cell table:style-name="ce310" table:content-validation-name="val12" office:value-type="string" calcext:value-type="string">
            <text:p>due date + 16</text:p>
          </table:table-cell>
          <table:table-cell table:style-name="ce313"/>
          <table:table-cell table:style-name="ce316" table:formula="of:=[.D134]+[.E133]" office:value-type="float" office:value="0" calcext:value-type="float">
            <text:p>0</text:p>
          </table:table-cell>
          <table:table-cell table:style-name="ce320"/>
          <table:table-cell table:style-name="ce325" table:formula="of:=[.F134]+[.G133]" office:value-type="float" office:value="0" calcext:value-type="float">
            <text:p>0</text:p>
          </table:table-cell>
          <table:table-cell table:style-name="ce257" table:number-columns-repeated="1017"/>
        </table:table-row>
        <table:table-row table:style-name="ro27">
          <table:table-cell table:style-name="ce257"/>
          <table:table-cell table:style-name="ce299" office:value-type="float" office:value="42" calcext:value-type="float">
            <text:p>42</text:p>
          </table:table-cell>
          <table:table-cell table:style-name="ce310" table:content-validation-name="val12" office:value-type="string" calcext:value-type="string">
            <text:p>due date + 17</text:p>
          </table:table-cell>
          <table:table-cell table:style-name="ce314"/>
          <table:table-cell table:style-name="ce317" table:formula="of:=[.D135]+[.E134]" office:value-type="float" office:value="0" calcext:value-type="float">
            <text:p>0</text:p>
          </table:table-cell>
          <table:table-cell table:style-name="ce321"/>
          <table:table-cell table:style-name="ce326" table:formula="of:=[.F135]+[.G134]" office:value-type="float" office:value="0" calcext:value-type="float">
            <text:p>0</text:p>
          </table:table-cell>
          <table:table-cell table:style-name="ce257" table:number-columns-repeated="1017"/>
        </table:table-row>
        <table:table-row table:style-name="ro2" table:number-rows-repeated="1048440">
          <table:table-cell table:number-columns-repeated="1024"/>
        </table:table-row>
        <table:table-row table:style-name="ro2">
          <table:table-cell table:number-columns-repeated="1024"/>
        </table:table-row>
      </table:table>
      <table:table table:name="PlanSummary" table:style-name="ta14" table:protected="true">
        <loext:table-protection loext:select-protected-cells="true" loext:select-unprotected-cells="true"/>
        <table:table-column table:style-name="co23" table:number-columns-repeated="5"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1">
          <table:table-cell table:style-name="ce109" office:value-type="string" calcext:value-type="string" table:number-columns-spanned="3" table:number-rows-spanned="1">
            <text:p>Project Plan Summary</text:p>
          </table:table-cell>
          <table:covered-table-cell table:number-columns-repeated="2" table:style-name="ce109"/>
          <table:table-cell table:style-name="ce112" table:number-columns-repeated="5"/>
          <table:table-cell table:number-columns-repeated="1016"/>
        </table:table-row>
        <table:table-row table:style-name="ro27" table:visibility="collapse">
          <table:table-cell table:style-name="ce184" table:number-columns-repeated="8"/>
          <table:table-cell table:number-columns-repeated="1016"/>
        </table:table-row>
        <table:table-row table:style-name="ro1" table:visibility="collapse">
          <table:table-cell table:style-name="ce332" office:value-type="string" calcext:value-type="string" table:number-columns-spanned="2" table:number-rows-spanned="1">
            <text:p>Standards</text:p>
          </table:table-cell>
          <table:covered-table-cell table:style-name="ce332"/>
          <table:table-cell table:style-name="ce333" table:number-columns-repeated="3"/>
          <table:table-cell table:style-name="ce191" table:number-columns-repeated="3"/>
          <table:table-cell table:number-columns-repeated="1016"/>
        </table:table-row>
        <table:table-row table:style-name="ro2" table:visibility="collapse">
          <table:table-cell table:style-name="ce333" office:value-type="string" calcext:value-type="string">
            <text:p>Start date:</text:p>
          </table:table-cell>
          <table:table-cell table:style-name="ce334" office:value-type="date" office:date-value="2000-01-01" calcext:value-type="date">
            <text:p>1/1/2000</text:p>
          </table:table-cell>
          <table:table-cell table:style-name="ce333"/>
          <table:table-cell table:style-name="ce333" office:value-type="string" calcext:value-type="string">
            <text:p>Grades:</text:p>
          </table:table-cell>
          <table:table-cell table:style-name="ce333" office:value-type="string" calcext:value-type="string">
            <text:p>AA</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End date:</text:p>
          </table:table-cell>
          <table:table-cell table:style-name="ce191" office:value-type="float" office:value="40179" calcext:value-type="float">
            <text:p>40179</text:p>
          </table:table-cell>
          <table:table-cell table:style-name="ce333" table:number-columns-repeated="2"/>
          <table:table-cell table:style-name="ce333" office:value-type="string" calcext:value-type="string">
            <text:p>A</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Phases:</text:p>
          </table:table-cell>
          <table:table-cell table:style-name="ce333" office:value-type="string" calcext:value-type="string">
            <text:p>Analysis</text:p>
          </table:table-cell>
          <table:table-cell table:style-name="ce333" table:number-columns-repeated="2"/>
          <table:table-cell table:style-name="ce333" office:value-type="string" calcext:value-type="string">
            <text:p>AB</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Architecture</text:p>
          </table:table-cell>
          <table:table-cell table:style-name="ce333" table:number-columns-repeated="2"/>
          <table:table-cell table:style-name="ce333" office:value-type="string" calcext:value-type="string">
            <text:p>B</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lanning</text:p>
          </table:table-cell>
          <table:table-cell table:style-name="ce333" table:number-columns-repeated="2"/>
          <table:table-cell table:style-name="ce333" office:value-type="string" calcext:value-type="string">
            <text:p>BC</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Construction</text:p>
          </table:table-cell>
          <table:table-cell table:style-name="ce333" table:number-columns-repeated="2"/>
          <table:table-cell table:style-name="ce333" office:value-type="string" calcext:value-type="string">
            <text:p>C</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Refactoring</text:p>
          </table:table-cell>
          <table:table-cell table:style-name="ce333" table:number-columns-repeated="2"/>
          <table:table-cell table:style-name="ce333" office:value-type="string" calcext:value-type="string">
            <text:p>CD</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Review</text:p>
          </table:table-cell>
          <table:table-cell table:style-name="ce333" table:number-columns-repeated="2"/>
          <table:table-cell table:style-name="ce333" office:value-type="string" calcext:value-type="string">
            <text:p>D</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Integration Test</text:p>
          </table:table-cell>
          <table:table-cell table:style-name="ce333" table:number-columns-repeated="2"/>
          <table:table-cell table:style-name="ce333" office:value-type="string" calcext:value-type="string">
            <text:p>F</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ostmortem</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Sandbox</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office:value-type="string" calcext:value-type="string">
            <text:p>Defect Types:</text:p>
          </table:table-cell>
          <table:table-cell table:style-name="ce333" office:value-type="string" calcext:value-type="string">
            <text:p>Documentation</text:p>
          </table:table-cell>
          <table:table-cell table:style-name="ce333"/>
          <table:table-cell table:style-name="ce333" office:value-type="string" calcext:value-type="string">
            <text:p>Iteration</text:p>
          </table:table-cell>
          <table:table-cell table:style-name="ce333" office:value-type="string" calcext:value-type="string">
            <text:p>NA</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Build</text:p>
          </table:table-cell>
          <table:table-cell table:style-name="ce333" table:number-columns-repeated="2"/>
          <table:table-cell table:style-name="ce333" office:value-type="float" office:value="1" calcext:value-type="float">
            <text:p>1</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syntax</text:p>
          </table:table-cell>
          <table:table-cell table:style-name="ce333" table:number-columns-repeated="2"/>
          <table:table-cell table:style-name="ce333" office:value-type="float" office:value="2" calcext:value-type="float">
            <text:p>2</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logic</text:p>
          </table:table-cell>
          <table:table-cell table:style-name="ce333" table:number-columns-repeated="2"/>
          <table:table-cell table:style-name="ce333" office:value-type="float" office:value="3" calcext:value-type="float">
            <text:p>3</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interface</text:p>
          </table:table-cell>
          <table:table-cell table:style-name="ce333" table:number-columns-repeated="2"/>
          <table:table-cell table:style-name="ce333" office:value-type="float" office:value="4" calcext:value-type="float">
            <text:p>4</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checking</text:p>
          </table:table-cell>
          <table:table-cell table:style-name="ce333" table:number-columns-repeated="2"/>
          <table:table-cell table:style-name="ce333" office:value-type="float" office:value="5" calcext:value-type="float">
            <text:p>5</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syntax</text:p>
          </table:table-cell>
          <table:table-cell table:style-name="ce333" table:number-columns-repeated="2"/>
          <table:table-cell table:style-name="ce333" office:value-type="float" office:value="6" calcext:value-type="float">
            <text:p>6</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logic</text:p>
          </table:table-cell>
          <table:table-cell table:style-name="ce333" table:number-columns-repeated="2"/>
          <table:table-cell table:style-name="ce333" office:value-type="float" office:value="7" calcext:value-type="float">
            <text:p>7</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interface</text:p>
          </table:table-cell>
          <table:table-cell table:style-name="ce333" table:number-columns-repeated="2"/>
          <table:table-cell table:style-name="ce333" office:value-type="float" office:value="8" calcext:value-type="float">
            <text:p>8</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checking</text:p>
          </table:table-cell>
          <table:table-cell table:style-name="ce333" table:number-columns-repeated="2"/>
          <table:table-cell table:style-name="ce333" office:value-type="float" office:value="9" calcext:value-type="float">
            <text:p>9</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Bad Smell</text:p>
          </table:table-cell>
          <table:table-cell table:style-name="ce333" table:number-columns-repeated="2"/>
          <table:table-cell table:style-name="ce333" office:value-type="float" office:value="10" calcext:value-type="float">
            <text:p>10</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Y/N:</text:p>
          </table:table-cell>
          <table:table-cell table:style-name="ce333" office:value-type="string" calcext:value-type="string">
            <text:p>Yes</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table:table-cell table:style-name="ce191" office:value-type="string" calcext:value-type="string">
            <text:p>No</text:p>
          </table:table-cell>
          <table:table-cell table:style-name="ce333" table:number-columns-repeated="3"/>
          <table:table-cell table:style-name="ce204" table:number-columns-repeated="3"/>
          <table:table-cell table:style-name="ce56" table:number-columns-repeated="1016"/>
        </table:table-row>
        <table:table-row table:style-name="ro2" table:visibility="collapse">
          <table:table-cell table:style-name="ce333" office:value-type="string" calcext:value-type="string">
            <text:p>Proxy Types:</text:p>
          </table:table-cell>
          <table:table-cell table:style-name="ce333" office:value-type="string" calcext:value-type="string">
            <text:p>Calculation</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Data</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I/O</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Logic</text:p>
          </table:table-cell>
          <table:table-cell table:style-name="ce333" table:number-columns-repeated="3"/>
          <table:table-cell table:style-name="ce204" table:number-columns-repeated="3"/>
          <table:table-cell table:number-columns-repeated="1016"/>
        </table:table-row>
        <table:table-row table:style-name="ro2" table:visibility="collapse" table:number-rows-repeated="2">
          <table:table-cell table:style-name="ce333" table:number-columns-repeated="5"/>
          <table:table-cell table:style-name="ce204" table:number-columns-repeated="3"/>
          <table:table-cell table:number-columns-repeated="1016"/>
        </table:table-row>
        <table:table-row table:style-name="ro2" table:visibility="collapse">
          <table:table-cell table:style-name="ce333" office:value-type="string" calcext:value-type="string">
            <text:p>Sizes:</text:p>
          </table:table-cell>
          <table:table-cell table:style-name="ce333" office:value-type="string" calcext:value-type="string">
            <text:p>VS</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S</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M</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L</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VL</text:p>
          </table:table-cell>
          <table:table-cell table:style-name="ce333" table:number-columns-repeated="3"/>
          <table:table-cell table:style-name="ce204" table:number-columns-repeated="3"/>
          <table:table-cell table:number-columns-repeated="1016"/>
        </table:table-row>
        <table:table-row table:style-name="ro2">
          <table:table-cell table:number-columns-repeated="2"/>
          <table:table-cell table:style-name="ce335" office:value-type="string" calcext:value-type="string">
            <text:p>Plan</text:p>
          </table:table-cell>
          <table:table-cell table:style-name="ce335" office:value-type="string" calcext:value-type="string">
            <text:p>Actual</text:p>
          </table:table-cell>
          <table:table-cell table:style-name="ce335" office:value-type="string" calcext:value-type="string">
            <text:p>To Date</text:p>
          </table:table-cell>
          <table:table-cell table:number-columns-repeated="1019"/>
        </table:table-row>
        <table:table-row table:style-name="ro2">
          <table:table-cell table:style-name="ce138" table:formula="of:=[$'Historical Data'.A51]" office:value-type="string" office:string-value="Program Size (LOC)" calcext:value-type="string">
            <text:p>Program Size (LOC)</text:p>
          </table:table-cell>
          <table:table-cell table:style-name="ce138"/>
          <table:table-cell table:style-name="ce281" table:number-columns-repeated="3"/>
          <table:table-cell/>
          <table:table-cell table:style-name="ce138" table:number-columns-repeated="2"/>
          <table:table-cell table:number-columns-repeated="1016"/>
        </table:table-row>
        <table:table-row table:style-name="ro2">
          <table:table-cell table:style-name="ce139" table:formula="of:=[$'Historical Data'.A52]" office:value-type="string" office:string-value="Base code LOC count" calcext:value-type="string">
            <text:p>Base code LOC count</text:p>
          </table:table-cell>
          <table:table-cell table:style-name="ce181"/>
          <table:table-cell table:style-name="ce336" table:formula="of:=[$Estimation.B64]" office:value-type="float" office:value="0" calcext:value-type="float">
            <text:p>0</text:p>
          </table:table-cell>
          <table:table-cell table:style-name="ce336" table:formula="of:=[$Estimation.G64]" office:value-type="float" office:value="0" calcext:value-type="float">
            <text:p>0</text:p>
          </table:table-cell>
          <table:table-cell table:style-name="ce336" table:formula="of:=[.D41]+[$'Historical Data'.E52]"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3]" office:value-type="string" office:string-value="   Lines deleted from Base" calcext:value-type="string">
            <text:p><text:s text:c="3"/>Lines deleted from Base</text:p>
          </table:table-cell>
          <table:table-cell table:style-name="ce181"/>
          <table:table-cell table:style-name="ce336" table:formula="of:=[$Estimation.C64]" office:value-type="float" office:value="0" calcext:value-type="float">
            <text:p>0</text:p>
          </table:table-cell>
          <table:table-cell table:style-name="ce336" table:formula="of:=[$Estimation.H64]" office:value-type="float" office:value="0" calcext:value-type="float">
            <text:p>0</text:p>
          </table:table-cell>
          <table:table-cell table:style-name="ce336" table:formula="of:=[.D42]+[$'Historical Data'.E53]"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4]" office:value-type="string" office:string-value="   Lines modified from Base" calcext:value-type="string">
            <text:p><text:s text:c="3"/>Lines modified from Base</text:p>
          </table:table-cell>
          <table:table-cell table:style-name="ce181"/>
          <table:table-cell table:style-name="ce336" table:formula="of:=[$Estimation.D64]" office:value-type="float" office:value="0" calcext:value-type="float">
            <text:p>0</text:p>
          </table:table-cell>
          <table:table-cell table:style-name="ce336" table:formula="of:=[$Estimation.I64]" office:value-type="float" office:value="0" calcext:value-type="float">
            <text:p>0</text:p>
          </table:table-cell>
          <table:table-cell table:style-name="ce336" table:formula="of:=[.D43]+[$'Historical Data'.E54]"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5]" office:value-type="string" office:string-value="   Lines added to Base" calcext:value-type="string">
            <text:p><text:s text:c="3"/>Lines added to Base</text:p>
          </table:table-cell>
          <table:table-cell table:style-name="ce181"/>
          <table:table-cell table:style-name="ce336" table:formula="of:=[$Estimation.E64]" office:value-type="float" office:value="0" calcext:value-type="float">
            <text:p>0</text:p>
          </table:table-cell>
          <table:table-cell table:style-name="ce336" table:formula="of:=[$Estimation.J64]" office:value-type="float" office:value="0" calcext:value-type="float">
            <text:p>0</text:p>
          </table:table-cell>
          <table:table-cell table:style-name="ce336" table:formula="of:=[.D44]+[$'Historical Data'.E55]"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6]" office:value-type="string" office:string-value="Reused lines" calcext:value-type="string">
            <text:p>Reused lines</text:p>
          </table:table-cell>
          <table:table-cell table:style-name="ce181"/>
          <table:table-cell table:style-name="ce336" table:formula="of:=[$Estimation.B97]" office:value-type="float" office:value="0" calcext:value-type="float">
            <text:p>0</text:p>
          </table:table-cell>
          <table:table-cell table:style-name="ce336" table:formula="of:=[$Estimation.C97]" office:value-type="float" office:value="0" calcext:value-type="float">
            <text:p>0</text:p>
          </table:table-cell>
          <table:table-cell table:style-name="ce336" table:formula="of:=[.D45]+[$'Historical Data'.E56]"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7]" office:value-type="string" office:string-value="New component lines of code" calcext:value-type="string">
            <text:p>New component lines of code</text:p>
          </table:table-cell>
          <table:table-cell table:style-name="ce181"/>
          <table:table-cell table:style-name="ce336" table:formula="of:=[$Estimation.D88]" office:value-type="float" office:value="0" calcext:value-type="float">
            <text:p>0</text:p>
          </table:table-cell>
          <table:table-cell table:style-name="ce336" table:formula="of:=[$Estimation.H88]" office:value-type="float" office:value="0" calcext:value-type="float">
            <text:p>0</text:p>
          </table:table-cell>
          <table:table-cell table:style-name="ce336" table:formula="of:=[.D46]+[$'Historical Data'.E57]"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number-columns-repeated="2"/>
          <table:table-cell table:style-name="ce277" table:number-columns-repeated="2"/>
          <table:table-cell table:style-name="ce281"/>
          <table:table-cell table:number-columns-repeated="1019"/>
        </table:table-row>
        <table:table-row table:style-name="ro2">
          <table:table-cell table:style-name="ce138" table:number-columns-repeated="2"/>
          <table:table-cell table:style-name="ce337" office:value-type="string" calcext:value-type="string">
            <text:p>Plan</text:p>
          </table:table-cell>
          <table:table-cell table:style-name="ce337" office:value-type="string" calcext:value-type="string">
            <text:p>Actual</text:p>
          </table:table-cell>
          <table:table-cell table:style-name="ce338" office:value-type="string" calcext:value-type="string">
            <text:p>To Date</text:p>
          </table:table-cell>
          <table:table-cell table:style-name="ce335" office:value-type="string" calcext:value-type="string">
            <text:p>To Date %</text:p>
          </table:table-cell>
          <table:table-cell table:style-name="ce138" table:number-columns-repeated="1018"/>
        </table:table-row>
        <table:table-row table:style-name="ro2">
          <table:table-cell table:style-name="ce138" table:formula="of:=[$'Historical Data'.A64]" office:value-type="string" office:string-value="Time In Phase (minutes)" calcext:value-type="string">
            <text:p>Time In Phase (minutes)</text:p>
          </table:table-cell>
          <table:table-cell table:style-name="ce138"/>
          <table:table-cell table:style-name="ce277" table:number-columns-repeated="2"/>
          <table:table-cell table:style-name="ce281"/>
          <table:table-cell table:style-name="ce138"/>
          <table:table-cell/>
          <table:table-cell table:style-name="ce138"/>
          <table:table-cell table:number-columns-repeated="1016"/>
        </table:table-row>
        <table:table-row table:style-name="ro2">
          <table:table-cell table:style-name="ce139" table:formula="of:=[$'Historical Data'.A65]" office:value-type="string" office:string-value="Analysis" calcext:value-type="string">
            <text:p>Analysis</text:p>
          </table:table-cell>
          <table:table-cell/>
          <table:table-cell table:style-name="ce278" table:content-validation-name="val2" table:formula="of:=[.$C$61]*[$'Historical Data'.F65]" office:value-type="float" office:value="0" calcext:value-type="float">
            <text:p>0</text:p>
          </table:table-cell>
          <table:table-cell table:style-name="ce278" table:content-validation-name="val3" table:formula="of:=SUMIF([$'Time Log'.$F$48:.$F$137];[.A50];[$'Time Log'.$E$48:.$E$137])" office:value-type="float" office:value="25" calcext:value-type="float">
            <text:p>25</text:p>
          </table:table-cell>
          <table:table-cell table:style-name="ce260" table:formula="of:=[.D50]+[$'Historical Data'.E65]" office:value-type="float" office:value="25" calcext:value-type="float">
            <text:p>25</text:p>
          </table:table-cell>
          <table:table-cell table:style-name="ce165" table:formula="of:=IF([.$E$59]=0;0;[.E50]/[.$E$59])" office:value-type="percentage" office:value="0.555555555555556" calcext:value-type="percentage">
            <text:p>55.6%</text:p>
          </table:table-cell>
          <table:table-cell table:number-columns-repeated="1018"/>
        </table:table-row>
        <table:table-row table:style-name="ro2">
          <table:table-cell table:style-name="ce139" table:formula="of:=[$'Historical Data'.A66]" office:value-type="string" office:string-value="Architecture" calcext:value-type="string">
            <text:p>Architecture</text:p>
          </table:table-cell>
          <table:table-cell/>
          <table:table-cell table:style-name="ce278" table:content-validation-name="val2" table:formula="of:=[.$C$61]*[$'Historical Data'.F66]" office:value-type="float" office:value="0" calcext:value-type="float">
            <text:p>0</text:p>
          </table:table-cell>
          <table:table-cell table:style-name="ce278" table:content-validation-name="val3" table:formula="of:=SUMIF([$'Time Log'.$F$48:.$F$137];[.A51];[$'Time Log'.$E$48:.$E$137])" office:value-type="float" office:value="80.0000000000001" calcext:value-type="float">
            <text:p>80</text:p>
          </table:table-cell>
          <table:table-cell table:style-name="ce260" table:formula="of:=[.D51]+[$'Historical Data'.E66]" office:value-type="float" office:value="80.0000000000001" calcext:value-type="float">
            <text:p>80</text:p>
          </table:table-cell>
          <table:table-cell table:style-name="ce165" table:formula="of:=IF([.$E$59]=0;0;[.E51]/[.$E$59])" office:value-type="percentage" office:value="1.77777777777778" calcext:value-type="percentage">
            <text:p>177.8%</text:p>
          </table:table-cell>
          <table:table-cell table:number-columns-repeated="1018"/>
        </table:table-row>
        <table:table-row table:style-name="ro2">
          <table:table-cell table:style-name="ce139" table:formula="of:=[$'Historical Data'.A67]" office:value-type="string" office:string-value="Project planning" calcext:value-type="string">
            <text:p>Project planning</text:p>
          </table:table-cell>
          <table:table-cell/>
          <table:table-cell table:style-name="ce278" table:content-validation-name="val2" table:formula="of:=[.$C$61]*[$'Historical Data'.F67]" office:value-type="float" office:value="0" calcext:value-type="float">
            <text:p>0</text:p>
          </table:table-cell>
          <table:table-cell table:style-name="ce278" table:content-validation-name="val3" table:formula="of:=SUMIF([$'Time Log'.$F$48:.$F$137];[.A52];[$'Time Log'.$E$48:.$E$137])" office:value-type="float" office:value="25.0000000000001" calcext:value-type="float">
            <text:p>25</text:p>
          </table:table-cell>
          <table:table-cell table:style-name="ce260" table:formula="of:=[.D52]+[$'Historical Data'.E67]" office:value-type="float" office:value="25.0000000000001" calcext:value-type="float">
            <text:p>25</text:p>
          </table:table-cell>
          <table:table-cell table:style-name="ce165" table:formula="of:=IF([.$E$59]=0;0;[.E52]/[.$E$59])" office:value-type="percentage" office:value="0.555555555555558" calcext:value-type="percentage">
            <text:p>55.6%</text:p>
          </table:table-cell>
          <table:table-cell table:number-columns-repeated="1018"/>
        </table:table-row>
        <table:table-row table:style-name="ro2">
          <table:table-cell table:style-name="ce139" table:formula="of:=[$'Historical Data'.A68]" office:value-type="string" office:string-value="Interation planning" calcext:value-type="string">
            <text:p>Interation planning</text:p>
          </table:table-cell>
          <table:table-cell/>
          <table:table-cell table:style-name="ce278" table:content-validation-name="val2" table:formula="of:=[.$C$61]*[$'Historical Data'.F68]" office:value-type="float" office:value="0" calcext:value-type="float">
            <text:p>0</text:p>
          </table:table-cell>
          <table:table-cell table:style-name="ce278" table:content-validation-name="val3" table:formula="of:=SUMIF([$'Time Log'.$F$48:.$F$137];[.A53];[$'Time Log'.$E$48:.$E$137])" office:value-type="float" office:value="0" calcext:value-type="float">
            <text:p>0</text:p>
          </table:table-cell>
          <table:table-cell table:style-name="ce260" table:formula="of:=[.D53]+[$'Historical Data'.E68]" office:value-type="float" office:value="0" calcext:value-type="float">
            <text:p>0</text:p>
          </table:table-cell>
          <table:table-cell table:style-name="ce165" table:formula="of:=IF([.$E$59]=0;0;[.E53]/[.$E$59])" office:value-type="percentage" office:value="0" calcext:value-type="percentage">
            <text:p>0.0%</text:p>
          </table:table-cell>
          <table:table-cell table:number-columns-repeated="1018"/>
        </table:table-row>
        <table:table-row table:style-name="ro2">
          <table:table-cell table:style-name="ce139" table:formula="of:=[$'Historical Data'.A69]" office:value-type="string" office:string-value="Construction" calcext:value-type="string">
            <text:p>Construction</text:p>
          </table:table-cell>
          <table:table-cell/>
          <table:table-cell table:style-name="ce278" table:content-validation-name="val2" table:formula="of:=[.$C$61]*[$'Historical Data'.F69]" office:value-type="float" office:value="0" calcext:value-type="float">
            <text:p>0</text:p>
          </table:table-cell>
          <table:table-cell table:style-name="ce278" table:content-validation-name="val3" table:formula="of:=SUMIF([$'Time Log'.$F$48:.$F$137];[.A54];[$'Time Log'.$E$48:.$E$137])" office:value-type="float" office:value="170" calcext:value-type="float">
            <text:p>170</text:p>
          </table:table-cell>
          <table:table-cell table:style-name="ce260" table:formula="of:=[.D54]+[$'Historical Data'.E69]" office:value-type="float" office:value="170" calcext:value-type="float">
            <text:p>170</text:p>
          </table:table-cell>
          <table:table-cell table:style-name="ce165" table:formula="of:=IF([.$E$59]=0;0;[.E54]/[.$E$59])" office:value-type="percentage" office:value="3.77777777777778" calcext:value-type="percentage">
            <text:p>377.8%</text:p>
          </table:table-cell>
          <table:table-cell table:number-columns-repeated="1018"/>
        </table:table-row>
        <table:table-row table:style-name="ro2">
          <table:table-cell table:style-name="ce139" table:formula="of:=[$'Historical Data'.A70]" office:value-type="string" office:string-value="Refactoring" calcext:value-type="string">
            <text:p>Refactoring</text:p>
          </table:table-cell>
          <table:table-cell/>
          <table:table-cell table:style-name="ce278" table:content-validation-name="val2" table:formula="of:=[.$C$61]*[$'Historical Data'.F70]" office:value-type="float" office:value="0" calcext:value-type="float">
            <text:p>0</text:p>
          </table:table-cell>
          <table:table-cell table:style-name="ce278" table:content-validation-name="val3" table:formula="of:=SUMIF([$'Time Log'.$F$48:.$F$137];[.A55];[$'Time Log'.$E$48:.$E$137])" office:value-type="float" office:value="30.0000000000001" calcext:value-type="float">
            <text:p>30</text:p>
          </table:table-cell>
          <table:table-cell table:style-name="ce260" table:formula="of:=[.D55]+[$'Historical Data'.E70]" office:value-type="float" office:value="30.0000000000001" calcext:value-type="float">
            <text:p>30</text:p>
          </table:table-cell>
          <table:table-cell table:style-name="ce165" table:formula="of:=IF([.$E$59]=0;0;[.E55]/[.$E$59])" office:value-type="percentage" office:value="0.666666666666669" calcext:value-type="percentage">
            <text:p>66.7%</text:p>
          </table:table-cell>
          <table:table-cell table:number-columns-repeated="1018"/>
        </table:table-row>
        <table:table-row table:style-name="ro2">
          <table:table-cell table:style-name="ce139" table:formula="of:=[$'Historical Data'.A71]" office:value-type="string" office:string-value="Review" calcext:value-type="string">
            <text:p>Review</text:p>
          </table:table-cell>
          <table:table-cell/>
          <table:table-cell table:style-name="ce278" table:content-validation-name="val2" table:formula="of:=[.$C$61]*[$'Historical Data'.F71]" office:value-type="float" office:value="0" calcext:value-type="float">
            <text:p>0</text:p>
          </table:table-cell>
          <table:table-cell table:style-name="ce278" table:content-validation-name="val3" table:formula="of:=SUMIF([$'Time Log'.$F$48:.$F$137];[.A56];[$'Time Log'.$E$48:.$E$137])" office:value-type="float" office:value="0" calcext:value-type="float">
            <text:p>0</text:p>
          </table:table-cell>
          <table:table-cell table:style-name="ce260" table:formula="of:=[.D56]+[$'Historical Data'.E71]" office:value-type="float" office:value="0" calcext:value-type="float">
            <text:p>0</text:p>
          </table:table-cell>
          <table:table-cell table:style-name="ce165" table:formula="of:=IF([.$E$59]=0;0;[.E56]/[.$E$59])" office:value-type="percentage" office:value="0" calcext:value-type="percentage">
            <text:p>0.0%</text:p>
          </table:table-cell>
          <table:table-cell table:number-columns-repeated="1018"/>
        </table:table-row>
        <table:table-row table:style-name="ro2">
          <table:table-cell table:style-name="ce139" table:formula="of:=[$'Historical Data'.A72]" office:value-type="string" office:string-value="Integration test" calcext:value-type="string">
            <text:p>Integration test</text:p>
          </table:table-cell>
          <table:table-cell/>
          <table:table-cell table:style-name="ce278" table:content-validation-name="val2" table:formula="of:=[.$C$61]*[$'Historical Data'.F72]" office:value-type="float" office:value="0" calcext:value-type="float">
            <text:p>0</text:p>
          </table:table-cell>
          <table:table-cell table:style-name="ce278" table:content-validation-name="val3" table:formula="of:=SUMIF([$'Time Log'.$F$48:.$F$137];[.A57];[$'Time Log'.$E$48:.$E$137])" office:value-type="float" office:value="164" calcext:value-type="float">
            <text:p>164</text:p>
          </table:table-cell>
          <table:table-cell table:style-name="ce260" table:formula="of:=[.D57]+[$'Historical Data'.E72]" office:value-type="float" office:value="164" calcext:value-type="float">
            <text:p>164</text:p>
          </table:table-cell>
          <table:table-cell table:style-name="ce165" table:formula="of:=IF([.$E$59]=0;0;[.E57]/[.$E$59])" office:value-type="percentage" office:value="3.64444444444445" calcext:value-type="percentage">
            <text:p>364.4%</text:p>
          </table:table-cell>
          <table:table-cell table:number-columns-repeated="1018"/>
        </table:table-row>
        <table:table-row table:style-name="ro2">
          <table:table-cell table:style-name="ce139" table:formula="of:=[$'Historical Data'.A73]" office:value-type="string" office:string-value="Repatterning" calcext:value-type="string">
            <text:p>Repatterning</text:p>
          </table:table-cell>
          <table:table-cell/>
          <table:table-cell table:style-name="ce278" table:content-validation-name="val2" table:formula="of:=[.$C$61]*[$'Historical Data'.F73]" office:value-type="float" office:value="0" calcext:value-type="float">
            <text:p>0</text:p>
          </table:table-cell>
          <table:table-cell table:style-name="ce278" table:content-validation-name="val3" table:formula="of:=SUMIF([$'Time Log'.$F$48:.$F$137];[.A58];[$'Time Log'.$E$48:.$E$137])" office:value-type="float" office:value="0" calcext:value-type="float">
            <text:p>0</text:p>
          </table:table-cell>
          <table:table-cell table:style-name="ce260" table:formula="of:=[.D58]+[$'Historical Data'.E73]" office:value-type="float" office:value="0" calcext:value-type="float">
            <text:p>0</text:p>
          </table:table-cell>
          <table:table-cell table:style-name="ce165" table:formula="of:=IF([.$E$59]=0;0;[.E58]/[.$E$59])" office:value-type="percentage" office:value="0" calcext:value-type="percentage">
            <text:p>0.0%</text:p>
          </table:table-cell>
          <table:table-cell table:number-columns-repeated="1018"/>
        </table:table-row>
        <table:table-row table:style-name="ro2">
          <table:table-cell table:style-name="ce139" table:formula="of:=[$'Historical Data'.A74]" office:value-type="string" office:string-value="Postmortem" calcext:value-type="string">
            <text:p>Postmortem</text:p>
          </table:table-cell>
          <table:table-cell/>
          <table:table-cell table:style-name="ce278" table:content-validation-name="val2" table:formula="of:=[.$C$61]*[$'Historical Data'.F74]" office:value-type="float" office:value="0" calcext:value-type="float">
            <text:p>0</text:p>
          </table:table-cell>
          <table:table-cell table:style-name="ce278" table:content-validation-name="val3" table:formula="of:=SUMIF([$'Time Log'.$F$48:.$F$137];[.A59];[$'Time Log'.$E$48:.$E$137])" office:value-type="float" office:value="45" calcext:value-type="float">
            <text:p>45</text:p>
          </table:table-cell>
          <table:table-cell table:style-name="ce260" table:formula="of:=[.D59]+[$'Historical Data'.E74]" office:value-type="float" office:value="45" calcext:value-type="float">
            <text:p>45</text:p>
          </table:table-cell>
          <table:table-cell table:style-name="ce165" table:formula="of:=IF([.$E$59]=0;0;[.E59]/[.$E$59])" office:value-type="percentage" office:value="1" calcext:value-type="percentage">
            <text:p>100.0%</text:p>
          </table:table-cell>
          <table:table-cell table:number-columns-repeated="1018"/>
        </table:table-row>
        <table:table-row table:style-name="ro2">
          <table:table-cell table:style-name="ce139" table:formula="of:=[$'Historical Data'.A75]" office:value-type="string" office:string-value="Sandbox" calcext:value-type="string">
            <text:p>Sandbox</text:p>
          </table:table-cell>
          <table:table-cell/>
          <table:table-cell table:style-name="ce278" table:content-validation-name="val2" table:formula="of:=[.$C$61]*[$'Historical Data'.F75]" office:value-type="float" office:value="0" calcext:value-type="float">
            <text:p>0</text:p>
          </table:table-cell>
          <table:table-cell table:style-name="ce278" table:content-validation-name="val3" table:formula="of:=SUMIF([$'Time Log'.$F$48:.$F$137];[.A60];[$'Time Log'.$E$48:.$E$137])" office:value-type="float" office:value="0" calcext:value-type="float">
            <text:p>0</text:p>
          </table:table-cell>
          <table:table-cell table:style-name="ce260" table:formula="of:=[.D60]+[$'Historical Data'.E75]" office:value-type="float" office:value="0" calcext:value-type="float">
            <text:p>0</text:p>
          </table:table-cell>
          <table:table-cell table:style-name="ce165" table:formula="of:=IF([.$E$59]=0;0;[.E60]/[.$E$59])" office:value-type="percentage" office:value="0" calcext:value-type="percentage">
            <text:p>0.0%</text:p>
          </table:table-cell>
          <table:table-cell table:number-columns-repeated="1018"/>
        </table:table-row>
        <table:table-row table:style-name="ro2">
          <table:table-cell table:style-name="ce139" table:formula="of:=[$'Historical Data'.A76]" office:value-type="string" office:string-value="TOTAL" calcext:value-type="string">
            <text:p>TOTAL</text:p>
          </table:table-cell>
          <table:table-cell/>
          <table:table-cell table:style-name="ce278" table:formula="of:=[$Estimation.D115]" office:value-type="float" office:value="0" calcext:value-type="float">
            <text:p>0</text:p>
          </table:table-cell>
          <table:table-cell table:style-name="ce278" table:formula="of:=SUM([.D50:.D60])" office:value-type="float" office:value="539.000000000001" calcext:value-type="float">
            <text:p>539</text:p>
          </table:table-cell>
          <table:table-cell table:style-name="ce278" table:formula="of:=[.D61]+[$'Historical Data'.E76]" office:value-type="float" office:value="539.000000000001" calcext:value-type="float">
            <text:p>539</text:p>
          </table:table-cell>
          <table:table-cell table:style-name="ce165" table:formula="of:=IF([.$E$59]=0;0;[.E61]/[.$E$59])" office:value-type="percentage" office:value="11.9777777777778" calcext:value-type="percentage">
            <text:p>1197.8%</text:p>
          </table:table-cell>
          <table:table-cell table:number-columns-repeated="1018"/>
        </table:table-row>
        <table:table-row table:style-name="ro2">
          <table:table-cell table:number-columns-repeated="2"/>
          <table:table-cell table:style-name="ce218" table:number-columns-repeated="2"/>
          <table:table-cell table:style-name="ce56"/>
          <table:table-cell table:number-columns-repeated="1019"/>
        </table:table-row>
        <table:table-row table:style-name="ro2">
          <table:table-cell table:style-name="ce138" table:formula="of:=[$'Historical Data'.A78]" office:value-type="string" office:string-value="Changes traced to" calcext:value-type="string">
            <text:p>Changes traced to</text:p>
          </table:table-cell>
          <table:table-cell table:style-name="ce138" table:number-columns-repeated="3"/>
          <table:table-cell/>
          <table:table-cell table:style-name="ce138"/>
          <table:table-cell/>
          <table:table-cell table:style-name="ce138"/>
          <table:table-cell table:number-columns-repeated="1016"/>
        </table:table-row>
        <table:table-row table:style-name="ro2">
          <table:table-cell table:style-name="ce139" table:formula="of:=[$'Historical Data'.A79]" office:value-type="string" office:string-value="Analysis" calcext:value-type="string">
            <text:p>Analysis</text:p>
          </table:table-cell>
          <table:table-cell table:number-columns-repeated="2"/>
          <table:table-cell table:style-name="ce163" table:content-validation-name="val3" table:formula="of:=COUNTIF([$'Change Log'.$D$60:.$D$60];[.A64])" office:value-type="float" office:value="0" calcext:value-type="float">
            <text:p>0</text:p>
          </table:table-cell>
          <table:table-cell table:style-name="ce163" table:formula="of:=[.D64]+[$'Historical Data'.E79]" office:value-type="float" office:value="0" calcext:value-type="float">
            <text:p>0</text:p>
          </table:table-cell>
          <table:table-cell table:number-columns-repeated="1019"/>
        </table:table-row>
        <table:table-row table:style-name="ro2">
          <table:table-cell table:style-name="ce139" table:formula="of:=[$'Historical Data'.A80]" office:value-type="string" office:string-value="Architecture" calcext:value-type="string">
            <text:p>Architecture</text:p>
          </table:table-cell>
          <table:table-cell table:number-columns-repeated="2"/>
          <table:table-cell table:style-name="ce163" table:content-validation-name="val3" table:formula="of:=COUNTIF([$'Change Log'.$D$60:.$D$60];[.A65])" office:value-type="float" office:value="0" calcext:value-type="float">
            <text:p>0</text:p>
          </table:table-cell>
          <table:table-cell table:style-name="ce163" table:formula="of:=[.D65]+[$'Historical Data'.E80]" office:value-type="float" office:value="0" calcext:value-type="float">
            <text:p>0</text:p>
          </table:table-cell>
          <table:table-cell table:number-columns-repeated="1019"/>
        </table:table-row>
        <table:table-row table:style-name="ro2">
          <table:table-cell table:style-name="ce139" table:formula="of:=[$'Historical Data'.A81]" office:value-type="string" office:string-value="Project planning" calcext:value-type="string">
            <text:p>Project planning</text:p>
          </table:table-cell>
          <table:table-cell table:style-name="ce45" table:number-columns-repeated="2"/>
          <table:table-cell table:style-name="ce163" table:content-validation-name="val3" table:formula="of:=COUNTIF([$'Change Log'.$D$60:.$D$60];[.A66])" office:value-type="float" office:value="0" calcext:value-type="float">
            <text:p>0</text:p>
          </table:table-cell>
          <table:table-cell table:style-name="ce163" table:formula="of:=[.D66]+[$'Historical Data'.E81]" office:value-type="float" office:value="0" calcext:value-type="float">
            <text:p>0</text:p>
          </table:table-cell>
          <table:table-cell table:style-name="ce45"/>
          <table:table-cell/>
          <table:table-cell table:style-name="ce45"/>
          <table:table-cell table:number-columns-repeated="1016"/>
        </table:table-row>
        <table:table-row table:style-name="ro2">
          <table:table-cell table:style-name="ce139" table:formula="of:=[$'Historical Data'.A82]" office:value-type="string" office:string-value="Interation planning" calcext:value-type="string">
            <text:p>Interation planning</text:p>
          </table:table-cell>
          <table:table-cell table:number-columns-repeated="2"/>
          <table:table-cell table:style-name="ce163" table:content-validation-name="val3" table:formula="of:=COUNTIF([$'Change Log'.$D$60:.$D$60];[.A67])" office:value-type="float" office:value="0" calcext:value-type="float">
            <text:p>0</text:p>
          </table:table-cell>
          <table:table-cell table:style-name="ce163" table:formula="of:=[.D67]+[$'Historical Data'.E82]" office:value-type="float" office:value="0" calcext:value-type="float">
            <text:p>0</text:p>
          </table:table-cell>
          <table:table-cell table:number-columns-repeated="1019"/>
        </table:table-row>
        <table:table-row table:style-name="ro2">
          <table:table-cell table:style-name="ce139" table:formula="of:=[$'Historical Data'.A83]" office:value-type="string" office:string-value="Construction" calcext:value-type="string">
            <text:p>Construction</text:p>
          </table:table-cell>
          <table:table-cell table:number-columns-repeated="2"/>
          <table:table-cell table:style-name="ce163" table:content-validation-name="val3" table:formula="of:=COUNTIF([$'Change Log'.$D$60:.$D$60];[.A68])" office:value-type="float" office:value="0" calcext:value-type="float">
            <text:p>0</text:p>
          </table:table-cell>
          <table:table-cell table:style-name="ce163" table:formula="of:=[.D68]+[$'Historical Data'.E83]" office:value-type="float" office:value="0" calcext:value-type="float">
            <text:p>0</text:p>
          </table:table-cell>
          <table:table-cell table:number-columns-repeated="1019"/>
        </table:table-row>
        <table:table-row table:style-name="ro2">
          <table:table-cell table:style-name="ce139" table:formula="of:=[$'Historical Data'.A84]" office:value-type="string" office:string-value="Refactoring" calcext:value-type="string">
            <text:p>Refactoring</text:p>
          </table:table-cell>
          <table:table-cell table:number-columns-repeated="2"/>
          <table:table-cell table:style-name="ce163" table:content-validation-name="val3" table:formula="of:=COUNTIF([$'Change Log'.$D$60:.$D$60];[.A69])" office:value-type="float" office:value="0" calcext:value-type="float">
            <text:p>0</text:p>
          </table:table-cell>
          <table:table-cell table:style-name="ce163" table:formula="of:=[.D69]+[$'Historical Data'.E84]" office:value-type="float" office:value="0" calcext:value-type="float">
            <text:p>0</text:p>
          </table:table-cell>
          <table:table-cell table:number-columns-repeated="1019"/>
        </table:table-row>
        <table:table-row table:style-name="ro2">
          <table:table-cell table:style-name="ce139" table:formula="of:=[$'Historical Data'.A85]" office:value-type="string" office:string-value="Review" calcext:value-type="string">
            <text:p>Review</text:p>
          </table:table-cell>
          <table:table-cell table:number-columns-repeated="2"/>
          <table:table-cell table:style-name="ce163" table:content-validation-name="val3" table:formula="of:=COUNTIF([$'Change Log'.$D$60:.$D$60];[.A70])" office:value-type="float" office:value="0" calcext:value-type="float">
            <text:p>0</text:p>
          </table:table-cell>
          <table:table-cell table:style-name="ce163" table:formula="of:=[.D70]+[$'Historical Data'.E85]" office:value-type="float" office:value="0" calcext:value-type="float">
            <text:p>0</text:p>
          </table:table-cell>
          <table:table-cell table:number-columns-repeated="1019"/>
        </table:table-row>
        <table:table-row table:style-name="ro2">
          <table:table-cell table:style-name="ce139" table:formula="of:=[$'Historical Data'.A86]" office:value-type="string" office:string-value="Integration test" calcext:value-type="string">
            <text:p>Integration test</text:p>
          </table:table-cell>
          <table:table-cell table:number-columns-repeated="2"/>
          <table:table-cell table:style-name="ce163" table:content-validation-name="val3" table:formula="of:=COUNTIF([$'Change Log'.$D$60:.$D$60];[.A71])" office:value-type="float" office:value="0" calcext:value-type="float">
            <text:p>0</text:p>
          </table:table-cell>
          <table:table-cell table:style-name="ce163" table:formula="of:=[.D71]+[$'Historical Data'.E86]" office:value-type="float" office:value="0" calcext:value-type="float">
            <text:p>0</text:p>
          </table:table-cell>
          <table:table-cell table:number-columns-repeated="1019"/>
        </table:table-row>
        <table:table-row table:style-name="ro2">
          <table:table-cell table:style-name="ce139" table:formula="of:=[$'Historical Data'.A87]" office:value-type="string" office:string-value="Repatterning" calcext:value-type="string">
            <text:p>Repatterning</text:p>
          </table:table-cell>
          <table:table-cell table:number-columns-repeated="2"/>
          <table:table-cell table:style-name="ce163" table:content-validation-name="val3" table:formula="of:=COUNTIF([$'Change Log'.$D$60:.$D$60];[.A72])" office:value-type="float" office:value="0" calcext:value-type="float">
            <text:p>0</text:p>
          </table:table-cell>
          <table:table-cell table:style-name="ce163" table:formula="of:=[.D72]+[$'Historical Data'.E87]" office:value-type="float" office:value="0" calcext:value-type="float">
            <text:p>0</text:p>
          </table:table-cell>
          <table:table-cell table:number-columns-repeated="1019"/>
        </table:table-row>
        <table:table-row table:style-name="ro2">
          <table:table-cell table:style-name="ce139" table:formula="of:=[$'Historical Data'.A88]" office:value-type="string" office:string-value="Postmortem" calcext:value-type="string">
            <text:p>Postmortem</text:p>
          </table:table-cell>
          <table:table-cell table:number-columns-repeated="2"/>
          <table:table-cell table:style-name="ce163" table:content-validation-name="val3" table:formula="of:=COUNTIF([$'Change Log'.$D$60:.$D$60];[.A73])" office:value-type="float" office:value="0" calcext:value-type="float">
            <text:p>0</text:p>
          </table:table-cell>
          <table:table-cell table:style-name="ce163" table:formula="of:=[.D73]+[$'Historical Data'.E88]" office:value-type="float" office:value="0" calcext:value-type="float">
            <text:p>0</text:p>
          </table:table-cell>
          <table:table-cell table:number-columns-repeated="1019"/>
        </table:table-row>
        <table:table-row table:style-name="ro2">
          <table:table-cell table:style-name="ce139" table:formula="of:=[$'Historical Data'.A89]" office:value-type="string" office:string-value="Sandbox" calcext:value-type="string">
            <text:p>Sandbox</text:p>
          </table:table-cell>
          <table:table-cell table:style-name="ce138" table:number-columns-repeated="2"/>
          <table:table-cell table:style-name="ce163" table:content-validation-name="val3" table:formula="of:=COUNTIF([$'Change Log'.$D$60:.$D$60];[.A74])" office:value-type="float" office:value="0" calcext:value-type="float">
            <text:p>0</text:p>
          </table:table-cell>
          <table:table-cell table:style-name="ce163" table:formula="of:=[.D74]+[$'Historical Data'.E89]" office:value-type="float" office:value="0" calcext:value-type="float">
            <text:p>0</text:p>
          </table:table-cell>
          <table:table-cell table:style-name="ce138"/>
          <table:table-cell/>
          <table:table-cell table:style-name="ce138"/>
          <table:table-cell table:number-columns-repeated="1016"/>
        </table:table-row>
        <table:table-row table:style-name="ro2">
          <table:table-cell table:style-name="ce139" table:formula="of:=[$'Historical Data'.A90]" office:value-type="string" office:string-value="TOTAL" calcext:value-type="string">
            <text:p>TOTAL</text:p>
          </table:table-cell>
          <table:table-cell table:style-name="ce138" table:number-columns-repeated="2"/>
          <table:table-cell table:style-name="ce163" table:content-validation-name="val3" table:formula="of:=SUM([.D64:.D74])" office:value-type="float" office:value="0" calcext:value-type="float">
            <text:p>0</text:p>
          </table:table-cell>
          <table:table-cell table:style-name="ce163" table:formula="of:=[.D75]+[$'Historical Data'.E90]" office:value-type="float" office:value="0" calcext:value-type="float">
            <text:p>0</text:p>
          </table:table-cell>
          <table:table-cell table:style-name="ce138"/>
          <table:table-cell/>
          <table:table-cell table:style-name="ce138"/>
          <table:table-cell table:number-columns-repeated="1016"/>
        </table:table-row>
        <table:table-row table:style-name="ro2">
          <table:table-cell table:style-name="ce138" table:number-columns-repeated="4"/>
          <table:table-cell table:style-name="ce163"/>
          <table:table-cell table:style-name="ce138"/>
          <table:table-cell/>
          <table:table-cell table:style-name="ce138"/>
          <table:table-cell table:number-columns-repeated="1016"/>
        </table:table-row>
        <table:table-row table:style-name="ro2">
          <table:table-cell table:style-name="ce138" table:formula="of:=[$'Historical Data'.A92]" office:value-type="string" office:string-value="Changes implemented in" calcext:value-type="string">
            <text:p>Changes implemented in</text:p>
          </table:table-cell>
          <table:table-cell table:style-name="ce138" table:number-columns-repeated="3"/>
          <table:table-cell table:style-name="ce163"/>
          <table:table-cell table:style-name="ce138"/>
          <table:table-cell/>
          <table:table-cell table:style-name="ce138"/>
          <table:table-cell table:number-columns-repeated="1016"/>
        </table:table-row>
        <table:table-row table:style-name="ro2">
          <table:table-cell table:style-name="ce139" table:formula="of:=[$'Historical Data'.A93]" office:value-type="string" office:string-value="Analysis" calcext:value-type="string">
            <text:p>Analysis</text:p>
          </table:table-cell>
          <table:table-cell table:number-columns-repeated="2"/>
          <table:table-cell table:style-name="ce163" table:content-validation-name="val3" table:formula="of:=COUNTIF([$'Change Log'.$F$60:.$F$60];[.A78])" office:value-type="float" office:value="0" calcext:value-type="float">
            <text:p>0</text:p>
          </table:table-cell>
          <table:table-cell table:style-name="ce163" table:formula="of:=[.D78]+[$'Historical Data'.E93]" office:value-type="float" office:value="0" calcext:value-type="float">
            <text:p>0</text:p>
          </table:table-cell>
          <table:table-cell table:number-columns-repeated="1019"/>
        </table:table-row>
        <table:table-row table:style-name="ro2">
          <table:table-cell table:style-name="ce139" table:formula="of:=[$'Historical Data'.A94]" office:value-type="string" office:string-value="Architecture" calcext:value-type="string">
            <text:p>Architecture</text:p>
          </table:table-cell>
          <table:table-cell table:number-columns-repeated="2"/>
          <table:table-cell table:style-name="ce163" table:content-validation-name="val3" table:formula="of:=COUNTIF([$'Change Log'.$F$60:.$F$60];[.A79])" office:value-type="float" office:value="0" calcext:value-type="float">
            <text:p>0</text:p>
          </table:table-cell>
          <table:table-cell table:style-name="ce163" table:formula="of:=[.D79]+[$'Historical Data'.E94]" office:value-type="float" office:value="0" calcext:value-type="float">
            <text:p>0</text:p>
          </table:table-cell>
          <table:table-cell table:number-columns-repeated="1019"/>
        </table:table-row>
        <table:table-row table:style-name="ro2">
          <table:table-cell table:style-name="ce139" table:formula="of:=[$'Historical Data'.A95]" office:value-type="string" office:string-value="Project planning" calcext:value-type="string">
            <text:p>Project planning</text:p>
          </table:table-cell>
          <table:table-cell table:number-columns-repeated="2"/>
          <table:table-cell table:style-name="ce163" table:content-validation-name="val3" table:formula="of:=COUNTIF([$'Change Log'.$F$60:.$F$60];[.A80])" office:value-type="float" office:value="0" calcext:value-type="float">
            <text:p>0</text:p>
          </table:table-cell>
          <table:table-cell table:style-name="ce163" table:formula="of:=[.D80]+[$'Historical Data'.E95]" office:value-type="float" office:value="0" calcext:value-type="float">
            <text:p>0</text:p>
          </table:table-cell>
          <table:table-cell table:number-columns-repeated="1019"/>
        </table:table-row>
        <table:table-row table:style-name="ro2">
          <table:table-cell table:style-name="ce139" table:formula="of:=[$'Historical Data'.A96]" office:value-type="string" office:string-value="Interation planning" calcext:value-type="string">
            <text:p>Interation planning</text:p>
          </table:table-cell>
          <table:table-cell table:number-columns-repeated="2"/>
          <table:table-cell table:style-name="ce163" table:content-validation-name="val3" table:formula="of:=COUNTIF([$'Change Log'.$F$60:.$F$60];[.A81])" office:value-type="float" office:value="0" calcext:value-type="float">
            <text:p>0</text:p>
          </table:table-cell>
          <table:table-cell table:style-name="ce163" table:formula="of:=[.D81]+[$'Historical Data'.E96]" office:value-type="float" office:value="0" calcext:value-type="float">
            <text:p>0</text:p>
          </table:table-cell>
          <table:table-cell table:number-columns-repeated="1019"/>
        </table:table-row>
        <table:table-row table:style-name="ro2">
          <table:table-cell table:style-name="ce139" table:formula="of:=[$'Historical Data'.A97]" office:value-type="string" office:string-value="Construction" calcext:value-type="string">
            <text:p>Construction</text:p>
          </table:table-cell>
          <table:table-cell table:number-columns-repeated="2"/>
          <table:table-cell table:style-name="ce163" table:content-validation-name="val3" table:formula="of:=COUNTIF([$'Change Log'.$F$60:.$F$60];[.A82])" office:value-type="float" office:value="0" calcext:value-type="float">
            <text:p>0</text:p>
          </table:table-cell>
          <table:table-cell table:style-name="ce163" table:formula="of:=[.D82]+[$'Historical Data'.E97]" office:value-type="float" office:value="0" calcext:value-type="float">
            <text:p>0</text:p>
          </table:table-cell>
          <table:table-cell table:number-columns-repeated="1019"/>
        </table:table-row>
        <table:table-row table:style-name="ro2">
          <table:table-cell table:style-name="ce139" table:formula="of:=[$'Historical Data'.A98]" office:value-type="string" office:string-value="Refactoring" calcext:value-type="string">
            <text:p>Refactoring</text:p>
          </table:table-cell>
          <table:table-cell table:number-columns-repeated="2"/>
          <table:table-cell table:style-name="ce163" table:content-validation-name="val3" table:formula="of:=COUNTIF([$'Change Log'.$F$60:.$F$60];[.A83])" office:value-type="float" office:value="0" calcext:value-type="float">
            <text:p>0</text:p>
          </table:table-cell>
          <table:table-cell table:style-name="ce163" table:formula="of:=[.D83]+[$'Historical Data'.E98]" office:value-type="float" office:value="0" calcext:value-type="float">
            <text:p>0</text:p>
          </table:table-cell>
          <table:table-cell table:number-columns-repeated="1019"/>
        </table:table-row>
        <table:table-row table:style-name="ro2">
          <table:table-cell table:style-name="ce139" table:formula="of:=[$'Historical Data'.A99]" office:value-type="string" office:string-value="Review" calcext:value-type="string">
            <text:p>Review</text:p>
          </table:table-cell>
          <table:table-cell table:number-columns-repeated="2"/>
          <table:table-cell table:style-name="ce163" table:content-validation-name="val3" table:formula="of:=COUNTIF([$'Change Log'.$F$60:.$F$60];[.A84])" office:value-type="float" office:value="0" calcext:value-type="float">
            <text:p>0</text:p>
          </table:table-cell>
          <table:table-cell table:style-name="ce163" table:formula="of:=[.D84]+[$'Historical Data'.E99]" office:value-type="float" office:value="0" calcext:value-type="float">
            <text:p>0</text:p>
          </table:table-cell>
          <table:table-cell table:number-columns-repeated="1019"/>
        </table:table-row>
        <table:table-row table:style-name="ro2">
          <table:table-cell table:style-name="ce139" table:formula="of:=[$'Historical Data'.A100]" office:value-type="string" office:string-value="Integration test" calcext:value-type="string">
            <text:p>Integration test</text:p>
          </table:table-cell>
          <table:table-cell table:number-columns-repeated="2"/>
          <table:table-cell table:style-name="ce163" table:content-validation-name="val3" table:formula="of:=COUNTIF([$'Change Log'.$F$60:.$F$60];[.A85])" office:value-type="float" office:value="0" calcext:value-type="float">
            <text:p>0</text:p>
          </table:table-cell>
          <table:table-cell table:style-name="ce163" table:formula="of:=[.D85]+[$'Historical Data'.E100]" office:value-type="float" office:value="0" calcext:value-type="float">
            <text:p>0</text:p>
          </table:table-cell>
          <table:table-cell table:number-columns-repeated="1019"/>
        </table:table-row>
        <table:table-row table:style-name="ro2">
          <table:table-cell table:style-name="ce139" table:formula="of:=[$'Historical Data'.A101]" office:value-type="string" office:string-value="Repatterning" calcext:value-type="string">
            <text:p>Repatterning</text:p>
          </table:table-cell>
          <table:table-cell table:number-columns-repeated="2"/>
          <table:table-cell table:style-name="ce163" table:content-validation-name="val3" table:formula="of:=COUNTIF([$'Change Log'.$F$60:.$F$60];[.A86])" office:value-type="float" office:value="0" calcext:value-type="float">
            <text:p>0</text:p>
          </table:table-cell>
          <table:table-cell table:style-name="ce163" table:formula="of:=[.D86]+[$'Historical Data'.E101]" office:value-type="float" office:value="0" calcext:value-type="float">
            <text:p>0</text:p>
          </table:table-cell>
          <table:table-cell table:number-columns-repeated="1019"/>
        </table:table-row>
        <table:table-row table:style-name="ro2">
          <table:table-cell table:style-name="ce139" table:formula="of:=[$'Historical Data'.A102]" office:value-type="string" office:string-value="Postmortem" calcext:value-type="string">
            <text:p>Postmortem</text:p>
          </table:table-cell>
          <table:table-cell table:number-columns-repeated="2"/>
          <table:table-cell table:style-name="ce163" table:content-validation-name="val3" table:formula="of:=COUNTIF([$'Change Log'.$F$60:.$F$60];[.A87])" office:value-type="float" office:value="0" calcext:value-type="float">
            <text:p>0</text:p>
          </table:table-cell>
          <table:table-cell table:style-name="ce163" table:formula="of:=[.D87]+[$'Historical Data'.E102]" office:value-type="float" office:value="0" calcext:value-type="float">
            <text:p>0</text:p>
          </table:table-cell>
          <table:table-cell table:number-columns-repeated="1019"/>
        </table:table-row>
        <table:table-row table:style-name="ro2">
          <table:table-cell table:style-name="ce139" table:formula="of:=[$'Historical Data'.A103]" office:value-type="string" office:string-value="Sandbox" calcext:value-type="string">
            <text:p>Sandbox</text:p>
          </table:table-cell>
          <table:table-cell table:number-columns-repeated="2"/>
          <table:table-cell table:style-name="ce163" table:content-validation-name="val3" table:formula="of:=COUNTIF([$'Change Log'.$F$60:.$F$60];[.A88])" office:value-type="float" office:value="0" calcext:value-type="float">
            <text:p>0</text:p>
          </table:table-cell>
          <table:table-cell table:style-name="ce163" table:formula="of:=[.D88]+[$'Historical Data'.E103]" office:value-type="float" office:value="0" calcext:value-type="float">
            <text:p>0</text:p>
          </table:table-cell>
          <table:table-cell table:number-columns-repeated="1019"/>
        </table:table-row>
        <table:table-row table:style-name="ro2">
          <table:table-cell table:style-name="ce139" table:formula="of:=[$'Historical Data'.A104]" office:value-type="string" office:string-value="TOTAL" calcext:value-type="string">
            <text:p>TOTAL</text:p>
          </table:table-cell>
          <table:table-cell table:number-columns-repeated="2"/>
          <table:table-cell table:style-name="ce163" table:content-validation-name="val3" table:formula="of:=SUM([.D78:.D88])" office:value-type="float" office:value="0" calcext:value-type="float">
            <text:p>0</text:p>
          </table:table-cell>
          <table:table-cell table:style-name="ce163" table:formula="of:=[.D89]+[$'Historical Data'.E104]" office:value-type="float" office:value="0" calcext:value-type="float">
            <text:p>0</text:p>
          </table:table-cell>
          <table:table-cell table:number-columns-repeated="1019"/>
        </table:table-row>
        <table:table-row table:style-name="ro2" table:number-rows-repeated="1048486">
          <table:table-cell table:number-columns-repeated="1024"/>
        </table:table-row>
        <table:table-row table:style-name="ro2">
          <table:table-cell table:number-columns-repeated="1024"/>
        </table:table-row>
        <table:named-expressions>
          <table:named-expression table:name="DefectLog4A" table:base-cell-address="$Description.$A$1" table:expression="$plansummary.$#REF!$#REF!"/>
          <table:named-expression table:name="FunctionalSpecification6A" table:base-cell-address="$Description.$A$1" table:expression="$plansummary.$#REF!$#REF!"/>
          <table:named-expression table:name="HistoricalData4A" table:base-cell-address="$Description.$A$1" table:expression="$plansummary.$#REF!$#REF!"/>
          <table:named-expression table:name="InstructorAssessment4A" table:base-cell-address="$Description.$A$1" table:expression="$plansummary.$#REF!$#REF!"/>
          <table:named-expression table:name="LessonLearned4A" table:base-cell-address="$Description.$A$1" table:expression="$plansummary.$#REF!$#REF!"/>
          <table:named-expression table:name="OperationalSpecification6A" table:base-cell-address="$Description.$A$1" table:expression="$plansummary.$#REF!$#REF!"/>
          <table:named-range table:name="ProjectPlanSummary4A" table:base-cell-address="$Description.$A$1" table:cell-range-address="$PlanSummary.$A$1"/>
          <table:named-expression table:name="Schedule6A" table:base-cell-address="$Description.$A$1" table:expression="$plansummary.$#REF!$#REF!"/>
          <table:named-expression table:name="SizeEstimate4A" table:base-cell-address="$Description.$A$1" table:expression="$plansummary.$#REF!$#REF!"/>
          <table:named-expression table:name="SourceCode4A" table:base-cell-address="$Description.$A$1" table:expression="$plansummary.$#REF!$#REF!"/>
          <table:named-expression table:name="TaskPlan6A" table:base-cell-address="$Description.$A$1" table:expression="$plansummary.$#REF!$#REF!"/>
          <table:named-expression table:name="TestReport4A" table:base-cell-address="$Description.$A$1" table:expression="$plansummary.$#REF!$#REF!"/>
          <table:named-expression table:name="TimeLog4A" table:base-cell-address="$Description.$A$1" table:expression="$plansummary.$#REF!$#REF!"/>
          <table:named-expression table:name="toc6A" table:base-cell-address="$Description.$A$1" table:expression="$plansummary.$#REF!$#REF!"/>
        </table:named-expressions>
      </table:table>
      <table:table table:name="Change Log" table:style-name="ta15" table:protected="true">
        <loext:table-protection loext:select-protected-cells="true" loext:select-unprotected-cells="true"/>
        <table:table-column table:style-name="co23" table:number-columns-repeated="2" table:default-cell-style-name="ce55"/>
        <table:table-column table:style-name="co56" table:default-cell-style-name="ce55"/>
        <table:table-column table:style-name="co57" table:default-cell-style-name="ce55"/>
        <table:table-column table:style-name="co48" table:visibility="collapse" table:default-cell-style-name="ce55"/>
        <table:table-column table:style-name="co58" table:default-cell-style-name="ce55"/>
        <table:table-column table:style-name="co48" table:visibility="collapse" table:default-cell-style-name="ce55"/>
        <table:table-column table:style-name="co15" table:default-cell-style-name="ce55"/>
        <table:table-column table:style-name="co32" table:default-cell-style-name="ce55"/>
        <table:table-column table:style-name="co59" table:default-cell-style-name="ce55"/>
        <table:table-column table:style-name="co60" table:default-cell-style-name="ce55"/>
        <table:table-column table:style-name="co36" table:number-columns-repeated="246" table:default-cell-style-name="ce55"/>
        <table:table-column table:style-name="co36" table:number-columns-repeated="767" table:default-cell-style-name="Default"/>
        <table:table-row table:style-name="ro35"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formula="of:=[$Constants.G1]" office:value-type="string" office:string-value=" " calcext:value-type="string">
            <text:p><text:s/></text:p>
          </table:table-cell>
          <table:table-cell table:formula="of:=[$Constants.H1]" office:value-type="string" office:string-value=" " calcext:value-type="string">
            <text:p><text:s/></text:p>
          </table:table-cell>
          <table:table-cell table:formula="of:=[$Constants.I1]" office:value-type="string" office:string-value=" " calcext:value-type="string">
            <text:p><text:s/></text:p>
          </table:table-cell>
          <table:table-cell table:number-columns-repeated="1015"/>
        </table:table-row>
        <table:table-row table:style-name="ro35" table:visibility="collapse">
          <table:table-cell table:formula="of:=[$Constants.A2]" office:value-type="string" office:string-value="Start date:" calcext:value-type="string">
            <text:p>Start date:</text:p>
          </table:table-cell>
          <table:table-cell table:style-name="ce274" table:formula="of:=[$Constants.B2]" office:value-type="date" office:date-value="2000-01-01" calcext:value-type="date">
            <text:p>1/1/2000</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style-name="ce282" table:formula="of:=[$Constants.F2]" office:value-type="percentage" office:value="1" calcext:value-type="percentage">
            <text:p>100%</text:p>
          </table:table-cell>
          <table:table-cell table:formula="of:=[$Constants.G2]" office:value-type="float" office:value="0" calcext:value-type="float">
            <text:p>0</text:p>
          </table:table-cell>
          <table:table-cell table:formula="of:=[$Constants.H2]" office:value-type="float" office:value="0" calcext:value-type="float">
            <text:p>0</text:p>
          </table:table-cell>
          <table:table-cell table:formula="of:=[$Constants.I2]" office:value-type="float" office:value="0" calcext:value-type="float">
            <text:p>0</text:p>
          </table:table-cell>
          <table:table-cell table:number-columns-repeated="1015"/>
        </table:table-row>
        <table:table-row table:style-name="ro35" table:visibility="collapse">
          <table:table-cell table:formula="of:=[$Constants.A3]" office:value-type="string" office:string-value="End date:" calcext:value-type="string">
            <text:p>End date:</text:p>
          </table:table-cell>
          <table:table-cell table:style-name="ce274" table:formula="of:=[$Constants.B3]" office:value-type="date" office:date-value="2100-01-01" calcext:value-type="date">
            <text:p>1/1/2100</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style-name="ce282" table:formula="of:=[$Constants.F3]" office:value-type="percentage" office:value="0.95" calcext:value-type="percentage">
            <text:p>95%</text:p>
          </table:table-cell>
          <table:table-cell table:formula="of:=[$Constants.G3]" office:value-type="float" office:value="0" calcext:value-type="float">
            <text:p>0</text:p>
          </table:table-cell>
          <table:table-cell table:formula="of:=[$Constants.H3]" office:value-type="float" office:value="0" calcext:value-type="float">
            <text:p>0</text:p>
          </table:table-cell>
          <table:table-cell table:formula="of:=[$Constants.I3]" office:value-type="float" office:value="0" calcext:value-type="float">
            <text:p>0</text:p>
          </table:table-cell>
          <table:table-cell table:number-columns-repeated="1015"/>
        </table:table-row>
        <table:table-row table:style-name="ro35"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style-name="ce282" table:formula="of:=[$Constants.F4]" office:value-type="percentage" office:value="0.9" calcext:value-type="percentage">
            <text:p>90%</text:p>
          </table:table-cell>
          <table:table-cell table:formula="of:=[$Constants.G4]" office:value-type="float" office:value="0" calcext:value-type="float">
            <text:p>0</text:p>
          </table:table-cell>
          <table:table-cell table:formula="of:=[$Constants.H4]" office:value-type="float" office:value="0" calcext:value-type="float">
            <text:p>0</text:p>
          </table:table-cell>
          <table:table-cell table:formula="of:=[$Constants.I4]" office:value-type="float" office:value="0" calcext:value-type="float">
            <text:p>0</text:p>
          </table:table-cell>
          <table:table-cell table:number-columns-repeated="1015"/>
        </table:table-row>
        <table:table-row table:style-name="ro35"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style-name="ce282" table:formula="of:=[$Constants.F5]" office:value-type="percentage" office:value="0.85" calcext:value-type="percentage">
            <text:p>85%</text:p>
          </table:table-cell>
          <table:table-cell table:formula="of:=[$Constants.G5]" office:value-type="float" office:value="0" calcext:value-type="float">
            <text:p>0</text:p>
          </table:table-cell>
          <table:table-cell table:formula="of:=[$Constants.H5]" office:value-type="float" office:value="0" calcext:value-type="float">
            <text:p>0</text:p>
          </table:table-cell>
          <table:table-cell table:formula="of:=[$Constants.I5]" office:value-type="float" office:value="0" calcext:value-type="float">
            <text:p>0</text:p>
          </table:table-cell>
          <table:table-cell table:number-columns-repeated="1015"/>
        </table:table-row>
        <table:table-row table:style-name="ro35"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style-name="ce282" table:formula="of:=[$Constants.F6]" office:value-type="percentage" office:value="0.8" calcext:value-type="percentage">
            <text:p>80%</text:p>
          </table:table-cell>
          <table:table-cell table:formula="of:=[$Constants.G6]" office:value-type="float" office:value="0" calcext:value-type="float">
            <text:p>0</text:p>
          </table:table-cell>
          <table:table-cell table:formula="of:=[$Constants.H6]" office:value-type="float" office:value="0" calcext:value-type="float">
            <text:p>0</text:p>
          </table:table-cell>
          <table:table-cell table:formula="of:=[$Constants.I6]" office:value-type="float" office:value="0" calcext:value-type="float">
            <text:p>0</text:p>
          </table:table-cell>
          <table:table-cell table:number-columns-repeated="1015"/>
        </table:table-row>
        <table:table-row table:style-name="ro35"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style-name="ce282" table:formula="of:=[$Constants.F7]" office:value-type="percentage" office:value="0.75" calcext:value-type="percentage">
            <text:p>75%</text:p>
          </table:table-cell>
          <table:table-cell table:formula="of:=[$Constants.G7]" office:value-type="float" office:value="0" calcext:value-type="float">
            <text:p>0</text:p>
          </table:table-cell>
          <table:table-cell table:formula="of:=[$Constants.H7]" office:value-type="float" office:value="0" calcext:value-type="float">
            <text:p>0</text:p>
          </table:table-cell>
          <table:table-cell table:formula="of:=[$Constants.I7]" office:value-type="float" office:value="0" calcext:value-type="float">
            <text:p>0</text:p>
          </table:table-cell>
          <table:table-cell table:number-columns-repeated="1015"/>
        </table:table-row>
        <table:table-row table:style-name="ro35"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style-name="ce282" table:formula="of:=[$Constants.F8]" office:value-type="percentage" office:value="0.7" calcext:value-type="percentage">
            <text:p>70%</text:p>
          </table:table-cell>
          <table:table-cell table:formula="of:=[$Constants.G8]" office:value-type="float" office:value="0" calcext:value-type="float">
            <text:p>0</text:p>
          </table:table-cell>
          <table:table-cell table:formula="of:=[$Constants.H8]" office:value-type="float" office:value="0" calcext:value-type="float">
            <text:p>0</text:p>
          </table:table-cell>
          <table:table-cell table:formula="of:=[$Constants.I8]" office:value-type="float" office:value="0" calcext:value-type="float">
            <text:p>0</text:p>
          </table:table-cell>
          <table:table-cell table:number-columns-repeated="1015"/>
        </table:table-row>
        <table:table-row table:style-name="ro35"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style-name="ce282" table:formula="of:=[$Constants.F9]" office:value-type="percentage" office:value="0.65" calcext:value-type="percentage">
            <text:p>65%</text:p>
          </table:table-cell>
          <table:table-cell table:formula="of:=[$Constants.G9]" office:value-type="float" office:value="0" calcext:value-type="float">
            <text:p>0</text:p>
          </table:table-cell>
          <table:table-cell table:formula="of:=[$Constants.H9]" office:value-type="float" office:value="0" calcext:value-type="float">
            <text:p>0</text:p>
          </table:table-cell>
          <table:table-cell table:formula="of:=[$Constants.I9]" office:value-type="float" office:value="0" calcext:value-type="float">
            <text:p>0</text:p>
          </table:table-cell>
          <table:table-cell table:number-columns-repeated="1015"/>
        </table:table-row>
        <table:table-row table:style-name="ro35"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style-name="ce282" table:formula="of:=[$Constants.F10]" office:value-type="percentage" office:value="0.5" calcext:value-type="percentage">
            <text:p>50%</text:p>
          </table:table-cell>
          <table:table-cell table:formula="of:=[$Constants.G10]" office:value-type="float" office:value="0" calcext:value-type="float">
            <text:p>0</text:p>
          </table:table-cell>
          <table:table-cell table:formula="of:=[$Constants.H10]" office:value-type="float" office:value="0" calcext:value-type="float">
            <text:p>0</text:p>
          </table:table-cell>
          <table:table-cell table:formula="of:=[$Constants.I10]" office:value-type="float" office:value="0" calcext:value-type="float">
            <text:p>0</text:p>
          </table:table-cell>
          <table:table-cell table:number-columns-repeated="1015"/>
        </table:table-row>
        <table:table-row table:style-name="ro35"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formula="of:=[$Constants.G11]" office:value-type="float" office:value="0" calcext:value-type="float">
            <text:p>0</text:p>
          </table:table-cell>
          <table:table-cell table:formula="of:=[$Constants.H11]" office:value-type="float" office:value="0" calcext:value-type="float">
            <text:p>0</text:p>
          </table:table-cell>
          <table:table-cell table:formula="of:=[$Constants.I11]" office:value-type="float" office:value="0" calcext:value-type="float">
            <text:p>0</text:p>
          </table:table-cell>
          <table:table-cell table:number-columns-repeated="1015"/>
        </table:table-row>
        <table:table-row table:style-name="ro35"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formula="of:=[$Constants.G12]" office:value-type="float" office:value="0" calcext:value-type="float">
            <text:p>0</text:p>
          </table:table-cell>
          <table:table-cell table:formula="of:=[$Constants.H12]" office:value-type="float" office:value="0" calcext:value-type="float">
            <text:p>0</text:p>
          </table:table-cell>
          <table:table-cell table:formula="of:=[$Constants.I12]" office:value-type="float" office:value="0" calcext:value-type="float">
            <text:p>0</text:p>
          </table:table-cell>
          <table:table-cell table:number-columns-repeated="1015"/>
        </table:table-row>
        <table:table-row table:style-name="ro35"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formula="of:=[$Constants.G13]" office:value-type="float" office:value="0" calcext:value-type="float">
            <text:p>0</text:p>
          </table:table-cell>
          <table:table-cell table:formula="of:=[$Constants.H13]" office:value-type="float" office:value="0" calcext:value-type="float">
            <text:p>0</text:p>
          </table:table-cell>
          <table:table-cell table:formula="of:=[$Constants.I13]" office:value-type="float" office:value="0" calcext:value-type="float">
            <text:p>0</text:p>
          </table:table-cell>
          <table:table-cell table:number-columns-repeated="1015"/>
        </table:table-row>
        <table:table-row table:style-name="ro35"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formula="of:=[$Constants.G14]" office:value-type="float" office:value="0" calcext:value-type="float">
            <text:p>0</text:p>
          </table:table-cell>
          <table:table-cell table:formula="of:=[$Constants.H14]" office:value-type="float" office:value="0" calcext:value-type="float">
            <text:p>0</text:p>
          </table:table-cell>
          <table:table-cell table:formula="of:=[$Constants.I14]" office:value-type="float" office:value="0" calcext:value-type="float">
            <text:p>0</text:p>
          </table:table-cell>
          <table:table-cell table:number-columns-repeated="1015"/>
        </table:table-row>
        <table:table-row table:style-name="ro35"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formula="of:=[$Constants.G15]" office:value-type="float" office:value="0" calcext:value-type="float">
            <text:p>0</text:p>
          </table:table-cell>
          <table:table-cell table:formula="of:=[$Constants.H15]" office:value-type="float" office:value="0" calcext:value-type="float">
            <text:p>0</text:p>
          </table:table-cell>
          <table:table-cell table:formula="of:=[$Constants.I15]" office:value-type="float" office:value="0" calcext:value-type="float">
            <text:p>0</text:p>
          </table:table-cell>
          <table:table-cell table:number-columns-repeated="1015"/>
        </table:table-row>
        <table:table-row table:style-name="ro35"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formula="of:=[$Constants.G16]" office:value-type="float" office:value="0" calcext:value-type="float">
            <text:p>0</text:p>
          </table:table-cell>
          <table:table-cell table:formula="of:=[$Constants.H16]" office:value-type="float" office:value="0" calcext:value-type="float">
            <text:p>0</text:p>
          </table:table-cell>
          <table:table-cell table:formula="of:=[$Constants.I16]" office:value-type="float" office:value="0" calcext:value-type="float">
            <text:p>0</text:p>
          </table:table-cell>
          <table:table-cell table:number-columns-repeated="1015"/>
        </table:table-row>
        <table:table-row table:style-name="ro35"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formula="of:=[$Constants.G17]" office:value-type="float" office:value="0" calcext:value-type="float">
            <text:p>0</text:p>
          </table:table-cell>
          <table:table-cell table:formula="of:=[$Constants.H17]" office:value-type="float" office:value="0" calcext:value-type="float">
            <text:p>0</text:p>
          </table:table-cell>
          <table:table-cell table:formula="of:=[$Constants.I17]" office:value-type="float" office:value="0" calcext:value-type="float">
            <text:p>0</text:p>
          </table:table-cell>
          <table:table-cell table:number-columns-repeated="1015"/>
        </table:table-row>
        <table:table-row table:style-name="ro35"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formula="of:=[$Constants.G18]" office:value-type="float" office:value="0" calcext:value-type="float">
            <text:p>0</text:p>
          </table:table-cell>
          <table:table-cell table:formula="of:=[$Constants.H18]" office:value-type="float" office:value="0" calcext:value-type="float">
            <text:p>0</text:p>
          </table:table-cell>
          <table:table-cell table:formula="of:=[$Constants.I18]" office:value-type="float" office:value="0" calcext:value-type="float">
            <text:p>0</text:p>
          </table:table-cell>
          <table:table-cell table:number-columns-repeated="1015"/>
        </table:table-row>
        <table:table-row table:style-name="ro35"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formula="of:=[$Constants.G19]" office:value-type="float" office:value="0" calcext:value-type="float">
            <text:p>0</text:p>
          </table:table-cell>
          <table:table-cell table:formula="of:=[$Constants.H19]" office:value-type="float" office:value="0" calcext:value-type="float">
            <text:p>0</text:p>
          </table:table-cell>
          <table:table-cell table:formula="of:=[$Constants.I19]" office:value-type="float" office:value="0" calcext:value-type="float">
            <text:p>0</text:p>
          </table:table-cell>
          <table:table-cell table:number-columns-repeated="1015"/>
        </table:table-row>
        <table:table-row table:style-name="ro35"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formula="of:=[$Constants.G20]" office:value-type="float" office:value="0" calcext:value-type="float">
            <text:p>0</text:p>
          </table:table-cell>
          <table:table-cell table:formula="of:=[$Constants.H20]" office:value-type="float" office:value="0" calcext:value-type="float">
            <text:p>0</text:p>
          </table:table-cell>
          <table:table-cell table:formula="of:=[$Constants.I20]" office:value-type="float" office:value="0" calcext:value-type="float">
            <text:p>0</text:p>
          </table:table-cell>
          <table:table-cell table:number-columns-repeated="1015"/>
        </table:table-row>
        <table:table-row table:style-name="ro35"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formula="of:=[$Constants.G21]" office:value-type="float" office:value="0" calcext:value-type="float">
            <text:p>0</text:p>
          </table:table-cell>
          <table:table-cell table:formula="of:=[$Constants.H21]" office:value-type="float" office:value="0" calcext:value-type="float">
            <text:p>0</text:p>
          </table:table-cell>
          <table:table-cell table:formula="of:=[$Constants.I21]" office:value-type="float" office:value="0" calcext:value-type="float">
            <text:p>0</text:p>
          </table:table-cell>
          <table:table-cell table:number-columns-repeated="1015"/>
        </table:table-row>
        <table:table-row table:style-name="ro35"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formula="of:=[$Constants.G22]" office:value-type="float" office:value="0" calcext:value-type="float">
            <text:p>0</text:p>
          </table:table-cell>
          <table:table-cell table:formula="of:=[$Constants.H22]" office:value-type="float" office:value="0" calcext:value-type="float">
            <text:p>0</text:p>
          </table:table-cell>
          <table:table-cell table:formula="of:=[$Constants.I22]" office:value-type="float" office:value="0" calcext:value-type="float">
            <text:p>0</text:p>
          </table:table-cell>
          <table:table-cell table:number-columns-repeated="1015"/>
        </table:table-row>
        <table:table-row table:style-name="ro35"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formula="of:=[$Constants.G23]" office:value-type="float" office:value="0" calcext:value-type="float">
            <text:p>0</text:p>
          </table:table-cell>
          <table:table-cell table:formula="of:=[$Constants.H23]" office:value-type="float" office:value="0" calcext:value-type="float">
            <text:p>0</text:p>
          </table:table-cell>
          <table:table-cell table:formula="of:=[$Constants.I23]" office:value-type="float" office:value="0" calcext:value-type="float">
            <text:p>0</text:p>
          </table:table-cell>
          <table:table-cell table:number-columns-repeated="1015"/>
        </table:table-row>
        <table:table-row table:style-name="ro35"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formula="of:=[$Constants.G24]" office:value-type="float" office:value="0" calcext:value-type="float">
            <text:p>0</text:p>
          </table:table-cell>
          <table:table-cell table:formula="of:=[$Constants.H24]" office:value-type="float" office:value="0" calcext:value-type="float">
            <text:p>0</text:p>
          </table:table-cell>
          <table:table-cell table:formula="of:=[$Constants.I24]" office:value-type="float" office:value="0" calcext:value-type="float">
            <text:p>0</text:p>
          </table:table-cell>
          <table:table-cell table:number-columns-repeated="1015"/>
        </table:table-row>
        <table:table-row table:style-name="ro35"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formula="of:=[$Constants.G25]" office:value-type="float" office:value="0" calcext:value-type="float">
            <text:p>0</text:p>
          </table:table-cell>
          <table:table-cell table:formula="of:=[$Constants.H25]" office:value-type="float" office:value="0" calcext:value-type="float">
            <text:p>0</text:p>
          </table:table-cell>
          <table:table-cell table:formula="of:=[$Constants.I25]" office:value-type="float" office:value="0" calcext:value-type="float">
            <text:p>0</text:p>
          </table:table-cell>
          <table:table-cell table:number-columns-repeated="1015"/>
        </table:table-row>
        <table:table-row table:style-name="ro35"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formula="of:=[$Constants.G26]" office:value-type="float" office:value="0" calcext:value-type="float">
            <text:p>0</text:p>
          </table:table-cell>
          <table:table-cell table:formula="of:=[$Constants.H26]" office:value-type="float" office:value="0" calcext:value-type="float">
            <text:p>0</text:p>
          </table:table-cell>
          <table:table-cell table:formula="of:=[$Constants.I26]" office:value-type="float" office:value="0" calcext:value-type="float">
            <text:p>0</text:p>
          </table:table-cell>
          <table:table-cell table:number-columns-repeated="1015"/>
        </table:table-row>
        <table:table-row table:style-name="ro35"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formula="of:=[$Constants.G27]" office:value-type="float" office:value="0" calcext:value-type="float">
            <text:p>0</text:p>
          </table:table-cell>
          <table:table-cell table:formula="of:=[$Constants.H27]" office:value-type="float" office:value="0" calcext:value-type="float">
            <text:p>0</text:p>
          </table:table-cell>
          <table:table-cell table:formula="of:=[$Constants.I27]" office:value-type="float" office:value="0" calcext:value-type="float">
            <text:p>0</text:p>
          </table:table-cell>
          <table:table-cell table:number-columns-repeated="1015"/>
        </table:table-row>
        <table:table-row table:style-name="ro35"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formula="of:=[$Constants.G28]" office:value-type="float" office:value="0" calcext:value-type="float">
            <text:p>0</text:p>
          </table:table-cell>
          <table:table-cell table:formula="of:=[$Constants.H28]" office:value-type="float" office:value="0" calcext:value-type="float">
            <text:p>0</text:p>
          </table:table-cell>
          <table:table-cell table:formula="of:=[$Constants.I28]" office:value-type="float" office:value="0" calcext:value-type="float">
            <text:p>0</text:p>
          </table:table-cell>
          <table:table-cell table:number-columns-repeated="1015"/>
        </table:table-row>
        <table:table-row table:style-name="ro35"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style-name="ce282" table:formula="of:=[$Constants.F29]" office:value-type="percentage" office:value="0" calcext:value-type="percentage">
            <text:p>0%</text:p>
          </table:table-cell>
          <table:table-cell table:formula="of:=[$Constants.G29]" office:value-type="float" office:value="0" calcext:value-type="float">
            <text:p>0</text:p>
          </table:table-cell>
          <table:table-cell table:formula="of:=[$Constants.H29]" office:value-type="float" office:value="0" calcext:value-type="float">
            <text:p>0</text:p>
          </table:table-cell>
          <table:table-cell table:formula="of:=[$Constants.I29]" office:value-type="float" office:value="0" calcext:value-type="float">
            <text:p>0</text:p>
          </table:table-cell>
          <table:table-cell table:number-columns-repeated="1015"/>
        </table:table-row>
        <table:table-row table:style-name="ro35"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style-name="ce282" table:formula="of:=[$Constants.F30]" office:value-type="percentage" office:value="0" calcext:value-type="percentage">
            <text:p>0%</text:p>
          </table:table-cell>
          <table:table-cell table:formula="of:=[$Constants.G30]" office:value-type="float" office:value="0" calcext:value-type="float">
            <text:p>0</text:p>
          </table:table-cell>
          <table:table-cell table:formula="of:=[$Constants.H30]" office:value-type="float" office:value="0" calcext:value-type="float">
            <text:p>0</text:p>
          </table:table-cell>
          <table:table-cell table:formula="of:=[$Constants.I30]" office:value-type="float" office:value="0" calcext:value-type="float">
            <text:p>0</text:p>
          </table:table-cell>
          <table:table-cell table:number-columns-repeated="1015"/>
        </table:table-row>
        <table:table-row table:style-name="ro35"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style-name="ce282" table:formula="of:=[$Constants.F31]" office:value-type="percentage" office:value="0" calcext:value-type="percentage">
            <text:p>0%</text:p>
          </table:table-cell>
          <table:table-cell table:formula="of:=[$Constants.G31]" office:value-type="float" office:value="0" calcext:value-type="float">
            <text:p>0</text:p>
          </table:table-cell>
          <table:table-cell table:formula="of:=[$Constants.H31]" office:value-type="float" office:value="0" calcext:value-type="float">
            <text:p>0</text:p>
          </table:table-cell>
          <table:table-cell table:formula="of:=[$Constants.I31]" office:value-type="float" office:value="0" calcext:value-type="float">
            <text:p>0</text:p>
          </table:table-cell>
          <table:table-cell table:style-name="ce56" table:number-columns-repeated="1015"/>
        </table:table-row>
        <table:table-row table:style-name="ro35"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formula="of:=[$Constants.G32]" office:value-type="float" office:value="0" calcext:value-type="float">
            <text:p>0</text:p>
          </table:table-cell>
          <table:table-cell table:formula="of:=[$Constants.H32]" office:value-type="float" office:value="0" calcext:value-type="float">
            <text:p>0</text:p>
          </table:table-cell>
          <table:table-cell table:formula="of:=[$Constants.I32]" office:value-type="float" office:value="0" calcext:value-type="float">
            <text:p>0</text:p>
          </table:table-cell>
          <table:table-cell table:number-columns-repeated="1015"/>
        </table:table-row>
        <table:table-row table:style-name="ro35"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formula="of:=[$Constants.G33]" office:value-type="float" office:value="0" calcext:value-type="float">
            <text:p>0</text:p>
          </table:table-cell>
          <table:table-cell table:formula="of:=[$Constants.H33]" office:value-type="float" office:value="0" calcext:value-type="float">
            <text:p>0</text:p>
          </table:table-cell>
          <table:table-cell table:formula="of:=[$Constants.I33]" office:value-type="float" office:value="0" calcext:value-type="float">
            <text:p>0</text:p>
          </table:table-cell>
          <table:table-cell table:number-columns-repeated="1015"/>
        </table:table-row>
        <table:table-row table:style-name="ro35"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formula="of:=[$Constants.G34]" office:value-type="float" office:value="0" calcext:value-type="float">
            <text:p>0</text:p>
          </table:table-cell>
          <table:table-cell table:formula="of:=[$Constants.H34]" office:value-type="float" office:value="0" calcext:value-type="float">
            <text:p>0</text:p>
          </table:table-cell>
          <table:table-cell table:formula="of:=[$Constants.I34]" office:value-type="float" office:value="0" calcext:value-type="float">
            <text:p>0</text:p>
          </table:table-cell>
          <table:table-cell table:number-columns-repeated="1015"/>
        </table:table-row>
        <table:table-row table:style-name="ro35"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formula="of:=[$Constants.G35]" office:value-type="float" office:value="0" calcext:value-type="float">
            <text:p>0</text:p>
          </table:table-cell>
          <table:table-cell table:formula="of:=[$Constants.H35]" office:value-type="float" office:value="0" calcext:value-type="float">
            <text:p>0</text:p>
          </table:table-cell>
          <table:table-cell table:formula="of:=[$Constants.I35]" office:value-type="float" office:value="0" calcext:value-type="float">
            <text:p>0</text:p>
          </table:table-cell>
          <table:table-cell table:number-columns-repeated="1015"/>
        </table:table-row>
        <table:table-row table:style-name="ro35"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formula="of:=[$Constants.G36]" office:value-type="float" office:value="0" calcext:value-type="float">
            <text:p>0</text:p>
          </table:table-cell>
          <table:table-cell table:formula="of:=[$Constants.H36]" office:value-type="float" office:value="0" calcext:value-type="float">
            <text:p>0</text:p>
          </table:table-cell>
          <table:table-cell table:formula="of:=[$Constants.I36]" office:value-type="float" office:value="0" calcext:value-type="float">
            <text:p>0</text:p>
          </table:table-cell>
          <table:table-cell table:number-columns-repeated="1015"/>
        </table:table-row>
        <table:table-row table:style-name="ro35"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formula="of:=[$Constants.G37]" office:value-type="float" office:value="0" calcext:value-type="float">
            <text:p>0</text:p>
          </table:table-cell>
          <table:table-cell table:formula="of:=[$Constants.H37]" office:value-type="float" office:value="0" calcext:value-type="float">
            <text:p>0</text:p>
          </table:table-cell>
          <table:table-cell table:formula="of:=[$Constants.I37]" office:value-type="float" office:value="0" calcext:value-type="float">
            <text:p>0</text:p>
          </table:table-cell>
          <table:table-cell table:number-columns-repeated="1015"/>
        </table:table-row>
        <table:table-row table:style-name="ro35"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formula="of:=[$Constants.G38]" office:value-type="float" office:value="0" calcext:value-type="float">
            <text:p>0</text:p>
          </table:table-cell>
          <table:table-cell table:formula="of:=[$Constants.H38]" office:value-type="float" office:value="0" calcext:value-type="float">
            <text:p>0</text:p>
          </table:table-cell>
          <table:table-cell table:formula="of:=[$Constants.I38]" office:value-type="float" office:value="0" calcext:value-type="float">
            <text:p>0</text:p>
          </table:table-cell>
          <table:table-cell table:number-columns-repeated="1015"/>
        </table:table-row>
        <table:table-row table:style-name="ro35" table:visibility="collapse">
          <table:table-cell table:formula="of:=[$Constants.A39]" office:value-type="string" office:string-value="upper" calcext:value-type="string">
            <text:p>upper</text:p>
          </table:table-cell>
          <table:table-cell table:style-name="ce275" table:formula="of:=[$Constants.B39]" office:value-type="float" office:value="-1.5" calcext:value-type="float">
            <text:p>-1.5</text:p>
          </table:table-cell>
          <table:table-cell table:style-name="ce275" table:formula="of:=[$Constants.C39]" office:value-type="float" office:value="-0.5" calcext:value-type="float">
            <text:p>-0.5</text:p>
          </table:table-cell>
          <table:table-cell table:style-name="ce275" table:formula="of:=[$Constants.D39]" office:value-type="float" office:value="0.5" calcext:value-type="float">
            <text:p>0.5</text:p>
          </table:table-cell>
          <table:table-cell table:style-name="ce275" table:formula="of:=[$Constants.E39]" office:value-type="float" office:value="1.5" calcext:value-type="float">
            <text:p>1.5</text:p>
          </table:table-cell>
          <table:table-cell table:style-name="ce275" table:formula="of:=[$Constants.F39]" office:value-type="float" office:value="99999" calcext:value-type="float">
            <text:p>99999.0</text:p>
          </table:table-cell>
          <table:table-cell table:formula="of:=[$Constants.G39]" office:value-type="float" office:value="0" calcext:value-type="float">
            <text:p>0</text:p>
          </table:table-cell>
          <table:table-cell table:formula="of:=[$Constants.H39]" office:value-type="float" office:value="0" calcext:value-type="float">
            <text:p>0</text:p>
          </table:table-cell>
          <table:table-cell table:formula="of:=[$Constants.I39]" office:value-type="float" office:value="0" calcext:value-type="float">
            <text:p>0</text:p>
          </table:table-cell>
          <table:table-cell table:number-columns-repeated="1015"/>
        </table:table-row>
        <table:table-row table:style-name="ro35" table:visibility="collapse">
          <table:table-cell table:formula="of:=[$Constants.A40]" office:value-type="string" office:string-value="mid" calcext:value-type="string">
            <text:p>mid</text:p>
          </table:table-cell>
          <table:table-cell table:style-name="ce275" table:formula="of:=[$Constants.B40]" office:value-type="float" office:value="-2" calcext:value-type="float">
            <text:p>-2.0</text:p>
          </table:table-cell>
          <table:table-cell table:style-name="ce275" table:formula="of:=[$Constants.C40]" office:value-type="float" office:value="-1" calcext:value-type="float">
            <text:p>-1.0</text:p>
          </table:table-cell>
          <table:table-cell table:style-name="ce275" table:formula="of:=[$Constants.D40]" office:value-type="float" office:value="0" calcext:value-type="float">
            <text:p>0.0</text:p>
          </table:table-cell>
          <table:table-cell table:style-name="ce275" table:formula="of:=[$Constants.E40]" office:value-type="float" office:value="1" calcext:value-type="float">
            <text:p>1.0</text:p>
          </table:table-cell>
          <table:table-cell table:style-name="ce275" table:formula="of:=[$Constants.F40]" office:value-type="float" office:value="2" calcext:value-type="float">
            <text:p>2.0</text:p>
          </table:table-cell>
          <table:table-cell table:formula="of:=[$Constants.G40]" office:value-type="float" office:value="0" calcext:value-type="float">
            <text:p>0</text:p>
          </table:table-cell>
          <table:table-cell table:formula="of:=[$Constants.H40]" office:value-type="float" office:value="0" calcext:value-type="float">
            <text:p>0</text:p>
          </table:table-cell>
          <table:table-cell table:formula="of:=[$Constants.I40]" office:value-type="float" office:value="0" calcext:value-type="float">
            <text:p>0</text:p>
          </table:table-cell>
          <table:table-cell table:number-columns-repeated="1015"/>
        </table:table-row>
        <table:table-row table:style-name="ro35" table:visibility="collapse">
          <table:table-cell table:formula="of:=[$Constants.A41]" office:value-type="string" office:string-value="lower" calcext:value-type="string">
            <text:p>lower</text:p>
          </table:table-cell>
          <table:table-cell table:style-name="ce275" table:formula="of:=[$Constants.B41]" office:value-type="float" office:value="0" calcext:value-type="float">
            <text:p>0.0</text:p>
          </table:table-cell>
          <table:table-cell table:style-name="ce275" table:formula="of:=[$Constants.C41]" office:value-type="float" office:value="-1.5" calcext:value-type="float">
            <text:p>-1.5</text:p>
          </table:table-cell>
          <table:table-cell table:style-name="ce275" table:formula="of:=[$Constants.D41]" office:value-type="float" office:value="-0.5" calcext:value-type="float">
            <text:p>-0.5</text:p>
          </table:table-cell>
          <table:table-cell table:style-name="ce275" table:formula="of:=[$Constants.E41]" office:value-type="float" office:value="0.5" calcext:value-type="float">
            <text:p>0.5</text:p>
          </table:table-cell>
          <table:table-cell table:style-name="ce275" table:formula="of:=[$Constants.F41]" office:value-type="float" office:value="1.5" calcext:value-type="float">
            <text:p>1.5</text:p>
          </table:table-cell>
          <table:table-cell table:formula="of:=[$Constants.G41]" office:value-type="float" office:value="0" calcext:value-type="float">
            <text:p>0</text:p>
          </table:table-cell>
          <table:table-cell table:formula="of:=[$Constants.H41]" office:value-type="float" office:value="0" calcext:value-type="float">
            <text:p>0</text:p>
          </table:table-cell>
          <table:table-cell table:formula="of:=[$Constants.I41]" office:value-type="float" office:value="0" calcext:value-type="float">
            <text:p>0</text:p>
          </table:table-cell>
          <table:table-cell table:number-columns-repeated="1015"/>
        </table:table-row>
        <table:table-row table:style-name="ro35"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formula="of:=[$Constants.G42]" office:value-type="float" office:value="0" calcext:value-type="float">
            <text:p>0</text:p>
          </table:table-cell>
          <table:table-cell table:formula="of:=[$Constants.H42]" office:value-type="float" office:value="0" calcext:value-type="float">
            <text:p>0</text:p>
          </table:table-cell>
          <table:table-cell table:formula="of:=[$Constants.I42]" office:value-type="float" office:value="0" calcext:value-type="float">
            <text:p>0</text:p>
          </table:table-cell>
          <table:table-cell table:number-columns-repeated="1015"/>
        </table:table-row>
        <table:table-row table:style-name="ro35"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formula="of:=[$Constants.G43]" office:value-type="float" office:value="0" calcext:value-type="float">
            <text:p>0</text:p>
          </table:table-cell>
          <table:table-cell table:formula="of:=[$Constants.H43]" office:value-type="float" office:value="0" calcext:value-type="float">
            <text:p>0</text:p>
          </table:table-cell>
          <table:table-cell table:formula="of:=[$Constants.I43]" office:value-type="float" office:value="0" calcext:value-type="float">
            <text:p>0</text:p>
          </table:table-cell>
          <table:table-cell table:style-name="ce6" table:number-columns-repeated="247"/>
          <table:table-cell table:number-columns-repeated="768"/>
        </table:table-row>
        <table:table-row table:style-name="ro36"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formula="of:=[$Constants.G44]" office:value-type="float" office:value="0" calcext:value-type="float">
            <text:p>0</text:p>
          </table:table-cell>
          <table:table-cell table:formula="of:=[$Constants.H44]" office:value-type="float" office:value="0" calcext:value-type="float">
            <text:p>0</text:p>
          </table:table-cell>
          <table:table-cell table:formula="of:=[$Constants.I44]" office:value-type="float" office:value="0" calcext:value-type="float">
            <text:p>0</text:p>
          </table:table-cell>
          <table:table-cell table:style-name="ce47" table:number-columns-repeated="2"/>
          <table:table-cell table:style-name="ce54" table:number-columns-repeated="1013"/>
        </table:table-row>
        <table:table-row table:style-name="ro1">
          <table:table-cell table:style-name="ce109" office:value-type="string" calcext:value-type="string" table:number-columns-spanned="3" table:number-rows-spanned="1">
            <text:p>Change Log</text:p>
          </table:table-cell>
          <table:covered-table-cell table:number-columns-repeated="2" table:style-name="ce109"/>
          <table:table-cell table:number-columns-repeated="1021"/>
        </table:table-row>
        <table:table-row table:style-name="ro29">
          <table:table-cell table:style-name="ce206" office:value-type="string" calcext:value-type="string" table:number-columns-spanned="10" table:number-rows-spanned="1">
            <text:p>Use this worksheet to record changes to made to artifacts after the project is underway. <text:s/>Record repairs to defects, as well as changes that result from requirements clarifications/changes.</text:p>
          </table:table-cell>
          <table:covered-table-cell table:number-columns-repeated="9" table:style-name="ce206"/>
          <table:table-cell table:number-columns-repeated="1014"/>
        </table:table-row>
        <table:table-row table:style-name="ro2">
          <table:table-cell table:style-name="ce207"/>
          <table:table-cell table:style-name="ce341"/>
          <table:table-cell table:style-name="ce343" office:value-type="string" calcext:value-type="string">
            <text:p>Change Designation</text:p>
          </table:table-cell>
          <table:table-cell table:style-name="ce345" office:value-type="string" calcext:value-type="string" table:number-columns-spanned="7" table:number-rows-spanned="1">
            <text:p>Description</text:p>
          </table:table-cell>
          <table:covered-table-cell table:number-columns-repeated="6" table:style-name="ce345"/>
          <table:table-cell table:number-columns-repeated="1014"/>
        </table:table-row>
        <table:table-row table:style-name="ro7">
          <table:table-cell table:style-name="ce207"/>
          <table:table-cell table:style-name="ce284"/>
          <table:table-cell table:style-name="ce284" table:formula="of:=[.B19]" office:value-type="string" office:string-value="Requirements Change" calcext:value-type="string">
            <text:p>Requirements Change</text:p>
          </table:table-cell>
          <table:table-cell table:style-name="ce206" table:formula="of:=[.C19]" office:value-type="string" office:string-value="Changes to requirements" calcext:value-type="string" table:number-columns-spanned="7" table:number-rows-spanned="1">
            <text:p>Changes to requirements</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0]" office:value-type="string" office:string-value="Requirements Clarification" calcext:value-type="string">
            <text:p>Requirements Clarification</text:p>
          </table:table-cell>
          <table:table-cell table:style-name="ce206" table:formula="of:=[.C20]" office:value-type="string" office:string-value="Clarifications to requirements" calcext:value-type="string" table:number-columns-spanned="7" table:number-rows-spanned="1">
            <text:p>Clarifications to requirements</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1]" office:value-type="string" office:string-value="Product syntax" calcext:value-type="string">
            <text:p>Product syntax</text:p>
          </table:table-cell>
          <table:table-cell table:style-name="ce206" table:formula="of:=[.C21]" office:value-type="string" office:string-value="Syntax flaws in the deliverable product" calcext:value-type="string" table:number-columns-spanned="7" table:number-rows-spanned="1">
            <text:p>Syntax flaws in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2]" office:value-type="string" office:string-value="Product logic" calcext:value-type="string">
            <text:p>Product logic</text:p>
          </table:table-cell>
          <table:table-cell table:style-name="ce206" table:formula="of:=[.C22]" office:value-type="string" office:string-value="Logic flaws in the deliverable product" calcext:value-type="string" table:number-columns-spanned="7" table:number-rows-spanned="1">
            <text:p>Logic flaws in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3]" office:value-type="string" office:string-value="Product interface" calcext:value-type="string">
            <text:p>Product interface</text:p>
          </table:table-cell>
          <table:table-cell table:style-name="ce206" table:formula="of:=[.C23]" office:value-type="string" office:string-value="Flaws in the interface of a component of the deliverable product" calcext:value-type="string" table:number-columns-spanned="7" table:number-rows-spanned="1">
            <text:p>Flaws in the interface of a component of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4]" office:value-type="string" office:string-value="Product checking" calcext:value-type="string">
            <text:p>Product checking</text:p>
          </table:table-cell>
          <table:table-cell table:style-name="ce206" table:formula="of:=[.C24]" office:value-type="string" office:string-value="Flaws with boundary/type checking within a component of the deliverable product" calcext:value-type="string" table:number-columns-spanned="7" table:number-rows-spanned="1">
            <text:p>Flaws with boundary/type checking within a component of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5]" office:value-type="string" office:string-value="Test syntax" calcext:value-type="string">
            <text:p>Test syntax</text:p>
          </table:table-cell>
          <table:table-cell table:style-name="ce206" table:formula="of:=[.C25]" office:value-type="string" office:string-value="Syntax flaws in the test code " calcext:value-type="string" table:number-columns-spanned="7" table:number-rows-spanned="1">
            <text:p>Syntax flaws in the test code </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6]" office:value-type="string" office:string-value="Test logic" calcext:value-type="string">
            <text:p>Test logic</text:p>
          </table:table-cell>
          <table:table-cell table:style-name="ce206" table:formula="of:=[.C26]" office:value-type="string" office:string-value="Logic flaws in the test code" calcext:value-type="string" table:number-columns-spanned="7" table:number-rows-spanned="1">
            <text:p>Logic flaws in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7]" office:value-type="string" office:string-value="Test interface" calcext:value-type="string">
            <text:p>Test interface</text:p>
          </table:table-cell>
          <table:table-cell table:style-name="ce206" table:formula="of:=[.C27]" office:value-type="string" office:string-value="Flaws in the interface of a component of the test code" calcext:value-type="string" table:number-columns-spanned="7" table:number-rows-spanned="1">
            <text:p>Flaws in the interface of a component of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8]" office:value-type="string" office:string-value="Test checking" calcext:value-type="string">
            <text:p>Test checking</text:p>
          </table:table-cell>
          <table:table-cell table:style-name="ce206" table:formula="of:=[.C28]" office:value-type="string" office:string-value="Flaws with boundary/type checking within a component of the test code" calcext:value-type="string" table:number-columns-spanned="7" table:number-rows-spanned="1">
            <text:p>Flaws with boundary/type checking within a component of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9]" office:value-type="string" office:string-value="Bad Smell" calcext:value-type="string">
            <text:p>Bad Smell</text:p>
          </table:table-cell>
          <table:table-cell table:style-name="ce206" table:formula="of:=[.C29]" office:value-type="string" office:string-value="Refactoring changes (please note the bad smell in the defect description)" calcext:value-type="string" table:number-columns-spanned="7" table:number-rows-spanned="1">
            <text:p>Refactoring changes (please note the bad smell in the defect description)</text:p>
          </table:table-cell>
          <table:covered-table-cell table:number-columns-repeated="6" table:style-name="ce206"/>
          <table:table-cell table:number-columns-repeated="1014"/>
        </table:table-row>
        <table:table-row table:style-name="ro15">
          <table:table-cell table:style-name="ce339" office:value-type="string" calcext:value-type="string">
            <text:p>Number</text:p>
          </table:table-cell>
          <table:table-cell table:style-name="ce339" office:value-type="string" calcext:value-type="string">
            <text:p>Date</text:p>
          </table:table-cell>
          <table:table-cell table:style-name="ce339" office:value-type="string" calcext:value-type="string">
            <text:p>Type</text:p>
          </table:table-cell>
          <table:table-cell table:style-name="ce339" office:value-type="string" calcext:value-type="string">
            <text:p>Where Injected</text:p>
          </table:table-cell>
          <table:table-cell table:style-name="ce346" office:value-type="string" calcext:value-type="string">
            <text:p>Inject Iteration</text:p>
          </table:table-cell>
          <table:table-cell table:style-name="ce346" office:value-type="string" calcext:value-type="string">
            <text:p>Where Removed</text:p>
          </table:table-cell>
          <table:table-cell table:style-name="ce346" office:value-type="string" calcext:value-type="string">
            <text:p>Remove Iteration</text:p>
          </table:table-cell>
          <table:table-cell table:style-name="ce346" office:value-type="string" calcext:value-type="string">
            <text:p>Fix Time</text:p>
          </table:table-cell>
          <table:table-cell table:style-name="ce346" office:value-type="string" calcext:value-type="string">
            <text:p>Fix Reference</text:p>
          </table:table-cell>
          <table:table-cell table:style-name="ce155" office:value-type="string" calcext:value-type="string">
            <text:p>Description</text:p>
          </table:table-cell>
          <table:table-cell table:style-name="ce181" table:number-columns-repeated="3"/>
          <table:table-cell table:style-name="ce139" table:number-columns-repeated="1011"/>
        </table:table-row>
        <table:table-row table:style-name="ro2">
          <table:table-cell table:style-name="ce340" table:content-validation-name="val14" table:formula="of:=1" office:value-type="float" office:value="1" calcext:value-type="float">
            <text:p>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0]);&quot;&quot;;IF([.I60]=[.A60];&quot;&lt;-- Circular reference&quot;;IF(ISBLANK(OFFSET([.$C$59];[.I6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0]+1" office:value-type="float" office:value="2" calcext:value-type="float">
            <text:p>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1]);&quot;&quot;;IF([.I61]=[.A61];&quot;&lt;-- Circular reference&quot;;IF(ISBLANK(OFFSET([.$C$59];[.I6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1]+1" office:value-type="float" office:value="3" calcext:value-type="float">
            <text:p>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2]);&quot;&quot;;IF([.I62]=[.A62];&quot;&lt;-- Circular reference&quot;;IF(ISBLANK(OFFSET([.$C$59];[.I6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2]+1" office:value-type="float" office:value="4" calcext:value-type="float">
            <text:p>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3]);&quot;&quot;;IF([.I63]=[.A63];&quot;&lt;-- Circular reference&quot;;IF(ISBLANK(OFFSET([.$C$59];[.I6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3]+1" office:value-type="float" office:value="5" calcext:value-type="float">
            <text:p>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4]);&quot;&quot;;IF([.I64]=[.A64];&quot;&lt;-- Circular reference&quot;;IF(ISBLANK(OFFSET([.$C$59];[.I6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4]+1" office:value-type="float" office:value="6" calcext:value-type="float">
            <text:p>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5]);&quot;&quot;;IF([.I65]=[.A65];&quot;&lt;-- Circular reference&quot;;IF(ISBLANK(OFFSET([.$C$59];[.I6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5]+1" office:value-type="float" office:value="7" calcext:value-type="float">
            <text:p>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6]);&quot;&quot;;IF([.I66]=[.A66];&quot;&lt;-- Circular reference&quot;;IF(ISBLANK(OFFSET([.$C$59];[.I6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6]+1" office:value-type="float" office:value="8" calcext:value-type="float">
            <text:p>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7]);&quot;&quot;;IF([.I67]=[.A67];&quot;&lt;-- Circular reference&quot;;IF(ISBLANK(OFFSET([.$C$59];[.I6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7]+1" office:value-type="float" office:value="9" calcext:value-type="float">
            <text:p>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8]);&quot;&quot;;IF([.I68]=[.A68];&quot;&lt;-- Circular reference&quot;;IF(ISBLANK(OFFSET([.$C$59];[.I6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8]+1" office:value-type="float" office:value="10" calcext:value-type="float">
            <text:p>1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9]);&quot;&quot;;IF([.I69]=[.A69];&quot;&lt;-- Circular reference&quot;;IF(ISBLANK(OFFSET([.$C$59];[.I6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9]+1" office:value-type="float" office:value="11" calcext:value-type="float">
            <text:p>1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0]);&quot;&quot;;IF([.I70]=[.A70];&quot;&lt;-- Circular reference&quot;;IF(ISBLANK(OFFSET([.$C$59];[.I7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0]+1" office:value-type="float" office:value="12" calcext:value-type="float">
            <text:p>1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1]);&quot;&quot;;IF([.I71]=[.A71];&quot;&lt;-- Circular reference&quot;;IF(ISBLANK(OFFSET([.$C$59];[.I7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1]+1" office:value-type="float" office:value="13" calcext:value-type="float">
            <text:p>1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2]);&quot;&quot;;IF([.I72]=[.A72];&quot;&lt;-- Circular reference&quot;;IF(ISBLANK(OFFSET([.$C$59];[.I7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2]+1" office:value-type="float" office:value="14" calcext:value-type="float">
            <text:p>1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3]);&quot;&quot;;IF([.I73]=[.A73];&quot;&lt;-- Circular reference&quot;;IF(ISBLANK(OFFSET([.$C$59];[.I7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3]+1" office:value-type="float" office:value="15" calcext:value-type="float">
            <text:p>1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4]);&quot;&quot;;IF([.I74]=[.A74];&quot;&lt;-- Circular reference&quot;;IF(ISBLANK(OFFSET([.$C$59];[.I7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4]+1" office:value-type="float" office:value="16" calcext:value-type="float">
            <text:p>1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5]);&quot;&quot;;IF([.I75]=[.A75];&quot;&lt;-- Circular reference&quot;;IF(ISBLANK(OFFSET([.$C$59];[.I7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5]+1" office:value-type="float" office:value="17" calcext:value-type="float">
            <text:p>1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6]);&quot;&quot;;IF([.I76]=[.A76];&quot;&lt;-- Circular reference&quot;;IF(ISBLANK(OFFSET([.$C$59];[.I7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6]+1" office:value-type="float" office:value="18" calcext:value-type="float">
            <text:p>1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7]);&quot;&quot;;IF([.I77]=[.A77];&quot;&lt;-- Circular reference&quot;;IF(ISBLANK(OFFSET([.$C$59];[.I7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7]+1" office:value-type="float" office:value="19" calcext:value-type="float">
            <text:p>1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8]);&quot;&quot;;IF([.I78]=[.A78];&quot;&lt;-- Circular reference&quot;;IF(ISBLANK(OFFSET([.$C$59];[.I7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8]+1" office:value-type="float" office:value="20" calcext:value-type="float">
            <text:p>2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9]);&quot;&quot;;IF([.I79]=[.A79];&quot;&lt;-- Circular reference&quot;;IF(ISBLANK(OFFSET([.$C$59];[.I7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9]+1" office:value-type="float" office:value="21" calcext:value-type="float">
            <text:p>2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0]);&quot;&quot;;IF([.I80]=[.A80];&quot;&lt;-- Circular reference&quot;;IF(ISBLANK(OFFSET([.$C$59];[.I8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0]+1" office:value-type="float" office:value="22" calcext:value-type="float">
            <text:p>2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1]);&quot;&quot;;IF([.I81]=[.A81];&quot;&lt;-- Circular reference&quot;;IF(ISBLANK(OFFSET([.$C$59];[.I8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1]+1" office:value-type="float" office:value="23" calcext:value-type="float">
            <text:p>2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2]);&quot;&quot;;IF([.I82]=[.A82];&quot;&lt;-- Circular reference&quot;;IF(ISBLANK(OFFSET([.$C$59];[.I8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2]+1" office:value-type="float" office:value="24" calcext:value-type="float">
            <text:p>2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3]);&quot;&quot;;IF([.I83]=[.A83];&quot;&lt;-- Circular reference&quot;;IF(ISBLANK(OFFSET([.$C$59];[.I8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3]+1" office:value-type="float" office:value="25" calcext:value-type="float">
            <text:p>2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4]);&quot;&quot;;IF([.I84]=[.A84];&quot;&lt;-- Circular reference&quot;;IF(ISBLANK(OFFSET([.$C$59];[.I8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4]+1" office:value-type="float" office:value="26" calcext:value-type="float">
            <text:p>2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5]);&quot;&quot;;IF([.I85]=[.A85];&quot;&lt;-- Circular reference&quot;;IF(ISBLANK(OFFSET([.$C$59];[.I8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5]+1" office:value-type="float" office:value="27" calcext:value-type="float">
            <text:p>2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6]);&quot;&quot;;IF([.I86]=[.A86];&quot;&lt;-- Circular reference&quot;;IF(ISBLANK(OFFSET([.$C$59];[.I8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6]+1" office:value-type="float" office:value="28" calcext:value-type="float">
            <text:p>2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7]);&quot;&quot;;IF([.I87]=[.A87];&quot;&lt;-- Circular reference&quot;;IF(ISBLANK(OFFSET([.$C$59];[.I8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7]+1" office:value-type="float" office:value="29" calcext:value-type="float">
            <text:p>2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8]);&quot;&quot;;IF([.I88]=[.A88];&quot;&lt;-- Circular reference&quot;;IF(ISBLANK(OFFSET([.$C$59];[.I8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8]+1" office:value-type="float" office:value="30" calcext:value-type="float">
            <text:p>3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9]);&quot;&quot;;IF([.I89]=[.A89];&quot;&lt;-- Circular reference&quot;;IF(ISBLANK(OFFSET([.$C$59];[.I8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9]+1" office:value-type="float" office:value="31" calcext:value-type="float">
            <text:p>3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0]);&quot;&quot;;IF([.I90]=[.A90];&quot;&lt;-- Circular reference&quot;;IF(ISBLANK(OFFSET([.$C$59];[.I9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0]+1" office:value-type="float" office:value="32" calcext:value-type="float">
            <text:p>3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1]);&quot;&quot;;IF([.I91]=[.A91];&quot;&lt;-- Circular reference&quot;;IF(ISBLANK(OFFSET([.$C$59];[.I9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1]+1" office:value-type="float" office:value="33" calcext:value-type="float">
            <text:p>3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2]);&quot;&quot;;IF([.I92]=[.A92];&quot;&lt;-- Circular reference&quot;;IF(ISBLANK(OFFSET([.$C$59];[.I9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2]+1" office:value-type="float" office:value="34" calcext:value-type="float">
            <text:p>3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3]);&quot;&quot;;IF([.I93]=[.A93];&quot;&lt;-- Circular reference&quot;;IF(ISBLANK(OFFSET([.$C$59];[.I9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3]+1" office:value-type="float" office:value="35" calcext:value-type="float">
            <text:p>3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4]);&quot;&quot;;IF([.I94]=[.A94];&quot;&lt;-- Circular reference&quot;;IF(ISBLANK(OFFSET([.$C$59];[.I9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4]+1" office:value-type="float" office:value="36" calcext:value-type="float">
            <text:p>3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5]);&quot;&quot;;IF([.I95]=[.A95];&quot;&lt;-- Circular reference&quot;;IF(ISBLANK(OFFSET([.$C$59];[.I9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5]+1" office:value-type="float" office:value="37" calcext:value-type="float">
            <text:p>3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6]);&quot;&quot;;IF([.I96]=[.A96];&quot;&lt;-- Circular reference&quot;;IF(ISBLANK(OFFSET([.$C$59];[.I9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6]+1" office:value-type="float" office:value="38" calcext:value-type="float">
            <text:p>3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7]);&quot;&quot;;IF([.I97]=[.A97];&quot;&lt;-- Circular reference&quot;;IF(ISBLANK(OFFSET([.$C$59];[.I9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7]+1" office:value-type="float" office:value="39" calcext:value-type="float">
            <text:p>3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8]);&quot;&quot;;IF([.I98]=[.A98];&quot;&lt;-- Circular reference&quot;;IF(ISBLANK(OFFSET([.$C$59];[.I9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8]+1" office:value-type="float" office:value="40" calcext:value-type="float">
            <text:p>4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9]);&quot;&quot;;IF([.I99]=[.A99];&quot;&lt;-- Circular reference&quot;;IF(ISBLANK(OFFSET([.$C$59];[.I9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9]+1" office:value-type="float" office:value="41" calcext:value-type="float">
            <text:p>4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0]);&quot;&quot;;IF([.I100]=[.A100];&quot;&lt;-- Circular reference&quot;;IF(ISBLANK(OFFSET([.$C$59];[.I10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0]+1" office:value-type="float" office:value="42" calcext:value-type="float">
            <text:p>4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1]);&quot;&quot;;IF([.I101]=[.A101];&quot;&lt;-- Circular reference&quot;;IF(ISBLANK(OFFSET([.$C$59];[.I10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1]+1" office:value-type="float" office:value="43" calcext:value-type="float">
            <text:p>4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2]);&quot;&quot;;IF([.I102]=[.A102];&quot;&lt;-- Circular reference&quot;;IF(ISBLANK(OFFSET([.$C$59];[.I10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2]+1" office:value-type="float" office:value="44" calcext:value-type="float">
            <text:p>4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3]);&quot;&quot;;IF([.I103]=[.A103];&quot;&lt;-- Circular reference&quot;;IF(ISBLANK(OFFSET([.$C$59];[.I10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3]+1" office:value-type="float" office:value="45" calcext:value-type="float">
            <text:p>4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4]);&quot;&quot;;IF([.I104]=[.A104];&quot;&lt;-- Circular reference&quot;;IF(ISBLANK(OFFSET([.$C$59];[.I10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4]+1" office:value-type="float" office:value="46" calcext:value-type="float">
            <text:p>4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5]);&quot;&quot;;IF([.I105]=[.A105];&quot;&lt;-- Circular reference&quot;;IF(ISBLANK(OFFSET([.$C$59];[.I10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5]+1" office:value-type="float" office:value="47" calcext:value-type="float">
            <text:p>4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6]);&quot;&quot;;IF([.I106]=[.A106];&quot;&lt;-- Circular reference&quot;;IF(ISBLANK(OFFSET([.$C$59];[.I10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6]+1" office:value-type="float" office:value="48" calcext:value-type="float">
            <text:p>4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7]);&quot;&quot;;IF([.I107]=[.A107];&quot;&lt;-- Circular reference&quot;;IF(ISBLANK(OFFSET([.$C$59];[.I10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7]+1" office:value-type="float" office:value="49" calcext:value-type="float">
            <text:p>4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8]);&quot;&quot;;IF([.I108]=[.A108];&quot;&lt;-- Circular reference&quot;;IF(ISBLANK(OFFSET([.$C$59];[.I10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8]+1" office:value-type="float" office:value="50" calcext:value-type="float">
            <text:p>5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9]);&quot;&quot;;IF([.I109]=[.A109];&quot;&lt;-- Circular reference&quot;;IF(ISBLANK(OFFSET([.$C$59];[.I10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9]+1" office:value-type="float" office:value="51" calcext:value-type="float">
            <text:p>5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0]);&quot;&quot;;IF([.I110]=[.A110];&quot;&lt;-- Circular reference&quot;;IF(ISBLANK(OFFSET([.$C$59];[.I11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0]+1" office:value-type="float" office:value="52" calcext:value-type="float">
            <text:p>5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1]);&quot;&quot;;IF([.I111]=[.A111];&quot;&lt;-- Circular reference&quot;;IF(ISBLANK(OFFSET([.$C$59];[.I11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1]+1" office:value-type="float" office:value="53" calcext:value-type="float">
            <text:p>5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2]);&quot;&quot;;IF([.I112]=[.A112];&quot;&lt;-- Circular reference&quot;;IF(ISBLANK(OFFSET([.$C$59];[.I11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2]+1" office:value-type="float" office:value="54" calcext:value-type="float">
            <text:p>5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3]);&quot;&quot;;IF([.I113]=[.A113];&quot;&lt;-- Circular reference&quot;;IF(ISBLANK(OFFSET([.$C$59];[.I11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3]+1" office:value-type="float" office:value="55" calcext:value-type="float">
            <text:p>5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4]);&quot;&quot;;IF([.I114]=[.A114];&quot;&lt;-- Circular reference&quot;;IF(ISBLANK(OFFSET([.$C$59];[.I11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4]+1" office:value-type="float" office:value="56" calcext:value-type="float">
            <text:p>5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5]);&quot;&quot;;IF([.I115]=[.A115];&quot;&lt;-- Circular reference&quot;;IF(ISBLANK(OFFSET([.$C$59];[.I11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5]+1" office:value-type="float" office:value="57" calcext:value-type="float">
            <text:p>5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6]);&quot;&quot;;IF([.I116]=[.A116];&quot;&lt;-- Circular reference&quot;;IF(ISBLANK(OFFSET([.$C$59];[.I11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6]+1" office:value-type="float" office:value="58" calcext:value-type="float">
            <text:p>5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7]);&quot;&quot;;IF([.I117]=[.A117];&quot;&lt;-- Circular reference&quot;;IF(ISBLANK(OFFSET([.$C$59];[.I11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7]+1" office:value-type="float" office:value="59" calcext:value-type="float">
            <text:p>5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8]);&quot;&quot;;IF([.I118]=[.A118];&quot;&lt;-- Circular reference&quot;;IF(ISBLANK(OFFSET([.$C$59];[.I11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8]+1" office:value-type="float" office:value="60" calcext:value-type="float">
            <text:p>6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9]);&quot;&quot;;IF([.I119]=[.A119];&quot;&lt;-- Circular reference&quot;;IF(ISBLANK(OFFSET([.$C$59];[.I11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9]+1" office:value-type="float" office:value="61" calcext:value-type="float">
            <text:p>6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0]);&quot;&quot;;IF([.I120]=[.A120];&quot;&lt;-- Circular reference&quot;;IF(ISBLANK(OFFSET([.$C$59];[.I12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0]+1" office:value-type="float" office:value="62" calcext:value-type="float">
            <text:p>6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1]);&quot;&quot;;IF([.I121]=[.A121];&quot;&lt;-- Circular reference&quot;;IF(ISBLANK(OFFSET([.$C$59];[.I12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1]+1" office:value-type="float" office:value="63" calcext:value-type="float">
            <text:p>6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2]);&quot;&quot;;IF([.I122]=[.A122];&quot;&lt;-- Circular reference&quot;;IF(ISBLANK(OFFSET([.$C$59];[.I12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2]+1" office:value-type="float" office:value="64" calcext:value-type="float">
            <text:p>6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3]);&quot;&quot;;IF([.I123]=[.A123];&quot;&lt;-- Circular reference&quot;;IF(ISBLANK(OFFSET([.$C$59];[.I12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3]+1" office:value-type="float" office:value="65" calcext:value-type="float">
            <text:p>6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4]);&quot;&quot;;IF([.I124]=[.A124];&quot;&lt;-- Circular reference&quot;;IF(ISBLANK(OFFSET([.$C$59];[.I12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4]+1" office:value-type="float" office:value="66" calcext:value-type="float">
            <text:p>6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5]);&quot;&quot;;IF([.I125]=[.A125];&quot;&lt;-- Circular reference&quot;;IF(ISBLANK(OFFSET([.$C$59];[.I12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5]+1" office:value-type="float" office:value="67" calcext:value-type="float">
            <text:p>6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6]);&quot;&quot;;IF([.I126]=[.A126];&quot;&lt;-- Circular reference&quot;;IF(ISBLANK(OFFSET([.$C$59];[.I12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6]+1" office:value-type="float" office:value="68" calcext:value-type="float">
            <text:p>6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7]);&quot;&quot;;IF([.I127]=[.A127];&quot;&lt;-- Circular reference&quot;;IF(ISBLANK(OFFSET([.$C$59];[.I12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7]+1" office:value-type="float" office:value="69" calcext:value-type="float">
            <text:p>6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8]);&quot;&quot;;IF([.I128]=[.A128];&quot;&lt;-- Circular reference&quot;;IF(ISBLANK(OFFSET([.$C$59];[.I12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8]+1" office:value-type="float" office:value="70" calcext:value-type="float">
            <text:p>7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9]);&quot;&quot;;IF([.I129]=[.A129];&quot;&lt;-- Circular reference&quot;;IF(ISBLANK(OFFSET([.$C$59];[.I12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9]+1" office:value-type="float" office:value="71" calcext:value-type="float">
            <text:p>7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0]);&quot;&quot;;IF([.I130]=[.A130];&quot;&lt;-- Circular reference&quot;;IF(ISBLANK(OFFSET([.$C$59];[.I13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0]+1" office:value-type="float" office:value="72" calcext:value-type="float">
            <text:p>7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1]);&quot;&quot;;IF([.I131]=[.A131];&quot;&lt;-- Circular reference&quot;;IF(ISBLANK(OFFSET([.$C$59];[.I13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1]+1" office:value-type="float" office:value="73" calcext:value-type="float">
            <text:p>7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2]);&quot;&quot;;IF([.I132]=[.A132];&quot;&lt;-- Circular reference&quot;;IF(ISBLANK(OFFSET([.$C$59];[.I13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2]+1" office:value-type="float" office:value="74" calcext:value-type="float">
            <text:p>7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3]);&quot;&quot;;IF([.I133]=[.A133];&quot;&lt;-- Circular reference&quot;;IF(ISBLANK(OFFSET([.$C$59];[.I13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3]+1" office:value-type="float" office:value="75" calcext:value-type="float">
            <text:p>7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4]);&quot;&quot;;IF([.I134]=[.A134];&quot;&lt;-- Circular reference&quot;;IF(ISBLANK(OFFSET([.$C$59];[.I134];0));&quot;&lt;-- Invalid reference&quot;;&quot;&quot;)))">
            <text:p/>
          </table:table-cell>
          <table:table-cell table:style-name="ce348" table:number-columns-repeated="2"/>
          <table:table-cell table:style-name="ce139" table:number-columns-repeated="1011"/>
        </table:table-row>
        <table:table-row table:style-name="ro2" table:number-rows-repeated="1048441">
          <table:table-cell table:number-columns-repeated="1024"/>
        </table:table-row>
        <table:table-row table:style-name="ro2">
          <table:table-cell table:number-columns-repeated="1024"/>
        </table:table-row>
        <table:named-expressions>
          <table:named-range table:name="DefectLog4A" table:base-cell-address="$Description.$A$1" table:cell-range-address="$'Change Log'.$A$45"/>
          <table:named-expression table:name="FunctionalSpecification6A" table:base-cell-address="$Description.$A$1" table:expression="$'change log'.$#ref!$#REF!"/>
          <table:named-expression table:name="HistoricalData4A" table:base-cell-address="$Description.$A$1" table:expression="$'change log'.$#ref!$#REF!"/>
          <table:named-expression table:name="InstructorAssessment4A" table:base-cell-address="$Description.$A$1" table:expression="$'change log'.$#ref!$#REF!"/>
          <table:named-expression table:name="LessonLearned4A" table:base-cell-address="$Description.$A$1" table:expression="$'change log'.$#ref!$#REF!"/>
          <table:named-expression table:name="OperationalSpecification6A" table:base-cell-address="$Description.$A$1" table:expression="$'change log'.$#ref!$#REF!"/>
          <table:named-expression table:name="ProjectPlanSummary4A" table:base-cell-address="$Description.$A$1" table:expression="$'change log'.$#ref!$#REF!"/>
          <table:named-expression table:name="Schedule6A" table:base-cell-address="$Description.$A$1" table:expression="$'change log'.$#ref!$#REF!"/>
          <table:named-expression table:name="SizeEstimate4A" table:base-cell-address="$Description.$A$1" table:expression="$'change log'.$#ref!$#REF!"/>
          <table:named-expression table:name="SourceCode4A" table:base-cell-address="$Description.$A$1" table:expression="$'change log'.$#ref!$#REF!"/>
          <table:named-expression table:name="TaskPlan6A" table:base-cell-address="$Description.$A$1" table:expression="$'change log'.$#ref!$#REF!"/>
          <table:named-expression table:name="TestReport4A" table:base-cell-address="$Description.$A$1" table:expression="$'change log'.$#ref!$#REF!"/>
          <table:named-expression table:name="TimeLog4A" table:base-cell-address="$Description.$A$1" table:expression="$'change log'.$#ref!$#REF!"/>
          <table:named-expression table:name="toc6A" table:base-cell-address="$Description.$A$1" table:expression="$'change log'.$#ref!$#REF!"/>
        </table:named-expressions>
      </table:table>
      <table:table table:name="Lessons" table:style-name="ta16" table:protected="true">
        <loext:table-protection loext:select-protected-cells="true" loext:select-unprotected-cells="true"/>
        <office:forms form:automatic-focus="false" form:apply-design-mode="false"/>
        <table:table-column table:style-name="co23" table:default-cell-style-name="ce55"/>
        <table:table-column table:style-name="co61" table:default-cell-style-name="ce55"/>
        <table:table-column table:style-name="co36" table:number-columns-repeated="255" table:default-cell-style-name="ce55"/>
        <table:table-column table:style-name="co36" table:number-columns-repeated="767" table:default-cell-style-name="Default"/>
        <table:table-row table:style-name="ro1">
          <table:table-cell table:style-name="ce109" office:value-type="string" calcext:value-type="string" table:number-columns-spanned="3" table:number-rows-spanned="1">
            <text:p>Lessons Learned</text:p>
          </table:table-cell>
          <table:covered-table-cell table:number-columns-repeated="2" table:style-name="ce109"/>
          <table:table-cell table:style-name="ce139" table:number-columns-repeated="1021"/>
        </table:table-row>
        <table:table-row table:style-name="ro1">
          <table:table-cell table:style-name="ce349" table:number-columns-repeated="2"/>
          <table:table-cell table:style-name="ce139" table:number-columns-repeated="1022"/>
        </table:table-row>
        <table:table-row table:style-name="ro2">
          <table:table-cell table:style-name="ce350" office:value-type="string" calcext:value-type="string">
            <text:p>Problems of Importance</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office:value-type="string" calcext:value-type="string">
            <text:p>spreadsheet format is crazy on non mac machines… hard to read, hard to use. <text:s/></text:p>
          </table:table-cell>
          <table:table-cell table:style-name="ce139" table:number-columns-repeated="1022"/>
        </table:table-row>
        <table:table-row table:style-name="ro37">
          <table:table-cell table:style-name="ce141" office:value-type="float" office:value="2" calcext:value-type="float">
            <text:p>2</text:p>
          </table:table-cell>
          <table:table-cell table:style-name="ce351" office:value-type="string" calcext:value-type="string">
            <text:p>assertEqual test cases are lengthy, </text:p>
          </table:table-cell>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38">
          <table:table-cell table:style-name="ce350" office:value-type="string" calcext:value-type="string">
            <text:p>Proposal for Improvements</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office:value-type="string" calcext:value-type="string">
            <text:p>maybe a different format </text:p>
          </table:table-cell>
          <table:table-cell table:style-name="ce139" table:number-columns-repeated="1022"/>
        </table:table-row>
        <table:table-row table:style-name="ro37">
          <table:table-cell table:style-name="ce141" office:value-type="float" office:value="2" calcext:value-type="float">
            <text:p>2</text:p>
          </table:table-cell>
          <table:table-cell table:style-name="ce351" office:value-type="string" calcext:value-type="string">
            <text:p>use array or dicitonary for test cases to reduce code size</text:p>
          </table:table-cell>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38">
          <table:table-cell table:style-name="ce350" office:value-type="string" calcext:value-type="string">
            <text:p>Notes and Comments</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table:table-cell table:style-name="ce139" table:number-columns-repeated="1022"/>
        </table:table-row>
        <table:table-row table:style-name="ro37">
          <table:table-cell table:style-name="ce141" office:value-type="float" office:value="2" calcext:value-type="float">
            <text:p>2</text:p>
          </table:table-cell>
          <table:table-cell table:style-name="ce351"/>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2" table:number-rows-repeated="1048555">
          <table:table-cell table:number-columns-repeated="1024"/>
        </table:table-row>
        <table:table-row table:style-name="ro2">
          <table:table-cell table:number-columns-repeated="1024"/>
        </table:table-row>
        <table:named-expressions>
          <table:named-expression table:name="DefectLog4A" table:base-cell-address="$Description.$A$1" table:expression="$lessons.$#REF!$#REF!"/>
          <table:named-expression table:name="FunctionalSpecification6A" table:base-cell-address="$Description.$A$1" table:expression="$lessons.$#REF!$#REF!"/>
          <table:named-expression table:name="HistoricalData4A" table:base-cell-address="$Description.$A$1" table:expression="$lessons.$#REF!$#REF!"/>
          <table:named-expression table:name="InstructorAssessment4A" table:base-cell-address="$Description.$A$1" table:expression="$lessons.$#REF!$#REF!"/>
          <table:named-range table:name="LessonLearned4A" table:base-cell-address="$Description.$A$1" table:cell-range-address="$Lessons.$A$1"/>
          <table:named-expression table:name="OperationalSpecification6A" table:base-cell-address="$Description.$A$1" table:expression="$lessons.$#REF!$#REF!"/>
          <table:named-expression table:name="ProjectPlanSummary4A" table:base-cell-address="$Description.$A$1" table:expression="$lessons.$#REF!$#REF!"/>
          <table:named-expression table:name="Schedule6A" table:base-cell-address="$Description.$A$1" table:expression="$lessons.$#REF!$#REF!"/>
          <table:named-expression table:name="SizeEstimate4A" table:base-cell-address="$Description.$A$1" table:expression="$lessons.$#REF!$#REF!"/>
          <table:named-expression table:name="SourceCode4A" table:base-cell-address="$Description.$A$1" table:expression="$lessons.$#REF!$#REF!"/>
          <table:named-expression table:name="TaskPlan6A" table:base-cell-address="$Description.$A$1" table:expression="$lessons.$#REF!$#REF!"/>
          <table:named-expression table:name="TestReport4A" table:base-cell-address="$Description.$A$1" table:expression="$lessons.$#REF!$#REF!"/>
          <table:named-expression table:name="TimeLog4A" table:base-cell-address="$Description.$A$1" table:expression="$lessons.$#REF!$#REF!"/>
          <table:named-expression table:name="toc6A" table:base-cell-address="$Description.$A$1" table:expression="$lessons.$#REF!$#REF!"/>
        </table:named-expressions>
      </table:table>
      <table:table table:name="Time Log" table:style-name="ta17" table:protected="true">
        <loext:table-protection loext:select-protected-cells="true" loext:select-unprotected-cells="true"/>
        <office:forms form:automatic-focus="false" form:apply-design-mode="false"/>
        <table:table-column table:style-name="co23" table:number-columns-repeated="5" table:default-cell-style-name="ce55"/>
        <table:table-column table:style-name="co62" table:default-cell-style-name="ce55"/>
        <table:table-column table:style-name="co48" table:visibility="collapse" table:default-cell-style-name="ce55"/>
        <table:table-column table:style-name="co63" table:default-cell-style-name="ce55"/>
        <table:table-column table:style-name="co64" table:default-cell-style-name="ce55"/>
        <table:table-column table:style-name="co36" table:number-columns-repeated="248" table:default-cell-style-name="ce55"/>
        <table:table-column table:style-name="co36" table:number-columns-repeated="767" table:default-cell-style-name="Default"/>
        <table:table-row table:style-name="ro2" table:visibility="collapse">
          <table:table-cell table:style-name="ce135" table:formula="of:=[$Constants.A1]" office:value-type="string" office:string-value="Constants" calcext:value-type="string">
            <text:p>Constants</text:p>
          </table:table-cell>
          <table:table-cell table:style-name="ce135" table:formula="of:=[$Constants.B1]" office:value-type="string" office:string-value=" " calcext:value-type="string">
            <text:p><text:s/></text:p>
          </table:table-cell>
          <table:table-cell table:style-name="ce135" table:formula="of:=[$Constants.C1]" office:value-type="string" office:string-value=" " calcext:value-type="string">
            <text:p><text:s/></text:p>
          </table:table-cell>
          <table:table-cell table:style-name="ce135" table:formula="of:=[$Constants.D1]" office:value-type="string" office:string-value=" " calcext:value-type="string">
            <text:p><text:s/></text:p>
          </table:table-cell>
          <table:table-cell table:style-name="ce135" table:formula="of:=[$Constants.E1]" office:value-type="string" office:string-value=" " calcext:value-type="string">
            <text:p><text:s/></text:p>
          </table:table-cell>
          <table:table-cell table:style-name="ce135" table:formula="of:=[$Constants.F1]" office:value-type="string" office:string-value="Assignment 2" calcext:value-type="string">
            <text:p>Assignment 2</text:p>
          </table:table-cell>
          <table:table-cell table:style-name="ce44" table:number-columns-repeated="2"/>
          <table:table-cell table:number-columns-repeated="1016"/>
        </table:table-row>
        <table:table-row table:style-name="ro2" table:visibility="collapse">
          <table:table-cell table:style-name="ce135" table:formula="of:=[$Constants.A2]" office:value-type="string" office:string-value="Start date:" calcext:value-type="string">
            <text:p>Start date:</text:p>
          </table:table-cell>
          <table:table-cell table:style-name="ce135" table:formula="of:=[$Constants.B2]" office:value-type="float" office:value="36526" calcext:value-type="float">
            <text:p>36526</text:p>
          </table:table-cell>
          <table:table-cell table:style-name="ce135" table:formula="of:=[$Constants.C2]" office:value-type="string" office:string-value=" " calcext:value-type="string">
            <text:p><text:s/></text:p>
          </table:table-cell>
          <table:table-cell table:style-name="ce135" table:formula="of:=[$Constants.D2]" office:value-type="string" office:string-value="Grades:" calcext:value-type="string">
            <text:p>Grades:</text:p>
          </table:table-cell>
          <table:table-cell table:style-name="ce135" table:formula="of:=[$Constants.E2]" office:value-type="string" office:string-value="AA" calcext:value-type="string">
            <text:p>AA</text:p>
          </table:table-cell>
          <table:table-cell table:style-name="ce135"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35" table:formula="of:=[$Constants.A3]" office:value-type="string" office:string-value="End date:" calcext:value-type="string">
            <text:p>End date:</text:p>
          </table:table-cell>
          <table:table-cell table:style-name="ce135" table:formula="of:=[$Constants.B3]" office:value-type="float" office:value="73051" calcext:value-type="float">
            <text:p>73051</text:p>
          </table:table-cell>
          <table:table-cell table:style-name="ce135" table:formula="of:=[$Constants.C3]" office:value-type="string" office:string-value=" " calcext:value-type="string">
            <text:p><text:s/></text:p>
          </table:table-cell>
          <table:table-cell table:style-name="ce135" table:formula="of:=[$Constants.D3]" office:value-type="string" office:string-value=" " calcext:value-type="string">
            <text:p><text:s/></text:p>
          </table:table-cell>
          <table:table-cell table:style-name="ce135" table:formula="of:=[$Constants.E3]" office:value-type="string" office:string-value="A" calcext:value-type="string">
            <text:p>A</text:p>
          </table:table-cell>
          <table:table-cell table:style-name="ce135"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35" table:formula="of:=[$Constants.A4]" office:value-type="string" office:string-value="Phases:" calcext:value-type="string">
            <text:p>Phases:</text:p>
          </table:table-cell>
          <table:table-cell table:style-name="ce135" table:formula="of:=[$Constants.B4]" office:value-type="string" office:string-value="Analysis" calcext:value-type="string">
            <text:p>Analysis</text:p>
          </table:table-cell>
          <table:table-cell table:style-name="ce135" table:formula="of:=[$Constants.C4]" office:value-type="string" office:string-value=" " calcext:value-type="string">
            <text:p><text:s/></text:p>
          </table:table-cell>
          <table:table-cell table:style-name="ce135" table:formula="of:=[$Constants.D4]" office:value-type="string" office:string-value=" " calcext:value-type="string">
            <text:p><text:s/></text:p>
          </table:table-cell>
          <table:table-cell table:style-name="ce135" table:formula="of:=[$Constants.E4]" office:value-type="string" office:string-value="AB" calcext:value-type="string">
            <text:p>AB</text:p>
          </table:table-cell>
          <table:table-cell table:style-name="ce135"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35" table:formula="of:=[$Constants.A5]" office:value-type="string" office:string-value=" " calcext:value-type="string">
            <text:p><text:s/></text:p>
          </table:table-cell>
          <table:table-cell table:style-name="ce135" table:formula="of:=[$Constants.B5]" office:value-type="string" office:string-value="Architecture" calcext:value-type="string">
            <text:p>Architecture</text:p>
          </table:table-cell>
          <table:table-cell table:style-name="ce135" table:formula="of:=[$Constants.C5]" office:value-type="string" office:string-value=" " calcext:value-type="string">
            <text:p><text:s/></text:p>
          </table:table-cell>
          <table:table-cell table:style-name="ce135" table:formula="of:=[$Constants.D5]" office:value-type="string" office:string-value=" " calcext:value-type="string">
            <text:p><text:s/></text:p>
          </table:table-cell>
          <table:table-cell table:style-name="ce135" table:formula="of:=[$Constants.E5]" office:value-type="string" office:string-value="B" calcext:value-type="string">
            <text:p>B</text:p>
          </table:table-cell>
          <table:table-cell table:style-name="ce135"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35" table:formula="of:=[$Constants.A6]" office:value-type="string" office:string-value=" " calcext:value-type="string">
            <text:p><text:s/></text:p>
          </table:table-cell>
          <table:table-cell table:style-name="ce135" table:formula="of:=[$Constants.B6]" office:value-type="string" office:string-value="Project planning" calcext:value-type="string">
            <text:p>Project planning</text:p>
          </table:table-cell>
          <table:table-cell table:style-name="ce135" table:formula="of:=[$Constants.C6]" office:value-type="string" office:string-value=" " calcext:value-type="string">
            <text:p><text:s/></text:p>
          </table:table-cell>
          <table:table-cell table:style-name="ce135" table:formula="of:=[$Constants.D6]" office:value-type="string" office:string-value=" " calcext:value-type="string">
            <text:p><text:s/></text:p>
          </table:table-cell>
          <table:table-cell table:style-name="ce135" table:formula="of:=[$Constants.E6]" office:value-type="string" office:string-value="BC" calcext:value-type="string">
            <text:p>BC</text:p>
          </table:table-cell>
          <table:table-cell table:style-name="ce135"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35" table:formula="of:=[$Constants.A7]" office:value-type="string" office:string-value=" " calcext:value-type="string">
            <text:p><text:s/></text:p>
          </table:table-cell>
          <table:table-cell table:style-name="ce135" table:formula="of:=[$Constants.B7]" office:value-type="string" office:string-value="Interation planning" calcext:value-type="string">
            <text:p>Interation planning</text:p>
          </table:table-cell>
          <table:table-cell table:style-name="ce135" table:formula="of:=[$Constants.C7]" office:value-type="string" office:string-value=" " calcext:value-type="string">
            <text:p><text:s/></text:p>
          </table:table-cell>
          <table:table-cell table:style-name="ce135" table:formula="of:=[$Constants.D7]" office:value-type="string" office:string-value=" " calcext:value-type="string">
            <text:p><text:s/></text:p>
          </table:table-cell>
          <table:table-cell table:style-name="ce135" table:formula="of:=[$Constants.E7]" office:value-type="string" office:string-value="C" calcext:value-type="string">
            <text:p>C</text:p>
          </table:table-cell>
          <table:table-cell table:style-name="ce135"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35" table:formula="of:=[$Constants.A8]" office:value-type="string" office:string-value=" " calcext:value-type="string">
            <text:p><text:s/></text:p>
          </table:table-cell>
          <table:table-cell table:style-name="ce135" table:formula="of:=[$Constants.B8]" office:value-type="string" office:string-value="Construction" calcext:value-type="string">
            <text:p>Construction</text:p>
          </table:table-cell>
          <table:table-cell table:style-name="ce135" table:formula="of:=[$Constants.C8]" office:value-type="string" office:string-value=" " calcext:value-type="string">
            <text:p><text:s/></text:p>
          </table:table-cell>
          <table:table-cell table:style-name="ce135" table:formula="of:=[$Constants.D8]" office:value-type="string" office:string-value=" " calcext:value-type="string">
            <text:p><text:s/></text:p>
          </table:table-cell>
          <table:table-cell table:style-name="ce135" table:formula="of:=[$Constants.E8]" office:value-type="string" office:string-value="CD" calcext:value-type="string">
            <text:p>CD</text:p>
          </table:table-cell>
          <table:table-cell table:style-name="ce135"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35" table:formula="of:=[$Constants.A9]" office:value-type="string" office:string-value=" " calcext:value-type="string">
            <text:p><text:s/></text:p>
          </table:table-cell>
          <table:table-cell table:style-name="ce135" table:formula="of:=[$Constants.B9]" office:value-type="string" office:string-value="Refactoring" calcext:value-type="string">
            <text:p>Refactoring</text:p>
          </table:table-cell>
          <table:table-cell table:style-name="ce135" table:formula="of:=[$Constants.C9]" office:value-type="string" office:string-value=" " calcext:value-type="string">
            <text:p><text:s/></text:p>
          </table:table-cell>
          <table:table-cell table:style-name="ce135" table:formula="of:=[$Constants.D9]" office:value-type="string" office:string-value=" " calcext:value-type="string">
            <text:p><text:s/></text:p>
          </table:table-cell>
          <table:table-cell table:style-name="ce135" table:formula="of:=[$Constants.E9]" office:value-type="string" office:string-value="D" calcext:value-type="string">
            <text:p>D</text:p>
          </table:table-cell>
          <table:table-cell table:style-name="ce135"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35" table:formula="of:=[$Constants.A10]" office:value-type="string" office:string-value=" " calcext:value-type="string">
            <text:p><text:s/></text:p>
          </table:table-cell>
          <table:table-cell table:style-name="ce135" table:formula="of:=[$Constants.B10]" office:value-type="string" office:string-value="Review" calcext:value-type="string">
            <text:p>Review</text:p>
          </table:table-cell>
          <table:table-cell table:style-name="ce135" table:formula="of:=[$Constants.C10]" office:value-type="string" office:string-value=" " calcext:value-type="string">
            <text:p><text:s/></text:p>
          </table:table-cell>
          <table:table-cell table:style-name="ce135" table:formula="of:=[$Constants.D10]" office:value-type="string" office:string-value=" " calcext:value-type="string">
            <text:p><text:s/></text:p>
          </table:table-cell>
          <table:table-cell table:style-name="ce135" table:formula="of:=[$Constants.E10]" office:value-type="string" office:string-value="F" calcext:value-type="string">
            <text:p>F</text:p>
          </table:table-cell>
          <table:table-cell table:style-name="ce135"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35" table:formula="of:=[$Constants.A11]" office:value-type="string" office:string-value=" " calcext:value-type="string">
            <text:p><text:s/></text:p>
          </table:table-cell>
          <table:table-cell table:style-name="ce135" table:formula="of:=[$Constants.B11]" office:value-type="string" office:string-value="Integration test" calcext:value-type="string">
            <text:p>Integration test</text:p>
          </table:table-cell>
          <table:table-cell table:style-name="ce135" table:formula="of:=[$Constants.C11]" office:value-type="string" office:string-value=" " calcext:value-type="string">
            <text:p><text:s/></text:p>
          </table:table-cell>
          <table:table-cell table:style-name="ce135" table:formula="of:=[$Constants.D11]" office:value-type="string" office:string-value=" " calcext:value-type="string">
            <text:p><text:s/></text:p>
          </table:table-cell>
          <table:table-cell table:style-name="ce135" table:formula="of:=[$Constants.E11]" office:value-type="string" office:string-value=" " calcext:value-type="string">
            <text:p><text:s/></text:p>
          </table:table-cell>
          <table:table-cell table:style-name="ce135"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2]" office:value-type="string" office:string-value=" " calcext:value-type="string">
            <text:p><text:s/></text:p>
          </table:table-cell>
          <table:table-cell table:style-name="ce135" table:formula="of:=[$Constants.B12]" office:value-type="string" office:string-value="Repatterning" calcext:value-type="string">
            <text:p>Repatterning</text:p>
          </table:table-cell>
          <table:table-cell table:style-name="ce135" table:formula="of:=[$Constants.C12]" office:value-type="string" office:string-value=" " calcext:value-type="string">
            <text:p><text:s/></text:p>
          </table:table-cell>
          <table:table-cell table:style-name="ce135" table:formula="of:=[$Constants.D12]" office:value-type="string" office:string-value=" " calcext:value-type="string">
            <text:p><text:s/></text:p>
          </table:table-cell>
          <table:table-cell table:style-name="ce135" table:formula="of:=[$Constants.E12]" office:value-type="string" office:string-value=" " calcext:value-type="string">
            <text:p><text:s/></text:p>
          </table:table-cell>
          <table:table-cell table:style-name="ce135"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3]" office:value-type="string" office:string-value=" " calcext:value-type="string">
            <text:p><text:s/></text:p>
          </table:table-cell>
          <table:table-cell table:style-name="ce135" table:formula="of:=[$Constants.B13]" office:value-type="string" office:string-value="Postmortem" calcext:value-type="string">
            <text:p>Postmortem</text:p>
          </table:table-cell>
          <table:table-cell table:style-name="ce135" table:formula="of:=[$Constants.C13]" office:value-type="string" office:string-value=" " calcext:value-type="string">
            <text:p><text:s/></text:p>
          </table:table-cell>
          <table:table-cell table:style-name="ce135" table:formula="of:=[$Constants.D13]" office:value-type="string" office:string-value=" " calcext:value-type="string">
            <text:p><text:s/></text:p>
          </table:table-cell>
          <table:table-cell table:style-name="ce135" table:formula="of:=[$Constants.E13]" office:value-type="string" office:string-value=" " calcext:value-type="string">
            <text:p><text:s/></text:p>
          </table:table-cell>
          <table:table-cell table:style-name="ce135"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4]" office:value-type="string" office:string-value=" " calcext:value-type="string">
            <text:p><text:s/></text:p>
          </table:table-cell>
          <table:table-cell table:style-name="ce135" table:formula="of:=[$Constants.B14]" office:value-type="string" office:string-value="Sandbox" calcext:value-type="string">
            <text:p>Sandbox</text:p>
          </table:table-cell>
          <table:table-cell table:style-name="ce135" table:formula="of:=[$Constants.C14]" office:value-type="string" office:string-value=" " calcext:value-type="string">
            <text:p><text:s/></text:p>
          </table:table-cell>
          <table:table-cell table:style-name="ce135" table:formula="of:=[$Constants.D14]" office:value-type="string" office:string-value=" " calcext:value-type="string">
            <text:p><text:s/></text:p>
          </table:table-cell>
          <table:table-cell table:style-name="ce135" table:formula="of:=[$Constants.E14]" office:value-type="string" office:string-value=" " calcext:value-type="string">
            <text:p><text:s/></text:p>
          </table:table-cell>
          <table:table-cell table:style-name="ce135"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5]" office:value-type="string" office:string-value=" " calcext:value-type="string">
            <text:p><text:s/></text:p>
          </table:table-cell>
          <table:table-cell table:style-name="ce135" table:formula="of:=[$Constants.B15]" office:value-type="string" office:string-value=" " calcext:value-type="string">
            <text:p><text:s/></text:p>
          </table:table-cell>
          <table:table-cell table:style-name="ce135" table:formula="of:=[$Constants.C15]" office:value-type="string" office:string-value=" " calcext:value-type="string">
            <text:p><text:s/></text:p>
          </table:table-cell>
          <table:table-cell table:style-name="ce135" table:formula="of:=[$Constants.D15]" office:value-type="string" office:string-value=" " calcext:value-type="string">
            <text:p><text:s/></text:p>
          </table:table-cell>
          <table:table-cell table:style-name="ce135" table:formula="of:=[$Constants.E15]" office:value-type="string" office:string-value=" " calcext:value-type="string">
            <text:p><text:s/></text:p>
          </table:table-cell>
          <table:table-cell table:style-name="ce135"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6]" office:value-type="string" office:string-value=" " calcext:value-type="string">
            <text:p><text:s/></text:p>
          </table:table-cell>
          <table:table-cell table:style-name="ce135" table:formula="of:=[$Constants.B16]" office:value-type="string" office:string-value=" " calcext:value-type="string">
            <text:p><text:s/></text:p>
          </table:table-cell>
          <table:table-cell table:style-name="ce135" table:formula="of:=[$Constants.C16]" office:value-type="string" office:string-value=" " calcext:value-type="string">
            <text:p><text:s/></text:p>
          </table:table-cell>
          <table:table-cell table:style-name="ce135" table:formula="of:=[$Constants.D16]" office:value-type="string" office:string-value=" " calcext:value-type="string">
            <text:p><text:s/></text:p>
          </table:table-cell>
          <table:table-cell table:style-name="ce135" table:formula="of:=[$Constants.E16]" office:value-type="string" office:string-value=" " calcext:value-type="string">
            <text:p><text:s/></text:p>
          </table:table-cell>
          <table:table-cell table:style-name="ce135"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7]" office:value-type="string" office:string-value=" " calcext:value-type="string">
            <text:p><text:s/></text:p>
          </table:table-cell>
          <table:table-cell table:style-name="ce135" table:formula="of:=[$Constants.B17]" office:value-type="string" office:string-value=" " calcext:value-type="string">
            <text:p><text:s/></text:p>
          </table:table-cell>
          <table:table-cell table:style-name="ce135" table:formula="of:=[$Constants.C17]" office:value-type="string" office:string-value=" " calcext:value-type="string">
            <text:p><text:s/></text:p>
          </table:table-cell>
          <table:table-cell table:style-name="ce135" table:formula="of:=[$Constants.D17]" office:value-type="string" office:string-value=" " calcext:value-type="string">
            <text:p><text:s/></text:p>
          </table:table-cell>
          <table:table-cell table:style-name="ce135" table:formula="of:=[$Constants.E17]" office:value-type="string" office:string-value=" " calcext:value-type="string">
            <text:p><text:s/></text:p>
          </table:table-cell>
          <table:table-cell table:style-name="ce135"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8]" office:value-type="string" office:string-value=" " calcext:value-type="string">
            <text:p><text:s/></text:p>
          </table:table-cell>
          <table:table-cell table:style-name="ce135" table:formula="of:=[$Constants.B18]" office:value-type="string" office:string-value=" " calcext:value-type="string">
            <text:p><text:s/></text:p>
          </table:table-cell>
          <table:table-cell table:style-name="ce135" table:formula="of:=[$Constants.C18]" office:value-type="string" office:string-value=" " calcext:value-type="string">
            <text:p><text:s/></text:p>
          </table:table-cell>
          <table:table-cell table:style-name="ce135" table:formula="of:=[$Constants.D18]" office:value-type="string" office:string-value=" " calcext:value-type="string">
            <text:p><text:s/></text:p>
          </table:table-cell>
          <table:table-cell table:style-name="ce135" table:formula="of:=[$Constants.E18]" office:value-type="string" office:string-value=" " calcext:value-type="string">
            <text:p><text:s/></text:p>
          </table:table-cell>
          <table:table-cell table:style-name="ce135"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9]" office:value-type="string" office:string-value="Defect Types:" calcext:value-type="string">
            <text:p>Defect Types:</text:p>
          </table:table-cell>
          <table:table-cell table:style-name="ce135" table:formula="of:=[$Constants.B19]" office:value-type="string" office:string-value="Requirements Change" calcext:value-type="string">
            <text:p>Requirements Change</text:p>
          </table:table-cell>
          <table:table-cell table:style-name="ce135" table:formula="of:=[$Constants.C19]" office:value-type="string" office:string-value="Changes to requirements" calcext:value-type="string">
            <text:p>Changes to requirements</text:p>
          </table:table-cell>
          <table:table-cell table:style-name="ce135" table:formula="of:=[$Constants.D19]" office:value-type="string" office:string-value="Iteration" calcext:value-type="string">
            <text:p>Iteration</text:p>
          </table:table-cell>
          <table:table-cell table:style-name="ce135" table:formula="of:=[$Constants.E19]" office:value-type="string" office:string-value="NA" calcext:value-type="string">
            <text:p>NA</text:p>
          </table:table-cell>
          <table:table-cell table:style-name="ce135"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35" table:formula="of:=[$Constants.A20]" office:value-type="string" office:string-value=" " calcext:value-type="string">
            <text:p><text:s/></text:p>
          </table:table-cell>
          <table:table-cell table:style-name="ce135" table:formula="of:=[$Constants.B20]" office:value-type="string" office:string-value="Requirements Clarification" calcext:value-type="string">
            <text:p>Requirements Clarification</text:p>
          </table:table-cell>
          <table:table-cell table:style-name="ce135" table:formula="of:=[$Constants.C20]" office:value-type="string" office:string-value="Clarifications to requirements" calcext:value-type="string">
            <text:p>Clarifications to requirements</text:p>
          </table:table-cell>
          <table:table-cell table:style-name="ce135" table:formula="of:=[$Constants.D20]" office:value-type="string" office:string-value=" " calcext:value-type="string">
            <text:p><text:s/></text:p>
          </table:table-cell>
          <table:table-cell table:style-name="ce135" table:formula="of:=[$Constants.E20]" office:value-type="float" office:value="1" calcext:value-type="float">
            <text:p>1</text:p>
          </table:table-cell>
          <table:table-cell table:style-name="ce135"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35" table:formula="of:=[$Constants.A21]" office:value-type="string" office:string-value=" " calcext:value-type="string">
            <text:p><text:s/></text:p>
          </table:table-cell>
          <table:table-cell table:style-name="ce135" table:formula="of:=[$Constants.B21]" office:value-type="string" office:string-value="Product syntax" calcext:value-type="string">
            <text:p>Product syntax</text:p>
          </table:table-cell>
          <table:table-cell table:style-name="ce135" table:formula="of:=[$Constants.C21]" office:value-type="string" office:string-value="Syntax flaws in the deliverable product" calcext:value-type="string">
            <text:p>Syntax flaws in the deliverable product</text:p>
          </table:table-cell>
          <table:table-cell table:style-name="ce135" table:formula="of:=[$Constants.D21]" office:value-type="string" office:string-value=" " calcext:value-type="string">
            <text:p><text:s/></text:p>
          </table:table-cell>
          <table:table-cell table:style-name="ce135" table:formula="of:=[$Constants.E21]" office:value-type="float" office:value="2" calcext:value-type="float">
            <text:p>2</text:p>
          </table:table-cell>
          <table:table-cell table:style-name="ce135"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35" table:formula="of:=[$Constants.A22]" office:value-type="string" office:string-value=" " calcext:value-type="string">
            <text:p><text:s/></text:p>
          </table:table-cell>
          <table:table-cell table:style-name="ce135" table:formula="of:=[$Constants.B22]" office:value-type="string" office:string-value="Product logic" calcext:value-type="string">
            <text:p>Product logic</text:p>
          </table:table-cell>
          <table:table-cell table:style-name="ce135" table:formula="of:=[$Constants.C22]" office:value-type="string" office:string-value="Logic flaws in the deliverable product" calcext:value-type="string">
            <text:p>Logic flaws in the deliverable product</text:p>
          </table:table-cell>
          <table:table-cell table:style-name="ce135" table:formula="of:=[$Constants.D22]" office:value-type="string" office:string-value=" " calcext:value-type="string">
            <text:p><text:s/></text:p>
          </table:table-cell>
          <table:table-cell table:style-name="ce135" table:formula="of:=[$Constants.E22]" office:value-type="float" office:value="3" calcext:value-type="float">
            <text:p>3</text:p>
          </table:table-cell>
          <table:table-cell table:style-name="ce135"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35" table:formula="of:=[$Constants.A23]" office:value-type="string" office:string-value=" " calcext:value-type="string">
            <text:p><text:s/></text:p>
          </table:table-cell>
          <table:table-cell table:style-name="ce135" table:formula="of:=[$Constants.B23]" office:value-type="string" office:string-value="Product interface" calcext:value-type="string">
            <text:p>Product interface</text:p>
          </table:table-cell>
          <table:table-cell table:style-name="ce135" table:formula="of:=[$Constants.C23]" office:value-type="string" office:string-value="Flaws in the interface of a component of the deliverable product" calcext:value-type="string">
            <text:p>Flaws in the interface of a component of the deliverable product</text:p>
          </table:table-cell>
          <table:table-cell table:style-name="ce135" table:formula="of:=[$Constants.D23]" office:value-type="string" office:string-value=" " calcext:value-type="string">
            <text:p><text:s/></text:p>
          </table:table-cell>
          <table:table-cell table:style-name="ce135" table:formula="of:=[$Constants.E23]" office:value-type="float" office:value="4" calcext:value-type="float">
            <text:p>4</text:p>
          </table:table-cell>
          <table:table-cell table:style-name="ce135"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35" table:formula="of:=[$Constants.A24]" office:value-type="string" office:string-value=" " calcext:value-type="string">
            <text:p><text:s/></text:p>
          </table:table-cell>
          <table:table-cell table:style-name="ce135" table:formula="of:=[$Constants.B24]" office:value-type="string" office:string-value="Product checking" calcext:value-type="string">
            <text:p>Product checking</text:p>
          </table:table-cell>
          <table:table-cell table:style-name="ce13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35" table:formula="of:=[$Constants.D24]" office:value-type="string" office:string-value=" " calcext:value-type="string">
            <text:p><text:s/></text:p>
          </table:table-cell>
          <table:table-cell table:style-name="ce135" table:formula="of:=[$Constants.E24]" office:value-type="float" office:value="5" calcext:value-type="float">
            <text:p>5</text:p>
          </table:table-cell>
          <table:table-cell table:style-name="ce135"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35" table:formula="of:=[$Constants.A25]" office:value-type="string" office:string-value=" " calcext:value-type="string">
            <text:p><text:s/></text:p>
          </table:table-cell>
          <table:table-cell table:style-name="ce135" table:formula="of:=[$Constants.B25]" office:value-type="string" office:string-value="Test syntax" calcext:value-type="string">
            <text:p>Test syntax</text:p>
          </table:table-cell>
          <table:table-cell table:style-name="ce135" table:formula="of:=[$Constants.C25]" office:value-type="string" office:string-value="Syntax flaws in the test code " calcext:value-type="string">
            <text:p>Syntax flaws in the test code </text:p>
          </table:table-cell>
          <table:table-cell table:style-name="ce135" table:formula="of:=[$Constants.D25]" office:value-type="string" office:string-value=" " calcext:value-type="string">
            <text:p><text:s/></text:p>
          </table:table-cell>
          <table:table-cell table:style-name="ce135" table:formula="of:=[$Constants.E25]" office:value-type="float" office:value="6" calcext:value-type="float">
            <text:p>6</text:p>
          </table:table-cell>
          <table:table-cell table:style-name="ce135"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6]" office:value-type="string" office:string-value=" " calcext:value-type="string">
            <text:p><text:s/></text:p>
          </table:table-cell>
          <table:table-cell table:style-name="ce135" table:formula="of:=[$Constants.B26]" office:value-type="string" office:string-value="Test logic" calcext:value-type="string">
            <text:p>Test logic</text:p>
          </table:table-cell>
          <table:table-cell table:style-name="ce135" table:formula="of:=[$Constants.C26]" office:value-type="string" office:string-value="Logic flaws in the test code" calcext:value-type="string">
            <text:p>Logic flaws in the test code</text:p>
          </table:table-cell>
          <table:table-cell table:style-name="ce135" table:formula="of:=[$Constants.D26]" office:value-type="string" office:string-value=" " calcext:value-type="string">
            <text:p><text:s/></text:p>
          </table:table-cell>
          <table:table-cell table:style-name="ce135" table:formula="of:=[$Constants.E26]" office:value-type="float" office:value="7" calcext:value-type="float">
            <text:p>7</text:p>
          </table:table-cell>
          <table:table-cell table:style-name="ce135"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7]" office:value-type="string" office:string-value=" " calcext:value-type="string">
            <text:p><text:s/></text:p>
          </table:table-cell>
          <table:table-cell table:style-name="ce135" table:formula="of:=[$Constants.B27]" office:value-type="string" office:string-value="Test interface" calcext:value-type="string">
            <text:p>Test interface</text:p>
          </table:table-cell>
          <table:table-cell table:style-name="ce135" table:formula="of:=[$Constants.C27]" office:value-type="string" office:string-value="Flaws in the interface of a component of the test code" calcext:value-type="string">
            <text:p>Flaws in the interface of a component of the test code</text:p>
          </table:table-cell>
          <table:table-cell table:style-name="ce135" table:formula="of:=[$Constants.D27]" office:value-type="string" office:string-value=" " calcext:value-type="string">
            <text:p><text:s/></text:p>
          </table:table-cell>
          <table:table-cell table:style-name="ce135" table:formula="of:=[$Constants.E27]" office:value-type="float" office:value="8" calcext:value-type="float">
            <text:p>8</text:p>
          </table:table-cell>
          <table:table-cell table:style-name="ce135"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8]" office:value-type="string" office:string-value=" " calcext:value-type="string">
            <text:p><text:s/></text:p>
          </table:table-cell>
          <table:table-cell table:style-name="ce135" table:formula="of:=[$Constants.B28]" office:value-type="string" office:string-value="Test checking" calcext:value-type="string">
            <text:p>Test checking</text:p>
          </table:table-cell>
          <table:table-cell table:style-name="ce13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35" table:formula="of:=[$Constants.D28]" office:value-type="string" office:string-value=" " calcext:value-type="string">
            <text:p><text:s/></text:p>
          </table:table-cell>
          <table:table-cell table:style-name="ce135" table:formula="of:=[$Constants.E28]" office:value-type="float" office:value="9" calcext:value-type="float">
            <text:p>9</text:p>
          </table:table-cell>
          <table:table-cell table:style-name="ce135"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9]" office:value-type="string" office:string-value=" " calcext:value-type="string">
            <text:p><text:s/></text:p>
          </table:table-cell>
          <table:table-cell table:style-name="ce135" table:formula="of:=[$Constants.B29]" office:value-type="string" office:string-value="Bad Smell" calcext:value-type="string">
            <text:p>Bad Smell</text:p>
          </table:table-cell>
          <table:table-cell table:style-name="ce13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35" table:formula="of:=[$Constants.D29]" office:value-type="string" office:string-value=" " calcext:value-type="string">
            <text:p><text:s/></text:p>
          </table:table-cell>
          <table:table-cell table:style-name="ce135" table:formula="of:=[$Constants.E29]" office:value-type="float" office:value="10" calcext:value-type="float">
            <text:p>10</text:p>
          </table:table-cell>
          <table:table-cell table:style-name="ce135"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35" table:formula="of:=[$Constants.A30]" office:value-type="string" office:string-value="Y/N:" calcext:value-type="string">
            <text:p>Y/N:</text:p>
          </table:table-cell>
          <table:table-cell table:style-name="ce135" table:formula="of:=[$Constants.B30]" office:value-type="string" office:string-value="Yes" calcext:value-type="string">
            <text:p>Yes</text:p>
          </table:table-cell>
          <table:table-cell table:style-name="ce135" table:formula="of:=[$Constants.C30]" office:value-type="string" office:string-value=" " calcext:value-type="string">
            <text:p><text:s/></text:p>
          </table:table-cell>
          <table:table-cell table:style-name="ce135" table:formula="of:=[$Constants.D30]" office:value-type="string" office:string-value=" " calcext:value-type="string">
            <text:p><text:s/></text:p>
          </table:table-cell>
          <table:table-cell table:style-name="ce135" table:formula="of:=[$Constants.E30]" office:value-type="string" office:string-value="Passed" calcext:value-type="string">
            <text:p>Passed</text:p>
          </table:table-cell>
          <table:table-cell table:style-name="ce135" table:formula="of:=[$Constants.F30]"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35" table:formula="of:=[$Constants.A31]" office:value-type="string" office:string-value=" " calcext:value-type="string">
            <text:p><text:s/></text:p>
          </table:table-cell>
          <table:table-cell table:style-name="ce135" table:formula="of:=[$Constants.B31]" office:value-type="string" office:string-value="No" calcext:value-type="string">
            <text:p>No</text:p>
          </table:table-cell>
          <table:table-cell table:style-name="ce135" table:formula="of:=[$Constants.C31]" office:value-type="string" office:string-value=" " calcext:value-type="string">
            <text:p><text:s/></text:p>
          </table:table-cell>
          <table:table-cell table:style-name="ce135" table:formula="of:=[$Constants.D31]" office:value-type="string" office:string-value=" " calcext:value-type="string">
            <text:p><text:s/></text:p>
          </table:table-cell>
          <table:table-cell table:style-name="ce135" table:formula="of:=[$Constants.E31]" office:value-type="string" office:string-value="Passed with issues" calcext:value-type="string">
            <text:p>Passed with issues</text:p>
          </table:table-cell>
          <table:table-cell table:style-name="ce135" table:formula="of:=[$Constants.F31]" office:value-type="float" office:value="0" calcext:value-type="float">
            <text:p>0</text:p>
          </table:table-cell>
          <table:table-cell table:style-name="ce45"/>
          <table:table-cell table:style-name="ce44"/>
          <table:table-cell table:number-columns-repeated="1016"/>
        </table:table-row>
        <table:table-row table:style-name="ro2" table:visibility="collapse">
          <table:table-cell table:style-name="ce135" table:formula="of:=[$Constants.A32]" office:value-type="string" office:string-value="Proxy Types:" calcext:value-type="string">
            <text:p>Proxy Types:</text:p>
          </table:table-cell>
          <table:table-cell table:style-name="ce135" table:formula="of:=[$Constants.B32]" office:value-type="string" office:string-value="-" calcext:value-type="string">
            <text:p>-</text:p>
          </table:table-cell>
          <table:table-cell table:style-name="ce135" table:formula="of:=[$Constants.C32]" office:value-type="string" office:string-value=" " calcext:value-type="string">
            <text:p><text:s/></text:p>
          </table:table-cell>
          <table:table-cell table:style-name="ce135" table:formula="of:=[$Constants.D32]" office:value-type="string" office:string-value=" " calcext:value-type="string">
            <text:p><text:s/></text:p>
          </table:table-cell>
          <table:table-cell table:style-name="ce135" table:formula="of:=[$Constants.E32]" office:value-type="string" office:string-value="Failed" calcext:value-type="string">
            <text:p>Failed</text:p>
          </table:table-cell>
          <table:table-cell table:style-name="ce135"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3]" office:value-type="string" office:string-value=" " calcext:value-type="string">
            <text:p><text:s/></text:p>
          </table:table-cell>
          <table:table-cell table:style-name="ce135" table:formula="of:=[$Constants.B33]" office:value-type="string" office:string-value="Calculation" calcext:value-type="string">
            <text:p>Calculation</text:p>
          </table:table-cell>
          <table:table-cell table:style-name="ce135" table:formula="of:=[$Constants.C33]" office:value-type="string" office:string-value=" " calcext:value-type="string">
            <text:p><text:s/></text:p>
          </table:table-cell>
          <table:table-cell table:style-name="ce135" table:formula="of:=[$Constants.D33]" office:value-type="string" office:string-value=" " calcext:value-type="string">
            <text:p><text:s/></text:p>
          </table:table-cell>
          <table:table-cell table:style-name="ce135" table:formula="of:=[$Constants.E33]" office:value-type="string" office:string-value="Not tested" calcext:value-type="string">
            <text:p>Not tested</text:p>
          </table:table-cell>
          <table:table-cell table:style-name="ce135"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4]" office:value-type="string" office:string-value=" " calcext:value-type="string">
            <text:p><text:s/></text:p>
          </table:table-cell>
          <table:table-cell table:style-name="ce135" table:formula="of:=[$Constants.B34]" office:value-type="string" office:string-value="Data" calcext:value-type="string">
            <text:p>Data</text:p>
          </table:table-cell>
          <table:table-cell table:style-name="ce135" table:formula="of:=[$Constants.C34]" office:value-type="string" office:string-value=" " calcext:value-type="string">
            <text:p><text:s/></text:p>
          </table:table-cell>
          <table:table-cell table:style-name="ce135" table:formula="of:=[$Constants.D34]" office:value-type="string" office:string-value=" " calcext:value-type="string">
            <text:p><text:s/></text:p>
          </table:table-cell>
          <table:table-cell table:style-name="ce135" table:formula="of:=[$Constants.E34]" office:value-type="string" office:string-value="Not applicable" calcext:value-type="string">
            <text:p>Not applicable</text:p>
          </table:table-cell>
          <table:table-cell table:style-name="ce135"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5]" office:value-type="string" office:string-value=" " calcext:value-type="string">
            <text:p><text:s/></text:p>
          </table:table-cell>
          <table:table-cell table:style-name="ce135" table:formula="of:=[$Constants.B35]" office:value-type="string" office:string-value="I/O" calcext:value-type="string">
            <text:p>I/O</text:p>
          </table:table-cell>
          <table:table-cell table:style-name="ce135" table:formula="of:=[$Constants.C35]" office:value-type="string" office:string-value=" " calcext:value-type="string">
            <text:p><text:s/></text:p>
          </table:table-cell>
          <table:table-cell table:style-name="ce135" table:formula="of:=[$Constants.D35]" office:value-type="string" office:string-value=" " calcext:value-type="string">
            <text:p><text:s/></text:p>
          </table:table-cell>
          <table:table-cell table:style-name="ce135" table:formula="of:=[$Constants.E35]" office:value-type="string" office:string-value=" " calcext:value-type="string">
            <text:p><text:s/></text:p>
          </table:table-cell>
          <table:table-cell table:style-name="ce135"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6]" office:value-type="string" office:string-value=" " calcext:value-type="string">
            <text:p><text:s/></text:p>
          </table:table-cell>
          <table:table-cell table:style-name="ce135" table:formula="of:=[$Constants.B36]" office:value-type="string" office:string-value="Logic" calcext:value-type="string">
            <text:p>Logic</text:p>
          </table:table-cell>
          <table:table-cell table:style-name="ce135" table:formula="of:=[$Constants.C36]" office:value-type="string" office:string-value=" " calcext:value-type="string">
            <text:p><text:s/></text:p>
          </table:table-cell>
          <table:table-cell table:style-name="ce135" table:formula="of:=[$Constants.D36]" office:value-type="string" office:string-value=" " calcext:value-type="string">
            <text:p><text:s/></text:p>
          </table:table-cell>
          <table:table-cell table:style-name="ce135" table:formula="of:=[$Constants.E36]" office:value-type="string" office:string-value=" " calcext:value-type="string">
            <text:p><text:s/></text:p>
          </table:table-cell>
          <table:table-cell table:style-name="ce135"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7]" office:value-type="string" office:string-value=" " calcext:value-type="string">
            <text:p><text:s/></text:p>
          </table:table-cell>
          <table:table-cell table:style-name="ce135" table:formula="of:=[$Constants.B37]" office:value-type="string" office:string-value=" " calcext:value-type="string">
            <text:p><text:s/></text:p>
          </table:table-cell>
          <table:table-cell table:style-name="ce135" table:formula="of:=[$Constants.C37]" office:value-type="string" office:string-value=" " calcext:value-type="string">
            <text:p><text:s/></text:p>
          </table:table-cell>
          <table:table-cell table:style-name="ce135" table:formula="of:=[$Constants.D37]" office:value-type="string" office:string-value=" " calcext:value-type="string">
            <text:p><text:s/></text:p>
          </table:table-cell>
          <table:table-cell table:style-name="ce135" table:formula="of:=[$Constants.E37]" office:value-type="string" office:string-value=" " calcext:value-type="string">
            <text:p><text:s/></text:p>
          </table:table-cell>
          <table:table-cell table:style-name="ce135"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8]" office:value-type="string" office:string-value="Sizes:" calcext:value-type="string">
            <text:p>Sizes:</text:p>
          </table:table-cell>
          <table:table-cell table:style-name="ce135" table:formula="of:=[$Constants.B38]" office:value-type="string" office:string-value="VS" calcext:value-type="string">
            <text:p>VS</text:p>
          </table:table-cell>
          <table:table-cell table:style-name="ce135" table:formula="of:=[$Constants.C38]" office:value-type="string" office:string-value="S" calcext:value-type="string">
            <text:p>S</text:p>
          </table:table-cell>
          <table:table-cell table:style-name="ce135" table:formula="of:=[$Constants.D38]" office:value-type="string" office:string-value="M" calcext:value-type="string">
            <text:p>M</text:p>
          </table:table-cell>
          <table:table-cell table:style-name="ce135" table:formula="of:=[$Constants.E38]" office:value-type="string" office:string-value="L" calcext:value-type="string">
            <text:p>L</text:p>
          </table:table-cell>
          <table:table-cell table:style-name="ce135"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35" table:formula="of:=[$Constants.A39]" office:value-type="string" office:string-value="upper" calcext:value-type="string">
            <text:p>upper</text:p>
          </table:table-cell>
          <table:table-cell table:style-name="ce135" table:formula="of:=[$Constants.B39]" office:value-type="float" office:value="-1.5" calcext:value-type="float">
            <text:p>-1.5</text:p>
          </table:table-cell>
          <table:table-cell table:style-name="ce135" table:formula="of:=[$Constants.C39]" office:value-type="float" office:value="-0.5" calcext:value-type="float">
            <text:p>-0.5</text:p>
          </table:table-cell>
          <table:table-cell table:style-name="ce135" table:formula="of:=[$Constants.D39]" office:value-type="float" office:value="0.5" calcext:value-type="float">
            <text:p>0.5</text:p>
          </table:table-cell>
          <table:table-cell table:style-name="ce135" table:formula="of:=[$Constants.E39]" office:value-type="float" office:value="1.5" calcext:value-type="float">
            <text:p>1.5</text:p>
          </table:table-cell>
          <table:table-cell table:style-name="ce135"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35" table:formula="of:=[$Constants.A40]" office:value-type="string" office:string-value="mid" calcext:value-type="string">
            <text:p>mid</text:p>
          </table:table-cell>
          <table:table-cell table:style-name="ce135" table:formula="of:=[$Constants.B40]" office:value-type="float" office:value="-2" calcext:value-type="float">
            <text:p>-2</text:p>
          </table:table-cell>
          <table:table-cell table:style-name="ce135" table:formula="of:=[$Constants.C40]" office:value-type="float" office:value="-1" calcext:value-type="float">
            <text:p>-1</text:p>
          </table:table-cell>
          <table:table-cell table:style-name="ce135" table:formula="of:=[$Constants.D40]" office:value-type="float" office:value="0" calcext:value-type="float">
            <text:p>0</text:p>
          </table:table-cell>
          <table:table-cell table:style-name="ce135" table:formula="of:=[$Constants.E40]" office:value-type="float" office:value="1" calcext:value-type="float">
            <text:p>1</text:p>
          </table:table-cell>
          <table:table-cell table:style-name="ce135"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35" table:formula="of:=[$Constants.A41]" office:value-type="string" office:string-value="lower" calcext:value-type="string">
            <text:p>lower</text:p>
          </table:table-cell>
          <table:table-cell table:style-name="ce135" table:formula="of:=[$Constants.B41]" office:value-type="float" office:value="0" calcext:value-type="float">
            <text:p>0</text:p>
          </table:table-cell>
          <table:table-cell table:style-name="ce135" table:formula="of:=[$Constants.C41]" office:value-type="float" office:value="-1.5" calcext:value-type="float">
            <text:p>-1.5</text:p>
          </table:table-cell>
          <table:table-cell table:style-name="ce135" table:formula="of:=[$Constants.D41]" office:value-type="float" office:value="-0.5" calcext:value-type="float">
            <text:p>-0.5</text:p>
          </table:table-cell>
          <table:table-cell table:style-name="ce135" table:formula="of:=[$Constants.E41]" office:value-type="float" office:value="0.5" calcext:value-type="float">
            <text:p>0.5</text:p>
          </table:table-cell>
          <table:table-cell table:style-name="ce13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35" table:formula="of:=[$Constants.A42]" office:value-type="string" office:string-value=" " calcext:value-type="string">
            <text:p><text:s/></text:p>
          </table:table-cell>
          <table:table-cell table:style-name="ce135" table:formula="of:=[$Constants.B42]" office:value-type="float" office:value="0" calcext:value-type="float">
            <text:p>0</text:p>
          </table:table-cell>
          <table:table-cell table:style-name="ce135" table:formula="of:=[$Constants.C42]" office:value-type="float" office:value="0" calcext:value-type="float">
            <text:p>0</text:p>
          </table:table-cell>
          <table:table-cell table:style-name="ce135" table:formula="of:=[$Constants.D42]" office:value-type="float" office:value="0" calcext:value-type="float">
            <text:p>0</text:p>
          </table:table-cell>
          <table:table-cell table:style-name="ce135" table:formula="of:=[$Constants.E42]" office:value-type="float" office:value="0" calcext:value-type="float">
            <text:p>0</text:p>
          </table:table-cell>
          <table:table-cell table:style-name="ce135" table:formula="of:=[$Constants.F42]"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35" table:formula="of:=[$Constants.A43]" office:value-type="string" office:string-value=" " calcext:value-type="string">
            <text:p><text:s/></text:p>
          </table:table-cell>
          <table:table-cell table:style-name="ce135" table:formula="of:=[$Constants.B43]" office:value-type="string" office:string-value=" " calcext:value-type="string">
            <text:p><text:s/></text:p>
          </table:table-cell>
          <table:table-cell table:style-name="ce135" table:formula="of:=[$Constants.C43]" office:value-type="string" office:string-value=" " calcext:value-type="string">
            <text:p><text:s/></text:p>
          </table:table-cell>
          <table:table-cell table:style-name="ce135" table:formula="of:=[$Constants.D43]" office:value-type="string" office:string-value=" " calcext:value-type="string">
            <text:p><text:s/></text:p>
          </table:table-cell>
          <table:table-cell table:style-name="ce135" table:formula="of:=[$Constants.E43]" office:value-type="string" office:string-value=" " calcext:value-type="string">
            <text:p><text:s/></text:p>
          </table:table-cell>
          <table:table-cell table:style-name="ce135" table:formula="of:=[$Constants.F43]" office:value-type="string" office:string-value=" " calcext:value-type="string">
            <text:p><text:s/></text:p>
          </table:table-cell>
          <table:table-cell table:style-name="ce47" table:number-columns-repeated="5"/>
          <table:table-cell table:style-name="ce54" table:number-columns-repeated="1013"/>
        </table:table-row>
        <table:table-row table:style-name="ro39" table:visibility="collapse">
          <table:table-cell table:style-name="ce135" table:formula="of:=[$Constants.A44]" office:value-type="string" office:string-value="&lt;-- Mandatory" calcext:value-type="string">
            <text:p>&lt;-- Mandatory</text:p>
          </table:table-cell>
          <table:table-cell table:style-name="ce135" table:formula="of:=[$Constants.B44]" office:value-type="string" office:string-value=" " calcext:value-type="string">
            <text:p><text:s/></text:p>
          </table:table-cell>
          <table:table-cell table:style-name="ce135" table:formula="of:=[$Constants.C44]" office:value-type="string" office:string-value="✔" calcext:value-type="string">
            <text:p>✔</text:p>
          </table:table-cell>
          <table:table-cell table:style-name="ce135" table:formula="of:=[$Constants.D44]" office:value-type="string" office:string-value=" " calcext:value-type="string">
            <text:p><text:s/></text:p>
          </table:table-cell>
          <table:table-cell table:style-name="ce135" table:formula="of:=[$Constants.E44]" office:value-type="string" office:string-value=" " calcext:value-type="string">
            <text:p><text:s/></text:p>
          </table:table-cell>
          <table:table-cell table:style-name="ce135" table:formula="of:=[$Constants.F44]" office:value-type="string" office:string-value=" " calcext:value-type="string">
            <text:p><text:s/></text:p>
          </table:table-cell>
          <table:table-cell table:number-columns-repeated="1018"/>
        </table:table-row>
        <table:table-row table:style-name="ro1">
          <table:table-cell table:style-name="ce109" office:value-type="string" calcext:value-type="string" table:number-columns-spanned="3" table:number-rows-spanned="1">
            <text:p>Time Recording Log</text:p>
          </table:table-cell>
          <table:covered-table-cell table:number-columns-repeated="2" table:style-name="ce109"/>
          <table:table-cell table:style-name="ce112" table:number-columns-repeated="4"/>
          <table:table-cell table:style-name="ce354"/>
          <table:table-cell table:number-columns-repeated="1016"/>
        </table:table-row>
        <table:table-row table:style-name="ro22">
          <table:table-cell table:style-name="ce206" office:value-type="string" calcext:value-type="string" table:number-columns-spanned="8" table:number-rows-spanned="1">
            <text:p>Use this worksheet to record the amount of time you spend on each activity. <text:s/>Use the "sandbox" activity to record time spent experimenting with the assignment requirements..</text:p>
          </table:table-cell>
          <table:covered-table-cell table:number-columns-repeated="7" table:style-name="ce206"/>
          <table:table-cell table:style-name="ce284" table:number-columns-repeated="2"/>
          <table:table-cell table:number-columns-repeated="1014"/>
        </table:table-row>
        <table:table-row table:style-name="ro2">
          <table:table-cell table:style-name="ce276" office:value-type="string" calcext:value-type="string">
            <text:p>Date</text:p>
          </table:table-cell>
          <table:table-cell table:style-name="ce276" office:value-type="string" calcext:value-type="string">
            <text:p>Start Time</text:p>
          </table:table-cell>
          <table:table-cell table:style-name="ce276" office:value-type="string" calcext:value-type="string">
            <text:p>Stop Time</text:p>
          </table:table-cell>
          <table:table-cell table:style-name="ce276" office:value-type="string" calcext:value-type="string">
            <text:p>Interrupt</text:p>
          </table:table-cell>
          <table:table-cell table:style-name="ce276" office:value-type="string" calcext:value-type="string">
            <text:p>Delta</text:p>
          </table:table-cell>
          <table:table-cell table:style-name="ce276" office:value-type="string" calcext:value-type="string">
            <text:p>Activity</text:p>
          </table:table-cell>
          <table:table-cell table:style-name="ce276" office:value-type="string" calcext:value-type="string">
            <text:p>Iteration</text:p>
          </table:table-cell>
          <table:table-cell table:style-name="ce138" office:value-type="string" calcext:value-type="string">
            <text:p>Comments</text:p>
          </table:table-cell>
          <table:table-cell table:number-columns-repeated="1016"/>
        </table:table-row>
        <table:table-row table:style-name="ro40">
          <table:table-cell table:style-name="ce342" table:content-validation-name="val18" office:value-type="date" office:date-value="2017-02-03" calcext:value-type="date">
            <text:p>2/3/2017</text:p>
          </table:table-cell>
          <table:table-cell table:style-name="ce352" table:content-validation-name="val19" office:value-type="time" office:time-value="PT08H00M00S" calcext:value-type="time">
            <text:p>8:00 AM</text:p>
          </table:table-cell>
          <table:table-cell table:style-name="ce352" table:content-validation-name="val19" office:value-type="time" office:time-value="PT08H30M00S" calcext:value-type="time">
            <text:p>8:30 AM</text:p>
          </table:table-cell>
          <table:table-cell table:style-name="ce157" table:content-validation-name="val14" office:value-type="float" office:value="5" calcext:value-type="float">
            <text:p>5</text:p>
          </table:table-cell>
          <table:table-cell table:style-name="ce353" table:formula="of:=IF(OR(ISBLANK([.B48]);ISBLANK([.C48]));&quot;&quot;;([.C48]-[.B48])*24*60-[.D48])" office:value-type="float" office:value="25.0000000000001" calcext:value-type="float">
            <text:p>25</text:p>
          </table:table-cell>
          <table:table-cell table:style-name="ce344" table:content-validation-name="val20" office:value-type="string" calcext:value-type="string">
            <text:p>Project planning</text:p>
          </table:table-cell>
          <table:table-cell table:style-name="ce227" table:content-validation-name="val21"/>
          <table:table-cell table:style-name="ce201"/>
          <table:table-cell table:formula="of:=IF([.E48]&lt;0;&quot;&lt;-- Invalid stop time&quot;;&quot;&quot;)">
            <text:p/>
          </table:table-cell>
          <table:table-cell table:number-columns-repeated="1015"/>
        </table:table-row>
        <table:table-row table:style-name="ro40">
          <table:table-cell table:style-name="ce342" table:content-validation-name="val18" office:value-type="date" office:date-value="2017-02-12" calcext:value-type="date">
            <text:p>2/12/2017</text:p>
          </table:table-cell>
          <table:table-cell table:style-name="ce352" table:content-validation-name="val19" office:value-type="time" office:time-value="PT40H00M00S" calcext:value-type="time">
            <text:p>4:00 PM</text:p>
          </table:table-cell>
          <table:table-cell table:style-name="ce352" table:content-validation-name="val19" office:value-type="time" office:time-value="PT41H00M00S" calcext:value-type="time">
            <text:p>5:00 PM</text:p>
          </table:table-cell>
          <table:table-cell table:style-name="ce157" table:content-validation-name="val14" office:value-type="float" office:value="5" calcext:value-type="float">
            <text:p>5</text:p>
          </table:table-cell>
          <table:table-cell table:style-name="ce353" table:formula="of:=IF(OR(ISBLANK([.B49]);ISBLANK([.C49]));&quot;&quot;;([.C49]-[.B49])*24*60-[.D49])" office:value-type="float" office:value="55.0000000000004" calcext:value-type="float">
            <text:p>5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49]&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19H00M00S" calcext:value-type="time">
            <text:p>7:00 PM</text:p>
          </table:table-cell>
          <table:table-cell table:style-name="ce352" table:content-validation-name="val19" office:value-type="time" office:time-value="PT20H00M00S" calcext:value-type="time">
            <text:p>8:00 PM</text:p>
          </table:table-cell>
          <table:table-cell table:style-name="ce157" table:content-validation-name="val14" office:value-type="float" office:value="20" calcext:value-type="float">
            <text:p>20</text:p>
          </table:table-cell>
          <table:table-cell table:style-name="ce353" table:formula="of:=IF(OR(ISBLANK([.B50]);ISBLANK([.C50]));&quot;&quot;;([.C50]-[.B50])*24*60-[.D50])" office:value-type="float" office:value="40.0000000000001" calcext:value-type="float">
            <text:p>40</text:p>
          </table:table-cell>
          <table:table-cell table:style-name="ce344" table:content-validation-name="val20" office:value-type="string" calcext:value-type="string">
            <text:p>Architecture</text:p>
          </table:table-cell>
          <table:table-cell table:style-name="ce227" table:content-validation-name="val21"/>
          <table:table-cell table:style-name="ce201"/>
          <table:table-cell table:formula="of:=IF([.E50]&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0H00M00S" calcext:value-type="time">
            <text:p>8:00 PM</text:p>
          </table:table-cell>
          <table:table-cell table:style-name="ce352" table:content-validation-name="val19" office:value-type="time" office:time-value="PT20H30M00S" calcext:value-type="time">
            <text:p>8:30 PM</text:p>
          </table:table-cell>
          <table:table-cell table:style-name="ce157" table:content-validation-name="val14" office:value-type="float" office:value="5" calcext:value-type="float">
            <text:p>5</text:p>
          </table:table-cell>
          <table:table-cell table:style-name="ce353" table:formula="of:=IF(OR(ISBLANK([.B51]);ISBLANK([.C51]));&quot;&quot;;([.C51]-[.B51])*24*60-[.D51])" office:value-type="float" office:value="24.9999999999999" calcext:value-type="float">
            <text:p>2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51]&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0H30M00S" calcext:value-type="time">
            <text:p>8:30 PM</text:p>
          </table:table-cell>
          <table:table-cell table:style-name="ce352" table:content-validation-name="val19" office:value-type="time" office:time-value="PT21H15M00S" calcext:value-type="time">
            <text:p>9:15 PM</text:p>
          </table:table-cell>
          <table:table-cell table:style-name="ce157" table:content-validation-name="val14"/>
          <table:table-cell table:style-name="ce353" table:formula="of:=IF(OR(ISBLANK([.B52]);ISBLANK([.C52]));&quot;&quot;;([.C52]-[.B52])*24*60-[.D52])" office:value-type="float" office:value="45" calcext:value-type="float">
            <text:p>45</text:p>
          </table:table-cell>
          <table:table-cell table:style-name="ce344" table:content-validation-name="val20" office:value-type="string" calcext:value-type="string">
            <text:p>Integration test</text:p>
          </table:table-cell>
          <table:table-cell table:style-name="ce227" table:content-validation-name="val21"/>
          <table:table-cell table:style-name="ce201"/>
          <table:table-cell table:formula="of:=IF([.E52]&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1H30M00S" calcext:value-type="time">
            <text:p>9:30 PM</text:p>
          </table:table-cell>
          <table:table-cell table:style-name="ce352" table:content-validation-name="val19" office:value-type="time" office:time-value="PT22H45M00S" calcext:value-type="time">
            <text:p>10:45 PM</text:p>
          </table:table-cell>
          <table:table-cell table:style-name="ce157" table:content-validation-name="val14"/>
          <table:table-cell table:style-name="ce353" table:formula="of:=IF(OR(ISBLANK([.B53]);ISBLANK([.C53]));&quot;&quot;;([.C53]-[.B53])*24*60-[.D53])" office:value-type="float" office:value="74.9999999999999" calcext:value-type="float">
            <text:p>7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53]&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2H45M00S" calcext:value-type="time">
            <text:p>10:45 PM</text:p>
          </table:table-cell>
          <table:table-cell table:style-name="ce352" table:content-validation-name="val19" office:value-type="time" office:time-value="PT23H15M00S" calcext:value-type="time">
            <text:p>11:15 PM</text:p>
          </table:table-cell>
          <table:table-cell table:style-name="ce157" table:content-validation-name="val14"/>
          <table:table-cell table:style-name="ce353" table:formula="of:=IF(OR(ISBLANK([.B54]);ISBLANK([.C54]));&quot;&quot;;([.C54]-[.B54])*24*60-[.D54])" office:value-type="float" office:value="30.0000000000001" calcext:value-type="float">
            <text:p>30</text:p>
          </table:table-cell>
          <table:table-cell table:style-name="ce344" table:content-validation-name="val20" office:value-type="string" calcext:value-type="string">
            <text:p>Refactoring</text:p>
          </table:table-cell>
          <table:table-cell table:style-name="ce227" table:content-validation-name="val21"/>
          <table:table-cell table:style-name="ce201"/>
          <table:table-cell table:formula="of:=IF([.E54]&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3H30M00S" calcext:value-type="time">
            <text:p>11:30 PM</text:p>
          </table:table-cell>
          <table:table-cell table:style-name="ce352" table:content-validation-name="val19" office:value-type="time" office:time-value="PT23H59M00S" calcext:value-type="time">
            <text:p>11:59 PM</text:p>
          </table:table-cell>
          <table:table-cell table:style-name="ce157" table:content-validation-name="val14"/>
          <table:table-cell table:style-name="ce353" table:formula="of:=IF(OR(ISBLANK([.B55]);ISBLANK([.C55]));&quot;&quot;;([.C55]-[.B55])*24*60-[.D55])" office:value-type="float" office:value="29.0000000000001" calcext:value-type="float">
            <text:p>29</text:p>
          </table:table-cell>
          <table:table-cell table:style-name="ce344" table:content-validation-name="val20" office:value-type="string" calcext:value-type="string">
            <text:p>Integration test</text:p>
          </table:table-cell>
          <table:table-cell table:style-name="ce227" table:content-validation-name="val21"/>
          <table:table-cell table:style-name="ce201"/>
          <table:table-cell table:formula="of:=IF([.E55]&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00H00M00S" calcext:value-type="time">
            <text:p>12:00 AM</text:p>
          </table:table-cell>
          <table:table-cell table:style-name="ce352" table:content-validation-name="val19" office:value-type="time" office:time-value="PT00H25M00S" calcext:value-type="time">
            <text:p>12:25 AM</text:p>
          </table:table-cell>
          <table:table-cell table:style-name="ce157" table:content-validation-name="val14"/>
          <table:table-cell table:style-name="ce353" table:formula="of:=IF(OR(ISBLANK([.B56]);ISBLANK([.C56]));&quot;&quot;;([.C56]-[.B56])*24*60-[.D56])" office:value-type="float" office:value="25" calcext:value-type="float">
            <text:p>25</text:p>
          </table:table-cell>
          <table:table-cell table:style-name="ce344" table:content-validation-name="val20" office:value-type="string" calcext:value-type="string">
            <text:p>Analysis</text:p>
          </table:table-cell>
          <table:table-cell table:style-name="ce227" table:content-validation-name="val21"/>
          <table:table-cell table:style-name="ce201"/>
          <table:table-cell table:formula="of:=IF([.E56]&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16H30M00S" calcext:value-type="time">
            <text:p>4:30 PM</text:p>
          </table:table-cell>
          <table:table-cell table:style-name="ce352" table:content-validation-name="val19" office:value-type="time" office:time-value="PT17H15M00S" calcext:value-type="time">
            <text:p>5:15 PM</text:p>
          </table:table-cell>
          <table:table-cell table:style-name="ce157" table:content-validation-name="val14" office:value-type="float" office:value="5" calcext:value-type="float">
            <text:p>5</text:p>
          </table:table-cell>
          <table:table-cell table:style-name="ce353" table:formula="of:=IF(OR(ISBLANK([.B57]);ISBLANK([.C57]));&quot;&quot;;([.C57]-[.B57])*24*60-[.D57])" office:value-type="float" office:value="40" calcext:value-type="float">
            <text:p>40</text:p>
          </table:table-cell>
          <table:table-cell table:style-name="ce344" table:content-validation-name="val20" office:value-type="string" calcext:value-type="string">
            <text:p>Architecture</text:p>
          </table:table-cell>
          <table:table-cell table:style-name="ce227" table:content-validation-name="val21"/>
          <table:table-cell table:style-name="ce201"/>
          <table:table-cell table:formula="of:=IF([.E57]&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19H15M00S" calcext:value-type="time">
            <text:p>7:15 PM</text:p>
          </table:table-cell>
          <table:table-cell table:style-name="ce352" table:content-validation-name="val19" office:value-type="time" office:time-value="PT19H30M00S" calcext:value-type="time">
            <text:p>7:30 PM</text:p>
          </table:table-cell>
          <table:table-cell table:style-name="ce157" table:content-validation-name="val14"/>
          <table:table-cell table:style-name="ce353" table:formula="of:=IF(OR(ISBLANK([.B58]);ISBLANK([.C58]));&quot;&quot;;([.C58]-[.B58])*24*60-[.D58])" office:value-type="float" office:value="14.9999999999999" calcext:value-type="float">
            <text:p>1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58]&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19H30M00S" calcext:value-type="time">
            <text:p>7:30 PM</text:p>
          </table:table-cell>
          <table:table-cell table:style-name="ce352" table:content-validation-name="val19" office:value-type="time" office:time-value="PT21H00M00S" calcext:value-type="time">
            <text:p>9:00 PM</text:p>
          </table:table-cell>
          <table:table-cell table:style-name="ce157" table:content-validation-name="val14"/>
          <table:table-cell table:style-name="ce353" table:formula="of:=IF(OR(ISBLANK([.B59]);ISBLANK([.C59]));&quot;&quot;;([.C59]-[.B59])*24*60-[.D59])" office:value-type="float" office:value="90" calcext:value-type="float">
            <text:p>90</text:p>
          </table:table-cell>
          <table:table-cell table:style-name="ce344" table:content-validation-name="val20" office:value-type="string" calcext:value-type="string">
            <text:p>Integration test</text:p>
          </table:table-cell>
          <table:table-cell table:style-name="ce227" table:content-validation-name="val21"/>
          <table:table-cell table:style-name="ce201"/>
          <table:table-cell table:formula="of:=IF([.E59]&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21H00M00S" calcext:value-type="time">
            <text:p>9:00 PM</text:p>
          </table:table-cell>
          <table:table-cell table:style-name="ce352" table:content-validation-name="val19" office:value-type="time" office:time-value="PT21H45M00S" calcext:value-type="time">
            <text:p>9:45 PM</text:p>
          </table:table-cell>
          <table:table-cell table:style-name="ce157" table:content-validation-name="val14"/>
          <table:table-cell table:style-name="ce353" table:formula="of:=IF(OR(ISBLANK([.B60]);ISBLANK([.C60]));&quot;&quot;;([.C60]-[.B60])*24*60-[.D60])" office:value-type="float" office:value="45" calcext:value-type="float">
            <text:p>45</text:p>
          </table:table-cell>
          <table:table-cell table:style-name="ce344" table:content-validation-name="val20" office:value-type="string" calcext:value-type="string">
            <text:p>Postmortem</text:p>
          </table:table-cell>
          <table:table-cell table:style-name="ce227" table:content-validation-name="val21"/>
          <table:table-cell table:style-name="ce201"/>
          <table:table-cell table:formula="of:=IF([.E6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1]);ISBLANK([.C61]));&quot;&quot;;([.C61]-[.B61])*24*60-[.D61])">
            <text:p/>
          </table:table-cell>
          <table:table-cell table:style-name="ce344" table:content-validation-name="val20"/>
          <table:table-cell table:style-name="ce227" table:content-validation-name="val21"/>
          <table:table-cell table:style-name="ce201"/>
          <table:table-cell table:formula="of:=IF([.E6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2]);ISBLANK([.C62]));&quot;&quot;;([.C62]-[.B62])*24*60-[.D62])">
            <text:p/>
          </table:table-cell>
          <table:table-cell table:style-name="ce344" table:content-validation-name="val20"/>
          <table:table-cell table:style-name="ce227" table:content-validation-name="val21"/>
          <table:table-cell table:style-name="ce201"/>
          <table:table-cell table:formula="of:=IF([.E6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3]);ISBLANK([.C63]));&quot;&quot;;([.C63]-[.B63])*24*60-[.D63])">
            <text:p/>
          </table:table-cell>
          <table:table-cell table:style-name="ce344" table:content-validation-name="val20"/>
          <table:table-cell table:style-name="ce227" table:content-validation-name="val21"/>
          <table:table-cell table:style-name="ce201"/>
          <table:table-cell table:formula="of:=IF([.E6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4]);ISBLANK([.C64]));&quot;&quot;;([.C64]-[.B64])*24*60-[.D64])">
            <text:p/>
          </table:table-cell>
          <table:table-cell table:style-name="ce344" table:content-validation-name="val20"/>
          <table:table-cell table:style-name="ce227" table:content-validation-name="val21"/>
          <table:table-cell table:style-name="ce201"/>
          <table:table-cell table:formula="of:=IF([.E6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5]);ISBLANK([.C65]));&quot;&quot;;([.C65]-[.B65])*24*60-[.D65])">
            <text:p/>
          </table:table-cell>
          <table:table-cell table:style-name="ce344" table:content-validation-name="val20"/>
          <table:table-cell table:style-name="ce227" table:content-validation-name="val21"/>
          <table:table-cell table:style-name="ce201"/>
          <table:table-cell table:formula="of:=IF([.E6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6]);ISBLANK([.C66]));&quot;&quot;;([.C66]-[.B66])*24*60-[.D66])">
            <text:p/>
          </table:table-cell>
          <table:table-cell table:style-name="ce344" table:content-validation-name="val20"/>
          <table:table-cell table:style-name="ce227" table:content-validation-name="val21"/>
          <table:table-cell table:style-name="ce201"/>
          <table:table-cell table:formula="of:=IF([.E6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7]);ISBLANK([.C67]));&quot;&quot;;([.C67]-[.B67])*24*60-[.D67])">
            <text:p/>
          </table:table-cell>
          <table:table-cell table:style-name="ce344" table:content-validation-name="val20"/>
          <table:table-cell table:style-name="ce227" table:content-validation-name="val21"/>
          <table:table-cell table:style-name="ce201"/>
          <table:table-cell table:formula="of:=IF([.E6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8]);ISBLANK([.C68]));&quot;&quot;;([.C68]-[.B68])*24*60-[.D68])">
            <text:p/>
          </table:table-cell>
          <table:table-cell table:style-name="ce344" table:content-validation-name="val20"/>
          <table:table-cell table:style-name="ce227" table:content-validation-name="val21"/>
          <table:table-cell table:style-name="ce201"/>
          <table:table-cell table:formula="of:=IF([.E6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9]);ISBLANK([.C69]));&quot;&quot;;([.C69]-[.B69])*24*60-[.D69])">
            <text:p/>
          </table:table-cell>
          <table:table-cell table:style-name="ce344" table:content-validation-name="val20"/>
          <table:table-cell table:style-name="ce227" table:content-validation-name="val21"/>
          <table:table-cell table:style-name="ce201"/>
          <table:table-cell table:formula="of:=IF([.E6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0]);ISBLANK([.C70]));&quot;&quot;;([.C70]-[.B70])*24*60-[.D70])">
            <text:p/>
          </table:table-cell>
          <table:table-cell table:style-name="ce344" table:content-validation-name="val20"/>
          <table:table-cell table:style-name="ce227" table:content-validation-name="val21"/>
          <table:table-cell table:style-name="ce201"/>
          <table:table-cell table:formula="of:=IF([.E7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1]);ISBLANK([.C71]));&quot;&quot;;([.C71]-[.B71])*24*60-[.D71])">
            <text:p/>
          </table:table-cell>
          <table:table-cell table:style-name="ce344" table:content-validation-name="val20"/>
          <table:table-cell table:style-name="ce227" table:content-validation-name="val21"/>
          <table:table-cell table:style-name="ce201"/>
          <table:table-cell table:formula="of:=IF([.E7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2]);ISBLANK([.C72]));&quot;&quot;;([.C72]-[.B72])*24*60-[.D72])">
            <text:p/>
          </table:table-cell>
          <table:table-cell table:style-name="ce344" table:content-validation-name="val20"/>
          <table:table-cell table:style-name="ce227" table:content-validation-name="val21"/>
          <table:table-cell table:style-name="ce201"/>
          <table:table-cell table:formula="of:=IF([.E7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3]);ISBLANK([.C73]));&quot;&quot;;([.C73]-[.B73])*24*60-[.D73])">
            <text:p/>
          </table:table-cell>
          <table:table-cell table:style-name="ce344" table:content-validation-name="val20"/>
          <table:table-cell table:style-name="ce227" table:content-validation-name="val21"/>
          <table:table-cell table:style-name="ce201"/>
          <table:table-cell table:formula="of:=IF([.E7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4]);ISBLANK([.C74]));&quot;&quot;;([.C74]-[.B74])*24*60-[.D74])">
            <text:p/>
          </table:table-cell>
          <table:table-cell table:style-name="ce344" table:content-validation-name="val20"/>
          <table:table-cell table:style-name="ce227" table:content-validation-name="val21"/>
          <table:table-cell table:style-name="ce201"/>
          <table:table-cell table:formula="of:=IF([.E7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5]);ISBLANK([.C75]));&quot;&quot;;([.C75]-[.B75])*24*60-[.D75])">
            <text:p/>
          </table:table-cell>
          <table:table-cell table:style-name="ce344" table:content-validation-name="val20"/>
          <table:table-cell table:style-name="ce227" table:content-validation-name="val21"/>
          <table:table-cell table:style-name="ce201"/>
          <table:table-cell table:formula="of:=IF([.E7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6]);ISBLANK([.C76]));&quot;&quot;;([.C76]-[.B76])*24*60-[.D76])">
            <text:p/>
          </table:table-cell>
          <table:table-cell table:style-name="ce344" table:content-validation-name="val20"/>
          <table:table-cell table:style-name="ce227" table:content-validation-name="val21"/>
          <table:table-cell table:style-name="ce201"/>
          <table:table-cell table:formula="of:=IF([.E7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7]);ISBLANK([.C77]));&quot;&quot;;([.C77]-[.B77])*24*60-[.D77])">
            <text:p/>
          </table:table-cell>
          <table:table-cell table:style-name="ce344" table:content-validation-name="val20"/>
          <table:table-cell table:style-name="ce227" table:content-validation-name="val21"/>
          <table:table-cell table:style-name="ce201"/>
          <table:table-cell table:formula="of:=IF([.E7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8]);ISBLANK([.C78]));&quot;&quot;;([.C78]-[.B78])*24*60-[.D78])">
            <text:p/>
          </table:table-cell>
          <table:table-cell table:style-name="ce344" table:content-validation-name="val20"/>
          <table:table-cell table:style-name="ce227" table:content-validation-name="val21"/>
          <table:table-cell table:style-name="ce201"/>
          <table:table-cell table:formula="of:=IF([.E7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9]);ISBLANK([.C79]));&quot;&quot;;([.C79]-[.B79])*24*60-[.D79])">
            <text:p/>
          </table:table-cell>
          <table:table-cell table:style-name="ce344" table:content-validation-name="val20"/>
          <table:table-cell table:style-name="ce227" table:content-validation-name="val21"/>
          <table:table-cell table:style-name="ce201"/>
          <table:table-cell table:formula="of:=IF([.E7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0]);ISBLANK([.C80]));&quot;&quot;;([.C80]-[.B80])*24*60-[.D80])">
            <text:p/>
          </table:table-cell>
          <table:table-cell table:style-name="ce344" table:content-validation-name="val20"/>
          <table:table-cell table:style-name="ce227" table:content-validation-name="val21"/>
          <table:table-cell table:style-name="ce201"/>
          <table:table-cell table:formula="of:=IF([.E8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1]);ISBLANK([.C81]));&quot;&quot;;([.C81]-[.B81])*24*60-[.D81])">
            <text:p/>
          </table:table-cell>
          <table:table-cell table:style-name="ce344" table:content-validation-name="val20"/>
          <table:table-cell table:style-name="ce227" table:content-validation-name="val21"/>
          <table:table-cell table:style-name="ce201"/>
          <table:table-cell table:formula="of:=IF([.E8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2]);ISBLANK([.C82]));&quot;&quot;;([.C82]-[.B82])*24*60-[.D82])">
            <text:p/>
          </table:table-cell>
          <table:table-cell table:style-name="ce344" table:content-validation-name="val20"/>
          <table:table-cell table:style-name="ce227" table:content-validation-name="val21"/>
          <table:table-cell table:style-name="ce201"/>
          <table:table-cell table:formula="of:=IF([.E8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3]);ISBLANK([.C83]));&quot;&quot;;([.C83]-[.B83])*24*60-[.D83])">
            <text:p/>
          </table:table-cell>
          <table:table-cell table:style-name="ce344" table:content-validation-name="val20"/>
          <table:table-cell table:style-name="ce227" table:content-validation-name="val21"/>
          <table:table-cell table:style-name="ce201"/>
          <table:table-cell table:formula="of:=IF([.E8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4]);ISBLANK([.C84]));&quot;&quot;;([.C84]-[.B84])*24*60-[.D84])">
            <text:p/>
          </table:table-cell>
          <table:table-cell table:style-name="ce344" table:content-validation-name="val20"/>
          <table:table-cell table:style-name="ce227" table:content-validation-name="val21"/>
          <table:table-cell table:style-name="ce201"/>
          <table:table-cell table:formula="of:=IF([.E8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5]);ISBLANK([.C85]));&quot;&quot;;([.C85]-[.B85])*24*60-[.D85])">
            <text:p/>
          </table:table-cell>
          <table:table-cell table:style-name="ce344" table:content-validation-name="val20"/>
          <table:table-cell table:style-name="ce227" table:content-validation-name="val21"/>
          <table:table-cell table:style-name="ce201"/>
          <table:table-cell table:formula="of:=IF([.E8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6]);ISBLANK([.C86]));&quot;&quot;;([.C86]-[.B86])*24*60-[.D86])">
            <text:p/>
          </table:table-cell>
          <table:table-cell table:style-name="ce344" table:content-validation-name="val20"/>
          <table:table-cell table:style-name="ce227" table:content-validation-name="val21"/>
          <table:table-cell table:style-name="ce201"/>
          <table:table-cell table:formula="of:=IF([.E8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7]);ISBLANK([.C87]));&quot;&quot;;([.C87]-[.B87])*24*60-[.D87])">
            <text:p/>
          </table:table-cell>
          <table:table-cell table:style-name="ce344" table:content-validation-name="val20"/>
          <table:table-cell table:style-name="ce227" table:content-validation-name="val21"/>
          <table:table-cell table:style-name="ce201"/>
          <table:table-cell table:formula="of:=IF([.E8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8]);ISBLANK([.C88]));&quot;&quot;;([.C88]-[.B88])*24*60-[.D88])">
            <text:p/>
          </table:table-cell>
          <table:table-cell table:style-name="ce344" table:content-validation-name="val20"/>
          <table:table-cell table:style-name="ce227" table:content-validation-name="val21"/>
          <table:table-cell table:style-name="ce201"/>
          <table:table-cell table:formula="of:=IF([.E8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9]);ISBLANK([.C89]));&quot;&quot;;([.C89]-[.B89])*24*60-[.D89])">
            <text:p/>
          </table:table-cell>
          <table:table-cell table:style-name="ce344" table:content-validation-name="val20"/>
          <table:table-cell table:style-name="ce227" table:content-validation-name="val21"/>
          <table:table-cell table:style-name="ce201"/>
          <table:table-cell table:formula="of:=IF([.E8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0]);ISBLANK([.C90]));&quot;&quot;;([.C90]-[.B90])*24*60-[.D90])">
            <text:p/>
          </table:table-cell>
          <table:table-cell table:style-name="ce344" table:content-validation-name="val20"/>
          <table:table-cell table:style-name="ce227" table:content-validation-name="val21"/>
          <table:table-cell table:style-name="ce201"/>
          <table:table-cell table:formula="of:=IF([.E9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1]);ISBLANK([.C91]));&quot;&quot;;([.C91]-[.B91])*24*60-[.D91])">
            <text:p/>
          </table:table-cell>
          <table:table-cell table:style-name="ce344" table:content-validation-name="val20"/>
          <table:table-cell table:style-name="ce227" table:content-validation-name="val21"/>
          <table:table-cell table:style-name="ce201"/>
          <table:table-cell table:formula="of:=IF([.E9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2]);ISBLANK([.C92]));&quot;&quot;;([.C92]-[.B92])*24*60-[.D92])">
            <text:p/>
          </table:table-cell>
          <table:table-cell table:style-name="ce344" table:content-validation-name="val20"/>
          <table:table-cell table:style-name="ce227" table:content-validation-name="val21"/>
          <table:table-cell table:style-name="ce201"/>
          <table:table-cell table:formula="of:=IF([.E9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3]);ISBLANK([.C93]));&quot;&quot;;([.C93]-[.B93])*24*60-[.D93])">
            <text:p/>
          </table:table-cell>
          <table:table-cell table:style-name="ce344" table:content-validation-name="val20"/>
          <table:table-cell table:style-name="ce227" table:content-validation-name="val21"/>
          <table:table-cell table:style-name="ce201"/>
          <table:table-cell table:formula="of:=IF([.E9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4]);ISBLANK([.C94]));&quot;&quot;;([.C94]-[.B94])*24*60-[.D94])">
            <text:p/>
          </table:table-cell>
          <table:table-cell table:style-name="ce344" table:content-validation-name="val20"/>
          <table:table-cell table:style-name="ce227" table:content-validation-name="val21"/>
          <table:table-cell table:style-name="ce201"/>
          <table:table-cell table:formula="of:=IF([.E9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5]);ISBLANK([.C95]));&quot;&quot;;([.C95]-[.B95])*24*60-[.D95])">
            <text:p/>
          </table:table-cell>
          <table:table-cell table:style-name="ce344" table:content-validation-name="val20"/>
          <table:table-cell table:style-name="ce227" table:content-validation-name="val21"/>
          <table:table-cell table:style-name="ce201"/>
          <table:table-cell table:formula="of:=IF([.E9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6]);ISBLANK([.C96]));&quot;&quot;;([.C96]-[.B96])*24*60-[.D96])">
            <text:p/>
          </table:table-cell>
          <table:table-cell table:style-name="ce344" table:content-validation-name="val20"/>
          <table:table-cell table:style-name="ce227" table:content-validation-name="val21"/>
          <table:table-cell table:style-name="ce201"/>
          <table:table-cell table:formula="of:=IF([.E9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7]);ISBLANK([.C97]));&quot;&quot;;([.C97]-[.B97])*24*60-[.D97])">
            <text:p/>
          </table:table-cell>
          <table:table-cell table:style-name="ce344" table:content-validation-name="val20"/>
          <table:table-cell table:style-name="ce227" table:content-validation-name="val21"/>
          <table:table-cell table:style-name="ce201"/>
          <table:table-cell table:formula="of:=IF([.E9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8]);ISBLANK([.C98]));&quot;&quot;;([.C98]-[.B98])*24*60-[.D98])">
            <text:p/>
          </table:table-cell>
          <table:table-cell table:style-name="ce344" table:content-validation-name="val20"/>
          <table:table-cell table:style-name="ce227" table:content-validation-name="val21"/>
          <table:table-cell table:style-name="ce201"/>
          <table:table-cell table:formula="of:=IF([.E9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9]);ISBLANK([.C99]));&quot;&quot;;([.C99]-[.B99])*24*60-[.D99])">
            <text:p/>
          </table:table-cell>
          <table:table-cell table:style-name="ce344" table:content-validation-name="val20"/>
          <table:table-cell table:style-name="ce227" table:content-validation-name="val21"/>
          <table:table-cell table:style-name="ce201"/>
          <table:table-cell table:formula="of:=IF([.E9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0]);ISBLANK([.C100]));&quot;&quot;;([.C100]-[.B100])*24*60-[.D100])">
            <text:p/>
          </table:table-cell>
          <table:table-cell table:style-name="ce344" table:content-validation-name="val20"/>
          <table:table-cell table:style-name="ce227" table:content-validation-name="val21"/>
          <table:table-cell table:style-name="ce201"/>
          <table:table-cell table:formula="of:=IF([.E10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1]);ISBLANK([.C101]));&quot;&quot;;([.C101]-[.B101])*24*60-[.D101])">
            <text:p/>
          </table:table-cell>
          <table:table-cell table:style-name="ce344" table:content-validation-name="val20"/>
          <table:table-cell table:style-name="ce227" table:content-validation-name="val21"/>
          <table:table-cell table:style-name="ce201"/>
          <table:table-cell table:formula="of:=IF([.E10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2]);ISBLANK([.C102]));&quot;&quot;;([.C102]-[.B102])*24*60-[.D102])">
            <text:p/>
          </table:table-cell>
          <table:table-cell table:style-name="ce344" table:content-validation-name="val20"/>
          <table:table-cell table:style-name="ce227" table:content-validation-name="val21"/>
          <table:table-cell table:style-name="ce201"/>
          <table:table-cell table:formula="of:=IF([.E10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3]);ISBLANK([.C103]));&quot;&quot;;([.C103]-[.B103])*24*60-[.D103])">
            <text:p/>
          </table:table-cell>
          <table:table-cell table:style-name="ce344" table:content-validation-name="val20"/>
          <table:table-cell table:style-name="ce227" table:content-validation-name="val21"/>
          <table:table-cell table:style-name="ce201"/>
          <table:table-cell table:formula="of:=IF([.E10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4]);ISBLANK([.C104]));&quot;&quot;;([.C104]-[.B104])*24*60-[.D104])">
            <text:p/>
          </table:table-cell>
          <table:table-cell table:style-name="ce344" table:content-validation-name="val20"/>
          <table:table-cell table:style-name="ce227" table:content-validation-name="val21"/>
          <table:table-cell table:style-name="ce201"/>
          <table:table-cell table:formula="of:=IF([.E10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5]);ISBLANK([.C105]));&quot;&quot;;([.C105]-[.B105])*24*60-[.D105])">
            <text:p/>
          </table:table-cell>
          <table:table-cell table:style-name="ce344" table:content-validation-name="val20"/>
          <table:table-cell table:style-name="ce227" table:content-validation-name="val21"/>
          <table:table-cell table:style-name="ce201"/>
          <table:table-cell table:formula="of:=IF([.E10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6]);ISBLANK([.C106]));&quot;&quot;;([.C106]-[.B106])*24*60-[.D106])">
            <text:p/>
          </table:table-cell>
          <table:table-cell table:style-name="ce344" table:content-validation-name="val20"/>
          <table:table-cell table:style-name="ce227" table:content-validation-name="val21"/>
          <table:table-cell table:style-name="ce201"/>
          <table:table-cell table:formula="of:=IF([.E10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7]);ISBLANK([.C107]));&quot;&quot;;([.C107]-[.B107])*24*60-[.D107])">
            <text:p/>
          </table:table-cell>
          <table:table-cell table:style-name="ce344" table:content-validation-name="val20"/>
          <table:table-cell table:style-name="ce227" table:content-validation-name="val21"/>
          <table:table-cell table:style-name="ce201"/>
          <table:table-cell table:formula="of:=IF([.E10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8]);ISBLANK([.C108]));&quot;&quot;;([.C108]-[.B108])*24*60-[.D108])">
            <text:p/>
          </table:table-cell>
          <table:table-cell table:style-name="ce344" table:content-validation-name="val20"/>
          <table:table-cell table:style-name="ce227" table:content-validation-name="val21"/>
          <table:table-cell table:style-name="ce201"/>
          <table:table-cell table:formula="of:=IF([.E10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9]);ISBLANK([.C109]));&quot;&quot;;([.C109]-[.B109])*24*60-[.D109])">
            <text:p/>
          </table:table-cell>
          <table:table-cell table:style-name="ce344" table:content-validation-name="val20"/>
          <table:table-cell table:style-name="ce227" table:content-validation-name="val21"/>
          <table:table-cell table:style-name="ce201"/>
          <table:table-cell table:formula="of:=IF([.E10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0]);ISBLANK([.C110]));&quot;&quot;;([.C110]-[.B110])*24*60-[.D110])">
            <text:p/>
          </table:table-cell>
          <table:table-cell table:style-name="ce344" table:content-validation-name="val20"/>
          <table:table-cell table:style-name="ce227" table:content-validation-name="val21"/>
          <table:table-cell table:style-name="ce201"/>
          <table:table-cell table:formula="of:=IF([.E11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1]);ISBLANK([.C111]));&quot;&quot;;([.C111]-[.B111])*24*60-[.D111])">
            <text:p/>
          </table:table-cell>
          <table:table-cell table:style-name="ce344" table:content-validation-name="val20"/>
          <table:table-cell table:style-name="ce227" table:content-validation-name="val21"/>
          <table:table-cell table:style-name="ce201"/>
          <table:table-cell table:formula="of:=IF([.E11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2]);ISBLANK([.C112]));&quot;&quot;;([.C112]-[.B112])*24*60-[.D112])">
            <text:p/>
          </table:table-cell>
          <table:table-cell table:style-name="ce344" table:content-validation-name="val20"/>
          <table:table-cell table:style-name="ce227" table:content-validation-name="val21"/>
          <table:table-cell table:style-name="ce201"/>
          <table:table-cell table:formula="of:=IF([.E11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3]);ISBLANK([.C113]));&quot;&quot;;([.C113]-[.B113])*24*60-[.D113])">
            <text:p/>
          </table:table-cell>
          <table:table-cell table:style-name="ce344" table:content-validation-name="val20"/>
          <table:table-cell table:style-name="ce227" table:content-validation-name="val21"/>
          <table:table-cell table:style-name="ce201"/>
          <table:table-cell table:formula="of:=IF([.E11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4]);ISBLANK([.C114]));&quot;&quot;;([.C114]-[.B114])*24*60-[.D114])">
            <text:p/>
          </table:table-cell>
          <table:table-cell table:style-name="ce344" table:content-validation-name="val20"/>
          <table:table-cell table:style-name="ce227" table:content-validation-name="val21"/>
          <table:table-cell table:style-name="ce201"/>
          <table:table-cell table:formula="of:=IF([.E11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5]);ISBLANK([.C115]));&quot;&quot;;([.C115]-[.B115])*24*60-[.D115])">
            <text:p/>
          </table:table-cell>
          <table:table-cell table:style-name="ce344" table:content-validation-name="val20"/>
          <table:table-cell table:style-name="ce227" table:content-validation-name="val21"/>
          <table:table-cell table:style-name="ce201"/>
          <table:table-cell table:formula="of:=IF([.E11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6]);ISBLANK([.C116]));&quot;&quot;;([.C116]-[.B116])*24*60-[.D116])">
            <text:p/>
          </table:table-cell>
          <table:table-cell table:style-name="ce344" table:content-validation-name="val20"/>
          <table:table-cell table:style-name="ce227" table:content-validation-name="val21"/>
          <table:table-cell table:style-name="ce201"/>
          <table:table-cell table:formula="of:=IF([.E11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7]);ISBLANK([.C117]));&quot;&quot;;([.C117]-[.B117])*24*60-[.D117])">
            <text:p/>
          </table:table-cell>
          <table:table-cell table:style-name="ce344" table:content-validation-name="val20"/>
          <table:table-cell table:style-name="ce227" table:content-validation-name="val21"/>
          <table:table-cell table:style-name="ce201"/>
          <table:table-cell table:formula="of:=IF([.E11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8]);ISBLANK([.C118]));&quot;&quot;;([.C118]-[.B118])*24*60-[.D118])">
            <text:p/>
          </table:table-cell>
          <table:table-cell table:style-name="ce344" table:content-validation-name="val20"/>
          <table:table-cell table:style-name="ce227" table:content-validation-name="val21"/>
          <table:table-cell table:style-name="ce201"/>
          <table:table-cell table:formula="of:=IF([.E11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9]);ISBLANK([.C119]));&quot;&quot;;([.C119]-[.B119])*24*60-[.D119])">
            <text:p/>
          </table:table-cell>
          <table:table-cell table:style-name="ce344" table:content-validation-name="val20"/>
          <table:table-cell table:style-name="ce227" table:content-validation-name="val21"/>
          <table:table-cell table:style-name="ce201"/>
          <table:table-cell table:formula="of:=IF([.E11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0]);ISBLANK([.C120]));&quot;&quot;;([.C120]-[.B120])*24*60-[.D120])">
            <text:p/>
          </table:table-cell>
          <table:table-cell table:style-name="ce344" table:content-validation-name="val20"/>
          <table:table-cell table:style-name="ce227" table:content-validation-name="val21"/>
          <table:table-cell table:style-name="ce201"/>
          <table:table-cell table:formula="of:=IF([.E12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1]);ISBLANK([.C121]));&quot;&quot;;([.C121]-[.B121])*24*60-[.D121])">
            <text:p/>
          </table:table-cell>
          <table:table-cell table:style-name="ce344" table:content-validation-name="val20"/>
          <table:table-cell table:style-name="ce227" table:content-validation-name="val21"/>
          <table:table-cell table:style-name="ce201"/>
          <table:table-cell table:formula="of:=IF([.E12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2]);ISBLANK([.C122]));&quot;&quot;;([.C122]-[.B122])*24*60-[.D122])">
            <text:p/>
          </table:table-cell>
          <table:table-cell table:style-name="ce344" table:content-validation-name="val20"/>
          <table:table-cell table:style-name="ce227" table:content-validation-name="val21"/>
          <table:table-cell table:style-name="ce201"/>
          <table:table-cell table:formula="of:=IF([.E12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3]);ISBLANK([.C123]));&quot;&quot;;([.C123]-[.B123])*24*60-[.D123])">
            <text:p/>
          </table:table-cell>
          <table:table-cell table:style-name="ce344" table:content-validation-name="val20"/>
          <table:table-cell table:style-name="ce227" table:content-validation-name="val21"/>
          <table:table-cell table:style-name="ce201"/>
          <table:table-cell table:formula="of:=IF([.E12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4]);ISBLANK([.C124]));&quot;&quot;;([.C124]-[.B124])*24*60-[.D124])">
            <text:p/>
          </table:table-cell>
          <table:table-cell table:style-name="ce344" table:content-validation-name="val20"/>
          <table:table-cell table:style-name="ce227" table:content-validation-name="val21"/>
          <table:table-cell table:style-name="ce201"/>
          <table:table-cell table:formula="of:=IF([.E12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5]);ISBLANK([.C125]));&quot;&quot;;([.C125]-[.B125])*24*60-[.D125])">
            <text:p/>
          </table:table-cell>
          <table:table-cell table:style-name="ce344" table:content-validation-name="val20"/>
          <table:table-cell table:style-name="ce227" table:content-validation-name="val21"/>
          <table:table-cell table:style-name="ce201"/>
          <table:table-cell table:formula="of:=IF([.E12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6]);ISBLANK([.C126]));&quot;&quot;;([.C126]-[.B126])*24*60-[.D126])">
            <text:p/>
          </table:table-cell>
          <table:table-cell table:style-name="ce344" table:content-validation-name="val20"/>
          <table:table-cell table:style-name="ce227" table:content-validation-name="val21"/>
          <table:table-cell table:style-name="ce201"/>
          <table:table-cell table:formula="of:=IF([.E12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7]);ISBLANK([.C127]));&quot;&quot;;([.C127]-[.B127])*24*60-[.D127])">
            <text:p/>
          </table:table-cell>
          <table:table-cell table:style-name="ce344" table:content-validation-name="val20"/>
          <table:table-cell table:style-name="ce227" table:content-validation-name="val21"/>
          <table:table-cell table:style-name="ce201"/>
          <table:table-cell table:formula="of:=IF([.E12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8]);ISBLANK([.C128]));&quot;&quot;;([.C128]-[.B128])*24*60-[.D128])">
            <text:p/>
          </table:table-cell>
          <table:table-cell table:style-name="ce344" table:content-validation-name="val20"/>
          <table:table-cell table:style-name="ce227" table:content-validation-name="val21"/>
          <table:table-cell table:style-name="ce201"/>
          <table:table-cell table:formula="of:=IF([.E12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9]);ISBLANK([.C129]));&quot;&quot;;([.C129]-[.B129])*24*60-[.D129])">
            <text:p/>
          </table:table-cell>
          <table:table-cell table:style-name="ce344" table:content-validation-name="val20"/>
          <table:table-cell table:style-name="ce227" table:content-validation-name="val21"/>
          <table:table-cell table:style-name="ce201"/>
          <table:table-cell table:formula="of:=IF([.E12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0]);ISBLANK([.C130]));&quot;&quot;;([.C130]-[.B130])*24*60-[.D130])">
            <text:p/>
          </table:table-cell>
          <table:table-cell table:style-name="ce344" table:content-validation-name="val20"/>
          <table:table-cell table:style-name="ce227" table:content-validation-name="val21"/>
          <table:table-cell table:style-name="ce201"/>
          <table:table-cell table:formula="of:=IF([.E13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1]);ISBLANK([.C131]));&quot;&quot;;([.C131]-[.B131])*24*60-[.D131])">
            <text:p/>
          </table:table-cell>
          <table:table-cell table:style-name="ce344" table:content-validation-name="val20"/>
          <table:table-cell table:style-name="ce227" table:content-validation-name="val21"/>
          <table:table-cell table:style-name="ce201"/>
          <table:table-cell table:formula="of:=IF([.E13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2]);ISBLANK([.C132]));&quot;&quot;;([.C132]-[.B132])*24*60-[.D132])">
            <text:p/>
          </table:table-cell>
          <table:table-cell table:style-name="ce344" table:content-validation-name="val20"/>
          <table:table-cell table:style-name="ce227" table:content-validation-name="val21"/>
          <table:table-cell table:style-name="ce201"/>
          <table:table-cell table:formula="of:=IF([.E13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3]);ISBLANK([.C133]));&quot;&quot;;([.C133]-[.B133])*24*60-[.D133])">
            <text:p/>
          </table:table-cell>
          <table:table-cell table:style-name="ce344" table:content-validation-name="val20"/>
          <table:table-cell table:style-name="ce227" table:content-validation-name="val21"/>
          <table:table-cell table:style-name="ce201"/>
          <table:table-cell table:formula="of:=IF([.E13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4]);ISBLANK([.C134]));&quot;&quot;;([.C134]-[.B134])*24*60-[.D134])">
            <text:p/>
          </table:table-cell>
          <table:table-cell table:style-name="ce344" table:content-validation-name="val20"/>
          <table:table-cell table:style-name="ce227" table:content-validation-name="val21"/>
          <table:table-cell table:style-name="ce201"/>
          <table:table-cell table:formula="of:=IF([.E13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5]);ISBLANK([.C135]));&quot;&quot;;([.C135]-[.B135])*24*60-[.D135])">
            <text:p/>
          </table:table-cell>
          <table:table-cell table:style-name="ce344" table:content-validation-name="val20"/>
          <table:table-cell table:style-name="ce227" table:content-validation-name="val21"/>
          <table:table-cell table:style-name="ce201"/>
          <table:table-cell table:formula="of:=IF([.E13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6]);ISBLANK([.C136]));&quot;&quot;;([.C136]-[.B136])*24*60-[.D136])">
            <text:p/>
          </table:table-cell>
          <table:table-cell table:style-name="ce344" table:content-validation-name="val20"/>
          <table:table-cell table:style-name="ce227" table:content-validation-name="val21"/>
          <table:table-cell table:style-name="ce201"/>
          <table:table-cell table:formula="of:=IF([.E13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7]);ISBLANK([.C137]));&quot;&quot;;([.C137]-[.B137])*24*60-[.D137])">
            <text:p/>
          </table:table-cell>
          <table:table-cell table:style-name="ce344" table:content-validation-name="val20"/>
          <table:table-cell table:style-name="ce227" table:content-validation-name="val21"/>
          <table:table-cell table:style-name="ce201"/>
          <table:table-cell table:formula="of:=IF([.E137]&lt;0;&quot;&lt;-- Invalid stop time&quot;;&quot;&quot;)">
            <text:p/>
          </table:table-cell>
          <table:table-cell table:number-columns-repeated="1015"/>
        </table:table-row>
        <table:table-row table:style-name="ro2" table:number-rows-repeated="1048438">
          <table:table-cell table:number-columns-repeated="1024"/>
        </table:table-row>
        <table:table-row table:style-name="ro2">
          <table:table-cell table:number-columns-repeated="1024"/>
        </table:table-row>
        <table:named-expressions>
          <table:named-expression table:name="DefectLog4A" table:base-cell-address="$Description.$A$1" table:expression="$'time log'.$#ref!$#REF!"/>
          <table:named-expression table:name="FunctionalSpecification6A" table:base-cell-address="$Description.$A$1" table:expression="$'time log'.$#ref!$#REF!"/>
          <table:named-expression table:name="HistoricalData4A" table:base-cell-address="$Description.$A$1" table:expression="$'time log'.$#ref!$#REF!"/>
          <table:named-expression table:name="InstructorAssessment4A" table:base-cell-address="$Description.$A$1" table:expression="$'time log'.$#ref!$#REF!"/>
          <table:named-expression table:name="LessonLearned4A" table:base-cell-address="$Description.$A$1" table:expression="$'time log'.$#ref!$#REF!"/>
          <table:named-expression table:name="OperationalSpecification6A" table:base-cell-address="$Description.$A$1" table:expression="$'time log'.$#ref!$#REF!"/>
          <table:named-expression table:name="ProjectPlanSummary4A" table:base-cell-address="$Description.$A$1" table:expression="$'time log'.$#ref!$#REF!"/>
          <table:named-expression table:name="Schedule6A" table:base-cell-address="$Description.$A$1" table:expression="$'time log'.$#ref!$#REF!"/>
          <table:named-expression table:name="SizeEstimate4A" table:base-cell-address="$Description.$A$1" table:expression="$'time log'.$#ref!$#REF!"/>
          <table:named-expression table:name="SourceCode4A" table:base-cell-address="$Description.$A$1" table:expression="$'time log'.$#ref!$#REF!"/>
          <table:named-expression table:name="TaskPlan6A" table:base-cell-address="$Description.$A$1" table:expression="$'time log'.$#ref!$#REF!"/>
          <table:named-expression table:name="TestReport4A" table:base-cell-address="$Description.$A$1" table:expression="$'time log'.$#ref!$#REF!"/>
          <table:named-range table:name="TimeLog4A" table:base-cell-address="$Description.$A$1" table:cell-range-address="$'Time Log'.$A$45"/>
          <table:named-expression table:name="toc6A" table:base-cell-address="$Description.$A$1" table:expression="$'time log'.$#ref!$#REF!"/>
        </table:named-expressions>
      </table:table>
      <table:table table:name="Source" table:style-name="ta18">
        <table:table-column table:style-name="co23" table:number-columns-repeated="5" table:default-cell-style-name="ce357"/>
        <table:table-column table:style-name="co15" table:default-cell-style-name="ce357"/>
        <table:table-column table:style-name="co23" table:number-columns-repeated="2" table:default-cell-style-name="ce357"/>
        <table:table-column table:style-name="co36" table:number-columns-repeated="249" table:default-cell-style-name="ce357"/>
        <table:table-column table:style-name="co36" table:number-columns-repeated="767" table:default-cell-style-name="Default"/>
        <table:table-row table:style-name="ro1">
          <table:table-cell table:style-name="ce109" office:value-type="string" calcext:value-type="string" table:number-columns-spanned="3" table:number-rows-spanned="1">
            <text:p>Source Code</text:p>
          </table:table-cell>
          <table:covered-table-cell table:number-columns-repeated="2" table:style-name="ce109"/>
          <table:table-cell table:style-name="ce55" table:number-columns-repeated="1021"/>
        </table:table-row>
        <table:table-row table:style-name="ro34">
          <table:table-cell table:style-name="ce355" office:value-type="string" calcext:value-type="string" table:number-columns-spanned="8" table:number-rows-spanned="1">
            <text:p>Paste production source code here. <text:s/>(1) copy your code to the clipboard, (2) click on the "PASTE ME" cell (not the entire row), (3) paste. <text:s/>Do not paste test code.</text:p>
          </table:table-cell>
          <table:covered-table-cell table:number-columns-repeated="7" table:style-name="ce355"/>
          <table:table-cell table:style-name="ce55" table:number-columns-repeated="1016"/>
        </table:table-row>
        <table:table-row table:style-name="ro2">
          <table:table-cell table:style-name="ce356" office:value-type="string" calcext:value-type="string">
            <text:p>PASTE ME</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named-expressions>
          <table:named-expression table:name="DefectLog4A" table:base-cell-address="$Description.$A$1" table:expression="$source.$#REF!$#REF!"/>
          <table:named-expression table:name="FunctionalSpecification6A" table:base-cell-address="$Description.$A$1" table:expression="$source.$#REF!$#REF!"/>
          <table:named-expression table:name="HistoricalData4A" table:base-cell-address="$Description.$A$1" table:expression="$source.$#REF!$#REF!"/>
          <table:named-expression table:name="InstructorAssessment4A" table:base-cell-address="$Description.$A$1" table:expression="$source.$#REF!$#REF!"/>
          <table:named-expression table:name="LessonLearned4A" table:base-cell-address="$Description.$A$1" table:expression="$source.$#REF!$#REF!"/>
          <table:named-expression table:name="OperationalSpecification6A" table:base-cell-address="$Description.$A$1" table:expression="$source.$#REF!$#REF!"/>
          <table:named-expression table:name="ProjectPlanSummary4A" table:base-cell-address="$Description.$A$1" table:expression="$source.$#REF!$#REF!"/>
          <table:named-expression table:name="Schedule6A" table:base-cell-address="$Description.$A$1" table:expression="$source.$#REF!$#REF!"/>
          <table:named-expression table:name="SizeEstimate4A" table:base-cell-address="$Description.$A$1" table:expression="$source.$#REF!$#REF!"/>
          <table:named-range table:name="SourceCode4A" table:base-cell-address="$Description.$A$1" table:cell-range-address="$Source.$A$1"/>
          <table:named-expression table:name="TaskPlan6A" table:base-cell-address="$Description.$A$1" table:expression="$source.$#REF!$#REF!"/>
          <table:named-expression table:name="TestReport4A" table:base-cell-address="$Description.$A$1" table:expression="$source.$#REF!$#REF!"/>
          <table:named-expression table:name="TimeLog4A" table:base-cell-address="$Description.$A$1" table:expression="$source.$#REF!$#REF!"/>
          <table:named-expression table:name="toc6A" table:base-cell-address="$Description.$A$1" table:expression="$source.$#REF!$#REF!"/>
        </table:named-expressions>
      </table:table>
      <table:table table:name="Constants" table:style-name="ta19" table:protected="true">
        <loext:table-protection loext:select-protected-cells="true" loext:select-unprotected-cells="true"/>
        <table:table-column table:style-name="co65" table:default-cell-style-name="ce6"/>
        <table:table-column table:style-name="co3" table:default-cell-style-name="ce6"/>
        <table:table-column table:style-name="co29" table:default-cell-style-name="Default"/>
        <table:table-column table:style-name="co66" table:default-cell-style-name="ce6"/>
        <table:table-column table:style-name="co67" table:default-cell-style-name="ce6"/>
        <table:table-column table:style-name="co68" table:default-cell-style-name="ce6"/>
        <table:table-column table:style-name="co29" table:number-columns-repeated="1018" table:default-cell-style-name="Default"/>
        <table:table-row table:style-name="ro1">
          <table:table-cell table:style-name="ce358" office:value-type="string" calcext:value-type="string">
            <text:p>Constants</text:p>
          </table:table-cell>
          <table:table-cell table:style-name="ce358" office:value-type="string" calcext:value-type="string">
            <text:p><text:s/></text:p>
          </table:table-cell>
          <table:table-cell table:number-columns-repeated="3" table:style-name="ce135" office:value-type="string" calcext:value-type="string">
            <text:p><text:s/></text:p>
          </table:table-cell>
          <table:table-cell table:style-name="ce44" table:formula="of:=[$Description.B3]" office:value-type="string" office:string-value="Assignment 2" calcext:value-type="string">
            <text:p>Assignment 2</text:p>
          </table:table-cell>
          <table:table-cell table:number-columns-repeated="3" table:style-name="ce44" office:value-type="string" calcext:value-type="string">
            <text:p><text:s/></text:p>
          </table:table-cell>
          <table:table-cell table:style-name="ce55" table:number-columns-repeated="1015"/>
        </table:table-row>
        <table:table-row table:style-name="ro2">
          <table:table-cell table:style-name="ce135" office:value-type="string" calcext:value-type="string">
            <text:p>Start date:</text:p>
          </table:table-cell>
          <table:table-cell table:style-name="ce361" office:value-type="date" office:date-value="2000-01-01" calcext:value-type="date">
            <text:p>1/1/2000</text:p>
          </table:table-cell>
          <table:table-cell table:style-name="ce135" office:value-type="string" calcext:value-type="string">
            <text:p><text:s/></text:p>
          </table:table-cell>
          <table:table-cell table:style-name="ce135" office:value-type="string" calcext:value-type="string">
            <text:p>Grades:</text:p>
          </table:table-cell>
          <table:table-cell table:style-name="ce135" office:value-type="string" calcext:value-type="string">
            <text:p>AA</text:p>
          </table:table-cell>
          <table:table-cell table:style-name="ce367" office:value-type="percentage" office:value="1" calcext:value-type="percentage">
            <text:p>10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End date:</text:p>
          </table:table-cell>
          <table:table-cell table:style-name="ce361" office:value-type="date" office:date-value="2100-01-01" calcext:value-type="date">
            <text:p>1/1/2100</text:p>
          </table:table-cell>
          <table:table-cell table:number-columns-repeated="2" table:style-name="ce135" office:value-type="string" calcext:value-type="string">
            <text:p><text:s/></text:p>
          </table:table-cell>
          <table:table-cell table:style-name="ce135" office:value-type="string" calcext:value-type="string">
            <text:p>A</text:p>
          </table:table-cell>
          <table:table-cell table:style-name="ce367" office:value-type="percentage" office:value="0.95" calcext:value-type="percentage">
            <text:p>9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Phases:</text:p>
          </table:table-cell>
          <table:table-cell table:style-name="ce135" office:value-type="string" calcext:value-type="string">
            <text:p>Analysis</text:p>
          </table:table-cell>
          <table:table-cell table:number-columns-repeated="2" table:style-name="ce135" office:value-type="string" calcext:value-type="string">
            <text:p><text:s/></text:p>
          </table:table-cell>
          <table:table-cell table:style-name="ce135" office:value-type="string" calcext:value-type="string">
            <text:p>AB</text:p>
          </table:table-cell>
          <table:table-cell table:style-name="ce367" office:value-type="percentage" office:value="0.9" calcext:value-type="percentage">
            <text:p>9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Architecture</text:p>
          </table:table-cell>
          <table:table-cell table:number-columns-repeated="2" table:style-name="ce135" office:value-type="string" calcext:value-type="string">
            <text:p><text:s/></text:p>
          </table:table-cell>
          <table:table-cell table:style-name="ce135" office:value-type="string" calcext:value-type="string">
            <text:p>B</text:p>
          </table:table-cell>
          <table:table-cell table:style-name="ce367" office:value-type="percentage" office:value="0.85" calcext:value-type="percentage">
            <text:p>8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Project planning</text:p>
          </table:table-cell>
          <table:table-cell table:number-columns-repeated="2" table:style-name="ce135" office:value-type="string" calcext:value-type="string">
            <text:p><text:s/></text:p>
          </table:table-cell>
          <table:table-cell table:style-name="ce135" office:value-type="string" calcext:value-type="string">
            <text:p>BC</text:p>
          </table:table-cell>
          <table:table-cell table:style-name="ce367" office:value-type="percentage" office:value="0.8" calcext:value-type="percentage">
            <text:p>8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nteration planning</text:p>
          </table:table-cell>
          <table:table-cell table:number-columns-repeated="2" table:style-name="ce135" office:value-type="string" calcext:value-type="string">
            <text:p><text:s/></text:p>
          </table:table-cell>
          <table:table-cell table:style-name="ce135" office:value-type="string" calcext:value-type="string">
            <text:p>C</text:p>
          </table:table-cell>
          <table:table-cell table:style-name="ce367" office:value-type="percentage" office:value="0.75" calcext:value-type="percentage">
            <text:p>7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Construction</text:p>
          </table:table-cell>
          <table:table-cell table:number-columns-repeated="2" table:style-name="ce135" office:value-type="string" calcext:value-type="string">
            <text:p><text:s/></text:p>
          </table:table-cell>
          <table:table-cell table:style-name="ce135" office:value-type="string" calcext:value-type="string">
            <text:p>CD</text:p>
          </table:table-cell>
          <table:table-cell table:style-name="ce367" office:value-type="percentage" office:value="0.7" calcext:value-type="percentage">
            <text:p>7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factoring</text:p>
          </table:table-cell>
          <table:table-cell table:number-columns-repeated="2" table:style-name="ce135" office:value-type="string" calcext:value-type="string">
            <text:p><text:s/></text:p>
          </table:table-cell>
          <table:table-cell table:style-name="ce135" office:value-type="string" calcext:value-type="string">
            <text:p>D</text:p>
          </table:table-cell>
          <table:table-cell table:style-name="ce367" office:value-type="percentage" office:value="0.65" calcext:value-type="percentage">
            <text:p>6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view</text:p>
          </table:table-cell>
          <table:table-cell table:number-columns-repeated="2" table:style-name="ce135" office:value-type="string" calcext:value-type="string">
            <text:p><text:s/></text:p>
          </table:table-cell>
          <table:table-cell table:style-name="ce135" office:value-type="string" calcext:value-type="string">
            <text:p>F</text:p>
          </table:table-cell>
          <table:table-cell table:style-name="ce367" office:value-type="percentage" office:value="0.5" calcext:value-type="percentage">
            <text:p>5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ntegration test</text:p>
          </table:table-cell>
          <table:table-cell table:number-columns-repeated="3"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patterning</text:p>
          </table:table-cell>
          <table:table-cell table:number-columns-repeated="3" table:style-name="ce135" office:value-type="string" calcext:value-type="string">
            <text:p><text:s/></text:p>
          </table:table-cell>
          <table:table-cell table:style-name="ce4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Postmortem</text:p>
          </table:table-cell>
          <table:table-cell table:number-columns-repeated="3" table:style-name="ce135" office:value-type="string" calcext:value-type="string">
            <text:p><text:s/></text:p>
          </table:table-cell>
          <table:table-cell table:style-name="ce4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Sandbox</text:p>
          </table:table-cell>
          <table:table-cell table:number-columns-repeated="3"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Defect Types:</text:p>
          </table:table-cell>
          <table:table-cell table:style-name="ce135" office:value-type="string" calcext:value-type="string">
            <text:p>Requirements Change</text:p>
          </table:table-cell>
          <table:table-cell table:style-name="ce364" office:value-type="string" calcext:value-type="string">
            <text:p>Changes to requirements</text:p>
          </table:table-cell>
          <table:table-cell table:style-name="ce135" office:value-type="string" calcext:value-type="string">
            <text:p>Iteration</text:p>
          </table:table-cell>
          <table:table-cell table:style-name="ce135" office:value-type="string" calcext:value-type="string">
            <text:p>NA</text:p>
          </table:table-cell>
          <table:table-cell table:style-name="ce367" office:value-type="string" calcext:value-type="string">
            <text:p>did not follow </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Requirements Clarification</text:p>
          </table:table-cell>
          <table:table-cell table:style-name="ce364" office:value-type="string" calcext:value-type="string">
            <text:p>Clarifications to requirements</text:p>
          </table:table-cell>
          <table:table-cell table:style-name="ce135" office:value-type="string" calcext:value-type="string">
            <text:p><text:s/></text:p>
          </table:table-cell>
          <table:table-cell table:style-name="ce135" office:value-type="float" office:value="1" calcext:value-type="float">
            <text:p>1</text:p>
          </table:table-cell>
          <table:table-cell table:style-name="ce367" office:value-type="string" calcext:value-type="string">
            <text:p>very pain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syntax</text:p>
          </table:table-cell>
          <table:table-cell table:style-name="ce364" office:value-type="string" calcext:value-type="string">
            <text:p>Syntax flaws in the deliverable product</text:p>
          </table:table-cell>
          <table:table-cell table:style-name="ce135" office:value-type="string" calcext:value-type="string">
            <text:p><text:s/></text:p>
          </table:table-cell>
          <table:table-cell table:style-name="ce135" office:value-type="float" office:value="2" calcext:value-type="float">
            <text:p>2</text:p>
          </table:table-cell>
          <table:table-cell table:style-name="ce367" office:value-type="string" calcext:value-type="string">
            <text:p>pain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logic</text:p>
          </table:table-cell>
          <table:table-cell table:style-name="ce364" office:value-type="string" calcext:value-type="string">
            <text:p>Logic flaws in the deliverable product</text:p>
          </table:table-cell>
          <table:table-cell table:style-name="ce135" office:value-type="string" calcext:value-type="string">
            <text:p><text:s/></text:p>
          </table:table-cell>
          <table:table-cell table:style-name="ce135" office:value-type="float" office:value="3" calcext:value-type="float">
            <text:p>3</text:p>
          </table:table-cell>
          <table:table-cell table:style-name="ce367" office:value-type="string" calcext:value-type="string">
            <text:p>neutra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interface</text:p>
          </table:table-cell>
          <table:table-cell table:style-name="ce364" office:value-type="string" calcext:value-type="string">
            <text:p>Flaws in the interface of a component of the deliverable product</text:p>
          </table:table-cell>
          <table:table-cell table:style-name="ce135" office:value-type="string" calcext:value-type="string">
            <text:p><text:s/></text:p>
          </table:table-cell>
          <table:table-cell table:style-name="ce135" office:value-type="float" office:value="4" calcext:value-type="float">
            <text:p>4</text:p>
          </table:table-cell>
          <table:table-cell table:style-name="ce367" office:value-type="string" calcext:value-type="string">
            <text:p>help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checking</text:p>
          </table:table-cell>
          <table:table-cell table:style-name="ce364" office:value-type="string" calcext:value-type="string">
            <text:p>Flaws with boundary/type checking within a component of the deliverable product</text:p>
          </table:table-cell>
          <table:table-cell table:style-name="ce135" office:value-type="string" calcext:value-type="string">
            <text:p><text:s/></text:p>
          </table:table-cell>
          <table:table-cell table:style-name="ce135" office:value-type="float" office:value="5" calcext:value-type="float">
            <text:p>5</text:p>
          </table:table-cell>
          <table:table-cell table:style-name="ce367" office:value-type="string" calcext:value-type="string">
            <text:p>very help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syntax</text:p>
          </table:table-cell>
          <table:table-cell table:style-name="ce364" office:value-type="string" calcext:value-type="string">
            <text:p>Syntax flaws in the test code </text:p>
          </table:table-cell>
          <table:table-cell table:style-name="ce135" office:value-type="string" calcext:value-type="string">
            <text:p><text:s/></text:p>
          </table:table-cell>
          <table:table-cell table:style-name="ce135" office:value-type="float" office:value="6" calcext:value-type="float">
            <text:p>6</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logic</text:p>
          </table:table-cell>
          <table:table-cell table:style-name="ce364" office:value-type="string" calcext:value-type="string">
            <text:p>Logic flaws in the test code</text:p>
          </table:table-cell>
          <table:table-cell table:style-name="ce135" office:value-type="string" calcext:value-type="string">
            <text:p><text:s/></text:p>
          </table:table-cell>
          <table:table-cell table:style-name="ce135" office:value-type="float" office:value="7" calcext:value-type="float">
            <text:p>7</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interface</text:p>
          </table:table-cell>
          <table:table-cell table:style-name="ce364" office:value-type="string" calcext:value-type="string">
            <text:p>Flaws in the interface of a component of the test code</text:p>
          </table:table-cell>
          <table:table-cell table:style-name="ce135" office:value-type="string" calcext:value-type="string">
            <text:p><text:s/></text:p>
          </table:table-cell>
          <table:table-cell table:style-name="ce135" office:value-type="float" office:value="8" calcext:value-type="float">
            <text:p>8</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checking</text:p>
          </table:table-cell>
          <table:table-cell table:style-name="ce364" office:value-type="string" calcext:value-type="string">
            <text:p>Flaws with boundary/type checking within a component of the test code</text:p>
          </table:table-cell>
          <table:table-cell table:style-name="ce135" office:value-type="string" calcext:value-type="string">
            <text:p><text:s/></text:p>
          </table:table-cell>
          <table:table-cell table:style-name="ce135" office:value-type="float" office:value="9" calcext:value-type="float">
            <text:p>9</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Bad Smell</text:p>
          </table:table-cell>
          <table:table-cell table:style-name="ce196" office:value-type="string" calcext:value-type="string">
            <text:p>Refactoring changes (please note the bad smell in the defect description)</text:p>
          </table:table-cell>
          <table:table-cell table:style-name="ce135" office:value-type="string" calcext:value-type="string">
            <text:p><text:s/></text:p>
          </table:table-cell>
          <table:table-cell table:style-name="ce135" office:value-type="float" office:value="10" calcext:value-type="float">
            <text:p>10</text:p>
          </table:table-cell>
          <table:table-cell table:style-name="ce367"/>
          <table:table-cell table:style-name="ce55" table:number-columns-repeated="1018"/>
        </table:table-row>
        <table:table-row table:style-name="ro2">
          <table:table-cell table:style-name="ce135" office:value-type="string" calcext:value-type="string">
            <text:p>Y/N:</text:p>
          </table:table-cell>
          <table:table-cell table:style-name="ce135" office:value-type="string" calcext:value-type="string">
            <text:p>Yes</text:p>
          </table:table-cell>
          <table:table-cell table:number-columns-repeated="2" table:style-name="ce135" office:value-type="string" calcext:value-type="string">
            <text:p><text:s/></text:p>
          </table:table-cell>
          <table:table-cell table:style-name="ce135" office:value-type="string" calcext:value-type="string">
            <text:p>Passed</text:p>
          </table:table-cell>
          <table:table-cell table:style-name="ce367"/>
          <table:table-cell table:style-name="ce55" table:number-columns-repeated="1018"/>
        </table:table-row>
        <table:table-row table:style-name="ro2">
          <table:table-cell table:style-name="ce135" office:value-type="string" calcext:value-type="string">
            <text:p><text:s/></text:p>
          </table:table-cell>
          <table:table-cell table:style-name="ce44" office:value-type="string" calcext:value-type="string">
            <text:p>No</text:p>
          </table:table-cell>
          <table:table-cell table:number-columns-repeated="2" table:style-name="ce135" office:value-type="string" calcext:value-type="string">
            <text:p><text:s/></text:p>
          </table:table-cell>
          <table:table-cell table:style-name="ce135" office:value-type="string" calcext:value-type="string">
            <text:p>Passed with issues</text:p>
          </table:table-cell>
          <table:table-cell table:style-name="ce368"/>
          <table:table-cell table:style-name="ce45" table:number-columns-repeated="2"/>
          <table:table-cell table:style-name="ce55"/>
          <table:table-cell table:style-name="ce56" table:number-columns-repeated="1015"/>
        </table:table-row>
        <table:table-row table:style-name="ro2">
          <table:table-cell table:style-name="ce135" office:value-type="string" calcext:value-type="string">
            <text:p>Proxy Types:</text:p>
          </table:table-cell>
          <table:table-cell table:style-name="ce135" office:value-type="string" calcext:value-type="string">
            <text:p>-</text:p>
          </table:table-cell>
          <table:table-cell table:number-columns-repeated="2" table:style-name="ce135" office:value-type="string" calcext:value-type="string">
            <text:p><text:s/></text:p>
          </table:table-cell>
          <table:table-cell table:style-name="ce135" office:value-type="string" calcext:value-type="string">
            <text:p>Failed</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Calculation</text:p>
          </table:table-cell>
          <table:table-cell table:number-columns-repeated="2" table:style-name="ce135" office:value-type="string" calcext:value-type="string">
            <text:p><text:s/></text:p>
          </table:table-cell>
          <table:table-cell table:style-name="ce135" office:value-type="string" calcext:value-type="string">
            <text:p>Not tested</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Data</text:p>
          </table:table-cell>
          <table:table-cell table:number-columns-repeated="2" table:style-name="ce135" office:value-type="string" calcext:value-type="string">
            <text:p><text:s/></text:p>
          </table:table-cell>
          <table:table-cell table:style-name="ce135" office:value-type="string" calcext:value-type="string">
            <text:p>Not applicable</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O</text:p>
          </table:table-cell>
          <table:table-cell table:number-columns-repeated="3"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Logic</text:p>
          </table:table-cell>
          <table:table-cell table:number-columns-repeated="3"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Sizes:</text:p>
          </table:table-cell>
          <table:table-cell table:style-name="ce135" office:value-type="string" calcext:value-type="string">
            <text:p>VS</text:p>
          </table:table-cell>
          <table:table-cell table:style-name="ce135" office:value-type="string" calcext:value-type="string">
            <text:p>S</text:p>
          </table:table-cell>
          <table:table-cell table:style-name="ce135" office:value-type="string" calcext:value-type="string">
            <text:p>M</text:p>
          </table:table-cell>
          <table:table-cell table:style-name="ce135" office:value-type="string" calcext:value-type="string">
            <text:p>L</text:p>
          </table:table-cell>
          <table:table-cell table:style-name="ce368" office:value-type="string" calcext:value-type="string">
            <text:p>VL</text:p>
          </table:table-cell>
          <table:table-cell table:style-name="ce45"/>
          <table:table-cell table:style-name="ce44"/>
          <table:table-cell table:style-name="ce55" table:number-columns-repeated="1016"/>
        </table:table-row>
        <table:table-row table:style-name="ro2">
          <table:table-cell table:style-name="ce359" office:value-type="string" calcext:value-type="string">
            <text:p>upper</text:p>
          </table:table-cell>
          <table:table-cell table:style-name="ce362" table:formula="of:=[.C39]-1" office:value-type="float" office:value="-1.5" calcext:value-type="float">
            <text:p>-1.5</text:p>
          </table:table-cell>
          <table:table-cell table:style-name="ce362" table:formula="of:=[.D39]-1" office:value-type="float" office:value="-0.5" calcext:value-type="float">
            <text:p>-0.5</text:p>
          </table:table-cell>
          <table:table-cell table:style-name="ce362" table:formula="of:=[.E39]-1" office:value-type="float" office:value="0.5" calcext:value-type="float">
            <text:p>0.5</text:p>
          </table:table-cell>
          <table:table-cell table:style-name="ce362" table:formula="of:=[.F41]" office:value-type="float" office:value="1.5" calcext:value-type="float">
            <text:p>1.5</text:p>
          </table:table-cell>
          <table:table-cell table:style-name="ce369" office:value-type="float" office:value="99999" calcext:value-type="float">
            <text:p>99999.0</text:p>
          </table:table-cell>
          <table:table-cell table:style-name="ce45"/>
          <table:table-cell table:style-name="ce44"/>
          <table:table-cell table:style-name="ce55" table:number-columns-repeated="1016"/>
        </table:table-row>
        <table:table-row table:style-name="ro2">
          <table:table-cell table:style-name="ce359" office:value-type="string" calcext:value-type="string">
            <text:p>mid</text:p>
          </table:table-cell>
          <table:table-cell table:style-name="ce362" table:formula="of:=[.C40]-1" office:value-type="float" office:value="-2" calcext:value-type="float">
            <text:p>-2.0</text:p>
          </table:table-cell>
          <table:table-cell table:style-name="ce362" table:formula="of:=[.D40]-1" office:value-type="float" office:value="-1" calcext:value-type="float">
            <text:p>-1.0</text:p>
          </table:table-cell>
          <table:table-cell table:style-name="ce362" table:formula="of:=[.E40]-1" office:value-type="float" office:value="0" calcext:value-type="float">
            <text:p>0.0</text:p>
          </table:table-cell>
          <table:table-cell table:style-name="ce362" table:formula="of:=[.F40]-1" office:value-type="float" office:value="1" calcext:value-type="float">
            <text:p>1.0</text:p>
          </table:table-cell>
          <table:table-cell table:style-name="ce369" office:value-type="float" office:value="2" calcext:value-type="float">
            <text:p>2.0</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style-name="ce359" office:value-type="string" calcext:value-type="string">
            <text:p>lower</text:p>
          </table:table-cell>
          <table:table-cell table:style-name="ce362" office:value-type="float" office:value="0" calcext:value-type="float">
            <text:p>0.0</text:p>
          </table:table-cell>
          <table:table-cell table:style-name="ce362" table:formula="of:=[.D41]-1" office:value-type="float" office:value="-1.5" calcext:value-type="float">
            <text:p>-1.5</text:p>
          </table:table-cell>
          <table:table-cell table:style-name="ce362" table:formula="of:=[.E41]-1" office:value-type="float" office:value="-0.5" calcext:value-type="float">
            <text:p>-0.5</text:p>
          </table:table-cell>
          <table:table-cell table:style-name="ce362" table:formula="of:=[.F41]-1" office:value-type="float" office:value="0.5" calcext:value-type="float">
            <text:p>0.5</text:p>
          </table:table-cell>
          <table:table-cell table:style-name="ce369" table:formula="of:=[.F40]-0.5" office:value-type="float" office:value="1.5" calcext:value-type="float">
            <text:p>1.5</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style-name="ce135" office:value-type="string" calcext:value-type="string">
            <text:p><text:s/></text:p>
          </table:table-cell>
          <table:table-cell table:style-name="ce135" table:number-columns-repeated="4"/>
          <table:table-cell table:style-name="ce368" office:value-type="string" calcext:value-type="string">
            <text:p><text:s/></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number-columns-repeated="5" table:style-name="ce135" office:value-type="string" calcext:value-type="string">
            <text:p><text:s/></text:p>
          </table:table-cell>
          <table:table-cell table:style-name="ce368" office:value-type="string" calcext:value-type="string">
            <text:p><text:s/></text:p>
          </table:table-cell>
          <table:table-cell table:style-name="ce46" table:number-columns-repeated="2"/>
          <table:table-cell table:number-columns-repeated="7"/>
          <table:table-cell table:style-name="ce135" table:number-columns-repeated="3"/>
          <table:table-cell table:number-columns-repeated="1006"/>
        </table:table-row>
        <table:table-row table:style-name="ro19">
          <table:table-cell table:style-name="ce360" office:value-type="string" calcext:value-type="string">
            <text:p>&lt;-- Mandatory</text:p>
          </table:table-cell>
          <table:table-cell table:style-name="ce363" office:value-type="string" calcext:value-type="string">
            <text:p><text:s/></text:p>
          </table:table-cell>
          <table:table-cell table:style-name="ce365" office:value-type="string" calcext:value-type="string">
            <text:p>✔</text:p>
          </table:table-cell>
          <table:table-cell table:number-columns-repeated="2" table:style-name="ce366" office:value-type="string" calcext:value-type="string">
            <text:p><text:s/></text:p>
          </table:table-cell>
          <table:table-cell table:style-name="ce370" office:value-type="string" calcext:value-type="string">
            <text:p><text:s/></text:p>
          </table:table-cell>
          <table:table-cell table:style-name="ce47" table:number-columns-repeated="5"/>
          <table:table-cell table:style-name="ce54" table:number-columns-repeated="4"/>
          <table:table-cell table:style-name="ce135" table:number-columns-repeated="3"/>
          <table:table-cell table:style-name="ce54" table:number-columns-repeated="1006"/>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number-rows-repeated="1048528">
          <table:table-cell table:number-columns-repeated="1024"/>
        </table:table-row>
        <table:table-row table:style-name="ro2">
          <table:table-cell table:number-columns-repeated="1024"/>
        </table:table-row>
      </table:table>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1A" table:base-cell-address="$Description.$A$1" table:expression="#REF!"/>
        <table:named-expression table:name="DefectLog2A" table:base-cell-address="$Description.$A$1" table:expression="#REF!"/>
        <table:named-expression table:name="DefectLog4A" table:base-cell-address="$Description.$A$1" table:expression="$assessment.$#REF!$#REF!"/>
        <table:named-expression table:name="DefectLog4AA" table:base-cell-address="$Description.$A$1" table:expression="#REF!"/>
        <table:named-expression table:name="DefectLog4AX" table:base-cell-address="$Description.$A$1" table:expression="#REF!"/>
        <table:named-expression table:name="Estimate_and_record_planned_effort_and" table:base-cell-address="$Description.$A$1" table:expression="$process.$#REF!$#REF!"/>
        <table:named-expression table:name="FunctionalSpecification" table:base-cell-address="$Description.$A$1" table:expression="#REF!"/>
        <table:named-expression table:name="FunctionalSpecification6A" table:base-cell-address="$Description.$A$1" table:expression="$assessment.$#REF!$#REF!"/>
        <table:named-expression table:name="go_to" table:base-cell-address="$Description.$A$1" table:expression="#REF!"/>
        <table:named-expression table:name="HistoricalData4A" table:base-cell-address="$Description.$A$1" table:expression="$assessment.$#REF!$#REF!"/>
        <table:named-expression table:name="InstructorAssessment1A" table:base-cell-address="$Description.$A$1" table:expression="#REF!"/>
        <table:named-expression table:name="InstructorAssessment2A" table:base-cell-address="$Description.$A$1" table:expression="#REF!"/>
        <table:named-range table:name="InstructorAssessment4A" table:base-cell-address="$Description.$A$1" table:cell-range-address="$Assessment.$A$52"/>
        <table:named-expression table:name="l" table:base-cell-address="$Description.$A$1" table:expression="#REF!"/>
        <table:named-expression table:name="LessonLearned4A" table:base-cell-address="$Description.$A$1" table:expression="$assessment.$#REF!$#REF!"/>
        <table:named-expression table:name="Lessons1A" table:base-cell-address="$Description.$A$1" table:expression="#REF!"/>
        <table:named-expression table:name="LessonsLearned2A" table:base-cell-address="$Description.$A$1" table:expression="#REF!"/>
        <table:named-expression table:name="OperationalSpecification" table:base-cell-address="$Description.$A$1" table:expression="#REF!"/>
        <table:named-expression table:name="OperationalSpecification6A" table:base-cell-address="$Description.$A$1" table:expression="$assessment.$#REF!$#REF!"/>
        <table:named-expression table:name="PlanSummary1A" table:base-cell-address="$Description.$A$1" table:expression="#REF!"/>
        <table:named-expression table:name="ProjectPlan2A" table:base-cell-address="$Description.$A$1" table:expression="#REF!"/>
        <table:named-expression table:name="ProjectPlanSummary4A" table:base-cell-address="$Description.$A$1" table:expression="$assessment.$#REF!$#REF!"/>
        <table:named-expression table:name="Schedule6A" table:base-cell-address="$Description.$A$1" table:expression="$assessment.$#REF!$#REF!"/>
        <table:named-expression table:name="SizeEstimate4A" table:base-cell-address="$Description.$A$1" table:expression="$assessment.$#REF!$#REF!"/>
        <table:named-expression table:name="Source1A" table:base-cell-address="$Description.$A$1" table:expression="#REF!"/>
        <table:named-expression table:name="SourceCode2A" table:base-cell-address="$Description.$A$1" table:expression="#REF!"/>
        <table:named-expression table:name="SourceCode4A" table:base-cell-address="$Description.$A$1" table:expression="$assessment.$#REF!$#REF!"/>
        <table:named-expression table:name="Standards1A" table:base-cell-address="$Description.$A$1" table:expression="#REF!"/>
        <table:named-expression table:name="TaskPlan" table:base-cell-address="$Description.$A$1" table:expression="#REF!"/>
        <table:named-expression table:name="TaskPlan6A" table:base-cell-address="$Description.$A$1" table:expression="$assessment.$#REF!$#REF!"/>
        <table:named-expression table:name="TestReport1A" table:base-cell-address="$Description.$A$1" table:expression="#REF!"/>
        <table:named-expression table:name="TestReport2A" table:base-cell-address="$Description.$A$1" table:expression="#REF!"/>
        <table:named-expression table:name="TestReport4A" table:base-cell-address="$Description.$A$1" table:expression="$assessment.$#REF!$#REF!"/>
        <table:named-expression table:name="TimeLog1A" table:base-cell-address="$Description.$A$1" table:expression="#REF!"/>
        <table:named-expression table:name="TimeLog4A" table:base-cell-address="$Description.$A$1" table:expression="$assessment.$#REF!$#REF!"/>
        <table:named-expression table:name="TimeRecordingLog2A" table:base-cell-address="$Description.$A$1" table:expression="#REF!"/>
        <table:named-expression table:name="toc6A" table:base-cell-address="$Description.$A$1" table:expression="$assessment.$#REF!$#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Zapf Dingbats" svg:font-family="'Zapf Dingbats'" style:font-charset="x-symbol"/>
    <style:font-face style:name="Menlo" svg:font-family="Menlo"/>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percentage-style style:name="N126">
      <number:number number:decimal-places="1" loext:min-decimal-places="1" number:min-integer-digits="1"/>
      <number:text>%</number:text>
    </number:percentage-style>
    <number:number-style style:name="N127">
      <number:number number:decimal-places="1" loext:min-decimal-places="1" number:min-integer-digits="1"/>
    </number:number-style>
    <number:number-style style:name="N128">
      <number:number number:decimal-places="3" loext:min-decimal-places="3" number:min-integer-digits="1"/>
    </number:number-style>
    <number:date-style style:name="N129">
      <number:month/>
      <number:text>/</number:text>
      <number:day/>
      <number:text>/</number:text>
      <number:year number:style="long"/>
    </number:date-style>
    <number:time-style style:name="N130">
      <number:hours/>
      <number:text>:</number:text>
      <number:minutes number:style="long"/>
      <number:text> </number:text>
      <number:am-pm/>
    </number:tim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text-properties style:font-name="Arial" fo:font-family="Arial" style:font-family-generic="swiss" style:font-pitch="variable"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0_5f_1_5f_1" style:display-name="Excel_CondFormat_10_1_1" style:family="table-cell" style:parent-style-name="Default">
      <style:table-cell-properties fo:background-color="transparent"/>
    </style:style>
    <style:style style:name="Excel_5f_CondFormat_5f_10_5f_2_5f_1" style:display-name="Excel_CondFormat_10_2_1" style:family="table-cell" style:parent-style-name="Default">
      <style:table-cell-properties fo:background-color="transparent"/>
    </style:style>
    <style:style style:name="Excel_5f_CondFormat_5f_10_5f_3_5f_1" style:display-name="Excel_CondFormat_10_3_1" style:family="table-cell" style:parent-style-name="Default">
      <style:table-cell-properties fo:background-color="transparent"/>
    </style:style>
    <style:style style:name="Excel_5f_CondFormat_5f_10_5f_4_5f_1" style:display-name="Excel_CondFormat_10_4_1" style:family="table-cell" style:parent-style-name="Default">
      <style:table-cell-properties fo:background-color="transparent"/>
    </style:style>
    <style:style style:name="Excel_5f_CondFormat_5f_10_5f_5_5f_1" style:display-name="Excel_CondFormat_10_5_1" style:family="table-cell" style:parent-style-name="Default">
      <style:table-cell-properties fo:background-color="transparent"/>
    </style:style>
    <style:style style:name="Excel_5f_CondFormat_5f_10_5f_6_5f_1" style:display-name="Excel_CondFormat_10_6_1" style:family="table-cell" style:parent-style-name="Default">
      <style:table-cell-properties fo:background-color="transparent"/>
    </style:style>
    <style:style style:name="Excel_5f_CondFormat_5f_10_5f_7_5f_1" style:display-name="Excel_CondFormat_10_7_1" style:family="table-cell" style:parent-style-name="Default">
      <style:table-cell-properties fo:background-color="transparent"/>
    </style:style>
    <style:style style:name="Excel_5f_CondFormat_5f_10_5f_8_5f_1" style:display-name="Excel_CondFormat_10_8_1" style:family="table-cell" style:parent-style-name="Default">
      <style:table-cell-properties fo:background-color="transparent"/>
    </style:style>
    <style:style style:name="Excel_5f_CondFormat_5f_10_5f_9_5f_1" style:display-name="Excel_CondFormat_10_9_1" style:family="table-cell" style:parent-style-name="Default">
      <style:table-cell-properties fo:background-color="transparent"/>
    </style:style>
    <style:style style:name="Excel_5f_CondFormat_5f_10_5f_10_5f_1" style:display-name="Excel_CondFormat_10_10_1" style:family="table-cell" style:parent-style-name="Default">
      <style:table-cell-properties fo:background-color="transparent"/>
    </style:style>
    <style:style style:name="Excel_5f_CondFormat_5f_10_5f_11_5f_1" style:display-name="Excel_CondFormat_10_11_1" style:family="table-cell" style:parent-style-name="Default">
      <style:table-cell-properties fo:background-color="transparent"/>
    </style:style>
    <style:style style:name="Excel_5f_CondFormat_5f_10_5f_12_5f_1" style:display-name="Excel_CondFormat_10_12_1" style:family="table-cell" style:parent-style-name="Default">
      <style:table-cell-properties fo:background-color="transparent"/>
    </style:style>
    <style:style style:name="Excel_5f_CondFormat_5f_10_5f_13_5f_1" style:display-name="Excel_CondFormat_10_13_1" style:family="table-cell" style:parent-style-name="Default">
      <style:table-cell-properties fo:background-color="transparent"/>
    </style:style>
    <style:style style:name="Excel_5f_CondFormat_5f_10_5f_14_5f_1" style:display-name="Excel_CondFormat_10_14_1" style:family="table-cell" style:parent-style-name="Default">
      <style:table-cell-properties fo:background-color="transparent"/>
    </style:style>
    <style:style style:name="Excel_5f_CondFormat_5f_10_5f_15_5f_1" style:display-name="Excel_CondFormat_10_15_1" style:family="table-cell" style:parent-style-name="Default">
      <style:table-cell-properties fo:background-color="transparent"/>
    </style:style>
    <style:style style:name="Excel_5f_BuiltIn_5f_Hyperlink" style:display-name="Excel_BuiltIn_Hyperlink" style:family="table-cell" style:parent-style-name="Default">
      <style:table-cell-properties fo:padding="2.01pt"/>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gradient draw:name="Gradient_20_2" draw:display-name="Gradient 2" draw:style="linear" draw:start-color="#fbf6d6" draw:end-color="#fbfe82" draw:start-intensity="100%" draw:end-intensity="100%" draw:angle="1800" draw:border="0%"/>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213 213" svg:d="M107 0l106 213h-213z"/>
    <draw:stroke-dash draw:name="Dashed_20__28_var_29__20_4" draw:display-name="Dashed (var) 4" draw:style="rect" draw:dots1="1" draw:dots1-length="2.01pt" draw:distance="2.01pt"/>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style:num-format="1" style:print-orientation="portrait" fo:margin-top="70.84pt" fo:margin-bottom="70.84pt" fo:margin-left="53.86pt" fo:margin-right="53.86pt" style:first-page-number="continue" loext:scale-to-X="1" loext:scale-to-Y="5"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6">
      <style:page-layout-properties fo:page-width="792pt" fo:page-height="612pt" style:num-format="1" style:print-orientation="landscape"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7">
      <style:page-layout-properties fo:page-width="792pt" fo:page-height="612pt" style:num-format="1" style:print-orientation="landscape" fo:margin-top="70.84pt" fo:margin-bottom="70.84pt" fo:margin-left="53.86pt" fo:margin-right="53.86pt" style:first-page-number="continue" loext:scale-to-X="1" loext:scale-to-Y="3"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8">
      <style:page-layout-properties fo:page-width="792pt" fo:page-height="612pt" style:num-format="1" style:print-orientation="landscape"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9">
      <style:page-layout-properties style:num-format="1" style:print-orientation="portrait"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10">
      <style:page-layout-properties fo:page-width="792pt" fo:page-height="612pt" style:num-format="1" style:print-orientation="landscape"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3">00/00/0000</text:date>, <text:time style:data-style-name="N2" text:time-value="21:28:32.021768336">00:00:00</text:time></text:p>
        </style:region-right>
      </style:header>
      <style:header-left style:display="false"/>
      <style:footer>
        <text:p>Page <text:page-number>1</text:page-number> /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Process" style:display-name="PageStyle_Process" style:page-layout-name="Mpm3">
      <style:header style:display="false"/>
      <style:header-left style:display="false"/>
      <style:footer style:display="false"/>
      <style:footer-left style:display="false"/>
    </style:master-page>
    <style:master-page style:name="PageStyle_5f_Customer_20_Needs" style:display-name="PageStyle_Customer Needs" style:page-layout-name="Mpm4">
      <style:header style:display="false"/>
      <style:header-left style:display="false"/>
      <style:footer style:display="false"/>
      <style:footer-left style:display="false"/>
    </style:master-page>
    <style:master-page style:name="PageStyle_5f_Spec_20_Notes" style:display-name="PageStyle_Spec Notes" style:page-layout-name="Mpm5">
      <style:header style:display="false"/>
      <style:header-left style:display="false"/>
      <style:footer style:display="false"/>
      <style:footer-left style:display="false"/>
    </style:master-page>
    <style:master-page style:name="PageStyle_5f_Assessment" style:display-name="PageStyle_Assessment" style:page-layout-name="Mpm3">
      <style:header style:display="false"/>
      <style:header-left style:display="false"/>
      <style:footer style:display="false"/>
      <style:footer-left style:display="false"/>
    </style:master-page>
    <style:master-page style:name="PageStyle_5f_Historical_20_Data" style:display-name="PageStyle_Historical Data" style:page-layout-name="Mpm3">
      <style:header style:display="false"/>
      <style:header-left style:display="false"/>
      <style:footer style:display="false"/>
      <style:footer-left style:display="false"/>
    </style:master-page>
    <style:master-page style:name="PageStyle_5f_Review" style:display-name="PageStyle_Review" style:page-layout-name="Mpm6">
      <style:header style:display="false"/>
      <style:header-left style:display="false"/>
      <style:footer style:display="false"/>
      <style:footer-left style:display="false"/>
    </style:master-page>
    <style:master-page style:name="PageStyle_5f_Acceptance" style:display-name="PageStyle_Acceptance" style:page-layout-name="Mpm7">
      <style:header style:display="false"/>
      <style:header-left style:display="false"/>
      <style:footer style:display="false"/>
      <style:footer-left style:display="false"/>
    </style:master-page>
    <style:master-page style:name="PageStyle_5f_Map" style:display-name="PageStyle_Map" style:page-layout-name="Mpm6">
      <style:header style:display="false"/>
      <style:header-left style:display="false"/>
      <style:footer style:display="false"/>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Estimation" style:display-name="PageStyle_Estimation" style:page-layout-name="Mpm6">
      <style:header style:display="false"/>
      <style:header-left style:display="false"/>
      <style:footer style:display="false"/>
      <style:footer-left style:display="false"/>
    </style:master-page>
    <style:master-page style:name="PageStyle_5f_Plan" style:display-name="PageStyle_Plan" style:page-layout-name="Mpm3">
      <style:header style:display="false"/>
      <style:header-left style:display="false"/>
      <style:footer style:display="false"/>
      <style:footer-left style:display="false"/>
    </style:master-page>
    <style:master-page style:name="PageStyle_5f_Iterations" style:display-name="PageStyle_Iterations" style:page-layout-name="Mpm5">
      <style:header style:display="false"/>
      <style:header-left style:display="false"/>
      <style:footer style:display="false"/>
      <style:footer-left style:display="false"/>
    </style:master-page>
    <style:master-page style:name="PageStyle_5f_PlanSummary" style:display-name="PageStyle_PlanSummary" style:page-layout-name="Mpm6">
      <style:header style:display="false"/>
      <style:header-left style:display="false"/>
      <style:footer style:display="false"/>
      <style:footer-left style:display="false"/>
    </style:master-page>
    <style:master-page style:name="PageStyle_5f_Change_20_Log" style:display-name="PageStyle_Change Log" style:page-layout-name="Mpm8">
      <style:header style:display="false"/>
      <style:header-left style:display="false"/>
      <style:footer style:display="false"/>
      <style:footer-left style:display="false"/>
    </style:master-page>
    <style:master-page style:name="PageStyle_5f_Lessons" style:display-name="PageStyle_Lessons" style:page-layout-name="Mpm3">
      <style:header style:display="false"/>
      <style:header-left style:display="false"/>
      <style:footer style:display="false"/>
      <style:footer-left style:display="false"/>
    </style:master-page>
    <style:master-page style:name="PageStyle_5f_Time_20_Log" style:display-name="PageStyle_Time Log" style:page-layout-name="Mpm9">
      <style:header style:display="false"/>
      <style:header-left style:display="false"/>
      <style:footer style:display="false"/>
      <style:footer-left style:display="false"/>
    </style:master-page>
    <style:master-page style:name="PageStyle_5f_Source" style:display-name="PageStyle_Source" style:page-layout-name="Mpm7">
      <style:header style:display="false"/>
      <style:header-left style:display="false"/>
      <style:footer style:display="false"/>
      <style:footer-left style:display="false"/>
    </style:master-page>
    <style:master-page style:name="PageStyle_5f_Constants" style:display-name="PageStyle_Constants"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Umphress</meta:initial-creator>
    <meta:creation-date>2001-05-29T08:24:49</meta:creation-date>
    <dc:date>2017-02-13T21:45:18.527325364</dc:date>
    <meta:print-date>2017-01-30T08:16:03.800000000</meta:print-date>
    <meta:editing-cycles>17</meta:editing-cycles>
    <meta:editing-duration>PT3H56M28S</meta:editing-duration>
    <meta:generator>LibreOffice/5.1.2.2$Linux_X86_64 LibreOffice_project/10m0$Build-2</meta:generator>
    <meta:document-statistic meta:table-count="19" meta:cell-count="4691" meta:object-count="16"/>
  </office:meta>
</office:document-meta>
</file>